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raph [</text:p>
          </table:table-cell>
        </table:table-row>
        <table:table-row table:style-name="ro1"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Label</text:p>
          </table:table-cell>
          <table:table-cell/>
          <table:table-cell office:value-type="string" calcext:value-type="string">
            <text:p><text:s text:c="2"/>comment "Binary tree"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&quot;  node [ id &quot;&amp;[.A4]&amp;&quot; label 'Node &quot;&amp;[.B4]&amp;&quot;' ]&quot;" office:value-type="string" office:string-value="  node [ id 1 label 'Node 1' ]" calcext:value-type="string">
            <text:p><text:s text:c="2"/>node [ id 1 label 'Node 1' ]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/>
          <table:table-cell table:formula="of:=&quot;  node [ id &quot;&amp;[.A5]&amp;&quot; label 'Node &quot;&amp;[.B5]&amp;&quot;' ]&quot;" office:value-type="string" office:string-value="  node [ id 2 label 'Node 2' ]" calcext:value-type="string">
            <text:p><text:s text:c="2"/>node [ id 2 label 'Node 2' ]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&quot;  node [ id &quot;&amp;[.A6]&amp;&quot; label 'Node &quot;&amp;[.B6]&amp;&quot;' ]&quot;" office:value-type="string" office:string-value="  node [ id 3 label 'Node 3' ]" calcext:value-type="string">
            <text:p><text:s text:c="2"/>node [ id 3 label 'Node 3' ]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&quot;  node [ id &quot;&amp;[.A7]&amp;&quot; label 'Node &quot;&amp;[.B7]&amp;&quot;' ]&quot;" office:value-type="string" office:string-value="  node [ id 4 label 'Node 4' ]" calcext:value-type="string">
            <text:p><text:s text:c="2"/>node [ id 4 label 'Node 4' ]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table:formula="of:=&quot;  node [ id &quot;&amp;[.A8]&amp;&quot; label 'Node &quot;&amp;[.B8]&amp;&quot;' ]&quot;" office:value-type="string" office:string-value="  node [ id 5 label 'Node 5' ]" calcext:value-type="string">
            <text:p><text:s text:c="2"/>node [ id 5 label 'Node 5' ]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/>
          <table:table-cell table:formula="of:=&quot;  node [ id &quot;&amp;[.A9]&amp;&quot; label 'Node &quot;&amp;[.B9]&amp;&quot;' ]&quot;" office:value-type="string" office:string-value="  node [ id 6 label 'Node 6' ]" calcext:value-type="string">
            <text:p><text:s text:c="2"/>node [ id 6 label 'Node 6' ]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/>
          <table:table-cell table:formula="of:=&quot;  node [ id &quot;&amp;[.A10]&amp;&quot; label 'Node &quot;&amp;[.B10]&amp;&quot;' ]&quot;" office:value-type="string" office:string-value="  node [ id 7 label 'Node 7' ]" calcext:value-type="string">
            <text:p><text:s text:c="2"/>node [ id 7 label 'Node 7' ]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table:formula="of:=&quot;  node [ id &quot;&amp;[.A11]&amp;&quot; label 'Node &quot;&amp;[.B11]&amp;&quot;' ]&quot;" office:value-type="string" office:string-value="  node [ id 8 label 'Node 8' ]" calcext:value-type="string">
            <text:p><text:s text:c="2"/>node [ id 8 label 'Node 8' ]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/>
          <table:table-cell table:formula="of:=&quot;  node [ id &quot;&amp;[.A12]&amp;&quot; label 'Node &quot;&amp;[.B12]&amp;&quot;' ]&quot;" office:value-type="string" office:string-value="  node [ id 9 label 'Node 9' ]" calcext:value-type="string">
            <text:p><text:s text:c="2"/>node [ id 9 label 'Node 9' ]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  <table:table-cell table:formula="of:=&quot;  node [ id &quot;&amp;[.A13]&amp;&quot; label 'Node &quot;&amp;[.B13]&amp;&quot;' ]&quot;" office:value-type="string" office:string-value="  node [ id 10 label 'Node 10' ]" calcext:value-type="string">
            <text:p><text:s text:c="2"/>node [ id 10 label 'Node 10' ]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/>
          <table:table-cell table:formula="of:=&quot;  node [ id &quot;&amp;[.A14]&amp;&quot; label 'Node &quot;&amp;[.B14]&amp;&quot;' ]&quot;" office:value-type="string" office:string-value="  node [ id 11 label 'Node 11' ]" calcext:value-type="string">
            <text:p><text:s text:c="2"/>node [ id 11 label 'Node 11' ]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/>
          <table:table-cell table:formula="of:=&quot;  node [ id &quot;&amp;[.A15]&amp;&quot; label 'Node &quot;&amp;[.B15]&amp;&quot;' ]&quot;" office:value-type="string" office:string-value="  node [ id 12 label 'Node 12' ]" calcext:value-type="string">
            <text:p><text:s text:c="2"/>node [ id 12 label 'Node 12' ]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/>
          <table:table-cell table:formula="of:=&quot;  node [ id &quot;&amp;[.A16]&amp;&quot; label 'Node &quot;&amp;[.B16]&amp;&quot;' ]&quot;" office:value-type="string" office:string-value="  node [ id 13 label 'Node 13' ]" calcext:value-type="string">
            <text:p><text:s text:c="2"/>node [ id 13 label 'Node 13' ]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/>
          <table:table-cell table:formula="of:=&quot;  node [ id &quot;&amp;[.A17]&amp;&quot; label 'Node &quot;&amp;[.B17]&amp;&quot;' ]&quot;" office:value-type="string" office:string-value="  node [ id 14 label 'Node 14' ]" calcext:value-type="string">
            <text:p><text:s text:c="2"/>node [ id 14 label 'Node 14' ]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  <table:table-cell table:formula="of:=&quot;  node [ id &quot;&amp;[.A18]&amp;&quot; label 'Node &quot;&amp;[.B18]&amp;&quot;' ]&quot;" office:value-type="string" office:string-value="  node [ id 15 label 'Node 15' ]" calcext:value-type="string">
            <text:p><text:s text:c="2"/>node [ id 15 label 'Node 15' ]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/>
          <table:table-cell table:formula="of:=&quot;  node [ id &quot;&amp;[.A19]&amp;&quot; label 'Node &quot;&amp;[.B19]&amp;&quot;' ]&quot;" office:value-type="string" office:string-value="  node [ id 16 label 'Node 16' ]" calcext:value-type="string">
            <text:p><text:s text:c="2"/>node [ id 16 label 'Node 16' ]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/>
          <table:table-cell table:formula="of:=&quot;  node [ id &quot;&amp;[.A20]&amp;&quot; label 'Node &quot;&amp;[.B20]&amp;&quot;' ]&quot;" office:value-type="string" office:string-value="  node [ id 17 label 'Node 17' ]" calcext:value-type="string">
            <text:p><text:s text:c="2"/>node [ id 17 label 'Node 17' ]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/>
          <table:table-cell table:formula="of:=&quot;  node [ id &quot;&amp;[.A21]&amp;&quot; label 'Node &quot;&amp;[.B21]&amp;&quot;' ]&quot;" office:value-type="string" office:string-value="  node [ id 18 label 'Node 18' ]" calcext:value-type="string">
            <text:p><text:s text:c="2"/>node [ id 18 label 'Node 18' ]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/>
          <table:table-cell table:formula="of:=&quot;  node [ id &quot;&amp;[.A22]&amp;&quot; label 'Node &quot;&amp;[.B22]&amp;&quot;' ]&quot;" office:value-type="string" office:string-value="  node [ id 19 label 'Node 19' ]" calcext:value-type="string">
            <text:p><text:s text:c="2"/>node [ id 19 label 'Node 19' ]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/>
          <table:table-cell table:formula="of:=&quot;  node [ id &quot;&amp;[.A23]&amp;&quot; label 'Node &quot;&amp;[.B23]&amp;&quot;' ]&quot;" office:value-type="string" office:string-value="  node [ id 20 label 'Node 20' ]" calcext:value-type="string">
            <text:p><text:s text:c="2"/>node [ id 20 label 'Node 20' ]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/>
          <table:table-cell table:formula="of:=&quot;  node [ id &quot;&amp;[.A24]&amp;&quot; label 'Node &quot;&amp;[.B24]&amp;&quot;' ]&quot;" office:value-type="string" office:string-value="  node [ id 21 label 'Node 21' ]" calcext:value-type="string">
            <text:p><text:s text:c="2"/>node [ id 21 label 'Node 21' ]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/>
          <table:table-cell table:formula="of:=&quot;  node [ id &quot;&amp;[.A25]&amp;&quot; label 'Node &quot;&amp;[.B25]&amp;&quot;' ]&quot;" office:value-type="string" office:string-value="  node [ id 22 label 'Node 22' ]" calcext:value-type="string">
            <text:p><text:s text:c="2"/>node [ id 22 label 'Node 22' ]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/>
          <table:table-cell table:formula="of:=&quot;  node [ id &quot;&amp;[.A26]&amp;&quot; label 'Node &quot;&amp;[.B26]&amp;&quot;' ]&quot;" office:value-type="string" office:string-value="  node [ id 23 label 'Node 23' ]" calcext:value-type="string">
            <text:p><text:s text:c="2"/>node [ id 23 label 'Node 23' ]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/>
          <table:table-cell table:formula="of:=&quot;  node [ id &quot;&amp;[.A27]&amp;&quot; label 'Node &quot;&amp;[.B27]&amp;&quot;' ]&quot;" office:value-type="string" office:string-value="  node [ id 24 label 'Node 24' ]" calcext:value-type="string">
            <text:p><text:s text:c="2"/>node [ id 24 label 'Node 24' ]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/>
          <table:table-cell table:formula="of:=&quot;  node [ id &quot;&amp;[.A28]&amp;&quot; label 'Node &quot;&amp;[.B28]&amp;&quot;' ]&quot;" office:value-type="string" office:string-value="  node [ id 25 label 'Node 25' ]" calcext:value-type="string">
            <text:p><text:s text:c="2"/>node [ id 25 label 'Node 25' ]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/>
          <table:table-cell table:formula="of:=&quot;  node [ id &quot;&amp;[.A29]&amp;&quot; label 'Node &quot;&amp;[.B29]&amp;&quot;' ]&quot;" office:value-type="string" office:string-value="  node [ id 26 label 'Node 26' ]" calcext:value-type="string">
            <text:p><text:s text:c="2"/>node [ id 26 label 'Node 26' ]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/>
          <table:table-cell table:formula="of:=&quot;  node [ id &quot;&amp;[.A30]&amp;&quot; label 'Node &quot;&amp;[.B30]&amp;&quot;' ]&quot;" office:value-type="string" office:string-value="  node [ id 27 label 'Node 27' ]" calcext:value-type="string">
            <text:p><text:s text:c="2"/>node [ id 27 label 'Node 27' ]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/>
          <table:table-cell table:formula="of:=&quot;  node [ id &quot;&amp;[.A31]&amp;&quot; label 'Node &quot;&amp;[.B31]&amp;&quot;' ]&quot;" office:value-type="string" office:string-value="  node [ id 28 label 'Node 28' ]" calcext:value-type="string">
            <text:p><text:s text:c="2"/>node [ id 28 label 'Node 28' ]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/>
          <table:table-cell table:formula="of:=&quot;  node [ id &quot;&amp;[.A32]&amp;&quot; label 'Node &quot;&amp;[.B32]&amp;&quot;' ]&quot;" office:value-type="string" office:string-value="  node [ id 29 label 'Node 29' ]" calcext:value-type="string">
            <text:p><text:s text:c="2"/>node [ id 29 label 'Node 29' ]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/>
          <table:table-cell table:formula="of:=&quot;  node [ id &quot;&amp;[.A33]&amp;&quot; label 'Node &quot;&amp;[.B33]&amp;&quot;' ]&quot;" office:value-type="string" office:string-value="  node [ id 30 label 'Node 30' ]" calcext:value-type="string">
            <text:p><text:s text:c="2"/>node [ id 30 label 'Node 30' ]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/>
          <table:table-cell table:formula="of:=&quot;  node [ id &quot;&amp;[.A34]&amp;&quot; label 'Node &quot;&amp;[.B34]&amp;&quot;' ]&quot;" office:value-type="string" office:string-value="  node [ id 31 label 'Node 31' ]" calcext:value-type="string">
            <text:p><text:s text:c="2"/>node [ id 31 label 'Node 31' ]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/>
          <table:table-cell table:formula="of:=&quot;  node [ id &quot;&amp;[.A35]&amp;&quot; label 'Node &quot;&amp;[.B35]&amp;&quot;' ]&quot;" office:value-type="string" office:string-value="  node [ id 32 label 'Node 32' ]" calcext:value-type="string">
            <text:p><text:s text:c="2"/>node [ id 32 label 'Node 32' ]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/>
          <table:table-cell table:formula="of:=&quot;  node [ id &quot;&amp;[.A36]&amp;&quot; label 'Node &quot;&amp;[.B36]&amp;&quot;' ]&quot;" office:value-type="string" office:string-value="  node [ id 33 label 'Node 33' ]" calcext:value-type="string">
            <text:p><text:s text:c="2"/>node [ id 33 label 'Node 33' ]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/>
          <table:table-cell table:formula="of:=&quot;  node [ id &quot;&amp;[.A37]&amp;&quot; label 'Node &quot;&amp;[.B37]&amp;&quot;' ]&quot;" office:value-type="string" office:string-value="  node [ id 34 label 'Node 34' ]" calcext:value-type="string">
            <text:p><text:s text:c="2"/>node [ id 34 label 'Node 34' ]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/>
          <table:table-cell table:formula="of:=&quot;  node [ id &quot;&amp;[.A38]&amp;&quot; label 'Node &quot;&amp;[.B38]&amp;&quot;' ]&quot;" office:value-type="string" office:string-value="  node [ id 35 label 'Node 35' ]" calcext:value-type="string">
            <text:p><text:s text:c="2"/>node [ id 35 label 'Node 35' ]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/>
          <table:table-cell table:formula="of:=&quot;  node [ id &quot;&amp;[.A39]&amp;&quot; label 'Node &quot;&amp;[.B39]&amp;&quot;' ]&quot;" office:value-type="string" office:string-value="  node [ id 36 label 'Node 36' ]" calcext:value-type="string">
            <text:p><text:s text:c="2"/>node [ id 36 label 'Node 36' ]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/>
          <table:table-cell table:formula="of:=&quot;  node [ id &quot;&amp;[.A40]&amp;&quot; label 'Node &quot;&amp;[.B40]&amp;&quot;' ]&quot;" office:value-type="string" office:string-value="  node [ id 37 label 'Node 37' ]" calcext:value-type="string">
            <text:p><text:s text:c="2"/>node [ id 37 label 'Node 37' ]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/>
          <table:table-cell table:formula="of:=&quot;  node [ id &quot;&amp;[.A41]&amp;&quot; label 'Node &quot;&amp;[.B41]&amp;&quot;' ]&quot;" office:value-type="string" office:string-value="  node [ id 38 label 'Node 38' ]" calcext:value-type="string">
            <text:p><text:s text:c="2"/>node [ id 38 label 'Node 38' ]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/>
          <table:table-cell table:formula="of:=&quot;  node [ id &quot;&amp;[.A42]&amp;&quot; label 'Node &quot;&amp;[.B42]&amp;&quot;' ]&quot;" office:value-type="string" office:string-value="  node [ id 39 label 'Node 39' ]" calcext:value-type="string">
            <text:p><text:s text:c="2"/>node [ id 39 label 'Node 39' ]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/>
          <table:table-cell table:formula="of:=&quot;  node [ id &quot;&amp;[.A43]&amp;&quot; label 'Node &quot;&amp;[.B43]&amp;&quot;' ]&quot;" office:value-type="string" office:string-value="  node [ id 40 label 'Node 40' ]" calcext:value-type="string">
            <text:p><text:s text:c="2"/>node [ id 40 label 'Node 40' ]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/>
          <table:table-cell table:formula="of:=&quot;  node [ id &quot;&amp;[.A44]&amp;&quot; label 'Node &quot;&amp;[.B44]&amp;&quot;' ]&quot;" office:value-type="string" office:string-value="  node [ id 41 label 'Node 41' ]" calcext:value-type="string">
            <text:p><text:s text:c="2"/>node [ id 41 label 'Node 41' ]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/>
          <table:table-cell table:formula="of:=&quot;  node [ id &quot;&amp;[.A45]&amp;&quot; label 'Node &quot;&amp;[.B45]&amp;&quot;' ]&quot;" office:value-type="string" office:string-value="  node [ id 42 label 'Node 42' ]" calcext:value-type="string">
            <text:p><text:s text:c="2"/>node [ id 42 label 'Node 42' ]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/>
          <table:table-cell table:formula="of:=&quot;  node [ id &quot;&amp;[.A46]&amp;&quot; label 'Node &quot;&amp;[.B46]&amp;&quot;' ]&quot;" office:value-type="string" office:string-value="  node [ id 43 label 'Node 43' ]" calcext:value-type="string">
            <text:p><text:s text:c="2"/>node [ id 43 label 'Node 43' ]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/>
          <table:table-cell table:formula="of:=&quot;  node [ id &quot;&amp;[.A47]&amp;&quot; label 'Node &quot;&amp;[.B47]&amp;&quot;' ]&quot;" office:value-type="string" office:string-value="  node [ id 44 label 'Node 44' ]" calcext:value-type="string">
            <text:p><text:s text:c="2"/>node [ id 44 label 'Node 44' ]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/>
          <table:table-cell table:formula="of:=&quot;  node [ id &quot;&amp;[.A48]&amp;&quot; label 'Node &quot;&amp;[.B48]&amp;&quot;' ]&quot;" office:value-type="string" office:string-value="  node [ id 45 label 'Node 45' ]" calcext:value-type="string">
            <text:p><text:s text:c="2"/>node [ id 45 label 'Node 45' ]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/>
          <table:table-cell table:formula="of:=&quot;  node [ id &quot;&amp;[.A49]&amp;&quot; label 'Node &quot;&amp;[.B49]&amp;&quot;' ]&quot;" office:value-type="string" office:string-value="  node [ id 46 label 'Node 46' ]" calcext:value-type="string">
            <text:p><text:s text:c="2"/>node [ id 46 label 'Node 46' ]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/>
          <table:table-cell table:formula="of:=&quot;  node [ id &quot;&amp;[.A50]&amp;&quot; label 'Node &quot;&amp;[.B50]&amp;&quot;' ]&quot;" office:value-type="string" office:string-value="  node [ id 47 label 'Node 47' ]" calcext:value-type="string">
            <text:p><text:s text:c="2"/>node [ id 47 label 'Node 47' ]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/>
          <table:table-cell table:formula="of:=&quot;  node [ id &quot;&amp;[.A51]&amp;&quot; label 'Node &quot;&amp;[.B51]&amp;&quot;' ]&quot;" office:value-type="string" office:string-value="  node [ id 48 label 'Node 48' ]" calcext:value-type="string">
            <text:p><text:s text:c="2"/>node [ id 48 label 'Node 48' ]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/>
          <table:table-cell table:formula="of:=&quot;  node [ id &quot;&amp;[.A52]&amp;&quot; label 'Node &quot;&amp;[.B52]&amp;&quot;' ]&quot;" office:value-type="string" office:string-value="  node [ id 49 label 'Node 49' ]" calcext:value-type="string">
            <text:p><text:s text:c="2"/>node [ id 49 label 'Node 49' ]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/>
          <table:table-cell table:formula="of:=&quot;  node [ id &quot;&amp;[.A53]&amp;&quot; label 'Node &quot;&amp;[.B53]&amp;&quot;' ]&quot;" office:value-type="string" office:string-value="  node [ id 50 label 'Node 50' ]" calcext:value-type="string">
            <text:p><text:s text:c="2"/>node [ id 50 label 'Node 50' ]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/>
          <table:table-cell table:formula="of:=&quot;  node [ id &quot;&amp;[.A54]&amp;&quot; label 'Node &quot;&amp;[.B54]&amp;&quot;' ]&quot;" office:value-type="string" office:string-value="  node [ id 51 label 'Node 51' ]" calcext:value-type="string">
            <text:p><text:s text:c="2"/>node [ id 51 label 'Node 51' ]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/>
          <table:table-cell table:formula="of:=&quot;  node [ id &quot;&amp;[.A55]&amp;&quot; label 'Node &quot;&amp;[.B55]&amp;&quot;' ]&quot;" office:value-type="string" office:string-value="  node [ id 52 label 'Node 52' ]" calcext:value-type="string">
            <text:p><text:s text:c="2"/>node [ id 52 label 'Node 52' ]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/>
          <table:table-cell table:formula="of:=&quot;  node [ id &quot;&amp;[.A56]&amp;&quot; label 'Node &quot;&amp;[.B56]&amp;&quot;' ]&quot;" office:value-type="string" office:string-value="  node [ id 53 label 'Node 53' ]" calcext:value-type="string">
            <text:p><text:s text:c="2"/>node [ id 53 label 'Node 53' ]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/>
          <table:table-cell table:formula="of:=&quot;  node [ id &quot;&amp;[.A57]&amp;&quot; label 'Node &quot;&amp;[.B57]&amp;&quot;' ]&quot;" office:value-type="string" office:string-value="  node [ id 54 label 'Node 54' ]" calcext:value-type="string">
            <text:p><text:s text:c="2"/>node [ id 54 label 'Node 54' ]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/>
          <table:table-cell table:formula="of:=&quot;  node [ id &quot;&amp;[.A58]&amp;&quot; label 'Node &quot;&amp;[.B58]&amp;&quot;' ]&quot;" office:value-type="string" office:string-value="  node [ id 55 label 'Node 55' ]" calcext:value-type="string">
            <text:p><text:s text:c="2"/>node [ id 55 label 'Node 55' ]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/>
          <table:table-cell table:formula="of:=&quot;  node [ id &quot;&amp;[.A59]&amp;&quot; label 'Node &quot;&amp;[.B59]&amp;&quot;' ]&quot;" office:value-type="string" office:string-value="  node [ id 56 label 'Node 56' ]" calcext:value-type="string">
            <text:p><text:s text:c="2"/>node [ id 56 label 'Node 56' ]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/>
          <table:table-cell table:formula="of:=&quot;  node [ id &quot;&amp;[.A60]&amp;&quot; label 'Node &quot;&amp;[.B60]&amp;&quot;' ]&quot;" office:value-type="string" office:string-value="  node [ id 57 label 'Node 57' ]" calcext:value-type="string">
            <text:p><text:s text:c="2"/>node [ id 57 label 'Node 57' ]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/>
          <table:table-cell table:formula="of:=&quot;  node [ id &quot;&amp;[.A61]&amp;&quot; label 'Node &quot;&amp;[.B61]&amp;&quot;' ]&quot;" office:value-type="string" office:string-value="  node [ id 58 label 'Node 58' ]" calcext:value-type="string">
            <text:p><text:s text:c="2"/>node [ id 58 label 'Node 58' ]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/>
          <table:table-cell table:formula="of:=&quot;  node [ id &quot;&amp;[.A62]&amp;&quot; label 'Node &quot;&amp;[.B62]&amp;&quot;' ]&quot;" office:value-type="string" office:string-value="  node [ id 59 label 'Node 59' ]" calcext:value-type="string">
            <text:p><text:s text:c="2"/>node [ id 59 label 'Node 59' ]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/>
          <table:table-cell table:formula="of:=&quot;  node [ id &quot;&amp;[.A63]&amp;&quot; label 'Node &quot;&amp;[.B63]&amp;&quot;' ]&quot;" office:value-type="string" office:string-value="  node [ id 60 label 'Node 60' ]" calcext:value-type="string">
            <text:p><text:s text:c="2"/>node [ id 60 label 'Node 60' ]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/>
          <table:table-cell table:formula="of:=&quot;  node [ id &quot;&amp;[.A64]&amp;&quot; label 'Node &quot;&amp;[.B64]&amp;&quot;' ]&quot;" office:value-type="string" office:string-value="  node [ id 61 label 'Node 61' ]" calcext:value-type="string">
            <text:p><text:s text:c="2"/>node [ id 61 label 'Node 61' ]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/>
          <table:table-cell table:formula="of:=&quot;  node [ id &quot;&amp;[.A65]&amp;&quot; label 'Node &quot;&amp;[.B65]&amp;&quot;' ]&quot;" office:value-type="string" office:string-value="  node [ id 62 label 'Node 62' ]" calcext:value-type="string">
            <text:p><text:s text:c="2"/>node [ id 62 label 'Node 62' ]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/>
          <table:table-cell table:formula="of:=&quot;  node [ id &quot;&amp;[.A66]&amp;&quot; label 'Node &quot;&amp;[.B66]&amp;&quot;' ]&quot;" office:value-type="string" office:string-value="  node [ id 63 label 'Node 63' ]" calcext:value-type="string">
            <text:p><text:s text:c="2"/>node [ id 63 label 'Node 63' ]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/>
          <table:table-cell table:formula="of:=&quot;  node [ id &quot;&amp;[.A67]&amp;&quot; label 'Node &quot;&amp;[.B67]&amp;&quot;' ]&quot;" office:value-type="string" office:string-value="  node [ id 64 label 'Node 64' ]" calcext:value-type="string">
            <text:p><text:s text:c="2"/>node [ id 64 label 'Node 64' ]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/>
          <table:table-cell table:formula="of:=&quot;  node [ id &quot;&amp;[.A68]&amp;&quot; label 'Node &quot;&amp;[.B68]&amp;&quot;' ]&quot;" office:value-type="string" office:string-value="  node [ id 65 label 'Node 65' ]" calcext:value-type="string">
            <text:p><text:s text:c="2"/>node [ id 65 label 'Node 65' ]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/>
          <table:table-cell table:formula="of:=&quot;  node [ id &quot;&amp;[.A69]&amp;&quot; label 'Node &quot;&amp;[.B69]&amp;&quot;' ]&quot;" office:value-type="string" office:string-value="  node [ id 66 label 'Node 66' ]" calcext:value-type="string">
            <text:p><text:s text:c="2"/>node [ id 66 label 'Node 66' ]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/>
          <table:table-cell table:formula="of:=&quot;  node [ id &quot;&amp;[.A70]&amp;&quot; label 'Node &quot;&amp;[.B70]&amp;&quot;' ]&quot;" office:value-type="string" office:string-value="  node [ id 67 label 'Node 67' ]" calcext:value-type="string">
            <text:p><text:s text:c="2"/>node [ id 67 label 'Node 67' ]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/>
          <table:table-cell table:formula="of:=&quot;  node [ id &quot;&amp;[.A71]&amp;&quot; label 'Node &quot;&amp;[.B71]&amp;&quot;' ]&quot;" office:value-type="string" office:string-value="  node [ id 68 label 'Node 68' ]" calcext:value-type="string">
            <text:p><text:s text:c="2"/>node [ id 68 label 'Node 68' ]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/>
          <table:table-cell table:formula="of:=&quot;  node [ id &quot;&amp;[.A72]&amp;&quot; label 'Node &quot;&amp;[.B72]&amp;&quot;' ]&quot;" office:value-type="string" office:string-value="  node [ id 69 label 'Node 69' ]" calcext:value-type="string">
            <text:p><text:s text:c="2"/>node [ id 69 label 'Node 69' ]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/>
          <table:table-cell table:formula="of:=&quot;  node [ id &quot;&amp;[.A73]&amp;&quot; label 'Node &quot;&amp;[.B73]&amp;&quot;' ]&quot;" office:value-type="string" office:string-value="  node [ id 70 label 'Node 70' ]" calcext:value-type="string">
            <text:p><text:s text:c="2"/>node [ id 70 label 'Node 70' ]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/>
          <table:table-cell table:formula="of:=&quot;  node [ id &quot;&amp;[.A74]&amp;&quot; label 'Node &quot;&amp;[.B74]&amp;&quot;' ]&quot;" office:value-type="string" office:string-value="  node [ id 71 label 'Node 71' ]" calcext:value-type="string">
            <text:p><text:s text:c="2"/>node [ id 71 label 'Node 71' ]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/>
          <table:table-cell table:formula="of:=&quot;  node [ id &quot;&amp;[.A75]&amp;&quot; label 'Node &quot;&amp;[.B75]&amp;&quot;' ]&quot;" office:value-type="string" office:string-value="  node [ id 72 label 'Node 72' ]" calcext:value-type="string">
            <text:p><text:s text:c="2"/>node [ id 72 label 'Node 72' ]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/>
          <table:table-cell table:formula="of:=&quot;  node [ id &quot;&amp;[.A76]&amp;&quot; label 'Node &quot;&amp;[.B76]&amp;&quot;' ]&quot;" office:value-type="string" office:string-value="  node [ id 73 label 'Node 73' ]" calcext:value-type="string">
            <text:p><text:s text:c="2"/>node [ id 73 label 'Node 73' ]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/>
          <table:table-cell table:formula="of:=&quot;  node [ id &quot;&amp;[.A77]&amp;&quot; label 'Node &quot;&amp;[.B77]&amp;&quot;' ]&quot;" office:value-type="string" office:string-value="  node [ id 74 label 'Node 74' ]" calcext:value-type="string">
            <text:p><text:s text:c="2"/>node [ id 74 label 'Node 74' ]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/>
          <table:table-cell table:formula="of:=&quot;  node [ id &quot;&amp;[.A78]&amp;&quot; label 'Node &quot;&amp;[.B78]&amp;&quot;' ]&quot;" office:value-type="string" office:string-value="  node [ id 75 label 'Node 75' ]" calcext:value-type="string">
            <text:p><text:s text:c="2"/>node [ id 75 label 'Node 75' ]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/>
          <table:table-cell table:formula="of:=&quot;  node [ id &quot;&amp;[.A79]&amp;&quot; label 'Node &quot;&amp;[.B79]&amp;&quot;' ]&quot;" office:value-type="string" office:string-value="  node [ id 76 label 'Node 76' ]" calcext:value-type="string">
            <text:p><text:s text:c="2"/>node [ id 76 label 'Node 76' ]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/>
          <table:table-cell table:formula="of:=&quot;  node [ id &quot;&amp;[.A80]&amp;&quot; label 'Node &quot;&amp;[.B80]&amp;&quot;' ]&quot;" office:value-type="string" office:string-value="  node [ id 77 label 'Node 77' ]" calcext:value-type="string">
            <text:p><text:s text:c="2"/>node [ id 77 label 'Node 77' ]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/>
          <table:table-cell table:formula="of:=&quot;  node [ id &quot;&amp;[.A81]&amp;&quot; label 'Node &quot;&amp;[.B81]&amp;&quot;' ]&quot;" office:value-type="string" office:string-value="  node [ id 78 label 'Node 78' ]" calcext:value-type="string">
            <text:p><text:s text:c="2"/>node [ id 78 label 'Node 78' ]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/>
          <table:table-cell table:formula="of:=&quot;  node [ id &quot;&amp;[.A82]&amp;&quot; label 'Node &quot;&amp;[.B82]&amp;&quot;' ]&quot;" office:value-type="string" office:string-value="  node [ id 79 label 'Node 79' ]" calcext:value-type="string">
            <text:p><text:s text:c="2"/>node [ id 79 label 'Node 79' ]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/>
          <table:table-cell table:formula="of:=&quot;  node [ id &quot;&amp;[.A83]&amp;&quot; label 'Node &quot;&amp;[.B83]&amp;&quot;' ]&quot;" office:value-type="string" office:string-value="  node [ id 80 label 'Node 80' ]" calcext:value-type="string">
            <text:p><text:s text:c="2"/>node [ id 80 label 'Node 80' ]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/>
          <table:table-cell table:formula="of:=&quot;  node [ id &quot;&amp;[.A84]&amp;&quot; label 'Node &quot;&amp;[.B84]&amp;&quot;' ]&quot;" office:value-type="string" office:string-value="  node [ id 81 label 'Node 81' ]" calcext:value-type="string">
            <text:p><text:s text:c="2"/>node [ id 81 label 'Node 81' ]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/>
          <table:table-cell table:formula="of:=&quot;  node [ id &quot;&amp;[.A85]&amp;&quot; label 'Node &quot;&amp;[.B85]&amp;&quot;' ]&quot;" office:value-type="string" office:string-value="  node [ id 82 label 'Node 82' ]" calcext:value-type="string">
            <text:p><text:s text:c="2"/>node [ id 82 label 'Node 82' ]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/>
          <table:table-cell table:formula="of:=&quot;  node [ id &quot;&amp;[.A86]&amp;&quot; label 'Node &quot;&amp;[.B86]&amp;&quot;' ]&quot;" office:value-type="string" office:string-value="  node [ id 83 label 'Node 83' ]" calcext:value-type="string">
            <text:p><text:s text:c="2"/>node [ id 83 label 'Node 83' ]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/>
          <table:table-cell table:formula="of:=&quot;  node [ id &quot;&amp;[.A87]&amp;&quot; label 'Node &quot;&amp;[.B87]&amp;&quot;' ]&quot;" office:value-type="string" office:string-value="  node [ id 84 label 'Node 84' ]" calcext:value-type="string">
            <text:p><text:s text:c="2"/>node [ id 84 label 'Node 84' ]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/>
          <table:table-cell table:formula="of:=&quot;  node [ id &quot;&amp;[.A88]&amp;&quot; label 'Node &quot;&amp;[.B88]&amp;&quot;' ]&quot;" office:value-type="string" office:string-value="  node [ id 85 label 'Node 85' ]" calcext:value-type="string">
            <text:p><text:s text:c="2"/>node [ id 85 label 'Node 85' ]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/>
          <table:table-cell table:formula="of:=&quot;  node [ id &quot;&amp;[.A89]&amp;&quot; label 'Node &quot;&amp;[.B89]&amp;&quot;' ]&quot;" office:value-type="string" office:string-value="  node [ id 86 label 'Node 86' ]" calcext:value-type="string">
            <text:p><text:s text:c="2"/>node [ id 86 label 'Node 86' ]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/>
          <table:table-cell table:formula="of:=&quot;  node [ id &quot;&amp;[.A90]&amp;&quot; label 'Node &quot;&amp;[.B90]&amp;&quot;' ]&quot;" office:value-type="string" office:string-value="  node [ id 87 label 'Node 87' ]" calcext:value-type="string">
            <text:p><text:s text:c="2"/>node [ id 87 label 'Node 87' ]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/>
          <table:table-cell table:formula="of:=&quot;  node [ id &quot;&amp;[.A91]&amp;&quot; label 'Node &quot;&amp;[.B91]&amp;&quot;' ]&quot;" office:value-type="string" office:string-value="  node [ id 88 label 'Node 88' ]" calcext:value-type="string">
            <text:p><text:s text:c="2"/>node [ id 88 label 'Node 88' ]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/>
          <table:table-cell table:formula="of:=&quot;  node [ id &quot;&amp;[.A92]&amp;&quot; label 'Node &quot;&amp;[.B92]&amp;&quot;' ]&quot;" office:value-type="string" office:string-value="  node [ id 89 label 'Node 89' ]" calcext:value-type="string">
            <text:p><text:s text:c="2"/>node [ id 89 label 'Node 89' ]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/>
          <table:table-cell table:formula="of:=&quot;  node [ id &quot;&amp;[.A93]&amp;&quot; label 'Node &quot;&amp;[.B93]&amp;&quot;' ]&quot;" office:value-type="string" office:string-value="  node [ id 90 label 'Node 90' ]" calcext:value-type="string">
            <text:p><text:s text:c="2"/>node [ id 90 label 'Node 90' ]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/>
          <table:table-cell table:formula="of:=&quot;  node [ id &quot;&amp;[.A94]&amp;&quot; label 'Node &quot;&amp;[.B94]&amp;&quot;' ]&quot;" office:value-type="string" office:string-value="  node [ id 91 label 'Node 91' ]" calcext:value-type="string">
            <text:p><text:s text:c="2"/>node [ id 91 label 'Node 91' ]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/>
          <table:table-cell table:formula="of:=&quot;  node [ id &quot;&amp;[.A95]&amp;&quot; label 'Node &quot;&amp;[.B95]&amp;&quot;' ]&quot;" office:value-type="string" office:string-value="  node [ id 92 label 'Node 92' ]" calcext:value-type="string">
            <text:p><text:s text:c="2"/>node [ id 92 label 'Node 92' ]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/>
          <table:table-cell table:formula="of:=&quot;  node [ id &quot;&amp;[.A96]&amp;&quot; label 'Node &quot;&amp;[.B96]&amp;&quot;' ]&quot;" office:value-type="string" office:string-value="  node [ id 93 label 'Node 93' ]" calcext:value-type="string">
            <text:p><text:s text:c="2"/>node [ id 93 label 'Node 93' ]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/>
          <table:table-cell table:formula="of:=&quot;  node [ id &quot;&amp;[.A97]&amp;&quot; label 'Node &quot;&amp;[.B97]&amp;&quot;' ]&quot;" office:value-type="string" office:string-value="  node [ id 94 label 'Node 94' ]" calcext:value-type="string">
            <text:p><text:s text:c="2"/>node [ id 94 label 'Node 94' ]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/>
          <table:table-cell table:formula="of:=&quot;  node [ id &quot;&amp;[.A98]&amp;&quot; label 'Node &quot;&amp;[.B98]&amp;&quot;' ]&quot;" office:value-type="string" office:string-value="  node [ id 95 label 'Node 95' ]" calcext:value-type="string">
            <text:p><text:s text:c="2"/>node [ id 95 label 'Node 95' ]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/>
          <table:table-cell table:formula="of:=&quot;  node [ id &quot;&amp;[.A99]&amp;&quot; label 'Node &quot;&amp;[.B99]&amp;&quot;' ]&quot;" office:value-type="string" office:string-value="  node [ id 96 label 'Node 96' ]" calcext:value-type="string">
            <text:p><text:s text:c="2"/>node [ id 96 label 'Node 96' ]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/>
          <table:table-cell table:formula="of:=&quot;  node [ id &quot;&amp;[.A100]&amp;&quot; label 'Node &quot;&amp;[.B100]&amp;&quot;' ]&quot;" office:value-type="string" office:string-value="  node [ id 97 label 'Node 97' ]" calcext:value-type="string">
            <text:p><text:s text:c="2"/>node [ id 97 label 'Node 97' ]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/>
          <table:table-cell table:formula="of:=&quot;  node [ id &quot;&amp;[.A101]&amp;&quot; label 'Node &quot;&amp;[.B101]&amp;&quot;' ]&quot;" office:value-type="string" office:string-value="  node [ id 98 label 'Node 98' ]" calcext:value-type="string">
            <text:p><text:s text:c="2"/>node [ id 98 label 'Node 98' ]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/>
          <table:table-cell table:formula="of:=&quot;  node [ id &quot;&amp;[.A102]&amp;&quot; label 'Node &quot;&amp;[.B102]&amp;&quot;' ]&quot;" office:value-type="string" office:string-value="  node [ id 99 label 'Node 99' ]" calcext:value-type="string">
            <text:p><text:s text:c="2"/>node [ id 99 label 'Node 99' ]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/>
          <table:table-cell table:formula="of:=&quot;  node [ id &quot;&amp;[.A103]&amp;&quot; label 'Node &quot;&amp;[.B103]&amp;&quot;' ]&quot;" office:value-type="string" office:string-value="  node [ id 100 label 'Node 100' ]" calcext:value-type="string">
            <text:p><text:s text:c="2"/>node [ id 100 label 'Node 100' ]</text:p>
          </table:table-cell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/>
          <table:table-cell table:formula="of:=&quot;  node [ id &quot;&amp;[.A104]&amp;&quot; label 'Node &quot;&amp;[.B104]&amp;&quot;' ]&quot;" office:value-type="string" office:string-value="  node [ id 101 label 'Node 101' ]" calcext:value-type="string">
            <text:p><text:s text:c="2"/>node [ id 101 label 'Node 101' ]</text:p>
          </table:table-cell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/>
          <table:table-cell table:formula="of:=&quot;  node [ id &quot;&amp;[.A105]&amp;&quot; label 'Node &quot;&amp;[.B105]&amp;&quot;' ]&quot;" office:value-type="string" office:string-value="  node [ id 102 label 'Node 102' ]" calcext:value-type="string">
            <text:p><text:s text:c="2"/>node [ id 102 label 'Node 102' ]</text:p>
          </table:table-cell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/>
          <table:table-cell table:formula="of:=&quot;  node [ id &quot;&amp;[.A106]&amp;&quot; label 'Node &quot;&amp;[.B106]&amp;&quot;' ]&quot;" office:value-type="string" office:string-value="  node [ id 103 label 'Node 103' ]" calcext:value-type="string">
            <text:p><text:s text:c="2"/>node [ id 103 label 'Node 103' ]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/>
          <table:table-cell table:formula="of:=&quot;  node [ id &quot;&amp;[.A107]&amp;&quot; label 'Node &quot;&amp;[.B107]&amp;&quot;' ]&quot;" office:value-type="string" office:string-value="  node [ id 104 label 'Node 104' ]" calcext:value-type="string">
            <text:p><text:s text:c="2"/>node [ id 104 label 'Node 104' ]</text:p>
          </table:table-cell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/>
          <table:table-cell table:formula="of:=&quot;  node [ id &quot;&amp;[.A108]&amp;&quot; label 'Node &quot;&amp;[.B108]&amp;&quot;' ]&quot;" office:value-type="string" office:string-value="  node [ id 105 label 'Node 105' ]" calcext:value-type="string">
            <text:p><text:s text:c="2"/>node [ id 105 label 'Node 105' ]</text:p>
          </table:table-cell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/>
          <table:table-cell table:formula="of:=&quot;  node [ id &quot;&amp;[.A109]&amp;&quot; label 'Node &quot;&amp;[.B109]&amp;&quot;' ]&quot;" office:value-type="string" office:string-value="  node [ id 106 label 'Node 106' ]" calcext:value-type="string">
            <text:p><text:s text:c="2"/>node [ id 106 label 'Node 106' ]</text:p>
          </table:table-cell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/>
          <table:table-cell table:formula="of:=&quot;  node [ id &quot;&amp;[.A110]&amp;&quot; label 'Node &quot;&amp;[.B110]&amp;&quot;' ]&quot;" office:value-type="string" office:string-value="  node [ id 107 label 'Node 107' ]" calcext:value-type="string">
            <text:p><text:s text:c="2"/>node [ id 107 label 'Node 107' ]</text:p>
          </table:table-cell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/>
          <table:table-cell table:formula="of:=&quot;  node [ id &quot;&amp;[.A111]&amp;&quot; label 'Node &quot;&amp;[.B111]&amp;&quot;' ]&quot;" office:value-type="string" office:string-value="  node [ id 108 label 'Node 108' ]" calcext:value-type="string">
            <text:p><text:s text:c="2"/>node [ id 108 label 'Node 108' ]</text:p>
          </table:table-cell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/>
          <table:table-cell table:formula="of:=&quot;  node [ id &quot;&amp;[.A112]&amp;&quot; label 'Node &quot;&amp;[.B112]&amp;&quot;' ]&quot;" office:value-type="string" office:string-value="  node [ id 109 label 'Node 109' ]" calcext:value-type="string">
            <text:p><text:s text:c="2"/>node [ id 109 label 'Node 109' ]</text:p>
          </table:table-cell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/>
          <table:table-cell table:formula="of:=&quot;  node [ id &quot;&amp;[.A113]&amp;&quot; label 'Node &quot;&amp;[.B113]&amp;&quot;' ]&quot;" office:value-type="string" office:string-value="  node [ id 110 label 'Node 110' ]" calcext:value-type="string">
            <text:p><text:s text:c="2"/>node [ id 110 label 'Node 110' ]</text:p>
          </table:table-cell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/>
          <table:table-cell table:formula="of:=&quot;  node [ id &quot;&amp;[.A114]&amp;&quot; label 'Node &quot;&amp;[.B114]&amp;&quot;' ]&quot;" office:value-type="string" office:string-value="  node [ id 111 label 'Node 111' ]" calcext:value-type="string">
            <text:p><text:s text:c="2"/>node [ id 111 label 'Node 111' ]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/>
          <table:table-cell table:formula="of:=&quot;  node [ id &quot;&amp;[.A115]&amp;&quot; label 'Node &quot;&amp;[.B115]&amp;&quot;' ]&quot;" office:value-type="string" office:string-value="  node [ id 112 label 'Node 112' ]" calcext:value-type="string">
            <text:p><text:s text:c="2"/>node [ id 112 label 'Node 112' ]</text:p>
          </table:table-cell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/>
          <table:table-cell table:formula="of:=&quot;  node [ id &quot;&amp;[.A116]&amp;&quot; label 'Node &quot;&amp;[.B116]&amp;&quot;' ]&quot;" office:value-type="string" office:string-value="  node [ id 113 label 'Node 113' ]" calcext:value-type="string">
            <text:p><text:s text:c="2"/>node [ id 113 label 'Node 113' ]</text:p>
          </table:table-cell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/>
          <table:table-cell table:formula="of:=&quot;  node [ id &quot;&amp;[.A117]&amp;&quot; label 'Node &quot;&amp;[.B117]&amp;&quot;' ]&quot;" office:value-type="string" office:string-value="  node [ id 114 label 'Node 114' ]" calcext:value-type="string">
            <text:p><text:s text:c="2"/>node [ id 114 label 'Node 114' ]</text:p>
          </table:table-cell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/>
          <table:table-cell table:formula="of:=&quot;  node [ id &quot;&amp;[.A118]&amp;&quot; label 'Node &quot;&amp;[.B118]&amp;&quot;' ]&quot;" office:value-type="string" office:string-value="  node [ id 115 label 'Node 115' ]" calcext:value-type="string">
            <text:p><text:s text:c="2"/>node [ id 115 label 'Node 115' ]</text:p>
          </table:table-cell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/>
          <table:table-cell table:formula="of:=&quot;  node [ id &quot;&amp;[.A119]&amp;&quot; label 'Node &quot;&amp;[.B119]&amp;&quot;' ]&quot;" office:value-type="string" office:string-value="  node [ id 116 label 'Node 116' ]" calcext:value-type="string">
            <text:p><text:s text:c="2"/>node [ id 116 label 'Node 116' ]</text:p>
          </table:table-cell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/>
          <table:table-cell table:formula="of:=&quot;  node [ id &quot;&amp;[.A120]&amp;&quot; label 'Node &quot;&amp;[.B120]&amp;&quot;' ]&quot;" office:value-type="string" office:string-value="  node [ id 117 label 'Node 117' ]" calcext:value-type="string">
            <text:p><text:s text:c="2"/>node [ id 117 label 'Node 117' ]</text:p>
          </table:table-cell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/>
          <table:table-cell table:formula="of:=&quot;  node [ id &quot;&amp;[.A121]&amp;&quot; label 'Node &quot;&amp;[.B121]&amp;&quot;' ]&quot;" office:value-type="string" office:string-value="  node [ id 118 label 'Node 118' ]" calcext:value-type="string">
            <text:p><text:s text:c="2"/>node [ id 118 label 'Node 118' ]</text:p>
          </table:table-cell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/>
          <table:table-cell table:formula="of:=&quot;  node [ id &quot;&amp;[.A122]&amp;&quot; label 'Node &quot;&amp;[.B122]&amp;&quot;' ]&quot;" office:value-type="string" office:string-value="  node [ id 119 label 'Node 119' ]" calcext:value-type="string">
            <text:p><text:s text:c="2"/>node [ id 119 label 'Node 119' ]</text:p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/>
          <table:table-cell table:formula="of:=&quot;  node [ id &quot;&amp;[.A123]&amp;&quot; label 'Node &quot;&amp;[.B123]&amp;&quot;' ]&quot;" office:value-type="string" office:string-value="  node [ id 120 label 'Node 120' ]" calcext:value-type="string">
            <text:p><text:s text:c="2"/>node [ id 120 label 'Node 120' ]</text:p>
          </table:table-cell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/>
          <table:table-cell table:formula="of:=&quot;  node [ id &quot;&amp;[.A124]&amp;&quot; label 'Node &quot;&amp;[.B124]&amp;&quot;' ]&quot;" office:value-type="string" office:string-value="  node [ id 121 label 'Node 121' ]" calcext:value-type="string">
            <text:p><text:s text:c="2"/>node [ id 121 label 'Node 121' ]</text:p>
          </table:table-cell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/>
          <table:table-cell table:formula="of:=&quot;  node [ id &quot;&amp;[.A125]&amp;&quot; label 'Node &quot;&amp;[.B125]&amp;&quot;' ]&quot;" office:value-type="string" office:string-value="  node [ id 122 label 'Node 122' ]" calcext:value-type="string">
            <text:p><text:s text:c="2"/>node [ id 122 label 'Node 122' ]</text:p>
          </table:table-cell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/>
          <table:table-cell table:formula="of:=&quot;  node [ id &quot;&amp;[.A126]&amp;&quot; label 'Node &quot;&amp;[.B126]&amp;&quot;' ]&quot;" office:value-type="string" office:string-value="  node [ id 123 label 'Node 123' ]" calcext:value-type="string">
            <text:p><text:s text:c="2"/>node [ id 123 label 'Node 123' ]</text:p>
          </table:table-cell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/>
          <table:table-cell table:formula="of:=&quot;  node [ id &quot;&amp;[.A127]&amp;&quot; label 'Node &quot;&amp;[.B127]&amp;&quot;' ]&quot;" office:value-type="string" office:string-value="  node [ id 124 label 'Node 124' ]" calcext:value-type="string">
            <text:p><text:s text:c="2"/>node [ id 124 label 'Node 124' ]</text:p>
          </table:table-cell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/>
          <table:table-cell table:formula="of:=&quot;  node [ id &quot;&amp;[.A128]&amp;&quot; label 'Node &quot;&amp;[.B128]&amp;&quot;' ]&quot;" office:value-type="string" office:string-value="  node [ id 125 label 'Node 125' ]" calcext:value-type="string">
            <text:p><text:s text:c="2"/>node [ id 125 label 'Node 125' ]</text:p>
          </table:table-cell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/>
          <table:table-cell table:formula="of:=&quot;  node [ id &quot;&amp;[.A129]&amp;&quot; label 'Node &quot;&amp;[.B129]&amp;&quot;' ]&quot;" office:value-type="string" office:string-value="  node [ id 126 label 'Node 126' ]" calcext:value-type="string">
            <text:p><text:s text:c="2"/>node [ id 126 label 'Node 126' ]</text:p>
          </table:table-cell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/>
          <table:table-cell table:formula="of:=&quot;  node [ id &quot;&amp;[.A130]&amp;&quot; label 'Node &quot;&amp;[.B130]&amp;&quot;' ]&quot;" office:value-type="string" office:string-value="  node [ id 127 label 'Node 127' ]" calcext:value-type="string">
            <text:p><text:s text:c="2"/>node [ id 127 label 'Node 127' ]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/>
          <table:table-cell table:formula="of:=&quot;  node [ id &quot;&amp;[.A131]&amp;&quot; label 'Node &quot;&amp;[.B131]&amp;&quot;' ]&quot;" office:value-type="string" office:string-value="  node [ id 128 label 'Node 128' ]" calcext:value-type="string">
            <text:p><text:s text:c="2"/>node [ id 128 label 'Node 128' ]</text:p>
          </table:table-cell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/>
          <table:table-cell table:formula="of:=&quot;  node [ id &quot;&amp;[.A132]&amp;&quot; label 'Node &quot;&amp;[.B132]&amp;&quot;' ]&quot;" office:value-type="string" office:string-value="  node [ id 129 label 'Node 129' ]" calcext:value-type="string">
            <text:p><text:s text:c="2"/>node [ id 129 label 'Node 129' ]</text:p>
          </table:table-cell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/>
          <table:table-cell table:formula="of:=&quot;  node [ id &quot;&amp;[.A133]&amp;&quot; label 'Node &quot;&amp;[.B133]&amp;&quot;' ]&quot;" office:value-type="string" office:string-value="  node [ id 130 label 'Node 130' ]" calcext:value-type="string">
            <text:p><text:s text:c="2"/>node [ id 130 label 'Node 130' ]</text:p>
          </table:table-cell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/>
          <table:table-cell table:formula="of:=&quot;  node [ id &quot;&amp;[.A134]&amp;&quot; label 'Node &quot;&amp;[.B134]&amp;&quot;' ]&quot;" office:value-type="string" office:string-value="  node [ id 131 label 'Node 131' ]" calcext:value-type="string">
            <text:p><text:s text:c="2"/>node [ id 131 label 'Node 131' ]</text:p>
          </table:table-cell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/>
          <table:table-cell table:formula="of:=&quot;  node [ id &quot;&amp;[.A135]&amp;&quot; label 'Node &quot;&amp;[.B135]&amp;&quot;' ]&quot;" office:value-type="string" office:string-value="  node [ id 132 label 'Node 132' ]" calcext:value-type="string">
            <text:p><text:s text:c="2"/>node [ id 132 label 'Node 132' ]</text:p>
          </table:table-cell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/>
          <table:table-cell table:formula="of:=&quot;  node [ id &quot;&amp;[.A136]&amp;&quot; label 'Node &quot;&amp;[.B136]&amp;&quot;' ]&quot;" office:value-type="string" office:string-value="  node [ id 133 label 'Node 133' ]" calcext:value-type="string">
            <text:p><text:s text:c="2"/>node [ id 133 label 'Node 133' ]</text:p>
          </table:table-cell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/>
          <table:table-cell table:formula="of:=&quot;  node [ id &quot;&amp;[.A137]&amp;&quot; label 'Node &quot;&amp;[.B137]&amp;&quot;' ]&quot;" office:value-type="string" office:string-value="  node [ id 134 label 'Node 134' ]" calcext:value-type="string">
            <text:p><text:s text:c="2"/>node [ id 134 label 'Node 134' ]</text:p>
          </table:table-cell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/>
          <table:table-cell table:formula="of:=&quot;  node [ id &quot;&amp;[.A138]&amp;&quot; label 'Node &quot;&amp;[.B138]&amp;&quot;' ]&quot;" office:value-type="string" office:string-value="  node [ id 135 label 'Node 135' ]" calcext:value-type="string">
            <text:p><text:s text:c="2"/>node [ id 135 label 'Node 135' ]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/>
          <table:table-cell table:formula="of:=&quot;  node [ id &quot;&amp;[.A139]&amp;&quot; label 'Node &quot;&amp;[.B139]&amp;&quot;' ]&quot;" office:value-type="string" office:string-value="  node [ id 136 label 'Node 136' ]" calcext:value-type="string">
            <text:p><text:s text:c="2"/>node [ id 136 label 'Node 136' ]</text:p>
          </table:table-cell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/>
          <table:table-cell table:formula="of:=&quot;  node [ id &quot;&amp;[.A140]&amp;&quot; label 'Node &quot;&amp;[.B140]&amp;&quot;' ]&quot;" office:value-type="string" office:string-value="  node [ id 137 label 'Node 137' ]" calcext:value-type="string">
            <text:p><text:s text:c="2"/>node [ id 137 label 'Node 137' ]</text:p>
          </table:table-cell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/>
          <table:table-cell table:formula="of:=&quot;  node [ id &quot;&amp;[.A141]&amp;&quot; label 'Node &quot;&amp;[.B141]&amp;&quot;' ]&quot;" office:value-type="string" office:string-value="  node [ id 138 label 'Node 138' ]" calcext:value-type="string">
            <text:p><text:s text:c="2"/>node [ id 138 label 'Node 138' ]</text:p>
          </table:table-cell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/>
          <table:table-cell table:formula="of:=&quot;  node [ id &quot;&amp;[.A142]&amp;&quot; label 'Node &quot;&amp;[.B142]&amp;&quot;' ]&quot;" office:value-type="string" office:string-value="  node [ id 139 label 'Node 139' ]" calcext:value-type="string">
            <text:p><text:s text:c="2"/>node [ id 139 label 'Node 139' ]</text:p>
          </table:table-cell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/>
          <table:table-cell table:formula="of:=&quot;  node [ id &quot;&amp;[.A143]&amp;&quot; label 'Node &quot;&amp;[.B143]&amp;&quot;' ]&quot;" office:value-type="string" office:string-value="  node [ id 140 label 'Node 140' ]" calcext:value-type="string">
            <text:p><text:s text:c="2"/>node [ id 140 label 'Node 140' ]</text:p>
          </table:table-cell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/>
          <table:table-cell table:formula="of:=&quot;  node [ id &quot;&amp;[.A144]&amp;&quot; label 'Node &quot;&amp;[.B144]&amp;&quot;' ]&quot;" office:value-type="string" office:string-value="  node [ id 141 label 'Node 141' ]" calcext:value-type="string">
            <text:p><text:s text:c="2"/>node [ id 141 label 'Node 141' ]</text:p>
          </table:table-cell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/>
          <table:table-cell table:formula="of:=&quot;  node [ id &quot;&amp;[.A145]&amp;&quot; label 'Node &quot;&amp;[.B145]&amp;&quot;' ]&quot;" office:value-type="string" office:string-value="  node [ id 142 label 'Node 142' ]" calcext:value-type="string">
            <text:p><text:s text:c="2"/>node [ id 142 label 'Node 142' ]</text:p>
          </table:table-cell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/>
          <table:table-cell table:formula="of:=&quot;  node [ id &quot;&amp;[.A146]&amp;&quot; label 'Node &quot;&amp;[.B146]&amp;&quot;' ]&quot;" office:value-type="string" office:string-value="  node [ id 143 label 'Node 143' ]" calcext:value-type="string">
            <text:p><text:s text:c="2"/>node [ id 143 label 'Node 143' ]</text:p>
          </table:table-cell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/>
          <table:table-cell table:formula="of:=&quot;  node [ id &quot;&amp;[.A147]&amp;&quot; label 'Node &quot;&amp;[.B147]&amp;&quot;' ]&quot;" office:value-type="string" office:string-value="  node [ id 144 label 'Node 144' ]" calcext:value-type="string">
            <text:p><text:s text:c="2"/>node [ id 144 label 'Node 144' ]</text:p>
          </table:table-cell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/>
          <table:table-cell table:formula="of:=&quot;  node [ id &quot;&amp;[.A148]&amp;&quot; label 'Node &quot;&amp;[.B148]&amp;&quot;' ]&quot;" office:value-type="string" office:string-value="  node [ id 145 label 'Node 145' ]" calcext:value-type="string">
            <text:p><text:s text:c="2"/>node [ id 145 label 'Node 145' ]</text:p>
          </table:table-cell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/>
          <table:table-cell table:formula="of:=&quot;  node [ id &quot;&amp;[.A149]&amp;&quot; label 'Node &quot;&amp;[.B149]&amp;&quot;' ]&quot;" office:value-type="string" office:string-value="  node [ id 146 label 'Node 146' ]" calcext:value-type="string">
            <text:p><text:s text:c="2"/>node [ id 146 label 'Node 146' ]</text:p>
          </table:table-cell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/>
          <table:table-cell table:formula="of:=&quot;  node [ id &quot;&amp;[.A150]&amp;&quot; label 'Node &quot;&amp;[.B150]&amp;&quot;' ]&quot;" office:value-type="string" office:string-value="  node [ id 147 label 'Node 147' ]" calcext:value-type="string">
            <text:p><text:s text:c="2"/>node [ id 147 label 'Node 147' ]</text:p>
          </table:table-cell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/>
          <table:table-cell table:formula="of:=&quot;  node [ id &quot;&amp;[.A151]&amp;&quot; label 'Node &quot;&amp;[.B151]&amp;&quot;' ]&quot;" office:value-type="string" office:string-value="  node [ id 148 label 'Node 148' ]" calcext:value-type="string">
            <text:p><text:s text:c="2"/>node [ id 148 label 'Node 148' ]</text:p>
          </table:table-cell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/>
          <table:table-cell table:formula="of:=&quot;  node [ id &quot;&amp;[.A152]&amp;&quot; label 'Node &quot;&amp;[.B152]&amp;&quot;' ]&quot;" office:value-type="string" office:string-value="  node [ id 149 label 'Node 149' ]" calcext:value-type="string">
            <text:p><text:s text:c="2"/>node [ id 149 label 'Node 149' ]</text:p>
          </table:table-cell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/>
          <table:table-cell table:formula="of:=&quot;  node [ id &quot;&amp;[.A153]&amp;&quot; label 'Node &quot;&amp;[.B153]&amp;&quot;' ]&quot;" office:value-type="string" office:string-value="  node [ id 150 label 'Node 150' ]" calcext:value-type="string">
            <text:p><text:s text:c="2"/>node [ id 150 label 'Node 150' ]</text:p>
          </table:table-cell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/>
          <table:table-cell table:formula="of:=&quot;  node [ id &quot;&amp;[.A154]&amp;&quot; label 'Node &quot;&amp;[.B154]&amp;&quot;' ]&quot;" office:value-type="string" office:string-value="  node [ id 151 label 'Node 151' ]" calcext:value-type="string">
            <text:p><text:s text:c="2"/>node [ id 151 label 'Node 151' ]</text:p>
          </table:table-cell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/>
          <table:table-cell table:formula="of:=&quot;  node [ id &quot;&amp;[.A155]&amp;&quot; label 'Node &quot;&amp;[.B155]&amp;&quot;' ]&quot;" office:value-type="string" office:string-value="  node [ id 152 label 'Node 152' ]" calcext:value-type="string">
            <text:p><text:s text:c="2"/>node [ id 152 label 'Node 152' ]</text:p>
          </table:table-cell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/>
          <table:table-cell table:formula="of:=&quot;  node [ id &quot;&amp;[.A156]&amp;&quot; label 'Node &quot;&amp;[.B156]&amp;&quot;' ]&quot;" office:value-type="string" office:string-value="  node [ id 153 label 'Node 153' ]" calcext:value-type="string">
            <text:p><text:s text:c="2"/>node [ id 153 label 'Node 153' ]</text:p>
          </table:table-cell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/>
          <table:table-cell table:formula="of:=&quot;  node [ id &quot;&amp;[.A157]&amp;&quot; label 'Node &quot;&amp;[.B157]&amp;&quot;' ]&quot;" office:value-type="string" office:string-value="  node [ id 154 label 'Node 154' ]" calcext:value-type="string">
            <text:p><text:s text:c="2"/>node [ id 154 label 'Node 154' ]</text:p>
          </table:table-cell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/>
          <table:table-cell table:formula="of:=&quot;  node [ id &quot;&amp;[.A158]&amp;&quot; label 'Node &quot;&amp;[.B158]&amp;&quot;' ]&quot;" office:value-type="string" office:string-value="  node [ id 155 label 'Node 155' ]" calcext:value-type="string">
            <text:p><text:s text:c="2"/>node [ id 155 label 'Node 155' ]</text:p>
          </table:table-cell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/>
          <table:table-cell table:formula="of:=&quot;  node [ id &quot;&amp;[.A159]&amp;&quot; label 'Node &quot;&amp;[.B159]&amp;&quot;' ]&quot;" office:value-type="string" office:string-value="  node [ id 156 label 'Node 156' ]" calcext:value-type="string">
            <text:p><text:s text:c="2"/>node [ id 156 label 'Node 156' ]</text:p>
          </table:table-cell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/>
          <table:table-cell table:formula="of:=&quot;  node [ id &quot;&amp;[.A160]&amp;&quot; label 'Node &quot;&amp;[.B160]&amp;&quot;' ]&quot;" office:value-type="string" office:string-value="  node [ id 157 label 'Node 157' ]" calcext:value-type="string">
            <text:p><text:s text:c="2"/>node [ id 157 label 'Node 157' ]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/>
          <table:table-cell table:formula="of:=&quot;  node [ id &quot;&amp;[.A161]&amp;&quot; label 'Node &quot;&amp;[.B161]&amp;&quot;' ]&quot;" office:value-type="string" office:string-value="  node [ id 158 label 'Node 158' ]" calcext:value-type="string">
            <text:p><text:s text:c="2"/>node [ id 158 label 'Node 158' ]</text:p>
          </table:table-cell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/>
          <table:table-cell table:formula="of:=&quot;  node [ id &quot;&amp;[.A162]&amp;&quot; label 'Node &quot;&amp;[.B162]&amp;&quot;' ]&quot;" office:value-type="string" office:string-value="  node [ id 159 label 'Node 159' ]" calcext:value-type="string">
            <text:p><text:s text:c="2"/>node [ id 159 label 'Node 159' ]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/>
          <table:table-cell table:formula="of:=&quot;  node [ id &quot;&amp;[.A163]&amp;&quot; label 'Node &quot;&amp;[.B163]&amp;&quot;' ]&quot;" office:value-type="string" office:string-value="  node [ id 160 label 'Node 160' ]" calcext:value-type="string">
            <text:p><text:s text:c="2"/>node [ id 160 label 'Node 160' ]</text:p>
          </table:table-cell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/>
          <table:table-cell table:formula="of:=&quot;  node [ id &quot;&amp;[.A164]&amp;&quot; label 'Node &quot;&amp;[.B164]&amp;&quot;' ]&quot;" office:value-type="string" office:string-value="  node [ id 161 label 'Node 161' ]" calcext:value-type="string">
            <text:p><text:s text:c="2"/>node [ id 161 label 'Node 161' ]</text:p>
          </table:table-cell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/>
          <table:table-cell table:formula="of:=&quot;  node [ id &quot;&amp;[.A165]&amp;&quot; label 'Node &quot;&amp;[.B165]&amp;&quot;' ]&quot;" office:value-type="string" office:string-value="  node [ id 162 label 'Node 162' ]" calcext:value-type="string">
            <text:p><text:s text:c="2"/>node [ id 162 label 'Node 162' ]</text:p>
          </table:table-cell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/>
          <table:table-cell table:formula="of:=&quot;  node [ id &quot;&amp;[.A166]&amp;&quot; label 'Node &quot;&amp;[.B166]&amp;&quot;' ]&quot;" office:value-type="string" office:string-value="  node [ id 163 label 'Node 163' ]" calcext:value-type="string">
            <text:p><text:s text:c="2"/>node [ id 163 label 'Node 163' ]</text:p>
          </table:table-cell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/>
          <table:table-cell table:formula="of:=&quot;  node [ id &quot;&amp;[.A167]&amp;&quot; label 'Node &quot;&amp;[.B167]&amp;&quot;' ]&quot;" office:value-type="string" office:string-value="  node [ id 164 label 'Node 164' ]" calcext:value-type="string">
            <text:p><text:s text:c="2"/>node [ id 164 label 'Node 164' ]</text:p>
          </table:table-cell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/>
          <table:table-cell table:formula="of:=&quot;  node [ id &quot;&amp;[.A168]&amp;&quot; label 'Node &quot;&amp;[.B168]&amp;&quot;' ]&quot;" office:value-type="string" office:string-value="  node [ id 165 label 'Node 165' ]" calcext:value-type="string">
            <text:p><text:s text:c="2"/>node [ id 165 label 'Node 165' ]</text:p>
          </table:table-cell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/>
          <table:table-cell table:formula="of:=&quot;  node [ id &quot;&amp;[.A169]&amp;&quot; label 'Node &quot;&amp;[.B169]&amp;&quot;' ]&quot;" office:value-type="string" office:string-value="  node [ id 166 label 'Node 166' ]" calcext:value-type="string">
            <text:p><text:s text:c="2"/>node [ id 166 label 'Node 166' ]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/>
          <table:table-cell table:formula="of:=&quot;  node [ id &quot;&amp;[.A170]&amp;&quot; label 'Node &quot;&amp;[.B170]&amp;&quot;' ]&quot;" office:value-type="string" office:string-value="  node [ id 167 label 'Node 167' ]" calcext:value-type="string">
            <text:p><text:s text:c="2"/>node [ id 167 label 'Node 167' ]</text:p>
          </table:table-cell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/>
          <table:table-cell table:formula="of:=&quot;  node [ id &quot;&amp;[.A171]&amp;&quot; label 'Node &quot;&amp;[.B171]&amp;&quot;' ]&quot;" office:value-type="string" office:string-value="  node [ id 168 label 'Node 168' ]" calcext:value-type="string">
            <text:p><text:s text:c="2"/>node [ id 168 label 'Node 168' ]</text:p>
          </table:table-cell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/>
          <table:table-cell table:formula="of:=&quot;  node [ id &quot;&amp;[.A172]&amp;&quot; label 'Node &quot;&amp;[.B172]&amp;&quot;' ]&quot;" office:value-type="string" office:string-value="  node [ id 169 label 'Node 169' ]" calcext:value-type="string">
            <text:p><text:s text:c="2"/>node [ id 169 label 'Node 169' ]</text:p>
          </table:table-cell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/>
          <table:table-cell table:formula="of:=&quot;  node [ id &quot;&amp;[.A173]&amp;&quot; label 'Node &quot;&amp;[.B173]&amp;&quot;' ]&quot;" office:value-type="string" office:string-value="  node [ id 170 label 'Node 170' ]" calcext:value-type="string">
            <text:p><text:s text:c="2"/>node [ id 170 label 'Node 170' ]</text:p>
          </table:table-cell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/>
          <table:table-cell table:formula="of:=&quot;  node [ id &quot;&amp;[.A174]&amp;&quot; label 'Node &quot;&amp;[.B174]&amp;&quot;' ]&quot;" office:value-type="string" office:string-value="  node [ id 171 label 'Node 171' ]" calcext:value-type="string">
            <text:p><text:s text:c="2"/>node [ id 171 label 'Node 171' ]</text:p>
          </table:table-cell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/>
          <table:table-cell table:formula="of:=&quot;  node [ id &quot;&amp;[.A175]&amp;&quot; label 'Node &quot;&amp;[.B175]&amp;&quot;' ]&quot;" office:value-type="string" office:string-value="  node [ id 172 label 'Node 172' ]" calcext:value-type="string">
            <text:p><text:s text:c="2"/>node [ id 172 label 'Node 172' ]</text:p>
          </table:table-cell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/>
          <table:table-cell table:formula="of:=&quot;  node [ id &quot;&amp;[.A176]&amp;&quot; label 'Node &quot;&amp;[.B176]&amp;&quot;' ]&quot;" office:value-type="string" office:string-value="  node [ id 173 label 'Node 173' ]" calcext:value-type="string">
            <text:p><text:s text:c="2"/>node [ id 173 label 'Node 173' ]</text:p>
          </table:table-cell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/>
          <table:table-cell table:formula="of:=&quot;  node [ id &quot;&amp;[.A177]&amp;&quot; label 'Node &quot;&amp;[.B177]&amp;&quot;' ]&quot;" office:value-type="string" office:string-value="  node [ id 174 label 'Node 174' ]" calcext:value-type="string">
            <text:p><text:s text:c="2"/>node [ id 174 label 'Node 174' ]</text:p>
          </table:table-cell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/>
          <table:table-cell table:formula="of:=&quot;  node [ id &quot;&amp;[.A178]&amp;&quot; label 'Node &quot;&amp;[.B178]&amp;&quot;' ]&quot;" office:value-type="string" office:string-value="  node [ id 175 label 'Node 175' ]" calcext:value-type="string">
            <text:p><text:s text:c="2"/>node [ id 175 label 'Node 175' ]</text:p>
          </table:table-cell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/>
          <table:table-cell table:formula="of:=&quot;  node [ id &quot;&amp;[.A179]&amp;&quot; label 'Node &quot;&amp;[.B179]&amp;&quot;' ]&quot;" office:value-type="string" office:string-value="  node [ id 176 label 'Node 176' ]" calcext:value-type="string">
            <text:p><text:s text:c="2"/>node [ id 176 label 'Node 176' ]</text:p>
          </table:table-cell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/>
          <table:table-cell table:formula="of:=&quot;  node [ id &quot;&amp;[.A180]&amp;&quot; label 'Node &quot;&amp;[.B180]&amp;&quot;' ]&quot;" office:value-type="string" office:string-value="  node [ id 177 label 'Node 177' ]" calcext:value-type="string">
            <text:p><text:s text:c="2"/>node [ id 177 label 'Node 177' ]</text:p>
          </table:table-cell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/>
          <table:table-cell table:formula="of:=&quot;  node [ id &quot;&amp;[.A181]&amp;&quot; label 'Node &quot;&amp;[.B181]&amp;&quot;' ]&quot;" office:value-type="string" office:string-value="  node [ id 178 label 'Node 178' ]" calcext:value-type="string">
            <text:p><text:s text:c="2"/>node [ id 178 label 'Node 178' ]</text:p>
          </table:table-cell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/>
          <table:table-cell table:formula="of:=&quot;  node [ id &quot;&amp;[.A182]&amp;&quot; label 'Node &quot;&amp;[.B182]&amp;&quot;' ]&quot;" office:value-type="string" office:string-value="  node [ id 179 label 'Node 179' ]" calcext:value-type="string">
            <text:p><text:s text:c="2"/>node [ id 179 label 'Node 179' ]</text:p>
          </table:table-cell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/>
          <table:table-cell table:formula="of:=&quot;  node [ id &quot;&amp;[.A183]&amp;&quot; label 'Node &quot;&amp;[.B183]&amp;&quot;' ]&quot;" office:value-type="string" office:string-value="  node [ id 180 label 'Node 180' ]" calcext:value-type="string">
            <text:p><text:s text:c="2"/>node [ id 180 label 'Node 180' ]</text:p>
          </table:table-cell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/>
          <table:table-cell table:formula="of:=&quot;  node [ id &quot;&amp;[.A184]&amp;&quot; label 'Node &quot;&amp;[.B184]&amp;&quot;' ]&quot;" office:value-type="string" office:string-value="  node [ id 181 label 'Node 181' ]" calcext:value-type="string">
            <text:p><text:s text:c="2"/>node [ id 181 label 'Node 181' ]</text:p>
          </table:table-cell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/>
          <table:table-cell table:formula="of:=&quot;  node [ id &quot;&amp;[.A185]&amp;&quot; label 'Node &quot;&amp;[.B185]&amp;&quot;' ]&quot;" office:value-type="string" office:string-value="  node [ id 182 label 'Node 182' ]" calcext:value-type="string">
            <text:p><text:s text:c="2"/>node [ id 182 label 'Node 182' ]</text:p>
          </table:table-cell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/>
          <table:table-cell table:formula="of:=&quot;  node [ id &quot;&amp;[.A186]&amp;&quot; label 'Node &quot;&amp;[.B186]&amp;&quot;' ]&quot;" office:value-type="string" office:string-value="  node [ id 183 label 'Node 183' ]" calcext:value-type="string">
            <text:p><text:s text:c="2"/>node [ id 183 label 'Node 183' ]</text:p>
          </table:table-cell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/>
          <table:table-cell table:formula="of:=&quot;  node [ id &quot;&amp;[.A187]&amp;&quot; label 'Node &quot;&amp;[.B187]&amp;&quot;' ]&quot;" office:value-type="string" office:string-value="  node [ id 184 label 'Node 184' ]" calcext:value-type="string">
            <text:p><text:s text:c="2"/>node [ id 184 label 'Node 184' ]</text:p>
          </table:table-cell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/>
          <table:table-cell table:formula="of:=&quot;  node [ id &quot;&amp;[.A188]&amp;&quot; label 'Node &quot;&amp;[.B188]&amp;&quot;' ]&quot;" office:value-type="string" office:string-value="  node [ id 185 label 'Node 185' ]" calcext:value-type="string">
            <text:p><text:s text:c="2"/>node [ id 185 label 'Node 185' ]</text:p>
          </table:table-cell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/>
          <table:table-cell table:formula="of:=&quot;  node [ id &quot;&amp;[.A189]&amp;&quot; label 'Node &quot;&amp;[.B189]&amp;&quot;' ]&quot;" office:value-type="string" office:string-value="  node [ id 186 label 'Node 186' ]" calcext:value-type="string">
            <text:p><text:s text:c="2"/>node [ id 186 label 'Node 186' ]</text:p>
          </table:table-cell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/>
          <table:table-cell table:formula="of:=&quot;  node [ id &quot;&amp;[.A190]&amp;&quot; label 'Node &quot;&amp;[.B190]&amp;&quot;' ]&quot;" office:value-type="string" office:string-value="  node [ id 187 label 'Node 187' ]" calcext:value-type="string">
            <text:p><text:s text:c="2"/>node [ id 187 label 'Node 187' ]</text:p>
          </table:table-cell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/>
          <table:table-cell table:formula="of:=&quot;  node [ id &quot;&amp;[.A191]&amp;&quot; label 'Node &quot;&amp;[.B191]&amp;&quot;' ]&quot;" office:value-type="string" office:string-value="  node [ id 188 label 'Node 188' ]" calcext:value-type="string">
            <text:p><text:s text:c="2"/>node [ id 188 label 'Node 188' ]</text:p>
          </table:table-cell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/>
          <table:table-cell table:formula="of:=&quot;  node [ id &quot;&amp;[.A192]&amp;&quot; label 'Node &quot;&amp;[.B192]&amp;&quot;' ]&quot;" office:value-type="string" office:string-value="  node [ id 189 label 'Node 189' ]" calcext:value-type="string">
            <text:p><text:s text:c="2"/>node [ id 189 label 'Node 189' ]</text:p>
          </table:table-cell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/>
          <table:table-cell table:formula="of:=&quot;  node [ id &quot;&amp;[.A193]&amp;&quot; label 'Node &quot;&amp;[.B193]&amp;&quot;' ]&quot;" office:value-type="string" office:string-value="  node [ id 190 label 'Node 190' ]" calcext:value-type="string">
            <text:p><text:s text:c="2"/>node [ id 190 label 'Node 190' ]</text:p>
          </table:table-cell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/>
          <table:table-cell table:formula="of:=&quot;  node [ id &quot;&amp;[.A194]&amp;&quot; label 'Node &quot;&amp;[.B194]&amp;&quot;' ]&quot;" office:value-type="string" office:string-value="  node [ id 191 label 'Node 191' ]" calcext:value-type="string">
            <text:p><text:s text:c="2"/>node [ id 191 label 'Node 191' ]</text:p>
          </table:table-cell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/>
          <table:table-cell table:formula="of:=&quot;  node [ id &quot;&amp;[.A195]&amp;&quot; label 'Node &quot;&amp;[.B195]&amp;&quot;' ]&quot;" office:value-type="string" office:string-value="  node [ id 192 label 'Node 192' ]" calcext:value-type="string">
            <text:p><text:s text:c="2"/>node [ id 192 label 'Node 192' ]</text:p>
          </table:table-cell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/>
          <table:table-cell table:formula="of:=&quot;  node [ id &quot;&amp;[.A196]&amp;&quot; label 'Node &quot;&amp;[.B196]&amp;&quot;' ]&quot;" office:value-type="string" office:string-value="  node [ id 193 label 'Node 193' ]" calcext:value-type="string">
            <text:p><text:s text:c="2"/>node [ id 193 label 'Node 193' ]</text:p>
          </table:table-cell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/>
          <table:table-cell table:formula="of:=&quot;  node [ id &quot;&amp;[.A197]&amp;&quot; label 'Node &quot;&amp;[.B197]&amp;&quot;' ]&quot;" office:value-type="string" office:string-value="  node [ id 194 label 'Node 194' ]" calcext:value-type="string">
            <text:p><text:s text:c="2"/>node [ id 194 label 'Node 194' ]</text:p>
          </table:table-cell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/>
          <table:table-cell table:formula="of:=&quot;  node [ id &quot;&amp;[.A198]&amp;&quot; label 'Node &quot;&amp;[.B198]&amp;&quot;' ]&quot;" office:value-type="string" office:string-value="  node [ id 195 label 'Node 195' ]" calcext:value-type="string">
            <text:p><text:s text:c="2"/>node [ id 195 label 'Node 195' ]</text:p>
          </table:table-cell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/>
          <table:table-cell table:formula="of:=&quot;  node [ id &quot;&amp;[.A199]&amp;&quot; label 'Node &quot;&amp;[.B199]&amp;&quot;' ]&quot;" office:value-type="string" office:string-value="  node [ id 196 label 'Node 196' ]" calcext:value-type="string">
            <text:p><text:s text:c="2"/>node [ id 196 label 'Node 196' ]</text:p>
          </table:table-cell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/>
          <table:table-cell table:formula="of:=&quot;  node [ id &quot;&amp;[.A200]&amp;&quot; label 'Node &quot;&amp;[.B200]&amp;&quot;' ]&quot;" office:value-type="string" office:string-value="  node [ id 197 label 'Node 197' ]" calcext:value-type="string">
            <text:p><text:s text:c="2"/>node [ id 197 label 'Node 197' ]</text:p>
          </table:table-cell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/>
          <table:table-cell table:formula="of:=&quot;  node [ id &quot;&amp;[.A201]&amp;&quot; label 'Node &quot;&amp;[.B201]&amp;&quot;' ]&quot;" office:value-type="string" office:string-value="  node [ id 198 label 'Node 198' ]" calcext:value-type="string">
            <text:p><text:s text:c="2"/>node [ id 198 label 'Node 198' ]</text:p>
          </table:table-cell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/>
          <table:table-cell table:formula="of:=&quot;  node [ id &quot;&amp;[.A202]&amp;&quot; label 'Node &quot;&amp;[.B202]&amp;&quot;' ]&quot;" office:value-type="string" office:string-value="  node [ id 199 label 'Node 199' ]" calcext:value-type="string">
            <text:p><text:s text:c="2"/>node [ id 199 label 'Node 199' ]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/>
          <table:table-cell table:formula="of:=&quot;  node [ id &quot;&amp;[.A203]&amp;&quot; label 'Node &quot;&amp;[.B203]&amp;&quot;' ]&quot;" office:value-type="string" office:string-value="  node [ id 200 label 'Node 200' ]" calcext:value-type="string">
            <text:p><text:s text:c="2"/>node [ id 200 label 'Node 200' ]</text:p>
          </table:table-cell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/>
          <table:table-cell table:formula="of:=&quot;  node [ id &quot;&amp;[.A204]&amp;&quot; label 'Node &quot;&amp;[.B204]&amp;&quot;' ]&quot;" office:value-type="string" office:string-value="  node [ id 201 label 'Node 201' ]" calcext:value-type="string">
            <text:p><text:s text:c="2"/>node [ id 201 label 'Node 201' ]</text:p>
          </table:table-cell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/>
          <table:table-cell table:formula="of:=&quot;  node [ id &quot;&amp;[.A205]&amp;&quot; label 'Node &quot;&amp;[.B205]&amp;&quot;' ]&quot;" office:value-type="string" office:string-value="  node [ id 202 label 'Node 202' ]" calcext:value-type="string">
            <text:p><text:s text:c="2"/>node [ id 202 label 'Node 202' ]</text:p>
          </table:table-cell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/>
          <table:table-cell table:formula="of:=&quot;  node [ id &quot;&amp;[.A206]&amp;&quot; label 'Node &quot;&amp;[.B206]&amp;&quot;' ]&quot;" office:value-type="string" office:string-value="  node [ id 203 label 'Node 203' ]" calcext:value-type="string">
            <text:p><text:s text:c="2"/>node [ id 203 label 'Node 203' ]</text:p>
          </table:table-cell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/>
          <table:table-cell table:formula="of:=&quot;  node [ id &quot;&amp;[.A207]&amp;&quot; label 'Node &quot;&amp;[.B207]&amp;&quot;' ]&quot;" office:value-type="string" office:string-value="  node [ id 204 label 'Node 204' ]" calcext:value-type="string">
            <text:p><text:s text:c="2"/>node [ id 204 label 'Node 204' ]</text:p>
          </table:table-cell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/>
          <table:table-cell table:formula="of:=&quot;  node [ id &quot;&amp;[.A208]&amp;&quot; label 'Node &quot;&amp;[.B208]&amp;&quot;' ]&quot;" office:value-type="string" office:string-value="  node [ id 205 label 'Node 205' ]" calcext:value-type="string">
            <text:p><text:s text:c="2"/>node [ id 205 label 'Node 205' ]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/>
          <table:table-cell table:formula="of:=&quot;  node [ id &quot;&amp;[.A209]&amp;&quot; label 'Node &quot;&amp;[.B209]&amp;&quot;' ]&quot;" office:value-type="string" office:string-value="  node [ id 206 label 'Node 206' ]" calcext:value-type="string">
            <text:p><text:s text:c="2"/>node [ id 206 label 'Node 206' ]</text:p>
          </table:table-cell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/>
          <table:table-cell table:formula="of:=&quot;  node [ id &quot;&amp;[.A210]&amp;&quot; label 'Node &quot;&amp;[.B210]&amp;&quot;' ]&quot;" office:value-type="string" office:string-value="  node [ id 207 label 'Node 207' ]" calcext:value-type="string">
            <text:p><text:s text:c="2"/>node [ id 207 label 'Node 207' ]</text:p>
          </table:table-cell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/>
          <table:table-cell table:formula="of:=&quot;  node [ id &quot;&amp;[.A211]&amp;&quot; label 'Node &quot;&amp;[.B211]&amp;&quot;' ]&quot;" office:value-type="string" office:string-value="  node [ id 208 label 'Node 208' ]" calcext:value-type="string">
            <text:p><text:s text:c="2"/>node [ id 208 label 'Node 208' ]</text:p>
          </table:table-cell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/>
          <table:table-cell table:formula="of:=&quot;  node [ id &quot;&amp;[.A212]&amp;&quot; label 'Node &quot;&amp;[.B212]&amp;&quot;' ]&quot;" office:value-type="string" office:string-value="  node [ id 209 label 'Node 209' ]" calcext:value-type="string">
            <text:p><text:s text:c="2"/>node [ id 209 label 'Node 209' ]</text:p>
          </table:table-cell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/>
          <table:table-cell table:formula="of:=&quot;  node [ id &quot;&amp;[.A213]&amp;&quot; label 'Node &quot;&amp;[.B213]&amp;&quot;' ]&quot;" office:value-type="string" office:string-value="  node [ id 210 label 'Node 210' ]" calcext:value-type="string">
            <text:p><text:s text:c="2"/>node [ id 210 label 'Node 210' ]</text:p>
          </table:table-cell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/>
          <table:table-cell table:formula="of:=&quot;  node [ id &quot;&amp;[.A214]&amp;&quot; label 'Node &quot;&amp;[.B214]&amp;&quot;' ]&quot;" office:value-type="string" office:string-value="  node [ id 211 label 'Node 211' ]" calcext:value-type="string">
            <text:p><text:s text:c="2"/>node [ id 211 label 'Node 211' ]</text:p>
          </table:table-cell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/>
          <table:table-cell table:formula="of:=&quot;  node [ id &quot;&amp;[.A215]&amp;&quot; label 'Node &quot;&amp;[.B215]&amp;&quot;' ]&quot;" office:value-type="string" office:string-value="  node [ id 212 label 'Node 212' ]" calcext:value-type="string">
            <text:p><text:s text:c="2"/>node [ id 212 label 'Node 212' ]</text:p>
          </table:table-cell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/>
          <table:table-cell table:formula="of:=&quot;  node [ id &quot;&amp;[.A216]&amp;&quot; label 'Node &quot;&amp;[.B216]&amp;&quot;' ]&quot;" office:value-type="string" office:string-value="  node [ id 213 label 'Node 213' ]" calcext:value-type="string">
            <text:p><text:s text:c="2"/>node [ id 213 label 'Node 213' ]</text:p>
          </table:table-cell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/>
          <table:table-cell table:formula="of:=&quot;  node [ id &quot;&amp;[.A217]&amp;&quot; label 'Node &quot;&amp;[.B217]&amp;&quot;' ]&quot;" office:value-type="string" office:string-value="  node [ id 214 label 'Node 214' ]" calcext:value-type="string">
            <text:p><text:s text:c="2"/>node [ id 214 label 'Node 214' ]</text:p>
          </table:table-cell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/>
          <table:table-cell table:formula="of:=&quot;  node [ id &quot;&amp;[.A218]&amp;&quot; label 'Node &quot;&amp;[.B218]&amp;&quot;' ]&quot;" office:value-type="string" office:string-value="  node [ id 215 label 'Node 215' ]" calcext:value-type="string">
            <text:p><text:s text:c="2"/>node [ id 215 label 'Node 215' ]</text:p>
          </table:table-cell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/>
          <table:table-cell table:formula="of:=&quot;  node [ id &quot;&amp;[.A219]&amp;&quot; label 'Node &quot;&amp;[.B219]&amp;&quot;' ]&quot;" office:value-type="string" office:string-value="  node [ id 216 label 'Node 216' ]" calcext:value-type="string">
            <text:p><text:s text:c="2"/>node [ id 216 label 'Node 216' ]</text:p>
          </table:table-cell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/>
          <table:table-cell table:formula="of:=&quot;  node [ id &quot;&amp;[.A220]&amp;&quot; label 'Node &quot;&amp;[.B220]&amp;&quot;' ]&quot;" office:value-type="string" office:string-value="  node [ id 217 label 'Node 217' ]" calcext:value-type="string">
            <text:p><text:s text:c="2"/>node [ id 217 label 'Node 217' ]</text:p>
          </table:table-cell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/>
          <table:table-cell table:formula="of:=&quot;  node [ id &quot;&amp;[.A221]&amp;&quot; label 'Node &quot;&amp;[.B221]&amp;&quot;' ]&quot;" office:value-type="string" office:string-value="  node [ id 218 label 'Node 218' ]" calcext:value-type="string">
            <text:p><text:s text:c="2"/>node [ id 218 label 'Node 218' ]</text:p>
          </table:table-cell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/>
          <table:table-cell table:formula="of:=&quot;  node [ id &quot;&amp;[.A222]&amp;&quot; label 'Node &quot;&amp;[.B222]&amp;&quot;' ]&quot;" office:value-type="string" office:string-value="  node [ id 219 label 'Node 219' ]" calcext:value-type="string">
            <text:p><text:s text:c="2"/>node [ id 219 label 'Node 219' ]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/>
          <table:table-cell table:formula="of:=&quot;  node [ id &quot;&amp;[.A223]&amp;&quot; label 'Node &quot;&amp;[.B223]&amp;&quot;' ]&quot;" office:value-type="string" office:string-value="  node [ id 220 label 'Node 220' ]" calcext:value-type="string">
            <text:p><text:s text:c="2"/>node [ id 220 label 'Node 220' ]</text:p>
          </table:table-cell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/>
          <table:table-cell table:formula="of:=&quot;  node [ id &quot;&amp;[.A224]&amp;&quot; label 'Node &quot;&amp;[.B224]&amp;&quot;' ]&quot;" office:value-type="string" office:string-value="  node [ id 221 label 'Node 221' ]" calcext:value-type="string">
            <text:p><text:s text:c="2"/>node [ id 221 label 'Node 221' ]</text:p>
          </table:table-cell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/>
          <table:table-cell table:formula="of:=&quot;  node [ id &quot;&amp;[.A225]&amp;&quot; label 'Node &quot;&amp;[.B225]&amp;&quot;' ]&quot;" office:value-type="string" office:string-value="  node [ id 222 label 'Node 222' ]" calcext:value-type="string">
            <text:p><text:s text:c="2"/>node [ id 222 label 'Node 222' ]</text:p>
          </table:table-cell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/>
          <table:table-cell table:formula="of:=&quot;  node [ id &quot;&amp;[.A226]&amp;&quot; label 'Node &quot;&amp;[.B226]&amp;&quot;' ]&quot;" office:value-type="string" office:string-value="  node [ id 223 label 'Node 223' ]" calcext:value-type="string">
            <text:p><text:s text:c="2"/>node [ id 223 label 'Node 223' ]</text:p>
          </table:table-cell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/>
          <table:table-cell table:formula="of:=&quot;  node [ id &quot;&amp;[.A227]&amp;&quot; label 'Node &quot;&amp;[.B227]&amp;&quot;' ]&quot;" office:value-type="string" office:string-value="  node [ id 224 label 'Node 224' ]" calcext:value-type="string">
            <text:p><text:s text:c="2"/>node [ id 224 label 'Node 224' ]</text:p>
          </table:table-cell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/>
          <table:table-cell table:formula="of:=&quot;  node [ id &quot;&amp;[.A228]&amp;&quot; label 'Node &quot;&amp;[.B228]&amp;&quot;' ]&quot;" office:value-type="string" office:string-value="  node [ id 225 label 'Node 225' ]" calcext:value-type="string">
            <text:p><text:s text:c="2"/>node [ id 225 label 'Node 225' ]</text:p>
          </table:table-cell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/>
          <table:table-cell table:formula="of:=&quot;  node [ id &quot;&amp;[.A229]&amp;&quot; label 'Node &quot;&amp;[.B229]&amp;&quot;' ]&quot;" office:value-type="string" office:string-value="  node [ id 226 label 'Node 226' ]" calcext:value-type="string">
            <text:p><text:s text:c="2"/>node [ id 226 label 'Node 226' ]</text:p>
          </table:table-cell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/>
          <table:table-cell table:formula="of:=&quot;  node [ id &quot;&amp;[.A230]&amp;&quot; label 'Node &quot;&amp;[.B230]&amp;&quot;' ]&quot;" office:value-type="string" office:string-value="  node [ id 227 label 'Node 227' ]" calcext:value-type="string">
            <text:p><text:s text:c="2"/>node [ id 227 label 'Node 227' ]</text:p>
          </table:table-cell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/>
          <table:table-cell table:formula="of:=&quot;  node [ id &quot;&amp;[.A231]&amp;&quot; label 'Node &quot;&amp;[.B231]&amp;&quot;' ]&quot;" office:value-type="string" office:string-value="  node [ id 228 label 'Node 228' ]" calcext:value-type="string">
            <text:p><text:s text:c="2"/>node [ id 228 label 'Node 228' ]</text:p>
          </table:table-cell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/>
          <table:table-cell table:formula="of:=&quot;  node [ id &quot;&amp;[.A232]&amp;&quot; label 'Node &quot;&amp;[.B232]&amp;&quot;' ]&quot;" office:value-type="string" office:string-value="  node [ id 229 label 'Node 229' ]" calcext:value-type="string">
            <text:p><text:s text:c="2"/>node [ id 229 label 'Node 229' ]</text:p>
          </table:table-cell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/>
          <table:table-cell table:formula="of:=&quot;  node [ id &quot;&amp;[.A233]&amp;&quot; label 'Node &quot;&amp;[.B233]&amp;&quot;' ]&quot;" office:value-type="string" office:string-value="  node [ id 230 label 'Node 230' ]" calcext:value-type="string">
            <text:p><text:s text:c="2"/>node [ id 230 label 'Node 230' ]</text:p>
          </table:table-cell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/>
          <table:table-cell table:formula="of:=&quot;  node [ id &quot;&amp;[.A234]&amp;&quot; label 'Node &quot;&amp;[.B234]&amp;&quot;' ]&quot;" office:value-type="string" office:string-value="  node [ id 231 label 'Node 231' ]" calcext:value-type="string">
            <text:p><text:s text:c="2"/>node [ id 231 label 'Node 231' ]</text:p>
          </table:table-cell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/>
          <table:table-cell table:formula="of:=&quot;  node [ id &quot;&amp;[.A235]&amp;&quot; label 'Node &quot;&amp;[.B235]&amp;&quot;' ]&quot;" office:value-type="string" office:string-value="  node [ id 232 label 'Node 232' ]" calcext:value-type="string">
            <text:p><text:s text:c="2"/>node [ id 232 label 'Node 232' ]</text:p>
          </table:table-cell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/>
          <table:table-cell table:formula="of:=&quot;  node [ id &quot;&amp;[.A236]&amp;&quot; label 'Node &quot;&amp;[.B236]&amp;&quot;' ]&quot;" office:value-type="string" office:string-value="  node [ id 233 label 'Node 233' ]" calcext:value-type="string">
            <text:p><text:s text:c="2"/>node [ id 233 label 'Node 233' ]</text:p>
          </table:table-cell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/>
          <table:table-cell table:formula="of:=&quot;  node [ id &quot;&amp;[.A237]&amp;&quot; label 'Node &quot;&amp;[.B237]&amp;&quot;' ]&quot;" office:value-type="string" office:string-value="  node [ id 234 label 'Node 234' ]" calcext:value-type="string">
            <text:p><text:s text:c="2"/>node [ id 234 label 'Node 234' ]</text:p>
          </table:table-cell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/>
          <table:table-cell table:formula="of:=&quot;  node [ id &quot;&amp;[.A238]&amp;&quot; label 'Node &quot;&amp;[.B238]&amp;&quot;' ]&quot;" office:value-type="string" office:string-value="  node [ id 235 label 'Node 235' ]" calcext:value-type="string">
            <text:p><text:s text:c="2"/>node [ id 235 label 'Node 235' ]</text:p>
          </table:table-cell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/>
          <table:table-cell table:formula="of:=&quot;  node [ id &quot;&amp;[.A239]&amp;&quot; label 'Node &quot;&amp;[.B239]&amp;&quot;' ]&quot;" office:value-type="string" office:string-value="  node [ id 236 label 'Node 236' ]" calcext:value-type="string">
            <text:p><text:s text:c="2"/>node [ id 236 label 'Node 236' ]</text:p>
          </table:table-cell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/>
          <table:table-cell table:formula="of:=&quot;  node [ id &quot;&amp;[.A240]&amp;&quot; label 'Node &quot;&amp;[.B240]&amp;&quot;' ]&quot;" office:value-type="string" office:string-value="  node [ id 237 label 'Node 237' ]" calcext:value-type="string">
            <text:p><text:s text:c="2"/>node [ id 237 label 'Node 237' ]</text:p>
          </table:table-cell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/>
          <table:table-cell table:formula="of:=&quot;  node [ id &quot;&amp;[.A241]&amp;&quot; label 'Node &quot;&amp;[.B241]&amp;&quot;' ]&quot;" office:value-type="string" office:string-value="  node [ id 238 label 'Node 238' ]" calcext:value-type="string">
            <text:p><text:s text:c="2"/>node [ id 238 label 'Node 238' ]</text:p>
          </table:table-cell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/>
          <table:table-cell table:formula="of:=&quot;  node [ id &quot;&amp;[.A242]&amp;&quot; label 'Node &quot;&amp;[.B242]&amp;&quot;' ]&quot;" office:value-type="string" office:string-value="  node [ id 239 label 'Node 239' ]" calcext:value-type="string">
            <text:p><text:s text:c="2"/>node [ id 239 label 'Node 239' ]</text:p>
          </table:table-cell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/>
          <table:table-cell table:formula="of:=&quot;  node [ id &quot;&amp;[.A243]&amp;&quot; label 'Node &quot;&amp;[.B243]&amp;&quot;' ]&quot;" office:value-type="string" office:string-value="  node [ id 240 label 'Node 240' ]" calcext:value-type="string">
            <text:p><text:s text:c="2"/>node [ id 240 label 'Node 240' ]</text:p>
          </table:table-cell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/>
          <table:table-cell table:formula="of:=&quot;  node [ id &quot;&amp;[.A244]&amp;&quot; label 'Node &quot;&amp;[.B244]&amp;&quot;' ]&quot;" office:value-type="string" office:string-value="  node [ id 241 label 'Node 241' ]" calcext:value-type="string">
            <text:p><text:s text:c="2"/>node [ id 241 label 'Node 241' ]</text:p>
          </table:table-cell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/>
          <table:table-cell table:formula="of:=&quot;  node [ id &quot;&amp;[.A245]&amp;&quot; label 'Node &quot;&amp;[.B245]&amp;&quot;' ]&quot;" office:value-type="string" office:string-value="  node [ id 242 label 'Node 242' ]" calcext:value-type="string">
            <text:p><text:s text:c="2"/>node [ id 242 label 'Node 242' ]</text:p>
          </table:table-cell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/>
          <table:table-cell table:formula="of:=&quot;  node [ id &quot;&amp;[.A246]&amp;&quot; label 'Node &quot;&amp;[.B246]&amp;&quot;' ]&quot;" office:value-type="string" office:string-value="  node [ id 243 label 'Node 243' ]" calcext:value-type="string">
            <text:p><text:s text:c="2"/>node [ id 243 label 'Node 243' ]</text:p>
          </table:table-cell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/>
          <table:table-cell table:formula="of:=&quot;  node [ id &quot;&amp;[.A247]&amp;&quot; label 'Node &quot;&amp;[.B247]&amp;&quot;' ]&quot;" office:value-type="string" office:string-value="  node [ id 244 label 'Node 244' ]" calcext:value-type="string">
            <text:p><text:s text:c="2"/>node [ id 244 label 'Node 244' ]</text:p>
          </table:table-cell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/>
          <table:table-cell table:formula="of:=&quot;  node [ id &quot;&amp;[.A248]&amp;&quot; label 'Node &quot;&amp;[.B248]&amp;&quot;' ]&quot;" office:value-type="string" office:string-value="  node [ id 245 label 'Node 245' ]" calcext:value-type="string">
            <text:p><text:s text:c="2"/>node [ id 245 label 'Node 245' ]</text:p>
          </table:table-cell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/>
          <table:table-cell table:formula="of:=&quot;  node [ id &quot;&amp;[.A249]&amp;&quot; label 'Node &quot;&amp;[.B249]&amp;&quot;' ]&quot;" office:value-type="string" office:string-value="  node [ id 246 label 'Node 246' ]" calcext:value-type="string">
            <text:p><text:s text:c="2"/>node [ id 246 label 'Node 246' ]</text:p>
          </table:table-cell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/>
          <table:table-cell table:formula="of:=&quot;  node [ id &quot;&amp;[.A250]&amp;&quot; label 'Node &quot;&amp;[.B250]&amp;&quot;' ]&quot;" office:value-type="string" office:string-value="  node [ id 247 label 'Node 247' ]" calcext:value-type="string">
            <text:p><text:s text:c="2"/>node [ id 247 label 'Node 247' ]</text:p>
          </table:table-cell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/>
          <table:table-cell table:formula="of:=&quot;  node [ id &quot;&amp;[.A251]&amp;&quot; label 'Node &quot;&amp;[.B251]&amp;&quot;' ]&quot;" office:value-type="string" office:string-value="  node [ id 248 label 'Node 248' ]" calcext:value-type="string">
            <text:p><text:s text:c="2"/>node [ id 248 label 'Node 248' ]</text:p>
          </table:table-cell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/>
          <table:table-cell table:formula="of:=&quot;  node [ id &quot;&amp;[.A252]&amp;&quot; label 'Node &quot;&amp;[.B252]&amp;&quot;' ]&quot;" office:value-type="string" office:string-value="  node [ id 249 label 'Node 249' ]" calcext:value-type="string">
            <text:p><text:s text:c="2"/>node [ id 249 label 'Node 249' ]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/>
          <table:table-cell table:formula="of:=&quot;  node [ id &quot;&amp;[.A253]&amp;&quot; label 'Node &quot;&amp;[.B253]&amp;&quot;' ]&quot;" office:value-type="string" office:string-value="  node [ id 250 label 'Node 250' ]" calcext:value-type="string">
            <text:p><text:s text:c="2"/>node [ id 250 label 'Node 250' ]</text:p>
          </table:table-cell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/>
          <table:table-cell table:formula="of:=&quot;  node [ id &quot;&amp;[.A254]&amp;&quot; label 'Node &quot;&amp;[.B254]&amp;&quot;' ]&quot;" office:value-type="string" office:string-value="  node [ id 251 label 'Node 251' ]" calcext:value-type="string">
            <text:p><text:s text:c="2"/>node [ id 251 label 'Node 251' ]</text:p>
          </table:table-cell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/>
          <table:table-cell table:formula="of:=&quot;  node [ id &quot;&amp;[.A255]&amp;&quot; label 'Node &quot;&amp;[.B255]&amp;&quot;' ]&quot;" office:value-type="string" office:string-value="  node [ id 252 label 'Node 252' ]" calcext:value-type="string">
            <text:p><text:s text:c="2"/>node [ id 252 label 'Node 252' ]</text:p>
          </table:table-cell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/>
          <table:table-cell table:formula="of:=&quot;  node [ id &quot;&amp;[.A256]&amp;&quot; label 'Node &quot;&amp;[.B256]&amp;&quot;' ]&quot;" office:value-type="string" office:string-value="  node [ id 253 label 'Node 253' ]" calcext:value-type="string">
            <text:p><text:s text:c="2"/>node [ id 253 label 'Node 253' ]</text:p>
          </table:table-cell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/>
          <table:table-cell table:formula="of:=&quot;  node [ id &quot;&amp;[.A257]&amp;&quot; label 'Node &quot;&amp;[.B257]&amp;&quot;' ]&quot;" office:value-type="string" office:string-value="  node [ id 254 label 'Node 254' ]" calcext:value-type="string">
            <text:p><text:s text:c="2"/>node [ id 254 label 'Node 254' ]</text:p>
          </table:table-cell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/>
          <table:table-cell table:formula="of:=&quot;  node [ id &quot;&amp;[.A258]&amp;&quot; label 'Node &quot;&amp;[.B258]&amp;&quot;' ]&quot;" office:value-type="string" office:string-value="  node [ id 255 label 'Node 255' ]" calcext:value-type="string">
            <text:p><text:s text:c="2"/>node [ id 255 label 'Node 255' ]</text:p>
          </table:table-cell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/>
          <table:table-cell table:formula="of:=&quot;  node [ id &quot;&amp;[.A259]&amp;&quot; label 'Node &quot;&amp;[.B259]&amp;&quot;' ]&quot;" office:value-type="string" office:string-value="  node [ id 256 label 'Node 256' ]" calcext:value-type="string">
            <text:p><text:s text:c="2"/>node [ id 256 label 'Node 256' ]</text:p>
          </table:table-cell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/>
          <table:table-cell table:formula="of:=&quot;  node [ id &quot;&amp;[.A260]&amp;&quot; label 'Node &quot;&amp;[.B260]&amp;&quot;' ]&quot;" office:value-type="string" office:string-value="  node [ id 257 label 'Node 257' ]" calcext:value-type="string">
            <text:p><text:s text:c="2"/>node [ id 257 label 'Node 257' ]</text:p>
          </table:table-cell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/>
          <table:table-cell table:formula="of:=&quot;  node [ id &quot;&amp;[.A261]&amp;&quot; label 'Node &quot;&amp;[.B261]&amp;&quot;' ]&quot;" office:value-type="string" office:string-value="  node [ id 258 label 'Node 258' ]" calcext:value-type="string">
            <text:p><text:s text:c="2"/>node [ id 258 label 'Node 258' ]</text:p>
          </table:table-cell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/>
          <table:table-cell table:formula="of:=&quot;  node [ id &quot;&amp;[.A262]&amp;&quot; label 'Node &quot;&amp;[.B262]&amp;&quot;' ]&quot;" office:value-type="string" office:string-value="  node [ id 259 label 'Node 259' ]" calcext:value-type="string">
            <text:p><text:s text:c="2"/>node [ id 259 label 'Node 259' ]</text:p>
          </table:table-cell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/>
          <table:table-cell table:formula="of:=&quot;  node [ id &quot;&amp;[.A263]&amp;&quot; label 'Node &quot;&amp;[.B263]&amp;&quot;' ]&quot;" office:value-type="string" office:string-value="  node [ id 260 label 'Node 260' ]" calcext:value-type="string">
            <text:p><text:s text:c="2"/>node [ id 260 label 'Node 260' ]</text:p>
          </table:table-cell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/>
          <table:table-cell table:formula="of:=&quot;  node [ id &quot;&amp;[.A264]&amp;&quot; label 'Node &quot;&amp;[.B264]&amp;&quot;' ]&quot;" office:value-type="string" office:string-value="  node [ id 261 label 'Node 261' ]" calcext:value-type="string">
            <text:p><text:s text:c="2"/>node [ id 261 label 'Node 261' ]</text:p>
          </table:table-cell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/>
          <table:table-cell table:formula="of:=&quot;  node [ id &quot;&amp;[.A265]&amp;&quot; label 'Node &quot;&amp;[.B265]&amp;&quot;' ]&quot;" office:value-type="string" office:string-value="  node [ id 262 label 'Node 262' ]" calcext:value-type="string">
            <text:p><text:s text:c="2"/>node [ id 262 label 'Node 262' ]</text:p>
          </table:table-cell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/>
          <table:table-cell table:formula="of:=&quot;  node [ id &quot;&amp;[.A266]&amp;&quot; label 'Node &quot;&amp;[.B266]&amp;&quot;' ]&quot;" office:value-type="string" office:string-value="  node [ id 263 label 'Node 263' ]" calcext:value-type="string">
            <text:p><text:s text:c="2"/>node [ id 263 label 'Node 263' ]</text:p>
          </table:table-cell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/>
          <table:table-cell table:formula="of:=&quot;  node [ id &quot;&amp;[.A267]&amp;&quot; label 'Node &quot;&amp;[.B267]&amp;&quot;' ]&quot;" office:value-type="string" office:string-value="  node [ id 264 label 'Node 264' ]" calcext:value-type="string">
            <text:p><text:s text:c="2"/>node [ id 264 label 'Node 264' ]</text:p>
          </table:table-cell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/>
          <table:table-cell table:formula="of:=&quot;  node [ id &quot;&amp;[.A268]&amp;&quot; label 'Node &quot;&amp;[.B268]&amp;&quot;' ]&quot;" office:value-type="string" office:string-value="  node [ id 265 label 'Node 265' ]" calcext:value-type="string">
            <text:p><text:s text:c="2"/>node [ id 265 label 'Node 265' ]</text:p>
          </table:table-cell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/>
          <table:table-cell table:formula="of:=&quot;  node [ id &quot;&amp;[.A269]&amp;&quot; label 'Node &quot;&amp;[.B269]&amp;&quot;' ]&quot;" office:value-type="string" office:string-value="  node [ id 266 label 'Node 266' ]" calcext:value-type="string">
            <text:p><text:s text:c="2"/>node [ id 266 label 'Node 266' ]</text:p>
          </table:table-cell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/>
          <table:table-cell table:formula="of:=&quot;  node [ id &quot;&amp;[.A270]&amp;&quot; label 'Node &quot;&amp;[.B270]&amp;&quot;' ]&quot;" office:value-type="string" office:string-value="  node [ id 267 label 'Node 267' ]" calcext:value-type="string">
            <text:p><text:s text:c="2"/>node [ id 267 label 'Node 267' ]</text:p>
          </table:table-cell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/>
          <table:table-cell table:formula="of:=&quot;  node [ id &quot;&amp;[.A271]&amp;&quot; label 'Node &quot;&amp;[.B271]&amp;&quot;' ]&quot;" office:value-type="string" office:string-value="  node [ id 268 label 'Node 268' ]" calcext:value-type="string">
            <text:p><text:s text:c="2"/>node [ id 268 label 'Node 268' ]</text:p>
          </table:table-cell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/>
          <table:table-cell table:formula="of:=&quot;  node [ id &quot;&amp;[.A272]&amp;&quot; label 'Node &quot;&amp;[.B272]&amp;&quot;' ]&quot;" office:value-type="string" office:string-value="  node [ id 269 label 'Node 269' ]" calcext:value-type="string">
            <text:p><text:s text:c="2"/>node [ id 269 label 'Node 269' ]</text:p>
          </table:table-cell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/>
          <table:table-cell table:formula="of:=&quot;  node [ id &quot;&amp;[.A273]&amp;&quot; label 'Node &quot;&amp;[.B273]&amp;&quot;' ]&quot;" office:value-type="string" office:string-value="  node [ id 270 label 'Node 270' ]" calcext:value-type="string">
            <text:p><text:s text:c="2"/>node [ id 270 label 'Node 270' ]</text:p>
          </table:table-cell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/>
          <table:table-cell table:formula="of:=&quot;  node [ id &quot;&amp;[.A274]&amp;&quot; label 'Node &quot;&amp;[.B274]&amp;&quot;' ]&quot;" office:value-type="string" office:string-value="  node [ id 271 label 'Node 271' ]" calcext:value-type="string">
            <text:p><text:s text:c="2"/>node [ id 271 label 'Node 271' ]</text:p>
          </table:table-cell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/>
          <table:table-cell table:formula="of:=&quot;  node [ id &quot;&amp;[.A275]&amp;&quot; label 'Node &quot;&amp;[.B275]&amp;&quot;' ]&quot;" office:value-type="string" office:string-value="  node [ id 272 label 'Node 272' ]" calcext:value-type="string">
            <text:p><text:s text:c="2"/>node [ id 272 label 'Node 272' ]</text:p>
          </table:table-cell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/>
          <table:table-cell table:formula="of:=&quot;  node [ id &quot;&amp;[.A276]&amp;&quot; label 'Node &quot;&amp;[.B276]&amp;&quot;' ]&quot;" office:value-type="string" office:string-value="  node [ id 273 label 'Node 273' ]" calcext:value-type="string">
            <text:p><text:s text:c="2"/>node [ id 273 label 'Node 273' ]</text:p>
          </table:table-cell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/>
          <table:table-cell table:formula="of:=&quot;  node [ id &quot;&amp;[.A277]&amp;&quot; label 'Node &quot;&amp;[.B277]&amp;&quot;' ]&quot;" office:value-type="string" office:string-value="  node [ id 274 label 'Node 274' ]" calcext:value-type="string">
            <text:p><text:s text:c="2"/>node [ id 274 label 'Node 274' ]</text:p>
          </table:table-cell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/>
          <table:table-cell table:formula="of:=&quot;  node [ id &quot;&amp;[.A278]&amp;&quot; label 'Node &quot;&amp;[.B278]&amp;&quot;' ]&quot;" office:value-type="string" office:string-value="  node [ id 275 label 'Node 275' ]" calcext:value-type="string">
            <text:p><text:s text:c="2"/>node [ id 275 label 'Node 275' ]</text:p>
          </table:table-cell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/>
          <table:table-cell table:formula="of:=&quot;  node [ id &quot;&amp;[.A279]&amp;&quot; label 'Node &quot;&amp;[.B279]&amp;&quot;' ]&quot;" office:value-type="string" office:string-value="  node [ id 276 label 'Node 276' ]" calcext:value-type="string">
            <text:p><text:s text:c="2"/>node [ id 276 label 'Node 276' ]</text:p>
          </table:table-cell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/>
          <table:table-cell table:formula="of:=&quot;  node [ id &quot;&amp;[.A280]&amp;&quot; label 'Node &quot;&amp;[.B280]&amp;&quot;' ]&quot;" office:value-type="string" office:string-value="  node [ id 277 label 'Node 277' ]" calcext:value-type="string">
            <text:p><text:s text:c="2"/>node [ id 277 label 'Node 277' ]</text:p>
          </table:table-cell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/>
          <table:table-cell table:formula="of:=&quot;  node [ id &quot;&amp;[.A281]&amp;&quot; label 'Node &quot;&amp;[.B281]&amp;&quot;' ]&quot;" office:value-type="string" office:string-value="  node [ id 278 label 'Node 278' ]" calcext:value-type="string">
            <text:p><text:s text:c="2"/>node [ id 278 label 'Node 278' ]</text:p>
          </table:table-cell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/>
          <table:table-cell table:formula="of:=&quot;  node [ id &quot;&amp;[.A282]&amp;&quot; label 'Node &quot;&amp;[.B282]&amp;&quot;' ]&quot;" office:value-type="string" office:string-value="  node [ id 279 label 'Node 279' ]" calcext:value-type="string">
            <text:p><text:s text:c="2"/>node [ id 279 label 'Node 279' ]</text:p>
          </table:table-cell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/>
          <table:table-cell table:formula="of:=&quot;  node [ id &quot;&amp;[.A283]&amp;&quot; label 'Node &quot;&amp;[.B283]&amp;&quot;' ]&quot;" office:value-type="string" office:string-value="  node [ id 280 label 'Node 280' ]" calcext:value-type="string">
            <text:p><text:s text:c="2"/>node [ id 280 label 'Node 280' ]</text:p>
          </table:table-cell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/>
          <table:table-cell table:formula="of:=&quot;  node [ id &quot;&amp;[.A284]&amp;&quot; label 'Node &quot;&amp;[.B284]&amp;&quot;' ]&quot;" office:value-type="string" office:string-value="  node [ id 281 label 'Node 281' ]" calcext:value-type="string">
            <text:p><text:s text:c="2"/>node [ id 281 label 'Node 281' ]</text:p>
          </table:table-cell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/>
          <table:table-cell table:formula="of:=&quot;  node [ id &quot;&amp;[.A285]&amp;&quot; label 'Node &quot;&amp;[.B285]&amp;&quot;' ]&quot;" office:value-type="string" office:string-value="  node [ id 282 label 'Node 282' ]" calcext:value-type="string">
            <text:p><text:s text:c="2"/>node [ id 282 label 'Node 282' ]</text:p>
          </table:table-cell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/>
          <table:table-cell table:formula="of:=&quot;  node [ id &quot;&amp;[.A286]&amp;&quot; label 'Node &quot;&amp;[.B286]&amp;&quot;' ]&quot;" office:value-type="string" office:string-value="  node [ id 283 label 'Node 283' ]" calcext:value-type="string">
            <text:p><text:s text:c="2"/>node [ id 283 label 'Node 283' ]</text:p>
          </table:table-cell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/>
          <table:table-cell table:formula="of:=&quot;  node [ id &quot;&amp;[.A287]&amp;&quot; label 'Node &quot;&amp;[.B287]&amp;&quot;' ]&quot;" office:value-type="string" office:string-value="  node [ id 284 label 'Node 284' ]" calcext:value-type="string">
            <text:p><text:s text:c="2"/>node [ id 284 label 'Node 284' ]</text:p>
          </table:table-cell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/>
          <table:table-cell table:formula="of:=&quot;  node [ id &quot;&amp;[.A288]&amp;&quot; label 'Node &quot;&amp;[.B288]&amp;&quot;' ]&quot;" office:value-type="string" office:string-value="  node [ id 285 label 'Node 285' ]" calcext:value-type="string">
            <text:p><text:s text:c="2"/>node [ id 285 label 'Node 285' ]</text:p>
          </table:table-cell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/>
          <table:table-cell table:formula="of:=&quot;  node [ id &quot;&amp;[.A289]&amp;&quot; label 'Node &quot;&amp;[.B289]&amp;&quot;' ]&quot;" office:value-type="string" office:string-value="  node [ id 286 label 'Node 286' ]" calcext:value-type="string">
            <text:p><text:s text:c="2"/>node [ id 286 label 'Node 286' ]</text:p>
          </table:table-cell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/>
          <table:table-cell table:formula="of:=&quot;  node [ id &quot;&amp;[.A290]&amp;&quot; label 'Node &quot;&amp;[.B290]&amp;&quot;' ]&quot;" office:value-type="string" office:string-value="  node [ id 287 label 'Node 287' ]" calcext:value-type="string">
            <text:p><text:s text:c="2"/>node [ id 287 label 'Node 287' ]</text:p>
          </table:table-cell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/>
          <table:table-cell table:formula="of:=&quot;  node [ id &quot;&amp;[.A291]&amp;&quot; label 'Node &quot;&amp;[.B291]&amp;&quot;' ]&quot;" office:value-type="string" office:string-value="  node [ id 288 label 'Node 288' ]" calcext:value-type="string">
            <text:p><text:s text:c="2"/>node [ id 288 label 'Node 288' ]</text:p>
          </table:table-cell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/>
          <table:table-cell table:formula="of:=&quot;  node [ id &quot;&amp;[.A292]&amp;&quot; label 'Node &quot;&amp;[.B292]&amp;&quot;' ]&quot;" office:value-type="string" office:string-value="  node [ id 289 label 'Node 289' ]" calcext:value-type="string">
            <text:p><text:s text:c="2"/>node [ id 289 label 'Node 289' ]</text:p>
          </table:table-cell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/>
          <table:table-cell table:formula="of:=&quot;  node [ id &quot;&amp;[.A293]&amp;&quot; label 'Node &quot;&amp;[.B293]&amp;&quot;' ]&quot;" office:value-type="string" office:string-value="  node [ id 290 label 'Node 290' ]" calcext:value-type="string">
            <text:p><text:s text:c="2"/>node [ id 290 label 'Node 290' ]</text:p>
          </table:table-cell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/>
          <table:table-cell table:formula="of:=&quot;  node [ id &quot;&amp;[.A294]&amp;&quot; label 'Node &quot;&amp;[.B294]&amp;&quot;' ]&quot;" office:value-type="string" office:string-value="  node [ id 291 label 'Node 291' ]" calcext:value-type="string">
            <text:p><text:s text:c="2"/>node [ id 291 label 'Node 291' ]</text:p>
          </table:table-cell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/>
          <table:table-cell table:formula="of:=&quot;  node [ id &quot;&amp;[.A295]&amp;&quot; label 'Node &quot;&amp;[.B295]&amp;&quot;' ]&quot;" office:value-type="string" office:string-value="  node [ id 292 label 'Node 292' ]" calcext:value-type="string">
            <text:p><text:s text:c="2"/>node [ id 292 label 'Node 292' ]</text:p>
          </table:table-cell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/>
          <table:table-cell table:formula="of:=&quot;  node [ id &quot;&amp;[.A296]&amp;&quot; label 'Node &quot;&amp;[.B296]&amp;&quot;' ]&quot;" office:value-type="string" office:string-value="  node [ id 293 label 'Node 293' ]" calcext:value-type="string">
            <text:p><text:s text:c="2"/>node [ id 293 label 'Node 293' ]</text:p>
          </table:table-cell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/>
          <table:table-cell table:formula="of:=&quot;  node [ id &quot;&amp;[.A297]&amp;&quot; label 'Node &quot;&amp;[.B297]&amp;&quot;' ]&quot;" office:value-type="string" office:string-value="  node [ id 294 label 'Node 294' ]" calcext:value-type="string">
            <text:p><text:s text:c="2"/>node [ id 294 label 'Node 294' ]</text:p>
          </table:table-cell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/>
          <table:table-cell table:formula="of:=&quot;  node [ id &quot;&amp;[.A298]&amp;&quot; label 'Node &quot;&amp;[.B298]&amp;&quot;' ]&quot;" office:value-type="string" office:string-value="  node [ id 295 label 'Node 295' ]" calcext:value-type="string">
            <text:p><text:s text:c="2"/>node [ id 295 label 'Node 295' ]</text:p>
          </table:table-cell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/>
          <table:table-cell table:formula="of:=&quot;  node [ id &quot;&amp;[.A299]&amp;&quot; label 'Node &quot;&amp;[.B299]&amp;&quot;' ]&quot;" office:value-type="string" office:string-value="  node [ id 296 label 'Node 296' ]" calcext:value-type="string">
            <text:p><text:s text:c="2"/>node [ id 296 label 'Node 296' ]</text:p>
          </table:table-cell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/>
          <table:table-cell table:formula="of:=&quot;  node [ id &quot;&amp;[.A300]&amp;&quot; label 'Node &quot;&amp;[.B300]&amp;&quot;' ]&quot;" office:value-type="string" office:string-value="  node [ id 297 label 'Node 297' ]" calcext:value-type="string">
            <text:p><text:s text:c="2"/>node [ id 297 label 'Node 297' ]</text:p>
          </table:table-cell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/>
          <table:table-cell table:formula="of:=&quot;  node [ id &quot;&amp;[.A301]&amp;&quot; label 'Node &quot;&amp;[.B301]&amp;&quot;' ]&quot;" office:value-type="string" office:string-value="  node [ id 298 label 'Node 298' ]" calcext:value-type="string">
            <text:p><text:s text:c="2"/>node [ id 298 label 'Node 298' ]</text:p>
          </table:table-cell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/>
          <table:table-cell table:formula="of:=&quot;  node [ id &quot;&amp;[.A302]&amp;&quot; label 'Node &quot;&amp;[.B302]&amp;&quot;' ]&quot;" office:value-type="string" office:string-value="  node [ id 299 label 'Node 299' ]" calcext:value-type="string">
            <text:p><text:s text:c="2"/>node [ id 299 label 'Node 299' ]</text:p>
          </table:table-cell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/>
          <table:table-cell table:formula="of:=&quot;  node [ id &quot;&amp;[.A303]&amp;&quot; label 'Node &quot;&amp;[.B303]&amp;&quot;' ]&quot;" office:value-type="string" office:string-value="  node [ id 300 label 'Node 300' ]" calcext:value-type="string">
            <text:p><text:s text:c="2"/>node [ id 300 label 'Node 300' ]</text:p>
          </table:table-cell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/>
          <table:table-cell table:formula="of:=&quot;  node [ id &quot;&amp;[.A304]&amp;&quot; label 'Node &quot;&amp;[.B304]&amp;&quot;' ]&quot;" office:value-type="string" office:string-value="  node [ id 301 label 'Node 301' ]" calcext:value-type="string">
            <text:p><text:s text:c="2"/>node [ id 301 label 'Node 301' ]</text:p>
          </table:table-cell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/>
          <table:table-cell table:formula="of:=&quot;  node [ id &quot;&amp;[.A305]&amp;&quot; label 'Node &quot;&amp;[.B305]&amp;&quot;' ]&quot;" office:value-type="string" office:string-value="  node [ id 302 label 'Node 302' ]" calcext:value-type="string">
            <text:p><text:s text:c="2"/>node [ id 302 label 'Node 302' ]</text:p>
          </table:table-cell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/>
          <table:table-cell table:formula="of:=&quot;  node [ id &quot;&amp;[.A306]&amp;&quot; label 'Node &quot;&amp;[.B306]&amp;&quot;' ]&quot;" office:value-type="string" office:string-value="  node [ id 303 label 'Node 303' ]" calcext:value-type="string">
            <text:p><text:s text:c="2"/>node [ id 303 label 'Node 303' ]</text:p>
          </table:table-cell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/>
          <table:table-cell table:formula="of:=&quot;  node [ id &quot;&amp;[.A307]&amp;&quot; label 'Node &quot;&amp;[.B307]&amp;&quot;' ]&quot;" office:value-type="string" office:string-value="  node [ id 304 label 'Node 304' ]" calcext:value-type="string">
            <text:p><text:s text:c="2"/>node [ id 304 label 'Node 304' ]</text:p>
          </table:table-cell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/>
          <table:table-cell table:formula="of:=&quot;  node [ id &quot;&amp;[.A308]&amp;&quot; label 'Node &quot;&amp;[.B308]&amp;&quot;' ]&quot;" office:value-type="string" office:string-value="  node [ id 305 label 'Node 305' ]" calcext:value-type="string">
            <text:p><text:s text:c="2"/>node [ id 305 label 'Node 305' ]</text:p>
          </table:table-cell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/>
          <table:table-cell table:formula="of:=&quot;  node [ id &quot;&amp;[.A309]&amp;&quot; label 'Node &quot;&amp;[.B309]&amp;&quot;' ]&quot;" office:value-type="string" office:string-value="  node [ id 306 label 'Node 306' ]" calcext:value-type="string">
            <text:p><text:s text:c="2"/>node [ id 306 label 'Node 306' ]</text:p>
          </table:table-cell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/>
          <table:table-cell table:formula="of:=&quot;  node [ id &quot;&amp;[.A310]&amp;&quot; label 'Node &quot;&amp;[.B310]&amp;&quot;' ]&quot;" office:value-type="string" office:string-value="  node [ id 307 label 'Node 307' ]" calcext:value-type="string">
            <text:p><text:s text:c="2"/>node [ id 307 label 'Node 307' ]</text:p>
          </table:table-cell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/>
          <table:table-cell table:formula="of:=&quot;  node [ id &quot;&amp;[.A311]&amp;&quot; label 'Node &quot;&amp;[.B311]&amp;&quot;' ]&quot;" office:value-type="string" office:string-value="  node [ id 308 label 'Node 308' ]" calcext:value-type="string">
            <text:p><text:s text:c="2"/>node [ id 308 label 'Node 308' ]</text:p>
          </table:table-cell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/>
          <table:table-cell table:formula="of:=&quot;  node [ id &quot;&amp;[.A312]&amp;&quot; label 'Node &quot;&amp;[.B312]&amp;&quot;' ]&quot;" office:value-type="string" office:string-value="  node [ id 309 label 'Node 309' ]" calcext:value-type="string">
            <text:p><text:s text:c="2"/>node [ id 309 label 'Node 309' ]</text:p>
          </table:table-cell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/>
          <table:table-cell table:formula="of:=&quot;  node [ id &quot;&amp;[.A313]&amp;&quot; label 'Node &quot;&amp;[.B313]&amp;&quot;' ]&quot;" office:value-type="string" office:string-value="  node [ id 310 label 'Node 310' ]" calcext:value-type="string">
            <text:p><text:s text:c="2"/>node [ id 310 label 'Node 310' ]</text:p>
          </table:table-cell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/>
          <table:table-cell table:formula="of:=&quot;  node [ id &quot;&amp;[.A314]&amp;&quot; label 'Node &quot;&amp;[.B314]&amp;&quot;' ]&quot;" office:value-type="string" office:string-value="  node [ id 311 label 'Node 311' ]" calcext:value-type="string">
            <text:p><text:s text:c="2"/>node [ id 311 label 'Node 311' ]</text:p>
          </table:table-cell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/>
          <table:table-cell table:formula="of:=&quot;  node [ id &quot;&amp;[.A315]&amp;&quot; label 'Node &quot;&amp;[.B315]&amp;&quot;' ]&quot;" office:value-type="string" office:string-value="  node [ id 312 label 'Node 312' ]" calcext:value-type="string">
            <text:p><text:s text:c="2"/>node [ id 312 label 'Node 312' ]</text:p>
          </table:table-cell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/>
          <table:table-cell table:formula="of:=&quot;  node [ id &quot;&amp;[.A316]&amp;&quot; label 'Node &quot;&amp;[.B316]&amp;&quot;' ]&quot;" office:value-type="string" office:string-value="  node [ id 313 label 'Node 313' ]" calcext:value-type="string">
            <text:p><text:s text:c="2"/>node [ id 313 label 'Node 313' ]</text:p>
          </table:table-cell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/>
          <table:table-cell table:formula="of:=&quot;  node [ id &quot;&amp;[.A317]&amp;&quot; label 'Node &quot;&amp;[.B317]&amp;&quot;' ]&quot;" office:value-type="string" office:string-value="  node [ id 314 label 'Node 314' ]" calcext:value-type="string">
            <text:p><text:s text:c="2"/>node [ id 314 label 'Node 314' ]</text:p>
          </table:table-cell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/>
          <table:table-cell table:formula="of:=&quot;  node [ id &quot;&amp;[.A318]&amp;&quot; label 'Node &quot;&amp;[.B318]&amp;&quot;' ]&quot;" office:value-type="string" office:string-value="  node [ id 315 label 'Node 315' ]" calcext:value-type="string">
            <text:p><text:s text:c="2"/>node [ id 315 label 'Node 315' ]</text:p>
          </table:table-cell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/>
          <table:table-cell table:formula="of:=&quot;  node [ id &quot;&amp;[.A319]&amp;&quot; label 'Node &quot;&amp;[.B319]&amp;&quot;' ]&quot;" office:value-type="string" office:string-value="  node [ id 316 label 'Node 316' ]" calcext:value-type="string">
            <text:p><text:s text:c="2"/>node [ id 316 label 'Node 316' ]</text:p>
          </table:table-cell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/>
          <table:table-cell table:formula="of:=&quot;  node [ id &quot;&amp;[.A320]&amp;&quot; label 'Node &quot;&amp;[.B320]&amp;&quot;' ]&quot;" office:value-type="string" office:string-value="  node [ id 317 label 'Node 317' ]" calcext:value-type="string">
            <text:p><text:s text:c="2"/>node [ id 317 label 'Node 317' ]</text:p>
          </table:table-cell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/>
          <table:table-cell table:formula="of:=&quot;  node [ id &quot;&amp;[.A321]&amp;&quot; label 'Node &quot;&amp;[.B321]&amp;&quot;' ]&quot;" office:value-type="string" office:string-value="  node [ id 318 label 'Node 318' ]" calcext:value-type="string">
            <text:p><text:s text:c="2"/>node [ id 318 label 'Node 318' ]</text:p>
          </table:table-cell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/>
          <table:table-cell table:formula="of:=&quot;  node [ id &quot;&amp;[.A322]&amp;&quot; label 'Node &quot;&amp;[.B322]&amp;&quot;' ]&quot;" office:value-type="string" office:string-value="  node [ id 319 label 'Node 319' ]" calcext:value-type="string">
            <text:p><text:s text:c="2"/>node [ id 319 label 'Node 319' ]</text:p>
          </table:table-cell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/>
          <table:table-cell table:formula="of:=&quot;  node [ id &quot;&amp;[.A323]&amp;&quot; label 'Node &quot;&amp;[.B323]&amp;&quot;' ]&quot;" office:value-type="string" office:string-value="  node [ id 320 label 'Node 320' ]" calcext:value-type="string">
            <text:p><text:s text:c="2"/>node [ id 320 label 'Node 320' ]</text:p>
          </table:table-cell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/>
          <table:table-cell table:formula="of:=&quot;  node [ id &quot;&amp;[.A324]&amp;&quot; label 'Node &quot;&amp;[.B324]&amp;&quot;' ]&quot;" office:value-type="string" office:string-value="  node [ id 321 label 'Node 321' ]" calcext:value-type="string">
            <text:p><text:s text:c="2"/>node [ id 321 label 'Node 321' ]</text:p>
          </table:table-cell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/>
          <table:table-cell table:formula="of:=&quot;  node [ id &quot;&amp;[.A325]&amp;&quot; label 'Node &quot;&amp;[.B325]&amp;&quot;' ]&quot;" office:value-type="string" office:string-value="  node [ id 322 label 'Node 322' ]" calcext:value-type="string">
            <text:p><text:s text:c="2"/>node [ id 322 label 'Node 322' ]</text:p>
          </table:table-cell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/>
          <table:table-cell table:formula="of:=&quot;  node [ id &quot;&amp;[.A326]&amp;&quot; label 'Node &quot;&amp;[.B326]&amp;&quot;' ]&quot;" office:value-type="string" office:string-value="  node [ id 323 label 'Node 323' ]" calcext:value-type="string">
            <text:p><text:s text:c="2"/>node [ id 323 label 'Node 323' ]</text:p>
          </table:table-cell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/>
          <table:table-cell table:formula="of:=&quot;  node [ id &quot;&amp;[.A327]&amp;&quot; label 'Node &quot;&amp;[.B327]&amp;&quot;' ]&quot;" office:value-type="string" office:string-value="  node [ id 324 label 'Node 324' ]" calcext:value-type="string">
            <text:p><text:s text:c="2"/>node [ id 324 label 'Node 324' ]</text:p>
          </table:table-cell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/>
          <table:table-cell table:formula="of:=&quot;  node [ id &quot;&amp;[.A328]&amp;&quot; label 'Node &quot;&amp;[.B328]&amp;&quot;' ]&quot;" office:value-type="string" office:string-value="  node [ id 325 label 'Node 325' ]" calcext:value-type="string">
            <text:p><text:s text:c="2"/>node [ id 325 label 'Node 325' ]</text:p>
          </table:table-cell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/>
          <table:table-cell table:formula="of:=&quot;  node [ id &quot;&amp;[.A329]&amp;&quot; label 'Node &quot;&amp;[.B329]&amp;&quot;' ]&quot;" office:value-type="string" office:string-value="  node [ id 326 label 'Node 326' ]" calcext:value-type="string">
            <text:p><text:s text:c="2"/>node [ id 326 label 'Node 326' ]</text:p>
          </table:table-cell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/>
          <table:table-cell table:formula="of:=&quot;  node [ id &quot;&amp;[.A330]&amp;&quot; label 'Node &quot;&amp;[.B330]&amp;&quot;' ]&quot;" office:value-type="string" office:string-value="  node [ id 327 label 'Node 327' ]" calcext:value-type="string">
            <text:p><text:s text:c="2"/>node [ id 327 label 'Node 327' ]</text:p>
          </table:table-cell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/>
          <table:table-cell table:formula="of:=&quot;  node [ id &quot;&amp;[.A331]&amp;&quot; label 'Node &quot;&amp;[.B331]&amp;&quot;' ]&quot;" office:value-type="string" office:string-value="  node [ id 328 label 'Node 328' ]" calcext:value-type="string">
            <text:p><text:s text:c="2"/>node [ id 328 label 'Node 328' ]</text:p>
          </table:table-cell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/>
          <table:table-cell table:formula="of:=&quot;  node [ id &quot;&amp;[.A332]&amp;&quot; label 'Node &quot;&amp;[.B332]&amp;&quot;' ]&quot;" office:value-type="string" office:string-value="  node [ id 329 label 'Node 329' ]" calcext:value-type="string">
            <text:p><text:s text:c="2"/>node [ id 329 label 'Node 329' ]</text:p>
          </table:table-cell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/>
          <table:table-cell table:formula="of:=&quot;  node [ id &quot;&amp;[.A333]&amp;&quot; label 'Node &quot;&amp;[.B333]&amp;&quot;' ]&quot;" office:value-type="string" office:string-value="  node [ id 330 label 'Node 330' ]" calcext:value-type="string">
            <text:p><text:s text:c="2"/>node [ id 330 label 'Node 330' ]</text:p>
          </table:table-cell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/>
          <table:table-cell table:formula="of:=&quot;  node [ id &quot;&amp;[.A334]&amp;&quot; label 'Node &quot;&amp;[.B334]&amp;&quot;' ]&quot;" office:value-type="string" office:string-value="  node [ id 331 label 'Node 331' ]" calcext:value-type="string">
            <text:p><text:s text:c="2"/>node [ id 331 label 'Node 331' ]</text:p>
          </table:table-cell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/>
          <table:table-cell table:formula="of:=&quot;  node [ id &quot;&amp;[.A335]&amp;&quot; label 'Node &quot;&amp;[.B335]&amp;&quot;' ]&quot;" office:value-type="string" office:string-value="  node [ id 332 label 'Node 332' ]" calcext:value-type="string">
            <text:p><text:s text:c="2"/>node [ id 332 label 'Node 332' ]</text:p>
          </table:table-cell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/>
          <table:table-cell table:formula="of:=&quot;  node [ id &quot;&amp;[.A336]&amp;&quot; label 'Node &quot;&amp;[.B336]&amp;&quot;' ]&quot;" office:value-type="string" office:string-value="  node [ id 333 label 'Node 333' ]" calcext:value-type="string">
            <text:p><text:s text:c="2"/>node [ id 333 label 'Node 333' ]</text:p>
          </table:table-cell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/>
          <table:table-cell table:formula="of:=&quot;  node [ id &quot;&amp;[.A337]&amp;&quot; label 'Node &quot;&amp;[.B337]&amp;&quot;' ]&quot;" office:value-type="string" office:string-value="  node [ id 334 label 'Node 334' ]" calcext:value-type="string">
            <text:p><text:s text:c="2"/>node [ id 334 label 'Node 334' ]</text:p>
          </table:table-cell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/>
          <table:table-cell table:formula="of:=&quot;  node [ id &quot;&amp;[.A338]&amp;&quot; label 'Node &quot;&amp;[.B338]&amp;&quot;' ]&quot;" office:value-type="string" office:string-value="  node [ id 335 label 'Node 335' ]" calcext:value-type="string">
            <text:p><text:s text:c="2"/>node [ id 335 label 'Node 335' ]</text:p>
          </table:table-cell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/>
          <table:table-cell table:formula="of:=&quot;  node [ id &quot;&amp;[.A339]&amp;&quot; label 'Node &quot;&amp;[.B339]&amp;&quot;' ]&quot;" office:value-type="string" office:string-value="  node [ id 336 label 'Node 336' ]" calcext:value-type="string">
            <text:p><text:s text:c="2"/>node [ id 336 label 'Node 336' ]</text:p>
          </table:table-cell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/>
          <table:table-cell table:formula="of:=&quot;  node [ id &quot;&amp;[.A340]&amp;&quot; label 'Node &quot;&amp;[.B340]&amp;&quot;' ]&quot;" office:value-type="string" office:string-value="  node [ id 337 label 'Node 337' ]" calcext:value-type="string">
            <text:p><text:s text:c="2"/>node [ id 337 label 'Node 337' ]</text:p>
          </table:table-cell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/>
          <table:table-cell table:formula="of:=&quot;  node [ id &quot;&amp;[.A341]&amp;&quot; label 'Node &quot;&amp;[.B341]&amp;&quot;' ]&quot;" office:value-type="string" office:string-value="  node [ id 338 label 'Node 338' ]" calcext:value-type="string">
            <text:p><text:s text:c="2"/>node [ id 338 label 'Node 338' ]</text:p>
          </table:table-cell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/>
          <table:table-cell table:formula="of:=&quot;  node [ id &quot;&amp;[.A342]&amp;&quot; label 'Node &quot;&amp;[.B342]&amp;&quot;' ]&quot;" office:value-type="string" office:string-value="  node [ id 339 label 'Node 339' ]" calcext:value-type="string">
            <text:p><text:s text:c="2"/>node [ id 339 label 'Node 339' ]</text:p>
          </table:table-cell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/>
          <table:table-cell table:formula="of:=&quot;  node [ id &quot;&amp;[.A343]&amp;&quot; label 'Node &quot;&amp;[.B343]&amp;&quot;' ]&quot;" office:value-type="string" office:string-value="  node [ id 340 label 'Node 340' ]" calcext:value-type="string">
            <text:p><text:s text:c="2"/>node [ id 340 label 'Node 340' ]</text:p>
          </table:table-cell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/>
          <table:table-cell table:formula="of:=&quot;  node [ id &quot;&amp;[.A344]&amp;&quot; label 'Node &quot;&amp;[.B344]&amp;&quot;' ]&quot;" office:value-type="string" office:string-value="  node [ id 341 label 'Node 341' ]" calcext:value-type="string">
            <text:p><text:s text:c="2"/>node [ id 341 label 'Node 341' ]</text:p>
          </table:table-cell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/>
          <table:table-cell table:formula="of:=&quot;  node [ id &quot;&amp;[.A345]&amp;&quot; label 'Node &quot;&amp;[.B345]&amp;&quot;' ]&quot;" office:value-type="string" office:string-value="  node [ id 342 label 'Node 342' ]" calcext:value-type="string">
            <text:p><text:s text:c="2"/>node [ id 342 label 'Node 342' ]</text:p>
          </table:table-cell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/>
          <table:table-cell table:formula="of:=&quot;  node [ id &quot;&amp;[.A346]&amp;&quot; label 'Node &quot;&amp;[.B346]&amp;&quot;' ]&quot;" office:value-type="string" office:string-value="  node [ id 343 label 'Node 343' ]" calcext:value-type="string">
            <text:p><text:s text:c="2"/>node [ id 343 label 'Node 343' ]</text:p>
          </table:table-cell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/>
          <table:table-cell table:formula="of:=&quot;  node [ id &quot;&amp;[.A347]&amp;&quot; label 'Node &quot;&amp;[.B347]&amp;&quot;' ]&quot;" office:value-type="string" office:string-value="  node [ id 344 label 'Node 344' ]" calcext:value-type="string">
            <text:p><text:s text:c="2"/>node [ id 344 label 'Node 344' ]</text:p>
          </table:table-cell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/>
          <table:table-cell table:formula="of:=&quot;  node [ id &quot;&amp;[.A348]&amp;&quot; label 'Node &quot;&amp;[.B348]&amp;&quot;' ]&quot;" office:value-type="string" office:string-value="  node [ id 345 label 'Node 345' ]" calcext:value-type="string">
            <text:p><text:s text:c="2"/>node [ id 345 label 'Node 345' ]</text:p>
          </table:table-cell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/>
          <table:table-cell table:formula="of:=&quot;  node [ id &quot;&amp;[.A349]&amp;&quot; label 'Node &quot;&amp;[.B349]&amp;&quot;' ]&quot;" office:value-type="string" office:string-value="  node [ id 346 label 'Node 346' ]" calcext:value-type="string">
            <text:p><text:s text:c="2"/>node [ id 346 label 'Node 346' ]</text:p>
          </table:table-cell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/>
          <table:table-cell table:formula="of:=&quot;  node [ id &quot;&amp;[.A350]&amp;&quot; label 'Node &quot;&amp;[.B350]&amp;&quot;' ]&quot;" office:value-type="string" office:string-value="  node [ id 347 label 'Node 347' ]" calcext:value-type="string">
            <text:p><text:s text:c="2"/>node [ id 347 label 'Node 347' ]</text:p>
          </table:table-cell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/>
          <table:table-cell table:formula="of:=&quot;  node [ id &quot;&amp;[.A351]&amp;&quot; label 'Node &quot;&amp;[.B351]&amp;&quot;' ]&quot;" office:value-type="string" office:string-value="  node [ id 348 label 'Node 348' ]" calcext:value-type="string">
            <text:p><text:s text:c="2"/>node [ id 348 label 'Node 348' ]</text:p>
          </table:table-cell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/>
          <table:table-cell table:formula="of:=&quot;  node [ id &quot;&amp;[.A352]&amp;&quot; label 'Node &quot;&amp;[.B352]&amp;&quot;' ]&quot;" office:value-type="string" office:string-value="  node [ id 349 label 'Node 349' ]" calcext:value-type="string">
            <text:p><text:s text:c="2"/>node [ id 349 label 'Node 349' ]</text:p>
          </table:table-cell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/>
          <table:table-cell table:formula="of:=&quot;  node [ id &quot;&amp;[.A353]&amp;&quot; label 'Node &quot;&amp;[.B353]&amp;&quot;' ]&quot;" office:value-type="string" office:string-value="  node [ id 350 label 'Node 350' ]" calcext:value-type="string">
            <text:p><text:s text:c="2"/>node [ id 350 label 'Node 350' ]</text:p>
          </table:table-cell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/>
          <table:table-cell table:formula="of:=&quot;  node [ id &quot;&amp;[.A354]&amp;&quot; label 'Node &quot;&amp;[.B354]&amp;&quot;' ]&quot;" office:value-type="string" office:string-value="  node [ id 351 label 'Node 351' ]" calcext:value-type="string">
            <text:p><text:s text:c="2"/>node [ id 351 label 'Node 351' ]</text:p>
          </table:table-cell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/>
          <table:table-cell table:formula="of:=&quot;  node [ id &quot;&amp;[.A355]&amp;&quot; label 'Node &quot;&amp;[.B355]&amp;&quot;' ]&quot;" office:value-type="string" office:string-value="  node [ id 352 label 'Node 352' ]" calcext:value-type="string">
            <text:p><text:s text:c="2"/>node [ id 352 label 'Node 352' ]</text:p>
          </table:table-cell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/>
          <table:table-cell table:formula="of:=&quot;  node [ id &quot;&amp;[.A356]&amp;&quot; label 'Node &quot;&amp;[.B356]&amp;&quot;' ]&quot;" office:value-type="string" office:string-value="  node [ id 353 label 'Node 353' ]" calcext:value-type="string">
            <text:p><text:s text:c="2"/>node [ id 353 label 'Node 353' ]</text:p>
          </table:table-cell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/>
          <table:table-cell table:formula="of:=&quot;  node [ id &quot;&amp;[.A357]&amp;&quot; label 'Node &quot;&amp;[.B357]&amp;&quot;' ]&quot;" office:value-type="string" office:string-value="  node [ id 354 label 'Node 354' ]" calcext:value-type="string">
            <text:p><text:s text:c="2"/>node [ id 354 label 'Node 354' ]</text:p>
          </table:table-cell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/>
          <table:table-cell table:formula="of:=&quot;  node [ id &quot;&amp;[.A358]&amp;&quot; label 'Node &quot;&amp;[.B358]&amp;&quot;' ]&quot;" office:value-type="string" office:string-value="  node [ id 355 label 'Node 355' ]" calcext:value-type="string">
            <text:p><text:s text:c="2"/>node [ id 355 label 'Node 355' ]</text:p>
          </table:table-cell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/>
          <table:table-cell table:formula="of:=&quot;  node [ id &quot;&amp;[.A359]&amp;&quot; label 'Node &quot;&amp;[.B359]&amp;&quot;' ]&quot;" office:value-type="string" office:string-value="  node [ id 356 label 'Node 356' ]" calcext:value-type="string">
            <text:p><text:s text:c="2"/>node [ id 356 label 'Node 356' ]</text:p>
          </table:table-cell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/>
          <table:table-cell table:formula="of:=&quot;  node [ id &quot;&amp;[.A360]&amp;&quot; label 'Node &quot;&amp;[.B360]&amp;&quot;' ]&quot;" office:value-type="string" office:string-value="  node [ id 357 label 'Node 357' ]" calcext:value-type="string">
            <text:p><text:s text:c="2"/>node [ id 357 label 'Node 357' ]</text:p>
          </table:table-cell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/>
          <table:table-cell table:formula="of:=&quot;  node [ id &quot;&amp;[.A361]&amp;&quot; label 'Node &quot;&amp;[.B361]&amp;&quot;' ]&quot;" office:value-type="string" office:string-value="  node [ id 358 label 'Node 358' ]" calcext:value-type="string">
            <text:p><text:s text:c="2"/>node [ id 358 label 'Node 358' ]</text:p>
          </table:table-cell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/>
          <table:table-cell table:formula="of:=&quot;  node [ id &quot;&amp;[.A362]&amp;&quot; label 'Node &quot;&amp;[.B362]&amp;&quot;' ]&quot;" office:value-type="string" office:string-value="  node [ id 359 label 'Node 359' ]" calcext:value-type="string">
            <text:p><text:s text:c="2"/>node [ id 359 label 'Node 359' ]</text:p>
          </table:table-cell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/>
          <table:table-cell table:formula="of:=&quot;  node [ id &quot;&amp;[.A363]&amp;&quot; label 'Node &quot;&amp;[.B363]&amp;&quot;' ]&quot;" office:value-type="string" office:string-value="  node [ id 360 label 'Node 360' ]" calcext:value-type="string">
            <text:p><text:s text:c="2"/>node [ id 360 label 'Node 360' ]</text:p>
          </table:table-cell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/>
          <table:table-cell table:formula="of:=&quot;  node [ id &quot;&amp;[.A364]&amp;&quot; label 'Node &quot;&amp;[.B364]&amp;&quot;' ]&quot;" office:value-type="string" office:string-value="  node [ id 361 label 'Node 361' ]" calcext:value-type="string">
            <text:p><text:s text:c="2"/>node [ id 361 label 'Node 361' ]</text:p>
          </table:table-cell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/>
          <table:table-cell table:formula="of:=&quot;  node [ id &quot;&amp;[.A365]&amp;&quot; label 'Node &quot;&amp;[.B365]&amp;&quot;' ]&quot;" office:value-type="string" office:string-value="  node [ id 362 label 'Node 362' ]" calcext:value-type="string">
            <text:p><text:s text:c="2"/>node [ id 362 label 'Node 362' ]</text:p>
          </table:table-cell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/>
          <table:table-cell table:formula="of:=&quot;  node [ id &quot;&amp;[.A366]&amp;&quot; label 'Node &quot;&amp;[.B366]&amp;&quot;' ]&quot;" office:value-type="string" office:string-value="  node [ id 363 label 'Node 363' ]" calcext:value-type="string">
            <text:p><text:s text:c="2"/>node [ id 363 label 'Node 363' ]</text:p>
          </table:table-cell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/>
          <table:table-cell table:formula="of:=&quot;  node [ id &quot;&amp;[.A367]&amp;&quot; label 'Node &quot;&amp;[.B367]&amp;&quot;' ]&quot;" office:value-type="string" office:string-value="  node [ id 364 label 'Node 364' ]" calcext:value-type="string">
            <text:p><text:s text:c="2"/>node [ id 364 label 'Node 364' ]</text:p>
          </table:table-cell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/>
          <table:table-cell table:formula="of:=&quot;  node [ id &quot;&amp;[.A368]&amp;&quot; label 'Node &quot;&amp;[.B368]&amp;&quot;' ]&quot;" office:value-type="string" office:string-value="  node [ id 365 label 'Node 365' ]" calcext:value-type="string">
            <text:p><text:s text:c="2"/>node [ id 365 label 'Node 365' ]</text:p>
          </table:table-cell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/>
          <table:table-cell table:formula="of:=&quot;  node [ id &quot;&amp;[.A369]&amp;&quot; label 'Node &quot;&amp;[.B369]&amp;&quot;' ]&quot;" office:value-type="string" office:string-value="  node [ id 366 label 'Node 366' ]" calcext:value-type="string">
            <text:p><text:s text:c="2"/>node [ id 366 label 'Node 366' ]</text:p>
          </table:table-cell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/>
          <table:table-cell table:formula="of:=&quot;  node [ id &quot;&amp;[.A370]&amp;&quot; label 'Node &quot;&amp;[.B370]&amp;&quot;' ]&quot;" office:value-type="string" office:string-value="  node [ id 367 label 'Node 367' ]" calcext:value-type="string">
            <text:p><text:s text:c="2"/>node [ id 367 label 'Node 367' ]</text:p>
          </table:table-cell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/>
          <table:table-cell table:formula="of:=&quot;  node [ id &quot;&amp;[.A371]&amp;&quot; label 'Node &quot;&amp;[.B371]&amp;&quot;' ]&quot;" office:value-type="string" office:string-value="  node [ id 368 label 'Node 368' ]" calcext:value-type="string">
            <text:p><text:s text:c="2"/>node [ id 368 label 'Node 368' ]</text:p>
          </table:table-cell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/>
          <table:table-cell table:formula="of:=&quot;  node [ id &quot;&amp;[.A372]&amp;&quot; label 'Node &quot;&amp;[.B372]&amp;&quot;' ]&quot;" office:value-type="string" office:string-value="  node [ id 369 label 'Node 369' ]" calcext:value-type="string">
            <text:p><text:s text:c="2"/>node [ id 369 label 'Node 369' ]</text:p>
          </table:table-cell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/>
          <table:table-cell table:formula="of:=&quot;  node [ id &quot;&amp;[.A373]&amp;&quot; label 'Node &quot;&amp;[.B373]&amp;&quot;' ]&quot;" office:value-type="string" office:string-value="  node [ id 370 label 'Node 370' ]" calcext:value-type="string">
            <text:p><text:s text:c="2"/>node [ id 370 label 'Node 370' ]</text:p>
          </table:table-cell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/>
          <table:table-cell table:formula="of:=&quot;  node [ id &quot;&amp;[.A374]&amp;&quot; label 'Node &quot;&amp;[.B374]&amp;&quot;' ]&quot;" office:value-type="string" office:string-value="  node [ id 371 label 'Node 371' ]" calcext:value-type="string">
            <text:p><text:s text:c="2"/>node [ id 371 label 'Node 371' ]</text:p>
          </table:table-cell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/>
          <table:table-cell table:formula="of:=&quot;  node [ id &quot;&amp;[.A375]&amp;&quot; label 'Node &quot;&amp;[.B375]&amp;&quot;' ]&quot;" office:value-type="string" office:string-value="  node [ id 372 label 'Node 372' ]" calcext:value-type="string">
            <text:p><text:s text:c="2"/>node [ id 372 label 'Node 372' ]</text:p>
          </table:table-cell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/>
          <table:table-cell table:formula="of:=&quot;  node [ id &quot;&amp;[.A376]&amp;&quot; label 'Node &quot;&amp;[.B376]&amp;&quot;' ]&quot;" office:value-type="string" office:string-value="  node [ id 373 label 'Node 373' ]" calcext:value-type="string">
            <text:p><text:s text:c="2"/>node [ id 373 label 'Node 373' ]</text:p>
          </table:table-cell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/>
          <table:table-cell table:formula="of:=&quot;  node [ id &quot;&amp;[.A377]&amp;&quot; label 'Node &quot;&amp;[.B377]&amp;&quot;' ]&quot;" office:value-type="string" office:string-value="  node [ id 374 label 'Node 374' ]" calcext:value-type="string">
            <text:p><text:s text:c="2"/>node [ id 374 label 'Node 374' ]</text:p>
          </table:table-cell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/>
          <table:table-cell table:formula="of:=&quot;  node [ id &quot;&amp;[.A378]&amp;&quot; label 'Node &quot;&amp;[.B378]&amp;&quot;' ]&quot;" office:value-type="string" office:string-value="  node [ id 375 label 'Node 375' ]" calcext:value-type="string">
            <text:p><text:s text:c="2"/>node [ id 375 label 'Node 375' ]</text:p>
          </table:table-cell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/>
          <table:table-cell table:formula="of:=&quot;  node [ id &quot;&amp;[.A379]&amp;&quot; label 'Node &quot;&amp;[.B379]&amp;&quot;' ]&quot;" office:value-type="string" office:string-value="  node [ id 376 label 'Node 376' ]" calcext:value-type="string">
            <text:p><text:s text:c="2"/>node [ id 376 label 'Node 376' ]</text:p>
          </table:table-cell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/>
          <table:table-cell table:formula="of:=&quot;  node [ id &quot;&amp;[.A380]&amp;&quot; label 'Node &quot;&amp;[.B380]&amp;&quot;' ]&quot;" office:value-type="string" office:string-value="  node [ id 377 label 'Node 377' ]" calcext:value-type="string">
            <text:p><text:s text:c="2"/>node [ id 377 label 'Node 377' ]</text:p>
          </table:table-cell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/>
          <table:table-cell table:formula="of:=&quot;  node [ id &quot;&amp;[.A381]&amp;&quot; label 'Node &quot;&amp;[.B381]&amp;&quot;' ]&quot;" office:value-type="string" office:string-value="  node [ id 378 label 'Node 378' ]" calcext:value-type="string">
            <text:p><text:s text:c="2"/>node [ id 378 label 'Node 378' ]</text:p>
          </table:table-cell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/>
          <table:table-cell table:formula="of:=&quot;  node [ id &quot;&amp;[.A382]&amp;&quot; label 'Node &quot;&amp;[.B382]&amp;&quot;' ]&quot;" office:value-type="string" office:string-value="  node [ id 379 label 'Node 379' ]" calcext:value-type="string">
            <text:p><text:s text:c="2"/>node [ id 379 label 'Node 379' ]</text:p>
          </table:table-cell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/>
          <table:table-cell table:formula="of:=&quot;  node [ id &quot;&amp;[.A383]&amp;&quot; label 'Node &quot;&amp;[.B383]&amp;&quot;' ]&quot;" office:value-type="string" office:string-value="  node [ id 380 label 'Node 380' ]" calcext:value-type="string">
            <text:p><text:s text:c="2"/>node [ id 380 label 'Node 380' ]</text:p>
          </table:table-cell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/>
          <table:table-cell table:formula="of:=&quot;  node [ id &quot;&amp;[.A384]&amp;&quot; label 'Node &quot;&amp;[.B384]&amp;&quot;' ]&quot;" office:value-type="string" office:string-value="  node [ id 381 label 'Node 381' ]" calcext:value-type="string">
            <text:p><text:s text:c="2"/>node [ id 381 label 'Node 381' ]</text:p>
          </table:table-cell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/>
          <table:table-cell table:formula="of:=&quot;  node [ id &quot;&amp;[.A385]&amp;&quot; label 'Node &quot;&amp;[.B385]&amp;&quot;' ]&quot;" office:value-type="string" office:string-value="  node [ id 382 label 'Node 382' ]" calcext:value-type="string">
            <text:p><text:s text:c="2"/>node [ id 382 label 'Node 382' ]</text:p>
          </table:table-cell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/>
          <table:table-cell table:formula="of:=&quot;  node [ id &quot;&amp;[.A386]&amp;&quot; label 'Node &quot;&amp;[.B386]&amp;&quot;' ]&quot;" office:value-type="string" office:string-value="  node [ id 383 label 'Node 383' ]" calcext:value-type="string">
            <text:p><text:s text:c="2"/>node [ id 383 label 'Node 383' ]</text:p>
          </table:table-cell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/>
          <table:table-cell table:formula="of:=&quot;  node [ id &quot;&amp;[.A387]&amp;&quot; label 'Node &quot;&amp;[.B387]&amp;&quot;' ]&quot;" office:value-type="string" office:string-value="  node [ id 384 label 'Node 384' ]" calcext:value-type="string">
            <text:p><text:s text:c="2"/>node [ id 384 label 'Node 384' ]</text:p>
          </table:table-cell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/>
          <table:table-cell table:formula="of:=&quot;  node [ id &quot;&amp;[.A388]&amp;&quot; label 'Node &quot;&amp;[.B388]&amp;&quot;' ]&quot;" office:value-type="string" office:string-value="  node [ id 385 label 'Node 385' ]" calcext:value-type="string">
            <text:p><text:s text:c="2"/>node [ id 385 label 'Node 385' ]</text:p>
          </table:table-cell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/>
          <table:table-cell table:formula="of:=&quot;  node [ id &quot;&amp;[.A389]&amp;&quot; label 'Node &quot;&amp;[.B389]&amp;&quot;' ]&quot;" office:value-type="string" office:string-value="  node [ id 386 label 'Node 386' ]" calcext:value-type="string">
            <text:p><text:s text:c="2"/>node [ id 386 label 'Node 386' ]</text:p>
          </table:table-cell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/>
          <table:table-cell table:formula="of:=&quot;  node [ id &quot;&amp;[.A390]&amp;&quot; label 'Node &quot;&amp;[.B390]&amp;&quot;' ]&quot;" office:value-type="string" office:string-value="  node [ id 387 label 'Node 387' ]" calcext:value-type="string">
            <text:p><text:s text:c="2"/>node [ id 387 label 'Node 387' ]</text:p>
          </table:table-cell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/>
          <table:table-cell table:formula="of:=&quot;  node [ id &quot;&amp;[.A391]&amp;&quot; label 'Node &quot;&amp;[.B391]&amp;&quot;' ]&quot;" office:value-type="string" office:string-value="  node [ id 388 label 'Node 388' ]" calcext:value-type="string">
            <text:p><text:s text:c="2"/>node [ id 388 label 'Node 388' ]</text:p>
          </table:table-cell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/>
          <table:table-cell table:formula="of:=&quot;  node [ id &quot;&amp;[.A392]&amp;&quot; label 'Node &quot;&amp;[.B392]&amp;&quot;' ]&quot;" office:value-type="string" office:string-value="  node [ id 389 label 'Node 389' ]" calcext:value-type="string">
            <text:p><text:s text:c="2"/>node [ id 389 label 'Node 389' ]</text:p>
          </table:table-cell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/>
          <table:table-cell table:formula="of:=&quot;  node [ id &quot;&amp;[.A393]&amp;&quot; label 'Node &quot;&amp;[.B393]&amp;&quot;' ]&quot;" office:value-type="string" office:string-value="  node [ id 390 label 'Node 390' ]" calcext:value-type="string">
            <text:p><text:s text:c="2"/>node [ id 390 label 'Node 390' ]</text:p>
          </table:table-cell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/>
          <table:table-cell table:formula="of:=&quot;  node [ id &quot;&amp;[.A394]&amp;&quot; label 'Node &quot;&amp;[.B394]&amp;&quot;' ]&quot;" office:value-type="string" office:string-value="  node [ id 391 label 'Node 391' ]" calcext:value-type="string">
            <text:p><text:s text:c="2"/>node [ id 391 label 'Node 391' ]</text:p>
          </table:table-cell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/>
          <table:table-cell table:formula="of:=&quot;  node [ id &quot;&amp;[.A395]&amp;&quot; label 'Node &quot;&amp;[.B395]&amp;&quot;' ]&quot;" office:value-type="string" office:string-value="  node [ id 392 label 'Node 392' ]" calcext:value-type="string">
            <text:p><text:s text:c="2"/>node [ id 392 label 'Node 392' ]</text:p>
          </table:table-cell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/>
          <table:table-cell table:formula="of:=&quot;  node [ id &quot;&amp;[.A396]&amp;&quot; label 'Node &quot;&amp;[.B396]&amp;&quot;' ]&quot;" office:value-type="string" office:string-value="  node [ id 393 label 'Node 393' ]" calcext:value-type="string">
            <text:p><text:s text:c="2"/>node [ id 393 label 'Node 393' ]</text:p>
          </table:table-cell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/>
          <table:table-cell table:formula="of:=&quot;  node [ id &quot;&amp;[.A397]&amp;&quot; label 'Node &quot;&amp;[.B397]&amp;&quot;' ]&quot;" office:value-type="string" office:string-value="  node [ id 394 label 'Node 394' ]" calcext:value-type="string">
            <text:p><text:s text:c="2"/>node [ id 394 label 'Node 394' ]</text:p>
          </table:table-cell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/>
          <table:table-cell table:formula="of:=&quot;  node [ id &quot;&amp;[.A398]&amp;&quot; label 'Node &quot;&amp;[.B398]&amp;&quot;' ]&quot;" office:value-type="string" office:string-value="  node [ id 395 label 'Node 395' ]" calcext:value-type="string">
            <text:p><text:s text:c="2"/>node [ id 395 label 'Node 395' ]</text:p>
          </table:table-cell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/>
          <table:table-cell table:formula="of:=&quot;  node [ id &quot;&amp;[.A399]&amp;&quot; label 'Node &quot;&amp;[.B399]&amp;&quot;' ]&quot;" office:value-type="string" office:string-value="  node [ id 396 label 'Node 396' ]" calcext:value-type="string">
            <text:p><text:s text:c="2"/>node [ id 396 label 'Node 396' ]</text:p>
          </table:table-cell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/>
          <table:table-cell table:formula="of:=&quot;  node [ id &quot;&amp;[.A400]&amp;&quot; label 'Node &quot;&amp;[.B400]&amp;&quot;' ]&quot;" office:value-type="string" office:string-value="  node [ id 397 label 'Node 397' ]" calcext:value-type="string">
            <text:p><text:s text:c="2"/>node [ id 397 label 'Node 397' ]</text:p>
          </table:table-cell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/>
          <table:table-cell table:formula="of:=&quot;  node [ id &quot;&amp;[.A401]&amp;&quot; label 'Node &quot;&amp;[.B401]&amp;&quot;' ]&quot;" office:value-type="string" office:string-value="  node [ id 398 label 'Node 398' ]" calcext:value-type="string">
            <text:p><text:s text:c="2"/>node [ id 398 label 'Node 398' ]</text:p>
          </table:table-cell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/>
          <table:table-cell table:formula="of:=&quot;  node [ id &quot;&amp;[.A402]&amp;&quot; label 'Node &quot;&amp;[.B402]&amp;&quot;' ]&quot;" office:value-type="string" office:string-value="  node [ id 399 label 'Node 399' ]" calcext:value-type="string">
            <text:p><text:s text:c="2"/>node [ id 399 label 'Node 399' ]</text:p>
          </table:table-cell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/>
          <table:table-cell table:formula="of:=&quot;  node [ id &quot;&amp;[.A403]&amp;&quot; label 'Node &quot;&amp;[.B403]&amp;&quot;' ]&quot;" office:value-type="string" office:string-value="  node [ id 400 label 'Node 400' ]" calcext:value-type="string">
            <text:p><text:s text:c="2"/>node [ id 400 label 'Node 400' ]</text:p>
          </table:table-cell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/>
          <table:table-cell table:formula="of:=&quot;  node [ id &quot;&amp;[.A404]&amp;&quot; label 'Node &quot;&amp;[.B404]&amp;&quot;' ]&quot;" office:value-type="string" office:string-value="  node [ id 401 label 'Node 401' ]" calcext:value-type="string">
            <text:p><text:s text:c="2"/>node [ id 401 label 'Node 401' ]</text:p>
          </table:table-cell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/>
          <table:table-cell table:formula="of:=&quot;  node [ id &quot;&amp;[.A405]&amp;&quot; label 'Node &quot;&amp;[.B405]&amp;&quot;' ]&quot;" office:value-type="string" office:string-value="  node [ id 402 label 'Node 402' ]" calcext:value-type="string">
            <text:p><text:s text:c="2"/>node [ id 402 label 'Node 402' ]</text:p>
          </table:table-cell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/>
          <table:table-cell table:formula="of:=&quot;  node [ id &quot;&amp;[.A406]&amp;&quot; label 'Node &quot;&amp;[.B406]&amp;&quot;' ]&quot;" office:value-type="string" office:string-value="  node [ id 403 label 'Node 403' ]" calcext:value-type="string">
            <text:p><text:s text:c="2"/>node [ id 403 label 'Node 403' ]</text:p>
          </table:table-cell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/>
          <table:table-cell table:formula="of:=&quot;  node [ id &quot;&amp;[.A407]&amp;&quot; label 'Node &quot;&amp;[.B407]&amp;&quot;' ]&quot;" office:value-type="string" office:string-value="  node [ id 404 label 'Node 404' ]" calcext:value-type="string">
            <text:p><text:s text:c="2"/>node [ id 404 label 'Node 404' ]</text:p>
          </table:table-cell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/>
          <table:table-cell table:formula="of:=&quot;  node [ id &quot;&amp;[.A408]&amp;&quot; label 'Node &quot;&amp;[.B408]&amp;&quot;' ]&quot;" office:value-type="string" office:string-value="  node [ id 405 label 'Node 405' ]" calcext:value-type="string">
            <text:p><text:s text:c="2"/>node [ id 405 label 'Node 405' ]</text:p>
          </table:table-cell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/>
          <table:table-cell table:formula="of:=&quot;  node [ id &quot;&amp;[.A409]&amp;&quot; label 'Node &quot;&amp;[.B409]&amp;&quot;' ]&quot;" office:value-type="string" office:string-value="  node [ id 406 label 'Node 406' ]" calcext:value-type="string">
            <text:p><text:s text:c="2"/>node [ id 406 label 'Node 406' ]</text:p>
          </table:table-cell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/>
          <table:table-cell table:formula="of:=&quot;  node [ id &quot;&amp;[.A410]&amp;&quot; label 'Node &quot;&amp;[.B410]&amp;&quot;' ]&quot;" office:value-type="string" office:string-value="  node [ id 407 label 'Node 407' ]" calcext:value-type="string">
            <text:p><text:s text:c="2"/>node [ id 407 label 'Node 407' ]</text:p>
          </table:table-cell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/>
          <table:table-cell table:formula="of:=&quot;  node [ id &quot;&amp;[.A411]&amp;&quot; label 'Node &quot;&amp;[.B411]&amp;&quot;' ]&quot;" office:value-type="string" office:string-value="  node [ id 408 label 'Node 408' ]" calcext:value-type="string">
            <text:p><text:s text:c="2"/>node [ id 408 label 'Node 408' ]</text:p>
          </table:table-cell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/>
          <table:table-cell table:formula="of:=&quot;  node [ id &quot;&amp;[.A412]&amp;&quot; label 'Node &quot;&amp;[.B412]&amp;&quot;' ]&quot;" office:value-type="string" office:string-value="  node [ id 409 label 'Node 409' ]" calcext:value-type="string">
            <text:p><text:s text:c="2"/>node [ id 409 label 'Node 409' ]</text:p>
          </table:table-cell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/>
          <table:table-cell table:formula="of:=&quot;  node [ id &quot;&amp;[.A413]&amp;&quot; label 'Node &quot;&amp;[.B413]&amp;&quot;' ]&quot;" office:value-type="string" office:string-value="  node [ id 410 label 'Node 410' ]" calcext:value-type="string">
            <text:p><text:s text:c="2"/>node [ id 410 label 'Node 410' ]</text:p>
          </table:table-cell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/>
          <table:table-cell table:formula="of:=&quot;  node [ id &quot;&amp;[.A414]&amp;&quot; label 'Node &quot;&amp;[.B414]&amp;&quot;' ]&quot;" office:value-type="string" office:string-value="  node [ id 411 label 'Node 411' ]" calcext:value-type="string">
            <text:p><text:s text:c="2"/>node [ id 411 label 'Node 411' ]</text:p>
          </table:table-cell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/>
          <table:table-cell table:formula="of:=&quot;  node [ id &quot;&amp;[.A415]&amp;&quot; label 'Node &quot;&amp;[.B415]&amp;&quot;' ]&quot;" office:value-type="string" office:string-value="  node [ id 412 label 'Node 412' ]" calcext:value-type="string">
            <text:p><text:s text:c="2"/>node [ id 412 label 'Node 412' ]</text:p>
          </table:table-cell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/>
          <table:table-cell table:formula="of:=&quot;  node [ id &quot;&amp;[.A416]&amp;&quot; label 'Node &quot;&amp;[.B416]&amp;&quot;' ]&quot;" office:value-type="string" office:string-value="  node [ id 413 label 'Node 413' ]" calcext:value-type="string">
            <text:p><text:s text:c="2"/>node [ id 413 label 'Node 413' ]</text:p>
          </table:table-cell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/>
          <table:table-cell table:formula="of:=&quot;  node [ id &quot;&amp;[.A417]&amp;&quot; label 'Node &quot;&amp;[.B417]&amp;&quot;' ]&quot;" office:value-type="string" office:string-value="  node [ id 414 label 'Node 414' ]" calcext:value-type="string">
            <text:p><text:s text:c="2"/>node [ id 414 label 'Node 414' ]</text:p>
          </table:table-cell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/>
          <table:table-cell table:formula="of:=&quot;  node [ id &quot;&amp;[.A418]&amp;&quot; label 'Node &quot;&amp;[.B418]&amp;&quot;' ]&quot;" office:value-type="string" office:string-value="  node [ id 415 label 'Node 415' ]" calcext:value-type="string">
            <text:p><text:s text:c="2"/>node [ id 415 label 'Node 415' ]</text:p>
          </table:table-cell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/>
          <table:table-cell table:formula="of:=&quot;  node [ id &quot;&amp;[.A419]&amp;&quot; label 'Node &quot;&amp;[.B419]&amp;&quot;' ]&quot;" office:value-type="string" office:string-value="  node [ id 416 label 'Node 416' ]" calcext:value-type="string">
            <text:p><text:s text:c="2"/>node [ id 416 label 'Node 416' ]</text:p>
          </table:table-cell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/>
          <table:table-cell table:formula="of:=&quot;  node [ id &quot;&amp;[.A420]&amp;&quot; label 'Node &quot;&amp;[.B420]&amp;&quot;' ]&quot;" office:value-type="string" office:string-value="  node [ id 417 label 'Node 417' ]" calcext:value-type="string">
            <text:p><text:s text:c="2"/>node [ id 417 label 'Node 417' ]</text:p>
          </table:table-cell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/>
          <table:table-cell table:formula="of:=&quot;  node [ id &quot;&amp;[.A421]&amp;&quot; label 'Node &quot;&amp;[.B421]&amp;&quot;' ]&quot;" office:value-type="string" office:string-value="  node [ id 418 label 'Node 418' ]" calcext:value-type="string">
            <text:p><text:s text:c="2"/>node [ id 418 label 'Node 418' ]</text:p>
          </table:table-cell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/>
          <table:table-cell table:formula="of:=&quot;  node [ id &quot;&amp;[.A422]&amp;&quot; label 'Node &quot;&amp;[.B422]&amp;&quot;' ]&quot;" office:value-type="string" office:string-value="  node [ id 419 label 'Node 419' ]" calcext:value-type="string">
            <text:p><text:s text:c="2"/>node [ id 419 label 'Node 419' ]</text:p>
          </table:table-cell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/>
          <table:table-cell table:formula="of:=&quot;  node [ id &quot;&amp;[.A423]&amp;&quot; label 'Node &quot;&amp;[.B423]&amp;&quot;' ]&quot;" office:value-type="string" office:string-value="  node [ id 420 label 'Node 420' ]" calcext:value-type="string">
            <text:p><text:s text:c="2"/>node [ id 420 label 'Node 420' ]</text:p>
          </table:table-cell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/>
          <table:table-cell table:formula="of:=&quot;  node [ id &quot;&amp;[.A424]&amp;&quot; label 'Node &quot;&amp;[.B424]&amp;&quot;' ]&quot;" office:value-type="string" office:string-value="  node [ id 421 label 'Node 421' ]" calcext:value-type="string">
            <text:p><text:s text:c="2"/>node [ id 421 label 'Node 421' ]</text:p>
          </table:table-cell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/>
          <table:table-cell table:formula="of:=&quot;  node [ id &quot;&amp;[.A425]&amp;&quot; label 'Node &quot;&amp;[.B425]&amp;&quot;' ]&quot;" office:value-type="string" office:string-value="  node [ id 422 label 'Node 422' ]" calcext:value-type="string">
            <text:p><text:s text:c="2"/>node [ id 422 label 'Node 422' ]</text:p>
          </table:table-cell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/>
          <table:table-cell table:formula="of:=&quot;  node [ id &quot;&amp;[.A426]&amp;&quot; label 'Node &quot;&amp;[.B426]&amp;&quot;' ]&quot;" office:value-type="string" office:string-value="  node [ id 423 label 'Node 423' ]" calcext:value-type="string">
            <text:p><text:s text:c="2"/>node [ id 423 label 'Node 423' ]</text:p>
          </table:table-cell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/>
          <table:table-cell table:formula="of:=&quot;  node [ id &quot;&amp;[.A427]&amp;&quot; label 'Node &quot;&amp;[.B427]&amp;&quot;' ]&quot;" office:value-type="string" office:string-value="  node [ id 424 label 'Node 424' ]" calcext:value-type="string">
            <text:p><text:s text:c="2"/>node [ id 424 label 'Node 424' ]</text:p>
          </table:table-cell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/>
          <table:table-cell table:formula="of:=&quot;  node [ id &quot;&amp;[.A428]&amp;&quot; label 'Node &quot;&amp;[.B428]&amp;&quot;' ]&quot;" office:value-type="string" office:string-value="  node [ id 425 label 'Node 425' ]" calcext:value-type="string">
            <text:p><text:s text:c="2"/>node [ id 425 label 'Node 425' ]</text:p>
          </table:table-cell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/>
          <table:table-cell table:formula="of:=&quot;  node [ id &quot;&amp;[.A429]&amp;&quot; label 'Node &quot;&amp;[.B429]&amp;&quot;' ]&quot;" office:value-type="string" office:string-value="  node [ id 426 label 'Node 426' ]" calcext:value-type="string">
            <text:p><text:s text:c="2"/>node [ id 426 label 'Node 426' ]</text:p>
          </table:table-cell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/>
          <table:table-cell table:formula="of:=&quot;  node [ id &quot;&amp;[.A430]&amp;&quot; label 'Node &quot;&amp;[.B430]&amp;&quot;' ]&quot;" office:value-type="string" office:string-value="  node [ id 427 label 'Node 427' ]" calcext:value-type="string">
            <text:p><text:s text:c="2"/>node [ id 427 label 'Node 427' ]</text:p>
          </table:table-cell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/>
          <table:table-cell table:formula="of:=&quot;  node [ id &quot;&amp;[.A431]&amp;&quot; label 'Node &quot;&amp;[.B431]&amp;&quot;' ]&quot;" office:value-type="string" office:string-value="  node [ id 428 label 'Node 428' ]" calcext:value-type="string">
            <text:p><text:s text:c="2"/>node [ id 428 label 'Node 428' ]</text:p>
          </table:table-cell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/>
          <table:table-cell table:formula="of:=&quot;  node [ id &quot;&amp;[.A432]&amp;&quot; label 'Node &quot;&amp;[.B432]&amp;&quot;' ]&quot;" office:value-type="string" office:string-value="  node [ id 429 label 'Node 429' ]" calcext:value-type="string">
            <text:p><text:s text:c="2"/>node [ id 429 label 'Node 429' ]</text:p>
          </table:table-cell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/>
          <table:table-cell table:formula="of:=&quot;  node [ id &quot;&amp;[.A433]&amp;&quot; label 'Node &quot;&amp;[.B433]&amp;&quot;' ]&quot;" office:value-type="string" office:string-value="  node [ id 430 label 'Node 430' ]" calcext:value-type="string">
            <text:p><text:s text:c="2"/>node [ id 430 label 'Node 430' ]</text:p>
          </table:table-cell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/>
          <table:table-cell table:formula="of:=&quot;  node [ id &quot;&amp;[.A434]&amp;&quot; label 'Node &quot;&amp;[.B434]&amp;&quot;' ]&quot;" office:value-type="string" office:string-value="  node [ id 431 label 'Node 431' ]" calcext:value-type="string">
            <text:p><text:s text:c="2"/>node [ id 431 label 'Node 431' ]</text:p>
          </table:table-cell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/>
          <table:table-cell table:formula="of:=&quot;  node [ id &quot;&amp;[.A435]&amp;&quot; label 'Node &quot;&amp;[.B435]&amp;&quot;' ]&quot;" office:value-type="string" office:string-value="  node [ id 432 label 'Node 432' ]" calcext:value-type="string">
            <text:p><text:s text:c="2"/>node [ id 432 label 'Node 432' ]</text:p>
          </table:table-cell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/>
          <table:table-cell table:formula="of:=&quot;  node [ id &quot;&amp;[.A436]&amp;&quot; label 'Node &quot;&amp;[.B436]&amp;&quot;' ]&quot;" office:value-type="string" office:string-value="  node [ id 433 label 'Node 433' ]" calcext:value-type="string">
            <text:p><text:s text:c="2"/>node [ id 433 label 'Node 433' ]</text:p>
          </table:table-cell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/>
          <table:table-cell table:formula="of:=&quot;  node [ id &quot;&amp;[.A437]&amp;&quot; label 'Node &quot;&amp;[.B437]&amp;&quot;' ]&quot;" office:value-type="string" office:string-value="  node [ id 434 label 'Node 434' ]" calcext:value-type="string">
            <text:p><text:s text:c="2"/>node [ id 434 label 'Node 434' ]</text:p>
          </table:table-cell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/>
          <table:table-cell table:formula="of:=&quot;  node [ id &quot;&amp;[.A438]&amp;&quot; label 'Node &quot;&amp;[.B438]&amp;&quot;' ]&quot;" office:value-type="string" office:string-value="  node [ id 435 label 'Node 435' ]" calcext:value-type="string">
            <text:p><text:s text:c="2"/>node [ id 435 label 'Node 435' ]</text:p>
          </table:table-cell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/>
          <table:table-cell table:formula="of:=&quot;  node [ id &quot;&amp;[.A439]&amp;&quot; label 'Node &quot;&amp;[.B439]&amp;&quot;' ]&quot;" office:value-type="string" office:string-value="  node [ id 436 label 'Node 436' ]" calcext:value-type="string">
            <text:p><text:s text:c="2"/>node [ id 436 label 'Node 436' ]</text:p>
          </table:table-cell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/>
          <table:table-cell table:formula="of:=&quot;  node [ id &quot;&amp;[.A440]&amp;&quot; label 'Node &quot;&amp;[.B440]&amp;&quot;' ]&quot;" office:value-type="string" office:string-value="  node [ id 437 label 'Node 437' ]" calcext:value-type="string">
            <text:p><text:s text:c="2"/>node [ id 437 label 'Node 437' ]</text:p>
          </table:table-cell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/>
          <table:table-cell table:formula="of:=&quot;  node [ id &quot;&amp;[.A441]&amp;&quot; label 'Node &quot;&amp;[.B441]&amp;&quot;' ]&quot;" office:value-type="string" office:string-value="  node [ id 438 label 'Node 438' ]" calcext:value-type="string">
            <text:p><text:s text:c="2"/>node [ id 438 label 'Node 438' ]</text:p>
          </table:table-cell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/>
          <table:table-cell table:formula="of:=&quot;  node [ id &quot;&amp;[.A442]&amp;&quot; label 'Node &quot;&amp;[.B442]&amp;&quot;' ]&quot;" office:value-type="string" office:string-value="  node [ id 439 label 'Node 439' ]" calcext:value-type="string">
            <text:p><text:s text:c="2"/>node [ id 439 label 'Node 439' ]</text:p>
          </table:table-cell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/>
          <table:table-cell table:formula="of:=&quot;  node [ id &quot;&amp;[.A443]&amp;&quot; label 'Node &quot;&amp;[.B443]&amp;&quot;' ]&quot;" office:value-type="string" office:string-value="  node [ id 440 label 'Node 440' ]" calcext:value-type="string">
            <text:p><text:s text:c="2"/>node [ id 440 label 'Node 440' ]</text:p>
          </table:table-cell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/>
          <table:table-cell table:formula="of:=&quot;  node [ id &quot;&amp;[.A444]&amp;&quot; label 'Node &quot;&amp;[.B444]&amp;&quot;' ]&quot;" office:value-type="string" office:string-value="  node [ id 441 label 'Node 441' ]" calcext:value-type="string">
            <text:p><text:s text:c="2"/>node [ id 441 label 'Node 441' ]</text:p>
          </table:table-cell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/>
          <table:table-cell table:formula="of:=&quot;  node [ id &quot;&amp;[.A445]&amp;&quot; label 'Node &quot;&amp;[.B445]&amp;&quot;' ]&quot;" office:value-type="string" office:string-value="  node [ id 442 label 'Node 442' ]" calcext:value-type="string">
            <text:p><text:s text:c="2"/>node [ id 442 label 'Node 442' ]</text:p>
          </table:table-cell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/>
          <table:table-cell table:formula="of:=&quot;  node [ id &quot;&amp;[.A446]&amp;&quot; label 'Node &quot;&amp;[.B446]&amp;&quot;' ]&quot;" office:value-type="string" office:string-value="  node [ id 443 label 'Node 443' ]" calcext:value-type="string">
            <text:p><text:s text:c="2"/>node [ id 443 label 'Node 443' ]</text:p>
          </table:table-cell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/>
          <table:table-cell table:formula="of:=&quot;  node [ id &quot;&amp;[.A447]&amp;&quot; label 'Node &quot;&amp;[.B447]&amp;&quot;' ]&quot;" office:value-type="string" office:string-value="  node [ id 444 label 'Node 444' ]" calcext:value-type="string">
            <text:p><text:s text:c="2"/>node [ id 444 label 'Node 444' ]</text:p>
          </table:table-cell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/>
          <table:table-cell table:formula="of:=&quot;  node [ id &quot;&amp;[.A448]&amp;&quot; label 'Node &quot;&amp;[.B448]&amp;&quot;' ]&quot;" office:value-type="string" office:string-value="  node [ id 445 label 'Node 445' ]" calcext:value-type="string">
            <text:p><text:s text:c="2"/>node [ id 445 label 'Node 445' ]</text:p>
          </table:table-cell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/>
          <table:table-cell table:formula="of:=&quot;  node [ id &quot;&amp;[.A449]&amp;&quot; label 'Node &quot;&amp;[.B449]&amp;&quot;' ]&quot;" office:value-type="string" office:string-value="  node [ id 446 label 'Node 446' ]" calcext:value-type="string">
            <text:p><text:s text:c="2"/>node [ id 446 label 'Node 446' ]</text:p>
          </table:table-cell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/>
          <table:table-cell table:formula="of:=&quot;  node [ id &quot;&amp;[.A450]&amp;&quot; label 'Node &quot;&amp;[.B450]&amp;&quot;' ]&quot;" office:value-type="string" office:string-value="  node [ id 447 label 'Node 447' ]" calcext:value-type="string">
            <text:p><text:s text:c="2"/>node [ id 447 label 'Node 447' ]</text:p>
          </table:table-cell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/>
          <table:table-cell table:formula="of:=&quot;  node [ id &quot;&amp;[.A451]&amp;&quot; label 'Node &quot;&amp;[.B451]&amp;&quot;' ]&quot;" office:value-type="string" office:string-value="  node [ id 448 label 'Node 448' ]" calcext:value-type="string">
            <text:p><text:s text:c="2"/>node [ id 448 label 'Node 448' ]</text:p>
          </table:table-cell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/>
          <table:table-cell table:formula="of:=&quot;  node [ id &quot;&amp;[.A452]&amp;&quot; label 'Node &quot;&amp;[.B452]&amp;&quot;' ]&quot;" office:value-type="string" office:string-value="  node [ id 449 label 'Node 449' ]" calcext:value-type="string">
            <text:p><text:s text:c="2"/>node [ id 449 label 'Node 449' ]</text:p>
          </table:table-cell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/>
          <table:table-cell table:formula="of:=&quot;  node [ id &quot;&amp;[.A453]&amp;&quot; label 'Node &quot;&amp;[.B453]&amp;&quot;' ]&quot;" office:value-type="string" office:string-value="  node [ id 450 label 'Node 450' ]" calcext:value-type="string">
            <text:p><text:s text:c="2"/>node [ id 450 label 'Node 450' ]</text:p>
          </table:table-cell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/>
          <table:table-cell table:formula="of:=&quot;  node [ id &quot;&amp;[.A454]&amp;&quot; label 'Node &quot;&amp;[.B454]&amp;&quot;' ]&quot;" office:value-type="string" office:string-value="  node [ id 451 label 'Node 451' ]" calcext:value-type="string">
            <text:p><text:s text:c="2"/>node [ id 451 label 'Node 451' ]</text:p>
          </table:table-cell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/>
          <table:table-cell table:formula="of:=&quot;  node [ id &quot;&amp;[.A455]&amp;&quot; label 'Node &quot;&amp;[.B455]&amp;&quot;' ]&quot;" office:value-type="string" office:string-value="  node [ id 452 label 'Node 452' ]" calcext:value-type="string">
            <text:p><text:s text:c="2"/>node [ id 452 label 'Node 452' ]</text:p>
          </table:table-cell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/>
          <table:table-cell table:formula="of:=&quot;  node [ id &quot;&amp;[.A456]&amp;&quot; label 'Node &quot;&amp;[.B456]&amp;&quot;' ]&quot;" office:value-type="string" office:string-value="  node [ id 453 label 'Node 453' ]" calcext:value-type="string">
            <text:p><text:s text:c="2"/>node [ id 453 label 'Node 453' ]</text:p>
          </table:table-cell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/>
          <table:table-cell table:formula="of:=&quot;  node [ id &quot;&amp;[.A457]&amp;&quot; label 'Node &quot;&amp;[.B457]&amp;&quot;' ]&quot;" office:value-type="string" office:string-value="  node [ id 454 label 'Node 454' ]" calcext:value-type="string">
            <text:p><text:s text:c="2"/>node [ id 454 label 'Node 454' ]</text:p>
          </table:table-cell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/>
          <table:table-cell table:formula="of:=&quot;  node [ id &quot;&amp;[.A458]&amp;&quot; label 'Node &quot;&amp;[.B458]&amp;&quot;' ]&quot;" office:value-type="string" office:string-value="  node [ id 455 label 'Node 455' ]" calcext:value-type="string">
            <text:p><text:s text:c="2"/>node [ id 455 label 'Node 455' ]</text:p>
          </table:table-cell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/>
          <table:table-cell table:formula="of:=&quot;  node [ id &quot;&amp;[.A459]&amp;&quot; label 'Node &quot;&amp;[.B459]&amp;&quot;' ]&quot;" office:value-type="string" office:string-value="  node [ id 456 label 'Node 456' ]" calcext:value-type="string">
            <text:p><text:s text:c="2"/>node [ id 456 label 'Node 456' ]</text:p>
          </table:table-cell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/>
          <table:table-cell table:formula="of:=&quot;  node [ id &quot;&amp;[.A460]&amp;&quot; label 'Node &quot;&amp;[.B460]&amp;&quot;' ]&quot;" office:value-type="string" office:string-value="  node [ id 457 label 'Node 457' ]" calcext:value-type="string">
            <text:p><text:s text:c="2"/>node [ id 457 label 'Node 457' ]</text:p>
          </table:table-cell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/>
          <table:table-cell table:formula="of:=&quot;  node [ id &quot;&amp;[.A461]&amp;&quot; label 'Node &quot;&amp;[.B461]&amp;&quot;' ]&quot;" office:value-type="string" office:string-value="  node [ id 458 label 'Node 458' ]" calcext:value-type="string">
            <text:p><text:s text:c="2"/>node [ id 458 label 'Node 458' ]</text:p>
          </table:table-cell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/>
          <table:table-cell table:formula="of:=&quot;  node [ id &quot;&amp;[.A462]&amp;&quot; label 'Node &quot;&amp;[.B462]&amp;&quot;' ]&quot;" office:value-type="string" office:string-value="  node [ id 459 label 'Node 459' ]" calcext:value-type="string">
            <text:p><text:s text:c="2"/>node [ id 459 label 'Node 459' ]</text:p>
          </table:table-cell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/>
          <table:table-cell table:formula="of:=&quot;  node [ id &quot;&amp;[.A463]&amp;&quot; label 'Node &quot;&amp;[.B463]&amp;&quot;' ]&quot;" office:value-type="string" office:string-value="  node [ id 460 label 'Node 460' ]" calcext:value-type="string">
            <text:p><text:s text:c="2"/>node [ id 460 label 'Node 460' ]</text:p>
          </table:table-cell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/>
          <table:table-cell table:formula="of:=&quot;  node [ id &quot;&amp;[.A464]&amp;&quot; label 'Node &quot;&amp;[.B464]&amp;&quot;' ]&quot;" office:value-type="string" office:string-value="  node [ id 461 label 'Node 461' ]" calcext:value-type="string">
            <text:p><text:s text:c="2"/>node [ id 461 label 'Node 461' ]</text:p>
          </table:table-cell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  <table:table-cell/>
          <table:table-cell table:formula="of:=&quot;  node [ id &quot;&amp;[.A465]&amp;&quot; label 'Node &quot;&amp;[.B465]&amp;&quot;' ]&quot;" office:value-type="string" office:string-value="  node [ id 462 label 'Node 462' ]" calcext:value-type="string">
            <text:p><text:s text:c="2"/>node [ id 462 label 'Node 462' ]</text:p>
          </table:table-cell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/>
          <table:table-cell table:formula="of:=&quot;  node [ id &quot;&amp;[.A466]&amp;&quot; label 'Node &quot;&amp;[.B466]&amp;&quot;' ]&quot;" office:value-type="string" office:string-value="  node [ id 463 label 'Node 463' ]" calcext:value-type="string">
            <text:p><text:s text:c="2"/>node [ id 463 label 'Node 463' ]</text:p>
          </table:table-cell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/>
          <table:table-cell table:formula="of:=&quot;  node [ id &quot;&amp;[.A467]&amp;&quot; label 'Node &quot;&amp;[.B467]&amp;&quot;' ]&quot;" office:value-type="string" office:string-value="  node [ id 464 label 'Node 464' ]" calcext:value-type="string">
            <text:p><text:s text:c="2"/>node [ id 464 label 'Node 464' ]</text:p>
          </table:table-cell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/>
          <table:table-cell table:formula="of:=&quot;  node [ id &quot;&amp;[.A468]&amp;&quot; label 'Node &quot;&amp;[.B468]&amp;&quot;' ]&quot;" office:value-type="string" office:string-value="  node [ id 465 label 'Node 465' ]" calcext:value-type="string">
            <text:p><text:s text:c="2"/>node [ id 465 label 'Node 465' ]</text:p>
          </table:table-cell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/>
          <table:table-cell table:formula="of:=&quot;  node [ id &quot;&amp;[.A469]&amp;&quot; label 'Node &quot;&amp;[.B469]&amp;&quot;' ]&quot;" office:value-type="string" office:string-value="  node [ id 466 label 'Node 466' ]" calcext:value-type="string">
            <text:p><text:s text:c="2"/>node [ id 466 label 'Node 466' ]</text:p>
          </table:table-cell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/>
          <table:table-cell table:formula="of:=&quot;  node [ id &quot;&amp;[.A470]&amp;&quot; label 'Node &quot;&amp;[.B470]&amp;&quot;' ]&quot;" office:value-type="string" office:string-value="  node [ id 467 label 'Node 467' ]" calcext:value-type="string">
            <text:p><text:s text:c="2"/>node [ id 467 label 'Node 467' ]</text:p>
          </table:table-cell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/>
          <table:table-cell table:formula="of:=&quot;  node [ id &quot;&amp;[.A471]&amp;&quot; label 'Node &quot;&amp;[.B471]&amp;&quot;' ]&quot;" office:value-type="string" office:string-value="  node [ id 468 label 'Node 468' ]" calcext:value-type="string">
            <text:p><text:s text:c="2"/>node [ id 468 label 'Node 468' ]</text:p>
          </table:table-cell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/>
          <table:table-cell table:formula="of:=&quot;  node [ id &quot;&amp;[.A472]&amp;&quot; label 'Node &quot;&amp;[.B472]&amp;&quot;' ]&quot;" office:value-type="string" office:string-value="  node [ id 469 label 'Node 469' ]" calcext:value-type="string">
            <text:p><text:s text:c="2"/>node [ id 469 label 'Node 469' ]</text:p>
          </table:table-cell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/>
          <table:table-cell table:formula="of:=&quot;  node [ id &quot;&amp;[.A473]&amp;&quot; label 'Node &quot;&amp;[.B473]&amp;&quot;' ]&quot;" office:value-type="string" office:string-value="  node [ id 470 label 'Node 470' ]" calcext:value-type="string">
            <text:p><text:s text:c="2"/>node [ id 470 label 'Node 470' ]</text:p>
          </table:table-cell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/>
          <table:table-cell table:formula="of:=&quot;  node [ id &quot;&amp;[.A474]&amp;&quot; label 'Node &quot;&amp;[.B474]&amp;&quot;' ]&quot;" office:value-type="string" office:string-value="  node [ id 471 label 'Node 471' ]" calcext:value-type="string">
            <text:p><text:s text:c="2"/>node [ id 471 label 'Node 471' ]</text:p>
          </table:table-cell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/>
          <table:table-cell table:formula="of:=&quot;  node [ id &quot;&amp;[.A475]&amp;&quot; label 'Node &quot;&amp;[.B475]&amp;&quot;' ]&quot;" office:value-type="string" office:string-value="  node [ id 472 label 'Node 472' ]" calcext:value-type="string">
            <text:p><text:s text:c="2"/>node [ id 472 label 'Node 472' ]</text:p>
          </table:table-cell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/>
          <table:table-cell table:formula="of:=&quot;  node [ id &quot;&amp;[.A476]&amp;&quot; label 'Node &quot;&amp;[.B476]&amp;&quot;' ]&quot;" office:value-type="string" office:string-value="  node [ id 473 label 'Node 473' ]" calcext:value-type="string">
            <text:p><text:s text:c="2"/>node [ id 473 label 'Node 473' ]</text:p>
          </table:table-cell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/>
          <table:table-cell table:formula="of:=&quot;  node [ id &quot;&amp;[.A477]&amp;&quot; label 'Node &quot;&amp;[.B477]&amp;&quot;' ]&quot;" office:value-type="string" office:string-value="  node [ id 474 label 'Node 474' ]" calcext:value-type="string">
            <text:p><text:s text:c="2"/>node [ id 474 label 'Node 474' ]</text:p>
          </table:table-cell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/>
          <table:table-cell table:formula="of:=&quot;  node [ id &quot;&amp;[.A478]&amp;&quot; label 'Node &quot;&amp;[.B478]&amp;&quot;' ]&quot;" office:value-type="string" office:string-value="  node [ id 475 label 'Node 475' ]" calcext:value-type="string">
            <text:p><text:s text:c="2"/>node [ id 475 label 'Node 475' ]</text:p>
          </table:table-cell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/>
          <table:table-cell table:formula="of:=&quot;  node [ id &quot;&amp;[.A479]&amp;&quot; label 'Node &quot;&amp;[.B479]&amp;&quot;' ]&quot;" office:value-type="string" office:string-value="  node [ id 476 label 'Node 476' ]" calcext:value-type="string">
            <text:p><text:s text:c="2"/>node [ id 476 label 'Node 476' ]</text:p>
          </table:table-cell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/>
          <table:table-cell table:formula="of:=&quot;  node [ id &quot;&amp;[.A480]&amp;&quot; label 'Node &quot;&amp;[.B480]&amp;&quot;' ]&quot;" office:value-type="string" office:string-value="  node [ id 477 label 'Node 477' ]" calcext:value-type="string">
            <text:p><text:s text:c="2"/>node [ id 477 label 'Node 477' ]</text:p>
          </table:table-cell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/>
          <table:table-cell table:formula="of:=&quot;  node [ id &quot;&amp;[.A481]&amp;&quot; label 'Node &quot;&amp;[.B481]&amp;&quot;' ]&quot;" office:value-type="string" office:string-value="  node [ id 478 label 'Node 478' ]" calcext:value-type="string">
            <text:p><text:s text:c="2"/>node [ id 478 label 'Node 478' ]</text:p>
          </table:table-cell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  <table:table-cell/>
          <table:table-cell table:formula="of:=&quot;  node [ id &quot;&amp;[.A482]&amp;&quot; label 'Node &quot;&amp;[.B482]&amp;&quot;' ]&quot;" office:value-type="string" office:string-value="  node [ id 479 label 'Node 479' ]" calcext:value-type="string">
            <text:p><text:s text:c="2"/>node [ id 479 label 'Node 479' ]</text:p>
          </table:table-cell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/>
          <table:table-cell table:formula="of:=&quot;  node [ id &quot;&amp;[.A483]&amp;&quot; label 'Node &quot;&amp;[.B483]&amp;&quot;' ]&quot;" office:value-type="string" office:string-value="  node [ id 480 label 'Node 480' ]" calcext:value-type="string">
            <text:p><text:s text:c="2"/>node [ id 480 label 'Node 480' ]</text:p>
          </table:table-cell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/>
          <table:table-cell table:formula="of:=&quot;  node [ id &quot;&amp;[.A484]&amp;&quot; label 'Node &quot;&amp;[.B484]&amp;&quot;' ]&quot;" office:value-type="string" office:string-value="  node [ id 481 label 'Node 481' ]" calcext:value-type="string">
            <text:p><text:s text:c="2"/>node [ id 481 label 'Node 481' ]</text:p>
          </table:table-cell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/>
          <table:table-cell table:formula="of:=&quot;  node [ id &quot;&amp;[.A485]&amp;&quot; label 'Node &quot;&amp;[.B485]&amp;&quot;' ]&quot;" office:value-type="string" office:string-value="  node [ id 482 label 'Node 482' ]" calcext:value-type="string">
            <text:p><text:s text:c="2"/>node [ id 482 label 'Node 482' ]</text:p>
          </table:table-cell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/>
          <table:table-cell table:formula="of:=&quot;  node [ id &quot;&amp;[.A486]&amp;&quot; label 'Node &quot;&amp;[.B486]&amp;&quot;' ]&quot;" office:value-type="string" office:string-value="  node [ id 483 label 'Node 483' ]" calcext:value-type="string">
            <text:p><text:s text:c="2"/>node [ id 483 label 'Node 483' ]</text:p>
          </table:table-cell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/>
          <table:table-cell table:formula="of:=&quot;  node [ id &quot;&amp;[.A487]&amp;&quot; label 'Node &quot;&amp;[.B487]&amp;&quot;' ]&quot;" office:value-type="string" office:string-value="  node [ id 484 label 'Node 484' ]" calcext:value-type="string">
            <text:p><text:s text:c="2"/>node [ id 484 label 'Node 484' ]</text:p>
          </table:table-cell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/>
          <table:table-cell table:formula="of:=&quot;  node [ id &quot;&amp;[.A488]&amp;&quot; label 'Node &quot;&amp;[.B488]&amp;&quot;' ]&quot;" office:value-type="string" office:string-value="  node [ id 485 label 'Node 485' ]" calcext:value-type="string">
            <text:p><text:s text:c="2"/>node [ id 485 label 'Node 485' ]</text:p>
          </table:table-cell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/>
          <table:table-cell table:formula="of:=&quot;  node [ id &quot;&amp;[.A489]&amp;&quot; label 'Node &quot;&amp;[.B489]&amp;&quot;' ]&quot;" office:value-type="string" office:string-value="  node [ id 486 label 'Node 486' ]" calcext:value-type="string">
            <text:p><text:s text:c="2"/>node [ id 486 label 'Node 486' ]</text:p>
          </table:table-cell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/>
          <table:table-cell table:formula="of:=&quot;  node [ id &quot;&amp;[.A490]&amp;&quot; label 'Node &quot;&amp;[.B490]&amp;&quot;' ]&quot;" office:value-type="string" office:string-value="  node [ id 487 label 'Node 487' ]" calcext:value-type="string">
            <text:p><text:s text:c="2"/>node [ id 487 label 'Node 487' ]</text:p>
          </table:table-cell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/>
          <table:table-cell table:formula="of:=&quot;  node [ id &quot;&amp;[.A491]&amp;&quot; label 'Node &quot;&amp;[.B491]&amp;&quot;' ]&quot;" office:value-type="string" office:string-value="  node [ id 488 label 'Node 488' ]" calcext:value-type="string">
            <text:p><text:s text:c="2"/>node [ id 488 label 'Node 488' ]</text:p>
          </table:table-cell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/>
          <table:table-cell table:formula="of:=&quot;  node [ id &quot;&amp;[.A492]&amp;&quot; label 'Node &quot;&amp;[.B492]&amp;&quot;' ]&quot;" office:value-type="string" office:string-value="  node [ id 489 label 'Node 489' ]" calcext:value-type="string">
            <text:p><text:s text:c="2"/>node [ id 489 label 'Node 489' ]</text:p>
          </table:table-cell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/>
          <table:table-cell table:formula="of:=&quot;  node [ id &quot;&amp;[.A493]&amp;&quot; label 'Node &quot;&amp;[.B493]&amp;&quot;' ]&quot;" office:value-type="string" office:string-value="  node [ id 490 label 'Node 490' ]" calcext:value-type="string">
            <text:p><text:s text:c="2"/>node [ id 490 label 'Node 490' ]</text:p>
          </table:table-cell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/>
          <table:table-cell table:formula="of:=&quot;  node [ id &quot;&amp;[.A494]&amp;&quot; label 'Node &quot;&amp;[.B494]&amp;&quot;' ]&quot;" office:value-type="string" office:string-value="  node [ id 491 label 'Node 491' ]" calcext:value-type="string">
            <text:p><text:s text:c="2"/>node [ id 491 label 'Node 491' ]</text:p>
          </table:table-cell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  <table:table-cell/>
          <table:table-cell table:formula="of:=&quot;  node [ id &quot;&amp;[.A495]&amp;&quot; label 'Node &quot;&amp;[.B495]&amp;&quot;' ]&quot;" office:value-type="string" office:string-value="  node [ id 492 label 'Node 492' ]" calcext:value-type="string">
            <text:p><text:s text:c="2"/>node [ id 492 label 'Node 492' ]</text:p>
          </table:table-cell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  <table:table-cell/>
          <table:table-cell table:formula="of:=&quot;  node [ id &quot;&amp;[.A496]&amp;&quot; label 'Node &quot;&amp;[.B496]&amp;&quot;' ]&quot;" office:value-type="string" office:string-value="  node [ id 493 label 'Node 493' ]" calcext:value-type="string">
            <text:p><text:s text:c="2"/>node [ id 493 label 'Node 493' ]</text:p>
          </table:table-cell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  <table:table-cell/>
          <table:table-cell table:formula="of:=&quot;  node [ id &quot;&amp;[.A497]&amp;&quot; label 'Node &quot;&amp;[.B497]&amp;&quot;' ]&quot;" office:value-type="string" office:string-value="  node [ id 494 label 'Node 494' ]" calcext:value-type="string">
            <text:p><text:s text:c="2"/>node [ id 494 label 'Node 494' ]</text:p>
          </table:table-cell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  <table:table-cell/>
          <table:table-cell table:formula="of:=&quot;  node [ id &quot;&amp;[.A498]&amp;&quot; label 'Node &quot;&amp;[.B498]&amp;&quot;' ]&quot;" office:value-type="string" office:string-value="  node [ id 495 label 'Node 495' ]" calcext:value-type="string">
            <text:p><text:s text:c="2"/>node [ id 495 label 'Node 495' ]</text:p>
          </table:table-cell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  <table:table-cell/>
          <table:table-cell table:formula="of:=&quot;  node [ id &quot;&amp;[.A499]&amp;&quot; label 'Node &quot;&amp;[.B499]&amp;&quot;' ]&quot;" office:value-type="string" office:string-value="  node [ id 496 label 'Node 496' ]" calcext:value-type="string">
            <text:p><text:s text:c="2"/>node [ id 496 label 'Node 496' ]</text:p>
          </table:table-cell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  <table:table-cell/>
          <table:table-cell table:formula="of:=&quot;  node [ id &quot;&amp;[.A500]&amp;&quot; label 'Node &quot;&amp;[.B500]&amp;&quot;' ]&quot;" office:value-type="string" office:string-value="  node [ id 497 label 'Node 497' ]" calcext:value-type="string">
            <text:p><text:s text:c="2"/>node [ id 497 label 'Node 497' ]</text:p>
          </table:table-cell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  <table:table-cell/>
          <table:table-cell table:formula="of:=&quot;  node [ id &quot;&amp;[.A501]&amp;&quot; label 'Node &quot;&amp;[.B501]&amp;&quot;' ]&quot;" office:value-type="string" office:string-value="  node [ id 498 label 'Node 498' ]" calcext:value-type="string">
            <text:p><text:s text:c="2"/>node [ id 498 label 'Node 498' ]</text:p>
          </table:table-cell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/>
          <table:table-cell table:formula="of:=&quot;  node [ id &quot;&amp;[.A502]&amp;&quot; label 'Node &quot;&amp;[.B502]&amp;&quot;' ]&quot;" office:value-type="string" office:string-value="  node [ id 499 label 'Node 499' ]" calcext:value-type="string">
            <text:p><text:s text:c="2"/>node [ id 499 label 'Node 499' ]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/>
          <table:table-cell table:formula="of:=&quot;  node [ id &quot;&amp;[.A503]&amp;&quot; label 'Node &quot;&amp;[.B503]&amp;&quot;' ]&quot;" office:value-type="string" office:string-value="  node [ id 500 label 'Node 500' ]" calcext:value-type="string">
            <text:p><text:s text:c="2"/>node [ id 500 label 'Node 500' ]</text:p>
          </table:table-cell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/>
          <table:table-cell table:formula="of:=&quot;  node [ id &quot;&amp;[.A504]&amp;&quot; label 'Node &quot;&amp;[.B504]&amp;&quot;' ]&quot;" office:value-type="string" office:string-value="  node [ id 501 label 'Node 501' ]" calcext:value-type="string">
            <text:p><text:s text:c="2"/>node [ id 501 label 'Node 501' ]</text:p>
          </table:table-cell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/>
          <table:table-cell table:formula="of:=&quot;  node [ id &quot;&amp;[.A505]&amp;&quot; label 'Node &quot;&amp;[.B505]&amp;&quot;' ]&quot;" office:value-type="string" office:string-value="  node [ id 502 label 'Node 502' ]" calcext:value-type="string">
            <text:p><text:s text:c="2"/>node [ id 502 label 'Node 502' ]</text:p>
          </table:table-cell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/>
          <table:table-cell table:formula="of:=&quot;  node [ id &quot;&amp;[.A506]&amp;&quot; label 'Node &quot;&amp;[.B506]&amp;&quot;' ]&quot;" office:value-type="string" office:string-value="  node [ id 503 label 'Node 503' ]" calcext:value-type="string">
            <text:p><text:s text:c="2"/>node [ id 503 label 'Node 503' ]</text:p>
          </table:table-cell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/>
          <table:table-cell table:formula="of:=&quot;  node [ id &quot;&amp;[.A507]&amp;&quot; label 'Node &quot;&amp;[.B507]&amp;&quot;' ]&quot;" office:value-type="string" office:string-value="  node [ id 504 label 'Node 504' ]" calcext:value-type="string">
            <text:p><text:s text:c="2"/>node [ id 504 label 'Node 504' ]</text:p>
          </table:table-cell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/>
          <table:table-cell table:formula="of:=&quot;  node [ id &quot;&amp;[.A508]&amp;&quot; label 'Node &quot;&amp;[.B508]&amp;&quot;' ]&quot;" office:value-type="string" office:string-value="  node [ id 505 label 'Node 505' ]" calcext:value-type="string">
            <text:p><text:s text:c="2"/>node [ id 505 label 'Node 505' ]</text:p>
          </table:table-cell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/>
          <table:table-cell table:formula="of:=&quot;  node [ id &quot;&amp;[.A509]&amp;&quot; label 'Node &quot;&amp;[.B509]&amp;&quot;' ]&quot;" office:value-type="string" office:string-value="  node [ id 506 label 'Node 506' ]" calcext:value-type="string">
            <text:p><text:s text:c="2"/>node [ id 506 label 'Node 506' ]</text:p>
          </table:table-cell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/>
          <table:table-cell table:formula="of:=&quot;  node [ id &quot;&amp;[.A510]&amp;&quot; label 'Node &quot;&amp;[.B510]&amp;&quot;' ]&quot;" office:value-type="string" office:string-value="  node [ id 507 label 'Node 507' ]" calcext:value-type="string">
            <text:p><text:s text:c="2"/>node [ id 507 label 'Node 507' ]</text:p>
          </table:table-cell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/>
          <table:table-cell table:formula="of:=&quot;  node [ id &quot;&amp;[.A511]&amp;&quot; label 'Node &quot;&amp;[.B511]&amp;&quot;' ]&quot;" office:value-type="string" office:string-value="  node [ id 508 label 'Node 508' ]" calcext:value-type="string">
            <text:p><text:s text:c="2"/>node [ id 508 label 'Node 508' ]</text:p>
          </table:table-cell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/>
          <table:table-cell table:formula="of:=&quot;  node [ id &quot;&amp;[.A512]&amp;&quot; label 'Node &quot;&amp;[.B512]&amp;&quot;' ]&quot;" office:value-type="string" office:string-value="  node [ id 509 label 'Node 509' ]" calcext:value-type="string">
            <text:p><text:s text:c="2"/>node [ id 509 label 'Node 509' ]</text:p>
          </table:table-cell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/>
          <table:table-cell table:formula="of:=&quot;  node [ id &quot;&amp;[.A513]&amp;&quot; label 'Node &quot;&amp;[.B513]&amp;&quot;' ]&quot;" office:value-type="string" office:string-value="  node [ id 510 label 'Node 510' ]" calcext:value-type="string">
            <text:p><text:s text:c="2"/>node [ id 510 label 'Node 510' ]</text:p>
          </table:table-cell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/>
          <table:table-cell table:formula="of:=&quot;  node [ id &quot;&amp;[.A514]&amp;&quot; label 'Node &quot;&amp;[.B514]&amp;&quot;' ]&quot;" office:value-type="string" office:string-value="  node [ id 511 label 'Node 511' ]" calcext:value-type="string">
            <text:p><text:s text:c="2"/>node [ id 511 label 'Node 511' ]</text:p>
          </table:table-cell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/>
          <table:table-cell table:formula="of:=&quot;  node [ id &quot;&amp;[.A515]&amp;&quot; label 'Node &quot;&amp;[.B515]&amp;&quot;' ]&quot;" office:value-type="string" office:string-value="  node [ id 512 label 'Node 512' ]" calcext:value-type="string">
            <text:p><text:s text:c="2"/>node [ id 512 label 'Node 512' ]</text:p>
          </table:table-cell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/>
          <table:table-cell table:formula="of:=&quot;  node [ id &quot;&amp;[.A516]&amp;&quot; label 'Node &quot;&amp;[.B516]&amp;&quot;' ]&quot;" office:value-type="string" office:string-value="  node [ id 513 label 'Node 513' ]" calcext:value-type="string">
            <text:p><text:s text:c="2"/>node [ id 513 label 'Node 513' ]</text:p>
          </table:table-cell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/>
          <table:table-cell table:formula="of:=&quot;  node [ id &quot;&amp;[.A517]&amp;&quot; label 'Node &quot;&amp;[.B517]&amp;&quot;' ]&quot;" office:value-type="string" office:string-value="  node [ id 514 label 'Node 514' ]" calcext:value-type="string">
            <text:p><text:s text:c="2"/>node [ id 514 label 'Node 514' ]</text:p>
          </table:table-cell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/>
          <table:table-cell table:formula="of:=&quot;  node [ id &quot;&amp;[.A518]&amp;&quot; label 'Node &quot;&amp;[.B518]&amp;&quot;' ]&quot;" office:value-type="string" office:string-value="  node [ id 515 label 'Node 515' ]" calcext:value-type="string">
            <text:p><text:s text:c="2"/>node [ id 515 label 'Node 515' ]</text:p>
          </table:table-cell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/>
          <table:table-cell table:formula="of:=&quot;  node [ id &quot;&amp;[.A519]&amp;&quot; label 'Node &quot;&amp;[.B519]&amp;&quot;' ]&quot;" office:value-type="string" office:string-value="  node [ id 516 label 'Node 516' ]" calcext:value-type="string">
            <text:p><text:s text:c="2"/>node [ id 516 label 'Node 516' ]</text:p>
          </table:table-cell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/>
          <table:table-cell table:formula="of:=&quot;  node [ id &quot;&amp;[.A520]&amp;&quot; label 'Node &quot;&amp;[.B520]&amp;&quot;' ]&quot;" office:value-type="string" office:string-value="  node [ id 517 label 'Node 517' ]" calcext:value-type="string">
            <text:p><text:s text:c="2"/>node [ id 517 label 'Node 517' ]</text:p>
          </table:table-cell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/>
          <table:table-cell table:formula="of:=&quot;  node [ id &quot;&amp;[.A521]&amp;&quot; label 'Node &quot;&amp;[.B521]&amp;&quot;' ]&quot;" office:value-type="string" office:string-value="  node [ id 518 label 'Node 518' ]" calcext:value-type="string">
            <text:p><text:s text:c="2"/>node [ id 518 label 'Node 518' ]</text:p>
          </table:table-cell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/>
          <table:table-cell table:formula="of:=&quot;  node [ id &quot;&amp;[.A522]&amp;&quot; label 'Node &quot;&amp;[.B522]&amp;&quot;' ]&quot;" office:value-type="string" office:string-value="  node [ id 519 label 'Node 519' ]" calcext:value-type="string">
            <text:p><text:s text:c="2"/>node [ id 519 label 'Node 519' ]</text:p>
          </table:table-cell>
        </table:table-row>
        <table:table-row table:style-name="ro1">
          <table:table-cell table:number-columns-repeated="2" office:value-type="float" office:value="520" calcext:value-type="float">
            <text:p>520</text:p>
          </table:table-cell>
          <table:table-cell/>
          <table:table-cell table:formula="of:=&quot;  node [ id &quot;&amp;[.A523]&amp;&quot; label 'Node &quot;&amp;[.B523]&amp;&quot;' ]&quot;" office:value-type="string" office:string-value="  node [ id 520 label 'Node 520' ]" calcext:value-type="string">
            <text:p><text:s text:c="2"/>node [ id 520 label 'Node 520' ]</text:p>
          </table:table-cell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  <table:table-cell/>
          <table:table-cell table:formula="of:=&quot;  node [ id &quot;&amp;[.A524]&amp;&quot; label 'Node &quot;&amp;[.B524]&amp;&quot;' ]&quot;" office:value-type="string" office:string-value="  node [ id 521 label 'Node 521' ]" calcext:value-type="string">
            <text:p><text:s text:c="2"/>node [ id 521 label 'Node 521' ]</text:p>
          </table:table-cell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/>
          <table:table-cell table:formula="of:=&quot;  node [ id &quot;&amp;[.A525]&amp;&quot; label 'Node &quot;&amp;[.B525]&amp;&quot;' ]&quot;" office:value-type="string" office:string-value="  node [ id 522 label 'Node 522' ]" calcext:value-type="string">
            <text:p><text:s text:c="2"/>node [ id 522 label 'Node 522' ]</text:p>
          </table:table-cell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/>
          <table:table-cell table:formula="of:=&quot;  node [ id &quot;&amp;[.A526]&amp;&quot; label 'Node &quot;&amp;[.B526]&amp;&quot;' ]&quot;" office:value-type="string" office:string-value="  node [ id 523 label 'Node 523' ]" calcext:value-type="string">
            <text:p><text:s text:c="2"/>node [ id 523 label 'Node 523' ]</text:p>
          </table:table-cell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  <table:table-cell/>
          <table:table-cell table:formula="of:=&quot;  node [ id &quot;&amp;[.A527]&amp;&quot; label 'Node &quot;&amp;[.B527]&amp;&quot;' ]&quot;" office:value-type="string" office:string-value="  node [ id 524 label 'Node 524' ]" calcext:value-type="string">
            <text:p><text:s text:c="2"/>node [ id 524 label 'Node 524' ]</text:p>
          </table:table-cell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/>
          <table:table-cell table:formula="of:=&quot;  node [ id &quot;&amp;[.A528]&amp;&quot; label 'Node &quot;&amp;[.B528]&amp;&quot;' ]&quot;" office:value-type="string" office:string-value="  node [ id 525 label 'Node 525' ]" calcext:value-type="string">
            <text:p><text:s text:c="2"/>node [ id 525 label 'Node 525' ]</text:p>
          </table:table-cell>
        </table:table-row>
        <table:table-row table:style-name="ro1">
          <table:table-cell table:number-columns-repeated="2" office:value-type="float" office:value="526" calcext:value-type="float">
            <text:p>526</text:p>
          </table:table-cell>
          <table:table-cell/>
          <table:table-cell table:formula="of:=&quot;  node [ id &quot;&amp;[.A529]&amp;&quot; label 'Node &quot;&amp;[.B529]&amp;&quot;' ]&quot;" office:value-type="string" office:string-value="  node [ id 526 label 'Node 526' ]" calcext:value-type="string">
            <text:p><text:s text:c="2"/>node [ id 526 label 'Node 526' ]</text:p>
          </table:table-cell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/>
          <table:table-cell table:formula="of:=&quot;  node [ id &quot;&amp;[.A530]&amp;&quot; label 'Node &quot;&amp;[.B530]&amp;&quot;' ]&quot;" office:value-type="string" office:string-value="  node [ id 527 label 'Node 527' ]" calcext:value-type="string">
            <text:p><text:s text:c="2"/>node [ id 527 label 'Node 527' ]</text:p>
          </table:table-cell>
        </table:table-row>
        <table:table-row table:style-name="ro1">
          <table:table-cell table:number-columns-repeated="2" office:value-type="float" office:value="528" calcext:value-type="float">
            <text:p>528</text:p>
          </table:table-cell>
          <table:table-cell/>
          <table:table-cell table:formula="of:=&quot;  node [ id &quot;&amp;[.A531]&amp;&quot; label 'Node &quot;&amp;[.B531]&amp;&quot;' ]&quot;" office:value-type="string" office:string-value="  node [ id 528 label 'Node 528' ]" calcext:value-type="string">
            <text:p><text:s text:c="2"/>node [ id 528 label 'Node 528' ]</text:p>
          </table:table-cell>
        </table:table-row>
        <table:table-row table:style-name="ro1">
          <table:table-cell table:number-columns-repeated="2" office:value-type="float" office:value="529" calcext:value-type="float">
            <text:p>529</text:p>
          </table:table-cell>
          <table:table-cell/>
          <table:table-cell table:formula="of:=&quot;  node [ id &quot;&amp;[.A532]&amp;&quot; label 'Node &quot;&amp;[.B532]&amp;&quot;' ]&quot;" office:value-type="string" office:string-value="  node [ id 529 label 'Node 529' ]" calcext:value-type="string">
            <text:p><text:s text:c="2"/>node [ id 529 label 'Node 529' ]</text:p>
          </table:table-cell>
        </table:table-row>
        <table:table-row table:style-name="ro1">
          <table:table-cell table:number-columns-repeated="2" office:value-type="float" office:value="530" calcext:value-type="float">
            <text:p>530</text:p>
          </table:table-cell>
          <table:table-cell/>
          <table:table-cell table:formula="of:=&quot;  node [ id &quot;&amp;[.A533]&amp;&quot; label 'Node &quot;&amp;[.B533]&amp;&quot;' ]&quot;" office:value-type="string" office:string-value="  node [ id 530 label 'Node 530' ]" calcext:value-type="string">
            <text:p><text:s text:c="2"/>node [ id 530 label 'Node 530' ]</text:p>
          </table:table-cell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  <table:table-cell/>
          <table:table-cell table:formula="of:=&quot;  node [ id &quot;&amp;[.A534]&amp;&quot; label 'Node &quot;&amp;[.B534]&amp;&quot;' ]&quot;" office:value-type="string" office:string-value="  node [ id 531 label 'Node 531' ]" calcext:value-type="string">
            <text:p><text:s text:c="2"/>node [ id 531 label 'Node 531' ]</text:p>
          </table:table-cell>
        </table:table-row>
        <table:table-row table:style-name="ro1">
          <table:table-cell table:number-columns-repeated="2" office:value-type="float" office:value="532" calcext:value-type="float">
            <text:p>532</text:p>
          </table:table-cell>
          <table:table-cell/>
          <table:table-cell table:formula="of:=&quot;  node [ id &quot;&amp;[.A535]&amp;&quot; label 'Node &quot;&amp;[.B535]&amp;&quot;' ]&quot;" office:value-type="string" office:string-value="  node [ id 532 label 'Node 532' ]" calcext:value-type="string">
            <text:p><text:s text:c="2"/>node [ id 532 label 'Node 532' ]</text:p>
          </table:table-cell>
        </table:table-row>
        <table:table-row table:style-name="ro1">
          <table:table-cell table:number-columns-repeated="2" office:value-type="float" office:value="533" calcext:value-type="float">
            <text:p>533</text:p>
          </table:table-cell>
          <table:table-cell/>
          <table:table-cell table:formula="of:=&quot;  node [ id &quot;&amp;[.A536]&amp;&quot; label 'Node &quot;&amp;[.B536]&amp;&quot;' ]&quot;" office:value-type="string" office:string-value="  node [ id 533 label 'Node 533' ]" calcext:value-type="string">
            <text:p><text:s text:c="2"/>node [ id 533 label 'Node 533' ]</text:p>
          </table:table-cell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  <table:table-cell/>
          <table:table-cell table:formula="of:=&quot;  node [ id &quot;&amp;[.A537]&amp;&quot; label 'Node &quot;&amp;[.B537]&amp;&quot;' ]&quot;" office:value-type="string" office:string-value="  node [ id 534 label 'Node 534' ]" calcext:value-type="string">
            <text:p><text:s text:c="2"/>node [ id 534 label 'Node 534' ]</text:p>
          </table:table-cell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/>
          <table:table-cell table:formula="of:=&quot;  node [ id &quot;&amp;[.A538]&amp;&quot; label 'Node &quot;&amp;[.B538]&amp;&quot;' ]&quot;" office:value-type="string" office:string-value="  node [ id 535 label 'Node 535' ]" calcext:value-type="string">
            <text:p><text:s text:c="2"/>node [ id 535 label 'Node 535' ]</text:p>
          </table:table-cell>
        </table:table-row>
        <table:table-row table:style-name="ro1">
          <table:table-cell table:number-columns-repeated="2" office:value-type="float" office:value="536" calcext:value-type="float">
            <text:p>536</text:p>
          </table:table-cell>
          <table:table-cell/>
          <table:table-cell table:formula="of:=&quot;  node [ id &quot;&amp;[.A539]&amp;&quot; label 'Node &quot;&amp;[.B539]&amp;&quot;' ]&quot;" office:value-type="string" office:string-value="  node [ id 536 label 'Node 536' ]" calcext:value-type="string">
            <text:p><text:s text:c="2"/>node [ id 536 label 'Node 536' ]</text:p>
          </table:table-cell>
        </table:table-row>
        <table:table-row table:style-name="ro1">
          <table:table-cell table:number-columns-repeated="2" office:value-type="float" office:value="537" calcext:value-type="float">
            <text:p>537</text:p>
          </table:table-cell>
          <table:table-cell/>
          <table:table-cell table:formula="of:=&quot;  node [ id &quot;&amp;[.A540]&amp;&quot; label 'Node &quot;&amp;[.B540]&amp;&quot;' ]&quot;" office:value-type="string" office:string-value="  node [ id 537 label 'Node 537' ]" calcext:value-type="string">
            <text:p><text:s text:c="2"/>node [ id 537 label 'Node 537' ]</text:p>
          </table:table-cell>
        </table:table-row>
        <table:table-row table:style-name="ro1">
          <table:table-cell table:number-columns-repeated="2" office:value-type="float" office:value="538" calcext:value-type="float">
            <text:p>538</text:p>
          </table:table-cell>
          <table:table-cell/>
          <table:table-cell table:formula="of:=&quot;  node [ id &quot;&amp;[.A541]&amp;&quot; label 'Node &quot;&amp;[.B541]&amp;&quot;' ]&quot;" office:value-type="string" office:string-value="  node [ id 538 label 'Node 538' ]" calcext:value-type="string">
            <text:p><text:s text:c="2"/>node [ id 538 label 'Node 538' ]</text:p>
          </table:table-cell>
        </table:table-row>
        <table:table-row table:style-name="ro1">
          <table:table-cell table:number-columns-repeated="2" office:value-type="float" office:value="539" calcext:value-type="float">
            <text:p>539</text:p>
          </table:table-cell>
          <table:table-cell/>
          <table:table-cell table:formula="of:=&quot;  node [ id &quot;&amp;[.A542]&amp;&quot; label 'Node &quot;&amp;[.B542]&amp;&quot;' ]&quot;" office:value-type="string" office:string-value="  node [ id 539 label 'Node 539' ]" calcext:value-type="string">
            <text:p><text:s text:c="2"/>node [ id 539 label 'Node 539' ]</text:p>
          </table:table-cell>
        </table:table-row>
        <table:table-row table:style-name="ro1">
          <table:table-cell table:number-columns-repeated="2" office:value-type="float" office:value="540" calcext:value-type="float">
            <text:p>540</text:p>
          </table:table-cell>
          <table:table-cell/>
          <table:table-cell table:formula="of:=&quot;  node [ id &quot;&amp;[.A543]&amp;&quot; label 'Node &quot;&amp;[.B543]&amp;&quot;' ]&quot;" office:value-type="string" office:string-value="  node [ id 540 label 'Node 540' ]" calcext:value-type="string">
            <text:p><text:s text:c="2"/>node [ id 540 label 'Node 540' ]</text:p>
          </table:table-cell>
        </table:table-row>
        <table:table-row table:style-name="ro1">
          <table:table-cell table:number-columns-repeated="2" office:value-type="float" office:value="541" calcext:value-type="float">
            <text:p>541</text:p>
          </table:table-cell>
          <table:table-cell/>
          <table:table-cell table:formula="of:=&quot;  node [ id &quot;&amp;[.A544]&amp;&quot; label 'Node &quot;&amp;[.B544]&amp;&quot;' ]&quot;" office:value-type="string" office:string-value="  node [ id 541 label 'Node 541' ]" calcext:value-type="string">
            <text:p><text:s text:c="2"/>node [ id 541 label 'Node 541' ]</text:p>
          </table:table-cell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  <table:table-cell/>
          <table:table-cell table:formula="of:=&quot;  node [ id &quot;&amp;[.A545]&amp;&quot; label 'Node &quot;&amp;[.B545]&amp;&quot;' ]&quot;" office:value-type="string" office:string-value="  node [ id 542 label 'Node 542' ]" calcext:value-type="string">
            <text:p><text:s text:c="2"/>node [ id 542 label 'Node 542' ]</text:p>
          </table:table-cell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  <table:table-cell/>
          <table:table-cell table:formula="of:=&quot;  node [ id &quot;&amp;[.A546]&amp;&quot; label 'Node &quot;&amp;[.B546]&amp;&quot;' ]&quot;" office:value-type="string" office:string-value="  node [ id 543 label 'Node 543' ]" calcext:value-type="string">
            <text:p><text:s text:c="2"/>node [ id 543 label 'Node 543' ]</text:p>
          </table:table-cell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/>
          <table:table-cell table:formula="of:=&quot;  node [ id &quot;&amp;[.A547]&amp;&quot; label 'Node &quot;&amp;[.B547]&amp;&quot;' ]&quot;" office:value-type="string" office:string-value="  node [ id 544 label 'Node 544' ]" calcext:value-type="string">
            <text:p><text:s text:c="2"/>node [ id 544 label 'Node 544' ]</text:p>
          </table:table-cell>
        </table:table-row>
        <table:table-row table:style-name="ro1">
          <table:table-cell table:number-columns-repeated="2" office:value-type="float" office:value="545" calcext:value-type="float">
            <text:p>545</text:p>
          </table:table-cell>
          <table:table-cell/>
          <table:table-cell table:formula="of:=&quot;  node [ id &quot;&amp;[.A548]&amp;&quot; label 'Node &quot;&amp;[.B548]&amp;&quot;' ]&quot;" office:value-type="string" office:string-value="  node [ id 545 label 'Node 545' ]" calcext:value-type="string">
            <text:p><text:s text:c="2"/>node [ id 545 label 'Node 545' ]</text:p>
          </table:table-cell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  <table:table-cell/>
          <table:table-cell table:formula="of:=&quot;  node [ id &quot;&amp;[.A549]&amp;&quot; label 'Node &quot;&amp;[.B549]&amp;&quot;' ]&quot;" office:value-type="string" office:string-value="  node [ id 546 label 'Node 546' ]" calcext:value-type="string">
            <text:p><text:s text:c="2"/>node [ id 546 label 'Node 546' ]</text:p>
          </table:table-cell>
        </table:table-row>
        <table:table-row table:style-name="ro1">
          <table:table-cell table:number-columns-repeated="2" office:value-type="float" office:value="547" calcext:value-type="float">
            <text:p>547</text:p>
          </table:table-cell>
          <table:table-cell/>
          <table:table-cell table:formula="of:=&quot;  node [ id &quot;&amp;[.A550]&amp;&quot; label 'Node &quot;&amp;[.B550]&amp;&quot;' ]&quot;" office:value-type="string" office:string-value="  node [ id 547 label 'Node 547' ]" calcext:value-type="string">
            <text:p><text:s text:c="2"/>node [ id 547 label 'Node 547' ]</text:p>
          </table:table-cell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  <table:table-cell/>
          <table:table-cell table:formula="of:=&quot;  node [ id &quot;&amp;[.A551]&amp;&quot; label 'Node &quot;&amp;[.B551]&amp;&quot;' ]&quot;" office:value-type="string" office:string-value="  node [ id 548 label 'Node 548' ]" calcext:value-type="string">
            <text:p><text:s text:c="2"/>node [ id 548 label 'Node 548' ]</text:p>
          </table:table-cell>
        </table:table-row>
        <table:table-row table:style-name="ro1">
          <table:table-cell table:number-columns-repeated="2" office:value-type="float" office:value="549" calcext:value-type="float">
            <text:p>549</text:p>
          </table:table-cell>
          <table:table-cell/>
          <table:table-cell table:formula="of:=&quot;  node [ id &quot;&amp;[.A552]&amp;&quot; label 'Node &quot;&amp;[.B552]&amp;&quot;' ]&quot;" office:value-type="string" office:string-value="  node [ id 549 label 'Node 549' ]" calcext:value-type="string">
            <text:p><text:s text:c="2"/>node [ id 549 label 'Node 549' ]</text:p>
          </table:table-cell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  <table:table-cell/>
          <table:table-cell table:formula="of:=&quot;  node [ id &quot;&amp;[.A553]&amp;&quot; label 'Node &quot;&amp;[.B553]&amp;&quot;' ]&quot;" office:value-type="string" office:string-value="  node [ id 550 label 'Node 550' ]" calcext:value-type="string">
            <text:p><text:s text:c="2"/>node [ id 550 label 'Node 550' ]</text:p>
          </table:table-cell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  <table:table-cell/>
          <table:table-cell table:formula="of:=&quot;  node [ id &quot;&amp;[.A554]&amp;&quot; label 'Node &quot;&amp;[.B554]&amp;&quot;' ]&quot;" office:value-type="string" office:string-value="  node [ id 551 label 'Node 551' ]" calcext:value-type="string">
            <text:p><text:s text:c="2"/>node [ id 551 label 'Node 551' ]</text:p>
          </table:table-cell>
        </table:table-row>
        <table:table-row table:style-name="ro1">
          <table:table-cell table:number-columns-repeated="2" office:value-type="float" office:value="552" calcext:value-type="float">
            <text:p>552</text:p>
          </table:table-cell>
          <table:table-cell/>
          <table:table-cell table:formula="of:=&quot;  node [ id &quot;&amp;[.A555]&amp;&quot; label 'Node &quot;&amp;[.B555]&amp;&quot;' ]&quot;" office:value-type="string" office:string-value="  node [ id 552 label 'Node 552' ]" calcext:value-type="string">
            <text:p><text:s text:c="2"/>node [ id 552 label 'Node 552' ]</text:p>
          </table:table-cell>
        </table:table-row>
        <table:table-row table:style-name="ro1">
          <table:table-cell table:number-columns-repeated="2" office:value-type="float" office:value="553" calcext:value-type="float">
            <text:p>553</text:p>
          </table:table-cell>
          <table:table-cell/>
          <table:table-cell table:formula="of:=&quot;  node [ id &quot;&amp;[.A556]&amp;&quot; label 'Node &quot;&amp;[.B556]&amp;&quot;' ]&quot;" office:value-type="string" office:string-value="  node [ id 553 label 'Node 553' ]" calcext:value-type="string">
            <text:p><text:s text:c="2"/>node [ id 553 label 'Node 553' ]</text:p>
          </table:table-cell>
        </table:table-row>
        <table:table-row table:style-name="ro1">
          <table:table-cell table:number-columns-repeated="2" office:value-type="float" office:value="554" calcext:value-type="float">
            <text:p>554</text:p>
          </table:table-cell>
          <table:table-cell/>
          <table:table-cell table:formula="of:=&quot;  node [ id &quot;&amp;[.A557]&amp;&quot; label 'Node &quot;&amp;[.B557]&amp;&quot;' ]&quot;" office:value-type="string" office:string-value="  node [ id 554 label 'Node 554' ]" calcext:value-type="string">
            <text:p><text:s text:c="2"/>node [ id 554 label 'Node 554' ]</text:p>
          </table:table-cell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  <table:table-cell/>
          <table:table-cell table:formula="of:=&quot;  node [ id &quot;&amp;[.A558]&amp;&quot; label 'Node &quot;&amp;[.B558]&amp;&quot;' ]&quot;" office:value-type="string" office:string-value="  node [ id 555 label 'Node 555' ]" calcext:value-type="string">
            <text:p><text:s text:c="2"/>node [ id 555 label 'Node 555' ]</text:p>
          </table:table-cell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/>
          <table:table-cell table:formula="of:=&quot;  node [ id &quot;&amp;[.A559]&amp;&quot; label 'Node &quot;&amp;[.B559]&amp;&quot;' ]&quot;" office:value-type="string" office:string-value="  node [ id 556 label 'Node 556' ]" calcext:value-type="string">
            <text:p><text:s text:c="2"/>node [ id 556 label 'Node 556' ]</text:p>
          </table:table-cell>
        </table:table-row>
        <table:table-row table:style-name="ro1">
          <table:table-cell table:number-columns-repeated="2" office:value-type="float" office:value="557" calcext:value-type="float">
            <text:p>557</text:p>
          </table:table-cell>
          <table:table-cell/>
          <table:table-cell table:formula="of:=&quot;  node [ id &quot;&amp;[.A560]&amp;&quot; label 'Node &quot;&amp;[.B560]&amp;&quot;' ]&quot;" office:value-type="string" office:string-value="  node [ id 557 label 'Node 557' ]" calcext:value-type="string">
            <text:p><text:s text:c="2"/>node [ id 557 label 'Node 557' ]</text:p>
          </table:table-cell>
        </table:table-row>
        <table:table-row table:style-name="ro1">
          <table:table-cell table:number-columns-repeated="2" office:value-type="float" office:value="558" calcext:value-type="float">
            <text:p>558</text:p>
          </table:table-cell>
          <table:table-cell/>
          <table:table-cell table:formula="of:=&quot;  node [ id &quot;&amp;[.A561]&amp;&quot; label 'Node &quot;&amp;[.B561]&amp;&quot;' ]&quot;" office:value-type="string" office:string-value="  node [ id 558 label 'Node 558' ]" calcext:value-type="string">
            <text:p><text:s text:c="2"/>node [ id 558 label 'Node 558' ]</text:p>
          </table:table-cell>
        </table:table-row>
        <table:table-row table:style-name="ro1">
          <table:table-cell table:number-columns-repeated="2" office:value-type="float" office:value="559" calcext:value-type="float">
            <text:p>559</text:p>
          </table:table-cell>
          <table:table-cell/>
          <table:table-cell table:formula="of:=&quot;  node [ id &quot;&amp;[.A562]&amp;&quot; label 'Node &quot;&amp;[.B562]&amp;&quot;' ]&quot;" office:value-type="string" office:string-value="  node [ id 559 label 'Node 559' ]" calcext:value-type="string">
            <text:p><text:s text:c="2"/>node [ id 559 label 'Node 559' ]</text:p>
          </table:table-cell>
        </table:table-row>
        <table:table-row table:style-name="ro1">
          <table:table-cell table:number-columns-repeated="2" office:value-type="float" office:value="560" calcext:value-type="float">
            <text:p>560</text:p>
          </table:table-cell>
          <table:table-cell/>
          <table:table-cell table:formula="of:=&quot;  node [ id &quot;&amp;[.A563]&amp;&quot; label 'Node &quot;&amp;[.B563]&amp;&quot;' ]&quot;" office:value-type="string" office:string-value="  node [ id 560 label 'Node 560' ]" calcext:value-type="string">
            <text:p><text:s text:c="2"/>node [ id 560 label 'Node 560' ]</text:p>
          </table:table-cell>
        </table:table-row>
        <table:table-row table:style-name="ro1">
          <table:table-cell table:number-columns-repeated="2" office:value-type="float" office:value="561" calcext:value-type="float">
            <text:p>561</text:p>
          </table:table-cell>
          <table:table-cell/>
          <table:table-cell table:formula="of:=&quot;  node [ id &quot;&amp;[.A564]&amp;&quot; label 'Node &quot;&amp;[.B564]&amp;&quot;' ]&quot;" office:value-type="string" office:string-value="  node [ id 561 label 'Node 561' ]" calcext:value-type="string">
            <text:p><text:s text:c="2"/>node [ id 561 label 'Node 561' ]</text:p>
          </table:table-cell>
        </table:table-row>
        <table:table-row table:style-name="ro1">
          <table:table-cell table:number-columns-repeated="2" office:value-type="float" office:value="562" calcext:value-type="float">
            <text:p>562</text:p>
          </table:table-cell>
          <table:table-cell/>
          <table:table-cell table:formula="of:=&quot;  node [ id &quot;&amp;[.A565]&amp;&quot; label 'Node &quot;&amp;[.B565]&amp;&quot;' ]&quot;" office:value-type="string" office:string-value="  node [ id 562 label 'Node 562' ]" calcext:value-type="string">
            <text:p><text:s text:c="2"/>node [ id 562 label 'Node 562' ]</text:p>
          </table:table-cell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  <table:table-cell/>
          <table:table-cell table:formula="of:=&quot;  node [ id &quot;&amp;[.A566]&amp;&quot; label 'Node &quot;&amp;[.B566]&amp;&quot;' ]&quot;" office:value-type="string" office:string-value="  node [ id 563 label 'Node 563' ]" calcext:value-type="string">
            <text:p><text:s text:c="2"/>node [ id 563 label 'Node 563' ]</text:p>
          </table:table-cell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  <table:table-cell/>
          <table:table-cell table:formula="of:=&quot;  node [ id &quot;&amp;[.A567]&amp;&quot; label 'Node &quot;&amp;[.B567]&amp;&quot;' ]&quot;" office:value-type="string" office:string-value="  node [ id 564 label 'Node 564' ]" calcext:value-type="string">
            <text:p><text:s text:c="2"/>node [ id 564 label 'Node 564' ]</text:p>
          </table:table-cell>
        </table:table-row>
        <table:table-row table:style-name="ro1">
          <table:table-cell table:number-columns-repeated="2" office:value-type="float" office:value="565" calcext:value-type="float">
            <text:p>565</text:p>
          </table:table-cell>
          <table:table-cell/>
          <table:table-cell table:formula="of:=&quot;  node [ id &quot;&amp;[.A568]&amp;&quot; label 'Node &quot;&amp;[.B568]&amp;&quot;' ]&quot;" office:value-type="string" office:string-value="  node [ id 565 label 'Node 565' ]" calcext:value-type="string">
            <text:p><text:s text:c="2"/>node [ id 565 label 'Node 565' ]</text:p>
          </table:table-cell>
        </table:table-row>
        <table:table-row table:style-name="ro1">
          <table:table-cell table:number-columns-repeated="2" office:value-type="float" office:value="566" calcext:value-type="float">
            <text:p>566</text:p>
          </table:table-cell>
          <table:table-cell/>
          <table:table-cell table:formula="of:=&quot;  node [ id &quot;&amp;[.A569]&amp;&quot; label 'Node &quot;&amp;[.B569]&amp;&quot;' ]&quot;" office:value-type="string" office:string-value="  node [ id 566 label 'Node 566' ]" calcext:value-type="string">
            <text:p><text:s text:c="2"/>node [ id 566 label 'Node 566' ]</text:p>
          </table:table-cell>
        </table:table-row>
        <table:table-row table:style-name="ro1">
          <table:table-cell table:number-columns-repeated="2" office:value-type="float" office:value="567" calcext:value-type="float">
            <text:p>567</text:p>
          </table:table-cell>
          <table:table-cell/>
          <table:table-cell table:formula="of:=&quot;  node [ id &quot;&amp;[.A570]&amp;&quot; label 'Node &quot;&amp;[.B570]&amp;&quot;' ]&quot;" office:value-type="string" office:string-value="  node [ id 567 label 'Node 567' ]" calcext:value-type="string">
            <text:p><text:s text:c="2"/>node [ id 567 label 'Node 567' ]</text:p>
          </table:table-cell>
        </table:table-row>
        <table:table-row table:style-name="ro1">
          <table:table-cell table:number-columns-repeated="2" office:value-type="float" office:value="568" calcext:value-type="float">
            <text:p>568</text:p>
          </table:table-cell>
          <table:table-cell/>
          <table:table-cell table:formula="of:=&quot;  node [ id &quot;&amp;[.A571]&amp;&quot; label 'Node &quot;&amp;[.B571]&amp;&quot;' ]&quot;" office:value-type="string" office:string-value="  node [ id 568 label 'Node 568' ]" calcext:value-type="string">
            <text:p><text:s text:c="2"/>node [ id 568 label 'Node 568' ]</text:p>
          </table:table-cell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/>
          <table:table-cell table:formula="of:=&quot;  node [ id &quot;&amp;[.A572]&amp;&quot; label 'Node &quot;&amp;[.B572]&amp;&quot;' ]&quot;" office:value-type="string" office:string-value="  node [ id 569 label 'Node 569' ]" calcext:value-type="string">
            <text:p><text:s text:c="2"/>node [ id 569 label 'Node 569' ]</text:p>
          </table:table-cell>
        </table:table-row>
        <table:table-row table:style-name="ro1">
          <table:table-cell table:number-columns-repeated="2" office:value-type="float" office:value="570" calcext:value-type="float">
            <text:p>570</text:p>
          </table:table-cell>
          <table:table-cell/>
          <table:table-cell table:formula="of:=&quot;  node [ id &quot;&amp;[.A573]&amp;&quot; label 'Node &quot;&amp;[.B573]&amp;&quot;' ]&quot;" office:value-type="string" office:string-value="  node [ id 570 label 'Node 570' ]" calcext:value-type="string">
            <text:p><text:s text:c="2"/>node [ id 570 label 'Node 570' ]</text:p>
          </table:table-cell>
        </table:table-row>
        <table:table-row table:style-name="ro1">
          <table:table-cell table:number-columns-repeated="2" office:value-type="float" office:value="571" calcext:value-type="float">
            <text:p>571</text:p>
          </table:table-cell>
          <table:table-cell/>
          <table:table-cell table:formula="of:=&quot;  node [ id &quot;&amp;[.A574]&amp;&quot; label 'Node &quot;&amp;[.B574]&amp;&quot;' ]&quot;" office:value-type="string" office:string-value="  node [ id 571 label 'Node 571' ]" calcext:value-type="string">
            <text:p><text:s text:c="2"/>node [ id 571 label 'Node 571' ]</text:p>
          </table:table-cell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  <table:table-cell/>
          <table:table-cell table:formula="of:=&quot;  node [ id &quot;&amp;[.A575]&amp;&quot; label 'Node &quot;&amp;[.B575]&amp;&quot;' ]&quot;" office:value-type="string" office:string-value="  node [ id 572 label 'Node 572' ]" calcext:value-type="string">
            <text:p><text:s text:c="2"/>node [ id 572 label 'Node 572' ]</text:p>
          </table:table-cell>
        </table:table-row>
        <table:table-row table:style-name="ro1">
          <table:table-cell table:number-columns-repeated="2" office:value-type="float" office:value="573" calcext:value-type="float">
            <text:p>573</text:p>
          </table:table-cell>
          <table:table-cell/>
          <table:table-cell table:formula="of:=&quot;  node [ id &quot;&amp;[.A576]&amp;&quot; label 'Node &quot;&amp;[.B576]&amp;&quot;' ]&quot;" office:value-type="string" office:string-value="  node [ id 573 label 'Node 573' ]" calcext:value-type="string">
            <text:p><text:s text:c="2"/>node [ id 573 label 'Node 573' ]</text:p>
          </table:table-cell>
        </table:table-row>
        <table:table-row table:style-name="ro1">
          <table:table-cell table:number-columns-repeated="2" office:value-type="float" office:value="574" calcext:value-type="float">
            <text:p>574</text:p>
          </table:table-cell>
          <table:table-cell/>
          <table:table-cell table:formula="of:=&quot;  node [ id &quot;&amp;[.A577]&amp;&quot; label 'Node &quot;&amp;[.B577]&amp;&quot;' ]&quot;" office:value-type="string" office:string-value="  node [ id 574 label 'Node 574' ]" calcext:value-type="string">
            <text:p><text:s text:c="2"/>node [ id 574 label 'Node 574' ]</text:p>
          </table:table-cell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/>
          <table:table-cell table:formula="of:=&quot;  node [ id &quot;&amp;[.A578]&amp;&quot; label 'Node &quot;&amp;[.B578]&amp;&quot;' ]&quot;" office:value-type="string" office:string-value="  node [ id 575 label 'Node 575' ]" calcext:value-type="string">
            <text:p><text:s text:c="2"/>node [ id 575 label 'Node 575' ]</text:p>
          </table:table-cell>
        </table:table-row>
        <table:table-row table:style-name="ro1">
          <table:table-cell table:number-columns-repeated="2" office:value-type="float" office:value="576" calcext:value-type="float">
            <text:p>576</text:p>
          </table:table-cell>
          <table:table-cell/>
          <table:table-cell table:formula="of:=&quot;  node [ id &quot;&amp;[.A579]&amp;&quot; label 'Node &quot;&amp;[.B579]&amp;&quot;' ]&quot;" office:value-type="string" office:string-value="  node [ id 576 label 'Node 576' ]" calcext:value-type="string">
            <text:p><text:s text:c="2"/>node [ id 576 label 'Node 576' ]</text:p>
          </table:table-cell>
        </table:table-row>
        <table:table-row table:style-name="ro1">
          <table:table-cell table:number-columns-repeated="2" office:value-type="float" office:value="577" calcext:value-type="float">
            <text:p>577</text:p>
          </table:table-cell>
          <table:table-cell/>
          <table:table-cell table:formula="of:=&quot;  node [ id &quot;&amp;[.A580]&amp;&quot; label 'Node &quot;&amp;[.B580]&amp;&quot;' ]&quot;" office:value-type="string" office:string-value="  node [ id 577 label 'Node 577' ]" calcext:value-type="string">
            <text:p><text:s text:c="2"/>node [ id 577 label 'Node 577' ]</text:p>
          </table:table-cell>
        </table:table-row>
        <table:table-row table:style-name="ro1">
          <table:table-cell table:number-columns-repeated="2" office:value-type="float" office:value="578" calcext:value-type="float">
            <text:p>578</text:p>
          </table:table-cell>
          <table:table-cell/>
          <table:table-cell table:formula="of:=&quot;  node [ id &quot;&amp;[.A581]&amp;&quot; label 'Node &quot;&amp;[.B581]&amp;&quot;' ]&quot;" office:value-type="string" office:string-value="  node [ id 578 label 'Node 578' ]" calcext:value-type="string">
            <text:p><text:s text:c="2"/>node [ id 578 label 'Node 578' ]</text:p>
          </table:table-cell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  <table:table-cell/>
          <table:table-cell table:formula="of:=&quot;  node [ id &quot;&amp;[.A582]&amp;&quot; label 'Node &quot;&amp;[.B582]&amp;&quot;' ]&quot;" office:value-type="string" office:string-value="  node [ id 579 label 'Node 579' ]" calcext:value-type="string">
            <text:p><text:s text:c="2"/>node [ id 579 label 'Node 579' ]</text:p>
          </table:table-cell>
        </table:table-row>
        <table:table-row table:style-name="ro1">
          <table:table-cell table:number-columns-repeated="2" office:value-type="float" office:value="580" calcext:value-type="float">
            <text:p>580</text:p>
          </table:table-cell>
          <table:table-cell/>
          <table:table-cell table:formula="of:=&quot;  node [ id &quot;&amp;[.A583]&amp;&quot; label 'Node &quot;&amp;[.B583]&amp;&quot;' ]&quot;" office:value-type="string" office:string-value="  node [ id 580 label 'Node 580' ]" calcext:value-type="string">
            <text:p><text:s text:c="2"/>node [ id 580 label 'Node 580' ]</text:p>
          </table:table-cell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/>
          <table:table-cell table:formula="of:=&quot;  node [ id &quot;&amp;[.A584]&amp;&quot; label 'Node &quot;&amp;[.B584]&amp;&quot;' ]&quot;" office:value-type="string" office:string-value="  node [ id 581 label 'Node 581' ]" calcext:value-type="string">
            <text:p><text:s text:c="2"/>node [ id 581 label 'Node 581' ]</text:p>
          </table:table-cell>
        </table:table-row>
        <table:table-row table:style-name="ro1">
          <table:table-cell table:number-columns-repeated="2" office:value-type="float" office:value="582" calcext:value-type="float">
            <text:p>582</text:p>
          </table:table-cell>
          <table:table-cell/>
          <table:table-cell table:formula="of:=&quot;  node [ id &quot;&amp;[.A585]&amp;&quot; label 'Node &quot;&amp;[.B585]&amp;&quot;' ]&quot;" office:value-type="string" office:string-value="  node [ id 582 label 'Node 582' ]" calcext:value-type="string">
            <text:p><text:s text:c="2"/>node [ id 582 label 'Node 582' ]</text:p>
          </table:table-cell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  <table:table-cell/>
          <table:table-cell table:formula="of:=&quot;  node [ id &quot;&amp;[.A586]&amp;&quot; label 'Node &quot;&amp;[.B586]&amp;&quot;' ]&quot;" office:value-type="string" office:string-value="  node [ id 583 label 'Node 583' ]" calcext:value-type="string">
            <text:p><text:s text:c="2"/>node [ id 583 label 'Node 583' ]</text:p>
          </table:table-cell>
        </table:table-row>
        <table:table-row table:style-name="ro1">
          <table:table-cell table:number-columns-repeated="2" office:value-type="float" office:value="584" calcext:value-type="float">
            <text:p>584</text:p>
          </table:table-cell>
          <table:table-cell/>
          <table:table-cell table:formula="of:=&quot;  node [ id &quot;&amp;[.A587]&amp;&quot; label 'Node &quot;&amp;[.B587]&amp;&quot;' ]&quot;" office:value-type="string" office:string-value="  node [ id 584 label 'Node 584' ]" calcext:value-type="string">
            <text:p><text:s text:c="2"/>node [ id 584 label 'Node 584' ]</text:p>
          </table:table-cell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  <table:table-cell/>
          <table:table-cell table:formula="of:=&quot;  node [ id &quot;&amp;[.A588]&amp;&quot; label 'Node &quot;&amp;[.B588]&amp;&quot;' ]&quot;" office:value-type="string" office:string-value="  node [ id 585 label 'Node 585' ]" calcext:value-type="string">
            <text:p><text:s text:c="2"/>node [ id 585 label 'Node 585' ]</text:p>
          </table:table-cell>
        </table:table-row>
        <table:table-row table:style-name="ro1">
          <table:table-cell table:number-columns-repeated="2" office:value-type="float" office:value="586" calcext:value-type="float">
            <text:p>586</text:p>
          </table:table-cell>
          <table:table-cell/>
          <table:table-cell table:formula="of:=&quot;  node [ id &quot;&amp;[.A589]&amp;&quot; label 'Node &quot;&amp;[.B589]&amp;&quot;' ]&quot;" office:value-type="string" office:string-value="  node [ id 586 label 'Node 586' ]" calcext:value-type="string">
            <text:p><text:s text:c="2"/>node [ id 586 label 'Node 586' ]</text:p>
          </table:table-cell>
        </table:table-row>
        <table:table-row table:style-name="ro1">
          <table:table-cell table:number-columns-repeated="2" office:value-type="float" office:value="587" calcext:value-type="float">
            <text:p>587</text:p>
          </table:table-cell>
          <table:table-cell/>
          <table:table-cell table:formula="of:=&quot;  node [ id &quot;&amp;[.A590]&amp;&quot; label 'Node &quot;&amp;[.B590]&amp;&quot;' ]&quot;" office:value-type="string" office:string-value="  node [ id 587 label 'Node 587' ]" calcext:value-type="string">
            <text:p><text:s text:c="2"/>node [ id 587 label 'Node 587' ]</text:p>
          </table:table-cell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  <table:table-cell/>
          <table:table-cell table:formula="of:=&quot;  node [ id &quot;&amp;[.A591]&amp;&quot; label 'Node &quot;&amp;[.B591]&amp;&quot;' ]&quot;" office:value-type="string" office:string-value="  node [ id 588 label 'Node 588' ]" calcext:value-type="string">
            <text:p><text:s text:c="2"/>node [ id 588 label 'Node 588' ]</text:p>
          </table:table-cell>
        </table:table-row>
        <table:table-row table:style-name="ro1">
          <table:table-cell table:number-columns-repeated="2" office:value-type="float" office:value="589" calcext:value-type="float">
            <text:p>589</text:p>
          </table:table-cell>
          <table:table-cell/>
          <table:table-cell table:formula="of:=&quot;  node [ id &quot;&amp;[.A592]&amp;&quot; label 'Node &quot;&amp;[.B592]&amp;&quot;' ]&quot;" office:value-type="string" office:string-value="  node [ id 589 label 'Node 589' ]" calcext:value-type="string">
            <text:p><text:s text:c="2"/>node [ id 589 label 'Node 589' ]</text:p>
          </table:table-cell>
        </table:table-row>
        <table:table-row table:style-name="ro1">
          <table:table-cell table:number-columns-repeated="2" office:value-type="float" office:value="590" calcext:value-type="float">
            <text:p>590</text:p>
          </table:table-cell>
          <table:table-cell/>
          <table:table-cell table:formula="of:=&quot;  node [ id &quot;&amp;[.A593]&amp;&quot; label 'Node &quot;&amp;[.B593]&amp;&quot;' ]&quot;" office:value-type="string" office:string-value="  node [ id 590 label 'Node 590' ]" calcext:value-type="string">
            <text:p><text:s text:c="2"/>node [ id 590 label 'Node 590' ]</text:p>
          </table:table-cell>
        </table:table-row>
        <table:table-row table:style-name="ro1">
          <table:table-cell table:number-columns-repeated="2" office:value-type="float" office:value="591" calcext:value-type="float">
            <text:p>591</text:p>
          </table:table-cell>
          <table:table-cell/>
          <table:table-cell table:formula="of:=&quot;  node [ id &quot;&amp;[.A594]&amp;&quot; label 'Node &quot;&amp;[.B594]&amp;&quot;' ]&quot;" office:value-type="string" office:string-value="  node [ id 591 label 'Node 591' ]" calcext:value-type="string">
            <text:p><text:s text:c="2"/>node [ id 591 label 'Node 591' ]</text:p>
          </table:table-cell>
        </table:table-row>
        <table:table-row table:style-name="ro1">
          <table:table-cell table:number-columns-repeated="2" office:value-type="float" office:value="592" calcext:value-type="float">
            <text:p>592</text:p>
          </table:table-cell>
          <table:table-cell/>
          <table:table-cell table:formula="of:=&quot;  node [ id &quot;&amp;[.A595]&amp;&quot; label 'Node &quot;&amp;[.B595]&amp;&quot;' ]&quot;" office:value-type="string" office:string-value="  node [ id 592 label 'Node 592' ]" calcext:value-type="string">
            <text:p><text:s text:c="2"/>node [ id 592 label 'Node 592' ]</text:p>
          </table:table-cell>
        </table:table-row>
        <table:table-row table:style-name="ro1">
          <table:table-cell table:number-columns-repeated="2" office:value-type="float" office:value="593" calcext:value-type="float">
            <text:p>593</text:p>
          </table:table-cell>
          <table:table-cell/>
          <table:table-cell table:formula="of:=&quot;  node [ id &quot;&amp;[.A596]&amp;&quot; label 'Node &quot;&amp;[.B596]&amp;&quot;' ]&quot;" office:value-type="string" office:string-value="  node [ id 593 label 'Node 593' ]" calcext:value-type="string">
            <text:p><text:s text:c="2"/>node [ id 593 label 'Node 593' ]</text:p>
          </table:table-cell>
        </table:table-row>
        <table:table-row table:style-name="ro1">
          <table:table-cell table:number-columns-repeated="2" office:value-type="float" office:value="594" calcext:value-type="float">
            <text:p>594</text:p>
          </table:table-cell>
          <table:table-cell/>
          <table:table-cell table:formula="of:=&quot;  node [ id &quot;&amp;[.A597]&amp;&quot; label 'Node &quot;&amp;[.B597]&amp;&quot;' ]&quot;" office:value-type="string" office:string-value="  node [ id 594 label 'Node 594' ]" calcext:value-type="string">
            <text:p><text:s text:c="2"/>node [ id 594 label 'Node 594' ]</text:p>
          </table:table-cell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  <table:table-cell/>
          <table:table-cell table:formula="of:=&quot;  node [ id &quot;&amp;[.A598]&amp;&quot; label 'Node &quot;&amp;[.B598]&amp;&quot;' ]&quot;" office:value-type="string" office:string-value="  node [ id 595 label 'Node 595' ]" calcext:value-type="string">
            <text:p><text:s text:c="2"/>node [ id 595 label 'Node 595' ]</text:p>
          </table:table-cell>
        </table:table-row>
        <table:table-row table:style-name="ro1">
          <table:table-cell table:number-columns-repeated="2" office:value-type="float" office:value="596" calcext:value-type="float">
            <text:p>596</text:p>
          </table:table-cell>
          <table:table-cell/>
          <table:table-cell table:formula="of:=&quot;  node [ id &quot;&amp;[.A599]&amp;&quot; label 'Node &quot;&amp;[.B599]&amp;&quot;' ]&quot;" office:value-type="string" office:string-value="  node [ id 596 label 'Node 596' ]" calcext:value-type="string">
            <text:p><text:s text:c="2"/>node [ id 596 label 'Node 596' ]</text:p>
          </table:table-cell>
        </table:table-row>
        <table:table-row table:style-name="ro1">
          <table:table-cell table:number-columns-repeated="2" office:value-type="float" office:value="597" calcext:value-type="float">
            <text:p>597</text:p>
          </table:table-cell>
          <table:table-cell/>
          <table:table-cell table:formula="of:=&quot;  node [ id &quot;&amp;[.A600]&amp;&quot; label 'Node &quot;&amp;[.B600]&amp;&quot;' ]&quot;" office:value-type="string" office:string-value="  node [ id 597 label 'Node 597' ]" calcext:value-type="string">
            <text:p><text:s text:c="2"/>node [ id 597 label 'Node 597' ]</text:p>
          </table:table-cell>
        </table:table-row>
        <table:table-row table:style-name="ro1">
          <table:table-cell table:number-columns-repeated="2" office:value-type="float" office:value="598" calcext:value-type="float">
            <text:p>598</text:p>
          </table:table-cell>
          <table:table-cell/>
          <table:table-cell table:formula="of:=&quot;  node [ id &quot;&amp;[.A601]&amp;&quot; label 'Node &quot;&amp;[.B601]&amp;&quot;' ]&quot;" office:value-type="string" office:string-value="  node [ id 598 label 'Node 598' ]" calcext:value-type="string">
            <text:p><text:s text:c="2"/>node [ id 598 label 'Node 598' ]</text:p>
          </table:table-cell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  <table:table-cell/>
          <table:table-cell table:formula="of:=&quot;  node [ id &quot;&amp;[.A602]&amp;&quot; label 'Node &quot;&amp;[.B602]&amp;&quot;' ]&quot;" office:value-type="string" office:string-value="  node [ id 599 label 'Node 599' ]" calcext:value-type="string">
            <text:p><text:s text:c="2"/>node [ id 599 label 'Node 599' ]</text:p>
          </table:table-cell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/>
          <table:table-cell table:formula="of:=&quot;  node [ id &quot;&amp;[.A603]&amp;&quot; label 'Node &quot;&amp;[.B603]&amp;&quot;' ]&quot;" office:value-type="string" office:string-value="  node [ id 600 label 'Node 600' ]" calcext:value-type="string">
            <text:p><text:s text:c="2"/>node [ id 600 label 'Node 600' ]</text:p>
          </table:table-cell>
        </table:table-row>
        <table:table-row table:style-name="ro1">
          <table:table-cell table:number-columns-repeated="2" office:value-type="float" office:value="601" calcext:value-type="float">
            <text:p>601</text:p>
          </table:table-cell>
          <table:table-cell/>
          <table:table-cell table:formula="of:=&quot;  node [ id &quot;&amp;[.A604]&amp;&quot; label 'Node &quot;&amp;[.B604]&amp;&quot;' ]&quot;" office:value-type="string" office:string-value="  node [ id 601 label 'Node 601' ]" calcext:value-type="string">
            <text:p><text:s text:c="2"/>node [ id 601 label 'Node 601' ]</text:p>
          </table:table-cell>
        </table:table-row>
        <table:table-row table:style-name="ro1">
          <table:table-cell table:number-columns-repeated="2" office:value-type="float" office:value="602" calcext:value-type="float">
            <text:p>602</text:p>
          </table:table-cell>
          <table:table-cell/>
          <table:table-cell table:formula="of:=&quot;  node [ id &quot;&amp;[.A605]&amp;&quot; label 'Node &quot;&amp;[.B605]&amp;&quot;' ]&quot;" office:value-type="string" office:string-value="  node [ id 602 label 'Node 602' ]" calcext:value-type="string">
            <text:p><text:s text:c="2"/>node [ id 602 label 'Node 602' ]</text:p>
          </table:table-cell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  <table:table-cell/>
          <table:table-cell table:formula="of:=&quot;  node [ id &quot;&amp;[.A606]&amp;&quot; label 'Node &quot;&amp;[.B606]&amp;&quot;' ]&quot;" office:value-type="string" office:string-value="  node [ id 603 label 'Node 603' ]" calcext:value-type="string">
            <text:p><text:s text:c="2"/>node [ id 603 label 'Node 603' ]</text:p>
          </table:table-cell>
        </table:table-row>
        <table:table-row table:style-name="ro1">
          <table:table-cell table:number-columns-repeated="2" office:value-type="float" office:value="604" calcext:value-type="float">
            <text:p>604</text:p>
          </table:table-cell>
          <table:table-cell/>
          <table:table-cell table:formula="of:=&quot;  node [ id &quot;&amp;[.A607]&amp;&quot; label 'Node &quot;&amp;[.B607]&amp;&quot;' ]&quot;" office:value-type="string" office:string-value="  node [ id 604 label 'Node 604' ]" calcext:value-type="string">
            <text:p><text:s text:c="2"/>node [ id 604 label 'Node 604' ]</text:p>
          </table:table-cell>
        </table:table-row>
        <table:table-row table:style-name="ro1">
          <table:table-cell table:number-columns-repeated="2" office:value-type="float" office:value="605" calcext:value-type="float">
            <text:p>605</text:p>
          </table:table-cell>
          <table:table-cell/>
          <table:table-cell table:formula="of:=&quot;  node [ id &quot;&amp;[.A608]&amp;&quot; label 'Node &quot;&amp;[.B608]&amp;&quot;' ]&quot;" office:value-type="string" office:string-value="  node [ id 605 label 'Node 605' ]" calcext:value-type="string">
            <text:p><text:s text:c="2"/>node [ id 605 label 'Node 605' ]</text:p>
          </table:table-cell>
        </table:table-row>
        <table:table-row table:style-name="ro1">
          <table:table-cell table:number-columns-repeated="2" office:value-type="float" office:value="606" calcext:value-type="float">
            <text:p>606</text:p>
          </table:table-cell>
          <table:table-cell/>
          <table:table-cell table:formula="of:=&quot;  node [ id &quot;&amp;[.A609]&amp;&quot; label 'Node &quot;&amp;[.B609]&amp;&quot;' ]&quot;" office:value-type="string" office:string-value="  node [ id 606 label 'Node 606' ]" calcext:value-type="string">
            <text:p><text:s text:c="2"/>node [ id 606 label 'Node 606' ]</text:p>
          </table:table-cell>
        </table:table-row>
        <table:table-row table:style-name="ro1">
          <table:table-cell table:number-columns-repeated="2" office:value-type="float" office:value="607" calcext:value-type="float">
            <text:p>607</text:p>
          </table:table-cell>
          <table:table-cell/>
          <table:table-cell table:formula="of:=&quot;  node [ id &quot;&amp;[.A610]&amp;&quot; label 'Node &quot;&amp;[.B610]&amp;&quot;' ]&quot;" office:value-type="string" office:string-value="  node [ id 607 label 'Node 607' ]" calcext:value-type="string">
            <text:p><text:s text:c="2"/>node [ id 607 label 'Node 607' ]</text:p>
          </table:table-cell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/>
          <table:table-cell table:formula="of:=&quot;  node [ id &quot;&amp;[.A611]&amp;&quot; label 'Node &quot;&amp;[.B611]&amp;&quot;' ]&quot;" office:value-type="string" office:string-value="  node [ id 608 label 'Node 608' ]" calcext:value-type="string">
            <text:p><text:s text:c="2"/>node [ id 608 label 'Node 608' ]</text:p>
          </table:table-cell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  <table:table-cell/>
          <table:table-cell table:formula="of:=&quot;  node [ id &quot;&amp;[.A612]&amp;&quot; label 'Node &quot;&amp;[.B612]&amp;&quot;' ]&quot;" office:value-type="string" office:string-value="  node [ id 609 label 'Node 609' ]" calcext:value-type="string">
            <text:p><text:s text:c="2"/>node [ id 609 label 'Node 609' ]</text:p>
          </table:table-cell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  <table:table-cell/>
          <table:table-cell table:formula="of:=&quot;  node [ id &quot;&amp;[.A613]&amp;&quot; label 'Node &quot;&amp;[.B613]&amp;&quot;' ]&quot;" office:value-type="string" office:string-value="  node [ id 610 label 'Node 610' ]" calcext:value-type="string">
            <text:p><text:s text:c="2"/>node [ id 610 label 'Node 610' ]</text:p>
          </table:table-cell>
        </table:table-row>
        <table:table-row table:style-name="ro1">
          <table:table-cell table:number-columns-repeated="2" office:value-type="float" office:value="611" calcext:value-type="float">
            <text:p>611</text:p>
          </table:table-cell>
          <table:table-cell/>
          <table:table-cell table:formula="of:=&quot;  node [ id &quot;&amp;[.A614]&amp;&quot; label 'Node &quot;&amp;[.B614]&amp;&quot;' ]&quot;" office:value-type="string" office:string-value="  node [ id 611 label 'Node 611' ]" calcext:value-type="string">
            <text:p><text:s text:c="2"/>node [ id 611 label 'Node 611' ]</text:p>
          </table:table-cell>
        </table:table-row>
        <table:table-row table:style-name="ro1">
          <table:table-cell table:number-columns-repeated="2" office:value-type="float" office:value="612" calcext:value-type="float">
            <text:p>612</text:p>
          </table:table-cell>
          <table:table-cell/>
          <table:table-cell table:formula="of:=&quot;  node [ id &quot;&amp;[.A615]&amp;&quot; label 'Node &quot;&amp;[.B615]&amp;&quot;' ]&quot;" office:value-type="string" office:string-value="  node [ id 612 label 'Node 612' ]" calcext:value-type="string">
            <text:p><text:s text:c="2"/>node [ id 612 label 'Node 612' ]</text:p>
          </table:table-cell>
        </table:table-row>
        <table:table-row table:style-name="ro1">
          <table:table-cell table:number-columns-repeated="2" office:value-type="float" office:value="613" calcext:value-type="float">
            <text:p>613</text:p>
          </table:table-cell>
          <table:table-cell/>
          <table:table-cell table:formula="of:=&quot;  node [ id &quot;&amp;[.A616]&amp;&quot; label 'Node &quot;&amp;[.B616]&amp;&quot;' ]&quot;" office:value-type="string" office:string-value="  node [ id 613 label 'Node 613' ]" calcext:value-type="string">
            <text:p><text:s text:c="2"/>node [ id 613 label 'Node 613' ]</text:p>
          </table:table-cell>
        </table:table-row>
        <table:table-row table:style-name="ro1">
          <table:table-cell table:number-columns-repeated="2" office:value-type="float" office:value="614" calcext:value-type="float">
            <text:p>614</text:p>
          </table:table-cell>
          <table:table-cell/>
          <table:table-cell table:formula="of:=&quot;  node [ id &quot;&amp;[.A617]&amp;&quot; label 'Node &quot;&amp;[.B617]&amp;&quot;' ]&quot;" office:value-type="string" office:string-value="  node [ id 614 label 'Node 614' ]" calcext:value-type="string">
            <text:p><text:s text:c="2"/>node [ id 614 label 'Node 614' ]</text:p>
          </table:table-cell>
        </table:table-row>
        <table:table-row table:style-name="ro1">
          <table:table-cell table:number-columns-repeated="2" office:value-type="float" office:value="615" calcext:value-type="float">
            <text:p>615</text:p>
          </table:table-cell>
          <table:table-cell/>
          <table:table-cell table:formula="of:=&quot;  node [ id &quot;&amp;[.A618]&amp;&quot; label 'Node &quot;&amp;[.B618]&amp;&quot;' ]&quot;" office:value-type="string" office:string-value="  node [ id 615 label 'Node 615' ]" calcext:value-type="string">
            <text:p><text:s text:c="2"/>node [ id 615 label 'Node 615' ]</text:p>
          </table:table-cell>
        </table:table-row>
        <table:table-row table:style-name="ro1">
          <table:table-cell table:number-columns-repeated="2" office:value-type="float" office:value="616" calcext:value-type="float">
            <text:p>616</text:p>
          </table:table-cell>
          <table:table-cell/>
          <table:table-cell table:formula="of:=&quot;  node [ id &quot;&amp;[.A619]&amp;&quot; label 'Node &quot;&amp;[.B619]&amp;&quot;' ]&quot;" office:value-type="string" office:string-value="  node [ id 616 label 'Node 616' ]" calcext:value-type="string">
            <text:p><text:s text:c="2"/>node [ id 616 label 'Node 616' ]</text:p>
          </table:table-cell>
        </table:table-row>
        <table:table-row table:style-name="ro1">
          <table:table-cell table:number-columns-repeated="2" office:value-type="float" office:value="617" calcext:value-type="float">
            <text:p>617</text:p>
          </table:table-cell>
          <table:table-cell/>
          <table:table-cell table:formula="of:=&quot;  node [ id &quot;&amp;[.A620]&amp;&quot; label 'Node &quot;&amp;[.B620]&amp;&quot;' ]&quot;" office:value-type="string" office:string-value="  node [ id 617 label 'Node 617' ]" calcext:value-type="string">
            <text:p><text:s text:c="2"/>node [ id 617 label 'Node 617' ]</text:p>
          </table:table-cell>
        </table:table-row>
        <table:table-row table:style-name="ro1">
          <table:table-cell table:number-columns-repeated="2" office:value-type="float" office:value="618" calcext:value-type="float">
            <text:p>618</text:p>
          </table:table-cell>
          <table:table-cell/>
          <table:table-cell table:formula="of:=&quot;  node [ id &quot;&amp;[.A621]&amp;&quot; label 'Node &quot;&amp;[.B621]&amp;&quot;' ]&quot;" office:value-type="string" office:string-value="  node [ id 618 label 'Node 618' ]" calcext:value-type="string">
            <text:p><text:s text:c="2"/>node [ id 618 label 'Node 618' ]</text:p>
          </table:table-cell>
        </table:table-row>
        <table:table-row table:style-name="ro1">
          <table:table-cell table:number-columns-repeated="2" office:value-type="float" office:value="619" calcext:value-type="float">
            <text:p>619</text:p>
          </table:table-cell>
          <table:table-cell/>
          <table:table-cell table:formula="of:=&quot;  node [ id &quot;&amp;[.A622]&amp;&quot; label 'Node &quot;&amp;[.B622]&amp;&quot;' ]&quot;" office:value-type="string" office:string-value="  node [ id 619 label 'Node 619' ]" calcext:value-type="string">
            <text:p><text:s text:c="2"/>node [ id 619 label 'Node 619' ]</text:p>
          </table:table-cell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/>
          <table:table-cell table:formula="of:=&quot;  node [ id &quot;&amp;[.A623]&amp;&quot; label 'Node &quot;&amp;[.B623]&amp;&quot;' ]&quot;" office:value-type="string" office:string-value="  node [ id 620 label 'Node 620' ]" calcext:value-type="string">
            <text:p><text:s text:c="2"/>node [ id 620 label 'Node 620' ]</text:p>
          </table:table-cell>
        </table:table-row>
        <table:table-row table:style-name="ro1">
          <table:table-cell table:number-columns-repeated="2" office:value-type="float" office:value="621" calcext:value-type="float">
            <text:p>621</text:p>
          </table:table-cell>
          <table:table-cell/>
          <table:table-cell table:formula="of:=&quot;  node [ id &quot;&amp;[.A624]&amp;&quot; label 'Node &quot;&amp;[.B624]&amp;&quot;' ]&quot;" office:value-type="string" office:string-value="  node [ id 621 label 'Node 621' ]" calcext:value-type="string">
            <text:p><text:s text:c="2"/>node [ id 621 label 'Node 621' ]</text:p>
          </table:table-cell>
        </table:table-row>
        <table:table-row table:style-name="ro1">
          <table:table-cell table:number-columns-repeated="2" office:value-type="float" office:value="622" calcext:value-type="float">
            <text:p>622</text:p>
          </table:table-cell>
          <table:table-cell/>
          <table:table-cell table:formula="of:=&quot;  node [ id &quot;&amp;[.A625]&amp;&quot; label 'Node &quot;&amp;[.B625]&amp;&quot;' ]&quot;" office:value-type="string" office:string-value="  node [ id 622 label 'Node 622' ]" calcext:value-type="string">
            <text:p><text:s text:c="2"/>node [ id 622 label 'Node 622' ]</text:p>
          </table:table-cell>
        </table:table-row>
        <table:table-row table:style-name="ro1">
          <table:table-cell table:number-columns-repeated="2" office:value-type="float" office:value="623" calcext:value-type="float">
            <text:p>623</text:p>
          </table:table-cell>
          <table:table-cell/>
          <table:table-cell table:formula="of:=&quot;  node [ id &quot;&amp;[.A626]&amp;&quot; label 'Node &quot;&amp;[.B626]&amp;&quot;' ]&quot;" office:value-type="string" office:string-value="  node [ id 623 label 'Node 623' ]" calcext:value-type="string">
            <text:p><text:s text:c="2"/>node [ id 623 label 'Node 623' ]</text:p>
          </table:table-cell>
        </table:table-row>
        <table:table-row table:style-name="ro1">
          <table:table-cell table:number-columns-repeated="2" office:value-type="float" office:value="624" calcext:value-type="float">
            <text:p>624</text:p>
          </table:table-cell>
          <table:table-cell/>
          <table:table-cell table:formula="of:=&quot;  node [ id &quot;&amp;[.A627]&amp;&quot; label 'Node &quot;&amp;[.B627]&amp;&quot;' ]&quot;" office:value-type="string" office:string-value="  node [ id 624 label 'Node 624' ]" calcext:value-type="string">
            <text:p><text:s text:c="2"/>node [ id 624 label 'Node 624' ]</text:p>
          </table:table-cell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  <table:table-cell/>
          <table:table-cell table:formula="of:=&quot;  node [ id &quot;&amp;[.A628]&amp;&quot; label 'Node &quot;&amp;[.B628]&amp;&quot;' ]&quot;" office:value-type="string" office:string-value="  node [ id 625 label 'Node 625' ]" calcext:value-type="string">
            <text:p><text:s text:c="2"/>node [ id 625 label 'Node 625' ]</text:p>
          </table:table-cell>
        </table:table-row>
        <table:table-row table:style-name="ro1">
          <table:table-cell table:number-columns-repeated="2" office:value-type="float" office:value="626" calcext:value-type="float">
            <text:p>626</text:p>
          </table:table-cell>
          <table:table-cell/>
          <table:table-cell table:formula="of:=&quot;  node [ id &quot;&amp;[.A629]&amp;&quot; label 'Node &quot;&amp;[.B629]&amp;&quot;' ]&quot;" office:value-type="string" office:string-value="  node [ id 626 label 'Node 626' ]" calcext:value-type="string">
            <text:p><text:s text:c="2"/>node [ id 626 label 'Node 626' ]</text:p>
          </table:table-cell>
        </table:table-row>
        <table:table-row table:style-name="ro1">
          <table:table-cell table:number-columns-repeated="2" office:value-type="float" office:value="627" calcext:value-type="float">
            <text:p>627</text:p>
          </table:table-cell>
          <table:table-cell/>
          <table:table-cell table:formula="of:=&quot;  node [ id &quot;&amp;[.A630]&amp;&quot; label 'Node &quot;&amp;[.B630]&amp;&quot;' ]&quot;" office:value-type="string" office:string-value="  node [ id 627 label 'Node 627' ]" calcext:value-type="string">
            <text:p><text:s text:c="2"/>node [ id 627 label 'Node 627' ]</text:p>
          </table:table-cell>
        </table:table-row>
        <table:table-row table:style-name="ro1">
          <table:table-cell table:number-columns-repeated="2" office:value-type="float" office:value="628" calcext:value-type="float">
            <text:p>628</text:p>
          </table:table-cell>
          <table:table-cell/>
          <table:table-cell table:formula="of:=&quot;  node [ id &quot;&amp;[.A631]&amp;&quot; label 'Node &quot;&amp;[.B631]&amp;&quot;' ]&quot;" office:value-type="string" office:string-value="  node [ id 628 label 'Node 628' ]" calcext:value-type="string">
            <text:p><text:s text:c="2"/>node [ id 628 label 'Node 628' ]</text:p>
          </table:table-cell>
        </table:table-row>
        <table:table-row table:style-name="ro1">
          <table:table-cell table:number-columns-repeated="2" office:value-type="float" office:value="629" calcext:value-type="float">
            <text:p>629</text:p>
          </table:table-cell>
          <table:table-cell/>
          <table:table-cell table:formula="of:=&quot;  node [ id &quot;&amp;[.A632]&amp;&quot; label 'Node &quot;&amp;[.B632]&amp;&quot;' ]&quot;" office:value-type="string" office:string-value="  node [ id 629 label 'Node 629' ]" calcext:value-type="string">
            <text:p><text:s text:c="2"/>node [ id 629 label 'Node 629' ]</text:p>
          </table:table-cell>
        </table:table-row>
        <table:table-row table:style-name="ro1">
          <table:table-cell table:number-columns-repeated="2" office:value-type="float" office:value="630" calcext:value-type="float">
            <text:p>630</text:p>
          </table:table-cell>
          <table:table-cell/>
          <table:table-cell table:formula="of:=&quot;  node [ id &quot;&amp;[.A633]&amp;&quot; label 'Node &quot;&amp;[.B633]&amp;&quot;' ]&quot;" office:value-type="string" office:string-value="  node [ id 630 label 'Node 630' ]" calcext:value-type="string">
            <text:p><text:s text:c="2"/>node [ id 630 label 'Node 630' ]</text:p>
          </table:table-cell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  <table:table-cell/>
          <table:table-cell table:formula="of:=&quot;  node [ id &quot;&amp;[.A634]&amp;&quot; label 'Node &quot;&amp;[.B634]&amp;&quot;' ]&quot;" office:value-type="string" office:string-value="  node [ id 631 label 'Node 631' ]" calcext:value-type="string">
            <text:p><text:s text:c="2"/>node [ id 631 label 'Node 631' ]</text:p>
          </table:table-cell>
        </table:table-row>
        <table:table-row table:style-name="ro1">
          <table:table-cell table:number-columns-repeated="2" office:value-type="float" office:value="632" calcext:value-type="float">
            <text:p>632</text:p>
          </table:table-cell>
          <table:table-cell/>
          <table:table-cell table:formula="of:=&quot;  node [ id &quot;&amp;[.A635]&amp;&quot; label 'Node &quot;&amp;[.B635]&amp;&quot;' ]&quot;" office:value-type="string" office:string-value="  node [ id 632 label 'Node 632' ]" calcext:value-type="string">
            <text:p><text:s text:c="2"/>node [ id 632 label 'Node 632' ]</text:p>
          </table:table-cell>
        </table:table-row>
        <table:table-row table:style-name="ro1">
          <table:table-cell table:number-columns-repeated="2" office:value-type="float" office:value="633" calcext:value-type="float">
            <text:p>633</text:p>
          </table:table-cell>
          <table:table-cell/>
          <table:table-cell table:formula="of:=&quot;  node [ id &quot;&amp;[.A636]&amp;&quot; label 'Node &quot;&amp;[.B636]&amp;&quot;' ]&quot;" office:value-type="string" office:string-value="  node [ id 633 label 'Node 633' ]" calcext:value-type="string">
            <text:p><text:s text:c="2"/>node [ id 633 label 'Node 633' ]</text:p>
          </table:table-cell>
        </table:table-row>
        <table:table-row table:style-name="ro1">
          <table:table-cell table:number-columns-repeated="2" office:value-type="float" office:value="634" calcext:value-type="float">
            <text:p>634</text:p>
          </table:table-cell>
          <table:table-cell/>
          <table:table-cell table:formula="of:=&quot;  node [ id &quot;&amp;[.A637]&amp;&quot; label 'Node &quot;&amp;[.B637]&amp;&quot;' ]&quot;" office:value-type="string" office:string-value="  node [ id 634 label 'Node 634' ]" calcext:value-type="string">
            <text:p><text:s text:c="2"/>node [ id 634 label 'Node 634' ]</text:p>
          </table:table-cell>
        </table:table-row>
        <table:table-row table:style-name="ro1">
          <table:table-cell table:number-columns-repeated="2" office:value-type="float" office:value="635" calcext:value-type="float">
            <text:p>635</text:p>
          </table:table-cell>
          <table:table-cell/>
          <table:table-cell table:formula="of:=&quot;  node [ id &quot;&amp;[.A638]&amp;&quot; label 'Node &quot;&amp;[.B638]&amp;&quot;' ]&quot;" office:value-type="string" office:string-value="  node [ id 635 label 'Node 635' ]" calcext:value-type="string">
            <text:p><text:s text:c="2"/>node [ id 635 label 'Node 635' ]</text:p>
          </table:table-cell>
        </table:table-row>
        <table:table-row table:style-name="ro1">
          <table:table-cell table:number-columns-repeated="2" office:value-type="float" office:value="636" calcext:value-type="float">
            <text:p>636</text:p>
          </table:table-cell>
          <table:table-cell/>
          <table:table-cell table:formula="of:=&quot;  node [ id &quot;&amp;[.A639]&amp;&quot; label 'Node &quot;&amp;[.B639]&amp;&quot;' ]&quot;" office:value-type="string" office:string-value="  node [ id 636 label 'Node 636' ]" calcext:value-type="string">
            <text:p><text:s text:c="2"/>node [ id 636 label 'Node 636' ]</text:p>
          </table:table-cell>
        </table:table-row>
        <table:table-row table:style-name="ro1">
          <table:table-cell table:number-columns-repeated="2" office:value-type="float" office:value="637" calcext:value-type="float">
            <text:p>637</text:p>
          </table:table-cell>
          <table:table-cell/>
          <table:table-cell table:formula="of:=&quot;  node [ id &quot;&amp;[.A640]&amp;&quot; label 'Node &quot;&amp;[.B640]&amp;&quot;' ]&quot;" office:value-type="string" office:string-value="  node [ id 637 label 'Node 637' ]" calcext:value-type="string">
            <text:p><text:s text:c="2"/>node [ id 637 label 'Node 637' ]</text:p>
          </table:table-cell>
        </table:table-row>
        <table:table-row table:style-name="ro1">
          <table:table-cell table:number-columns-repeated="2" office:value-type="float" office:value="638" calcext:value-type="float">
            <text:p>638</text:p>
          </table:table-cell>
          <table:table-cell/>
          <table:table-cell table:formula="of:=&quot;  node [ id &quot;&amp;[.A641]&amp;&quot; label 'Node &quot;&amp;[.B641]&amp;&quot;' ]&quot;" office:value-type="string" office:string-value="  node [ id 638 label 'Node 638' ]" calcext:value-type="string">
            <text:p><text:s text:c="2"/>node [ id 638 label 'Node 638' ]</text:p>
          </table:table-cell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/>
          <table:table-cell table:formula="of:=&quot;  node [ id &quot;&amp;[.A642]&amp;&quot; label 'Node &quot;&amp;[.B642]&amp;&quot;' ]&quot;" office:value-type="string" office:string-value="  node [ id 639 label 'Node 639' ]" calcext:value-type="string">
            <text:p><text:s text:c="2"/>node [ id 639 label 'Node 639' ]</text:p>
          </table:table-cell>
        </table:table-row>
        <table:table-row table:style-name="ro1">
          <table:table-cell table:number-columns-repeated="2" office:value-type="float" office:value="640" calcext:value-type="float">
            <text:p>640</text:p>
          </table:table-cell>
          <table:table-cell/>
          <table:table-cell table:formula="of:=&quot;  node [ id &quot;&amp;[.A643]&amp;&quot; label 'Node &quot;&amp;[.B643]&amp;&quot;' ]&quot;" office:value-type="string" office:string-value="  node [ id 640 label 'Node 640' ]" calcext:value-type="string">
            <text:p><text:s text:c="2"/>node [ id 640 label 'Node 640' ]</text:p>
          </table:table-cell>
        </table:table-row>
        <table:table-row table:style-name="ro1">
          <table:table-cell table:number-columns-repeated="2" office:value-type="float" office:value="641" calcext:value-type="float">
            <text:p>641</text:p>
          </table:table-cell>
          <table:table-cell/>
          <table:table-cell table:formula="of:=&quot;  node [ id &quot;&amp;[.A644]&amp;&quot; label 'Node &quot;&amp;[.B644]&amp;&quot;' ]&quot;" office:value-type="string" office:string-value="  node [ id 641 label 'Node 641' ]" calcext:value-type="string">
            <text:p><text:s text:c="2"/>node [ id 641 label 'Node 641' ]</text:p>
          </table:table-cell>
        </table:table-row>
        <table:table-row table:style-name="ro1">
          <table:table-cell table:number-columns-repeated="2" office:value-type="float" office:value="642" calcext:value-type="float">
            <text:p>642</text:p>
          </table:table-cell>
          <table:table-cell/>
          <table:table-cell table:formula="of:=&quot;  node [ id &quot;&amp;[.A645]&amp;&quot; label 'Node &quot;&amp;[.B645]&amp;&quot;' ]&quot;" office:value-type="string" office:string-value="  node [ id 642 label 'Node 642' ]" calcext:value-type="string">
            <text:p><text:s text:c="2"/>node [ id 642 label 'Node 642' ]</text:p>
          </table:table-cell>
        </table:table-row>
        <table:table-row table:style-name="ro1">
          <table:table-cell table:number-columns-repeated="2" office:value-type="float" office:value="643" calcext:value-type="float">
            <text:p>643</text:p>
          </table:table-cell>
          <table:table-cell/>
          <table:table-cell table:formula="of:=&quot;  node [ id &quot;&amp;[.A646]&amp;&quot; label 'Node &quot;&amp;[.B646]&amp;&quot;' ]&quot;" office:value-type="string" office:string-value="  node [ id 643 label 'Node 643' ]" calcext:value-type="string">
            <text:p><text:s text:c="2"/>node [ id 643 label 'Node 643' ]</text:p>
          </table:table-cell>
        </table:table-row>
        <table:table-row table:style-name="ro1">
          <table:table-cell table:number-columns-repeated="2" office:value-type="float" office:value="644" calcext:value-type="float">
            <text:p>644</text:p>
          </table:table-cell>
          <table:table-cell/>
          <table:table-cell table:formula="of:=&quot;  node [ id &quot;&amp;[.A647]&amp;&quot; label 'Node &quot;&amp;[.B647]&amp;&quot;' ]&quot;" office:value-type="string" office:string-value="  node [ id 644 label 'Node 644' ]" calcext:value-type="string">
            <text:p><text:s text:c="2"/>node [ id 644 label 'Node 644' ]</text:p>
          </table:table-cell>
        </table:table-row>
        <table:table-row table:style-name="ro1">
          <table:table-cell table:number-columns-repeated="2" office:value-type="float" office:value="645" calcext:value-type="float">
            <text:p>645</text:p>
          </table:table-cell>
          <table:table-cell/>
          <table:table-cell table:formula="of:=&quot;  node [ id &quot;&amp;[.A648]&amp;&quot; label 'Node &quot;&amp;[.B648]&amp;&quot;' ]&quot;" office:value-type="string" office:string-value="  node [ id 645 label 'Node 645' ]" calcext:value-type="string">
            <text:p><text:s text:c="2"/>node [ id 645 label 'Node 645' ]</text:p>
          </table:table-cell>
        </table:table-row>
        <table:table-row table:style-name="ro1">
          <table:table-cell table:number-columns-repeated="2" office:value-type="float" office:value="646" calcext:value-type="float">
            <text:p>646</text:p>
          </table:table-cell>
          <table:table-cell/>
          <table:table-cell table:formula="of:=&quot;  node [ id &quot;&amp;[.A649]&amp;&quot; label 'Node &quot;&amp;[.B649]&amp;&quot;' ]&quot;" office:value-type="string" office:string-value="  node [ id 646 label 'Node 646' ]" calcext:value-type="string">
            <text:p><text:s text:c="2"/>node [ id 646 label 'Node 646' ]</text:p>
          </table:table-cell>
        </table:table-row>
        <table:table-row table:style-name="ro1">
          <table:table-cell table:number-columns-repeated="2" office:value-type="float" office:value="647" calcext:value-type="float">
            <text:p>647</text:p>
          </table:table-cell>
          <table:table-cell/>
          <table:table-cell table:formula="of:=&quot;  node [ id &quot;&amp;[.A650]&amp;&quot; label 'Node &quot;&amp;[.B650]&amp;&quot;' ]&quot;" office:value-type="string" office:string-value="  node [ id 647 label 'Node 647' ]" calcext:value-type="string">
            <text:p><text:s text:c="2"/>node [ id 647 label 'Node 647' ]</text:p>
          </table:table-cell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  <table:table-cell/>
          <table:table-cell table:formula="of:=&quot;  node [ id &quot;&amp;[.A651]&amp;&quot; label 'Node &quot;&amp;[.B651]&amp;&quot;' ]&quot;" office:value-type="string" office:string-value="  node [ id 648 label 'Node 648' ]" calcext:value-type="string">
            <text:p><text:s text:c="2"/>node [ id 648 label 'Node 648' ]</text:p>
          </table:table-cell>
        </table:table-row>
        <table:table-row table:style-name="ro1">
          <table:table-cell table:number-columns-repeated="2" office:value-type="float" office:value="649" calcext:value-type="float">
            <text:p>649</text:p>
          </table:table-cell>
          <table:table-cell/>
          <table:table-cell table:formula="of:=&quot;  node [ id &quot;&amp;[.A652]&amp;&quot; label 'Node &quot;&amp;[.B652]&amp;&quot;' ]&quot;" office:value-type="string" office:string-value="  node [ id 649 label 'Node 649' ]" calcext:value-type="string">
            <text:p><text:s text:c="2"/>node [ id 649 label 'Node 649' ]</text:p>
          </table:table-cell>
        </table:table-row>
        <table:table-row table:style-name="ro1">
          <table:table-cell table:number-columns-repeated="2" office:value-type="float" office:value="650" calcext:value-type="float">
            <text:p>650</text:p>
          </table:table-cell>
          <table:table-cell/>
          <table:table-cell table:formula="of:=&quot;  node [ id &quot;&amp;[.A653]&amp;&quot; label 'Node &quot;&amp;[.B653]&amp;&quot;' ]&quot;" office:value-type="string" office:string-value="  node [ id 650 label 'Node 650' ]" calcext:value-type="string">
            <text:p><text:s text:c="2"/>node [ id 650 label 'Node 650' ]</text:p>
          </table:table-cell>
        </table:table-row>
        <table:table-row table:style-name="ro1">
          <table:table-cell table:number-columns-repeated="2" office:value-type="float" office:value="651" calcext:value-type="float">
            <text:p>651</text:p>
          </table:table-cell>
          <table:table-cell/>
          <table:table-cell table:formula="of:=&quot;  node [ id &quot;&amp;[.A654]&amp;&quot; label 'Node &quot;&amp;[.B654]&amp;&quot;' ]&quot;" office:value-type="string" office:string-value="  node [ id 651 label 'Node 651' ]" calcext:value-type="string">
            <text:p><text:s text:c="2"/>node [ id 651 label 'Node 651' ]</text:p>
          </table:table-cell>
        </table:table-row>
        <table:table-row table:style-name="ro1">
          <table:table-cell table:number-columns-repeated="2" office:value-type="float" office:value="652" calcext:value-type="float">
            <text:p>652</text:p>
          </table:table-cell>
          <table:table-cell/>
          <table:table-cell table:formula="of:=&quot;  node [ id &quot;&amp;[.A655]&amp;&quot; label 'Node &quot;&amp;[.B655]&amp;&quot;' ]&quot;" office:value-type="string" office:string-value="  node [ id 652 label 'Node 652' ]" calcext:value-type="string">
            <text:p><text:s text:c="2"/>node [ id 652 label 'Node 652' ]</text:p>
          </table:table-cell>
        </table:table-row>
        <table:table-row table:style-name="ro1">
          <table:table-cell table:number-columns-repeated="2" office:value-type="float" office:value="653" calcext:value-type="float">
            <text:p>653</text:p>
          </table:table-cell>
          <table:table-cell/>
          <table:table-cell table:formula="of:=&quot;  node [ id &quot;&amp;[.A656]&amp;&quot; label 'Node &quot;&amp;[.B656]&amp;&quot;' ]&quot;" office:value-type="string" office:string-value="  node [ id 653 label 'Node 653' ]" calcext:value-type="string">
            <text:p><text:s text:c="2"/>node [ id 653 label 'Node 653' ]</text:p>
          </table:table-cell>
        </table:table-row>
        <table:table-row table:style-name="ro1">
          <table:table-cell table:number-columns-repeated="2" office:value-type="float" office:value="654" calcext:value-type="float">
            <text:p>654</text:p>
          </table:table-cell>
          <table:table-cell/>
          <table:table-cell table:formula="of:=&quot;  node [ id &quot;&amp;[.A657]&amp;&quot; label 'Node &quot;&amp;[.B657]&amp;&quot;' ]&quot;" office:value-type="string" office:string-value="  node [ id 654 label 'Node 654' ]" calcext:value-type="string">
            <text:p><text:s text:c="2"/>node [ id 654 label 'Node 654' ]</text:p>
          </table:table-cell>
        </table:table-row>
        <table:table-row table:style-name="ro1">
          <table:table-cell table:number-columns-repeated="2" office:value-type="float" office:value="655" calcext:value-type="float">
            <text:p>655</text:p>
          </table:table-cell>
          <table:table-cell/>
          <table:table-cell table:formula="of:=&quot;  node [ id &quot;&amp;[.A658]&amp;&quot; label 'Node &quot;&amp;[.B658]&amp;&quot;' ]&quot;" office:value-type="string" office:string-value="  node [ id 655 label 'Node 655' ]" calcext:value-type="string">
            <text:p><text:s text:c="2"/>node [ id 655 label 'Node 655' ]</text:p>
          </table:table-cell>
        </table:table-row>
        <table:table-row table:style-name="ro1">
          <table:table-cell table:number-columns-repeated="2" office:value-type="float" office:value="656" calcext:value-type="float">
            <text:p>656</text:p>
          </table:table-cell>
          <table:table-cell/>
          <table:table-cell table:formula="of:=&quot;  node [ id &quot;&amp;[.A659]&amp;&quot; label 'Node &quot;&amp;[.B659]&amp;&quot;' ]&quot;" office:value-type="string" office:string-value="  node [ id 656 label 'Node 656' ]" calcext:value-type="string">
            <text:p><text:s text:c="2"/>node [ id 656 label 'Node 656' ]</text:p>
          </table:table-cell>
        </table:table-row>
        <table:table-row table:style-name="ro1">
          <table:table-cell table:number-columns-repeated="2" office:value-type="float" office:value="657" calcext:value-type="float">
            <text:p>657</text:p>
          </table:table-cell>
          <table:table-cell/>
          <table:table-cell table:formula="of:=&quot;  node [ id &quot;&amp;[.A660]&amp;&quot; label 'Node &quot;&amp;[.B660]&amp;&quot;' ]&quot;" office:value-type="string" office:string-value="  node [ id 657 label 'Node 657' ]" calcext:value-type="string">
            <text:p><text:s text:c="2"/>node [ id 657 label 'Node 657' ]</text:p>
          </table:table-cell>
        </table:table-row>
        <table:table-row table:style-name="ro1">
          <table:table-cell table:number-columns-repeated="2" office:value-type="float" office:value="658" calcext:value-type="float">
            <text:p>658</text:p>
          </table:table-cell>
          <table:table-cell/>
          <table:table-cell table:formula="of:=&quot;  node [ id &quot;&amp;[.A661]&amp;&quot; label 'Node &quot;&amp;[.B661]&amp;&quot;' ]&quot;" office:value-type="string" office:string-value="  node [ id 658 label 'Node 658' ]" calcext:value-type="string">
            <text:p><text:s text:c="2"/>node [ id 658 label 'Node 658' ]</text:p>
          </table:table-cell>
        </table:table-row>
        <table:table-row table:style-name="ro1">
          <table:table-cell table:number-columns-repeated="2" office:value-type="float" office:value="659" calcext:value-type="float">
            <text:p>659</text:p>
          </table:table-cell>
          <table:table-cell/>
          <table:table-cell table:formula="of:=&quot;  node [ id &quot;&amp;[.A662]&amp;&quot; label 'Node &quot;&amp;[.B662]&amp;&quot;' ]&quot;" office:value-type="string" office:string-value="  node [ id 659 label 'Node 659' ]" calcext:value-type="string">
            <text:p><text:s text:c="2"/>node [ id 659 label 'Node 659' ]</text:p>
          </table:table-cell>
        </table:table-row>
        <table:table-row table:style-name="ro1">
          <table:table-cell table:number-columns-repeated="2" office:value-type="float" office:value="660" calcext:value-type="float">
            <text:p>660</text:p>
          </table:table-cell>
          <table:table-cell/>
          <table:table-cell table:formula="of:=&quot;  node [ id &quot;&amp;[.A663]&amp;&quot; label 'Node &quot;&amp;[.B663]&amp;&quot;' ]&quot;" office:value-type="string" office:string-value="  node [ id 660 label 'Node 660' ]" calcext:value-type="string">
            <text:p><text:s text:c="2"/>node [ id 660 label 'Node 660' ]</text:p>
          </table:table-cell>
        </table:table-row>
        <table:table-row table:style-name="ro1">
          <table:table-cell table:number-columns-repeated="2" office:value-type="float" office:value="661" calcext:value-type="float">
            <text:p>661</text:p>
          </table:table-cell>
          <table:table-cell/>
          <table:table-cell table:formula="of:=&quot;  node [ id &quot;&amp;[.A664]&amp;&quot; label 'Node &quot;&amp;[.B664]&amp;&quot;' ]&quot;" office:value-type="string" office:string-value="  node [ id 661 label 'Node 661' ]" calcext:value-type="string">
            <text:p><text:s text:c="2"/>node [ id 661 label 'Node 661' ]</text:p>
          </table:table-cell>
        </table:table-row>
        <table:table-row table:style-name="ro1">
          <table:table-cell table:number-columns-repeated="2" office:value-type="float" office:value="662" calcext:value-type="float">
            <text:p>662</text:p>
          </table:table-cell>
          <table:table-cell/>
          <table:table-cell table:formula="of:=&quot;  node [ id &quot;&amp;[.A665]&amp;&quot; label 'Node &quot;&amp;[.B665]&amp;&quot;' ]&quot;" office:value-type="string" office:string-value="  node [ id 662 label 'Node 662' ]" calcext:value-type="string">
            <text:p><text:s text:c="2"/>node [ id 662 label 'Node 662' ]</text:p>
          </table:table-cell>
        </table:table-row>
        <table:table-row table:style-name="ro1">
          <table:table-cell table:number-columns-repeated="2" office:value-type="float" office:value="663" calcext:value-type="float">
            <text:p>663</text:p>
          </table:table-cell>
          <table:table-cell/>
          <table:table-cell table:formula="of:=&quot;  node [ id &quot;&amp;[.A666]&amp;&quot; label 'Node &quot;&amp;[.B666]&amp;&quot;' ]&quot;" office:value-type="string" office:string-value="  node [ id 663 label 'Node 663' ]" calcext:value-type="string">
            <text:p><text:s text:c="2"/>node [ id 663 label 'Node 663' ]</text:p>
          </table:table-cell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  <table:table-cell/>
          <table:table-cell table:formula="of:=&quot;  node [ id &quot;&amp;[.A667]&amp;&quot; label 'Node &quot;&amp;[.B667]&amp;&quot;' ]&quot;" office:value-type="string" office:string-value="  node [ id 664 label 'Node 664' ]" calcext:value-type="string">
            <text:p><text:s text:c="2"/>node [ id 664 label 'Node 664' ]</text:p>
          </table:table-cell>
        </table:table-row>
        <table:table-row table:style-name="ro1">
          <table:table-cell table:number-columns-repeated="2" office:value-type="float" office:value="665" calcext:value-type="float">
            <text:p>665</text:p>
          </table:table-cell>
          <table:table-cell/>
          <table:table-cell table:formula="of:=&quot;  node [ id &quot;&amp;[.A668]&amp;&quot; label 'Node &quot;&amp;[.B668]&amp;&quot;' ]&quot;" office:value-type="string" office:string-value="  node [ id 665 label 'Node 665' ]" calcext:value-type="string">
            <text:p><text:s text:c="2"/>node [ id 665 label 'Node 665' ]</text:p>
          </table:table-cell>
        </table:table-row>
        <table:table-row table:style-name="ro1">
          <table:table-cell table:number-columns-repeated="2" office:value-type="float" office:value="666" calcext:value-type="float">
            <text:p>666</text:p>
          </table:table-cell>
          <table:table-cell/>
          <table:table-cell table:formula="of:=&quot;  node [ id &quot;&amp;[.A669]&amp;&quot; label 'Node &quot;&amp;[.B669]&amp;&quot;' ]&quot;" office:value-type="string" office:string-value="  node [ id 666 label 'Node 666' ]" calcext:value-type="string">
            <text:p><text:s text:c="2"/>node [ id 666 label 'Node 666' ]</text:p>
          </table:table-cell>
        </table:table-row>
        <table:table-row table:style-name="ro1">
          <table:table-cell table:number-columns-repeated="2" office:value-type="float" office:value="667" calcext:value-type="float">
            <text:p>667</text:p>
          </table:table-cell>
          <table:table-cell/>
          <table:table-cell table:formula="of:=&quot;  node [ id &quot;&amp;[.A670]&amp;&quot; label 'Node &quot;&amp;[.B670]&amp;&quot;' ]&quot;" office:value-type="string" office:string-value="  node [ id 667 label 'Node 667' ]" calcext:value-type="string">
            <text:p><text:s text:c="2"/>node [ id 667 label 'Node 667' ]</text:p>
          </table:table-cell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  <table:table-cell/>
          <table:table-cell table:formula="of:=&quot;  node [ id &quot;&amp;[.A671]&amp;&quot; label 'Node &quot;&amp;[.B671]&amp;&quot;' ]&quot;" office:value-type="string" office:string-value="  node [ id 668 label 'Node 668' ]" calcext:value-type="string">
            <text:p><text:s text:c="2"/>node [ id 668 label 'Node 668' ]</text:p>
          </table:table-cell>
        </table:table-row>
        <table:table-row table:style-name="ro1">
          <table:table-cell table:number-columns-repeated="2" office:value-type="float" office:value="669" calcext:value-type="float">
            <text:p>669</text:p>
          </table:table-cell>
          <table:table-cell/>
          <table:table-cell table:formula="of:=&quot;  node [ id &quot;&amp;[.A672]&amp;&quot; label 'Node &quot;&amp;[.B672]&amp;&quot;' ]&quot;" office:value-type="string" office:string-value="  node [ id 669 label 'Node 669' ]" calcext:value-type="string">
            <text:p><text:s text:c="2"/>node [ id 669 label 'Node 669' ]</text:p>
          </table:table-cell>
        </table:table-row>
        <table:table-row table:style-name="ro1">
          <table:table-cell table:number-columns-repeated="2" office:value-type="float" office:value="670" calcext:value-type="float">
            <text:p>670</text:p>
          </table:table-cell>
          <table:table-cell/>
          <table:table-cell table:formula="of:=&quot;  node [ id &quot;&amp;[.A673]&amp;&quot; label 'Node &quot;&amp;[.B673]&amp;&quot;' ]&quot;" office:value-type="string" office:string-value="  node [ id 670 label 'Node 670' ]" calcext:value-type="string">
            <text:p><text:s text:c="2"/>node [ id 670 label 'Node 670' ]</text:p>
          </table:table-cell>
        </table:table-row>
        <table:table-row table:style-name="ro1">
          <table:table-cell table:number-columns-repeated="2" office:value-type="float" office:value="671" calcext:value-type="float">
            <text:p>671</text:p>
          </table:table-cell>
          <table:table-cell/>
          <table:table-cell table:formula="of:=&quot;  node [ id &quot;&amp;[.A674]&amp;&quot; label 'Node &quot;&amp;[.B674]&amp;&quot;' ]&quot;" office:value-type="string" office:string-value="  node [ id 671 label 'Node 671' ]" calcext:value-type="string">
            <text:p><text:s text:c="2"/>node [ id 671 label 'Node 671' ]</text:p>
          </table:table-cell>
        </table:table-row>
        <table:table-row table:style-name="ro1">
          <table:table-cell table:number-columns-repeated="2" office:value-type="float" office:value="672" calcext:value-type="float">
            <text:p>672</text:p>
          </table:table-cell>
          <table:table-cell/>
          <table:table-cell table:formula="of:=&quot;  node [ id &quot;&amp;[.A675]&amp;&quot; label 'Node &quot;&amp;[.B675]&amp;&quot;' ]&quot;" office:value-type="string" office:string-value="  node [ id 672 label 'Node 672' ]" calcext:value-type="string">
            <text:p><text:s text:c="2"/>node [ id 672 label 'Node 672' ]</text:p>
          </table:table-cell>
        </table:table-row>
        <table:table-row table:style-name="ro1">
          <table:table-cell table:number-columns-repeated="2" office:value-type="float" office:value="673" calcext:value-type="float">
            <text:p>673</text:p>
          </table:table-cell>
          <table:table-cell/>
          <table:table-cell table:formula="of:=&quot;  node [ id &quot;&amp;[.A676]&amp;&quot; label 'Node &quot;&amp;[.B676]&amp;&quot;' ]&quot;" office:value-type="string" office:string-value="  node [ id 673 label 'Node 673' ]" calcext:value-type="string">
            <text:p><text:s text:c="2"/>node [ id 673 label 'Node 673' ]</text:p>
          </table:table-cell>
        </table:table-row>
        <table:table-row table:style-name="ro1">
          <table:table-cell table:number-columns-repeated="2" office:value-type="float" office:value="674" calcext:value-type="float">
            <text:p>674</text:p>
          </table:table-cell>
          <table:table-cell/>
          <table:table-cell table:formula="of:=&quot;  node [ id &quot;&amp;[.A677]&amp;&quot; label 'Node &quot;&amp;[.B677]&amp;&quot;' ]&quot;" office:value-type="string" office:string-value="  node [ id 674 label 'Node 674' ]" calcext:value-type="string">
            <text:p><text:s text:c="2"/>node [ id 674 label 'Node 674' ]</text:p>
          </table:table-cell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/>
          <table:table-cell table:formula="of:=&quot;  node [ id &quot;&amp;[.A678]&amp;&quot; label 'Node &quot;&amp;[.B678]&amp;&quot;' ]&quot;" office:value-type="string" office:string-value="  node [ id 675 label 'Node 675' ]" calcext:value-type="string">
            <text:p><text:s text:c="2"/>node [ id 675 label 'Node 675' ]</text:p>
          </table:table-cell>
        </table:table-row>
        <table:table-row table:style-name="ro1">
          <table:table-cell table:number-columns-repeated="2" office:value-type="float" office:value="676" calcext:value-type="float">
            <text:p>676</text:p>
          </table:table-cell>
          <table:table-cell/>
          <table:table-cell table:formula="of:=&quot;  node [ id &quot;&amp;[.A679]&amp;&quot; label 'Node &quot;&amp;[.B679]&amp;&quot;' ]&quot;" office:value-type="string" office:string-value="  node [ id 676 label 'Node 676' ]" calcext:value-type="string">
            <text:p><text:s text:c="2"/>node [ id 676 label 'Node 676' ]</text:p>
          </table:table-cell>
        </table:table-row>
        <table:table-row table:style-name="ro1">
          <table:table-cell table:number-columns-repeated="2" office:value-type="float" office:value="677" calcext:value-type="float">
            <text:p>677</text:p>
          </table:table-cell>
          <table:table-cell/>
          <table:table-cell table:formula="of:=&quot;  node [ id &quot;&amp;[.A680]&amp;&quot; label 'Node &quot;&amp;[.B680]&amp;&quot;' ]&quot;" office:value-type="string" office:string-value="  node [ id 677 label 'Node 677' ]" calcext:value-type="string">
            <text:p><text:s text:c="2"/>node [ id 677 label 'Node 677' ]</text:p>
          </table:table-cell>
        </table:table-row>
        <table:table-row table:style-name="ro1">
          <table:table-cell table:number-columns-repeated="2" office:value-type="float" office:value="678" calcext:value-type="float">
            <text:p>678</text:p>
          </table:table-cell>
          <table:table-cell/>
          <table:table-cell table:formula="of:=&quot;  node [ id &quot;&amp;[.A681]&amp;&quot; label 'Node &quot;&amp;[.B681]&amp;&quot;' ]&quot;" office:value-type="string" office:string-value="  node [ id 678 label 'Node 678' ]" calcext:value-type="string">
            <text:p><text:s text:c="2"/>node [ id 678 label 'Node 678' ]</text:p>
          </table:table-cell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/>
          <table:table-cell table:formula="of:=&quot;  node [ id &quot;&amp;[.A682]&amp;&quot; label 'Node &quot;&amp;[.B682]&amp;&quot;' ]&quot;" office:value-type="string" office:string-value="  node [ id 679 label 'Node 679' ]" calcext:value-type="string">
            <text:p><text:s text:c="2"/>node [ id 679 label 'Node 679' ]</text:p>
          </table:table-cell>
        </table:table-row>
        <table:table-row table:style-name="ro1">
          <table:table-cell table:number-columns-repeated="2" office:value-type="float" office:value="680" calcext:value-type="float">
            <text:p>680</text:p>
          </table:table-cell>
          <table:table-cell/>
          <table:table-cell table:formula="of:=&quot;  node [ id &quot;&amp;[.A683]&amp;&quot; label 'Node &quot;&amp;[.B683]&amp;&quot;' ]&quot;" office:value-type="string" office:string-value="  node [ id 680 label 'Node 680' ]" calcext:value-type="string">
            <text:p><text:s text:c="2"/>node [ id 680 label 'Node 680' ]</text:p>
          </table:table-cell>
        </table:table-row>
        <table:table-row table:style-name="ro1">
          <table:table-cell table:number-columns-repeated="2" office:value-type="float" office:value="681" calcext:value-type="float">
            <text:p>681</text:p>
          </table:table-cell>
          <table:table-cell/>
          <table:table-cell table:formula="of:=&quot;  node [ id &quot;&amp;[.A684]&amp;&quot; label 'Node &quot;&amp;[.B684]&amp;&quot;' ]&quot;" office:value-type="string" office:string-value="  node [ id 681 label 'Node 681' ]" calcext:value-type="string">
            <text:p><text:s text:c="2"/>node [ id 681 label 'Node 681' ]</text:p>
          </table:table-cell>
        </table:table-row>
        <table:table-row table:style-name="ro1">
          <table:table-cell table:number-columns-repeated="2" office:value-type="float" office:value="682" calcext:value-type="float">
            <text:p>682</text:p>
          </table:table-cell>
          <table:table-cell/>
          <table:table-cell table:formula="of:=&quot;  node [ id &quot;&amp;[.A685]&amp;&quot; label 'Node &quot;&amp;[.B685]&amp;&quot;' ]&quot;" office:value-type="string" office:string-value="  node [ id 682 label 'Node 682' ]" calcext:value-type="string">
            <text:p><text:s text:c="2"/>node [ id 682 label 'Node 682' ]</text:p>
          </table:table-cell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/>
          <table:table-cell table:formula="of:=&quot;  node [ id &quot;&amp;[.A686]&amp;&quot; label 'Node &quot;&amp;[.B686]&amp;&quot;' ]&quot;" office:value-type="string" office:string-value="  node [ id 683 label 'Node 683' ]" calcext:value-type="string">
            <text:p><text:s text:c="2"/>node [ id 683 label 'Node 683' ]</text:p>
          </table:table-cell>
        </table:table-row>
        <table:table-row table:style-name="ro1">
          <table:table-cell table:number-columns-repeated="2" office:value-type="float" office:value="684" calcext:value-type="float">
            <text:p>684</text:p>
          </table:table-cell>
          <table:table-cell/>
          <table:table-cell table:formula="of:=&quot;  node [ id &quot;&amp;[.A687]&amp;&quot; label 'Node &quot;&amp;[.B687]&amp;&quot;' ]&quot;" office:value-type="string" office:string-value="  node [ id 684 label 'Node 684' ]" calcext:value-type="string">
            <text:p><text:s text:c="2"/>node [ id 684 label 'Node 684' ]</text:p>
          </table:table-cell>
        </table:table-row>
        <table:table-row table:style-name="ro1">
          <table:table-cell table:number-columns-repeated="2" office:value-type="float" office:value="685" calcext:value-type="float">
            <text:p>685</text:p>
          </table:table-cell>
          <table:table-cell/>
          <table:table-cell table:formula="of:=&quot;  node [ id &quot;&amp;[.A688]&amp;&quot; label 'Node &quot;&amp;[.B688]&amp;&quot;' ]&quot;" office:value-type="string" office:string-value="  node [ id 685 label 'Node 685' ]" calcext:value-type="string">
            <text:p><text:s text:c="2"/>node [ id 685 label 'Node 685' ]</text:p>
          </table:table-cell>
        </table:table-row>
        <table:table-row table:style-name="ro1">
          <table:table-cell table:number-columns-repeated="2" office:value-type="float" office:value="686" calcext:value-type="float">
            <text:p>686</text:p>
          </table:table-cell>
          <table:table-cell/>
          <table:table-cell table:formula="of:=&quot;  node [ id &quot;&amp;[.A689]&amp;&quot; label 'Node &quot;&amp;[.B689]&amp;&quot;' ]&quot;" office:value-type="string" office:string-value="  node [ id 686 label 'Node 686' ]" calcext:value-type="string">
            <text:p><text:s text:c="2"/>node [ id 686 label 'Node 686' ]</text:p>
          </table:table-cell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/>
          <table:table-cell table:formula="of:=&quot;  node [ id &quot;&amp;[.A690]&amp;&quot; label 'Node &quot;&amp;[.B690]&amp;&quot;' ]&quot;" office:value-type="string" office:string-value="  node [ id 687 label 'Node 687' ]" calcext:value-type="string">
            <text:p><text:s text:c="2"/>node [ id 687 label 'Node 687' ]</text:p>
          </table:table-cell>
        </table:table-row>
        <table:table-row table:style-name="ro1">
          <table:table-cell table:number-columns-repeated="2" office:value-type="float" office:value="688" calcext:value-type="float">
            <text:p>688</text:p>
          </table:table-cell>
          <table:table-cell/>
          <table:table-cell table:formula="of:=&quot;  node [ id &quot;&amp;[.A691]&amp;&quot; label 'Node &quot;&amp;[.B691]&amp;&quot;' ]&quot;" office:value-type="string" office:string-value="  node [ id 688 label 'Node 688' ]" calcext:value-type="string">
            <text:p><text:s text:c="2"/>node [ id 688 label 'Node 688' ]</text:p>
          </table:table-cell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/>
          <table:table-cell table:formula="of:=&quot;  node [ id &quot;&amp;[.A692]&amp;&quot; label 'Node &quot;&amp;[.B692]&amp;&quot;' ]&quot;" office:value-type="string" office:string-value="  node [ id 689 label 'Node 689' ]" calcext:value-type="string">
            <text:p><text:s text:c="2"/>node [ id 689 label 'Node 689' ]</text:p>
          </table:table-cell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/>
          <table:table-cell table:formula="of:=&quot;  node [ id &quot;&amp;[.A693]&amp;&quot; label 'Node &quot;&amp;[.B693]&amp;&quot;' ]&quot;" office:value-type="string" office:string-value="  node [ id 690 label 'Node 690' ]" calcext:value-type="string">
            <text:p><text:s text:c="2"/>node [ id 690 label 'Node 690' ]</text:p>
          </table:table-cell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/>
          <table:table-cell table:formula="of:=&quot;  node [ id &quot;&amp;[.A694]&amp;&quot; label 'Node &quot;&amp;[.B694]&amp;&quot;' ]&quot;" office:value-type="string" office:string-value="  node [ id 691 label 'Node 691' ]" calcext:value-type="string">
            <text:p><text:s text:c="2"/>node [ id 691 label 'Node 691' ]</text:p>
          </table:table-cell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/>
          <table:table-cell table:formula="of:=&quot;  node [ id &quot;&amp;[.A695]&amp;&quot; label 'Node &quot;&amp;[.B695]&amp;&quot;' ]&quot;" office:value-type="string" office:string-value="  node [ id 692 label 'Node 692' ]" calcext:value-type="string">
            <text:p><text:s text:c="2"/>node [ id 692 label 'Node 692' ]</text:p>
          </table:table-cell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  <table:table-cell/>
          <table:table-cell table:formula="of:=&quot;  node [ id &quot;&amp;[.A696]&amp;&quot; label 'Node &quot;&amp;[.B696]&amp;&quot;' ]&quot;" office:value-type="string" office:string-value="  node [ id 693 label 'Node 693' ]" calcext:value-type="string">
            <text:p><text:s text:c="2"/>node [ id 693 label 'Node 693' ]</text:p>
          </table:table-cell>
        </table:table-row>
        <table:table-row table:style-name="ro1">
          <table:table-cell table:number-columns-repeated="2" office:value-type="float" office:value="694" calcext:value-type="float">
            <text:p>694</text:p>
          </table:table-cell>
          <table:table-cell/>
          <table:table-cell table:formula="of:=&quot;  node [ id &quot;&amp;[.A697]&amp;&quot; label 'Node &quot;&amp;[.B697]&amp;&quot;' ]&quot;" office:value-type="string" office:string-value="  node [ id 694 label 'Node 694' ]" calcext:value-type="string">
            <text:p><text:s text:c="2"/>node [ id 694 label 'Node 694' ]</text:p>
          </table:table-cell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/>
          <table:table-cell table:formula="of:=&quot;  node [ id &quot;&amp;[.A698]&amp;&quot; label 'Node &quot;&amp;[.B698]&amp;&quot;' ]&quot;" office:value-type="string" office:string-value="  node [ id 695 label 'Node 695' ]" calcext:value-type="string">
            <text:p><text:s text:c="2"/>node [ id 695 label 'Node 695' ]</text:p>
          </table:table-cell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/>
          <table:table-cell table:formula="of:=&quot;  node [ id &quot;&amp;[.A699]&amp;&quot; label 'Node &quot;&amp;[.B699]&amp;&quot;' ]&quot;" office:value-type="string" office:string-value="  node [ id 696 label 'Node 696' ]" calcext:value-type="string">
            <text:p><text:s text:c="2"/>node [ id 696 label 'Node 696' ]</text:p>
          </table:table-cell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  <table:table-cell/>
          <table:table-cell table:formula="of:=&quot;  node [ id &quot;&amp;[.A700]&amp;&quot; label 'Node &quot;&amp;[.B700]&amp;&quot;' ]&quot;" office:value-type="string" office:string-value="  node [ id 697 label 'Node 697' ]" calcext:value-type="string">
            <text:p><text:s text:c="2"/>node [ id 697 label 'Node 697' ]</text:p>
          </table:table-cell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/>
          <table:table-cell table:formula="of:=&quot;  node [ id &quot;&amp;[.A701]&amp;&quot; label 'Node &quot;&amp;[.B701]&amp;&quot;' ]&quot;" office:value-type="string" office:string-value="  node [ id 698 label 'Node 698' ]" calcext:value-type="string">
            <text:p><text:s text:c="2"/>node [ id 698 label 'Node 698' ]</text:p>
          </table:table-cell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/>
          <table:table-cell table:formula="of:=&quot;  node [ id &quot;&amp;[.A702]&amp;&quot; label 'Node &quot;&amp;[.B702]&amp;&quot;' ]&quot;" office:value-type="string" office:string-value="  node [ id 699 label 'Node 699' ]" calcext:value-type="string">
            <text:p><text:s text:c="2"/>node [ id 699 label 'Node 699' ]</text:p>
          </table:table-cell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/>
          <table:table-cell table:formula="of:=&quot;  node [ id &quot;&amp;[.A703]&amp;&quot; label 'Node &quot;&amp;[.B703]&amp;&quot;' ]&quot;" office:value-type="string" office:string-value="  node [ id 700 label 'Node 700' ]" calcext:value-type="string">
            <text:p><text:s text:c="2"/>node [ id 700 label 'Node 700' ]</text:p>
          </table:table-cell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  <table:table-cell/>
          <table:table-cell table:formula="of:=&quot;  node [ id &quot;&amp;[.A704]&amp;&quot; label 'Node &quot;&amp;[.B704]&amp;&quot;' ]&quot;" office:value-type="string" office:string-value="  node [ id 701 label 'Node 701' ]" calcext:value-type="string">
            <text:p><text:s text:c="2"/>node [ id 701 label 'Node 701' ]</text:p>
          </table:table-cell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/>
          <table:table-cell table:formula="of:=&quot;  node [ id &quot;&amp;[.A705]&amp;&quot; label 'Node &quot;&amp;[.B705]&amp;&quot;' ]&quot;" office:value-type="string" office:string-value="  node [ id 702 label 'Node 702' ]" calcext:value-type="string">
            <text:p><text:s text:c="2"/>node [ id 702 label 'Node 702' ]</text:p>
          </table:table-cell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/>
          <table:table-cell table:formula="of:=&quot;  node [ id &quot;&amp;[.A706]&amp;&quot; label 'Node &quot;&amp;[.B706]&amp;&quot;' ]&quot;" office:value-type="string" office:string-value="  node [ id 703 label 'Node 703' ]" calcext:value-type="string">
            <text:p><text:s text:c="2"/>node [ id 703 label 'Node 703' ]</text:p>
          </table:table-cell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/>
          <table:table-cell table:formula="of:=&quot;  node [ id &quot;&amp;[.A707]&amp;&quot; label 'Node &quot;&amp;[.B707]&amp;&quot;' ]&quot;" office:value-type="string" office:string-value="  node [ id 704 label 'Node 704' ]" calcext:value-type="string">
            <text:p><text:s text:c="2"/>node [ id 704 label 'Node 704' ]</text:p>
          </table:table-cell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  <table:table-cell/>
          <table:table-cell table:formula="of:=&quot;  node [ id &quot;&amp;[.A708]&amp;&quot; label 'Node &quot;&amp;[.B708]&amp;&quot;' ]&quot;" office:value-type="string" office:string-value="  node [ id 705 label 'Node 705' ]" calcext:value-type="string">
            <text:p><text:s text:c="2"/>node [ id 705 label 'Node 705' ]</text:p>
          </table:table-cell>
        </table:table-row>
        <table:table-row table:style-name="ro1">
          <table:table-cell table:number-columns-repeated="2" office:value-type="float" office:value="706" calcext:value-type="float">
            <text:p>706</text:p>
          </table:table-cell>
          <table:table-cell/>
          <table:table-cell table:formula="of:=&quot;  node [ id &quot;&amp;[.A709]&amp;&quot; label 'Node &quot;&amp;[.B709]&amp;&quot;' ]&quot;" office:value-type="string" office:string-value="  node [ id 706 label 'Node 706' ]" calcext:value-type="string">
            <text:p><text:s text:c="2"/>node [ id 706 label 'Node 706' ]</text:p>
          </table:table-cell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/>
          <table:table-cell table:formula="of:=&quot;  node [ id &quot;&amp;[.A710]&amp;&quot; label 'Node &quot;&amp;[.B710]&amp;&quot;' ]&quot;" office:value-type="string" office:string-value="  node [ id 707 label 'Node 707' ]" calcext:value-type="string">
            <text:p><text:s text:c="2"/>node [ id 707 label 'Node 707' ]</text:p>
          </table:table-cell>
        </table:table-row>
        <table:table-row table:style-name="ro1">
          <table:table-cell table:number-columns-repeated="2" office:value-type="float" office:value="708" calcext:value-type="float">
            <text:p>708</text:p>
          </table:table-cell>
          <table:table-cell/>
          <table:table-cell table:formula="of:=&quot;  node [ id &quot;&amp;[.A711]&amp;&quot; label 'Node &quot;&amp;[.B711]&amp;&quot;' ]&quot;" office:value-type="string" office:string-value="  node [ id 708 label 'Node 708' ]" calcext:value-type="string">
            <text:p><text:s text:c="2"/>node [ id 708 label 'Node 708' ]</text:p>
          </table:table-cell>
        </table:table-row>
        <table:table-row table:style-name="ro1">
          <table:table-cell table:number-columns-repeated="2" office:value-type="float" office:value="709" calcext:value-type="float">
            <text:p>709</text:p>
          </table:table-cell>
          <table:table-cell/>
          <table:table-cell table:formula="of:=&quot;  node [ id &quot;&amp;[.A712]&amp;&quot; label 'Node &quot;&amp;[.B712]&amp;&quot;' ]&quot;" office:value-type="string" office:string-value="  node [ id 709 label 'Node 709' ]" calcext:value-type="string">
            <text:p><text:s text:c="2"/>node [ id 709 label 'Node 709' ]</text:p>
          </table:table-cell>
        </table:table-row>
        <table:table-row table:style-name="ro1">
          <table:table-cell table:number-columns-repeated="2" office:value-type="float" office:value="710" calcext:value-type="float">
            <text:p>710</text:p>
          </table:table-cell>
          <table:table-cell/>
          <table:table-cell table:formula="of:=&quot;  node [ id &quot;&amp;[.A713]&amp;&quot; label 'Node &quot;&amp;[.B713]&amp;&quot;' ]&quot;" office:value-type="string" office:string-value="  node [ id 710 label 'Node 710' ]" calcext:value-type="string">
            <text:p><text:s text:c="2"/>node [ id 710 label 'Node 710' ]</text:p>
          </table:table-cell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/>
          <table:table-cell table:formula="of:=&quot;  node [ id &quot;&amp;[.A714]&amp;&quot; label 'Node &quot;&amp;[.B714]&amp;&quot;' ]&quot;" office:value-type="string" office:string-value="  node [ id 711 label 'Node 711' ]" calcext:value-type="string">
            <text:p><text:s text:c="2"/>node [ id 711 label 'Node 711' ]</text:p>
          </table:table-cell>
        </table:table-row>
        <table:table-row table:style-name="ro1">
          <table:table-cell table:number-columns-repeated="2" office:value-type="float" office:value="712" calcext:value-type="float">
            <text:p>712</text:p>
          </table:table-cell>
          <table:table-cell/>
          <table:table-cell table:formula="of:=&quot;  node [ id &quot;&amp;[.A715]&amp;&quot; label 'Node &quot;&amp;[.B715]&amp;&quot;' ]&quot;" office:value-type="string" office:string-value="  node [ id 712 label 'Node 712' ]" calcext:value-type="string">
            <text:p><text:s text:c="2"/>node [ id 712 label 'Node 712' ]</text:p>
          </table:table-cell>
        </table:table-row>
        <table:table-row table:style-name="ro1">
          <table:table-cell table:number-columns-repeated="2" office:value-type="float" office:value="713" calcext:value-type="float">
            <text:p>713</text:p>
          </table:table-cell>
          <table:table-cell/>
          <table:table-cell table:formula="of:=&quot;  node [ id &quot;&amp;[.A716]&amp;&quot; label 'Node &quot;&amp;[.B716]&amp;&quot;' ]&quot;" office:value-type="string" office:string-value="  node [ id 713 label 'Node 713' ]" calcext:value-type="string">
            <text:p><text:s text:c="2"/>node [ id 713 label 'Node 713' ]</text:p>
          </table:table-cell>
        </table:table-row>
        <table:table-row table:style-name="ro1">
          <table:table-cell table:number-columns-repeated="2" office:value-type="float" office:value="714" calcext:value-type="float">
            <text:p>714</text:p>
          </table:table-cell>
          <table:table-cell/>
          <table:table-cell table:formula="of:=&quot;  node [ id &quot;&amp;[.A717]&amp;&quot; label 'Node &quot;&amp;[.B717]&amp;&quot;' ]&quot;" office:value-type="string" office:string-value="  node [ id 714 label 'Node 714' ]" calcext:value-type="string">
            <text:p><text:s text:c="2"/>node [ id 714 label 'Node 714' ]</text:p>
          </table:table-cell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/>
          <table:table-cell table:formula="of:=&quot;  node [ id &quot;&amp;[.A718]&amp;&quot; label 'Node &quot;&amp;[.B718]&amp;&quot;' ]&quot;" office:value-type="string" office:string-value="  node [ id 715 label 'Node 715' ]" calcext:value-type="string">
            <text:p><text:s text:c="2"/>node [ id 715 label 'Node 715' ]</text:p>
          </table:table-cell>
        </table:table-row>
        <table:table-row table:style-name="ro1">
          <table:table-cell table:number-columns-repeated="2" office:value-type="float" office:value="716" calcext:value-type="float">
            <text:p>716</text:p>
          </table:table-cell>
          <table:table-cell/>
          <table:table-cell table:formula="of:=&quot;  node [ id &quot;&amp;[.A719]&amp;&quot; label 'Node &quot;&amp;[.B719]&amp;&quot;' ]&quot;" office:value-type="string" office:string-value="  node [ id 716 label 'Node 716' ]" calcext:value-type="string">
            <text:p><text:s text:c="2"/>node [ id 716 label 'Node 716' ]</text:p>
          </table:table-cell>
        </table:table-row>
        <table:table-row table:style-name="ro1">
          <table:table-cell table:number-columns-repeated="2" office:value-type="float" office:value="717" calcext:value-type="float">
            <text:p>717</text:p>
          </table:table-cell>
          <table:table-cell/>
          <table:table-cell table:formula="of:=&quot;  node [ id &quot;&amp;[.A720]&amp;&quot; label 'Node &quot;&amp;[.B720]&amp;&quot;' ]&quot;" office:value-type="string" office:string-value="  node [ id 717 label 'Node 717' ]" calcext:value-type="string">
            <text:p><text:s text:c="2"/>node [ id 717 label 'Node 717' ]</text:p>
          </table:table-cell>
        </table:table-row>
        <table:table-row table:style-name="ro1">
          <table:table-cell table:number-columns-repeated="2" office:value-type="float" office:value="718" calcext:value-type="float">
            <text:p>718</text:p>
          </table:table-cell>
          <table:table-cell/>
          <table:table-cell table:formula="of:=&quot;  node [ id &quot;&amp;[.A721]&amp;&quot; label 'Node &quot;&amp;[.B721]&amp;&quot;' ]&quot;" office:value-type="string" office:string-value="  node [ id 718 label 'Node 718' ]" calcext:value-type="string">
            <text:p><text:s text:c="2"/>node [ id 718 label 'Node 718' ]</text:p>
          </table:table-cell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/>
          <table:table-cell table:formula="of:=&quot;  node [ id &quot;&amp;[.A722]&amp;&quot; label 'Node &quot;&amp;[.B722]&amp;&quot;' ]&quot;" office:value-type="string" office:string-value="  node [ id 719 label 'Node 719' ]" calcext:value-type="string">
            <text:p><text:s text:c="2"/>node [ id 719 label 'Node 719' ]</text:p>
          </table:table-cell>
        </table:table-row>
        <table:table-row table:style-name="ro1">
          <table:table-cell table:number-columns-repeated="2" office:value-type="float" office:value="720" calcext:value-type="float">
            <text:p>720</text:p>
          </table:table-cell>
          <table:table-cell/>
          <table:table-cell table:formula="of:=&quot;  node [ id &quot;&amp;[.A723]&amp;&quot; label 'Node &quot;&amp;[.B723]&amp;&quot;' ]&quot;" office:value-type="string" office:string-value="  node [ id 720 label 'Node 720' ]" calcext:value-type="string">
            <text:p><text:s text:c="2"/>node [ id 720 label 'Node 720' ]</text:p>
          </table:table-cell>
        </table:table-row>
        <table:table-row table:style-name="ro1">
          <table:table-cell table:number-columns-repeated="2" office:value-type="float" office:value="721" calcext:value-type="float">
            <text:p>721</text:p>
          </table:table-cell>
          <table:table-cell/>
          <table:table-cell table:formula="of:=&quot;  node [ id &quot;&amp;[.A724]&amp;&quot; label 'Node &quot;&amp;[.B724]&amp;&quot;' ]&quot;" office:value-type="string" office:string-value="  node [ id 721 label 'Node 721' ]" calcext:value-type="string">
            <text:p><text:s text:c="2"/>node [ id 721 label 'Node 721' ]</text:p>
          </table:table-cell>
        </table:table-row>
        <table:table-row table:style-name="ro1">
          <table:table-cell table:number-columns-repeated="2" office:value-type="float" office:value="722" calcext:value-type="float">
            <text:p>722</text:p>
          </table:table-cell>
          <table:table-cell/>
          <table:table-cell table:formula="of:=&quot;  node [ id &quot;&amp;[.A725]&amp;&quot; label 'Node &quot;&amp;[.B725]&amp;&quot;' ]&quot;" office:value-type="string" office:string-value="  node [ id 722 label 'Node 722' ]" calcext:value-type="string">
            <text:p><text:s text:c="2"/>node [ id 722 label 'Node 722' ]</text:p>
          </table:table-cell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/>
          <table:table-cell table:formula="of:=&quot;  node [ id &quot;&amp;[.A726]&amp;&quot; label 'Node &quot;&amp;[.B726]&amp;&quot;' ]&quot;" office:value-type="string" office:string-value="  node [ id 723 label 'Node 723' ]" calcext:value-type="string">
            <text:p><text:s text:c="2"/>node [ id 723 label 'Node 723' ]</text:p>
          </table:table-cell>
        </table:table-row>
        <table:table-row table:style-name="ro1">
          <table:table-cell table:number-columns-repeated="2" office:value-type="float" office:value="724" calcext:value-type="float">
            <text:p>724</text:p>
          </table:table-cell>
          <table:table-cell/>
          <table:table-cell table:formula="of:=&quot;  node [ id &quot;&amp;[.A727]&amp;&quot; label 'Node &quot;&amp;[.B727]&amp;&quot;' ]&quot;" office:value-type="string" office:string-value="  node [ id 724 label 'Node 724' ]" calcext:value-type="string">
            <text:p><text:s text:c="2"/>node [ id 724 label 'Node 724' ]</text:p>
          </table:table-cell>
        </table:table-row>
        <table:table-row table:style-name="ro1">
          <table:table-cell table:number-columns-repeated="2" office:value-type="float" office:value="725" calcext:value-type="float">
            <text:p>725</text:p>
          </table:table-cell>
          <table:table-cell/>
          <table:table-cell table:formula="of:=&quot;  node [ id &quot;&amp;[.A728]&amp;&quot; label 'Node &quot;&amp;[.B728]&amp;&quot;' ]&quot;" office:value-type="string" office:string-value="  node [ id 725 label 'Node 725' ]" calcext:value-type="string">
            <text:p><text:s text:c="2"/>node [ id 725 label 'Node 725' ]</text:p>
          </table:table-cell>
        </table:table-row>
        <table:table-row table:style-name="ro1">
          <table:table-cell table:number-columns-repeated="2" office:value-type="float" office:value="726" calcext:value-type="float">
            <text:p>726</text:p>
          </table:table-cell>
          <table:table-cell/>
          <table:table-cell table:formula="of:=&quot;  node [ id &quot;&amp;[.A729]&amp;&quot; label 'Node &quot;&amp;[.B729]&amp;&quot;' ]&quot;" office:value-type="string" office:string-value="  node [ id 726 label 'Node 726' ]" calcext:value-type="string">
            <text:p><text:s text:c="2"/>node [ id 726 label 'Node 726' ]</text:p>
          </table:table-cell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/>
          <table:table-cell table:formula="of:=&quot;  node [ id &quot;&amp;[.A730]&amp;&quot; label 'Node &quot;&amp;[.B730]&amp;&quot;' ]&quot;" office:value-type="string" office:string-value="  node [ id 727 label 'Node 727' ]" calcext:value-type="string">
            <text:p><text:s text:c="2"/>node [ id 727 label 'Node 727' ]</text:p>
          </table:table-cell>
        </table:table-row>
        <table:table-row table:style-name="ro1">
          <table:table-cell table:number-columns-repeated="2" office:value-type="float" office:value="728" calcext:value-type="float">
            <text:p>728</text:p>
          </table:table-cell>
          <table:table-cell/>
          <table:table-cell table:formula="of:=&quot;  node [ id &quot;&amp;[.A731]&amp;&quot; label 'Node &quot;&amp;[.B731]&amp;&quot;' ]&quot;" office:value-type="string" office:string-value="  node [ id 728 label 'Node 728' ]" calcext:value-type="string">
            <text:p><text:s text:c="2"/>node [ id 728 label 'Node 728' ]</text:p>
          </table:table-cell>
        </table:table-row>
        <table:table-row table:style-name="ro1">
          <table:table-cell table:number-columns-repeated="2" office:value-type="float" office:value="729" calcext:value-type="float">
            <text:p>729</text:p>
          </table:table-cell>
          <table:table-cell/>
          <table:table-cell table:formula="of:=&quot;  node [ id &quot;&amp;[.A732]&amp;&quot; label 'Node &quot;&amp;[.B732]&amp;&quot;' ]&quot;" office:value-type="string" office:string-value="  node [ id 729 label 'Node 729' ]" calcext:value-type="string">
            <text:p><text:s text:c="2"/>node [ id 729 label 'Node 729' ]</text:p>
          </table:table-cell>
        </table:table-row>
        <table:table-row table:style-name="ro1">
          <table:table-cell table:number-columns-repeated="2" office:value-type="float" office:value="730" calcext:value-type="float">
            <text:p>730</text:p>
          </table:table-cell>
          <table:table-cell/>
          <table:table-cell table:formula="of:=&quot;  node [ id &quot;&amp;[.A733]&amp;&quot; label 'Node &quot;&amp;[.B733]&amp;&quot;' ]&quot;" office:value-type="string" office:string-value="  node [ id 730 label 'Node 730' ]" calcext:value-type="string">
            <text:p><text:s text:c="2"/>node [ id 730 label 'Node 730' ]</text:p>
          </table:table-cell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/>
          <table:table-cell table:formula="of:=&quot;  node [ id &quot;&amp;[.A734]&amp;&quot; label 'Node &quot;&amp;[.B734]&amp;&quot;' ]&quot;" office:value-type="string" office:string-value="  node [ id 731 label 'Node 731' ]" calcext:value-type="string">
            <text:p><text:s text:c="2"/>node [ id 731 label 'Node 731' ]</text:p>
          </table:table-cell>
        </table:table-row>
        <table:table-row table:style-name="ro1">
          <table:table-cell table:number-columns-repeated="2" office:value-type="float" office:value="732" calcext:value-type="float">
            <text:p>732</text:p>
          </table:table-cell>
          <table:table-cell/>
          <table:table-cell table:formula="of:=&quot;  node [ id &quot;&amp;[.A735]&amp;&quot; label 'Node &quot;&amp;[.B735]&amp;&quot;' ]&quot;" office:value-type="string" office:string-value="  node [ id 732 label 'Node 732' ]" calcext:value-type="string">
            <text:p><text:s text:c="2"/>node [ id 732 label 'Node 732' ]</text:p>
          </table:table-cell>
        </table:table-row>
        <table:table-row table:style-name="ro1">
          <table:table-cell table:number-columns-repeated="2" office:value-type="float" office:value="733" calcext:value-type="float">
            <text:p>733</text:p>
          </table:table-cell>
          <table:table-cell/>
          <table:table-cell table:formula="of:=&quot;  node [ id &quot;&amp;[.A736]&amp;&quot; label 'Node &quot;&amp;[.B736]&amp;&quot;' ]&quot;" office:value-type="string" office:string-value="  node [ id 733 label 'Node 733' ]" calcext:value-type="string">
            <text:p><text:s text:c="2"/>node [ id 733 label 'Node 733' ]</text:p>
          </table:table-cell>
        </table:table-row>
        <table:table-row table:style-name="ro1">
          <table:table-cell table:number-columns-repeated="2" office:value-type="float" office:value="734" calcext:value-type="float">
            <text:p>734</text:p>
          </table:table-cell>
          <table:table-cell/>
          <table:table-cell table:formula="of:=&quot;  node [ id &quot;&amp;[.A737]&amp;&quot; label 'Node &quot;&amp;[.B737]&amp;&quot;' ]&quot;" office:value-type="string" office:string-value="  node [ id 734 label 'Node 734' ]" calcext:value-type="string">
            <text:p><text:s text:c="2"/>node [ id 734 label 'Node 734' ]</text:p>
          </table:table-cell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/>
          <table:table-cell table:formula="of:=&quot;  node [ id &quot;&amp;[.A738]&amp;&quot; label 'Node &quot;&amp;[.B738]&amp;&quot;' ]&quot;" office:value-type="string" office:string-value="  node [ id 735 label 'Node 735' ]" calcext:value-type="string">
            <text:p><text:s text:c="2"/>node [ id 735 label 'Node 735' ]</text:p>
          </table:table-cell>
        </table:table-row>
        <table:table-row table:style-name="ro1">
          <table:table-cell table:number-columns-repeated="2" office:value-type="float" office:value="736" calcext:value-type="float">
            <text:p>736</text:p>
          </table:table-cell>
          <table:table-cell/>
          <table:table-cell table:formula="of:=&quot;  node [ id &quot;&amp;[.A739]&amp;&quot; label 'Node &quot;&amp;[.B739]&amp;&quot;' ]&quot;" office:value-type="string" office:string-value="  node [ id 736 label 'Node 736' ]" calcext:value-type="string">
            <text:p><text:s text:c="2"/>node [ id 736 label 'Node 736' ]</text:p>
          </table:table-cell>
        </table:table-row>
        <table:table-row table:style-name="ro1">
          <table:table-cell table:number-columns-repeated="2" office:value-type="float" office:value="737" calcext:value-type="float">
            <text:p>737</text:p>
          </table:table-cell>
          <table:table-cell/>
          <table:table-cell table:formula="of:=&quot;  node [ id &quot;&amp;[.A740]&amp;&quot; label 'Node &quot;&amp;[.B740]&amp;&quot;' ]&quot;" office:value-type="string" office:string-value="  node [ id 737 label 'Node 737' ]" calcext:value-type="string">
            <text:p><text:s text:c="2"/>node [ id 737 label 'Node 737' ]</text:p>
          </table:table-cell>
        </table:table-row>
        <table:table-row table:style-name="ro1">
          <table:table-cell table:number-columns-repeated="2" office:value-type="float" office:value="738" calcext:value-type="float">
            <text:p>738</text:p>
          </table:table-cell>
          <table:table-cell/>
          <table:table-cell table:formula="of:=&quot;  node [ id &quot;&amp;[.A741]&amp;&quot; label 'Node &quot;&amp;[.B741]&amp;&quot;' ]&quot;" office:value-type="string" office:string-value="  node [ id 738 label 'Node 738' ]" calcext:value-type="string">
            <text:p><text:s text:c="2"/>node [ id 738 label 'Node 738' ]</text:p>
          </table:table-cell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/>
          <table:table-cell table:formula="of:=&quot;  node [ id &quot;&amp;[.A742]&amp;&quot; label 'Node &quot;&amp;[.B742]&amp;&quot;' ]&quot;" office:value-type="string" office:string-value="  node [ id 739 label 'Node 739' ]" calcext:value-type="string">
            <text:p><text:s text:c="2"/>node [ id 739 label 'Node 739' ]</text:p>
          </table:table-cell>
        </table:table-row>
        <table:table-row table:style-name="ro1">
          <table:table-cell table:number-columns-repeated="2" office:value-type="float" office:value="740" calcext:value-type="float">
            <text:p>740</text:p>
          </table:table-cell>
          <table:table-cell/>
          <table:table-cell table:formula="of:=&quot;  node [ id &quot;&amp;[.A743]&amp;&quot; label 'Node &quot;&amp;[.B743]&amp;&quot;' ]&quot;" office:value-type="string" office:string-value="  node [ id 740 label 'Node 740' ]" calcext:value-type="string">
            <text:p><text:s text:c="2"/>node [ id 740 label 'Node 740' ]</text:p>
          </table:table-cell>
        </table:table-row>
        <table:table-row table:style-name="ro1">
          <table:table-cell table:number-columns-repeated="2" office:value-type="float" office:value="741" calcext:value-type="float">
            <text:p>741</text:p>
          </table:table-cell>
          <table:table-cell/>
          <table:table-cell table:formula="of:=&quot;  node [ id &quot;&amp;[.A744]&amp;&quot; label 'Node &quot;&amp;[.B744]&amp;&quot;' ]&quot;" office:value-type="string" office:string-value="  node [ id 741 label 'Node 741' ]" calcext:value-type="string">
            <text:p><text:s text:c="2"/>node [ id 741 label 'Node 741' ]</text:p>
          </table:table-cell>
        </table:table-row>
        <table:table-row table:style-name="ro1">
          <table:table-cell table:number-columns-repeated="2" office:value-type="float" office:value="742" calcext:value-type="float">
            <text:p>742</text:p>
          </table:table-cell>
          <table:table-cell/>
          <table:table-cell table:formula="of:=&quot;  node [ id &quot;&amp;[.A745]&amp;&quot; label 'Node &quot;&amp;[.B745]&amp;&quot;' ]&quot;" office:value-type="string" office:string-value="  node [ id 742 label 'Node 742' ]" calcext:value-type="string">
            <text:p><text:s text:c="2"/>node [ id 742 label 'Node 742' ]</text:p>
          </table:table-cell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/>
          <table:table-cell table:formula="of:=&quot;  node [ id &quot;&amp;[.A746]&amp;&quot; label 'Node &quot;&amp;[.B746]&amp;&quot;' ]&quot;" office:value-type="string" office:string-value="  node [ id 743 label 'Node 743' ]" calcext:value-type="string">
            <text:p><text:s text:c="2"/>node [ id 743 label 'Node 743' ]</text:p>
          </table:table-cell>
        </table:table-row>
        <table:table-row table:style-name="ro1">
          <table:table-cell table:number-columns-repeated="2" office:value-type="float" office:value="744" calcext:value-type="float">
            <text:p>744</text:p>
          </table:table-cell>
          <table:table-cell/>
          <table:table-cell table:formula="of:=&quot;  node [ id &quot;&amp;[.A747]&amp;&quot; label 'Node &quot;&amp;[.B747]&amp;&quot;' ]&quot;" office:value-type="string" office:string-value="  node [ id 744 label 'Node 744' ]" calcext:value-type="string">
            <text:p><text:s text:c="2"/>node [ id 744 label 'Node 744' ]</text:p>
          </table:table-cell>
        </table:table-row>
        <table:table-row table:style-name="ro1">
          <table:table-cell table:number-columns-repeated="2" office:value-type="float" office:value="745" calcext:value-type="float">
            <text:p>745</text:p>
          </table:table-cell>
          <table:table-cell/>
          <table:table-cell table:formula="of:=&quot;  node [ id &quot;&amp;[.A748]&amp;&quot; label 'Node &quot;&amp;[.B748]&amp;&quot;' ]&quot;" office:value-type="string" office:string-value="  node [ id 745 label 'Node 745' ]" calcext:value-type="string">
            <text:p><text:s text:c="2"/>node [ id 745 label 'Node 745' ]</text:p>
          </table:table-cell>
        </table:table-row>
        <table:table-row table:style-name="ro1">
          <table:table-cell table:number-columns-repeated="2" office:value-type="float" office:value="746" calcext:value-type="float">
            <text:p>746</text:p>
          </table:table-cell>
          <table:table-cell/>
          <table:table-cell table:formula="of:=&quot;  node [ id &quot;&amp;[.A749]&amp;&quot; label 'Node &quot;&amp;[.B749]&amp;&quot;' ]&quot;" office:value-type="string" office:string-value="  node [ id 746 label 'Node 746' ]" calcext:value-type="string">
            <text:p><text:s text:c="2"/>node [ id 746 label 'Node 746' ]</text:p>
          </table:table-cell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/>
          <table:table-cell table:formula="of:=&quot;  node [ id &quot;&amp;[.A750]&amp;&quot; label 'Node &quot;&amp;[.B750]&amp;&quot;' ]&quot;" office:value-type="string" office:string-value="  node [ id 747 label 'Node 747' ]" calcext:value-type="string">
            <text:p><text:s text:c="2"/>node [ id 747 label 'Node 747' ]</text:p>
          </table:table-cell>
        </table:table-row>
        <table:table-row table:style-name="ro1">
          <table:table-cell table:number-columns-repeated="2" office:value-type="float" office:value="748" calcext:value-type="float">
            <text:p>748</text:p>
          </table:table-cell>
          <table:table-cell/>
          <table:table-cell table:formula="of:=&quot;  node [ id &quot;&amp;[.A751]&amp;&quot; label 'Node &quot;&amp;[.B751]&amp;&quot;' ]&quot;" office:value-type="string" office:string-value="  node [ id 748 label 'Node 748' ]" calcext:value-type="string">
            <text:p><text:s text:c="2"/>node [ id 748 label 'Node 748' ]</text:p>
          </table:table-cell>
        </table:table-row>
        <table:table-row table:style-name="ro1">
          <table:table-cell table:number-columns-repeated="2" office:value-type="float" office:value="749" calcext:value-type="float">
            <text:p>749</text:p>
          </table:table-cell>
          <table:table-cell/>
          <table:table-cell table:formula="of:=&quot;  node [ id &quot;&amp;[.A752]&amp;&quot; label 'Node &quot;&amp;[.B752]&amp;&quot;' ]&quot;" office:value-type="string" office:string-value="  node [ id 749 label 'Node 749' ]" calcext:value-type="string">
            <text:p><text:s text:c="2"/>node [ id 749 label 'Node 749' ]</text:p>
          </table:table-cell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  <table:table-cell/>
          <table:table-cell table:formula="of:=&quot;  node [ id &quot;&amp;[.A753]&amp;&quot; label 'Node &quot;&amp;[.B753]&amp;&quot;' ]&quot;" office:value-type="string" office:string-value="  node [ id 750 label 'Node 750' ]" calcext:value-type="string">
            <text:p><text:s text:c="2"/>node [ id 750 label 'Node 750' ]</text:p>
          </table:table-cell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/>
          <table:table-cell table:formula="of:=&quot;  node [ id &quot;&amp;[.A754]&amp;&quot; label 'Node &quot;&amp;[.B754]&amp;&quot;' ]&quot;" office:value-type="string" office:string-value="  node [ id 751 label 'Node 751' ]" calcext:value-type="string">
            <text:p><text:s text:c="2"/>node [ id 751 label 'Node 751' ]</text:p>
          </table:table-cell>
        </table:table-row>
        <table:table-row table:style-name="ro1">
          <table:table-cell table:number-columns-repeated="2" office:value-type="float" office:value="752" calcext:value-type="float">
            <text:p>752</text:p>
          </table:table-cell>
          <table:table-cell/>
          <table:table-cell table:formula="of:=&quot;  node [ id &quot;&amp;[.A755]&amp;&quot; label 'Node &quot;&amp;[.B755]&amp;&quot;' ]&quot;" office:value-type="string" office:string-value="  node [ id 752 label 'Node 752' ]" calcext:value-type="string">
            <text:p><text:s text:c="2"/>node [ id 752 label 'Node 752' ]</text:p>
          </table:table-cell>
        </table:table-row>
        <table:table-row table:style-name="ro1">
          <table:table-cell table:number-columns-repeated="2" office:value-type="float" office:value="753" calcext:value-type="float">
            <text:p>753</text:p>
          </table:table-cell>
          <table:table-cell/>
          <table:table-cell table:formula="of:=&quot;  node [ id &quot;&amp;[.A756]&amp;&quot; label 'Node &quot;&amp;[.B756]&amp;&quot;' ]&quot;" office:value-type="string" office:string-value="  node [ id 753 label 'Node 753' ]" calcext:value-type="string">
            <text:p><text:s text:c="2"/>node [ id 753 label 'Node 753' ]</text:p>
          </table:table-cell>
        </table:table-row>
        <table:table-row table:style-name="ro1">
          <table:table-cell table:number-columns-repeated="2" office:value-type="float" office:value="754" calcext:value-type="float">
            <text:p>754</text:p>
          </table:table-cell>
          <table:table-cell/>
          <table:table-cell table:formula="of:=&quot;  node [ id &quot;&amp;[.A757]&amp;&quot; label 'Node &quot;&amp;[.B757]&amp;&quot;' ]&quot;" office:value-type="string" office:string-value="  node [ id 754 label 'Node 754' ]" calcext:value-type="string">
            <text:p><text:s text:c="2"/>node [ id 754 label 'Node 754' ]</text:p>
          </table:table-cell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/>
          <table:table-cell table:formula="of:=&quot;  node [ id &quot;&amp;[.A758]&amp;&quot; label 'Node &quot;&amp;[.B758]&amp;&quot;' ]&quot;" office:value-type="string" office:string-value="  node [ id 755 label 'Node 755' ]" calcext:value-type="string">
            <text:p><text:s text:c="2"/>node [ id 755 label 'Node 755' ]</text:p>
          </table:table-cell>
        </table:table-row>
        <table:table-row table:style-name="ro1">
          <table:table-cell table:number-columns-repeated="2" office:value-type="float" office:value="756" calcext:value-type="float">
            <text:p>756</text:p>
          </table:table-cell>
          <table:table-cell/>
          <table:table-cell table:formula="of:=&quot;  node [ id &quot;&amp;[.A759]&amp;&quot; label 'Node &quot;&amp;[.B759]&amp;&quot;' ]&quot;" office:value-type="string" office:string-value="  node [ id 756 label 'Node 756' ]" calcext:value-type="string">
            <text:p><text:s text:c="2"/>node [ id 756 label 'Node 756' ]</text:p>
          </table:table-cell>
        </table:table-row>
        <table:table-row table:style-name="ro1">
          <table:table-cell table:number-columns-repeated="2" office:value-type="float" office:value="757" calcext:value-type="float">
            <text:p>757</text:p>
          </table:table-cell>
          <table:table-cell/>
          <table:table-cell table:formula="of:=&quot;  node [ id &quot;&amp;[.A760]&amp;&quot; label 'Node &quot;&amp;[.B760]&amp;&quot;' ]&quot;" office:value-type="string" office:string-value="  node [ id 757 label 'Node 757' ]" calcext:value-type="string">
            <text:p><text:s text:c="2"/>node [ id 757 label 'Node 757' ]</text:p>
          </table:table-cell>
        </table:table-row>
        <table:table-row table:style-name="ro1">
          <table:table-cell table:number-columns-repeated="2" office:value-type="float" office:value="758" calcext:value-type="float">
            <text:p>758</text:p>
          </table:table-cell>
          <table:table-cell/>
          <table:table-cell table:formula="of:=&quot;  node [ id &quot;&amp;[.A761]&amp;&quot; label 'Node &quot;&amp;[.B761]&amp;&quot;' ]&quot;" office:value-type="string" office:string-value="  node [ id 758 label 'Node 758' ]" calcext:value-type="string">
            <text:p><text:s text:c="2"/>node [ id 758 label 'Node 758' ]</text:p>
          </table:table-cell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/>
          <table:table-cell table:formula="of:=&quot;  node [ id &quot;&amp;[.A762]&amp;&quot; label 'Node &quot;&amp;[.B762]&amp;&quot;' ]&quot;" office:value-type="string" office:string-value="  node [ id 759 label 'Node 759' ]" calcext:value-type="string">
            <text:p><text:s text:c="2"/>node [ id 759 label 'Node 759' ]</text:p>
          </table:table-cell>
        </table:table-row>
        <table:table-row table:style-name="ro1">
          <table:table-cell table:number-columns-repeated="2" office:value-type="float" office:value="760" calcext:value-type="float">
            <text:p>760</text:p>
          </table:table-cell>
          <table:table-cell/>
          <table:table-cell table:formula="of:=&quot;  node [ id &quot;&amp;[.A763]&amp;&quot; label 'Node &quot;&amp;[.B763]&amp;&quot;' ]&quot;" office:value-type="string" office:string-value="  node [ id 760 label 'Node 760' ]" calcext:value-type="string">
            <text:p><text:s text:c="2"/>node [ id 760 label 'Node 760' ]</text:p>
          </table:table-cell>
        </table:table-row>
        <table:table-row table:style-name="ro1">
          <table:table-cell table:number-columns-repeated="2" office:value-type="float" office:value="761" calcext:value-type="float">
            <text:p>761</text:p>
          </table:table-cell>
          <table:table-cell/>
          <table:table-cell table:formula="of:=&quot;  node [ id &quot;&amp;[.A764]&amp;&quot; label 'Node &quot;&amp;[.B764]&amp;&quot;' ]&quot;" office:value-type="string" office:string-value="  node [ id 761 label 'Node 761' ]" calcext:value-type="string">
            <text:p><text:s text:c="2"/>node [ id 761 label 'Node 761' ]</text:p>
          </table:table-cell>
        </table:table-row>
        <table:table-row table:style-name="ro1">
          <table:table-cell table:number-columns-repeated="2" office:value-type="float" office:value="762" calcext:value-type="float">
            <text:p>762</text:p>
          </table:table-cell>
          <table:table-cell/>
          <table:table-cell table:formula="of:=&quot;  node [ id &quot;&amp;[.A765]&amp;&quot; label 'Node &quot;&amp;[.B765]&amp;&quot;' ]&quot;" office:value-type="string" office:string-value="  node [ id 762 label 'Node 762' ]" calcext:value-type="string">
            <text:p><text:s text:c="2"/>node [ id 762 label 'Node 762' ]</text:p>
          </table:table-cell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/>
          <table:table-cell table:formula="of:=&quot;  node [ id &quot;&amp;[.A766]&amp;&quot; label 'Node &quot;&amp;[.B766]&amp;&quot;' ]&quot;" office:value-type="string" office:string-value="  node [ id 763 label 'Node 763' ]" calcext:value-type="string">
            <text:p><text:s text:c="2"/>node [ id 763 label 'Node 763' ]</text:p>
          </table:table-cell>
        </table:table-row>
        <table:table-row table:style-name="ro1">
          <table:table-cell table:number-columns-repeated="2" office:value-type="float" office:value="764" calcext:value-type="float">
            <text:p>764</text:p>
          </table:table-cell>
          <table:table-cell/>
          <table:table-cell table:formula="of:=&quot;  node [ id &quot;&amp;[.A767]&amp;&quot; label 'Node &quot;&amp;[.B767]&amp;&quot;' ]&quot;" office:value-type="string" office:string-value="  node [ id 764 label 'Node 764' ]" calcext:value-type="string">
            <text:p><text:s text:c="2"/>node [ id 764 label 'Node 764' ]</text:p>
          </table:table-cell>
        </table:table-row>
        <table:table-row table:style-name="ro1">
          <table:table-cell table:number-columns-repeated="2" office:value-type="float" office:value="765" calcext:value-type="float">
            <text:p>765</text:p>
          </table:table-cell>
          <table:table-cell/>
          <table:table-cell table:formula="of:=&quot;  node [ id &quot;&amp;[.A768]&amp;&quot; label 'Node &quot;&amp;[.B768]&amp;&quot;' ]&quot;" office:value-type="string" office:string-value="  node [ id 765 label 'Node 765' ]" calcext:value-type="string">
            <text:p><text:s text:c="2"/>node [ id 765 label 'Node 765' ]</text:p>
          </table:table-cell>
        </table:table-row>
        <table:table-row table:style-name="ro1">
          <table:table-cell table:number-columns-repeated="2" office:value-type="float" office:value="766" calcext:value-type="float">
            <text:p>766</text:p>
          </table:table-cell>
          <table:table-cell/>
          <table:table-cell table:formula="of:=&quot;  node [ id &quot;&amp;[.A769]&amp;&quot; label 'Node &quot;&amp;[.B769]&amp;&quot;' ]&quot;" office:value-type="string" office:string-value="  node [ id 766 label 'Node 766' ]" calcext:value-type="string">
            <text:p><text:s text:c="2"/>node [ id 766 label 'Node 766' ]</text:p>
          </table:table-cell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/>
          <table:table-cell table:formula="of:=&quot;  node [ id &quot;&amp;[.A770]&amp;&quot; label 'Node &quot;&amp;[.B770]&amp;&quot;' ]&quot;" office:value-type="string" office:string-value="  node [ id 767 label 'Node 767' ]" calcext:value-type="string">
            <text:p><text:s text:c="2"/>node [ id 767 label 'Node 767' ]</text:p>
          </table:table-cell>
        </table:table-row>
        <table:table-row table:style-name="ro1">
          <table:table-cell table:number-columns-repeated="2" office:value-type="float" office:value="768" calcext:value-type="float">
            <text:p>768</text:p>
          </table:table-cell>
          <table:table-cell/>
          <table:table-cell table:formula="of:=&quot;  node [ id &quot;&amp;[.A771]&amp;&quot; label 'Node &quot;&amp;[.B771]&amp;&quot;' ]&quot;" office:value-type="string" office:string-value="  node [ id 768 label 'Node 768' ]" calcext:value-type="string">
            <text:p><text:s text:c="2"/>node [ id 768 label 'Node 768' ]</text:p>
          </table:table-cell>
        </table:table-row>
        <table:table-row table:style-name="ro1">
          <table:table-cell table:number-columns-repeated="2" office:value-type="float" office:value="769" calcext:value-type="float">
            <text:p>769</text:p>
          </table:table-cell>
          <table:table-cell/>
          <table:table-cell table:formula="of:=&quot;  node [ id &quot;&amp;[.A772]&amp;&quot; label 'Node &quot;&amp;[.B772]&amp;&quot;' ]&quot;" office:value-type="string" office:string-value="  node [ id 769 label 'Node 769' ]" calcext:value-type="string">
            <text:p><text:s text:c="2"/>node [ id 769 label 'Node 769' ]</text:p>
          </table:table-cell>
        </table:table-row>
        <table:table-row table:style-name="ro1">
          <table:table-cell table:number-columns-repeated="2" office:value-type="float" office:value="770" calcext:value-type="float">
            <text:p>770</text:p>
          </table:table-cell>
          <table:table-cell/>
          <table:table-cell table:formula="of:=&quot;  node [ id &quot;&amp;[.A773]&amp;&quot; label 'Node &quot;&amp;[.B773]&amp;&quot;' ]&quot;" office:value-type="string" office:string-value="  node [ id 770 label 'Node 770' ]" calcext:value-type="string">
            <text:p><text:s text:c="2"/>node [ id 770 label 'Node 770' ]</text:p>
          </table:table-cell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/>
          <table:table-cell table:formula="of:=&quot;  node [ id &quot;&amp;[.A774]&amp;&quot; label 'Node &quot;&amp;[.B774]&amp;&quot;' ]&quot;" office:value-type="string" office:string-value="  node [ id 771 label 'Node 771' ]" calcext:value-type="string">
            <text:p><text:s text:c="2"/>node [ id 771 label 'Node 771' ]</text:p>
          </table:table-cell>
        </table:table-row>
        <table:table-row table:style-name="ro1">
          <table:table-cell table:number-columns-repeated="2" office:value-type="float" office:value="772" calcext:value-type="float">
            <text:p>772</text:p>
          </table:table-cell>
          <table:table-cell/>
          <table:table-cell table:formula="of:=&quot;  node [ id &quot;&amp;[.A775]&amp;&quot; label 'Node &quot;&amp;[.B775]&amp;&quot;' ]&quot;" office:value-type="string" office:string-value="  node [ id 772 label 'Node 772' ]" calcext:value-type="string">
            <text:p><text:s text:c="2"/>node [ id 772 label 'Node 772' ]</text:p>
          </table:table-cell>
        </table:table-row>
        <table:table-row table:style-name="ro1">
          <table:table-cell table:number-columns-repeated="2" office:value-type="float" office:value="773" calcext:value-type="float">
            <text:p>773</text:p>
          </table:table-cell>
          <table:table-cell/>
          <table:table-cell table:formula="of:=&quot;  node [ id &quot;&amp;[.A776]&amp;&quot; label 'Node &quot;&amp;[.B776]&amp;&quot;' ]&quot;" office:value-type="string" office:string-value="  node [ id 773 label 'Node 773' ]" calcext:value-type="string">
            <text:p><text:s text:c="2"/>node [ id 773 label 'Node 773' ]</text:p>
          </table:table-cell>
        </table:table-row>
        <table:table-row table:style-name="ro1">
          <table:table-cell table:number-columns-repeated="2" office:value-type="float" office:value="774" calcext:value-type="float">
            <text:p>774</text:p>
          </table:table-cell>
          <table:table-cell/>
          <table:table-cell table:formula="of:=&quot;  node [ id &quot;&amp;[.A777]&amp;&quot; label 'Node &quot;&amp;[.B777]&amp;&quot;' ]&quot;" office:value-type="string" office:string-value="  node [ id 774 label 'Node 774' ]" calcext:value-type="string">
            <text:p><text:s text:c="2"/>node [ id 774 label 'Node 774' ]</text:p>
          </table:table-cell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/>
          <table:table-cell table:formula="of:=&quot;  node [ id &quot;&amp;[.A778]&amp;&quot; label 'Node &quot;&amp;[.B778]&amp;&quot;' ]&quot;" office:value-type="string" office:string-value="  node [ id 775 label 'Node 775' ]" calcext:value-type="string">
            <text:p><text:s text:c="2"/>node [ id 775 label 'Node 775' ]</text:p>
          </table:table-cell>
        </table:table-row>
        <table:table-row table:style-name="ro1">
          <table:table-cell table:number-columns-repeated="2" office:value-type="float" office:value="776" calcext:value-type="float">
            <text:p>776</text:p>
          </table:table-cell>
          <table:table-cell/>
          <table:table-cell table:formula="of:=&quot;  node [ id &quot;&amp;[.A779]&amp;&quot; label 'Node &quot;&amp;[.B779]&amp;&quot;' ]&quot;" office:value-type="string" office:string-value="  node [ id 776 label 'Node 776' ]" calcext:value-type="string">
            <text:p><text:s text:c="2"/>node [ id 776 label 'Node 776' ]</text:p>
          </table:table-cell>
        </table:table-row>
        <table:table-row table:style-name="ro1">
          <table:table-cell table:number-columns-repeated="2" office:value-type="float" office:value="777" calcext:value-type="float">
            <text:p>777</text:p>
          </table:table-cell>
          <table:table-cell/>
          <table:table-cell table:formula="of:=&quot;  node [ id &quot;&amp;[.A780]&amp;&quot; label 'Node &quot;&amp;[.B780]&amp;&quot;' ]&quot;" office:value-type="string" office:string-value="  node [ id 777 label 'Node 777' ]" calcext:value-type="string">
            <text:p><text:s text:c="2"/>node [ id 777 label 'Node 777' ]</text:p>
          </table:table-cell>
        </table:table-row>
        <table:table-row table:style-name="ro1">
          <table:table-cell table:number-columns-repeated="2" office:value-type="float" office:value="778" calcext:value-type="float">
            <text:p>778</text:p>
          </table:table-cell>
          <table:table-cell/>
          <table:table-cell table:formula="of:=&quot;  node [ id &quot;&amp;[.A781]&amp;&quot; label 'Node &quot;&amp;[.B781]&amp;&quot;' ]&quot;" office:value-type="string" office:string-value="  node [ id 778 label 'Node 778' ]" calcext:value-type="string">
            <text:p><text:s text:c="2"/>node [ id 778 label 'Node 778' ]</text:p>
          </table:table-cell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/>
          <table:table-cell table:formula="of:=&quot;  node [ id &quot;&amp;[.A782]&amp;&quot; label 'Node &quot;&amp;[.B782]&amp;&quot;' ]&quot;" office:value-type="string" office:string-value="  node [ id 779 label 'Node 779' ]" calcext:value-type="string">
            <text:p><text:s text:c="2"/>node [ id 779 label 'Node 779' ]</text:p>
          </table:table-cell>
        </table:table-row>
        <table:table-row table:style-name="ro1">
          <table:table-cell table:number-columns-repeated="2" office:value-type="float" office:value="780" calcext:value-type="float">
            <text:p>780</text:p>
          </table:table-cell>
          <table:table-cell/>
          <table:table-cell table:formula="of:=&quot;  node [ id &quot;&amp;[.A783]&amp;&quot; label 'Node &quot;&amp;[.B783]&amp;&quot;' ]&quot;" office:value-type="string" office:string-value="  node [ id 780 label 'Node 780' ]" calcext:value-type="string">
            <text:p><text:s text:c="2"/>node [ id 780 label 'Node 780' ]</text:p>
          </table:table-cell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/>
          <table:table-cell table:formula="of:=&quot;  node [ id &quot;&amp;[.A784]&amp;&quot; label 'Node &quot;&amp;[.B784]&amp;&quot;' ]&quot;" office:value-type="string" office:string-value="  node [ id 781 label 'Node 781' ]" calcext:value-type="string">
            <text:p><text:s text:c="2"/>node [ id 781 label 'Node 781' ]</text:p>
          </table:table-cell>
        </table:table-row>
        <table:table-row table:style-name="ro1">
          <table:table-cell table:number-columns-repeated="2" office:value-type="float" office:value="782" calcext:value-type="float">
            <text:p>782</text:p>
          </table:table-cell>
          <table:table-cell/>
          <table:table-cell table:formula="of:=&quot;  node [ id &quot;&amp;[.A785]&amp;&quot; label 'Node &quot;&amp;[.B785]&amp;&quot;' ]&quot;" office:value-type="string" office:string-value="  node [ id 782 label 'Node 782' ]" calcext:value-type="string">
            <text:p><text:s text:c="2"/>node [ id 782 label 'Node 782' ]</text:p>
          </table:table-cell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/>
          <table:table-cell table:formula="of:=&quot;  node [ id &quot;&amp;[.A786]&amp;&quot; label 'Node &quot;&amp;[.B786]&amp;&quot;' ]&quot;" office:value-type="string" office:string-value="  node [ id 783 label 'Node 783' ]" calcext:value-type="string">
            <text:p><text:s text:c="2"/>node [ id 783 label 'Node 783' ]</text:p>
          </table:table-cell>
        </table:table-row>
        <table:table-row table:style-name="ro1">
          <table:table-cell table:number-columns-repeated="2" office:value-type="float" office:value="784" calcext:value-type="float">
            <text:p>784</text:p>
          </table:table-cell>
          <table:table-cell/>
          <table:table-cell table:formula="of:=&quot;  node [ id &quot;&amp;[.A787]&amp;&quot; label 'Node &quot;&amp;[.B787]&amp;&quot;' ]&quot;" office:value-type="string" office:string-value="  node [ id 784 label 'Node 784' ]" calcext:value-type="string">
            <text:p><text:s text:c="2"/>node [ id 784 label 'Node 784' ]</text:p>
          </table:table-cell>
        </table:table-row>
        <table:table-row table:style-name="ro1">
          <table:table-cell table:number-columns-repeated="2" office:value-type="float" office:value="785" calcext:value-type="float">
            <text:p>785</text:p>
          </table:table-cell>
          <table:table-cell/>
          <table:table-cell table:formula="of:=&quot;  node [ id &quot;&amp;[.A788]&amp;&quot; label 'Node &quot;&amp;[.B788]&amp;&quot;' ]&quot;" office:value-type="string" office:string-value="  node [ id 785 label 'Node 785' ]" calcext:value-type="string">
            <text:p><text:s text:c="2"/>node [ id 785 label 'Node 785' ]</text:p>
          </table:table-cell>
        </table:table-row>
        <table:table-row table:style-name="ro1">
          <table:table-cell table:number-columns-repeated="2" office:value-type="float" office:value="786" calcext:value-type="float">
            <text:p>786</text:p>
          </table:table-cell>
          <table:table-cell/>
          <table:table-cell table:formula="of:=&quot;  node [ id &quot;&amp;[.A789]&amp;&quot; label 'Node &quot;&amp;[.B789]&amp;&quot;' ]&quot;" office:value-type="string" office:string-value="  node [ id 786 label 'Node 786' ]" calcext:value-type="string">
            <text:p><text:s text:c="2"/>node [ id 786 label 'Node 786' ]</text:p>
          </table:table-cell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/>
          <table:table-cell table:formula="of:=&quot;  node [ id &quot;&amp;[.A790]&amp;&quot; label 'Node &quot;&amp;[.B790]&amp;&quot;' ]&quot;" office:value-type="string" office:string-value="  node [ id 787 label 'Node 787' ]" calcext:value-type="string">
            <text:p><text:s text:c="2"/>node [ id 787 label 'Node 787' ]</text:p>
          </table:table-cell>
        </table:table-row>
        <table:table-row table:style-name="ro1">
          <table:table-cell table:number-columns-repeated="2" office:value-type="float" office:value="788" calcext:value-type="float">
            <text:p>788</text:p>
          </table:table-cell>
          <table:table-cell/>
          <table:table-cell table:formula="of:=&quot;  node [ id &quot;&amp;[.A791]&amp;&quot; label 'Node &quot;&amp;[.B791]&amp;&quot;' ]&quot;" office:value-type="string" office:string-value="  node [ id 788 label 'Node 788' ]" calcext:value-type="string">
            <text:p><text:s text:c="2"/>node [ id 788 label 'Node 788' ]</text:p>
          </table:table-cell>
        </table:table-row>
        <table:table-row table:style-name="ro1">
          <table:table-cell table:number-columns-repeated="2" office:value-type="float" office:value="789" calcext:value-type="float">
            <text:p>789</text:p>
          </table:table-cell>
          <table:table-cell/>
          <table:table-cell table:formula="of:=&quot;  node [ id &quot;&amp;[.A792]&amp;&quot; label 'Node &quot;&amp;[.B792]&amp;&quot;' ]&quot;" office:value-type="string" office:string-value="  node [ id 789 label 'Node 789' ]" calcext:value-type="string">
            <text:p><text:s text:c="2"/>node [ id 789 label 'Node 789' ]</text:p>
          </table:table-cell>
        </table:table-row>
        <table:table-row table:style-name="ro1">
          <table:table-cell table:number-columns-repeated="2" office:value-type="float" office:value="790" calcext:value-type="float">
            <text:p>790</text:p>
          </table:table-cell>
          <table:table-cell/>
          <table:table-cell table:formula="of:=&quot;  node [ id &quot;&amp;[.A793]&amp;&quot; label 'Node &quot;&amp;[.B793]&amp;&quot;' ]&quot;" office:value-type="string" office:string-value="  node [ id 790 label 'Node 790' ]" calcext:value-type="string">
            <text:p><text:s text:c="2"/>node [ id 790 label 'Node 790' ]</text:p>
          </table:table-cell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/>
          <table:table-cell table:formula="of:=&quot;  node [ id &quot;&amp;[.A794]&amp;&quot; label 'Node &quot;&amp;[.B794]&amp;&quot;' ]&quot;" office:value-type="string" office:string-value="  node [ id 791 label 'Node 791' ]" calcext:value-type="string">
            <text:p><text:s text:c="2"/>node [ id 791 label 'Node 791' ]</text:p>
          </table:table-cell>
        </table:table-row>
        <table:table-row table:style-name="ro1">
          <table:table-cell table:number-columns-repeated="2" office:value-type="float" office:value="792" calcext:value-type="float">
            <text:p>792</text:p>
          </table:table-cell>
          <table:table-cell/>
          <table:table-cell table:formula="of:=&quot;  node [ id &quot;&amp;[.A795]&amp;&quot; label 'Node &quot;&amp;[.B795]&amp;&quot;' ]&quot;" office:value-type="string" office:string-value="  node [ id 792 label 'Node 792' ]" calcext:value-type="string">
            <text:p><text:s text:c="2"/>node [ id 792 label 'Node 792' ]</text:p>
          </table:table-cell>
        </table:table-row>
        <table:table-row table:style-name="ro1">
          <table:table-cell table:number-columns-repeated="2" office:value-type="float" office:value="793" calcext:value-type="float">
            <text:p>793</text:p>
          </table:table-cell>
          <table:table-cell/>
          <table:table-cell table:formula="of:=&quot;  node [ id &quot;&amp;[.A796]&amp;&quot; label 'Node &quot;&amp;[.B796]&amp;&quot;' ]&quot;" office:value-type="string" office:string-value="  node [ id 793 label 'Node 793' ]" calcext:value-type="string">
            <text:p><text:s text:c="2"/>node [ id 793 label 'Node 793' ]</text:p>
          </table:table-cell>
        </table:table-row>
        <table:table-row table:style-name="ro1">
          <table:table-cell table:number-columns-repeated="2" office:value-type="float" office:value="794" calcext:value-type="float">
            <text:p>794</text:p>
          </table:table-cell>
          <table:table-cell/>
          <table:table-cell table:formula="of:=&quot;  node [ id &quot;&amp;[.A797]&amp;&quot; label 'Node &quot;&amp;[.B797]&amp;&quot;' ]&quot;" office:value-type="string" office:string-value="  node [ id 794 label 'Node 794' ]" calcext:value-type="string">
            <text:p><text:s text:c="2"/>node [ id 794 label 'Node 794' ]</text:p>
          </table:table-cell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/>
          <table:table-cell table:formula="of:=&quot;  node [ id &quot;&amp;[.A798]&amp;&quot; label 'Node &quot;&amp;[.B798]&amp;&quot;' ]&quot;" office:value-type="string" office:string-value="  node [ id 795 label 'Node 795' ]" calcext:value-type="string">
            <text:p><text:s text:c="2"/>node [ id 795 label 'Node 795' ]</text:p>
          </table:table-cell>
        </table:table-row>
        <table:table-row table:style-name="ro1">
          <table:table-cell table:number-columns-repeated="2" office:value-type="float" office:value="796" calcext:value-type="float">
            <text:p>796</text:p>
          </table:table-cell>
          <table:table-cell/>
          <table:table-cell table:formula="of:=&quot;  node [ id &quot;&amp;[.A799]&amp;&quot; label 'Node &quot;&amp;[.B799]&amp;&quot;' ]&quot;" office:value-type="string" office:string-value="  node [ id 796 label 'Node 796' ]" calcext:value-type="string">
            <text:p><text:s text:c="2"/>node [ id 796 label 'Node 796' ]</text:p>
          </table:table-cell>
        </table:table-row>
        <table:table-row table:style-name="ro1">
          <table:table-cell table:number-columns-repeated="2" office:value-type="float" office:value="797" calcext:value-type="float">
            <text:p>797</text:p>
          </table:table-cell>
          <table:table-cell/>
          <table:table-cell table:formula="of:=&quot;  node [ id &quot;&amp;[.A800]&amp;&quot; label 'Node &quot;&amp;[.B800]&amp;&quot;' ]&quot;" office:value-type="string" office:string-value="  node [ id 797 label 'Node 797' ]" calcext:value-type="string">
            <text:p><text:s text:c="2"/>node [ id 797 label 'Node 797' ]</text:p>
          </table:table-cell>
        </table:table-row>
        <table:table-row table:style-name="ro1">
          <table:table-cell table:number-columns-repeated="2" office:value-type="float" office:value="798" calcext:value-type="float">
            <text:p>798</text:p>
          </table:table-cell>
          <table:table-cell/>
          <table:table-cell table:formula="of:=&quot;  node [ id &quot;&amp;[.A801]&amp;&quot; label 'Node &quot;&amp;[.B801]&amp;&quot;' ]&quot;" office:value-type="string" office:string-value="  node [ id 798 label 'Node 798' ]" calcext:value-type="string">
            <text:p><text:s text:c="2"/>node [ id 798 label 'Node 798' ]</text:p>
          </table:table-cell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/>
          <table:table-cell table:formula="of:=&quot;  node [ id &quot;&amp;[.A802]&amp;&quot; label 'Node &quot;&amp;[.B802]&amp;&quot;' ]&quot;" office:value-type="string" office:string-value="  node [ id 799 label 'Node 799' ]" calcext:value-type="string">
            <text:p><text:s text:c="2"/>node [ id 799 label 'Node 799' ]</text:p>
          </table:table-cell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/>
          <table:table-cell table:formula="of:=&quot;  node [ id &quot;&amp;[.A803]&amp;&quot; label 'Node &quot;&amp;[.B803]&amp;&quot;' ]&quot;" office:value-type="string" office:string-value="  node [ id 800 label 'Node 800' ]" calcext:value-type="string">
            <text:p><text:s text:c="2"/>node [ id 800 label 'Node 800' ]</text:p>
          </table:table-cell>
        </table:table-row>
        <table:table-row table:style-name="ro1">
          <table:table-cell table:number-columns-repeated="2" office:value-type="float" office:value="801" calcext:value-type="float">
            <text:p>801</text:p>
          </table:table-cell>
          <table:table-cell/>
          <table:table-cell table:formula="of:=&quot;  node [ id &quot;&amp;[.A804]&amp;&quot; label 'Node &quot;&amp;[.B804]&amp;&quot;' ]&quot;" office:value-type="string" office:string-value="  node [ id 801 label 'Node 801' ]" calcext:value-type="string">
            <text:p><text:s text:c="2"/>node [ id 801 label 'Node 801' ]</text:p>
          </table:table-cell>
        </table:table-row>
        <table:table-row table:style-name="ro1">
          <table:table-cell table:number-columns-repeated="2" office:value-type="float" office:value="802" calcext:value-type="float">
            <text:p>802</text:p>
          </table:table-cell>
          <table:table-cell/>
          <table:table-cell table:formula="of:=&quot;  node [ id &quot;&amp;[.A805]&amp;&quot; label 'Node &quot;&amp;[.B805]&amp;&quot;' ]&quot;" office:value-type="string" office:string-value="  node [ id 802 label 'Node 802' ]" calcext:value-type="string">
            <text:p><text:s text:c="2"/>node [ id 802 label 'Node 802' ]</text:p>
          </table:table-cell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/>
          <table:table-cell table:formula="of:=&quot;  node [ id &quot;&amp;[.A806]&amp;&quot; label 'Node &quot;&amp;[.B806]&amp;&quot;' ]&quot;" office:value-type="string" office:string-value="  node [ id 803 label 'Node 803' ]" calcext:value-type="string">
            <text:p><text:s text:c="2"/>node [ id 803 label 'Node 803' ]</text:p>
          </table:table-cell>
        </table:table-row>
        <table:table-row table:style-name="ro1">
          <table:table-cell table:number-columns-repeated="2" office:value-type="float" office:value="804" calcext:value-type="float">
            <text:p>804</text:p>
          </table:table-cell>
          <table:table-cell/>
          <table:table-cell table:formula="of:=&quot;  node [ id &quot;&amp;[.A807]&amp;&quot; label 'Node &quot;&amp;[.B807]&amp;&quot;' ]&quot;" office:value-type="string" office:string-value="  node [ id 804 label 'Node 804' ]" calcext:value-type="string">
            <text:p><text:s text:c="2"/>node [ id 804 label 'Node 804' ]</text:p>
          </table:table-cell>
        </table:table-row>
        <table:table-row table:style-name="ro1">
          <table:table-cell table:number-columns-repeated="2" office:value-type="float" office:value="805" calcext:value-type="float">
            <text:p>805</text:p>
          </table:table-cell>
          <table:table-cell/>
          <table:table-cell table:formula="of:=&quot;  node [ id &quot;&amp;[.A808]&amp;&quot; label 'Node &quot;&amp;[.B808]&amp;&quot;' ]&quot;" office:value-type="string" office:string-value="  node [ id 805 label 'Node 805' ]" calcext:value-type="string">
            <text:p><text:s text:c="2"/>node [ id 805 label 'Node 805' ]</text:p>
          </table:table-cell>
        </table:table-row>
        <table:table-row table:style-name="ro1">
          <table:table-cell table:number-columns-repeated="2" office:value-type="float" office:value="806" calcext:value-type="float">
            <text:p>806</text:p>
          </table:table-cell>
          <table:table-cell/>
          <table:table-cell table:formula="of:=&quot;  node [ id &quot;&amp;[.A809]&amp;&quot; label 'Node &quot;&amp;[.B809]&amp;&quot;' ]&quot;" office:value-type="string" office:string-value="  node [ id 806 label 'Node 806' ]" calcext:value-type="string">
            <text:p><text:s text:c="2"/>node [ id 806 label 'Node 806' ]</text:p>
          </table:table-cell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/>
          <table:table-cell table:formula="of:=&quot;  node [ id &quot;&amp;[.A810]&amp;&quot; label 'Node &quot;&amp;[.B810]&amp;&quot;' ]&quot;" office:value-type="string" office:string-value="  node [ id 807 label 'Node 807' ]" calcext:value-type="string">
            <text:p><text:s text:c="2"/>node [ id 807 label 'Node 807' ]</text:p>
          </table:table-cell>
        </table:table-row>
        <table:table-row table:style-name="ro1">
          <table:table-cell table:number-columns-repeated="2" office:value-type="float" office:value="808" calcext:value-type="float">
            <text:p>808</text:p>
          </table:table-cell>
          <table:table-cell/>
          <table:table-cell table:formula="of:=&quot;  node [ id &quot;&amp;[.A811]&amp;&quot; label 'Node &quot;&amp;[.B811]&amp;&quot;' ]&quot;" office:value-type="string" office:string-value="  node [ id 808 label 'Node 808' ]" calcext:value-type="string">
            <text:p><text:s text:c="2"/>node [ id 808 label 'Node 808' ]</text:p>
          </table:table-cell>
        </table:table-row>
        <table:table-row table:style-name="ro1">
          <table:table-cell table:number-columns-repeated="2" office:value-type="float" office:value="809" calcext:value-type="float">
            <text:p>809</text:p>
          </table:table-cell>
          <table:table-cell/>
          <table:table-cell table:formula="of:=&quot;  node [ id &quot;&amp;[.A812]&amp;&quot; label 'Node &quot;&amp;[.B812]&amp;&quot;' ]&quot;" office:value-type="string" office:string-value="  node [ id 809 label 'Node 809' ]" calcext:value-type="string">
            <text:p><text:s text:c="2"/>node [ id 809 label 'Node 809' ]</text:p>
          </table:table-cell>
        </table:table-row>
        <table:table-row table:style-name="ro1">
          <table:table-cell table:number-columns-repeated="2" office:value-type="float" office:value="810" calcext:value-type="float">
            <text:p>810</text:p>
          </table:table-cell>
          <table:table-cell/>
          <table:table-cell table:formula="of:=&quot;  node [ id &quot;&amp;[.A813]&amp;&quot; label 'Node &quot;&amp;[.B813]&amp;&quot;' ]&quot;" office:value-type="string" office:string-value="  node [ id 810 label 'Node 810' ]" calcext:value-type="string">
            <text:p><text:s text:c="2"/>node [ id 810 label 'Node 810' ]</text:p>
          </table:table-cell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/>
          <table:table-cell table:formula="of:=&quot;  node [ id &quot;&amp;[.A814]&amp;&quot; label 'Node &quot;&amp;[.B814]&amp;&quot;' ]&quot;" office:value-type="string" office:string-value="  node [ id 811 label 'Node 811' ]" calcext:value-type="string">
            <text:p><text:s text:c="2"/>node [ id 811 label 'Node 811' ]</text:p>
          </table:table-cell>
        </table:table-row>
        <table:table-row table:style-name="ro1">
          <table:table-cell table:number-columns-repeated="2" office:value-type="float" office:value="812" calcext:value-type="float">
            <text:p>812</text:p>
          </table:table-cell>
          <table:table-cell/>
          <table:table-cell table:formula="of:=&quot;  node [ id &quot;&amp;[.A815]&amp;&quot; label 'Node &quot;&amp;[.B815]&amp;&quot;' ]&quot;" office:value-type="string" office:string-value="  node [ id 812 label 'Node 812' ]" calcext:value-type="string">
            <text:p><text:s text:c="2"/>node [ id 812 label 'Node 812' ]</text:p>
          </table:table-cell>
        </table:table-row>
        <table:table-row table:style-name="ro1">
          <table:table-cell table:number-columns-repeated="2" office:value-type="float" office:value="813" calcext:value-type="float">
            <text:p>813</text:p>
          </table:table-cell>
          <table:table-cell/>
          <table:table-cell table:formula="of:=&quot;  node [ id &quot;&amp;[.A816]&amp;&quot; label 'Node &quot;&amp;[.B816]&amp;&quot;' ]&quot;" office:value-type="string" office:string-value="  node [ id 813 label 'Node 813' ]" calcext:value-type="string">
            <text:p><text:s text:c="2"/>node [ id 813 label 'Node 813' ]</text:p>
          </table:table-cell>
        </table:table-row>
        <table:table-row table:style-name="ro1">
          <table:table-cell table:number-columns-repeated="2" office:value-type="float" office:value="814" calcext:value-type="float">
            <text:p>814</text:p>
          </table:table-cell>
          <table:table-cell/>
          <table:table-cell table:formula="of:=&quot;  node [ id &quot;&amp;[.A817]&amp;&quot; label 'Node &quot;&amp;[.B817]&amp;&quot;' ]&quot;" office:value-type="string" office:string-value="  node [ id 814 label 'Node 814' ]" calcext:value-type="string">
            <text:p><text:s text:c="2"/>node [ id 814 label 'Node 814' ]</text:p>
          </table:table-cell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/>
          <table:table-cell table:formula="of:=&quot;  node [ id &quot;&amp;[.A818]&amp;&quot; label 'Node &quot;&amp;[.B818]&amp;&quot;' ]&quot;" office:value-type="string" office:string-value="  node [ id 815 label 'Node 815' ]" calcext:value-type="string">
            <text:p><text:s text:c="2"/>node [ id 815 label 'Node 815' ]</text:p>
          </table:table-cell>
        </table:table-row>
        <table:table-row table:style-name="ro1">
          <table:table-cell table:number-columns-repeated="2" office:value-type="float" office:value="816" calcext:value-type="float">
            <text:p>816</text:p>
          </table:table-cell>
          <table:table-cell/>
          <table:table-cell table:formula="of:=&quot;  node [ id &quot;&amp;[.A819]&amp;&quot; label 'Node &quot;&amp;[.B819]&amp;&quot;' ]&quot;" office:value-type="string" office:string-value="  node [ id 816 label 'Node 816' ]" calcext:value-type="string">
            <text:p><text:s text:c="2"/>node [ id 816 label 'Node 816' ]</text:p>
          </table:table-cell>
        </table:table-row>
        <table:table-row table:style-name="ro1">
          <table:table-cell table:number-columns-repeated="2" office:value-type="float" office:value="817" calcext:value-type="float">
            <text:p>817</text:p>
          </table:table-cell>
          <table:table-cell/>
          <table:table-cell table:formula="of:=&quot;  node [ id &quot;&amp;[.A820]&amp;&quot; label 'Node &quot;&amp;[.B820]&amp;&quot;' ]&quot;" office:value-type="string" office:string-value="  node [ id 817 label 'Node 817' ]" calcext:value-type="string">
            <text:p><text:s text:c="2"/>node [ id 817 label 'Node 817' ]</text:p>
          </table:table-cell>
        </table:table-row>
        <table:table-row table:style-name="ro1">
          <table:table-cell table:number-columns-repeated="2" office:value-type="float" office:value="818" calcext:value-type="float">
            <text:p>818</text:p>
          </table:table-cell>
          <table:table-cell/>
          <table:table-cell table:formula="of:=&quot;  node [ id &quot;&amp;[.A821]&amp;&quot; label 'Node &quot;&amp;[.B821]&amp;&quot;' ]&quot;" office:value-type="string" office:string-value="  node [ id 818 label 'Node 818' ]" calcext:value-type="string">
            <text:p><text:s text:c="2"/>node [ id 818 label 'Node 818' ]</text:p>
          </table:table-cell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/>
          <table:table-cell table:formula="of:=&quot;  node [ id &quot;&amp;[.A822]&amp;&quot; label 'Node &quot;&amp;[.B822]&amp;&quot;' ]&quot;" office:value-type="string" office:string-value="  node [ id 819 label 'Node 819' ]" calcext:value-type="string">
            <text:p><text:s text:c="2"/>node [ id 819 label 'Node 819' ]</text:p>
          </table:table-cell>
        </table:table-row>
        <table:table-row table:style-name="ro1">
          <table:table-cell table:number-columns-repeated="2" office:value-type="float" office:value="820" calcext:value-type="float">
            <text:p>820</text:p>
          </table:table-cell>
          <table:table-cell/>
          <table:table-cell table:formula="of:=&quot;  node [ id &quot;&amp;[.A823]&amp;&quot; label 'Node &quot;&amp;[.B823]&amp;&quot;' ]&quot;" office:value-type="string" office:string-value="  node [ id 820 label 'Node 820' ]" calcext:value-type="string">
            <text:p><text:s text:c="2"/>node [ id 820 label 'Node 820' ]</text:p>
          </table:table-cell>
        </table:table-row>
        <table:table-row table:style-name="ro1">
          <table:table-cell table:number-columns-repeated="2" office:value-type="float" office:value="821" calcext:value-type="float">
            <text:p>821</text:p>
          </table:table-cell>
          <table:table-cell/>
          <table:table-cell table:formula="of:=&quot;  node [ id &quot;&amp;[.A824]&amp;&quot; label 'Node &quot;&amp;[.B824]&amp;&quot;' ]&quot;" office:value-type="string" office:string-value="  node [ id 821 label 'Node 821' ]" calcext:value-type="string">
            <text:p><text:s text:c="2"/>node [ id 821 label 'Node 821' ]</text:p>
          </table:table-cell>
        </table:table-row>
        <table:table-row table:style-name="ro1">
          <table:table-cell table:number-columns-repeated="2" office:value-type="float" office:value="822" calcext:value-type="float">
            <text:p>822</text:p>
          </table:table-cell>
          <table:table-cell/>
          <table:table-cell table:formula="of:=&quot;  node [ id &quot;&amp;[.A825]&amp;&quot; label 'Node &quot;&amp;[.B825]&amp;&quot;' ]&quot;" office:value-type="string" office:string-value="  node [ id 822 label 'Node 822' ]" calcext:value-type="string">
            <text:p><text:s text:c="2"/>node [ id 822 label 'Node 822' ]</text:p>
          </table:table-cell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/>
          <table:table-cell table:formula="of:=&quot;  node [ id &quot;&amp;[.A826]&amp;&quot; label 'Node &quot;&amp;[.B826]&amp;&quot;' ]&quot;" office:value-type="string" office:string-value="  node [ id 823 label 'Node 823' ]" calcext:value-type="string">
            <text:p><text:s text:c="2"/>node [ id 823 label 'Node 823' ]</text:p>
          </table:table-cell>
        </table:table-row>
        <table:table-row table:style-name="ro1">
          <table:table-cell table:number-columns-repeated="2" office:value-type="float" office:value="824" calcext:value-type="float">
            <text:p>824</text:p>
          </table:table-cell>
          <table:table-cell/>
          <table:table-cell table:formula="of:=&quot;  node [ id &quot;&amp;[.A827]&amp;&quot; label 'Node &quot;&amp;[.B827]&amp;&quot;' ]&quot;" office:value-type="string" office:string-value="  node [ id 824 label 'Node 824' ]" calcext:value-type="string">
            <text:p><text:s text:c="2"/>node [ id 824 label 'Node 824' ]</text:p>
          </table:table-cell>
        </table:table-row>
        <table:table-row table:style-name="ro1">
          <table:table-cell table:number-columns-repeated="2" office:value-type="float" office:value="825" calcext:value-type="float">
            <text:p>825</text:p>
          </table:table-cell>
          <table:table-cell/>
          <table:table-cell table:formula="of:=&quot;  node [ id &quot;&amp;[.A828]&amp;&quot; label 'Node &quot;&amp;[.B828]&amp;&quot;' ]&quot;" office:value-type="string" office:string-value="  node [ id 825 label 'Node 825' ]" calcext:value-type="string">
            <text:p><text:s text:c="2"/>node [ id 825 label 'Node 825' ]</text:p>
          </table:table-cell>
        </table:table-row>
        <table:table-row table:style-name="ro1">
          <table:table-cell table:number-columns-repeated="2" office:value-type="float" office:value="826" calcext:value-type="float">
            <text:p>826</text:p>
          </table:table-cell>
          <table:table-cell/>
          <table:table-cell table:formula="of:=&quot;  node [ id &quot;&amp;[.A829]&amp;&quot; label 'Node &quot;&amp;[.B829]&amp;&quot;' ]&quot;" office:value-type="string" office:string-value="  node [ id 826 label 'Node 826' ]" calcext:value-type="string">
            <text:p><text:s text:c="2"/>node [ id 826 label 'Node 826' ]</text:p>
          </table:table-cell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/>
          <table:table-cell table:formula="of:=&quot;  node [ id &quot;&amp;[.A830]&amp;&quot; label 'Node &quot;&amp;[.B830]&amp;&quot;' ]&quot;" office:value-type="string" office:string-value="  node [ id 827 label 'Node 827' ]" calcext:value-type="string">
            <text:p><text:s text:c="2"/>node [ id 827 label 'Node 827' ]</text:p>
          </table:table-cell>
        </table:table-row>
        <table:table-row table:style-name="ro1">
          <table:table-cell table:number-columns-repeated="2" office:value-type="float" office:value="828" calcext:value-type="float">
            <text:p>828</text:p>
          </table:table-cell>
          <table:table-cell/>
          <table:table-cell table:formula="of:=&quot;  node [ id &quot;&amp;[.A831]&amp;&quot; label 'Node &quot;&amp;[.B831]&amp;&quot;' ]&quot;" office:value-type="string" office:string-value="  node [ id 828 label 'Node 828' ]" calcext:value-type="string">
            <text:p><text:s text:c="2"/>node [ id 828 label 'Node 828' ]</text:p>
          </table:table-cell>
        </table:table-row>
        <table:table-row table:style-name="ro1">
          <table:table-cell table:number-columns-repeated="2" office:value-type="float" office:value="829" calcext:value-type="float">
            <text:p>829</text:p>
          </table:table-cell>
          <table:table-cell/>
          <table:table-cell table:formula="of:=&quot;  node [ id &quot;&amp;[.A832]&amp;&quot; label 'Node &quot;&amp;[.B832]&amp;&quot;' ]&quot;" office:value-type="string" office:string-value="  node [ id 829 label 'Node 829' ]" calcext:value-type="string">
            <text:p><text:s text:c="2"/>node [ id 829 label 'Node 829' ]</text:p>
          </table:table-cell>
        </table:table-row>
        <table:table-row table:style-name="ro1">
          <table:table-cell table:number-columns-repeated="2" office:value-type="float" office:value="830" calcext:value-type="float">
            <text:p>830</text:p>
          </table:table-cell>
          <table:table-cell/>
          <table:table-cell table:formula="of:=&quot;  node [ id &quot;&amp;[.A833]&amp;&quot; label 'Node &quot;&amp;[.B833]&amp;&quot;' ]&quot;" office:value-type="string" office:string-value="  node [ id 830 label 'Node 830' ]" calcext:value-type="string">
            <text:p><text:s text:c="2"/>node [ id 830 label 'Node 830' ]</text:p>
          </table:table-cell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/>
          <table:table-cell table:formula="of:=&quot;  node [ id &quot;&amp;[.A834]&amp;&quot; label 'Node &quot;&amp;[.B834]&amp;&quot;' ]&quot;" office:value-type="string" office:string-value="  node [ id 831 label 'Node 831' ]" calcext:value-type="string">
            <text:p><text:s text:c="2"/>node [ id 831 label 'Node 831' ]</text:p>
          </table:table-cell>
        </table:table-row>
        <table:table-row table:style-name="ro1">
          <table:table-cell table:number-columns-repeated="2" office:value-type="float" office:value="832" calcext:value-type="float">
            <text:p>832</text:p>
          </table:table-cell>
          <table:table-cell/>
          <table:table-cell table:formula="of:=&quot;  node [ id &quot;&amp;[.A835]&amp;&quot; label 'Node &quot;&amp;[.B835]&amp;&quot;' ]&quot;" office:value-type="string" office:string-value="  node [ id 832 label 'Node 832' ]" calcext:value-type="string">
            <text:p><text:s text:c="2"/>node [ id 832 label 'Node 832' ]</text:p>
          </table:table-cell>
        </table:table-row>
        <table:table-row table:style-name="ro1">
          <table:table-cell table:number-columns-repeated="2" office:value-type="float" office:value="833" calcext:value-type="float">
            <text:p>833</text:p>
          </table:table-cell>
          <table:table-cell/>
          <table:table-cell table:formula="of:=&quot;  node [ id &quot;&amp;[.A836]&amp;&quot; label 'Node &quot;&amp;[.B836]&amp;&quot;' ]&quot;" office:value-type="string" office:string-value="  node [ id 833 label 'Node 833' ]" calcext:value-type="string">
            <text:p><text:s text:c="2"/>node [ id 833 label 'Node 833' ]</text:p>
          </table:table-cell>
        </table:table-row>
        <table:table-row table:style-name="ro1">
          <table:table-cell table:number-columns-repeated="2" office:value-type="float" office:value="834" calcext:value-type="float">
            <text:p>834</text:p>
          </table:table-cell>
          <table:table-cell/>
          <table:table-cell table:formula="of:=&quot;  node [ id &quot;&amp;[.A837]&amp;&quot; label 'Node &quot;&amp;[.B837]&amp;&quot;' ]&quot;" office:value-type="string" office:string-value="  node [ id 834 label 'Node 834' ]" calcext:value-type="string">
            <text:p><text:s text:c="2"/>node [ id 834 label 'Node 834' ]</text:p>
          </table:table-cell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/>
          <table:table-cell table:formula="of:=&quot;  node [ id &quot;&amp;[.A838]&amp;&quot; label 'Node &quot;&amp;[.B838]&amp;&quot;' ]&quot;" office:value-type="string" office:string-value="  node [ id 835 label 'Node 835' ]" calcext:value-type="string">
            <text:p><text:s text:c="2"/>node [ id 835 label 'Node 835' ]</text:p>
          </table:table-cell>
        </table:table-row>
        <table:table-row table:style-name="ro1">
          <table:table-cell table:number-columns-repeated="2" office:value-type="float" office:value="836" calcext:value-type="float">
            <text:p>836</text:p>
          </table:table-cell>
          <table:table-cell/>
          <table:table-cell table:formula="of:=&quot;  node [ id &quot;&amp;[.A839]&amp;&quot; label 'Node &quot;&amp;[.B839]&amp;&quot;' ]&quot;" office:value-type="string" office:string-value="  node [ id 836 label 'Node 836' ]" calcext:value-type="string">
            <text:p><text:s text:c="2"/>node [ id 836 label 'Node 836' ]</text:p>
          </table:table-cell>
        </table:table-row>
        <table:table-row table:style-name="ro1">
          <table:table-cell table:number-columns-repeated="2" office:value-type="float" office:value="837" calcext:value-type="float">
            <text:p>837</text:p>
          </table:table-cell>
          <table:table-cell/>
          <table:table-cell table:formula="of:=&quot;  node [ id &quot;&amp;[.A840]&amp;&quot; label 'Node &quot;&amp;[.B840]&amp;&quot;' ]&quot;" office:value-type="string" office:string-value="  node [ id 837 label 'Node 837' ]" calcext:value-type="string">
            <text:p><text:s text:c="2"/>node [ id 837 label 'Node 837' ]</text:p>
          </table:table-cell>
        </table:table-row>
        <table:table-row table:style-name="ro1">
          <table:table-cell table:number-columns-repeated="2" office:value-type="float" office:value="838" calcext:value-type="float">
            <text:p>838</text:p>
          </table:table-cell>
          <table:table-cell/>
          <table:table-cell table:formula="of:=&quot;  node [ id &quot;&amp;[.A841]&amp;&quot; label 'Node &quot;&amp;[.B841]&amp;&quot;' ]&quot;" office:value-type="string" office:string-value="  node [ id 838 label 'Node 838' ]" calcext:value-type="string">
            <text:p><text:s text:c="2"/>node [ id 838 label 'Node 838' ]</text:p>
          </table:table-cell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/>
          <table:table-cell table:formula="of:=&quot;  node [ id &quot;&amp;[.A842]&amp;&quot; label 'Node &quot;&amp;[.B842]&amp;&quot;' ]&quot;" office:value-type="string" office:string-value="  node [ id 839 label 'Node 839' ]" calcext:value-type="string">
            <text:p><text:s text:c="2"/>node [ id 839 label 'Node 839' ]</text:p>
          </table:table-cell>
        </table:table-row>
        <table:table-row table:style-name="ro1">
          <table:table-cell table:number-columns-repeated="2" office:value-type="float" office:value="840" calcext:value-type="float">
            <text:p>840</text:p>
          </table:table-cell>
          <table:table-cell/>
          <table:table-cell table:formula="of:=&quot;  node [ id &quot;&amp;[.A843]&amp;&quot; label 'Node &quot;&amp;[.B843]&amp;&quot;' ]&quot;" office:value-type="string" office:string-value="  node [ id 840 label 'Node 840' ]" calcext:value-type="string">
            <text:p><text:s text:c="2"/>node [ id 840 label 'Node 840' ]</text:p>
          </table:table-cell>
        </table:table-row>
        <table:table-row table:style-name="ro1">
          <table:table-cell table:number-columns-repeated="2" office:value-type="float" office:value="841" calcext:value-type="float">
            <text:p>841</text:p>
          </table:table-cell>
          <table:table-cell/>
          <table:table-cell table:formula="of:=&quot;  node [ id &quot;&amp;[.A844]&amp;&quot; label 'Node &quot;&amp;[.B844]&amp;&quot;' ]&quot;" office:value-type="string" office:string-value="  node [ id 841 label 'Node 841' ]" calcext:value-type="string">
            <text:p><text:s text:c="2"/>node [ id 841 label 'Node 841' ]</text:p>
          </table:table-cell>
        </table:table-row>
        <table:table-row table:style-name="ro1">
          <table:table-cell table:number-columns-repeated="2" office:value-type="float" office:value="842" calcext:value-type="float">
            <text:p>842</text:p>
          </table:table-cell>
          <table:table-cell/>
          <table:table-cell table:formula="of:=&quot;  node [ id &quot;&amp;[.A845]&amp;&quot; label 'Node &quot;&amp;[.B845]&amp;&quot;' ]&quot;" office:value-type="string" office:string-value="  node [ id 842 label 'Node 842' ]" calcext:value-type="string">
            <text:p><text:s text:c="2"/>node [ id 842 label 'Node 842' ]</text:p>
          </table:table-cell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/>
          <table:table-cell table:formula="of:=&quot;  node [ id &quot;&amp;[.A846]&amp;&quot; label 'Node &quot;&amp;[.B846]&amp;&quot;' ]&quot;" office:value-type="string" office:string-value="  node [ id 843 label 'Node 843' ]" calcext:value-type="string">
            <text:p><text:s text:c="2"/>node [ id 843 label 'Node 843' ]</text:p>
          </table:table-cell>
        </table:table-row>
        <table:table-row table:style-name="ro1">
          <table:table-cell table:number-columns-repeated="2" office:value-type="float" office:value="844" calcext:value-type="float">
            <text:p>844</text:p>
          </table:table-cell>
          <table:table-cell/>
          <table:table-cell table:formula="of:=&quot;  node [ id &quot;&amp;[.A847]&amp;&quot; label 'Node &quot;&amp;[.B847]&amp;&quot;' ]&quot;" office:value-type="string" office:string-value="  node [ id 844 label 'Node 844' ]" calcext:value-type="string">
            <text:p><text:s text:c="2"/>node [ id 844 label 'Node 844' ]</text:p>
          </table:table-cell>
        </table:table-row>
        <table:table-row table:style-name="ro1">
          <table:table-cell table:number-columns-repeated="2" office:value-type="float" office:value="845" calcext:value-type="float">
            <text:p>845</text:p>
          </table:table-cell>
          <table:table-cell/>
          <table:table-cell table:formula="of:=&quot;  node [ id &quot;&amp;[.A848]&amp;&quot; label 'Node &quot;&amp;[.B848]&amp;&quot;' ]&quot;" office:value-type="string" office:string-value="  node [ id 845 label 'Node 845' ]" calcext:value-type="string">
            <text:p><text:s text:c="2"/>node [ id 845 label 'Node 845' ]</text:p>
          </table:table-cell>
        </table:table-row>
        <table:table-row table:style-name="ro1">
          <table:table-cell table:number-columns-repeated="2" office:value-type="float" office:value="846" calcext:value-type="float">
            <text:p>846</text:p>
          </table:table-cell>
          <table:table-cell/>
          <table:table-cell table:formula="of:=&quot;  node [ id &quot;&amp;[.A849]&amp;&quot; label 'Node &quot;&amp;[.B849]&amp;&quot;' ]&quot;" office:value-type="string" office:string-value="  node [ id 846 label 'Node 846' ]" calcext:value-type="string">
            <text:p><text:s text:c="2"/>node [ id 846 label 'Node 846' ]</text:p>
          </table:table-cell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/>
          <table:table-cell table:formula="of:=&quot;  node [ id &quot;&amp;[.A850]&amp;&quot; label 'Node &quot;&amp;[.B850]&amp;&quot;' ]&quot;" office:value-type="string" office:string-value="  node [ id 847 label 'Node 847' ]" calcext:value-type="string">
            <text:p><text:s text:c="2"/>node [ id 847 label 'Node 847' ]</text:p>
          </table:table-cell>
        </table:table-row>
        <table:table-row table:style-name="ro1">
          <table:table-cell table:number-columns-repeated="2" office:value-type="float" office:value="848" calcext:value-type="float">
            <text:p>848</text:p>
          </table:table-cell>
          <table:table-cell/>
          <table:table-cell table:formula="of:=&quot;  node [ id &quot;&amp;[.A851]&amp;&quot; label 'Node &quot;&amp;[.B851]&amp;&quot;' ]&quot;" office:value-type="string" office:string-value="  node [ id 848 label 'Node 848' ]" calcext:value-type="string">
            <text:p><text:s text:c="2"/>node [ id 848 label 'Node 848' ]</text:p>
          </table:table-cell>
        </table:table-row>
        <table:table-row table:style-name="ro1">
          <table:table-cell table:number-columns-repeated="2" office:value-type="float" office:value="849" calcext:value-type="float">
            <text:p>849</text:p>
          </table:table-cell>
          <table:table-cell/>
          <table:table-cell table:formula="of:=&quot;  node [ id &quot;&amp;[.A852]&amp;&quot; label 'Node &quot;&amp;[.B852]&amp;&quot;' ]&quot;" office:value-type="string" office:string-value="  node [ id 849 label 'Node 849' ]" calcext:value-type="string">
            <text:p><text:s text:c="2"/>node [ id 849 label 'Node 849' ]</text:p>
          </table:table-cell>
        </table:table-row>
        <table:table-row table:style-name="ro1">
          <table:table-cell table:number-columns-repeated="2" office:value-type="float" office:value="850" calcext:value-type="float">
            <text:p>850</text:p>
          </table:table-cell>
          <table:table-cell/>
          <table:table-cell table:formula="of:=&quot;  node [ id &quot;&amp;[.A853]&amp;&quot; label 'Node &quot;&amp;[.B853]&amp;&quot;' ]&quot;" office:value-type="string" office:string-value="  node [ id 850 label 'Node 850' ]" calcext:value-type="string">
            <text:p><text:s text:c="2"/>node [ id 850 label 'Node 850' ]</text:p>
          </table:table-cell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/>
          <table:table-cell table:formula="of:=&quot;  node [ id &quot;&amp;[.A854]&amp;&quot; label 'Node &quot;&amp;[.B854]&amp;&quot;' ]&quot;" office:value-type="string" office:string-value="  node [ id 851 label 'Node 851' ]" calcext:value-type="string">
            <text:p><text:s text:c="2"/>node [ id 851 label 'Node 851' ]</text:p>
          </table:table-cell>
        </table:table-row>
        <table:table-row table:style-name="ro1">
          <table:table-cell table:number-columns-repeated="2" office:value-type="float" office:value="852" calcext:value-type="float">
            <text:p>852</text:p>
          </table:table-cell>
          <table:table-cell/>
          <table:table-cell table:formula="of:=&quot;  node [ id &quot;&amp;[.A855]&amp;&quot; label 'Node &quot;&amp;[.B855]&amp;&quot;' ]&quot;" office:value-type="string" office:string-value="  node [ id 852 label 'Node 852' ]" calcext:value-type="string">
            <text:p><text:s text:c="2"/>node [ id 852 label 'Node 852' ]</text:p>
          </table:table-cell>
        </table:table-row>
        <table:table-row table:style-name="ro1">
          <table:table-cell table:number-columns-repeated="2" office:value-type="float" office:value="853" calcext:value-type="float">
            <text:p>853</text:p>
          </table:table-cell>
          <table:table-cell/>
          <table:table-cell table:formula="of:=&quot;  node [ id &quot;&amp;[.A856]&amp;&quot; label 'Node &quot;&amp;[.B856]&amp;&quot;' ]&quot;" office:value-type="string" office:string-value="  node [ id 853 label 'Node 853' ]" calcext:value-type="string">
            <text:p><text:s text:c="2"/>node [ id 853 label 'Node 853' ]</text:p>
          </table:table-cell>
        </table:table-row>
        <table:table-row table:style-name="ro1">
          <table:table-cell table:number-columns-repeated="2" office:value-type="float" office:value="854" calcext:value-type="float">
            <text:p>854</text:p>
          </table:table-cell>
          <table:table-cell/>
          <table:table-cell table:formula="of:=&quot;  node [ id &quot;&amp;[.A857]&amp;&quot; label 'Node &quot;&amp;[.B857]&amp;&quot;' ]&quot;" office:value-type="string" office:string-value="  node [ id 854 label 'Node 854' ]" calcext:value-type="string">
            <text:p><text:s text:c="2"/>node [ id 854 label 'Node 854' ]</text:p>
          </table:table-cell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/>
          <table:table-cell table:formula="of:=&quot;  node [ id &quot;&amp;[.A858]&amp;&quot; label 'Node &quot;&amp;[.B858]&amp;&quot;' ]&quot;" office:value-type="string" office:string-value="  node [ id 855 label 'Node 855' ]" calcext:value-type="string">
            <text:p><text:s text:c="2"/>node [ id 855 label 'Node 855' ]</text:p>
          </table:table-cell>
        </table:table-row>
        <table:table-row table:style-name="ro1">
          <table:table-cell table:number-columns-repeated="2" office:value-type="float" office:value="856" calcext:value-type="float">
            <text:p>856</text:p>
          </table:table-cell>
          <table:table-cell/>
          <table:table-cell table:formula="of:=&quot;  node [ id &quot;&amp;[.A859]&amp;&quot; label 'Node &quot;&amp;[.B859]&amp;&quot;' ]&quot;" office:value-type="string" office:string-value="  node [ id 856 label 'Node 856' ]" calcext:value-type="string">
            <text:p><text:s text:c="2"/>node [ id 856 label 'Node 856' ]</text:p>
          </table:table-cell>
        </table:table-row>
        <table:table-row table:style-name="ro1">
          <table:table-cell table:number-columns-repeated="2" office:value-type="float" office:value="857" calcext:value-type="float">
            <text:p>857</text:p>
          </table:table-cell>
          <table:table-cell/>
          <table:table-cell table:formula="of:=&quot;  node [ id &quot;&amp;[.A860]&amp;&quot; label 'Node &quot;&amp;[.B860]&amp;&quot;' ]&quot;" office:value-type="string" office:string-value="  node [ id 857 label 'Node 857' ]" calcext:value-type="string">
            <text:p><text:s text:c="2"/>node [ id 857 label 'Node 857' ]</text:p>
          </table:table-cell>
        </table:table-row>
        <table:table-row table:style-name="ro1">
          <table:table-cell table:number-columns-repeated="2" office:value-type="float" office:value="858" calcext:value-type="float">
            <text:p>858</text:p>
          </table:table-cell>
          <table:table-cell/>
          <table:table-cell table:formula="of:=&quot;  node [ id &quot;&amp;[.A861]&amp;&quot; label 'Node &quot;&amp;[.B861]&amp;&quot;' ]&quot;" office:value-type="string" office:string-value="  node [ id 858 label 'Node 858' ]" calcext:value-type="string">
            <text:p><text:s text:c="2"/>node [ id 858 label 'Node 858' ]</text:p>
          </table:table-cell>
        </table:table-row>
        <table:table-row table:style-name="ro1">
          <table:table-cell table:number-columns-repeated="2" office:value-type="float" office:value="859" calcext:value-type="float">
            <text:p>859</text:p>
          </table:table-cell>
          <table:table-cell/>
          <table:table-cell table:formula="of:=&quot;  node [ id &quot;&amp;[.A862]&amp;&quot; label 'Node &quot;&amp;[.B862]&amp;&quot;' ]&quot;" office:value-type="string" office:string-value="  node [ id 859 label 'Node 859' ]" calcext:value-type="string">
            <text:p><text:s text:c="2"/>node [ id 859 label 'Node 859' ]</text:p>
          </table:table-cell>
        </table:table-row>
        <table:table-row table:style-name="ro1">
          <table:table-cell table:number-columns-repeated="2" office:value-type="float" office:value="860" calcext:value-type="float">
            <text:p>860</text:p>
          </table:table-cell>
          <table:table-cell/>
          <table:table-cell table:formula="of:=&quot;  node [ id &quot;&amp;[.A863]&amp;&quot; label 'Node &quot;&amp;[.B863]&amp;&quot;' ]&quot;" office:value-type="string" office:string-value="  node [ id 860 label 'Node 860' ]" calcext:value-type="string">
            <text:p><text:s text:c="2"/>node [ id 860 label 'Node 860' ]</text:p>
          </table:table-cell>
        </table:table-row>
        <table:table-row table:style-name="ro1">
          <table:table-cell table:number-columns-repeated="2" office:value-type="float" office:value="861" calcext:value-type="float">
            <text:p>861</text:p>
          </table:table-cell>
          <table:table-cell/>
          <table:table-cell table:formula="of:=&quot;  node [ id &quot;&amp;[.A864]&amp;&quot; label 'Node &quot;&amp;[.B864]&amp;&quot;' ]&quot;" office:value-type="string" office:string-value="  node [ id 861 label 'Node 861' ]" calcext:value-type="string">
            <text:p><text:s text:c="2"/>node [ id 861 label 'Node 861' ]</text:p>
          </table:table-cell>
        </table:table-row>
        <table:table-row table:style-name="ro1">
          <table:table-cell table:number-columns-repeated="2" office:value-type="float" office:value="862" calcext:value-type="float">
            <text:p>862</text:p>
          </table:table-cell>
          <table:table-cell/>
          <table:table-cell table:formula="of:=&quot;  node [ id &quot;&amp;[.A865]&amp;&quot; label 'Node &quot;&amp;[.B865]&amp;&quot;' ]&quot;" office:value-type="string" office:string-value="  node [ id 862 label 'Node 862' ]" calcext:value-type="string">
            <text:p><text:s text:c="2"/>node [ id 862 label 'Node 862' ]</text:p>
          </table:table-cell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/>
          <table:table-cell table:formula="of:=&quot;  node [ id &quot;&amp;[.A866]&amp;&quot; label 'Node &quot;&amp;[.B866]&amp;&quot;' ]&quot;" office:value-type="string" office:string-value="  node [ id 863 label 'Node 863' ]" calcext:value-type="string">
            <text:p><text:s text:c="2"/>node [ id 863 label 'Node 863' ]</text:p>
          </table:table-cell>
        </table:table-row>
        <table:table-row table:style-name="ro1">
          <table:table-cell table:number-columns-repeated="2" office:value-type="float" office:value="864" calcext:value-type="float">
            <text:p>864</text:p>
          </table:table-cell>
          <table:table-cell/>
          <table:table-cell table:formula="of:=&quot;  node [ id &quot;&amp;[.A867]&amp;&quot; label 'Node &quot;&amp;[.B867]&amp;&quot;' ]&quot;" office:value-type="string" office:string-value="  node [ id 864 label 'Node 864' ]" calcext:value-type="string">
            <text:p><text:s text:c="2"/>node [ id 864 label 'Node 864' ]</text:p>
          </table:table-cell>
        </table:table-row>
        <table:table-row table:style-name="ro1">
          <table:table-cell table:number-columns-repeated="2" office:value-type="float" office:value="865" calcext:value-type="float">
            <text:p>865</text:p>
          </table:table-cell>
          <table:table-cell/>
          <table:table-cell table:formula="of:=&quot;  node [ id &quot;&amp;[.A868]&amp;&quot; label 'Node &quot;&amp;[.B868]&amp;&quot;' ]&quot;" office:value-type="string" office:string-value="  node [ id 865 label 'Node 865' ]" calcext:value-type="string">
            <text:p><text:s text:c="2"/>node [ id 865 label 'Node 865' ]</text:p>
          </table:table-cell>
        </table:table-row>
        <table:table-row table:style-name="ro1">
          <table:table-cell table:number-columns-repeated="2" office:value-type="float" office:value="866" calcext:value-type="float">
            <text:p>866</text:p>
          </table:table-cell>
          <table:table-cell/>
          <table:table-cell table:formula="of:=&quot;  node [ id &quot;&amp;[.A869]&amp;&quot; label 'Node &quot;&amp;[.B869]&amp;&quot;' ]&quot;" office:value-type="string" office:string-value="  node [ id 866 label 'Node 866' ]" calcext:value-type="string">
            <text:p><text:s text:c="2"/>node [ id 866 label 'Node 866' ]</text:p>
          </table:table-cell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/>
          <table:table-cell table:formula="of:=&quot;  node [ id &quot;&amp;[.A870]&amp;&quot; label 'Node &quot;&amp;[.B870]&amp;&quot;' ]&quot;" office:value-type="string" office:string-value="  node [ id 867 label 'Node 867' ]" calcext:value-type="string">
            <text:p><text:s text:c="2"/>node [ id 867 label 'Node 867' ]</text:p>
          </table:table-cell>
        </table:table-row>
        <table:table-row table:style-name="ro1">
          <table:table-cell table:number-columns-repeated="2" office:value-type="float" office:value="868" calcext:value-type="float">
            <text:p>868</text:p>
          </table:table-cell>
          <table:table-cell/>
          <table:table-cell table:formula="of:=&quot;  node [ id &quot;&amp;[.A871]&amp;&quot; label 'Node &quot;&amp;[.B871]&amp;&quot;' ]&quot;" office:value-type="string" office:string-value="  node [ id 868 label 'Node 868' ]" calcext:value-type="string">
            <text:p><text:s text:c="2"/>node [ id 868 label 'Node 868' ]</text:p>
          </table:table-cell>
        </table:table-row>
        <table:table-row table:style-name="ro1">
          <table:table-cell table:number-columns-repeated="2" office:value-type="float" office:value="869" calcext:value-type="float">
            <text:p>869</text:p>
          </table:table-cell>
          <table:table-cell/>
          <table:table-cell table:formula="of:=&quot;  node [ id &quot;&amp;[.A872]&amp;&quot; label 'Node &quot;&amp;[.B872]&amp;&quot;' ]&quot;" office:value-type="string" office:string-value="  node [ id 869 label 'Node 869' ]" calcext:value-type="string">
            <text:p><text:s text:c="2"/>node [ id 869 label 'Node 869' ]</text:p>
          </table:table-cell>
        </table:table-row>
        <table:table-row table:style-name="ro1">
          <table:table-cell table:number-columns-repeated="2" office:value-type="float" office:value="870" calcext:value-type="float">
            <text:p>870</text:p>
          </table:table-cell>
          <table:table-cell/>
          <table:table-cell table:formula="of:=&quot;  node [ id &quot;&amp;[.A873]&amp;&quot; label 'Node &quot;&amp;[.B873]&amp;&quot;' ]&quot;" office:value-type="string" office:string-value="  node [ id 870 label 'Node 870' ]" calcext:value-type="string">
            <text:p><text:s text:c="2"/>node [ id 870 label 'Node 870' ]</text:p>
          </table:table-cell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/>
          <table:table-cell table:formula="of:=&quot;  node [ id &quot;&amp;[.A874]&amp;&quot; label 'Node &quot;&amp;[.B874]&amp;&quot;' ]&quot;" office:value-type="string" office:string-value="  node [ id 871 label 'Node 871' ]" calcext:value-type="string">
            <text:p><text:s text:c="2"/>node [ id 871 label 'Node 871' ]</text:p>
          </table:table-cell>
        </table:table-row>
        <table:table-row table:style-name="ro1">
          <table:table-cell table:number-columns-repeated="2" office:value-type="float" office:value="872" calcext:value-type="float">
            <text:p>872</text:p>
          </table:table-cell>
          <table:table-cell/>
          <table:table-cell table:formula="of:=&quot;  node [ id &quot;&amp;[.A875]&amp;&quot; label 'Node &quot;&amp;[.B875]&amp;&quot;' ]&quot;" office:value-type="string" office:string-value="  node [ id 872 label 'Node 872' ]" calcext:value-type="string">
            <text:p><text:s text:c="2"/>node [ id 872 label 'Node 872' ]</text:p>
          </table:table-cell>
        </table:table-row>
        <table:table-row table:style-name="ro1">
          <table:table-cell table:number-columns-repeated="2" office:value-type="float" office:value="873" calcext:value-type="float">
            <text:p>873</text:p>
          </table:table-cell>
          <table:table-cell/>
          <table:table-cell table:formula="of:=&quot;  node [ id &quot;&amp;[.A876]&amp;&quot; label 'Node &quot;&amp;[.B876]&amp;&quot;' ]&quot;" office:value-type="string" office:string-value="  node [ id 873 label 'Node 873' ]" calcext:value-type="string">
            <text:p><text:s text:c="2"/>node [ id 873 label 'Node 873' ]</text:p>
          </table:table-cell>
        </table:table-row>
        <table:table-row table:style-name="ro1">
          <table:table-cell table:number-columns-repeated="2" office:value-type="float" office:value="874" calcext:value-type="float">
            <text:p>874</text:p>
          </table:table-cell>
          <table:table-cell/>
          <table:table-cell table:formula="of:=&quot;  node [ id &quot;&amp;[.A877]&amp;&quot; label 'Node &quot;&amp;[.B877]&amp;&quot;' ]&quot;" office:value-type="string" office:string-value="  node [ id 874 label 'Node 874' ]" calcext:value-type="string">
            <text:p><text:s text:c="2"/>node [ id 874 label 'Node 874' ]</text:p>
          </table:table-cell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/>
          <table:table-cell table:formula="of:=&quot;  node [ id &quot;&amp;[.A878]&amp;&quot; label 'Node &quot;&amp;[.B878]&amp;&quot;' ]&quot;" office:value-type="string" office:string-value="  node [ id 875 label 'Node 875' ]" calcext:value-type="string">
            <text:p><text:s text:c="2"/>node [ id 875 label 'Node 875' ]</text:p>
          </table:table-cell>
        </table:table-row>
        <table:table-row table:style-name="ro1">
          <table:table-cell table:number-columns-repeated="2" office:value-type="float" office:value="876" calcext:value-type="float">
            <text:p>876</text:p>
          </table:table-cell>
          <table:table-cell/>
          <table:table-cell table:formula="of:=&quot;  node [ id &quot;&amp;[.A879]&amp;&quot; label 'Node &quot;&amp;[.B879]&amp;&quot;' ]&quot;" office:value-type="string" office:string-value="  node [ id 876 label 'Node 876' ]" calcext:value-type="string">
            <text:p><text:s text:c="2"/>node [ id 876 label 'Node 876' ]</text:p>
          </table:table-cell>
        </table:table-row>
        <table:table-row table:style-name="ro1">
          <table:table-cell table:number-columns-repeated="2" office:value-type="float" office:value="877" calcext:value-type="float">
            <text:p>877</text:p>
          </table:table-cell>
          <table:table-cell/>
          <table:table-cell table:formula="of:=&quot;  node [ id &quot;&amp;[.A880]&amp;&quot; label 'Node &quot;&amp;[.B880]&amp;&quot;' ]&quot;" office:value-type="string" office:string-value="  node [ id 877 label 'Node 877' ]" calcext:value-type="string">
            <text:p><text:s text:c="2"/>node [ id 877 label 'Node 877' ]</text:p>
          </table:table-cell>
        </table:table-row>
        <table:table-row table:style-name="ro1">
          <table:table-cell table:number-columns-repeated="2" office:value-type="float" office:value="878" calcext:value-type="float">
            <text:p>878</text:p>
          </table:table-cell>
          <table:table-cell/>
          <table:table-cell table:formula="of:=&quot;  node [ id &quot;&amp;[.A881]&amp;&quot; label 'Node &quot;&amp;[.B881]&amp;&quot;' ]&quot;" office:value-type="string" office:string-value="  node [ id 878 label 'Node 878' ]" calcext:value-type="string">
            <text:p><text:s text:c="2"/>node [ id 878 label 'Node 878' ]</text:p>
          </table:table-cell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/>
          <table:table-cell table:formula="of:=&quot;  node [ id &quot;&amp;[.A882]&amp;&quot; label 'Node &quot;&amp;[.B882]&amp;&quot;' ]&quot;" office:value-type="string" office:string-value="  node [ id 879 label 'Node 879' ]" calcext:value-type="string">
            <text:p><text:s text:c="2"/>node [ id 879 label 'Node 879' ]</text:p>
          </table:table-cell>
        </table:table-row>
        <table:table-row table:style-name="ro1">
          <table:table-cell table:number-columns-repeated="2" office:value-type="float" office:value="880" calcext:value-type="float">
            <text:p>880</text:p>
          </table:table-cell>
          <table:table-cell/>
          <table:table-cell table:formula="of:=&quot;  node [ id &quot;&amp;[.A883]&amp;&quot; label 'Node &quot;&amp;[.B883]&amp;&quot;' ]&quot;" office:value-type="string" office:string-value="  node [ id 880 label 'Node 880' ]" calcext:value-type="string">
            <text:p><text:s text:c="2"/>node [ id 880 label 'Node 880' ]</text:p>
          </table:table-cell>
        </table:table-row>
        <table:table-row table:style-name="ro1">
          <table:table-cell table:number-columns-repeated="2" office:value-type="float" office:value="881" calcext:value-type="float">
            <text:p>881</text:p>
          </table:table-cell>
          <table:table-cell/>
          <table:table-cell table:formula="of:=&quot;  node [ id &quot;&amp;[.A884]&amp;&quot; label 'Node &quot;&amp;[.B884]&amp;&quot;' ]&quot;" office:value-type="string" office:string-value="  node [ id 881 label 'Node 881' ]" calcext:value-type="string">
            <text:p><text:s text:c="2"/>node [ id 881 label 'Node 881' ]</text:p>
          </table:table-cell>
        </table:table-row>
        <table:table-row table:style-name="ro1">
          <table:table-cell table:number-columns-repeated="2" office:value-type="float" office:value="882" calcext:value-type="float">
            <text:p>882</text:p>
          </table:table-cell>
          <table:table-cell/>
          <table:table-cell table:formula="of:=&quot;  node [ id &quot;&amp;[.A885]&amp;&quot; label 'Node &quot;&amp;[.B885]&amp;&quot;' ]&quot;" office:value-type="string" office:string-value="  node [ id 882 label 'Node 882' ]" calcext:value-type="string">
            <text:p><text:s text:c="2"/>node [ id 882 label 'Node 882' ]</text:p>
          </table:table-cell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/>
          <table:table-cell table:formula="of:=&quot;  node [ id &quot;&amp;[.A886]&amp;&quot; label 'Node &quot;&amp;[.B886]&amp;&quot;' ]&quot;" office:value-type="string" office:string-value="  node [ id 883 label 'Node 883' ]" calcext:value-type="string">
            <text:p><text:s text:c="2"/>node [ id 883 label 'Node 883' ]</text:p>
          </table:table-cell>
        </table:table-row>
        <table:table-row table:style-name="ro1">
          <table:table-cell table:number-columns-repeated="2" office:value-type="float" office:value="884" calcext:value-type="float">
            <text:p>884</text:p>
          </table:table-cell>
          <table:table-cell/>
          <table:table-cell table:formula="of:=&quot;  node [ id &quot;&amp;[.A887]&amp;&quot; label 'Node &quot;&amp;[.B887]&amp;&quot;' ]&quot;" office:value-type="string" office:string-value="  node [ id 884 label 'Node 884' ]" calcext:value-type="string">
            <text:p><text:s text:c="2"/>node [ id 884 label 'Node 884' ]</text:p>
          </table:table-cell>
        </table:table-row>
        <table:table-row table:style-name="ro1">
          <table:table-cell table:number-columns-repeated="2" office:value-type="float" office:value="885" calcext:value-type="float">
            <text:p>885</text:p>
          </table:table-cell>
          <table:table-cell/>
          <table:table-cell table:formula="of:=&quot;  node [ id &quot;&amp;[.A888]&amp;&quot; label 'Node &quot;&amp;[.B888]&amp;&quot;' ]&quot;" office:value-type="string" office:string-value="  node [ id 885 label 'Node 885' ]" calcext:value-type="string">
            <text:p><text:s text:c="2"/>node [ id 885 label 'Node 885' ]</text:p>
          </table:table-cell>
        </table:table-row>
        <table:table-row table:style-name="ro1">
          <table:table-cell table:number-columns-repeated="2" office:value-type="float" office:value="886" calcext:value-type="float">
            <text:p>886</text:p>
          </table:table-cell>
          <table:table-cell/>
          <table:table-cell table:formula="of:=&quot;  node [ id &quot;&amp;[.A889]&amp;&quot; label 'Node &quot;&amp;[.B889]&amp;&quot;' ]&quot;" office:value-type="string" office:string-value="  node [ id 886 label 'Node 886' ]" calcext:value-type="string">
            <text:p><text:s text:c="2"/>node [ id 886 label 'Node 886' ]</text:p>
          </table:table-cell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/>
          <table:table-cell table:formula="of:=&quot;  node [ id &quot;&amp;[.A890]&amp;&quot; label 'Node &quot;&amp;[.B890]&amp;&quot;' ]&quot;" office:value-type="string" office:string-value="  node [ id 887 label 'Node 887' ]" calcext:value-type="string">
            <text:p><text:s text:c="2"/>node [ id 887 label 'Node 887' ]</text:p>
          </table:table-cell>
        </table:table-row>
        <table:table-row table:style-name="ro1">
          <table:table-cell table:number-columns-repeated="2" office:value-type="float" office:value="888" calcext:value-type="float">
            <text:p>888</text:p>
          </table:table-cell>
          <table:table-cell/>
          <table:table-cell table:formula="of:=&quot;  node [ id &quot;&amp;[.A891]&amp;&quot; label 'Node &quot;&amp;[.B891]&amp;&quot;' ]&quot;" office:value-type="string" office:string-value="  node [ id 888 label 'Node 888' ]" calcext:value-type="string">
            <text:p><text:s text:c="2"/>node [ id 888 label 'Node 888' ]</text:p>
          </table:table-cell>
        </table:table-row>
        <table:table-row table:style-name="ro1">
          <table:table-cell table:number-columns-repeated="2" office:value-type="float" office:value="889" calcext:value-type="float">
            <text:p>889</text:p>
          </table:table-cell>
          <table:table-cell/>
          <table:table-cell table:formula="of:=&quot;  node [ id &quot;&amp;[.A892]&amp;&quot; label 'Node &quot;&amp;[.B892]&amp;&quot;' ]&quot;" office:value-type="string" office:string-value="  node [ id 889 label 'Node 889' ]" calcext:value-type="string">
            <text:p><text:s text:c="2"/>node [ id 889 label 'Node 889' ]</text:p>
          </table:table-cell>
        </table:table-row>
        <table:table-row table:style-name="ro1">
          <table:table-cell table:number-columns-repeated="2" office:value-type="float" office:value="890" calcext:value-type="float">
            <text:p>890</text:p>
          </table:table-cell>
          <table:table-cell/>
          <table:table-cell table:formula="of:=&quot;  node [ id &quot;&amp;[.A893]&amp;&quot; label 'Node &quot;&amp;[.B893]&amp;&quot;' ]&quot;" office:value-type="string" office:string-value="  node [ id 890 label 'Node 890' ]" calcext:value-type="string">
            <text:p><text:s text:c="2"/>node [ id 890 label 'Node 890' ]</text:p>
          </table:table-cell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/>
          <table:table-cell table:formula="of:=&quot;  node [ id &quot;&amp;[.A894]&amp;&quot; label 'Node &quot;&amp;[.B894]&amp;&quot;' ]&quot;" office:value-type="string" office:string-value="  node [ id 891 label 'Node 891' ]" calcext:value-type="string">
            <text:p><text:s text:c="2"/>node [ id 891 label 'Node 891' ]</text:p>
          </table:table-cell>
        </table:table-row>
        <table:table-row table:style-name="ro1">
          <table:table-cell table:number-columns-repeated="2" office:value-type="float" office:value="892" calcext:value-type="float">
            <text:p>892</text:p>
          </table:table-cell>
          <table:table-cell/>
          <table:table-cell table:formula="of:=&quot;  node [ id &quot;&amp;[.A895]&amp;&quot; label 'Node &quot;&amp;[.B895]&amp;&quot;' ]&quot;" office:value-type="string" office:string-value="  node [ id 892 label 'Node 892' ]" calcext:value-type="string">
            <text:p><text:s text:c="2"/>node [ id 892 label 'Node 892' ]</text:p>
          </table:table-cell>
        </table:table-row>
        <table:table-row table:style-name="ro1">
          <table:table-cell table:number-columns-repeated="2" office:value-type="float" office:value="893" calcext:value-type="float">
            <text:p>893</text:p>
          </table:table-cell>
          <table:table-cell/>
          <table:table-cell table:formula="of:=&quot;  node [ id &quot;&amp;[.A896]&amp;&quot; label 'Node &quot;&amp;[.B896]&amp;&quot;' ]&quot;" office:value-type="string" office:string-value="  node [ id 893 label 'Node 893' ]" calcext:value-type="string">
            <text:p><text:s text:c="2"/>node [ id 893 label 'Node 893' ]</text:p>
          </table:table-cell>
        </table:table-row>
        <table:table-row table:style-name="ro1">
          <table:table-cell table:number-columns-repeated="2" office:value-type="float" office:value="894" calcext:value-type="float">
            <text:p>894</text:p>
          </table:table-cell>
          <table:table-cell/>
          <table:table-cell table:formula="of:=&quot;  node [ id &quot;&amp;[.A897]&amp;&quot; label 'Node &quot;&amp;[.B897]&amp;&quot;' ]&quot;" office:value-type="string" office:string-value="  node [ id 894 label 'Node 894' ]" calcext:value-type="string">
            <text:p><text:s text:c="2"/>node [ id 894 label 'Node 894' ]</text:p>
          </table:table-cell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/>
          <table:table-cell table:formula="of:=&quot;  node [ id &quot;&amp;[.A898]&amp;&quot; label 'Node &quot;&amp;[.B898]&amp;&quot;' ]&quot;" office:value-type="string" office:string-value="  node [ id 895 label 'Node 895' ]" calcext:value-type="string">
            <text:p><text:s text:c="2"/>node [ id 895 label 'Node 895' ]</text:p>
          </table:table-cell>
        </table:table-row>
        <table:table-row table:style-name="ro1">
          <table:table-cell table:number-columns-repeated="2" office:value-type="float" office:value="896" calcext:value-type="float">
            <text:p>896</text:p>
          </table:table-cell>
          <table:table-cell/>
          <table:table-cell table:formula="of:=&quot;  node [ id &quot;&amp;[.A899]&amp;&quot; label 'Node &quot;&amp;[.B899]&amp;&quot;' ]&quot;" office:value-type="string" office:string-value="  node [ id 896 label 'Node 896' ]" calcext:value-type="string">
            <text:p><text:s text:c="2"/>node [ id 896 label 'Node 896' ]</text:p>
          </table:table-cell>
        </table:table-row>
        <table:table-row table:style-name="ro1">
          <table:table-cell table:number-columns-repeated="2" office:value-type="float" office:value="897" calcext:value-type="float">
            <text:p>897</text:p>
          </table:table-cell>
          <table:table-cell/>
          <table:table-cell table:formula="of:=&quot;  node [ id &quot;&amp;[.A900]&amp;&quot; label 'Node &quot;&amp;[.B900]&amp;&quot;' ]&quot;" office:value-type="string" office:string-value="  node [ id 897 label 'Node 897' ]" calcext:value-type="string">
            <text:p><text:s text:c="2"/>node [ id 897 label 'Node 897' ]</text:p>
          </table:table-cell>
        </table:table-row>
        <table:table-row table:style-name="ro1">
          <table:table-cell table:number-columns-repeated="2" office:value-type="float" office:value="898" calcext:value-type="float">
            <text:p>898</text:p>
          </table:table-cell>
          <table:table-cell/>
          <table:table-cell table:formula="of:=&quot;  node [ id &quot;&amp;[.A901]&amp;&quot; label 'Node &quot;&amp;[.B901]&amp;&quot;' ]&quot;" office:value-type="string" office:string-value="  node [ id 898 label 'Node 898' ]" calcext:value-type="string">
            <text:p><text:s text:c="2"/>node [ id 898 label 'Node 898' ]</text:p>
          </table:table-cell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/>
          <table:table-cell table:formula="of:=&quot;  node [ id &quot;&amp;[.A902]&amp;&quot; label 'Node &quot;&amp;[.B902]&amp;&quot;' ]&quot;" office:value-type="string" office:string-value="  node [ id 899 label 'Node 899' ]" calcext:value-type="string">
            <text:p><text:s text:c="2"/>node [ id 899 label 'Node 899' ]</text:p>
          </table:table-cell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/>
          <table:table-cell table:formula="of:=&quot;  node [ id &quot;&amp;[.A903]&amp;&quot; label 'Node &quot;&amp;[.B903]&amp;&quot;' ]&quot;" office:value-type="string" office:string-value="  node [ id 900 label 'Node 900' ]" calcext:value-type="string">
            <text:p><text:s text:c="2"/>node [ id 900 label 'Node 900' ]</text:p>
          </table:table-cell>
        </table:table-row>
        <table:table-row table:style-name="ro1">
          <table:table-cell table:number-columns-repeated="2" office:value-type="float" office:value="901" calcext:value-type="float">
            <text:p>901</text:p>
          </table:table-cell>
          <table:table-cell/>
          <table:table-cell table:formula="of:=&quot;  node [ id &quot;&amp;[.A904]&amp;&quot; label 'Node &quot;&amp;[.B904]&amp;&quot;' ]&quot;" office:value-type="string" office:string-value="  node [ id 901 label 'Node 901' ]" calcext:value-type="string">
            <text:p><text:s text:c="2"/>node [ id 901 label 'Node 901' ]</text:p>
          </table:table-cell>
        </table:table-row>
        <table:table-row table:style-name="ro1">
          <table:table-cell table:number-columns-repeated="2" office:value-type="float" office:value="902" calcext:value-type="float">
            <text:p>902</text:p>
          </table:table-cell>
          <table:table-cell/>
          <table:table-cell table:formula="of:=&quot;  node [ id &quot;&amp;[.A905]&amp;&quot; label 'Node &quot;&amp;[.B905]&amp;&quot;' ]&quot;" office:value-type="string" office:string-value="  node [ id 902 label 'Node 902' ]" calcext:value-type="string">
            <text:p><text:s text:c="2"/>node [ id 902 label 'Node 902' ]</text:p>
          </table:table-cell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/>
          <table:table-cell table:formula="of:=&quot;  node [ id &quot;&amp;[.A906]&amp;&quot; label 'Node &quot;&amp;[.B906]&amp;&quot;' ]&quot;" office:value-type="string" office:string-value="  node [ id 903 label 'Node 903' ]" calcext:value-type="string">
            <text:p><text:s text:c="2"/>node [ id 903 label 'Node 903' ]</text:p>
          </table:table-cell>
        </table:table-row>
        <table:table-row table:style-name="ro1">
          <table:table-cell table:number-columns-repeated="2" office:value-type="float" office:value="904" calcext:value-type="float">
            <text:p>904</text:p>
          </table:table-cell>
          <table:table-cell/>
          <table:table-cell table:formula="of:=&quot;  node [ id &quot;&amp;[.A907]&amp;&quot; label 'Node &quot;&amp;[.B907]&amp;&quot;' ]&quot;" office:value-type="string" office:string-value="  node [ id 904 label 'Node 904' ]" calcext:value-type="string">
            <text:p><text:s text:c="2"/>node [ id 904 label 'Node 904' ]</text:p>
          </table:table-cell>
        </table:table-row>
        <table:table-row table:style-name="ro1">
          <table:table-cell table:number-columns-repeated="2" office:value-type="float" office:value="905" calcext:value-type="float">
            <text:p>905</text:p>
          </table:table-cell>
          <table:table-cell/>
          <table:table-cell table:formula="of:=&quot;  node [ id &quot;&amp;[.A908]&amp;&quot; label 'Node &quot;&amp;[.B908]&amp;&quot;' ]&quot;" office:value-type="string" office:string-value="  node [ id 905 label 'Node 905' ]" calcext:value-type="string">
            <text:p><text:s text:c="2"/>node [ id 905 label 'Node 905' ]</text:p>
          </table:table-cell>
        </table:table-row>
        <table:table-row table:style-name="ro1">
          <table:table-cell table:number-columns-repeated="2" office:value-type="float" office:value="906" calcext:value-type="float">
            <text:p>906</text:p>
          </table:table-cell>
          <table:table-cell/>
          <table:table-cell table:formula="of:=&quot;  node [ id &quot;&amp;[.A909]&amp;&quot; label 'Node &quot;&amp;[.B909]&amp;&quot;' ]&quot;" office:value-type="string" office:string-value="  node [ id 906 label 'Node 906' ]" calcext:value-type="string">
            <text:p><text:s text:c="2"/>node [ id 906 label 'Node 906' ]</text:p>
          </table:table-cell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/>
          <table:table-cell table:formula="of:=&quot;  node [ id &quot;&amp;[.A910]&amp;&quot; label 'Node &quot;&amp;[.B910]&amp;&quot;' ]&quot;" office:value-type="string" office:string-value="  node [ id 907 label 'Node 907' ]" calcext:value-type="string">
            <text:p><text:s text:c="2"/>node [ id 907 label 'Node 907' ]</text:p>
          </table:table-cell>
        </table:table-row>
        <table:table-row table:style-name="ro1">
          <table:table-cell table:number-columns-repeated="2" office:value-type="float" office:value="908" calcext:value-type="float">
            <text:p>908</text:p>
          </table:table-cell>
          <table:table-cell/>
          <table:table-cell table:formula="of:=&quot;  node [ id &quot;&amp;[.A911]&amp;&quot; label 'Node &quot;&amp;[.B911]&amp;&quot;' ]&quot;" office:value-type="string" office:string-value="  node [ id 908 label 'Node 908' ]" calcext:value-type="string">
            <text:p><text:s text:c="2"/>node [ id 908 label 'Node 908' ]</text:p>
          </table:table-cell>
        </table:table-row>
        <table:table-row table:style-name="ro1">
          <table:table-cell table:number-columns-repeated="2" office:value-type="float" office:value="909" calcext:value-type="float">
            <text:p>909</text:p>
          </table:table-cell>
          <table:table-cell/>
          <table:table-cell table:formula="of:=&quot;  node [ id &quot;&amp;[.A912]&amp;&quot; label 'Node &quot;&amp;[.B912]&amp;&quot;' ]&quot;" office:value-type="string" office:string-value="  node [ id 909 label 'Node 909' ]" calcext:value-type="string">
            <text:p><text:s text:c="2"/>node [ id 909 label 'Node 909' ]</text:p>
          </table:table-cell>
        </table:table-row>
        <table:table-row table:style-name="ro1">
          <table:table-cell table:number-columns-repeated="2" office:value-type="float" office:value="910" calcext:value-type="float">
            <text:p>910</text:p>
          </table:table-cell>
          <table:table-cell/>
          <table:table-cell table:formula="of:=&quot;  node [ id &quot;&amp;[.A913]&amp;&quot; label 'Node &quot;&amp;[.B913]&amp;&quot;' ]&quot;" office:value-type="string" office:string-value="  node [ id 910 label 'Node 910' ]" calcext:value-type="string">
            <text:p><text:s text:c="2"/>node [ id 910 label 'Node 910' ]</text:p>
          </table:table-cell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/>
          <table:table-cell table:formula="of:=&quot;  node [ id &quot;&amp;[.A914]&amp;&quot; label 'Node &quot;&amp;[.B914]&amp;&quot;' ]&quot;" office:value-type="string" office:string-value="  node [ id 911 label 'Node 911' ]" calcext:value-type="string">
            <text:p><text:s text:c="2"/>node [ id 911 label 'Node 911' ]</text:p>
          </table:table-cell>
        </table:table-row>
        <table:table-row table:style-name="ro1">
          <table:table-cell table:number-columns-repeated="2" office:value-type="float" office:value="912" calcext:value-type="float">
            <text:p>912</text:p>
          </table:table-cell>
          <table:table-cell/>
          <table:table-cell table:formula="of:=&quot;  node [ id &quot;&amp;[.A915]&amp;&quot; label 'Node &quot;&amp;[.B915]&amp;&quot;' ]&quot;" office:value-type="string" office:string-value="  node [ id 912 label 'Node 912' ]" calcext:value-type="string">
            <text:p><text:s text:c="2"/>node [ id 912 label 'Node 912' ]</text:p>
          </table:table-cell>
        </table:table-row>
        <table:table-row table:style-name="ro1">
          <table:table-cell table:number-columns-repeated="2" office:value-type="float" office:value="913" calcext:value-type="float">
            <text:p>913</text:p>
          </table:table-cell>
          <table:table-cell/>
          <table:table-cell table:formula="of:=&quot;  node [ id &quot;&amp;[.A916]&amp;&quot; label 'Node &quot;&amp;[.B916]&amp;&quot;' ]&quot;" office:value-type="string" office:string-value="  node [ id 913 label 'Node 913' ]" calcext:value-type="string">
            <text:p><text:s text:c="2"/>node [ id 913 label 'Node 913' ]</text:p>
          </table:table-cell>
        </table:table-row>
        <table:table-row table:style-name="ro1">
          <table:table-cell table:number-columns-repeated="2" office:value-type="float" office:value="914" calcext:value-type="float">
            <text:p>914</text:p>
          </table:table-cell>
          <table:table-cell/>
          <table:table-cell table:formula="of:=&quot;  node [ id &quot;&amp;[.A917]&amp;&quot; label 'Node &quot;&amp;[.B917]&amp;&quot;' ]&quot;" office:value-type="string" office:string-value="  node [ id 914 label 'Node 914' ]" calcext:value-type="string">
            <text:p><text:s text:c="2"/>node [ id 914 label 'Node 914' ]</text:p>
          </table:table-cell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/>
          <table:table-cell table:formula="of:=&quot;  node [ id &quot;&amp;[.A918]&amp;&quot; label 'Node &quot;&amp;[.B918]&amp;&quot;' ]&quot;" office:value-type="string" office:string-value="  node [ id 915 label 'Node 915' ]" calcext:value-type="string">
            <text:p><text:s text:c="2"/>node [ id 915 label 'Node 915' ]</text:p>
          </table:table-cell>
        </table:table-row>
        <table:table-row table:style-name="ro1">
          <table:table-cell table:number-columns-repeated="2" office:value-type="float" office:value="916" calcext:value-type="float">
            <text:p>916</text:p>
          </table:table-cell>
          <table:table-cell/>
          <table:table-cell table:formula="of:=&quot;  node [ id &quot;&amp;[.A919]&amp;&quot; label 'Node &quot;&amp;[.B919]&amp;&quot;' ]&quot;" office:value-type="string" office:string-value="  node [ id 916 label 'Node 916' ]" calcext:value-type="string">
            <text:p><text:s text:c="2"/>node [ id 916 label 'Node 916' ]</text:p>
          </table:table-cell>
        </table:table-row>
        <table:table-row table:style-name="ro1">
          <table:table-cell table:number-columns-repeated="2" office:value-type="float" office:value="917" calcext:value-type="float">
            <text:p>917</text:p>
          </table:table-cell>
          <table:table-cell/>
          <table:table-cell table:formula="of:=&quot;  node [ id &quot;&amp;[.A920]&amp;&quot; label 'Node &quot;&amp;[.B920]&amp;&quot;' ]&quot;" office:value-type="string" office:string-value="  node [ id 917 label 'Node 917' ]" calcext:value-type="string">
            <text:p><text:s text:c="2"/>node [ id 917 label 'Node 917' ]</text:p>
          </table:table-cell>
        </table:table-row>
        <table:table-row table:style-name="ro1">
          <table:table-cell table:number-columns-repeated="2" office:value-type="float" office:value="918" calcext:value-type="float">
            <text:p>918</text:p>
          </table:table-cell>
          <table:table-cell/>
          <table:table-cell table:formula="of:=&quot;  node [ id &quot;&amp;[.A921]&amp;&quot; label 'Node &quot;&amp;[.B921]&amp;&quot;' ]&quot;" office:value-type="string" office:string-value="  node [ id 918 label 'Node 918' ]" calcext:value-type="string">
            <text:p><text:s text:c="2"/>node [ id 918 label 'Node 918' ]</text:p>
          </table:table-cell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/>
          <table:table-cell table:formula="of:=&quot;  node [ id &quot;&amp;[.A922]&amp;&quot; label 'Node &quot;&amp;[.B922]&amp;&quot;' ]&quot;" office:value-type="string" office:string-value="  node [ id 919 label 'Node 919' ]" calcext:value-type="string">
            <text:p><text:s text:c="2"/>node [ id 919 label 'Node 919' ]</text:p>
          </table:table-cell>
        </table:table-row>
        <table:table-row table:style-name="ro1">
          <table:table-cell table:number-columns-repeated="2" office:value-type="float" office:value="920" calcext:value-type="float">
            <text:p>920</text:p>
          </table:table-cell>
          <table:table-cell/>
          <table:table-cell table:formula="of:=&quot;  node [ id &quot;&amp;[.A923]&amp;&quot; label 'Node &quot;&amp;[.B923]&amp;&quot;' ]&quot;" office:value-type="string" office:string-value="  node [ id 920 label 'Node 920' ]" calcext:value-type="string">
            <text:p><text:s text:c="2"/>node [ id 920 label 'Node 920' ]</text:p>
          </table:table-cell>
        </table:table-row>
        <table:table-row table:style-name="ro1">
          <table:table-cell table:number-columns-repeated="2" office:value-type="float" office:value="921" calcext:value-type="float">
            <text:p>921</text:p>
          </table:table-cell>
          <table:table-cell/>
          <table:table-cell table:formula="of:=&quot;  node [ id &quot;&amp;[.A924]&amp;&quot; label 'Node &quot;&amp;[.B924]&amp;&quot;' ]&quot;" office:value-type="string" office:string-value="  node [ id 921 label 'Node 921' ]" calcext:value-type="string">
            <text:p><text:s text:c="2"/>node [ id 921 label 'Node 921' ]</text:p>
          </table:table-cell>
        </table:table-row>
        <table:table-row table:style-name="ro1">
          <table:table-cell table:number-columns-repeated="2" office:value-type="float" office:value="922" calcext:value-type="float">
            <text:p>922</text:p>
          </table:table-cell>
          <table:table-cell/>
          <table:table-cell table:formula="of:=&quot;  node [ id &quot;&amp;[.A925]&amp;&quot; label 'Node &quot;&amp;[.B925]&amp;&quot;' ]&quot;" office:value-type="string" office:string-value="  node [ id 922 label 'Node 922' ]" calcext:value-type="string">
            <text:p><text:s text:c="2"/>node [ id 922 label 'Node 922' ]</text:p>
          </table:table-cell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/>
          <table:table-cell table:formula="of:=&quot;  node [ id &quot;&amp;[.A926]&amp;&quot; label 'Node &quot;&amp;[.B926]&amp;&quot;' ]&quot;" office:value-type="string" office:string-value="  node [ id 923 label 'Node 923' ]" calcext:value-type="string">
            <text:p><text:s text:c="2"/>node [ id 923 label 'Node 923' ]</text:p>
          </table:table-cell>
        </table:table-row>
        <table:table-row table:style-name="ro1">
          <table:table-cell table:number-columns-repeated="2" office:value-type="float" office:value="924" calcext:value-type="float">
            <text:p>924</text:p>
          </table:table-cell>
          <table:table-cell/>
          <table:table-cell table:formula="of:=&quot;  node [ id &quot;&amp;[.A927]&amp;&quot; label 'Node &quot;&amp;[.B927]&amp;&quot;' ]&quot;" office:value-type="string" office:string-value="  node [ id 924 label 'Node 924' ]" calcext:value-type="string">
            <text:p><text:s text:c="2"/>node [ id 924 label 'Node 924' ]</text:p>
          </table:table-cell>
        </table:table-row>
        <table:table-row table:style-name="ro1">
          <table:table-cell table:number-columns-repeated="2" office:value-type="float" office:value="925" calcext:value-type="float">
            <text:p>925</text:p>
          </table:table-cell>
          <table:table-cell/>
          <table:table-cell table:formula="of:=&quot;  node [ id &quot;&amp;[.A928]&amp;&quot; label 'Node &quot;&amp;[.B928]&amp;&quot;' ]&quot;" office:value-type="string" office:string-value="  node [ id 925 label 'Node 925' ]" calcext:value-type="string">
            <text:p><text:s text:c="2"/>node [ id 925 label 'Node 925' ]</text:p>
          </table:table-cell>
        </table:table-row>
        <table:table-row table:style-name="ro1">
          <table:table-cell table:number-columns-repeated="2" office:value-type="float" office:value="926" calcext:value-type="float">
            <text:p>926</text:p>
          </table:table-cell>
          <table:table-cell/>
          <table:table-cell table:formula="of:=&quot;  node [ id &quot;&amp;[.A929]&amp;&quot; label 'Node &quot;&amp;[.B929]&amp;&quot;' ]&quot;" office:value-type="string" office:string-value="  node [ id 926 label 'Node 926' ]" calcext:value-type="string">
            <text:p><text:s text:c="2"/>node [ id 926 label 'Node 926' ]</text:p>
          </table:table-cell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/>
          <table:table-cell table:formula="of:=&quot;  node [ id &quot;&amp;[.A930]&amp;&quot; label 'Node &quot;&amp;[.B930]&amp;&quot;' ]&quot;" office:value-type="string" office:string-value="  node [ id 927 label 'Node 927' ]" calcext:value-type="string">
            <text:p><text:s text:c="2"/>node [ id 927 label 'Node 927' ]</text:p>
          </table:table-cell>
        </table:table-row>
        <table:table-row table:style-name="ro1">
          <table:table-cell table:number-columns-repeated="2" office:value-type="float" office:value="928" calcext:value-type="float">
            <text:p>928</text:p>
          </table:table-cell>
          <table:table-cell/>
          <table:table-cell table:formula="of:=&quot;  node [ id &quot;&amp;[.A931]&amp;&quot; label 'Node &quot;&amp;[.B931]&amp;&quot;' ]&quot;" office:value-type="string" office:string-value="  node [ id 928 label 'Node 928' ]" calcext:value-type="string">
            <text:p><text:s text:c="2"/>node [ id 928 label 'Node 928' ]</text:p>
          </table:table-cell>
        </table:table-row>
        <table:table-row table:style-name="ro1">
          <table:table-cell table:number-columns-repeated="2" office:value-type="float" office:value="929" calcext:value-type="float">
            <text:p>929</text:p>
          </table:table-cell>
          <table:table-cell/>
          <table:table-cell table:formula="of:=&quot;  node [ id &quot;&amp;[.A932]&amp;&quot; label 'Node &quot;&amp;[.B932]&amp;&quot;' ]&quot;" office:value-type="string" office:string-value="  node [ id 929 label 'Node 929' ]" calcext:value-type="string">
            <text:p><text:s text:c="2"/>node [ id 929 label 'Node 929' ]</text:p>
          </table:table-cell>
        </table:table-row>
        <table:table-row table:style-name="ro1">
          <table:table-cell table:number-columns-repeated="2" office:value-type="float" office:value="930" calcext:value-type="float">
            <text:p>930</text:p>
          </table:table-cell>
          <table:table-cell/>
          <table:table-cell table:formula="of:=&quot;  node [ id &quot;&amp;[.A933]&amp;&quot; label 'Node &quot;&amp;[.B933]&amp;&quot;' ]&quot;" office:value-type="string" office:string-value="  node [ id 930 label 'Node 930' ]" calcext:value-type="string">
            <text:p><text:s text:c="2"/>node [ id 930 label 'Node 930' ]</text:p>
          </table:table-cell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/>
          <table:table-cell table:formula="of:=&quot;  node [ id &quot;&amp;[.A934]&amp;&quot; label 'Node &quot;&amp;[.B934]&amp;&quot;' ]&quot;" office:value-type="string" office:string-value="  node [ id 931 label 'Node 931' ]" calcext:value-type="string">
            <text:p><text:s text:c="2"/>node [ id 931 label 'Node 931' ]</text:p>
          </table:table-cell>
        </table:table-row>
        <table:table-row table:style-name="ro1">
          <table:table-cell table:number-columns-repeated="2" office:value-type="float" office:value="932" calcext:value-type="float">
            <text:p>932</text:p>
          </table:table-cell>
          <table:table-cell/>
          <table:table-cell table:formula="of:=&quot;  node [ id &quot;&amp;[.A935]&amp;&quot; label 'Node &quot;&amp;[.B935]&amp;&quot;' ]&quot;" office:value-type="string" office:string-value="  node [ id 932 label 'Node 932' ]" calcext:value-type="string">
            <text:p><text:s text:c="2"/>node [ id 932 label 'Node 932' ]</text:p>
          </table:table-cell>
        </table:table-row>
        <table:table-row table:style-name="ro1">
          <table:table-cell table:number-columns-repeated="2" office:value-type="float" office:value="933" calcext:value-type="float">
            <text:p>933</text:p>
          </table:table-cell>
          <table:table-cell/>
          <table:table-cell table:formula="of:=&quot;  node [ id &quot;&amp;[.A936]&amp;&quot; label 'Node &quot;&amp;[.B936]&amp;&quot;' ]&quot;" office:value-type="string" office:string-value="  node [ id 933 label 'Node 933' ]" calcext:value-type="string">
            <text:p><text:s text:c="2"/>node [ id 933 label 'Node 933' ]</text:p>
          </table:table-cell>
        </table:table-row>
        <table:table-row table:style-name="ro1">
          <table:table-cell table:number-columns-repeated="2" office:value-type="float" office:value="934" calcext:value-type="float">
            <text:p>934</text:p>
          </table:table-cell>
          <table:table-cell/>
          <table:table-cell table:formula="of:=&quot;  node [ id &quot;&amp;[.A937]&amp;&quot; label 'Node &quot;&amp;[.B937]&amp;&quot;' ]&quot;" office:value-type="string" office:string-value="  node [ id 934 label 'Node 934' ]" calcext:value-type="string">
            <text:p><text:s text:c="2"/>node [ id 934 label 'Node 934' ]</text:p>
          </table:table-cell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/>
          <table:table-cell table:formula="of:=&quot;  node [ id &quot;&amp;[.A938]&amp;&quot; label 'Node &quot;&amp;[.B938]&amp;&quot;' ]&quot;" office:value-type="string" office:string-value="  node [ id 935 label 'Node 935' ]" calcext:value-type="string">
            <text:p><text:s text:c="2"/>node [ id 935 label 'Node 935' ]</text:p>
          </table:table-cell>
        </table:table-row>
        <table:table-row table:style-name="ro1">
          <table:table-cell table:number-columns-repeated="2" office:value-type="float" office:value="936" calcext:value-type="float">
            <text:p>936</text:p>
          </table:table-cell>
          <table:table-cell/>
          <table:table-cell table:formula="of:=&quot;  node [ id &quot;&amp;[.A939]&amp;&quot; label 'Node &quot;&amp;[.B939]&amp;&quot;' ]&quot;" office:value-type="string" office:string-value="  node [ id 936 label 'Node 936' ]" calcext:value-type="string">
            <text:p><text:s text:c="2"/>node [ id 936 label 'Node 936' ]</text:p>
          </table:table-cell>
        </table:table-row>
        <table:table-row table:style-name="ro1">
          <table:table-cell table:number-columns-repeated="2" office:value-type="float" office:value="937" calcext:value-type="float">
            <text:p>937</text:p>
          </table:table-cell>
          <table:table-cell/>
          <table:table-cell table:formula="of:=&quot;  node [ id &quot;&amp;[.A940]&amp;&quot; label 'Node &quot;&amp;[.B940]&amp;&quot;' ]&quot;" office:value-type="string" office:string-value="  node [ id 937 label 'Node 937' ]" calcext:value-type="string">
            <text:p><text:s text:c="2"/>node [ id 937 label 'Node 937' ]</text:p>
          </table:table-cell>
        </table:table-row>
        <table:table-row table:style-name="ro1">
          <table:table-cell table:number-columns-repeated="2" office:value-type="float" office:value="938" calcext:value-type="float">
            <text:p>938</text:p>
          </table:table-cell>
          <table:table-cell/>
          <table:table-cell table:formula="of:=&quot;  node [ id &quot;&amp;[.A941]&amp;&quot; label 'Node &quot;&amp;[.B941]&amp;&quot;' ]&quot;" office:value-type="string" office:string-value="  node [ id 938 label 'Node 938' ]" calcext:value-type="string">
            <text:p><text:s text:c="2"/>node [ id 938 label 'Node 938' ]</text:p>
          </table:table-cell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/>
          <table:table-cell table:formula="of:=&quot;  node [ id &quot;&amp;[.A942]&amp;&quot; label 'Node &quot;&amp;[.B942]&amp;&quot;' ]&quot;" office:value-type="string" office:string-value="  node [ id 939 label 'Node 939' ]" calcext:value-type="string">
            <text:p><text:s text:c="2"/>node [ id 939 label 'Node 939' ]</text:p>
          </table:table-cell>
        </table:table-row>
        <table:table-row table:style-name="ro1">
          <table:table-cell table:number-columns-repeated="2" office:value-type="float" office:value="940" calcext:value-type="float">
            <text:p>940</text:p>
          </table:table-cell>
          <table:table-cell/>
          <table:table-cell table:formula="of:=&quot;  node [ id &quot;&amp;[.A943]&amp;&quot; label 'Node &quot;&amp;[.B943]&amp;&quot;' ]&quot;" office:value-type="string" office:string-value="  node [ id 940 label 'Node 940' ]" calcext:value-type="string">
            <text:p><text:s text:c="2"/>node [ id 940 label 'Node 940' ]</text:p>
          </table:table-cell>
        </table:table-row>
        <table:table-row table:style-name="ro1">
          <table:table-cell table:number-columns-repeated="2" office:value-type="float" office:value="941" calcext:value-type="float">
            <text:p>941</text:p>
          </table:table-cell>
          <table:table-cell/>
          <table:table-cell table:formula="of:=&quot;  node [ id &quot;&amp;[.A944]&amp;&quot; label 'Node &quot;&amp;[.B944]&amp;&quot;' ]&quot;" office:value-type="string" office:string-value="  node [ id 941 label 'Node 941' ]" calcext:value-type="string">
            <text:p><text:s text:c="2"/>node [ id 941 label 'Node 941' ]</text:p>
          </table:table-cell>
        </table:table-row>
        <table:table-row table:style-name="ro1">
          <table:table-cell table:number-columns-repeated="2" office:value-type="float" office:value="942" calcext:value-type="float">
            <text:p>942</text:p>
          </table:table-cell>
          <table:table-cell/>
          <table:table-cell table:formula="of:=&quot;  node [ id &quot;&amp;[.A945]&amp;&quot; label 'Node &quot;&amp;[.B945]&amp;&quot;' ]&quot;" office:value-type="string" office:string-value="  node [ id 942 label 'Node 942' ]" calcext:value-type="string">
            <text:p><text:s text:c="2"/>node [ id 942 label 'Node 942' ]</text:p>
          </table:table-cell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/>
          <table:table-cell table:formula="of:=&quot;  node [ id &quot;&amp;[.A946]&amp;&quot; label 'Node &quot;&amp;[.B946]&amp;&quot;' ]&quot;" office:value-type="string" office:string-value="  node [ id 943 label 'Node 943' ]" calcext:value-type="string">
            <text:p><text:s text:c="2"/>node [ id 943 label 'Node 943' ]</text:p>
          </table:table-cell>
        </table:table-row>
        <table:table-row table:style-name="ro1">
          <table:table-cell table:number-columns-repeated="2" office:value-type="float" office:value="944" calcext:value-type="float">
            <text:p>944</text:p>
          </table:table-cell>
          <table:table-cell/>
          <table:table-cell table:formula="of:=&quot;  node [ id &quot;&amp;[.A947]&amp;&quot; label 'Node &quot;&amp;[.B947]&amp;&quot;' ]&quot;" office:value-type="string" office:string-value="  node [ id 944 label 'Node 944' ]" calcext:value-type="string">
            <text:p><text:s text:c="2"/>node [ id 944 label 'Node 944' ]</text:p>
          </table:table-cell>
        </table:table-row>
        <table:table-row table:style-name="ro1">
          <table:table-cell table:number-columns-repeated="2" office:value-type="float" office:value="945" calcext:value-type="float">
            <text:p>945</text:p>
          </table:table-cell>
          <table:table-cell/>
          <table:table-cell table:formula="of:=&quot;  node [ id &quot;&amp;[.A948]&amp;&quot; label 'Node &quot;&amp;[.B948]&amp;&quot;' ]&quot;" office:value-type="string" office:string-value="  node [ id 945 label 'Node 945' ]" calcext:value-type="string">
            <text:p><text:s text:c="2"/>node [ id 945 label 'Node 945' ]</text:p>
          </table:table-cell>
        </table:table-row>
        <table:table-row table:style-name="ro1">
          <table:table-cell table:number-columns-repeated="2" office:value-type="float" office:value="946" calcext:value-type="float">
            <text:p>946</text:p>
          </table:table-cell>
          <table:table-cell/>
          <table:table-cell table:formula="of:=&quot;  node [ id &quot;&amp;[.A949]&amp;&quot; label 'Node &quot;&amp;[.B949]&amp;&quot;' ]&quot;" office:value-type="string" office:string-value="  node [ id 946 label 'Node 946' ]" calcext:value-type="string">
            <text:p><text:s text:c="2"/>node [ id 946 label 'Node 946' ]</text:p>
          </table:table-cell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/>
          <table:table-cell table:formula="of:=&quot;  node [ id &quot;&amp;[.A950]&amp;&quot; label 'Node &quot;&amp;[.B950]&amp;&quot;' ]&quot;" office:value-type="string" office:string-value="  node [ id 947 label 'Node 947' ]" calcext:value-type="string">
            <text:p><text:s text:c="2"/>node [ id 947 label 'Node 947' ]</text:p>
          </table:table-cell>
        </table:table-row>
        <table:table-row table:style-name="ro1">
          <table:table-cell table:number-columns-repeated="2" office:value-type="float" office:value="948" calcext:value-type="float">
            <text:p>948</text:p>
          </table:table-cell>
          <table:table-cell/>
          <table:table-cell table:formula="of:=&quot;  node [ id &quot;&amp;[.A951]&amp;&quot; label 'Node &quot;&amp;[.B951]&amp;&quot;' ]&quot;" office:value-type="string" office:string-value="  node [ id 948 label 'Node 948' ]" calcext:value-type="string">
            <text:p><text:s text:c="2"/>node [ id 948 label 'Node 948' ]</text:p>
          </table:table-cell>
        </table:table-row>
        <table:table-row table:style-name="ro1">
          <table:table-cell table:number-columns-repeated="2" office:value-type="float" office:value="949" calcext:value-type="float">
            <text:p>949</text:p>
          </table:table-cell>
          <table:table-cell/>
          <table:table-cell table:formula="of:=&quot;  node [ id &quot;&amp;[.A952]&amp;&quot; label 'Node &quot;&amp;[.B952]&amp;&quot;' ]&quot;" office:value-type="string" office:string-value="  node [ id 949 label 'Node 949' ]" calcext:value-type="string">
            <text:p><text:s text:c="2"/>node [ id 949 label 'Node 949' ]</text:p>
          </table:table-cell>
        </table:table-row>
        <table:table-row table:style-name="ro1">
          <table:table-cell table:number-columns-repeated="2" office:value-type="float" office:value="950" calcext:value-type="float">
            <text:p>950</text:p>
          </table:table-cell>
          <table:table-cell/>
          <table:table-cell table:formula="of:=&quot;  node [ id &quot;&amp;[.A953]&amp;&quot; label 'Node &quot;&amp;[.B953]&amp;&quot;' ]&quot;" office:value-type="string" office:string-value="  node [ id 950 label 'Node 950' ]" calcext:value-type="string">
            <text:p><text:s text:c="2"/>node [ id 950 label 'Node 950' ]</text:p>
          </table:table-cell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/>
          <table:table-cell table:formula="of:=&quot;  node [ id &quot;&amp;[.A954]&amp;&quot; label 'Node &quot;&amp;[.B954]&amp;&quot;' ]&quot;" office:value-type="string" office:string-value="  node [ id 951 label 'Node 951' ]" calcext:value-type="string">
            <text:p><text:s text:c="2"/>node [ id 951 label 'Node 951' ]</text:p>
          </table:table-cell>
        </table:table-row>
        <table:table-row table:style-name="ro1">
          <table:table-cell table:number-columns-repeated="2" office:value-type="float" office:value="952" calcext:value-type="float">
            <text:p>952</text:p>
          </table:table-cell>
          <table:table-cell/>
          <table:table-cell table:formula="of:=&quot;  node [ id &quot;&amp;[.A955]&amp;&quot; label 'Node &quot;&amp;[.B955]&amp;&quot;' ]&quot;" office:value-type="string" office:string-value="  node [ id 952 label 'Node 952' ]" calcext:value-type="string">
            <text:p><text:s text:c="2"/>node [ id 952 label 'Node 952' ]</text:p>
          </table:table-cell>
        </table:table-row>
        <table:table-row table:style-name="ro1">
          <table:table-cell table:number-columns-repeated="2" office:value-type="float" office:value="953" calcext:value-type="float">
            <text:p>953</text:p>
          </table:table-cell>
          <table:table-cell/>
          <table:table-cell table:formula="of:=&quot;  node [ id &quot;&amp;[.A956]&amp;&quot; label 'Node &quot;&amp;[.B956]&amp;&quot;' ]&quot;" office:value-type="string" office:string-value="  node [ id 953 label 'Node 953' ]" calcext:value-type="string">
            <text:p><text:s text:c="2"/>node [ id 953 label 'Node 953' ]</text:p>
          </table:table-cell>
        </table:table-row>
        <table:table-row table:style-name="ro1">
          <table:table-cell table:number-columns-repeated="2" office:value-type="float" office:value="954" calcext:value-type="float">
            <text:p>954</text:p>
          </table:table-cell>
          <table:table-cell/>
          <table:table-cell table:formula="of:=&quot;  node [ id &quot;&amp;[.A957]&amp;&quot; label 'Node &quot;&amp;[.B957]&amp;&quot;' ]&quot;" office:value-type="string" office:string-value="  node [ id 954 label 'Node 954' ]" calcext:value-type="string">
            <text:p><text:s text:c="2"/>node [ id 954 label 'Node 954' ]</text:p>
          </table:table-cell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/>
          <table:table-cell table:formula="of:=&quot;  node [ id &quot;&amp;[.A958]&amp;&quot; label 'Node &quot;&amp;[.B958]&amp;&quot;' ]&quot;" office:value-type="string" office:string-value="  node [ id 955 label 'Node 955' ]" calcext:value-type="string">
            <text:p><text:s text:c="2"/>node [ id 955 label 'Node 955' ]</text:p>
          </table:table-cell>
        </table:table-row>
        <table:table-row table:style-name="ro1">
          <table:table-cell table:number-columns-repeated="2" office:value-type="float" office:value="956" calcext:value-type="float">
            <text:p>956</text:p>
          </table:table-cell>
          <table:table-cell/>
          <table:table-cell table:formula="of:=&quot;  node [ id &quot;&amp;[.A959]&amp;&quot; label 'Node &quot;&amp;[.B959]&amp;&quot;' ]&quot;" office:value-type="string" office:string-value="  node [ id 956 label 'Node 956' ]" calcext:value-type="string">
            <text:p><text:s text:c="2"/>node [ id 956 label 'Node 956' ]</text:p>
          </table:table-cell>
        </table:table-row>
        <table:table-row table:style-name="ro1">
          <table:table-cell table:number-columns-repeated="2" office:value-type="float" office:value="957" calcext:value-type="float">
            <text:p>957</text:p>
          </table:table-cell>
          <table:table-cell/>
          <table:table-cell table:formula="of:=&quot;  node [ id &quot;&amp;[.A960]&amp;&quot; label 'Node &quot;&amp;[.B960]&amp;&quot;' ]&quot;" office:value-type="string" office:string-value="  node [ id 957 label 'Node 957' ]" calcext:value-type="string">
            <text:p><text:s text:c="2"/>node [ id 957 label 'Node 957' ]</text:p>
          </table:table-cell>
        </table:table-row>
        <table:table-row table:style-name="ro1">
          <table:table-cell table:number-columns-repeated="2" office:value-type="float" office:value="958" calcext:value-type="float">
            <text:p>958</text:p>
          </table:table-cell>
          <table:table-cell/>
          <table:table-cell table:formula="of:=&quot;  node [ id &quot;&amp;[.A961]&amp;&quot; label 'Node &quot;&amp;[.B961]&amp;&quot;' ]&quot;" office:value-type="string" office:string-value="  node [ id 958 label 'Node 958' ]" calcext:value-type="string">
            <text:p><text:s text:c="2"/>node [ id 958 label 'Node 958' ]</text:p>
          </table:table-cell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/>
          <table:table-cell table:formula="of:=&quot;  node [ id &quot;&amp;[.A962]&amp;&quot; label 'Node &quot;&amp;[.B962]&amp;&quot;' ]&quot;" office:value-type="string" office:string-value="  node [ id 959 label 'Node 959' ]" calcext:value-type="string">
            <text:p><text:s text:c="2"/>node [ id 959 label 'Node 959' ]</text:p>
          </table:table-cell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/>
          <table:table-cell table:formula="of:=&quot;  node [ id &quot;&amp;[.A963]&amp;&quot; label 'Node &quot;&amp;[.B963]&amp;&quot;' ]&quot;" office:value-type="string" office:string-value="  node [ id 960 label 'Node 960' ]" calcext:value-type="string">
            <text:p><text:s text:c="2"/>node [ id 960 label 'Node 960' ]</text:p>
          </table:table-cell>
        </table:table-row>
        <table:table-row table:style-name="ro1">
          <table:table-cell table:number-columns-repeated="2" office:value-type="float" office:value="961" calcext:value-type="float">
            <text:p>961</text:p>
          </table:table-cell>
          <table:table-cell/>
          <table:table-cell table:formula="of:=&quot;  node [ id &quot;&amp;[.A964]&amp;&quot; label 'Node &quot;&amp;[.B964]&amp;&quot;' ]&quot;" office:value-type="string" office:string-value="  node [ id 961 label 'Node 961' ]" calcext:value-type="string">
            <text:p><text:s text:c="2"/>node [ id 961 label 'Node 961' ]</text:p>
          </table:table-cell>
        </table:table-row>
        <table:table-row table:style-name="ro1">
          <table:table-cell table:number-columns-repeated="2" office:value-type="float" office:value="962" calcext:value-type="float">
            <text:p>962</text:p>
          </table:table-cell>
          <table:table-cell/>
          <table:table-cell table:formula="of:=&quot;  node [ id &quot;&amp;[.A965]&amp;&quot; label 'Node &quot;&amp;[.B965]&amp;&quot;' ]&quot;" office:value-type="string" office:string-value="  node [ id 962 label 'Node 962' ]" calcext:value-type="string">
            <text:p><text:s text:c="2"/>node [ id 962 label 'Node 962' ]</text:p>
          </table:table-cell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/>
          <table:table-cell table:formula="of:=&quot;  node [ id &quot;&amp;[.A966]&amp;&quot; label 'Node &quot;&amp;[.B966]&amp;&quot;' ]&quot;" office:value-type="string" office:string-value="  node [ id 963 label 'Node 963' ]" calcext:value-type="string">
            <text:p><text:s text:c="2"/>node [ id 963 label 'Node 963' ]</text:p>
          </table:table-cell>
        </table:table-row>
        <table:table-row table:style-name="ro1">
          <table:table-cell table:number-columns-repeated="2" office:value-type="float" office:value="964" calcext:value-type="float">
            <text:p>964</text:p>
          </table:table-cell>
          <table:table-cell/>
          <table:table-cell table:formula="of:=&quot;  node [ id &quot;&amp;[.A967]&amp;&quot; label 'Node &quot;&amp;[.B967]&amp;&quot;' ]&quot;" office:value-type="string" office:string-value="  node [ id 964 label 'Node 964' ]" calcext:value-type="string">
            <text:p><text:s text:c="2"/>node [ id 964 label 'Node 964' ]</text:p>
          </table:table-cell>
        </table:table-row>
        <table:table-row table:style-name="ro1">
          <table:table-cell table:number-columns-repeated="2" office:value-type="float" office:value="965" calcext:value-type="float">
            <text:p>965</text:p>
          </table:table-cell>
          <table:table-cell/>
          <table:table-cell table:formula="of:=&quot;  node [ id &quot;&amp;[.A968]&amp;&quot; label 'Node &quot;&amp;[.B968]&amp;&quot;' ]&quot;" office:value-type="string" office:string-value="  node [ id 965 label 'Node 965' ]" calcext:value-type="string">
            <text:p><text:s text:c="2"/>node [ id 965 label 'Node 965' ]</text:p>
          </table:table-cell>
        </table:table-row>
        <table:table-row table:style-name="ro1">
          <table:table-cell table:number-columns-repeated="2" office:value-type="float" office:value="966" calcext:value-type="float">
            <text:p>966</text:p>
          </table:table-cell>
          <table:table-cell/>
          <table:table-cell table:formula="of:=&quot;  node [ id &quot;&amp;[.A969]&amp;&quot; label 'Node &quot;&amp;[.B969]&amp;&quot;' ]&quot;" office:value-type="string" office:string-value="  node [ id 966 label 'Node 966' ]" calcext:value-type="string">
            <text:p><text:s text:c="2"/>node [ id 966 label 'Node 966' ]</text:p>
          </table:table-cell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/>
          <table:table-cell table:formula="of:=&quot;  node [ id &quot;&amp;[.A970]&amp;&quot; label 'Node &quot;&amp;[.B970]&amp;&quot;' ]&quot;" office:value-type="string" office:string-value="  node [ id 967 label 'Node 967' ]" calcext:value-type="string">
            <text:p><text:s text:c="2"/>node [ id 967 label 'Node 967' ]</text:p>
          </table:table-cell>
        </table:table-row>
        <table:table-row table:style-name="ro1">
          <table:table-cell table:number-columns-repeated="2" office:value-type="float" office:value="968" calcext:value-type="float">
            <text:p>968</text:p>
          </table:table-cell>
          <table:table-cell/>
          <table:table-cell table:formula="of:=&quot;  node [ id &quot;&amp;[.A971]&amp;&quot; label 'Node &quot;&amp;[.B971]&amp;&quot;' ]&quot;" office:value-type="string" office:string-value="  node [ id 968 label 'Node 968' ]" calcext:value-type="string">
            <text:p><text:s text:c="2"/>node [ id 968 label 'Node 968' ]</text:p>
          </table:table-cell>
        </table:table-row>
        <table:table-row table:style-name="ro1">
          <table:table-cell table:number-columns-repeated="2" office:value-type="float" office:value="969" calcext:value-type="float">
            <text:p>969</text:p>
          </table:table-cell>
          <table:table-cell/>
          <table:table-cell table:formula="of:=&quot;  node [ id &quot;&amp;[.A972]&amp;&quot; label 'Node &quot;&amp;[.B972]&amp;&quot;' ]&quot;" office:value-type="string" office:string-value="  node [ id 969 label 'Node 969' ]" calcext:value-type="string">
            <text:p><text:s text:c="2"/>node [ id 969 label 'Node 969' ]</text:p>
          </table:table-cell>
        </table:table-row>
        <table:table-row table:style-name="ro1">
          <table:table-cell table:number-columns-repeated="2" office:value-type="float" office:value="970" calcext:value-type="float">
            <text:p>970</text:p>
          </table:table-cell>
          <table:table-cell/>
          <table:table-cell table:formula="of:=&quot;  node [ id &quot;&amp;[.A973]&amp;&quot; label 'Node &quot;&amp;[.B973]&amp;&quot;' ]&quot;" office:value-type="string" office:string-value="  node [ id 970 label 'Node 970' ]" calcext:value-type="string">
            <text:p><text:s text:c="2"/>node [ id 970 label 'Node 970' ]</text:p>
          </table:table-cell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/>
          <table:table-cell table:formula="of:=&quot;  node [ id &quot;&amp;[.A974]&amp;&quot; label 'Node &quot;&amp;[.B974]&amp;&quot;' ]&quot;" office:value-type="string" office:string-value="  node [ id 971 label 'Node 971' ]" calcext:value-type="string">
            <text:p><text:s text:c="2"/>node [ id 971 label 'Node 971' ]</text:p>
          </table:table-cell>
        </table:table-row>
        <table:table-row table:style-name="ro1">
          <table:table-cell table:number-columns-repeated="2" office:value-type="float" office:value="972" calcext:value-type="float">
            <text:p>972</text:p>
          </table:table-cell>
          <table:table-cell/>
          <table:table-cell table:formula="of:=&quot;  node [ id &quot;&amp;[.A975]&amp;&quot; label 'Node &quot;&amp;[.B975]&amp;&quot;' ]&quot;" office:value-type="string" office:string-value="  node [ id 972 label 'Node 972' ]" calcext:value-type="string">
            <text:p><text:s text:c="2"/>node [ id 972 label 'Node 972' ]</text:p>
          </table:table-cell>
        </table:table-row>
        <table:table-row table:style-name="ro1">
          <table:table-cell table:number-columns-repeated="2" office:value-type="float" office:value="973" calcext:value-type="float">
            <text:p>973</text:p>
          </table:table-cell>
          <table:table-cell/>
          <table:table-cell table:formula="of:=&quot;  node [ id &quot;&amp;[.A976]&amp;&quot; label 'Node &quot;&amp;[.B976]&amp;&quot;' ]&quot;" office:value-type="string" office:string-value="  node [ id 973 label 'Node 973' ]" calcext:value-type="string">
            <text:p><text:s text:c="2"/>node [ id 973 label 'Node 973' ]</text:p>
          </table:table-cell>
        </table:table-row>
        <table:table-row table:style-name="ro1">
          <table:table-cell table:number-columns-repeated="2" office:value-type="float" office:value="974" calcext:value-type="float">
            <text:p>974</text:p>
          </table:table-cell>
          <table:table-cell/>
          <table:table-cell table:formula="of:=&quot;  node [ id &quot;&amp;[.A977]&amp;&quot; label 'Node &quot;&amp;[.B977]&amp;&quot;' ]&quot;" office:value-type="string" office:string-value="  node [ id 974 label 'Node 974' ]" calcext:value-type="string">
            <text:p><text:s text:c="2"/>node [ id 974 label 'Node 974' ]</text:p>
          </table:table-cell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/>
          <table:table-cell table:formula="of:=&quot;  node [ id &quot;&amp;[.A978]&amp;&quot; label 'Node &quot;&amp;[.B978]&amp;&quot;' ]&quot;" office:value-type="string" office:string-value="  node [ id 975 label 'Node 975' ]" calcext:value-type="string">
            <text:p><text:s text:c="2"/>node [ id 975 label 'Node 975' ]</text:p>
          </table:table-cell>
        </table:table-row>
        <table:table-row table:style-name="ro1">
          <table:table-cell table:number-columns-repeated="2" office:value-type="float" office:value="976" calcext:value-type="float">
            <text:p>976</text:p>
          </table:table-cell>
          <table:table-cell/>
          <table:table-cell table:formula="of:=&quot;  node [ id &quot;&amp;[.A979]&amp;&quot; label 'Node &quot;&amp;[.B979]&amp;&quot;' ]&quot;" office:value-type="string" office:string-value="  node [ id 976 label 'Node 976' ]" calcext:value-type="string">
            <text:p><text:s text:c="2"/>node [ id 976 label 'Node 976' ]</text:p>
          </table:table-cell>
        </table:table-row>
        <table:table-row table:style-name="ro1">
          <table:table-cell table:number-columns-repeated="2" office:value-type="float" office:value="977" calcext:value-type="float">
            <text:p>977</text:p>
          </table:table-cell>
          <table:table-cell/>
          <table:table-cell table:formula="of:=&quot;  node [ id &quot;&amp;[.A980]&amp;&quot; label 'Node &quot;&amp;[.B980]&amp;&quot;' ]&quot;" office:value-type="string" office:string-value="  node [ id 977 label 'Node 977' ]" calcext:value-type="string">
            <text:p><text:s text:c="2"/>node [ id 977 label 'Node 977' ]</text:p>
          </table:table-cell>
        </table:table-row>
        <table:table-row table:style-name="ro1">
          <table:table-cell table:number-columns-repeated="2" office:value-type="float" office:value="978" calcext:value-type="float">
            <text:p>978</text:p>
          </table:table-cell>
          <table:table-cell/>
          <table:table-cell table:formula="of:=&quot;  node [ id &quot;&amp;[.A981]&amp;&quot; label 'Node &quot;&amp;[.B981]&amp;&quot;' ]&quot;" office:value-type="string" office:string-value="  node [ id 978 label 'Node 978' ]" calcext:value-type="string">
            <text:p><text:s text:c="2"/>node [ id 978 label 'Node 978' ]</text:p>
          </table:table-cell>
        </table:table-row>
        <table:table-row table:style-name="ro1">
          <table:table-cell table:number-columns-repeated="2" office:value-type="float" office:value="979" calcext:value-type="float">
            <text:p>979</text:p>
          </table:table-cell>
          <table:table-cell/>
          <table:table-cell table:formula="of:=&quot;  node [ id &quot;&amp;[.A982]&amp;&quot; label 'Node &quot;&amp;[.B982]&amp;&quot;' ]&quot;" office:value-type="string" office:string-value="  node [ id 979 label 'Node 979' ]" calcext:value-type="string">
            <text:p><text:s text:c="2"/>node [ id 979 label 'Node 979' ]</text:p>
          </table:table-cell>
        </table:table-row>
        <table:table-row table:style-name="ro1">
          <table:table-cell table:number-columns-repeated="2" office:value-type="float" office:value="980" calcext:value-type="float">
            <text:p>980</text:p>
          </table:table-cell>
          <table:table-cell/>
          <table:table-cell table:formula="of:=&quot;  node [ id &quot;&amp;[.A983]&amp;&quot; label 'Node &quot;&amp;[.B983]&amp;&quot;' ]&quot;" office:value-type="string" office:string-value="  node [ id 980 label 'Node 980' ]" calcext:value-type="string">
            <text:p><text:s text:c="2"/>node [ id 980 label 'Node 980' ]</text:p>
          </table:table-cell>
        </table:table-row>
        <table:table-row table:style-name="ro1">
          <table:table-cell table:number-columns-repeated="2" office:value-type="float" office:value="981" calcext:value-type="float">
            <text:p>981</text:p>
          </table:table-cell>
          <table:table-cell/>
          <table:table-cell table:formula="of:=&quot;  node [ id &quot;&amp;[.A984]&amp;&quot; label 'Node &quot;&amp;[.B984]&amp;&quot;' ]&quot;" office:value-type="string" office:string-value="  node [ id 981 label 'Node 981' ]" calcext:value-type="string">
            <text:p><text:s text:c="2"/>node [ id 981 label 'Node 981' ]</text:p>
          </table:table-cell>
        </table:table-row>
        <table:table-row table:style-name="ro1">
          <table:table-cell table:number-columns-repeated="2" office:value-type="float" office:value="982" calcext:value-type="float">
            <text:p>982</text:p>
          </table:table-cell>
          <table:table-cell/>
          <table:table-cell table:formula="of:=&quot;  node [ id &quot;&amp;[.A985]&amp;&quot; label 'Node &quot;&amp;[.B985]&amp;&quot;' ]&quot;" office:value-type="string" office:string-value="  node [ id 982 label 'Node 982' ]" calcext:value-type="string">
            <text:p><text:s text:c="2"/>node [ id 982 label 'Node 982' ]</text:p>
          </table:table-cell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/>
          <table:table-cell table:formula="of:=&quot;  node [ id &quot;&amp;[.A986]&amp;&quot; label 'Node &quot;&amp;[.B986]&amp;&quot;' ]&quot;" office:value-type="string" office:string-value="  node [ id 983 label 'Node 983' ]" calcext:value-type="string">
            <text:p><text:s text:c="2"/>node [ id 983 label 'Node 983' ]</text:p>
          </table:table-cell>
        </table:table-row>
        <table:table-row table:style-name="ro1">
          <table:table-cell table:number-columns-repeated="2" office:value-type="float" office:value="984" calcext:value-type="float">
            <text:p>984</text:p>
          </table:table-cell>
          <table:table-cell/>
          <table:table-cell table:formula="of:=&quot;  node [ id &quot;&amp;[.A987]&amp;&quot; label 'Node &quot;&amp;[.B987]&amp;&quot;' ]&quot;" office:value-type="string" office:string-value="  node [ id 984 label 'Node 984' ]" calcext:value-type="string">
            <text:p><text:s text:c="2"/>node [ id 984 label 'Node 984' ]</text:p>
          </table:table-cell>
        </table:table-row>
        <table:table-row table:style-name="ro1">
          <table:table-cell table:number-columns-repeated="2" office:value-type="float" office:value="985" calcext:value-type="float">
            <text:p>985</text:p>
          </table:table-cell>
          <table:table-cell/>
          <table:table-cell table:formula="of:=&quot;  node [ id &quot;&amp;[.A988]&amp;&quot; label 'Node &quot;&amp;[.B988]&amp;&quot;' ]&quot;" office:value-type="string" office:string-value="  node [ id 985 label 'Node 985' ]" calcext:value-type="string">
            <text:p><text:s text:c="2"/>node [ id 985 label 'Node 985' ]</text:p>
          </table:table-cell>
        </table:table-row>
        <table:table-row table:style-name="ro1">
          <table:table-cell table:number-columns-repeated="2" office:value-type="float" office:value="986" calcext:value-type="float">
            <text:p>986</text:p>
          </table:table-cell>
          <table:table-cell/>
          <table:table-cell table:formula="of:=&quot;  node [ id &quot;&amp;[.A989]&amp;&quot; label 'Node &quot;&amp;[.B989]&amp;&quot;' ]&quot;" office:value-type="string" office:string-value="  node [ id 986 label 'Node 986' ]" calcext:value-type="string">
            <text:p><text:s text:c="2"/>node [ id 986 label 'Node 986' ]</text:p>
          </table:table-cell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/>
          <table:table-cell table:formula="of:=&quot;  node [ id &quot;&amp;[.A990]&amp;&quot; label 'Node &quot;&amp;[.B990]&amp;&quot;' ]&quot;" office:value-type="string" office:string-value="  node [ id 987 label 'Node 987' ]" calcext:value-type="string">
            <text:p><text:s text:c="2"/>node [ id 987 label 'Node 987' ]</text:p>
          </table:table-cell>
        </table:table-row>
        <table:table-row table:style-name="ro1">
          <table:table-cell table:number-columns-repeated="2" office:value-type="float" office:value="988" calcext:value-type="float">
            <text:p>988</text:p>
          </table:table-cell>
          <table:table-cell/>
          <table:table-cell table:formula="of:=&quot;  node [ id &quot;&amp;[.A991]&amp;&quot; label 'Node &quot;&amp;[.B991]&amp;&quot;' ]&quot;" office:value-type="string" office:string-value="  node [ id 988 label 'Node 988' ]" calcext:value-type="string">
            <text:p><text:s text:c="2"/>node [ id 988 label 'Node 988' ]</text:p>
          </table:table-cell>
        </table:table-row>
        <table:table-row table:style-name="ro1">
          <table:table-cell table:number-columns-repeated="2" office:value-type="float" office:value="989" calcext:value-type="float">
            <text:p>989</text:p>
          </table:table-cell>
          <table:table-cell/>
          <table:table-cell table:formula="of:=&quot;  node [ id &quot;&amp;[.A992]&amp;&quot; label 'Node &quot;&amp;[.B992]&amp;&quot;' ]&quot;" office:value-type="string" office:string-value="  node [ id 989 label 'Node 989' ]" calcext:value-type="string">
            <text:p><text:s text:c="2"/>node [ id 989 label 'Node 989' ]</text:p>
          </table:table-cell>
        </table:table-row>
        <table:table-row table:style-name="ro1">
          <table:table-cell table:number-columns-repeated="2" office:value-type="float" office:value="990" calcext:value-type="float">
            <text:p>990</text:p>
          </table:table-cell>
          <table:table-cell/>
          <table:table-cell table:formula="of:=&quot;  node [ id &quot;&amp;[.A993]&amp;&quot; label 'Node &quot;&amp;[.B993]&amp;&quot;' ]&quot;" office:value-type="string" office:string-value="  node [ id 990 label 'Node 990' ]" calcext:value-type="string">
            <text:p><text:s text:c="2"/>node [ id 990 label 'Node 990' ]</text:p>
          </table:table-cell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/>
          <table:table-cell table:formula="of:=&quot;  node [ id &quot;&amp;[.A994]&amp;&quot; label 'Node &quot;&amp;[.B994]&amp;&quot;' ]&quot;" office:value-type="string" office:string-value="  node [ id 991 label 'Node 991' ]" calcext:value-type="string">
            <text:p><text:s text:c="2"/>node [ id 991 label 'Node 991' ]</text:p>
          </table:table-cell>
        </table:table-row>
        <table:table-row table:style-name="ro1">
          <table:table-cell table:number-columns-repeated="2" office:value-type="float" office:value="992" calcext:value-type="float">
            <text:p>992</text:p>
          </table:table-cell>
          <table:table-cell/>
          <table:table-cell table:formula="of:=&quot;  node [ id &quot;&amp;[.A995]&amp;&quot; label 'Node &quot;&amp;[.B995]&amp;&quot;' ]&quot;" office:value-type="string" office:string-value="  node [ id 992 label 'Node 992' ]" calcext:value-type="string">
            <text:p><text:s text:c="2"/>node [ id 992 label 'Node 992' ]</text:p>
          </table:table-cell>
        </table:table-row>
        <table:table-row table:style-name="ro1">
          <table:table-cell table:number-columns-repeated="2" office:value-type="float" office:value="993" calcext:value-type="float">
            <text:p>993</text:p>
          </table:table-cell>
          <table:table-cell/>
          <table:table-cell table:formula="of:=&quot;  node [ id &quot;&amp;[.A996]&amp;&quot; label 'Node &quot;&amp;[.B996]&amp;&quot;' ]&quot;" office:value-type="string" office:string-value="  node [ id 993 label 'Node 993' ]" calcext:value-type="string">
            <text:p><text:s text:c="2"/>node [ id 993 label 'Node 993' ]</text:p>
          </table:table-cell>
        </table:table-row>
        <table:table-row table:style-name="ro1">
          <table:table-cell table:number-columns-repeated="2" office:value-type="float" office:value="994" calcext:value-type="float">
            <text:p>994</text:p>
          </table:table-cell>
          <table:table-cell/>
          <table:table-cell table:formula="of:=&quot;  node [ id &quot;&amp;[.A997]&amp;&quot; label 'Node &quot;&amp;[.B997]&amp;&quot;' ]&quot;" office:value-type="string" office:string-value="  node [ id 994 label 'Node 994' ]" calcext:value-type="string">
            <text:p><text:s text:c="2"/>node [ id 994 label 'Node 994' ]</text:p>
          </table:table-cell>
        </table:table-row>
        <table:table-row table:style-name="ro1">
          <table:table-cell table:number-columns-repeated="2" office:value-type="float" office:value="995" calcext:value-type="float">
            <text:p>995</text:p>
          </table:table-cell>
          <table:table-cell/>
          <table:table-cell table:formula="of:=&quot;  node [ id &quot;&amp;[.A998]&amp;&quot; label 'Node &quot;&amp;[.B998]&amp;&quot;' ]&quot;" office:value-type="string" office:string-value="  node [ id 995 label 'Node 995' ]" calcext:value-type="string">
            <text:p><text:s text:c="2"/>node [ id 995 label 'Node 995' ]</text:p>
          </table:table-cell>
        </table:table-row>
        <table:table-row table:style-name="ro1">
          <table:table-cell table:number-columns-repeated="2" office:value-type="float" office:value="996" calcext:value-type="float">
            <text:p>996</text:p>
          </table:table-cell>
          <table:table-cell/>
          <table:table-cell table:formula="of:=&quot;  node [ id &quot;&amp;[.A999]&amp;&quot; label 'Node &quot;&amp;[.B999]&amp;&quot;' ]&quot;" office:value-type="string" office:string-value="  node [ id 996 label 'Node 996' ]" calcext:value-type="string">
            <text:p><text:s text:c="2"/>node [ id 996 label 'Node 996' ]</text:p>
          </table:table-cell>
        </table:table-row>
        <table:table-row table:style-name="ro1">
          <table:table-cell table:number-columns-repeated="2" office:value-type="float" office:value="997" calcext:value-type="float">
            <text:p>997</text:p>
          </table:table-cell>
          <table:table-cell/>
          <table:table-cell table:formula="of:=&quot;  node [ id &quot;&amp;[.A1000]&amp;&quot; label 'Node &quot;&amp;[.B1000]&amp;&quot;' ]&quot;" office:value-type="string" office:string-value="  node [ id 997 label 'Node 997' ]" calcext:value-type="string">
            <text:p><text:s text:c="2"/>node [ id 997 label 'Node 997' ]</text:p>
          </table:table-cell>
        </table:table-row>
        <table:table-row table:style-name="ro1">
          <table:table-cell table:number-columns-repeated="2" office:value-type="float" office:value="998" calcext:value-type="float">
            <text:p>998</text:p>
          </table:table-cell>
          <table:table-cell/>
          <table:table-cell table:formula="of:=&quot;  node [ id &quot;&amp;[.A1001]&amp;&quot; label 'Node &quot;&amp;[.B1001]&amp;&quot;' ]&quot;" office:value-type="string" office:string-value="  node [ id 998 label 'Node 998' ]" calcext:value-type="string">
            <text:p><text:s text:c="2"/>node [ id 998 label 'Node 998' ]</text:p>
          </table:table-cell>
        </table:table-row>
        <table:table-row table:style-name="ro1">
          <table:table-cell table:number-columns-repeated="2" office:value-type="float" office:value="999" calcext:value-type="float">
            <text:p>999</text:p>
          </table:table-cell>
          <table:table-cell/>
          <table:table-cell table:formula="of:=&quot;  node [ id &quot;&amp;[.A1002]&amp;&quot; label 'Node &quot;&amp;[.B1002]&amp;&quot;' ]&quot;" office:value-type="string" office:string-value="  node [ id 999 label 'Node 999' ]" calcext:value-type="string">
            <text:p><text:s text:c="2"/>node [ id 999 label 'Node 999' ]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/>
          <table:table-cell table:formula="of:=&quot;  node [ id &quot;&amp;[.A1003]&amp;&quot; label 'Node &quot;&amp;[.B1003]&amp;&quot;' ]&quot;" office:value-type="string" office:string-value="  node [ id 1000 label 'Node 1000' ]" calcext:value-type="string">
            <text:p><text:s text:c="2"/>node [ id 1000 label 'Node 1000' 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  edge [ source &quot;&amp;[.A1005]&amp;&quot; target &quot;&amp;[.B1005]&amp;&quot; ]&quot;" office:value-type="string" office:string-value="  edge [ source 1 target 2 ]" calcext:value-type="string">
            <text:p><text:s text:c="2"/>edge [ source 1 target 2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  edge [ source &quot;&amp;[.A1006]&amp;&quot; target &quot;&amp;[.B1006]&amp;&quot; ]&quot;" office:value-type="string" office:string-value="  edge [ source 1 target 3 ]" calcext:value-type="string">
            <text:p><text:s text:c="2"/>edge [ source 1 target 3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  edge [ source &quot;&amp;[.A1007]&amp;&quot; target &quot;&amp;[.B1007]&amp;&quot; ]&quot;" office:value-type="string" office:string-value="  edge [ source 1 target 4 ]" calcext:value-type="string">
            <text:p><text:s text:c="2"/>edge [ source 1 target 4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  edge [ source &quot;&amp;[.A1008]&amp;&quot; target &quot;&amp;[.B1008]&amp;&quot; ]&quot;" office:value-type="string" office:string-value="  edge [ source 1 target 5 ]" calcext:value-type="string">
            <text:p><text:s text:c="2"/>edge [ source 1 target 5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  edge [ source &quot;&amp;[.A1009]&amp;&quot; target &quot;&amp;[.B1009]&amp;&quot; ]&quot;" office:value-type="string" office:string-value="  edge [ source 1 target 6 ]" calcext:value-type="string">
            <text:p><text:s text:c="2"/>edge [ source 1 target 6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&quot;  edge [ source &quot;&amp;[.A1010]&amp;&quot; target &quot;&amp;[.B1010]&amp;&quot; ]&quot;" office:value-type="string" office:string-value="  edge [ source 1 target 7 ]" calcext:value-type="string">
            <text:p><text:s text:c="2"/>edge [ source 1 target 7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  edge [ source &quot;&amp;[.A1011]&amp;&quot; target &quot;&amp;[.B1011]&amp;&quot; ]&quot;" office:value-type="string" office:string-value="  edge [ source 1 target 8 ]" calcext:value-type="string">
            <text:p><text:s text:c="2"/>edge [ source 1 target 8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&quot;  edge [ source &quot;&amp;[.A1012]&amp;&quot; target &quot;&amp;[.B1012]&amp;&quot; ]&quot;" office:value-type="string" office:string-value="  edge [ source 1 target 9 ]" calcext:value-type="string">
            <text:p><text:s text:c="2"/>edge [ source 1 target 9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  edge [ source &quot;&amp;[.A1013]&amp;&quot; target &quot;&amp;[.B1013]&amp;&quot; ]&quot;" office:value-type="string" office:string-value="  edge [ source 1 target 10 ]" calcext:value-type="string">
            <text:p><text:s text:c="2"/>edge [ source 1 target 10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&quot;  edge [ source &quot;&amp;[.A1014]&amp;&quot; target &quot;&amp;[.B1014]&amp;&quot; ]&quot;" office:value-type="string" office:string-value="  edge [ source 1 target 11 ]" calcext:value-type="string">
            <text:p><text:s text:c="2"/>edge [ source 1 target 11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  edge [ source &quot;&amp;[.A1015]&amp;&quot; target &quot;&amp;[.B1015]&amp;&quot; ]&quot;" office:value-type="string" office:string-value="  edge [ source 1 target 12 ]" calcext:value-type="string">
            <text:p><text:s text:c="2"/>edge [ source 1 target 12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table:formula="of:=&quot;  edge [ source &quot;&amp;[.A1016]&amp;&quot; target &quot;&amp;[.B1016]&amp;&quot; ]&quot;" office:value-type="string" office:string-value="  edge [ source 1 target 13 ]" calcext:value-type="string">
            <text:p><text:s text:c="2"/>edge [ source 1 target 13 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formula="of:=&quot;  edge [ source &quot;&amp;[.A1017]&amp;&quot; target &quot;&amp;[.B1017]&amp;&quot; ]&quot;" office:value-type="string" office:string-value="  edge [ source 1 target 14 ]" calcext:value-type="string">
            <text:p><text:s text:c="2"/>edge [ source 1 target 14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&quot;  edge [ source &quot;&amp;[.A1018]&amp;&quot; target &quot;&amp;[.B1018]&amp;&quot; ]&quot;" office:value-type="string" office:string-value="  edge [ source 10 target 15 ]" calcext:value-type="string">
            <text:p><text:s text:c="2"/>edge [ source 10 target 15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  edge [ source &quot;&amp;[.A1019]&amp;&quot; target &quot;&amp;[.B1019]&amp;&quot; ]&quot;" office:value-type="string" office:string-value="  edge [ source 10 target 16 ]" calcext:value-type="string">
            <text:p><text:s text:c="2"/>edge [ source 10 target 16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&quot;  edge [ source &quot;&amp;[.A1020]&amp;&quot; target &quot;&amp;[.B1020]&amp;&quot; ]&quot;" office:value-type="string" office:string-value="  edge [ source 10 target 17 ]" calcext:value-type="string">
            <text:p><text:s text:c="2"/>edge [ source 10 target 17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&quot;  edge [ source &quot;&amp;[.A1021]&amp;&quot; target &quot;&amp;[.B1021]&amp;&quot; ]&quot;" office:value-type="string" office:string-value="  edge [ source 10 target 18 ]" calcext:value-type="string">
            <text:p><text:s text:c="2"/>edge [ source 10 target 18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&quot;  edge [ source &quot;&amp;[.A1022]&amp;&quot; target &quot;&amp;[.B1022]&amp;&quot; ]&quot;" office:value-type="string" office:string-value="  edge [ source 10 target 19 ]" calcext:value-type="string">
            <text:p><text:s text:c="2"/>edge [ source 10 target 19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  edge [ source &quot;&amp;[.A1023]&amp;&quot; target &quot;&amp;[.B1023]&amp;&quot; ]&quot;" office:value-type="string" office:string-value="  edge [ source 10 target 20 ]" calcext:value-type="string">
            <text:p><text:s text:c="2"/>edge [ source 10 target 20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&quot;  edge [ source &quot;&amp;[.A1024]&amp;&quot; target &quot;&amp;[.B1024]&amp;&quot; ]&quot;" office:value-type="string" office:string-value="  edge [ source 10 target 21 ]" calcext:value-type="string">
            <text:p><text:s text:c="2"/>edge [ source 10 target 21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&quot;  edge [ source &quot;&amp;[.A1025]&amp;&quot; target &quot;&amp;[.B1025]&amp;&quot; ]&quot;" office:value-type="string" office:string-value="  edge [ source 10 target 22 ]" calcext:value-type="string">
            <text:p><text:s text:c="2"/>edge [ source 10 target 22 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&quot;  edge [ source &quot;&amp;[.A1026]&amp;&quot; target &quot;&amp;[.B1026]&amp;&quot; ]&quot;" office:value-type="string" office:string-value="  edge [ source 10 target 23 ]" calcext:value-type="string">
            <text:p><text:s text:c="2"/>edge [ source 10 target 23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&quot;  edge [ source &quot;&amp;[.A1027]&amp;&quot; target &quot;&amp;[.B1027]&amp;&quot; ]&quot;" office:value-type="string" office:string-value="  edge [ source 15 target 24 ]" calcext:value-type="string">
            <text:p><text:s text:c="2"/>edge [ source 15 target 24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&quot;  edge [ source &quot;&amp;[.A1028]&amp;&quot; target &quot;&amp;[.B1028]&amp;&quot; ]&quot;" office:value-type="string" office:string-value="  edge [ source 15 target 25 ]" calcext:value-type="string">
            <text:p><text:s text:c="2"/>edge [ source 15 target 25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/>
          <table:table-cell table:formula="of:=&quot;  edge [ source &quot;&amp;[.A1029]&amp;&quot; target &quot;&amp;[.B1029]&amp;&quot; ]&quot;" office:value-type="string" office:string-value="  edge [ source 15 target 26 ]" calcext:value-type="string">
            <text:p><text:s text:c="2"/>edge [ source 15 target 26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  <table:table-cell table:formula="of:=&quot;  edge [ source &quot;&amp;[.A1030]&amp;&quot; target &quot;&amp;[.B1030]&amp;&quot; ]&quot;" office:value-type="string" office:string-value="  edge [ source 15 target 27 ]" calcext:value-type="string">
            <text:p><text:s text:c="2"/>edge [ source 15 target 27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  <table:table-cell table:formula="of:=&quot;  edge [ source &quot;&amp;[.A1031]&amp;&quot; target &quot;&amp;[.B1031]&amp;&quot; ]&quot;" office:value-type="string" office:string-value="  edge [ source 15 target 28 ]" calcext:value-type="string">
            <text:p><text:s text:c="2"/>edge [ source 15 target 28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/>
          <table:table-cell table:formula="of:=&quot;  edge [ source &quot;&amp;[.A1032]&amp;&quot; target &quot;&amp;[.B1032]&amp;&quot; ]&quot;" office:value-type="string" office:string-value="  edge [ source 15 target 29 ]" calcext:value-type="string">
            <text:p><text:s text:c="2"/>edge [ source 15 target 29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&quot;  edge [ source &quot;&amp;[.A1033]&amp;&quot; target &quot;&amp;[.B1033]&amp;&quot; ]&quot;" office:value-type="string" office:string-value="  edge [ source 15 target 30 ]" calcext:value-type="string">
            <text:p><text:s text:c="2"/>edge [ source 15 target 30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  <table:table-cell table:formula="of:=&quot;  edge [ source &quot;&amp;[.A1034]&amp;&quot; target &quot;&amp;[.B1034]&amp;&quot; ]&quot;" office:value-type="string" office:string-value="  edge [ source 15 target 31 ]" calcext:value-type="string">
            <text:p><text:s text:c="2"/>edge [ source 15 target 31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&quot;  edge [ source &quot;&amp;[.A1035]&amp;&quot; target &quot;&amp;[.B1035]&amp;&quot; ]&quot;" office:value-type="string" office:string-value="  edge [ source 15 target 32 ]" calcext:value-type="string">
            <text:p><text:s text:c="2"/>edge [ source 15 target 32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&quot;  edge [ source &quot;&amp;[.A1036]&amp;&quot; target &quot;&amp;[.B1036]&amp;&quot; ]&quot;" office:value-type="string" office:string-value="  edge [ source 15 target 33 ]" calcext:value-type="string">
            <text:p><text:s text:c="2"/>edge [ source 15 target 33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/>
          <table:table-cell table:formula="of:=&quot;  edge [ source &quot;&amp;[.A1037]&amp;&quot; target &quot;&amp;[.B1037]&amp;&quot; ]&quot;" office:value-type="string" office:string-value="  edge [ source 15 target 34 ]" calcext:value-type="string">
            <text:p><text:s text:c="2"/>edge [ source 15 target 34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&quot;  edge [ source &quot;&amp;[.A1038]&amp;&quot; target &quot;&amp;[.B1038]&amp;&quot; ]&quot;" office:value-type="string" office:string-value="  edge [ source 20 target 35 ]" calcext:value-type="string">
            <text:p><text:s text:c="2"/>edge [ source 20 target 35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&quot;  edge [ source &quot;&amp;[.A1039]&amp;&quot; target &quot;&amp;[.B1039]&amp;&quot; ]&quot;" office:value-type="string" office:string-value="  edge [ source 20 target 36 ]" calcext:value-type="string">
            <text:p><text:s text:c="2"/>edge [ source 20 target 36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&quot;  edge [ source &quot;&amp;[.A1040]&amp;&quot; target &quot;&amp;[.B1040]&amp;&quot; ]&quot;" office:value-type="string" office:string-value="  edge [ source 20 target 37 ]" calcext:value-type="string">
            <text:p><text:s text:c="2"/>edge [ source 20 target 37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&quot;  edge [ source &quot;&amp;[.A1041]&amp;&quot; target &quot;&amp;[.B1041]&amp;&quot; ]&quot;" office:value-type="string" office:string-value="  edge [ source 20 target 38 ]" calcext:value-type="string">
            <text:p><text:s text:c="2"/>edge [ source 20 target 38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&quot;  edge [ source &quot;&amp;[.A1042]&amp;&quot; target &quot;&amp;[.B1042]&amp;&quot; ]&quot;" office:value-type="string" office:string-value="  edge [ source 20 target 39 ]" calcext:value-type="string">
            <text:p><text:s text:c="2"/>edge [ source 20 target 39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&quot;  edge [ source &quot;&amp;[.A1043]&amp;&quot; target &quot;&amp;[.B1043]&amp;&quot; ]&quot;" office:value-type="string" office:string-value="  edge [ source 20 target 40 ]" calcext:value-type="string">
            <text:p><text:s text:c="2"/>edge [ source 20 target 40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&quot;  edge [ source &quot;&amp;[.A1044]&amp;&quot; target &quot;&amp;[.B1044]&amp;&quot; ]&quot;" office:value-type="string" office:string-value="  edge [ source 20 target 41 ]" calcext:value-type="string">
            <text:p><text:s text:c="2"/>edge [ source 20 target 41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&quot;  edge [ source &quot;&amp;[.A1045]&amp;&quot; target &quot;&amp;[.B1045]&amp;&quot; ]&quot;" office:value-type="string" office:string-value="  edge [ source 20 target 42 ]" calcext:value-type="string">
            <text:p><text:s text:c="2"/>edge [ source 20 target 42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&quot;  edge [ source &quot;&amp;[.A1046]&amp;&quot; target &quot;&amp;[.B1046]&amp;&quot; ]&quot;" office:value-type="string" office:string-value="  edge [ source 20 target 43 ]" calcext:value-type="string">
            <text:p><text:s text:c="2"/>edge [ source 20 target 43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&quot;  edge [ source &quot;&amp;[.A1047]&amp;&quot; target &quot;&amp;[.B1047]&amp;&quot; ]&quot;" office:value-type="string" office:string-value="  edge [ source 20 target 44 ]" calcext:value-type="string">
            <text:p><text:s text:c="2"/>edge [ source 20 target 44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&quot;  edge [ source &quot;&amp;[.A1048]&amp;&quot; target &quot;&amp;[.B1048]&amp;&quot; ]&quot;" office:value-type="string" office:string-value="  edge [ source 20 target 45 ]" calcext:value-type="string">
            <text:p><text:s text:c="2"/>edge [ source 20 target 45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&quot;  edge [ source &quot;&amp;[.A1049]&amp;&quot; target &quot;&amp;[.B1049]&amp;&quot; ]&quot;" office:value-type="string" office:string-value="  edge [ source 20 target 46 ]" calcext:value-type="string">
            <text:p><text:s text:c="2"/>edge [ source 20 target 46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&quot;  edge [ source &quot;&amp;[.A1050]&amp;&quot; target &quot;&amp;[.B1050]&amp;&quot; ]&quot;" office:value-type="string" office:string-value="  edge [ source 20 target 47 ]" calcext:value-type="string">
            <text:p><text:s text:c="2"/>edge [ source 20 target 47 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&quot;  edge [ source &quot;&amp;[.A1051]&amp;&quot; target &quot;&amp;[.B1051]&amp;&quot; ]&quot;" office:value-type="string" office:string-value="  edge [ source 20 target 48 ]" calcext:value-type="string">
            <text:p><text:s text:c="2"/>edge [ source 20 target 48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&quot;  edge [ source &quot;&amp;[.A1052]&amp;&quot; target &quot;&amp;[.B1052]&amp;&quot; ]&quot;" office:value-type="string" office:string-value="  edge [ source 25 target 49 ]" calcext:value-type="string">
            <text:p><text:s text:c="2"/>edge [ source 25 target 49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&quot;  edge [ source &quot;&amp;[.A1053]&amp;&quot; target &quot;&amp;[.B1053]&amp;&quot; ]&quot;" office:value-type="string" office:string-value="  edge [ source 25 target 50 ]" calcext:value-type="string">
            <text:p><text:s text:c="2"/>edge [ source 25 target 50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/>
          <table:table-cell table:formula="of:=&quot;  edge [ source &quot;&amp;[.A1054]&amp;&quot; target &quot;&amp;[.B1054]&amp;&quot; ]&quot;" office:value-type="string" office:string-value="  edge [ source 25 target 51 ]" calcext:value-type="string">
            <text:p><text:s text:c="2"/>edge [ source 25 target 51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/>
          <table:table-cell table:formula="of:=&quot;  edge [ source &quot;&amp;[.A1055]&amp;&quot; target &quot;&amp;[.B1055]&amp;&quot; ]&quot;" office:value-type="string" office:string-value="  edge [ source 25 target 52 ]" calcext:value-type="string">
            <text:p><text:s text:c="2"/>edge [ source 25 target 52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/>
          <table:table-cell table:formula="of:=&quot;  edge [ source &quot;&amp;[.A1056]&amp;&quot; target &quot;&amp;[.B1056]&amp;&quot; ]&quot;" office:value-type="string" office:string-value="  edge [ source 25 target 53 ]" calcext:value-type="string">
            <text:p><text:s text:c="2"/>edge [ source 25 target 53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/>
          <table:table-cell table:formula="of:=&quot;  edge [ source &quot;&amp;[.A1057]&amp;&quot; target &quot;&amp;[.B1057]&amp;&quot; ]&quot;" office:value-type="string" office:string-value="  edge [ source 25 target 54 ]" calcext:value-type="string">
            <text:p><text:s text:c="2"/>edge [ source 25 target 54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/>
          <table:table-cell table:formula="of:=&quot;  edge [ source &quot;&amp;[.A1058]&amp;&quot; target &quot;&amp;[.B1058]&amp;&quot; ]&quot;" office:value-type="string" office:string-value="  edge [ source 25 target 55 ]" calcext:value-type="string">
            <text:p><text:s text:c="2"/>edge [ source 25 target 55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  edge [ source &quot;&amp;[.A1059]&amp;&quot; target &quot;&amp;[.B1059]&amp;&quot; ]&quot;" office:value-type="string" office:string-value="  edge [ source 25 target 56 ]" calcext:value-type="string">
            <text:p><text:s text:c="2"/>edge [ source 25 target 56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/>
          <table:table-cell table:formula="of:=&quot;  edge [ source &quot;&amp;[.A1060]&amp;&quot; target &quot;&amp;[.B1060]&amp;&quot; ]&quot;" office:value-type="string" office:string-value="  edge [ source 25 target 57 ]" calcext:value-type="string">
            <text:p><text:s text:c="2"/>edge [ source 25 target 57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/>
          <table:table-cell table:formula="of:=&quot;  edge [ source &quot;&amp;[.A1061]&amp;&quot; target &quot;&amp;[.B1061]&amp;&quot; ]&quot;" office:value-type="string" office:string-value="  edge [ source 25 target 58 ]" calcext:value-type="string">
            <text:p><text:s text:c="2"/>edge [ source 25 target 58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/>
          <table:table-cell table:formula="of:=&quot;  edge [ source &quot;&amp;[.A1062]&amp;&quot; target &quot;&amp;[.B1062]&amp;&quot; ]&quot;" office:value-type="string" office:string-value="  edge [ source 25 target 59 ]" calcext:value-type="string">
            <text:p><text:s text:c="2"/>edge [ source 25 target 59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/>
          <table:table-cell table:formula="of:=&quot;  edge [ source &quot;&amp;[.A1063]&amp;&quot; target &quot;&amp;[.B1063]&amp;&quot; ]&quot;" office:value-type="string" office:string-value="  edge [ source 25 target 60 ]" calcext:value-type="string">
            <text:p><text:s text:c="2"/>edge [ source 25 target 60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/>
          <table:table-cell table:formula="of:=&quot;  edge [ source &quot;&amp;[.A1064]&amp;&quot; target &quot;&amp;[.B1064]&amp;&quot; ]&quot;" office:value-type="string" office:string-value="  edge [ source 25 target 61 ]" calcext:value-type="string">
            <text:p><text:s text:c="2"/>edge [ source 25 target 61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/>
          <table:table-cell table:formula="of:=&quot;  edge [ source &quot;&amp;[.A1065]&amp;&quot; target &quot;&amp;[.B1065]&amp;&quot; ]&quot;" office:value-type="string" office:string-value="  edge [ source 25 target 62 ]" calcext:value-type="string">
            <text:p><text:s text:c="2"/>edge [ source 25 target 62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/>
          <table:table-cell table:formula="of:=&quot;  edge [ source &quot;&amp;[.A1066]&amp;&quot; target &quot;&amp;[.B1066]&amp;&quot; ]&quot;" office:value-type="string" office:string-value="  edge [ source 25 target 63 ]" calcext:value-type="string">
            <text:p><text:s text:c="2"/>edge [ source 25 target 63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/>
          <table:table-cell table:formula="of:=&quot;  edge [ source &quot;&amp;[.A1067]&amp;&quot; target &quot;&amp;[.B1067]&amp;&quot; ]&quot;" office:value-type="string" office:string-value="  edge [ source 25 target 64 ]" calcext:value-type="string">
            <text:p><text:s text:c="2"/>edge [ source 25 target 64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&quot;  edge [ source &quot;&amp;[.A1068]&amp;&quot; target &quot;&amp;[.B1068]&amp;&quot; ]&quot;" office:value-type="string" office:string-value="  edge [ source 25 target 65 ]" calcext:value-type="string">
            <text:p><text:s text:c="2"/>edge [ source 25 target 65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&quot;  edge [ source &quot;&amp;[.A1069]&amp;&quot; target &quot;&amp;[.B1069]&amp;&quot; ]&quot;" office:value-type="string" office:string-value="  edge [ source 25 target 66 ]" calcext:value-type="string">
            <text:p><text:s text:c="2"/>edge [ source 25 target 66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/>
          <table:table-cell table:formula="of:=&quot;  edge [ source &quot;&amp;[.A1070]&amp;&quot; target &quot;&amp;[.B1070]&amp;&quot; ]&quot;" office:value-type="string" office:string-value="  edge [ source 25 target 67 ]" calcext:value-type="string">
            <text:p><text:s text:c="2"/>edge [ source 25 target 67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/>
          <table:table-cell table:formula="of:=&quot;  edge [ source &quot;&amp;[.A1071]&amp;&quot; target &quot;&amp;[.B1071]&amp;&quot; ]&quot;" office:value-type="string" office:string-value="  edge [ source 25 target 68 ]" calcext:value-type="string">
            <text:p><text:s text:c="2"/>edge [ source 25 target 68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/>
          <table:table-cell table:formula="of:=&quot;  edge [ source &quot;&amp;[.A1072]&amp;&quot; target &quot;&amp;[.B1072]&amp;&quot; ]&quot;" office:value-type="string" office:string-value="  edge [ source 25 target 69 ]" calcext:value-type="string">
            <text:p><text:s text:c="2"/>edge [ source 25 target 69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/>
          <table:table-cell table:formula="of:=&quot;  edge [ source &quot;&amp;[.A1073]&amp;&quot; target &quot;&amp;[.B1073]&amp;&quot; ]&quot;" office:value-type="string" office:string-value="  edge [ source 25 target 70 ]" calcext:value-type="string">
            <text:p><text:s text:c="2"/>edge [ source 25 target 70 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/>
          <table:table-cell table:formula="of:=&quot;  edge [ source &quot;&amp;[.A1074]&amp;&quot; target &quot;&amp;[.B1074]&amp;&quot; ]&quot;" office:value-type="string" office:string-value="  edge [ source 25 target 71 ]" calcext:value-type="string">
            <text:p><text:s text:c="2"/>edge [ source 25 target 71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&quot;  edge [ source &quot;&amp;[.A1075]&amp;&quot; target &quot;&amp;[.B1075]&amp;&quot; ]&quot;" office:value-type="string" office:string-value="  edge [ source 30 target 72 ]" calcext:value-type="string">
            <text:p><text:s text:c="2"/>edge [ source 30 target 72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&quot;  edge [ source &quot;&amp;[.A1076]&amp;&quot; target &quot;&amp;[.B1076]&amp;&quot; ]&quot;" office:value-type="string" office:string-value="  edge [ source 30 target 73 ]" calcext:value-type="string">
            <text:p><text:s text:c="2"/>edge [ source 30 target 73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&quot;  edge [ source &quot;&amp;[.A1077]&amp;&quot; target &quot;&amp;[.B1077]&amp;&quot; ]&quot;" office:value-type="string" office:string-value="  edge [ source 30 target 74 ]" calcext:value-type="string">
            <text:p><text:s text:c="2"/>edge [ source 30 target 74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&quot;  edge [ source &quot;&amp;[.A1078]&amp;&quot; target &quot;&amp;[.B1078]&amp;&quot; ]&quot;" office:value-type="string" office:string-value="  edge [ source 30 target 75 ]" calcext:value-type="string">
            <text:p><text:s text:c="2"/>edge [ source 30 target 75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&quot;  edge [ source &quot;&amp;[.A1079]&amp;&quot; target &quot;&amp;[.B1079]&amp;&quot; ]&quot;" office:value-type="string" office:string-value="  edge [ source 30 target 76 ]" calcext:value-type="string">
            <text:p><text:s text:c="2"/>edge [ source 30 target 76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&quot;  edge [ source &quot;&amp;[.A1080]&amp;&quot; target &quot;&amp;[.B1080]&amp;&quot; ]&quot;" office:value-type="string" office:string-value="  edge [ source 30 target 77 ]" calcext:value-type="string">
            <text:p><text:s text:c="2"/>edge [ source 30 target 77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&quot;  edge [ source &quot;&amp;[.A1081]&amp;&quot; target &quot;&amp;[.B1081]&amp;&quot; ]&quot;" office:value-type="string" office:string-value="  edge [ source 30 target 78 ]" calcext:value-type="string">
            <text:p><text:s text:c="2"/>edge [ source 30 target 78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&quot;  edge [ source &quot;&amp;[.A1082]&amp;&quot; target &quot;&amp;[.B1082]&amp;&quot; ]&quot;" office:value-type="string" office:string-value="  edge [ source 30 target 79 ]" calcext:value-type="string">
            <text:p><text:s text:c="2"/>edge [ source 30 target 79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&quot;  edge [ source &quot;&amp;[.A1083]&amp;&quot; target &quot;&amp;[.B1083]&amp;&quot; ]&quot;" office:value-type="string" office:string-value="  edge [ source 30 target 80 ]" calcext:value-type="string">
            <text:p><text:s text:c="2"/>edge [ source 30 target 80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&quot;  edge [ source &quot;&amp;[.A1084]&amp;&quot; target &quot;&amp;[.B1084]&amp;&quot; ]&quot;" office:value-type="string" office:string-value="  edge [ source 30 target 81 ]" calcext:value-type="string">
            <text:p><text:s text:c="2"/>edge [ source 30 target 81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&quot;  edge [ source &quot;&amp;[.A1085]&amp;&quot; target &quot;&amp;[.B1085]&amp;&quot; ]&quot;" office:value-type="string" office:string-value="  edge [ source 30 target 82 ]" calcext:value-type="string">
            <text:p><text:s text:c="2"/>edge [ source 30 target 82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&quot;  edge [ source &quot;&amp;[.A1086]&amp;&quot; target &quot;&amp;[.B1086]&amp;&quot; ]&quot;" office:value-type="string" office:string-value="  edge [ source 30 target 83 ]" calcext:value-type="string">
            <text:p><text:s text:c="2"/>edge [ source 30 target 83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&quot;  edge [ source &quot;&amp;[.A1087]&amp;&quot; target &quot;&amp;[.B1087]&amp;&quot; ]&quot;" office:value-type="string" office:string-value="  edge [ source 30 target 84 ]" calcext:value-type="string">
            <text:p><text:s text:c="2"/>edge [ source 30 target 84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&quot;  edge [ source &quot;&amp;[.A1088]&amp;&quot; target &quot;&amp;[.B1088]&amp;&quot; ]&quot;" office:value-type="string" office:string-value="  edge [ source 30 target 85 ]" calcext:value-type="string">
            <text:p><text:s text:c="2"/>edge [ source 30 target 85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&quot;  edge [ source &quot;&amp;[.A1089]&amp;&quot; target &quot;&amp;[.B1089]&amp;&quot; ]&quot;" office:value-type="string" office:string-value="  edge [ source 30 target 86 ]" calcext:value-type="string">
            <text:p><text:s text:c="2"/>edge [ source 30 target 86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&quot;  edge [ source &quot;&amp;[.A1090]&amp;&quot; target &quot;&amp;[.B1090]&amp;&quot; ]&quot;" office:value-type="string" office:string-value="  edge [ source 30 target 87 ]" calcext:value-type="string">
            <text:p><text:s text:c="2"/>edge [ source 30 target 87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&quot;  edge [ source &quot;&amp;[.A1091]&amp;&quot; target &quot;&amp;[.B1091]&amp;&quot; ]&quot;" office:value-type="string" office:string-value="  edge [ source 30 target 88 ]" calcext:value-type="string">
            <text:p><text:s text:c="2"/>edge [ source 30 target 88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&quot;  edge [ source &quot;&amp;[.A1092]&amp;&quot; target &quot;&amp;[.B1092]&amp;&quot; ]&quot;" office:value-type="string" office:string-value="  edge [ source 30 target 89 ]" calcext:value-type="string">
            <text:p><text:s text:c="2"/>edge [ source 30 target 89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&quot;  edge [ source &quot;&amp;[.A1093]&amp;&quot; target &quot;&amp;[.B1093]&amp;&quot; ]&quot;" office:value-type="string" office:string-value="  edge [ source 30 target 90 ]" calcext:value-type="string">
            <text:p><text:s text:c="2"/>edge [ source 30 target 90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&quot;  edge [ source &quot;&amp;[.A1094]&amp;&quot; target &quot;&amp;[.B1094]&amp;&quot; ]&quot;" office:value-type="string" office:string-value="  edge [ source 30 target 91 ]" calcext:value-type="string">
            <text:p><text:s text:c="2"/>edge [ source 30 target 91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&quot;  edge [ source &quot;&amp;[.A1095]&amp;&quot; target &quot;&amp;[.B1095]&amp;&quot; ]&quot;" office:value-type="string" office:string-value="  edge [ source 30 target 92 ]" calcext:value-type="string">
            <text:p><text:s text:c="2"/>edge [ source 30 target 92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&quot;  edge [ source &quot;&amp;[.A1096]&amp;&quot; target &quot;&amp;[.B1096]&amp;&quot; ]&quot;" office:value-type="string" office:string-value="  edge [ source 30 target 93 ]" calcext:value-type="string">
            <text:p><text:s text:c="2"/>edge [ source 30 target 93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&quot;  edge [ source &quot;&amp;[.A1097]&amp;&quot; target &quot;&amp;[.B1097]&amp;&quot; ]&quot;" office:value-type="string" office:string-value="  edge [ source 30 target 94 ]" calcext:value-type="string">
            <text:p><text:s text:c="2"/>edge [ source 30 target 94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&quot;  edge [ source &quot;&amp;[.A1098]&amp;&quot; target &quot;&amp;[.B1098]&amp;&quot; ]&quot;" office:value-type="string" office:string-value="  edge [ source 30 target 95 ]" calcext:value-type="string">
            <text:p><text:s text:c="2"/>edge [ source 30 target 95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&quot;  edge [ source &quot;&amp;[.A1099]&amp;&quot; target &quot;&amp;[.B1099]&amp;&quot; ]&quot;" office:value-type="string" office:string-value="  edge [ source 30 target 96 ]" calcext:value-type="string">
            <text:p><text:s text:c="2"/>edge [ source 30 target 96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&quot;  edge [ source &quot;&amp;[.A1100]&amp;&quot; target &quot;&amp;[.B1100]&amp;&quot; ]&quot;" office:value-type="string" office:string-value="  edge [ source 30 target 97 ]" calcext:value-type="string">
            <text:p><text:s text:c="2"/>edge [ source 30 target 97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&quot;  edge [ source &quot;&amp;[.A1101]&amp;&quot; target &quot;&amp;[.B1101]&amp;&quot; ]&quot;" office:value-type="string" office:string-value="  edge [ source 30 target 98 ]" calcext:value-type="string">
            <text:p><text:s text:c="2"/>edge [ source 30 target 98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&quot;  edge [ source &quot;&amp;[.A1102]&amp;&quot; target &quot;&amp;[.B1102]&amp;&quot; ]&quot;" office:value-type="string" office:string-value="  edge [ source 30 target 99 ]" calcext:value-type="string">
            <text:p><text:s text:c="2"/>edge [ source 30 target 99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&quot;  edge [ source &quot;&amp;[.A1103]&amp;&quot; target &quot;&amp;[.B1103]&amp;&quot; ]&quot;" office:value-type="string" office:string-value="  edge [ source 30 target 100 ]" calcext:value-type="string">
            <text:p><text:s text:c="2"/>edge [ source 30 target 100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&quot;  edge [ source &quot;&amp;[.A1104]&amp;&quot; target &quot;&amp;[.B1104]&amp;&quot; ]&quot;" office:value-type="string" office:string-value="  edge [ source 30 target 101 ]" calcext:value-type="string">
            <text:p><text:s text:c="2"/>edge [ source 30 target 101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&quot;  edge [ source &quot;&amp;[.A1105]&amp;&quot; target &quot;&amp;[.B1105]&amp;&quot; ]&quot;" office:value-type="string" office:string-value="  edge [ source 30 target 102 ]" calcext:value-type="string">
            <text:p><text:s text:c="2"/>edge [ source 30 target 102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&quot;  edge [ source &quot;&amp;[.A1106]&amp;&quot; target &quot;&amp;[.B1106]&amp;&quot; ]&quot;" office:value-type="string" office:string-value="  edge [ source 30 target 103 ]" calcext:value-type="string">
            <text:p><text:s text:c="2"/>edge [ source 30 target 103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&quot;  edge [ source &quot;&amp;[.A1107]&amp;&quot; target &quot;&amp;[.B1107]&amp;&quot; ]&quot;" office:value-type="string" office:string-value="  edge [ source 30 target 104 ]" calcext:value-type="string">
            <text:p><text:s text:c="2"/>edge [ source 30 target 104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&quot;  edge [ source &quot;&amp;[.A1108]&amp;&quot; target &quot;&amp;[.B1108]&amp;&quot; ]&quot;" office:value-type="string" office:string-value="  edge [ source 30 target 105 ]" calcext:value-type="string">
            <text:p><text:s text:c="2"/>edge [ source 30 target 105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&quot;  edge [ source &quot;&amp;[.A1109]&amp;&quot; target &quot;&amp;[.B1109]&amp;&quot; ]&quot;" office:value-type="string" office:string-value="  edge [ source 30 target 106 ]" calcext:value-type="string">
            <text:p><text:s text:c="2"/>edge [ source 30 target 106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&quot;  edge [ source &quot;&amp;[.A1110]&amp;&quot; target &quot;&amp;[.B1110]&amp;&quot; ]&quot;" office:value-type="string" office:string-value="  edge [ source 30 target 107 ]" calcext:value-type="string">
            <text:p><text:s text:c="2"/>edge [ source 30 target 107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&quot;  edge [ source &quot;&amp;[.A1111]&amp;&quot; target &quot;&amp;[.B1111]&amp;&quot; ]&quot;" office:value-type="string" office:string-value="  edge [ source 30 target 108 ]" calcext:value-type="string">
            <text:p><text:s text:c="2"/>edge [ source 30 target 108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&quot;  edge [ source &quot;&amp;[.A1112]&amp;&quot; target &quot;&amp;[.B1112]&amp;&quot; ]&quot;" office:value-type="string" office:string-value="  edge [ source 30 target 109 ]" calcext:value-type="string">
            <text:p><text:s text:c="2"/>edge [ source 30 target 109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&quot;  edge [ source &quot;&amp;[.A1113]&amp;&quot; target &quot;&amp;[.B1113]&amp;&quot; ]&quot;" office:value-type="string" office:string-value="  edge [ source 30 target 110 ]" calcext:value-type="string">
            <text:p><text:s text:c="2"/>edge [ source 30 target 110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&quot;  edge [ source &quot;&amp;[.A1114]&amp;&quot; target &quot;&amp;[.B1114]&amp;&quot; ]&quot;" office:value-type="string" office:string-value="  edge [ source 30 target 111 ]" calcext:value-type="string">
            <text:p><text:s text:c="2"/>edge [ source 30 target 111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&quot;  edge [ source &quot;&amp;[.A1115]&amp;&quot; target &quot;&amp;[.B1115]&amp;&quot; ]&quot;" office:value-type="string" office:string-value="  edge [ source 30 target 112 ]" calcext:value-type="string">
            <text:p><text:s text:c="2"/>edge [ source 30 target 112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&quot;  edge [ source &quot;&amp;[.A1116]&amp;&quot; target &quot;&amp;[.B1116]&amp;&quot; ]&quot;" office:value-type="string" office:string-value="  edge [ source 30 target 113 ]" calcext:value-type="string">
            <text:p><text:s text:c="2"/>edge [ source 30 target 113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&quot;  edge [ source &quot;&amp;[.A1117]&amp;&quot; target &quot;&amp;[.B1117]&amp;&quot; ]&quot;" office:value-type="string" office:string-value="  edge [ source 30 target 114 ]" calcext:value-type="string">
            <text:p><text:s text:c="2"/>edge [ source 30 target 114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&quot;  edge [ source &quot;&amp;[.A1118]&amp;&quot; target &quot;&amp;[.B1118]&amp;&quot; ]&quot;" office:value-type="string" office:string-value="  edge [ source 30 target 115 ]" calcext:value-type="string">
            <text:p><text:s text:c="2"/>edge [ source 30 target 115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&quot;  edge [ source &quot;&amp;[.A1119]&amp;&quot; target &quot;&amp;[.B1119]&amp;&quot; ]&quot;" office:value-type="string" office:string-value="  edge [ source 30 target 116 ]" calcext:value-type="string">
            <text:p><text:s text:c="2"/>edge [ source 30 target 116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&quot;  edge [ source &quot;&amp;[.A1120]&amp;&quot; target &quot;&amp;[.B1120]&amp;&quot; ]&quot;" office:value-type="string" office:string-value="  edge [ source 30 target 117 ]" calcext:value-type="string">
            <text:p><text:s text:c="2"/>edge [ source 30 target 117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&quot;  edge [ source &quot;&amp;[.A1121]&amp;&quot; target &quot;&amp;[.B1121]&amp;&quot; ]&quot;" office:value-type="string" office:string-value="  edge [ source 30 target 118 ]" calcext:value-type="string">
            <text:p><text:s text:c="2"/>edge [ source 30 target 118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&quot;  edge [ source &quot;&amp;[.A1122]&amp;&quot; target &quot;&amp;[.B1122]&amp;&quot; ]&quot;" office:value-type="string" office:string-value="  edge [ source 30 target 119 ]" calcext:value-type="string">
            <text:p><text:s text:c="2"/>edge [ source 30 target 119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&quot;  edge [ source &quot;&amp;[.A1123]&amp;&quot; target &quot;&amp;[.B1123]&amp;&quot; ]&quot;" office:value-type="string" office:string-value="  edge [ source 30 target 120 ]" calcext:value-type="string">
            <text:p><text:s text:c="2"/>edge [ source 30 target 120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&quot;  edge [ source &quot;&amp;[.A1124]&amp;&quot; target &quot;&amp;[.B1124]&amp;&quot; ]&quot;" office:value-type="string" office:string-value="  edge [ source 30 target 121 ]" calcext:value-type="string">
            <text:p><text:s text:c="2"/>edge [ source 30 target 121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&quot;  edge [ source &quot;&amp;[.A1125]&amp;&quot; target &quot;&amp;[.B1125]&amp;&quot; ]&quot;" office:value-type="string" office:string-value="  edge [ source 30 target 122 ]" calcext:value-type="string">
            <text:p><text:s text:c="2"/>edge [ source 30 target 122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&quot;  edge [ source &quot;&amp;[.A1126]&amp;&quot; target &quot;&amp;[.B1126]&amp;&quot; ]&quot;" office:value-type="string" office:string-value="  edge [ source 30 target 123 ]" calcext:value-type="string">
            <text:p><text:s text:c="2"/>edge [ source 30 target 123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&quot;  edge [ source &quot;&amp;[.A1127]&amp;&quot; target &quot;&amp;[.B1127]&amp;&quot; ]&quot;" office:value-type="string" office:string-value="  edge [ source 30 target 124 ]" calcext:value-type="string">
            <text:p><text:s text:c="2"/>edge [ source 30 target 124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&quot;  edge [ source &quot;&amp;[.A1128]&amp;&quot; target &quot;&amp;[.B1128]&amp;&quot; ]&quot;" office:value-type="string" office:string-value="  edge [ source 30 target 125 ]" calcext:value-type="string">
            <text:p><text:s text:c="2"/>edge [ source 30 target 125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&quot;  edge [ source &quot;&amp;[.A1129]&amp;&quot; target &quot;&amp;[.B1129]&amp;&quot; ]&quot;" office:value-type="string" office:string-value="  edge [ source 30 target 126 ]" calcext:value-type="string">
            <text:p><text:s text:c="2"/>edge [ source 30 target 126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&quot;  edge [ source &quot;&amp;[.A1130]&amp;&quot; target &quot;&amp;[.B1130]&amp;&quot; ]&quot;" office:value-type="string" office:string-value="  edge [ source 30 target 127 ]" calcext:value-type="string">
            <text:p><text:s text:c="2"/>edge [ source 30 target 127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&quot;  edge [ source &quot;&amp;[.A1131]&amp;&quot; target &quot;&amp;[.B1131]&amp;&quot; ]&quot;" office:value-type="string" office:string-value="  edge [ source 30 target 128 ]" calcext:value-type="string">
            <text:p><text:s text:c="2"/>edge [ source 30 target 128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&quot;  edge [ source &quot;&amp;[.A1132]&amp;&quot; target &quot;&amp;[.B1132]&amp;&quot; ]&quot;" office:value-type="string" office:string-value="  edge [ source 30 target 129 ]" calcext:value-type="string">
            <text:p><text:s text:c="2"/>edge [ source 30 target 129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&quot;  edge [ source &quot;&amp;[.A1133]&amp;&quot; target &quot;&amp;[.B1133]&amp;&quot; ]&quot;" office:value-type="string" office:string-value="  edge [ source 30 target 130 ]" calcext:value-type="string">
            <text:p><text:s text:c="2"/>edge [ source 30 target 130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&quot;  edge [ source &quot;&amp;[.A1134]&amp;&quot; target &quot;&amp;[.B1134]&amp;&quot; ]&quot;" office:value-type="string" office:string-value="  edge [ source 30 target 131 ]" calcext:value-type="string">
            <text:p><text:s text:c="2"/>edge [ source 30 target 131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&quot;  edge [ source &quot;&amp;[.A1135]&amp;&quot; target &quot;&amp;[.B1135]&amp;&quot; ]&quot;" office:value-type="string" office:string-value="  edge [ source 30 target 132 ]" calcext:value-type="string">
            <text:p><text:s text:c="2"/>edge [ source 30 target 132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&quot;  edge [ source &quot;&amp;[.A1136]&amp;&quot; target &quot;&amp;[.B1136]&amp;&quot; ]&quot;" office:value-type="string" office:string-value="  edge [ source 30 target 133 ]" calcext:value-type="string">
            <text:p><text:s text:c="2"/>edge [ source 30 target 133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&quot;  edge [ source &quot;&amp;[.A1137]&amp;&quot; target &quot;&amp;[.B1137]&amp;&quot; ]&quot;" office:value-type="string" office:string-value="  edge [ source 30 target 134 ]" calcext:value-type="string">
            <text:p><text:s text:c="2"/>edge [ source 30 target 134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&quot;  edge [ source &quot;&amp;[.A1138]&amp;&quot; target &quot;&amp;[.B1138]&amp;&quot; ]&quot;" office:value-type="string" office:string-value="  edge [ source 30 target 135 ]" calcext:value-type="string">
            <text:p><text:s text:c="2"/>edge [ source 30 target 135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&quot;  edge [ source &quot;&amp;[.A1139]&amp;&quot; target &quot;&amp;[.B1139]&amp;&quot; ]&quot;" office:value-type="string" office:string-value="  edge [ source 30 target 136 ]" calcext:value-type="string">
            <text:p><text:s text:c="2"/>edge [ source 30 target 136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&quot;  edge [ source &quot;&amp;[.A1140]&amp;&quot; target &quot;&amp;[.B1140]&amp;&quot; ]&quot;" office:value-type="string" office:string-value="  edge [ source 30 target 137 ]" calcext:value-type="string">
            <text:p><text:s text:c="2"/>edge [ source 30 target 137 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&quot;  edge [ source &quot;&amp;[.A1141]&amp;&quot; target &quot;&amp;[.B1141]&amp;&quot; ]&quot;" office:value-type="string" office:string-value="  edge [ source 30 target 138 ]" calcext:value-type="string">
            <text:p><text:s text:c="2"/>edge [ source 30 target 138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&quot;  edge [ source &quot;&amp;[.A1142]&amp;&quot; target &quot;&amp;[.B1142]&amp;&quot; ]&quot;" office:value-type="string" office:string-value="  edge [ source 70 target 139 ]" calcext:value-type="string">
            <text:p><text:s text:c="2"/>edge [ source 70 target 139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&quot;  edge [ source &quot;&amp;[.A1143]&amp;&quot; target &quot;&amp;[.B1143]&amp;&quot; ]&quot;" office:value-type="string" office:string-value="  edge [ source 70 target 140 ]" calcext:value-type="string">
            <text:p><text:s text:c="2"/>edge [ source 70 target 140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&quot;  edge [ source &quot;&amp;[.A1144]&amp;&quot; target &quot;&amp;[.B1144]&amp;&quot; ]&quot;" office:value-type="string" office:string-value="  edge [ source 70 target 141 ]" calcext:value-type="string">
            <text:p><text:s text:c="2"/>edge [ source 70 target 141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&quot;  edge [ source &quot;&amp;[.A1145]&amp;&quot; target &quot;&amp;[.B1145]&amp;&quot; ]&quot;" office:value-type="string" office:string-value="  edge [ source 70 target 142 ]" calcext:value-type="string">
            <text:p><text:s text:c="2"/>edge [ source 70 target 142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&quot;  edge [ source &quot;&amp;[.A1146]&amp;&quot; target &quot;&amp;[.B1146]&amp;&quot; ]&quot;" office:value-type="string" office:string-value="  edge [ source 70 target 143 ]" calcext:value-type="string">
            <text:p><text:s text:c="2"/>edge [ source 70 target 143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&quot;  edge [ source &quot;&amp;[.A1147]&amp;&quot; target &quot;&amp;[.B1147]&amp;&quot; ]&quot;" office:value-type="string" office:string-value="  edge [ source 70 target 144 ]" calcext:value-type="string">
            <text:p><text:s text:c="2"/>edge [ source 70 target 144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&quot;  edge [ source &quot;&amp;[.A1148]&amp;&quot; target &quot;&amp;[.B1148]&amp;&quot; ]&quot;" office:value-type="string" office:string-value="  edge [ source 70 target 145 ]" calcext:value-type="string">
            <text:p><text:s text:c="2"/>edge [ source 70 target 145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&quot;  edge [ source &quot;&amp;[.A1149]&amp;&quot; target &quot;&amp;[.B1149]&amp;&quot; ]&quot;" office:value-type="string" office:string-value="  edge [ source 70 target 146 ]" calcext:value-type="string">
            <text:p><text:s text:c="2"/>edge [ source 70 target 146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&quot;  edge [ source &quot;&amp;[.A1150]&amp;&quot; target &quot;&amp;[.B1150]&amp;&quot; ]&quot;" office:value-type="string" office:string-value="  edge [ source 70 target 147 ]" calcext:value-type="string">
            <text:p><text:s text:c="2"/>edge [ source 70 target 147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&quot;  edge [ source &quot;&amp;[.A1151]&amp;&quot; target &quot;&amp;[.B1151]&amp;&quot; ]&quot;" office:value-type="string" office:string-value="  edge [ source 70 target 148 ]" calcext:value-type="string">
            <text:p><text:s text:c="2"/>edge [ source 70 target 148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&quot;  edge [ source &quot;&amp;[.A1152]&amp;&quot; target &quot;&amp;[.B1152]&amp;&quot; ]&quot;" office:value-type="string" office:string-value="  edge [ source 70 target 149 ]" calcext:value-type="string">
            <text:p><text:s text:c="2"/>edge [ source 70 target 149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&quot;  edge [ source &quot;&amp;[.A1153]&amp;&quot; target &quot;&amp;[.B1153]&amp;&quot; ]&quot;" office:value-type="string" office:string-value="  edge [ source 70 target 150 ]" calcext:value-type="string">
            <text:p><text:s text:c="2"/>edge [ source 70 target 150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&quot;  edge [ source &quot;&amp;[.A1154]&amp;&quot; target &quot;&amp;[.B1154]&amp;&quot; ]&quot;" office:value-type="string" office:string-value="  edge [ source 70 target 151 ]" calcext:value-type="string">
            <text:p><text:s text:c="2"/>edge [ source 70 target 151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&quot;  edge [ source &quot;&amp;[.A1155]&amp;&quot; target &quot;&amp;[.B1155]&amp;&quot; ]&quot;" office:value-type="string" office:string-value="  edge [ source 70 target 152 ]" calcext:value-type="string">
            <text:p><text:s text:c="2"/>edge [ source 70 target 152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&quot;  edge [ source &quot;&amp;[.A1156]&amp;&quot; target &quot;&amp;[.B1156]&amp;&quot; ]&quot;" office:value-type="string" office:string-value="  edge [ source 70 target 153 ]" calcext:value-type="string">
            <text:p><text:s text:c="2"/>edge [ source 70 target 153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&quot;  edge [ source &quot;&amp;[.A1157]&amp;&quot; target &quot;&amp;[.B1157]&amp;&quot; ]&quot;" office:value-type="string" office:string-value="  edge [ source 70 target 154 ]" calcext:value-type="string">
            <text:p><text:s text:c="2"/>edge [ source 70 target 154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&quot;  edge [ source &quot;&amp;[.A1158]&amp;&quot; target &quot;&amp;[.B1158]&amp;&quot; ]&quot;" office:value-type="string" office:string-value="  edge [ source 70 target 155 ]" calcext:value-type="string">
            <text:p><text:s text:c="2"/>edge [ source 70 target 155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&quot;  edge [ source &quot;&amp;[.A1159]&amp;&quot; target &quot;&amp;[.B1159]&amp;&quot; ]&quot;" office:value-type="string" office:string-value="  edge [ source 70 target 156 ]" calcext:value-type="string">
            <text:p><text:s text:c="2"/>edge [ source 70 target 156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&quot;  edge [ source &quot;&amp;[.A1160]&amp;&quot; target &quot;&amp;[.B1160]&amp;&quot; ]&quot;" office:value-type="string" office:string-value="  edge [ source 70 target 157 ]" calcext:value-type="string">
            <text:p><text:s text:c="2"/>edge [ source 70 target 157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&quot;  edge [ source &quot;&amp;[.A1161]&amp;&quot; target &quot;&amp;[.B1161]&amp;&quot; ]&quot;" office:value-type="string" office:string-value="  edge [ source 70 target 158 ]" calcext:value-type="string">
            <text:p><text:s text:c="2"/>edge [ source 70 target 158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&quot;  edge [ source &quot;&amp;[.A1162]&amp;&quot; target &quot;&amp;[.B1162]&amp;&quot; ]&quot;" office:value-type="string" office:string-value="  edge [ source 70 target 159 ]" calcext:value-type="string">
            <text:p><text:s text:c="2"/>edge [ source 70 target 159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&quot;  edge [ source &quot;&amp;[.A1163]&amp;&quot; target &quot;&amp;[.B1163]&amp;&quot; ]&quot;" office:value-type="string" office:string-value="  edge [ source 70 target 160 ]" calcext:value-type="string">
            <text:p><text:s text:c="2"/>edge [ source 70 target 160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&quot;  edge [ source &quot;&amp;[.A1164]&amp;&quot; target &quot;&amp;[.B1164]&amp;&quot; ]&quot;" office:value-type="string" office:string-value="  edge [ source 70 target 161 ]" calcext:value-type="string">
            <text:p><text:s text:c="2"/>edge [ source 70 target 161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&quot;  edge [ source &quot;&amp;[.A1165]&amp;&quot; target &quot;&amp;[.B1165]&amp;&quot; ]&quot;" office:value-type="string" office:string-value="  edge [ source 70 target 162 ]" calcext:value-type="string">
            <text:p><text:s text:c="2"/>edge [ source 70 target 162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&quot;  edge [ source &quot;&amp;[.A1166]&amp;&quot; target &quot;&amp;[.B1166]&amp;&quot; ]&quot;" office:value-type="string" office:string-value="  edge [ source 70 target 163 ]" calcext:value-type="string">
            <text:p><text:s text:c="2"/>edge [ source 70 target 163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&quot;  edge [ source &quot;&amp;[.A1167]&amp;&quot; target &quot;&amp;[.B1167]&amp;&quot; ]&quot;" office:value-type="string" office:string-value="  edge [ source 70 target 164 ]" calcext:value-type="string">
            <text:p><text:s text:c="2"/>edge [ source 70 target 164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&quot;  edge [ source &quot;&amp;[.A1168]&amp;&quot; target &quot;&amp;[.B1168]&amp;&quot; ]&quot;" office:value-type="string" office:string-value="  edge [ source 70 target 165 ]" calcext:value-type="string">
            <text:p><text:s text:c="2"/>edge [ source 70 target 165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&quot;  edge [ source &quot;&amp;[.A1169]&amp;&quot; target &quot;&amp;[.B1169]&amp;&quot; ]&quot;" office:value-type="string" office:string-value="  edge [ source 70 target 166 ]" calcext:value-type="string">
            <text:p><text:s text:c="2"/>edge [ source 70 target 166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&quot;  edge [ source &quot;&amp;[.A1170]&amp;&quot; target &quot;&amp;[.B1170]&amp;&quot; ]&quot;" office:value-type="string" office:string-value="  edge [ source 70 target 167 ]" calcext:value-type="string">
            <text:p><text:s text:c="2"/>edge [ source 70 target 167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&quot;  edge [ source &quot;&amp;[.A1171]&amp;&quot; target &quot;&amp;[.B1171]&amp;&quot; ]&quot;" office:value-type="string" office:string-value="  edge [ source 70 target 168 ]" calcext:value-type="string">
            <text:p><text:s text:c="2"/>edge [ source 70 target 168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&quot;  edge [ source &quot;&amp;[.A1172]&amp;&quot; target &quot;&amp;[.B1172]&amp;&quot; ]&quot;" office:value-type="string" office:string-value="  edge [ source 70 target 169 ]" calcext:value-type="string">
            <text:p><text:s text:c="2"/>edge [ source 70 target 169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&quot;  edge [ source &quot;&amp;[.A1173]&amp;&quot; target &quot;&amp;[.B1173]&amp;&quot; ]&quot;" office:value-type="string" office:string-value="  edge [ source 70 target 170 ]" calcext:value-type="string">
            <text:p><text:s text:c="2"/>edge [ source 70 target 170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&quot;  edge [ source &quot;&amp;[.A1174]&amp;&quot; target &quot;&amp;[.B1174]&amp;&quot; ]&quot;" office:value-type="string" office:string-value="  edge [ source 70 target 171 ]" calcext:value-type="string">
            <text:p><text:s text:c="2"/>edge [ source 70 target 171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&quot;  edge [ source &quot;&amp;[.A1175]&amp;&quot; target &quot;&amp;[.B1175]&amp;&quot; ]&quot;" office:value-type="string" office:string-value="  edge [ source 70 target 172 ]" calcext:value-type="string">
            <text:p><text:s text:c="2"/>edge [ source 70 target 172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&quot;  edge [ source &quot;&amp;[.A1176]&amp;&quot; target &quot;&amp;[.B1176]&amp;&quot; ]&quot;" office:value-type="string" office:string-value="  edge [ source 70 target 173 ]" calcext:value-type="string">
            <text:p><text:s text:c="2"/>edge [ source 70 target 173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&quot;  edge [ source &quot;&amp;[.A1177]&amp;&quot; target &quot;&amp;[.B1177]&amp;&quot; ]&quot;" office:value-type="string" office:string-value="  edge [ source 70 target 174 ]" calcext:value-type="string">
            <text:p><text:s text:c="2"/>edge [ source 70 target 174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&quot;  edge [ source &quot;&amp;[.A1178]&amp;&quot; target &quot;&amp;[.B1178]&amp;&quot; ]&quot;" office:value-type="string" office:string-value="  edge [ source 70 target 175 ]" calcext:value-type="string">
            <text:p><text:s text:c="2"/>edge [ source 70 target 175 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&quot;  edge [ source &quot;&amp;[.A1179]&amp;&quot; target &quot;&amp;[.B1179]&amp;&quot; ]&quot;" office:value-type="string" office:string-value="  edge [ source 70 target 176 ]" calcext:value-type="string">
            <text:p><text:s text:c="2"/>edge [ source 70 target 176 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&quot;  edge [ source &quot;&amp;[.A1180]&amp;&quot; target &quot;&amp;[.B1180]&amp;&quot; ]&quot;" office:value-type="string" office:string-value="  edge [ source 100 target 177 ]" calcext:value-type="string">
            <text:p><text:s text:c="2"/>edge [ source 100 target 177 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&quot;  edge [ source &quot;&amp;[.A1181]&amp;&quot; target &quot;&amp;[.B1181]&amp;&quot; ]&quot;" office:value-type="string" office:string-value="  edge [ source 101 target 178 ]" calcext:value-type="string">
            <text:p><text:s text:c="2"/>edge [ source 101 target 178 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&quot;  edge [ source &quot;&amp;[.A1182]&amp;&quot; target &quot;&amp;[.B1182]&amp;&quot; ]&quot;" office:value-type="string" office:string-value="  edge [ source 102 target 179 ]" calcext:value-type="string">
            <text:p><text:s text:c="2"/>edge [ source 102 target 179 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&quot;  edge [ source &quot;&amp;[.A1183]&amp;&quot; target &quot;&amp;[.B1183]&amp;&quot; ]&quot;" office:value-type="string" office:string-value="  edge [ source 103 target 180 ]" calcext:value-type="string">
            <text:p><text:s text:c="2"/>edge [ source 103 target 180 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&quot;  edge [ source &quot;&amp;[.A1184]&amp;&quot; target &quot;&amp;[.B1184]&amp;&quot; ]&quot;" office:value-type="string" office:string-value="  edge [ source 104 target 181 ]" calcext:value-type="string">
            <text:p><text:s text:c="2"/>edge [ source 104 target 181 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&quot;  edge [ source &quot;&amp;[.A1185]&amp;&quot; target &quot;&amp;[.B1185]&amp;&quot; ]&quot;" office:value-type="string" office:string-value="  edge [ source 105 target 182 ]" calcext:value-type="string">
            <text:p><text:s text:c="2"/>edge [ source 105 target 182 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&quot;  edge [ source &quot;&amp;[.A1186]&amp;&quot; target &quot;&amp;[.B1186]&amp;&quot; ]&quot;" office:value-type="string" office:string-value="  edge [ source 106 target 183 ]" calcext:value-type="string">
            <text:p><text:s text:c="2"/>edge [ source 106 target 183 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&quot;  edge [ source &quot;&amp;[.A1187]&amp;&quot; target &quot;&amp;[.B1187]&amp;&quot; ]&quot;" office:value-type="string" office:string-value="  edge [ source 107 target 184 ]" calcext:value-type="string">
            <text:p><text:s text:c="2"/>edge [ source 107 target 184 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&quot;  edge [ source &quot;&amp;[.A1188]&amp;&quot; target &quot;&amp;[.B1188]&amp;&quot; ]&quot;" office:value-type="string" office:string-value="  edge [ source 108 target 185 ]" calcext:value-type="string">
            <text:p><text:s text:c="2"/>edge [ source 108 target 185 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&quot;  edge [ source &quot;&amp;[.A1189]&amp;&quot; target &quot;&amp;[.B1189]&amp;&quot; ]&quot;" office:value-type="string" office:string-value="  edge [ source 109 target 186 ]" calcext:value-type="string">
            <text:p><text:s text:c="2"/>edge [ source 109 target 186 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&quot;  edge [ source &quot;&amp;[.A1190]&amp;&quot; target &quot;&amp;[.B1190]&amp;&quot; ]&quot;" office:value-type="string" office:string-value="  edge [ source 110 target 187 ]" calcext:value-type="string">
            <text:p><text:s text:c="2"/>edge [ source 110 target 187 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&quot;  edge [ source &quot;&amp;[.A1191]&amp;&quot; target &quot;&amp;[.B1191]&amp;&quot; ]&quot;" office:value-type="string" office:string-value="  edge [ source 120 target 188 ]" calcext:value-type="string">
            <text:p><text:s text:c="2"/>edge [ source 120 target 188 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&quot;  edge [ source &quot;&amp;[.A1192]&amp;&quot; target &quot;&amp;[.B1192]&amp;&quot; ]&quot;" office:value-type="string" office:string-value="  edge [ source 120 target 189 ]" calcext:value-type="string">
            <text:p><text:s text:c="2"/>edge [ source 120 target 189 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&quot;  edge [ source &quot;&amp;[.A1193]&amp;&quot; target &quot;&amp;[.B1193]&amp;&quot; ]&quot;" office:value-type="string" office:string-value="  edge [ source 120 target 190 ]" calcext:value-type="string">
            <text:p><text:s text:c="2"/>edge [ source 120 target 190 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&quot;  edge [ source &quot;&amp;[.A1194]&amp;&quot; target &quot;&amp;[.B1194]&amp;&quot; ]&quot;" office:value-type="string" office:string-value="  edge [ source 120 target 191 ]" calcext:value-type="string">
            <text:p><text:s text:c="2"/>edge [ source 120 target 191 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&quot;  edge [ source &quot;&amp;[.A1195]&amp;&quot; target &quot;&amp;[.B1195]&amp;&quot; ]&quot;" office:value-type="string" office:string-value="  edge [ source 120 target 192 ]" calcext:value-type="string">
            <text:p><text:s text:c="2"/>edge [ source 120 target 192 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&quot;  edge [ source &quot;&amp;[.A1196]&amp;&quot; target &quot;&amp;[.B1196]&amp;&quot; ]&quot;" office:value-type="string" office:string-value="  edge [ source 120 target 193 ]" calcext:value-type="string">
            <text:p><text:s text:c="2"/>edge [ source 120 target 193 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&quot;  edge [ source &quot;&amp;[.A1197]&amp;&quot; target &quot;&amp;[.B1197]&amp;&quot; ]&quot;" office:value-type="string" office:string-value="  edge [ source 120 target 194 ]" calcext:value-type="string">
            <text:p><text:s text:c="2"/>edge [ source 120 target 194 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&quot;  edge [ source &quot;&amp;[.A1198]&amp;&quot; target &quot;&amp;[.B1198]&amp;&quot; ]&quot;" office:value-type="string" office:string-value="  edge [ source 125 target 195 ]" calcext:value-type="string">
            <text:p><text:s text:c="2"/>edge [ source 125 target 195 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&quot;  edge [ source &quot;&amp;[.A1199]&amp;&quot; target &quot;&amp;[.B1199]&amp;&quot; ]&quot;" office:value-type="string" office:string-value="  edge [ source 126 target 196 ]" calcext:value-type="string">
            <text:p><text:s text:c="2"/>edge [ source 126 target 196 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&quot;  edge [ source &quot;&amp;[.A1200]&amp;&quot; target &quot;&amp;[.B1200]&amp;&quot; ]&quot;" office:value-type="string" office:string-value="  edge [ source 127 target 197 ]" calcext:value-type="string">
            <text:p><text:s text:c="2"/>edge [ source 127 target 197 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&quot;  edge [ source &quot;&amp;[.A1201]&amp;&quot; target &quot;&amp;[.B1201]&amp;&quot; ]&quot;" office:value-type="string" office:string-value="  edge [ source 128 target 198 ]" calcext:value-type="string">
            <text:p><text:s text:c="2"/>edge [ source 128 target 198 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&quot;  edge [ source &quot;&amp;[.A1202]&amp;&quot; target &quot;&amp;[.B1202]&amp;&quot; ]&quot;" office:value-type="string" office:string-value="  edge [ source 129 target 199 ]" calcext:value-type="string">
            <text:p><text:s text:c="2"/>edge [ source 129 target 199 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&quot;  edge [ source &quot;&amp;[.A1203]&amp;&quot; target &quot;&amp;[.B1203]&amp;&quot; ]&quot;" office:value-type="string" office:string-value="  edge [ source 130 target 200 ]" calcext:value-type="string">
            <text:p><text:s text:c="2"/>edge [ source 130 target 200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&quot;  edge [ source &quot;&amp;[.A1204]&amp;&quot; target &quot;&amp;[.B1204]&amp;&quot; ]&quot;" office:value-type="string" office:string-value="  edge [ source 135 target 201 ]" calcext:value-type="string">
            <text:p><text:s text:c="2"/>edge [ source 135 target 201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&quot;  edge [ source &quot;&amp;[.A1205]&amp;&quot; target &quot;&amp;[.B1205]&amp;&quot; ]&quot;" office:value-type="string" office:string-value="  edge [ source 135 target 202 ]" calcext:value-type="string">
            <text:p><text:s text:c="2"/>edge [ source 135 target 202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&quot;  edge [ source &quot;&amp;[.A1206]&amp;&quot; target &quot;&amp;[.B1206]&amp;&quot; ]&quot;" office:value-type="string" office:string-value="  edge [ source 135 target 203 ]" calcext:value-type="string">
            <text:p><text:s text:c="2"/>edge [ source 135 target 203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&quot;  edge [ source &quot;&amp;[.A1207]&amp;&quot; target &quot;&amp;[.B1207]&amp;&quot; ]&quot;" office:value-type="string" office:string-value="  edge [ source 135 target 204 ]" calcext:value-type="string">
            <text:p><text:s text:c="2"/>edge [ source 135 target 204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&quot;  edge [ source &quot;&amp;[.A1208]&amp;&quot; target &quot;&amp;[.B1208]&amp;&quot; ]&quot;" office:value-type="string" office:string-value="  edge [ source 135 target 205 ]" calcext:value-type="string">
            <text:p><text:s text:c="2"/>edge [ source 135 target 205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&quot;  edge [ source &quot;&amp;[.A1209]&amp;&quot; target &quot;&amp;[.B1209]&amp;&quot; ]&quot;" office:value-type="string" office:string-value="  edge [ source 135 target 206 ]" calcext:value-type="string">
            <text:p><text:s text:c="2"/>edge [ source 135 target 206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&quot;  edge [ source &quot;&amp;[.A1210]&amp;&quot; target &quot;&amp;[.B1210]&amp;&quot; ]&quot;" office:value-type="string" office:string-value="  edge [ source 135 target 207 ]" calcext:value-type="string">
            <text:p><text:s text:c="2"/>edge [ source 135 target 207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&quot;  edge [ source &quot;&amp;[.A1211]&amp;&quot; target &quot;&amp;[.B1211]&amp;&quot; ]&quot;" office:value-type="string" office:string-value="  edge [ source 135 target 208 ]" calcext:value-type="string">
            <text:p><text:s text:c="2"/>edge [ source 135 target 208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&quot;  edge [ source &quot;&amp;[.A1212]&amp;&quot; target &quot;&amp;[.B1212]&amp;&quot; ]&quot;" office:value-type="string" office:string-value="  edge [ source 135 target 209 ]" calcext:value-type="string">
            <text:p><text:s text:c="2"/>edge [ source 135 target 209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&quot;  edge [ source &quot;&amp;[.A1213]&amp;&quot; target &quot;&amp;[.B1213]&amp;&quot; ]&quot;" office:value-type="string" office:string-value="  edge [ source 135 target 210 ]" calcext:value-type="string">
            <text:p><text:s text:c="2"/>edge [ source 135 target 210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&quot;  edge [ source &quot;&amp;[.A1214]&amp;&quot; target &quot;&amp;[.B1214]&amp;&quot; ]&quot;" office:value-type="string" office:string-value="  edge [ source 135 target 211 ]" calcext:value-type="string">
            <text:p><text:s text:c="2"/>edge [ source 135 target 211 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&quot;  edge [ source &quot;&amp;[.A1215]&amp;&quot; target &quot;&amp;[.B1215]&amp;&quot; ]&quot;" office:value-type="string" office:string-value="  edge [ source 135 target 212 ]" calcext:value-type="string">
            <text:p><text:s text:c="2"/>edge [ source 135 target 212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&quot;  edge [ source &quot;&amp;[.A1216]&amp;&quot; target &quot;&amp;[.B1216]&amp;&quot; ]&quot;" office:value-type="string" office:string-value="  edge [ source 136 target 213 ]" calcext:value-type="string">
            <text:p><text:s text:c="2"/>edge [ source 136 target 213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&quot;  edge [ source &quot;&amp;[.A1217]&amp;&quot; target &quot;&amp;[.B1217]&amp;&quot; ]&quot;" office:value-type="string" office:string-value="  edge [ source 136 target 214 ]" calcext:value-type="string">
            <text:p><text:s text:c="2"/>edge [ source 136 target 214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&quot;  edge [ source &quot;&amp;[.A1218]&amp;&quot; target &quot;&amp;[.B1218]&amp;&quot; ]&quot;" office:value-type="string" office:string-value="  edge [ source 136 target 215 ]" calcext:value-type="string">
            <text:p><text:s text:c="2"/>edge [ source 136 target 215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&quot;  edge [ source &quot;&amp;[.A1219]&amp;&quot; target &quot;&amp;[.B1219]&amp;&quot; ]&quot;" office:value-type="string" office:string-value="  edge [ source 136 target 216 ]" calcext:value-type="string">
            <text:p><text:s text:c="2"/>edge [ source 136 target 216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&quot;  edge [ source &quot;&amp;[.A1220]&amp;&quot; target &quot;&amp;[.B1220]&amp;&quot; ]&quot;" office:value-type="string" office:string-value="  edge [ source 136 target 217 ]" calcext:value-type="string">
            <text:p><text:s text:c="2"/>edge [ source 136 target 217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&quot;  edge [ source &quot;&amp;[.A1221]&amp;&quot; target &quot;&amp;[.B1221]&amp;&quot; ]&quot;" office:value-type="string" office:string-value="  edge [ source 136 target 218 ]" calcext:value-type="string">
            <text:p><text:s text:c="2"/>edge [ source 136 target 218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&quot;  edge [ source &quot;&amp;[.A1222]&amp;&quot; target &quot;&amp;[.B1222]&amp;&quot; ]&quot;" office:value-type="string" office:string-value="  edge [ source 136 target 219 ]" calcext:value-type="string">
            <text:p><text:s text:c="2"/>edge [ source 136 target 219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&quot;  edge [ source &quot;&amp;[.A1223]&amp;&quot; target &quot;&amp;[.B1223]&amp;&quot; ]&quot;" office:value-type="string" office:string-value="  edge [ source 136 target 220 ]" calcext:value-type="string">
            <text:p><text:s text:c="2"/>edge [ source 136 target 220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&quot;  edge [ source &quot;&amp;[.A1224]&amp;&quot; target &quot;&amp;[.B1224]&amp;&quot; ]&quot;" office:value-type="string" office:string-value="  edge [ source 136 target 221 ]" calcext:value-type="string">
            <text:p><text:s text:c="2"/>edge [ source 136 target 221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&quot;  edge [ source &quot;&amp;[.A1225]&amp;&quot; target &quot;&amp;[.B1225]&amp;&quot; ]&quot;" office:value-type="string" office:string-value="  edge [ source 136 target 222 ]" calcext:value-type="string">
            <text:p><text:s text:c="2"/>edge [ source 136 target 222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&quot;  edge [ source &quot;&amp;[.A1226]&amp;&quot; target &quot;&amp;[.B1226]&amp;&quot; ]&quot;" office:value-type="string" office:string-value="  edge [ source 136 target 223 ]" calcext:value-type="string">
            <text:p><text:s text:c="2"/>edge [ source 136 target 223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&quot;  edge [ source &quot;&amp;[.A1227]&amp;&quot; target &quot;&amp;[.B1227]&amp;&quot; ]&quot;" office:value-type="string" office:string-value="  edge [ source 136 target 224 ]" calcext:value-type="string">
            <text:p><text:s text:c="2"/>edge [ source 136 target 224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&quot;  edge [ source &quot;&amp;[.A1228]&amp;&quot; target &quot;&amp;[.B1228]&amp;&quot; ]&quot;" office:value-type="string" office:string-value="  edge [ source 136 target 225 ]" calcext:value-type="string">
            <text:p><text:s text:c="2"/>edge [ source 136 target 225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&quot;  edge [ source &quot;&amp;[.A1229]&amp;&quot; target &quot;&amp;[.B1229]&amp;&quot; ]&quot;" office:value-type="string" office:string-value="  edge [ source 136 target 226 ]" calcext:value-type="string">
            <text:p><text:s text:c="2"/>edge [ source 136 target 226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&quot;  edge [ source &quot;&amp;[.A1230]&amp;&quot; target &quot;&amp;[.B1230]&amp;&quot; ]&quot;" office:value-type="string" office:string-value="  edge [ source 136 target 227 ]" calcext:value-type="string">
            <text:p><text:s text:c="2"/>edge [ source 136 target 227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&quot;  edge [ source &quot;&amp;[.A1231]&amp;&quot; target &quot;&amp;[.B1231]&amp;&quot; ]&quot;" office:value-type="string" office:string-value="  edge [ source 136 target 228 ]" calcext:value-type="string">
            <text:p><text:s text:c="2"/>edge [ source 136 target 228 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&quot;  edge [ source &quot;&amp;[.A1232]&amp;&quot; target &quot;&amp;[.B1232]&amp;&quot; ]&quot;" office:value-type="string" office:string-value="  edge [ source 136 target 229 ]" calcext:value-type="string">
            <text:p><text:s text:c="2"/>edge [ source 136 target 229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&quot;  edge [ source &quot;&amp;[.A1233]&amp;&quot; target &quot;&amp;[.B1233]&amp;&quot; ]&quot;" office:value-type="string" office:string-value="  edge [ source 137 target 230 ]" calcext:value-type="string">
            <text:p><text:s text:c="2"/>edge [ source 137 target 230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&quot;  edge [ source &quot;&amp;[.A1234]&amp;&quot; target &quot;&amp;[.B1234]&amp;&quot; ]&quot;" office:value-type="string" office:string-value="  edge [ source 137 target 231 ]" calcext:value-type="string">
            <text:p><text:s text:c="2"/>edge [ source 137 target 231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&quot;  edge [ source &quot;&amp;[.A1235]&amp;&quot; target &quot;&amp;[.B1235]&amp;&quot; ]&quot;" office:value-type="string" office:string-value="  edge [ source 137 target 232 ]" calcext:value-type="string">
            <text:p><text:s text:c="2"/>edge [ source 137 target 232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&quot;  edge [ source &quot;&amp;[.A1236]&amp;&quot; target &quot;&amp;[.B1236]&amp;&quot; ]&quot;" office:value-type="string" office:string-value="  edge [ source 137 target 233 ]" calcext:value-type="string">
            <text:p><text:s text:c="2"/>edge [ source 137 target 233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&quot;  edge [ source &quot;&amp;[.A1237]&amp;&quot; target &quot;&amp;[.B1237]&amp;&quot; ]&quot;" office:value-type="string" office:string-value="  edge [ source 137 target 234 ]" calcext:value-type="string">
            <text:p><text:s text:c="2"/>edge [ source 137 target 234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&quot;  edge [ source &quot;&amp;[.A1238]&amp;&quot; target &quot;&amp;[.B1238]&amp;&quot; ]&quot;" office:value-type="string" office:string-value="  edge [ source 137 target 235 ]" calcext:value-type="string">
            <text:p><text:s text:c="2"/>edge [ source 137 target 235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&quot;  edge [ source &quot;&amp;[.A1239]&amp;&quot; target &quot;&amp;[.B1239]&amp;&quot; ]&quot;" office:value-type="string" office:string-value="  edge [ source 137 target 236 ]" calcext:value-type="string">
            <text:p><text:s text:c="2"/>edge [ source 137 target 236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&quot;  edge [ source &quot;&amp;[.A1240]&amp;&quot; target &quot;&amp;[.B1240]&amp;&quot; ]&quot;" office:value-type="string" office:string-value="  edge [ source 137 target 237 ]" calcext:value-type="string">
            <text:p><text:s text:c="2"/>edge [ source 137 target 237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&quot;  edge [ source &quot;&amp;[.A1241]&amp;&quot; target &quot;&amp;[.B1241]&amp;&quot; ]&quot;" office:value-type="string" office:string-value="  edge [ source 137 target 238 ]" calcext:value-type="string">
            <text:p><text:s text:c="2"/>edge [ source 137 target 238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&quot;  edge [ source &quot;&amp;[.A1242]&amp;&quot; target &quot;&amp;[.B1242]&amp;&quot; ]&quot;" office:value-type="string" office:string-value="  edge [ source 137 target 239 ]" calcext:value-type="string">
            <text:p><text:s text:c="2"/>edge [ source 137 target 239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&quot;  edge [ source &quot;&amp;[.A1243]&amp;&quot; target &quot;&amp;[.B1243]&amp;&quot; ]&quot;" office:value-type="string" office:string-value="  edge [ source 137 target 240 ]" calcext:value-type="string">
            <text:p><text:s text:c="2"/>edge [ source 137 target 240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&quot;  edge [ source &quot;&amp;[.A1244]&amp;&quot; target &quot;&amp;[.B1244]&amp;&quot; ]&quot;" office:value-type="string" office:string-value="  edge [ source 137 target 241 ]" calcext:value-type="string">
            <text:p><text:s text:c="2"/>edge [ source 137 target 241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&quot;  edge [ source &quot;&amp;[.A1245]&amp;&quot; target &quot;&amp;[.B1245]&amp;&quot; ]&quot;" office:value-type="string" office:string-value="  edge [ source 137 target 242 ]" calcext:value-type="string">
            <text:p><text:s text:c="2"/>edge [ source 137 target 242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&quot;  edge [ source &quot;&amp;[.A1246]&amp;&quot; target &quot;&amp;[.B1246]&amp;&quot; ]&quot;" office:value-type="string" office:string-value="  edge [ source 137 target 243 ]" calcext:value-type="string">
            <text:p><text:s text:c="2"/>edge [ source 137 target 243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&quot;  edge [ source &quot;&amp;[.A1247]&amp;&quot; target &quot;&amp;[.B1247]&amp;&quot; ]&quot;" office:value-type="string" office:string-value="  edge [ source 137 target 244 ]" calcext:value-type="string">
            <text:p><text:s text:c="2"/>edge [ source 137 target 244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&quot;  edge [ source &quot;&amp;[.A1248]&amp;&quot; target &quot;&amp;[.B1248]&amp;&quot; ]&quot;" office:value-type="string" office:string-value="  edge [ source 137 target 245 ]" calcext:value-type="string">
            <text:p><text:s text:c="2"/>edge [ source 137 target 245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&quot;  edge [ source &quot;&amp;[.A1249]&amp;&quot; target &quot;&amp;[.B1249]&amp;&quot; ]&quot;" office:value-type="string" office:string-value="  edge [ source 137 target 246 ]" calcext:value-type="string">
            <text:p><text:s text:c="2"/>edge [ source 137 target 246 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&quot;  edge [ source &quot;&amp;[.A1250]&amp;&quot; target &quot;&amp;[.B1250]&amp;&quot; ]&quot;" office:value-type="string" office:string-value="  edge [ source 137 target 247 ]" calcext:value-type="string">
            <text:p><text:s text:c="2"/>edge [ source 137 target 247 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&quot;  edge [ source &quot;&amp;[.A1251]&amp;&quot; target &quot;&amp;[.B1251]&amp;&quot; ]&quot;" office:value-type="string" office:string-value="  edge [ source 200 target 248 ]" calcext:value-type="string">
            <text:p><text:s text:c="2"/>edge [ source 200 target 248 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&quot;  edge [ source &quot;&amp;[.A1252]&amp;&quot; target &quot;&amp;[.B1252]&amp;&quot; ]&quot;" office:value-type="string" office:string-value="  edge [ source 201 target 249 ]" calcext:value-type="string">
            <text:p><text:s text:c="2"/>edge [ source 201 target 249 ]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&quot;  edge [ source &quot;&amp;[.A1253]&amp;&quot; target &quot;&amp;[.B1253]&amp;&quot; ]&quot;" office:value-type="string" office:string-value="  edge [ source 202 target 250 ]" calcext:value-type="string">
            <text:p><text:s text:c="2"/>edge [ source 202 target 250 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&quot;  edge [ source &quot;&amp;[.A1254]&amp;&quot; target &quot;&amp;[.B1254]&amp;&quot; ]&quot;" office:value-type="string" office:string-value="  edge [ source 203 target 251 ]" calcext:value-type="string">
            <text:p><text:s text:c="2"/>edge [ source 203 target 251 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&quot;  edge [ source &quot;&amp;[.A1255]&amp;&quot; target &quot;&amp;[.B1255]&amp;&quot; ]&quot;" office:value-type="string" office:string-value="  edge [ source 204 target 252 ]" calcext:value-type="string">
            <text:p><text:s text:c="2"/>edge [ source 204 target 252 ]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&quot;  edge [ source &quot;&amp;[.A1256]&amp;&quot; target &quot;&amp;[.B1256]&amp;&quot; ]&quot;" office:value-type="string" office:string-value="  edge [ source 205 target 253 ]" calcext:value-type="string">
            <text:p><text:s text:c="2"/>edge [ source 205 target 253 ]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&quot;  edge [ source &quot;&amp;[.A1257]&amp;&quot; target &quot;&amp;[.B1257]&amp;&quot; ]&quot;" office:value-type="string" office:string-value="  edge [ source 206 target 254 ]" calcext:value-type="string">
            <text:p><text:s text:c="2"/>edge [ source 206 target 254 ]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&quot;  edge [ source &quot;&amp;[.A1258]&amp;&quot; target &quot;&amp;[.B1258]&amp;&quot; ]&quot;" office:value-type="string" office:string-value="  edge [ source 207 target 255 ]" calcext:value-type="string">
            <text:p><text:s text:c="2"/>edge [ source 207 target 255 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&quot;  edge [ source &quot;&amp;[.A1259]&amp;&quot; target &quot;&amp;[.B1259]&amp;&quot; ]&quot;" office:value-type="string" office:string-value="  edge [ source 208 target 256 ]" calcext:value-type="string">
            <text:p><text:s text:c="2"/>edge [ source 208 target 256 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&quot;  edge [ source &quot;&amp;[.A1260]&amp;&quot; target &quot;&amp;[.B1260]&amp;&quot; ]&quot;" office:value-type="string" office:string-value="  edge [ source 209 target 257 ]" calcext:value-type="string">
            <text:p><text:s text:c="2"/>edge [ source 209 target 257 ]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&quot;  edge [ source &quot;&amp;[.A1261]&amp;&quot; target &quot;&amp;[.B1261]&amp;&quot; ]&quot;" office:value-type="string" office:string-value="  edge [ source 210 target 258 ]" calcext:value-type="string">
            <text:p><text:s text:c="2"/>edge [ source 210 target 258 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&quot;  edge [ source &quot;&amp;[.A1262]&amp;&quot; target &quot;&amp;[.B1262]&amp;&quot; ]&quot;" office:value-type="string" office:string-value="  edge [ source 211 target 259 ]" calcext:value-type="string">
            <text:p><text:s text:c="2"/>edge [ source 211 target 259 ]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&quot;  edge [ source &quot;&amp;[.A1263]&amp;&quot; target &quot;&amp;[.B1263]&amp;&quot; ]&quot;" office:value-type="string" office:string-value="  edge [ source 212 target 260 ]" calcext:value-type="string">
            <text:p><text:s text:c="2"/>edge [ source 212 target 260 ]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&quot;  edge [ source &quot;&amp;[.A1264]&amp;&quot; target &quot;&amp;[.B1264]&amp;&quot; ]&quot;" office:value-type="string" office:string-value="  edge [ source 213 target 261 ]" calcext:value-type="string">
            <text:p><text:s text:c="2"/>edge [ source 213 target 261 ]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&quot;  edge [ source &quot;&amp;[.A1265]&amp;&quot; target &quot;&amp;[.B1265]&amp;&quot; ]&quot;" office:value-type="string" office:string-value="  edge [ source 214 target 262 ]" calcext:value-type="string">
            <text:p><text:s text:c="2"/>edge [ source 214 target 262 ]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&quot;  edge [ source &quot;&amp;[.A1266]&amp;&quot; target &quot;&amp;[.B1266]&amp;&quot; ]&quot;" office:value-type="string" office:string-value="  edge [ source 215 target 263 ]" calcext:value-type="string">
            <text:p><text:s text:c="2"/>edge [ source 215 target 263 ]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&quot;  edge [ source &quot;&amp;[.A1267]&amp;&quot; target &quot;&amp;[.B1267]&amp;&quot; ]&quot;" office:value-type="string" office:string-value="  edge [ source 216 target 264 ]" calcext:value-type="string">
            <text:p><text:s text:c="2"/>edge [ source 216 target 264 ]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&quot;  edge [ source &quot;&amp;[.A1268]&amp;&quot; target &quot;&amp;[.B1268]&amp;&quot; ]&quot;" office:value-type="string" office:string-value="  edge [ source 217 target 265 ]" calcext:value-type="string">
            <text:p><text:s text:c="2"/>edge [ source 217 target 265 ]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&quot;  edge [ source &quot;&amp;[.A1269]&amp;&quot; target &quot;&amp;[.B1269]&amp;&quot; ]&quot;" office:value-type="string" office:string-value="  edge [ source 218 target 266 ]" calcext:value-type="string">
            <text:p><text:s text:c="2"/>edge [ source 218 target 266 ]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&quot;  edge [ source &quot;&amp;[.A1270]&amp;&quot; target &quot;&amp;[.B1270]&amp;&quot; ]&quot;" office:value-type="string" office:string-value="  edge [ source 219 target 267 ]" calcext:value-type="string">
            <text:p><text:s text:c="2"/>edge [ source 219 target 267 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&quot;  edge [ source &quot;&amp;[.A1271]&amp;&quot; target &quot;&amp;[.B1271]&amp;&quot; ]&quot;" office:value-type="string" office:string-value="  edge [ source 220 target 268 ]" calcext:value-type="string">
            <text:p><text:s text:c="2"/>edge [ source 220 target 268 ]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&quot;  edge [ source &quot;&amp;[.A1272]&amp;&quot; target &quot;&amp;[.B1272]&amp;&quot; ]&quot;" office:value-type="string" office:string-value="  edge [ source 221 target 269 ]" calcext:value-type="string">
            <text:p><text:s text:c="2"/>edge [ source 221 target 269 ]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&quot;  edge [ source &quot;&amp;[.A1273]&amp;&quot; target &quot;&amp;[.B1273]&amp;&quot; ]&quot;" office:value-type="string" office:string-value="  edge [ source 222 target 270 ]" calcext:value-type="string">
            <text:p><text:s text:c="2"/>edge [ source 222 target 270 ]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&quot;  edge [ source &quot;&amp;[.A1274]&amp;&quot; target &quot;&amp;[.B1274]&amp;&quot; ]&quot;" office:value-type="string" office:string-value="  edge [ source 223 target 271 ]" calcext:value-type="string">
            <text:p><text:s text:c="2"/>edge [ source 223 target 271 ]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&quot;  edge [ source &quot;&amp;[.A1275]&amp;&quot; target &quot;&amp;[.B1275]&amp;&quot; ]&quot;" office:value-type="string" office:string-value="  edge [ source 224 target 272 ]" calcext:value-type="string">
            <text:p><text:s text:c="2"/>edge [ source 224 target 272 ]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&quot;  edge [ source &quot;&amp;[.A1276]&amp;&quot; target &quot;&amp;[.B1276]&amp;&quot; ]&quot;" office:value-type="string" office:string-value="  edge [ source 225 target 273 ]" calcext:value-type="string">
            <text:p><text:s text:c="2"/>edge [ source 225 target 273 ]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&quot;  edge [ source &quot;&amp;[.A1277]&amp;&quot; target &quot;&amp;[.B1277]&amp;&quot; ]&quot;" office:value-type="string" office:string-value="  edge [ source 226 target 274 ]" calcext:value-type="string">
            <text:p><text:s text:c="2"/>edge [ source 226 target 274 ]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&quot;  edge [ source &quot;&amp;[.A1278]&amp;&quot; target &quot;&amp;[.B1278]&amp;&quot; ]&quot;" office:value-type="string" office:string-value="  edge [ source 227 target 275 ]" calcext:value-type="string">
            <text:p><text:s text:c="2"/>edge [ source 227 target 275 ]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&quot;  edge [ source &quot;&amp;[.A1279]&amp;&quot; target &quot;&amp;[.B1279]&amp;&quot; ]&quot;" office:value-type="string" office:string-value="  edge [ source 228 target 276 ]" calcext:value-type="string">
            <text:p><text:s text:c="2"/>edge [ source 228 target 276 ]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&quot;  edge [ source &quot;&amp;[.A1280]&amp;&quot; target &quot;&amp;[.B1280]&amp;&quot; ]&quot;" office:value-type="string" office:string-value="  edge [ source 229 target 277 ]" calcext:value-type="string">
            <text:p><text:s text:c="2"/>edge [ source 229 target 277 ]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&quot;  edge [ source &quot;&amp;[.A1281]&amp;&quot; target &quot;&amp;[.B1281]&amp;&quot; ]&quot;" office:value-type="string" office:string-value="  edge [ source 230 target 278 ]" calcext:value-type="string">
            <text:p><text:s text:c="2"/>edge [ source 230 target 278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&quot;  edge [ source &quot;&amp;[.A1282]&amp;&quot; target &quot;&amp;[.B1282]&amp;&quot; ]&quot;" office:value-type="string" office:string-value="  edge [ source 235 target 279 ]" calcext:value-type="string">
            <text:p><text:s text:c="2"/>edge [ source 235 target 279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&quot;  edge [ source &quot;&amp;[.A1283]&amp;&quot; target &quot;&amp;[.B1283]&amp;&quot; ]&quot;" office:value-type="string" office:string-value="  edge [ source 235 target 280 ]" calcext:value-type="string">
            <text:p><text:s text:c="2"/>edge [ source 235 target 280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&quot;  edge [ source &quot;&amp;[.A1284]&amp;&quot; target &quot;&amp;[.B1284]&amp;&quot; ]&quot;" office:value-type="string" office:string-value="  edge [ source 235 target 281 ]" calcext:value-type="string">
            <text:p><text:s text:c="2"/>edge [ source 235 target 281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&quot;  edge [ source &quot;&amp;[.A1285]&amp;&quot; target &quot;&amp;[.B1285]&amp;&quot; ]&quot;" office:value-type="string" office:string-value="  edge [ source 235 target 282 ]" calcext:value-type="string">
            <text:p><text:s text:c="2"/>edge [ source 235 target 282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&quot;  edge [ source &quot;&amp;[.A1286]&amp;&quot; target &quot;&amp;[.B1286]&amp;&quot; ]&quot;" office:value-type="string" office:string-value="  edge [ source 235 target 283 ]" calcext:value-type="string">
            <text:p><text:s text:c="2"/>edge [ source 235 target 283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&quot;  edge [ source &quot;&amp;[.A1287]&amp;&quot; target &quot;&amp;[.B1287]&amp;&quot; ]&quot;" office:value-type="string" office:string-value="  edge [ source 235 target 284 ]" calcext:value-type="string">
            <text:p><text:s text:c="2"/>edge [ source 235 target 284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  edge [ source &quot;&amp;[.A1288]&amp;&quot; target &quot;&amp;[.B1288]&amp;&quot; ]&quot;" office:value-type="string" office:string-value="  edge [ source 235 target 285 ]" calcext:value-type="string">
            <text:p><text:s text:c="2"/>edge [ source 235 target 285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&quot;  edge [ source &quot;&amp;[.A1289]&amp;&quot; target &quot;&amp;[.B1289]&amp;&quot; ]&quot;" office:value-type="string" office:string-value="  edge [ source 235 target 286 ]" calcext:value-type="string">
            <text:p><text:s text:c="2"/>edge [ source 235 target 286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&quot;  edge [ source &quot;&amp;[.A1290]&amp;&quot; target &quot;&amp;[.B1290]&amp;&quot; ]&quot;" office:value-type="string" office:string-value="  edge [ source 235 target 287 ]" calcext:value-type="string">
            <text:p><text:s text:c="2"/>edge [ source 235 target 287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&quot;  edge [ source &quot;&amp;[.A1291]&amp;&quot; target &quot;&amp;[.B1291]&amp;&quot; ]&quot;" office:value-type="string" office:string-value="  edge [ source 235 target 288 ]" calcext:value-type="string">
            <text:p><text:s text:c="2"/>edge [ source 235 target 288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&quot;  edge [ source &quot;&amp;[.A1292]&amp;&quot; target &quot;&amp;[.B1292]&amp;&quot; ]&quot;" office:value-type="string" office:string-value="  edge [ source 235 target 289 ]" calcext:value-type="string">
            <text:p><text:s text:c="2"/>edge [ source 235 target 289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&quot;  edge [ source &quot;&amp;[.A1293]&amp;&quot; target &quot;&amp;[.B1293]&amp;&quot; ]&quot;" office:value-type="string" office:string-value="  edge [ source 235 target 290 ]" calcext:value-type="string">
            <text:p><text:s text:c="2"/>edge [ source 235 target 290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&quot;  edge [ source &quot;&amp;[.A1294]&amp;&quot; target &quot;&amp;[.B1294]&amp;&quot; ]&quot;" office:value-type="string" office:string-value="  edge [ source 235 target 291 ]" calcext:value-type="string">
            <text:p><text:s text:c="2"/>edge [ source 235 target 291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&quot;  edge [ source &quot;&amp;[.A1295]&amp;&quot; target &quot;&amp;[.B1295]&amp;&quot; ]&quot;" office:value-type="string" office:string-value="  edge [ source 235 target 292 ]" calcext:value-type="string">
            <text:p><text:s text:c="2"/>edge [ source 235 target 292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&quot;  edge [ source &quot;&amp;[.A1296]&amp;&quot; target &quot;&amp;[.B1296]&amp;&quot; ]&quot;" office:value-type="string" office:string-value="  edge [ source 235 target 293 ]" calcext:value-type="string">
            <text:p><text:s text:c="2"/>edge [ source 235 target 293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&quot;  edge [ source &quot;&amp;[.A1297]&amp;&quot; target &quot;&amp;[.B1297]&amp;&quot; ]&quot;" office:value-type="string" office:string-value="  edge [ source 235 target 294 ]" calcext:value-type="string">
            <text:p><text:s text:c="2"/>edge [ source 235 target 294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&quot;  edge [ source &quot;&amp;[.A1298]&amp;&quot; target &quot;&amp;[.B1298]&amp;&quot; ]&quot;" office:value-type="string" office:string-value="  edge [ source 235 target 295 ]" calcext:value-type="string">
            <text:p><text:s text:c="2"/>edge [ source 235 target 295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&quot;  edge [ source &quot;&amp;[.A1299]&amp;&quot; target &quot;&amp;[.B1299]&amp;&quot; ]&quot;" office:value-type="string" office:string-value="  edge [ source 235 target 296 ]" calcext:value-type="string">
            <text:p><text:s text:c="2"/>edge [ source 235 target 296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&quot;  edge [ source &quot;&amp;[.A1300]&amp;&quot; target &quot;&amp;[.B1300]&amp;&quot; ]&quot;" office:value-type="string" office:string-value="  edge [ source 235 target 297 ]" calcext:value-type="string">
            <text:p><text:s text:c="2"/>edge [ source 235 target 297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&quot;  edge [ source &quot;&amp;[.A1301]&amp;&quot; target &quot;&amp;[.B1301]&amp;&quot; ]&quot;" office:value-type="string" office:string-value="  edge [ source 235 target 298 ]" calcext:value-type="string">
            <text:p><text:s text:c="2"/>edge [ source 235 target 298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&quot;  edge [ source &quot;&amp;[.A1302]&amp;&quot; target &quot;&amp;[.B1302]&amp;&quot; ]&quot;" office:value-type="string" office:string-value="  edge [ source 235 target 299 ]" calcext:value-type="string">
            <text:p><text:s text:c="2"/>edge [ source 235 target 299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&quot;  edge [ source &quot;&amp;[.A1303]&amp;&quot; target &quot;&amp;[.B1303]&amp;&quot; ]&quot;" office:value-type="string" office:string-value="  edge [ source 235 target 300 ]" calcext:value-type="string">
            <text:p><text:s text:c="2"/>edge [ source 235 target 300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&quot;  edge [ source &quot;&amp;[.A1304]&amp;&quot; target &quot;&amp;[.B1304]&amp;&quot; ]&quot;" office:value-type="string" office:string-value="  edge [ source 235 target 301 ]" calcext:value-type="string">
            <text:p><text:s text:c="2"/>edge [ source 235 target 301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&quot;  edge [ source &quot;&amp;[.A1305]&amp;&quot; target &quot;&amp;[.B1305]&amp;&quot; ]&quot;" office:value-type="string" office:string-value="  edge [ source 235 target 302 ]" calcext:value-type="string">
            <text:p><text:s text:c="2"/>edge [ source 235 target 302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&quot;  edge [ source &quot;&amp;[.A1306]&amp;&quot; target &quot;&amp;[.B1306]&amp;&quot; ]&quot;" office:value-type="string" office:string-value="  edge [ source 235 target 303 ]" calcext:value-type="string">
            <text:p><text:s text:c="2"/>edge [ source 235 target 303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&quot;  edge [ source &quot;&amp;[.A1307]&amp;&quot; target &quot;&amp;[.B1307]&amp;&quot; ]&quot;" office:value-type="string" office:string-value="  edge [ source 235 target 304 ]" calcext:value-type="string">
            <text:p><text:s text:c="2"/>edge [ source 235 target 304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&quot;  edge [ source &quot;&amp;[.A1308]&amp;&quot; target &quot;&amp;[.B1308]&amp;&quot; ]&quot;" office:value-type="string" office:string-value="  edge [ source 235 target 305 ]" calcext:value-type="string">
            <text:p><text:s text:c="2"/>edge [ source 235 target 305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&quot;  edge [ source &quot;&amp;[.A1309]&amp;&quot; target &quot;&amp;[.B1309]&amp;&quot; ]&quot;" office:value-type="string" office:string-value="  edge [ source 235 target 306 ]" calcext:value-type="string">
            <text:p><text:s text:c="2"/>edge [ source 235 target 306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&quot;  edge [ source &quot;&amp;[.A1310]&amp;&quot; target &quot;&amp;[.B1310]&amp;&quot; ]&quot;" office:value-type="string" office:string-value="  edge [ source 235 target 307 ]" calcext:value-type="string">
            <text:p><text:s text:c="2"/>edge [ source 235 target 307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&quot;  edge [ source &quot;&amp;[.A1311]&amp;&quot; target &quot;&amp;[.B1311]&amp;&quot; ]&quot;" office:value-type="string" office:string-value="  edge [ source 235 target 308 ]" calcext:value-type="string">
            <text:p><text:s text:c="2"/>edge [ source 235 target 308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&quot;  edge [ source &quot;&amp;[.A1312]&amp;&quot; target &quot;&amp;[.B1312]&amp;&quot; ]&quot;" office:value-type="string" office:string-value="  edge [ source 235 target 309 ]" calcext:value-type="string">
            <text:p><text:s text:c="2"/>edge [ source 235 target 309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&quot;  edge [ source &quot;&amp;[.A1313]&amp;&quot; target &quot;&amp;[.B1313]&amp;&quot; ]&quot;" office:value-type="string" office:string-value="  edge [ source 235 target 310 ]" calcext:value-type="string">
            <text:p><text:s text:c="2"/>edge [ source 235 target 310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&quot;  edge [ source &quot;&amp;[.A1314]&amp;&quot; target &quot;&amp;[.B1314]&amp;&quot; ]&quot;" office:value-type="string" office:string-value="  edge [ source 235 target 311 ]" calcext:value-type="string">
            <text:p><text:s text:c="2"/>edge [ source 235 target 311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&quot;  edge [ source &quot;&amp;[.A1315]&amp;&quot; target &quot;&amp;[.B1315]&amp;&quot; ]&quot;" office:value-type="string" office:string-value="  edge [ source 235 target 312 ]" calcext:value-type="string">
            <text:p><text:s text:c="2"/>edge [ source 235 target 312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&quot;  edge [ source &quot;&amp;[.A1316]&amp;&quot; target &quot;&amp;[.B1316]&amp;&quot; ]&quot;" office:value-type="string" office:string-value="  edge [ source 235 target 313 ]" calcext:value-type="string">
            <text:p><text:s text:c="2"/>edge [ source 235 target 313 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&quot;  edge [ source &quot;&amp;[.A1317]&amp;&quot; target &quot;&amp;[.B1317]&amp;&quot; ]&quot;" office:value-type="string" office:string-value="  edge [ source 235 target 314 ]" calcext:value-type="string">
            <text:p><text:s text:c="2"/>edge [ source 235 target 314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&quot;  edge [ source &quot;&amp;[.A1318]&amp;&quot; target &quot;&amp;[.B1318]&amp;&quot; ]&quot;" office:value-type="string" office:string-value="  edge [ source 2 target 315 ]" calcext:value-type="string">
            <text:p><text:s text:c="2"/>edge [ source 2 target 315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&quot;  edge [ source &quot;&amp;[.A1319]&amp;&quot; target &quot;&amp;[.B1319]&amp;&quot; ]&quot;" office:value-type="string" office:string-value="  edge [ source 2 target 316 ]" calcext:value-type="string">
            <text:p><text:s text:c="2"/>edge [ source 2 target 316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&quot;  edge [ source &quot;&amp;[.A1320]&amp;&quot; target &quot;&amp;[.B1320]&amp;&quot; ]&quot;" office:value-type="string" office:string-value="  edge [ source 2 target 317 ]" calcext:value-type="string">
            <text:p><text:s text:c="2"/>edge [ source 2 target 317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&quot;  edge [ source &quot;&amp;[.A1321]&amp;&quot; target &quot;&amp;[.B1321]&amp;&quot; ]&quot;" office:value-type="string" office:string-value="  edge [ source 2 target 318 ]" calcext:value-type="string">
            <text:p><text:s text:c="2"/>edge [ source 2 target 318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&quot;  edge [ source &quot;&amp;[.A1322]&amp;&quot; target &quot;&amp;[.B1322]&amp;&quot; ]&quot;" office:value-type="string" office:string-value="  edge [ source 2 target 319 ]" calcext:value-type="string">
            <text:p><text:s text:c="2"/>edge [ source 2 target 319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&quot;  edge [ source &quot;&amp;[.A1323]&amp;&quot; target &quot;&amp;[.B1323]&amp;&quot; ]&quot;" office:value-type="string" office:string-value="  edge [ source 2 target 320 ]" calcext:value-type="string">
            <text:p><text:s text:c="2"/>edge [ source 2 target 320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&quot;  edge [ source &quot;&amp;[.A1324]&amp;&quot; target &quot;&amp;[.B1324]&amp;&quot; ]&quot;" office:value-type="string" office:string-value="  edge [ source 2 target 321 ]" calcext:value-type="string">
            <text:p><text:s text:c="2"/>edge [ source 2 target 321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&quot;  edge [ source &quot;&amp;[.A1325]&amp;&quot; target &quot;&amp;[.B1325]&amp;&quot; ]&quot;" office:value-type="string" office:string-value="  edge [ source 2 target 322 ]" calcext:value-type="string">
            <text:p><text:s text:c="2"/>edge [ source 2 target 322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&quot;  edge [ source &quot;&amp;[.A1326]&amp;&quot; target &quot;&amp;[.B1326]&amp;&quot; ]&quot;" office:value-type="string" office:string-value="  edge [ source 2 target 323 ]" calcext:value-type="string">
            <text:p><text:s text:c="2"/>edge [ source 2 target 323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&quot;  edge [ source &quot;&amp;[.A1327]&amp;&quot; target &quot;&amp;[.B1327]&amp;&quot; ]&quot;" office:value-type="string" office:string-value="  edge [ source 2 target 324 ]" calcext:value-type="string">
            <text:p><text:s text:c="2"/>edge [ source 2 target 324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&quot;  edge [ source &quot;&amp;[.A1328]&amp;&quot; target &quot;&amp;[.B1328]&amp;&quot; ]&quot;" office:value-type="string" office:string-value="  edge [ source 2 target 325 ]" calcext:value-type="string">
            <text:p><text:s text:c="2"/>edge [ source 2 target 325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&quot;  edge [ source &quot;&amp;[.A1329]&amp;&quot; target &quot;&amp;[.B1329]&amp;&quot; ]&quot;" office:value-type="string" office:string-value="  edge [ source 2 target 326 ]" calcext:value-type="string">
            <text:p><text:s text:c="2"/>edge [ source 2 target 326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&quot;  edge [ source &quot;&amp;[.A1330]&amp;&quot; target &quot;&amp;[.B1330]&amp;&quot; ]&quot;" office:value-type="string" office:string-value="  edge [ source 2 target 327 ]" calcext:value-type="string">
            <text:p><text:s text:c="2"/>edge [ source 2 target 327 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&quot;  edge [ source &quot;&amp;[.A1331]&amp;&quot; target &quot;&amp;[.B1331]&amp;&quot; ]&quot;" office:value-type="string" office:string-value="  edge [ source 2 target 328 ]" calcext:value-type="string">
            <text:p><text:s text:c="2"/>edge [ source 2 target 328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&quot;  edge [ source &quot;&amp;[.A1332]&amp;&quot; target &quot;&amp;[.B1332]&amp;&quot; ]&quot;" office:value-type="string" office:string-value="  edge [ source 3 target 329 ]" calcext:value-type="string">
            <text:p><text:s text:c="2"/>edge [ source 3 target 329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&quot;  edge [ source &quot;&amp;[.A1333]&amp;&quot; target &quot;&amp;[.B1333]&amp;&quot; ]&quot;" office:value-type="string" office:string-value="  edge [ source 3 target 330 ]" calcext:value-type="string">
            <text:p><text:s text:c="2"/>edge [ source 3 target 330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&quot;  edge [ source &quot;&amp;[.A1334]&amp;&quot; target &quot;&amp;[.B1334]&amp;&quot; ]&quot;" office:value-type="string" office:string-value="  edge [ source 3 target 331 ]" calcext:value-type="string">
            <text:p><text:s text:c="2"/>edge [ source 3 target 331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&quot;  edge [ source &quot;&amp;[.A1335]&amp;&quot; target &quot;&amp;[.B1335]&amp;&quot; ]&quot;" office:value-type="string" office:string-value="  edge [ source 3 target 332 ]" calcext:value-type="string">
            <text:p><text:s text:c="2"/>edge [ source 3 target 332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&quot;  edge [ source &quot;&amp;[.A1336]&amp;&quot; target &quot;&amp;[.B1336]&amp;&quot; ]&quot;" office:value-type="string" office:string-value="  edge [ source 3 target 333 ]" calcext:value-type="string">
            <text:p><text:s text:c="2"/>edge [ source 3 target 333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&quot;  edge [ source &quot;&amp;[.A1337]&amp;&quot; target &quot;&amp;[.B1337]&amp;&quot; ]&quot;" office:value-type="string" office:string-value="  edge [ source 3 target 334 ]" calcext:value-type="string">
            <text:p><text:s text:c="2"/>edge [ source 3 target 334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&quot;  edge [ source &quot;&amp;[.A1338]&amp;&quot; target &quot;&amp;[.B1338]&amp;&quot; ]&quot;" office:value-type="string" office:string-value="  edge [ source 3 target 335 ]" calcext:value-type="string">
            <text:p><text:s text:c="2"/>edge [ source 3 target 335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&quot;  edge [ source &quot;&amp;[.A1339]&amp;&quot; target &quot;&amp;[.B1339]&amp;&quot; ]&quot;" office:value-type="string" office:string-value="  edge [ source 3 target 336 ]" calcext:value-type="string">
            <text:p><text:s text:c="2"/>edge [ source 3 target 336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&quot;  edge [ source &quot;&amp;[.A1340]&amp;&quot; target &quot;&amp;[.B1340]&amp;&quot; ]&quot;" office:value-type="string" office:string-value="  edge [ source 3 target 337 ]" calcext:value-type="string">
            <text:p><text:s text:c="2"/>edge [ source 3 target 337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&quot;  edge [ source &quot;&amp;[.A1341]&amp;&quot; target &quot;&amp;[.B1341]&amp;&quot; ]&quot;" office:value-type="string" office:string-value="  edge [ source 3 target 338 ]" calcext:value-type="string">
            <text:p><text:s text:c="2"/>edge [ source 3 target 338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&quot;  edge [ source &quot;&amp;[.A1342]&amp;&quot; target &quot;&amp;[.B1342]&amp;&quot; ]&quot;" office:value-type="string" office:string-value="  edge [ source 3 target 339 ]" calcext:value-type="string">
            <text:p><text:s text:c="2"/>edge [ source 3 target 339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&quot;  edge [ source &quot;&amp;[.A1343]&amp;&quot; target &quot;&amp;[.B1343]&amp;&quot; ]&quot;" office:value-type="string" office:string-value="  edge [ source 3 target 340 ]" calcext:value-type="string">
            <text:p><text:s text:c="2"/>edge [ source 3 target 340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&quot;  edge [ source &quot;&amp;[.A1344]&amp;&quot; target &quot;&amp;[.B1344]&amp;&quot; ]&quot;" office:value-type="string" office:string-value="  edge [ source 3 target 341 ]" calcext:value-type="string">
            <text:p><text:s text:c="2"/>edge [ source 3 target 341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&quot;  edge [ source &quot;&amp;[.A1345]&amp;&quot; target &quot;&amp;[.B1345]&amp;&quot; ]&quot;" office:value-type="string" office:string-value="  edge [ source 3 target 342 ]" calcext:value-type="string">
            <text:p><text:s text:c="2"/>edge [ source 3 target 342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&quot;  edge [ source &quot;&amp;[.A1346]&amp;&quot; target &quot;&amp;[.B1346]&amp;&quot; ]&quot;" office:value-type="string" office:string-value="  edge [ source 3 target 343 ]" calcext:value-type="string">
            <text:p><text:s text:c="2"/>edge [ source 3 target 343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&quot;  edge [ source &quot;&amp;[.A1347]&amp;&quot; target &quot;&amp;[.B1347]&amp;&quot; ]&quot;" office:value-type="string" office:string-value="  edge [ source 3 target 344 ]" calcext:value-type="string">
            <text:p><text:s text:c="2"/>edge [ source 3 target 344 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&quot;  edge [ source &quot;&amp;[.A1348]&amp;&quot; target &quot;&amp;[.B1348]&amp;&quot; ]&quot;" office:value-type="string" office:string-value="  edge [ source 3 target 345 ]" calcext:value-type="string">
            <text:p><text:s text:c="2"/>edge [ source 3 target 345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&quot;  edge [ source &quot;&amp;[.A1349]&amp;&quot; target &quot;&amp;[.B1349]&amp;&quot; ]&quot;" office:value-type="string" office:string-value="  edge [ source 4 target 346 ]" calcext:value-type="string">
            <text:p><text:s text:c="2"/>edge [ source 4 target 346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&quot;  edge [ source &quot;&amp;[.A1350]&amp;&quot; target &quot;&amp;[.B1350]&amp;&quot; ]&quot;" office:value-type="string" office:string-value="  edge [ source 4 target 347 ]" calcext:value-type="string">
            <text:p><text:s text:c="2"/>edge [ source 4 target 347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&quot;  edge [ source &quot;&amp;[.A1351]&amp;&quot; target &quot;&amp;[.B1351]&amp;&quot; ]&quot;" office:value-type="string" office:string-value="  edge [ source 4 target 348 ]" calcext:value-type="string">
            <text:p><text:s text:c="2"/>edge [ source 4 target 348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&quot;  edge [ source &quot;&amp;[.A1352]&amp;&quot; target &quot;&amp;[.B1352]&amp;&quot; ]&quot;" office:value-type="string" office:string-value="  edge [ source 4 target 349 ]" calcext:value-type="string">
            <text:p><text:s text:c="2"/>edge [ source 4 target 349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&quot;  edge [ source &quot;&amp;[.A1353]&amp;&quot; target &quot;&amp;[.B1353]&amp;&quot; ]&quot;" office:value-type="string" office:string-value="  edge [ source 4 target 350 ]" calcext:value-type="string">
            <text:p><text:s text:c="2"/>edge [ source 4 target 350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&quot;  edge [ source &quot;&amp;[.A1354]&amp;&quot; target &quot;&amp;[.B1354]&amp;&quot; ]&quot;" office:value-type="string" office:string-value="  edge [ source 4 target 351 ]" calcext:value-type="string">
            <text:p><text:s text:c="2"/>edge [ source 4 target 351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&quot;  edge [ source &quot;&amp;[.A1355]&amp;&quot; target &quot;&amp;[.B1355]&amp;&quot; ]&quot;" office:value-type="string" office:string-value="  edge [ source 4 target 352 ]" calcext:value-type="string">
            <text:p><text:s text:c="2"/>edge [ source 4 target 352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&quot;  edge [ source &quot;&amp;[.A1356]&amp;&quot; target &quot;&amp;[.B1356]&amp;&quot; ]&quot;" office:value-type="string" office:string-value="  edge [ source 4 target 353 ]" calcext:value-type="string">
            <text:p><text:s text:c="2"/>edge [ source 4 target 353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&quot;  edge [ source &quot;&amp;[.A1357]&amp;&quot; target &quot;&amp;[.B1357]&amp;&quot; ]&quot;" office:value-type="string" office:string-value="  edge [ source 4 target 354 ]" calcext:value-type="string">
            <text:p><text:s text:c="2"/>edge [ source 4 target 354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&quot;  edge [ source &quot;&amp;[.A1358]&amp;&quot; target &quot;&amp;[.B1358]&amp;&quot; ]&quot;" office:value-type="string" office:string-value="  edge [ source 4 target 355 ]" calcext:value-type="string">
            <text:p><text:s text:c="2"/>edge [ source 4 target 355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&quot;  edge [ source &quot;&amp;[.A1359]&amp;&quot; target &quot;&amp;[.B1359]&amp;&quot; ]&quot;" office:value-type="string" office:string-value="  edge [ source 4 target 356 ]" calcext:value-type="string">
            <text:p><text:s text:c="2"/>edge [ source 4 target 356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&quot;  edge [ source &quot;&amp;[.A1360]&amp;&quot; target &quot;&amp;[.B1360]&amp;&quot; ]&quot;" office:value-type="string" office:string-value="  edge [ source 4 target 357 ]" calcext:value-type="string">
            <text:p><text:s text:c="2"/>edge [ source 4 target 357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&quot;  edge [ source &quot;&amp;[.A1361]&amp;&quot; target &quot;&amp;[.B1361]&amp;&quot; ]&quot;" office:value-type="string" office:string-value="  edge [ source 4 target 358 ]" calcext:value-type="string">
            <text:p><text:s text:c="2"/>edge [ source 4 target 358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&quot;  edge [ source &quot;&amp;[.A1362]&amp;&quot; target &quot;&amp;[.B1362]&amp;&quot; ]&quot;" office:value-type="string" office:string-value="  edge [ source 4 target 359 ]" calcext:value-type="string">
            <text:p><text:s text:c="2"/>edge [ source 4 target 359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&quot;  edge [ source &quot;&amp;[.A1363]&amp;&quot; target &quot;&amp;[.B1363]&amp;&quot; ]&quot;" office:value-type="string" office:string-value="  edge [ source 4 target 360 ]" calcext:value-type="string">
            <text:p><text:s text:c="2"/>edge [ source 4 target 360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&quot;  edge [ source &quot;&amp;[.A1364]&amp;&quot; target &quot;&amp;[.B1364]&amp;&quot; ]&quot;" office:value-type="string" office:string-value="  edge [ source 4 target 361 ]" calcext:value-type="string">
            <text:p><text:s text:c="2"/>edge [ source 4 target 361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&quot;  edge [ source &quot;&amp;[.A1365]&amp;&quot; target &quot;&amp;[.B1365]&amp;&quot; ]&quot;" office:value-type="string" office:string-value="  edge [ source 4 target 362 ]" calcext:value-type="string">
            <text:p><text:s text:c="2"/>edge [ source 4 target 362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&quot;  edge [ source &quot;&amp;[.A1366]&amp;&quot; target &quot;&amp;[.B1366]&amp;&quot; ]&quot;" office:value-type="string" office:string-value="  edge [ source 4 target 363 ]" calcext:value-type="string">
            <text:p><text:s text:c="2"/>edge [ source 4 target 363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&quot;  edge [ source &quot;&amp;[.A1367]&amp;&quot; target &quot;&amp;[.B1367]&amp;&quot; ]&quot;" office:value-type="string" office:string-value="  edge [ source 4 target 364 ]" calcext:value-type="string">
            <text:p><text:s text:c="2"/>edge [ source 4 target 364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&quot;  edge [ source &quot;&amp;[.A1368]&amp;&quot; target &quot;&amp;[.B1368]&amp;&quot; ]&quot;" office:value-type="string" office:string-value="  edge [ source 4 target 365 ]" calcext:value-type="string">
            <text:p><text:s text:c="2"/>edge [ source 4 target 365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&quot;  edge [ source &quot;&amp;[.A1369]&amp;&quot; target &quot;&amp;[.B1369]&amp;&quot; ]&quot;" office:value-type="string" office:string-value="  edge [ source 4 target 366 ]" calcext:value-type="string">
            <text:p><text:s text:c="2"/>edge [ source 4 target 366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&quot;  edge [ source &quot;&amp;[.A1370]&amp;&quot; target &quot;&amp;[.B1370]&amp;&quot; ]&quot;" office:value-type="string" office:string-value="  edge [ source 4 target 367 ]" calcext:value-type="string">
            <text:p><text:s text:c="2"/>edge [ source 4 target 367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&quot;  edge [ source &quot;&amp;[.A1371]&amp;&quot; target &quot;&amp;[.B1371]&amp;&quot; ]&quot;" office:value-type="string" office:string-value="  edge [ source 4 target 368 ]" calcext:value-type="string">
            <text:p><text:s text:c="2"/>edge [ source 4 target 368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&quot;  edge [ source &quot;&amp;[.A1372]&amp;&quot; target &quot;&amp;[.B1372]&amp;&quot; ]&quot;" office:value-type="string" office:string-value="  edge [ source 4 target 369 ]" calcext:value-type="string">
            <text:p><text:s text:c="2"/>edge [ source 4 target 369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&quot;  edge [ source &quot;&amp;[.A1373]&amp;&quot; target &quot;&amp;[.B1373]&amp;&quot; ]&quot;" office:value-type="string" office:string-value="  edge [ source 4 target 370 ]" calcext:value-type="string">
            <text:p><text:s text:c="2"/>edge [ source 4 target 370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&quot;  edge [ source &quot;&amp;[.A1374]&amp;&quot; target &quot;&amp;[.B1374]&amp;&quot; ]&quot;" office:value-type="string" office:string-value="  edge [ source 4 target 371 ]" calcext:value-type="string">
            <text:p><text:s text:c="2"/>edge [ source 4 target 371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&quot;  edge [ source &quot;&amp;[.A1375]&amp;&quot; target &quot;&amp;[.B1375]&amp;&quot; ]&quot;" office:value-type="string" office:string-value="  edge [ source 4 target 372 ]" calcext:value-type="string">
            <text:p><text:s text:c="2"/>edge [ source 4 target 372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&quot;  edge [ source &quot;&amp;[.A1376]&amp;&quot; target &quot;&amp;[.B1376]&amp;&quot; ]&quot;" office:value-type="string" office:string-value="  edge [ source 4 target 373 ]" calcext:value-type="string">
            <text:p><text:s text:c="2"/>edge [ source 4 target 373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&quot;  edge [ source &quot;&amp;[.A1377]&amp;&quot; target &quot;&amp;[.B1377]&amp;&quot; ]&quot;" office:value-type="string" office:string-value="  edge [ source 4 target 374 ]" calcext:value-type="string">
            <text:p><text:s text:c="2"/>edge [ source 4 target 374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  edge [ source &quot;&amp;[.A1378]&amp;&quot; target &quot;&amp;[.B1378]&amp;&quot; ]&quot;" office:value-type="string" office:string-value="  edge [ source 4 target 375 ]" calcext:value-type="string">
            <text:p><text:s text:c="2"/>edge [ source 4 target 375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&quot;  edge [ source &quot;&amp;[.A1379]&amp;&quot; target &quot;&amp;[.B1379]&amp;&quot; ]&quot;" office:value-type="string" office:string-value="  edge [ source 4 target 376 ]" calcext:value-type="string">
            <text:p><text:s text:c="2"/>edge [ source 4 target 376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&quot;  edge [ source &quot;&amp;[.A1380]&amp;&quot; target &quot;&amp;[.B1380]&amp;&quot; ]&quot;" office:value-type="string" office:string-value="  edge [ source 4 target 377 ]" calcext:value-type="string">
            <text:p><text:s text:c="2"/>edge [ source 4 target 377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&quot;  edge [ source &quot;&amp;[.A1381]&amp;&quot; target &quot;&amp;[.B1381]&amp;&quot; ]&quot;" office:value-type="string" office:string-value="  edge [ source 4 target 378 ]" calcext:value-type="string">
            <text:p><text:s text:c="2"/>edge [ source 4 target 378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&quot;  edge [ source &quot;&amp;[.A1382]&amp;&quot; target &quot;&amp;[.B1382]&amp;&quot; ]&quot;" office:value-type="string" office:string-value="  edge [ source 4 target 379 ]" calcext:value-type="string">
            <text:p><text:s text:c="2"/>edge [ source 4 target 379 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&quot;  edge [ source &quot;&amp;[.A1383]&amp;&quot; target &quot;&amp;[.B1383]&amp;&quot; ]&quot;" office:value-type="string" office:string-value="  edge [ source 4 target 380 ]" calcext:value-type="string">
            <text:p><text:s text:c="2"/>edge [ source 4 target 380 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&quot;  edge [ source &quot;&amp;[.A1384]&amp;&quot; target &quot;&amp;[.B1384]&amp;&quot; ]&quot;" office:value-type="string" office:string-value="  edge [ source 12 target 381 ]" calcext:value-type="string">
            <text:p><text:s text:c="2"/>edge [ source 12 target 381 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&quot;  edge [ source &quot;&amp;[.A1385]&amp;&quot; target &quot;&amp;[.B1385]&amp;&quot; ]&quot;" office:value-type="string" office:string-value="  edge [ source 13 target 382 ]" calcext:value-type="string">
            <text:p><text:s text:c="2"/>edge [ source 13 target 382 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&quot;  edge [ source &quot;&amp;[.A1386]&amp;&quot; target &quot;&amp;[.B1386]&amp;&quot; ]&quot;" office:value-type="string" office:string-value="  edge [ source 14 target 383 ]" calcext:value-type="string">
            <text:p><text:s text:c="2"/>edge [ source 14 target 383 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&quot;  edge [ source &quot;&amp;[.A1387]&amp;&quot; target &quot;&amp;[.B1387]&amp;&quot; ]&quot;" office:value-type="string" office:string-value="  edge [ source 15 target 384 ]" calcext:value-type="string">
            <text:p><text:s text:c="2"/>edge [ source 15 target 384 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&quot;  edge [ source &quot;&amp;[.A1388]&amp;&quot; target &quot;&amp;[.B1388]&amp;&quot; ]&quot;" office:value-type="string" office:string-value="  edge [ source 16 target 385 ]" calcext:value-type="string">
            <text:p><text:s text:c="2"/>edge [ source 16 target 385 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&quot;  edge [ source &quot;&amp;[.A1389]&amp;&quot; target &quot;&amp;[.B1389]&amp;&quot; ]&quot;" office:value-type="string" office:string-value="  edge [ source 17 target 386 ]" calcext:value-type="string">
            <text:p><text:s text:c="2"/>edge [ source 17 target 386 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&quot;  edge [ source &quot;&amp;[.A1390]&amp;&quot; target &quot;&amp;[.B1390]&amp;&quot; ]&quot;" office:value-type="string" office:string-value="  edge [ source 18 target 387 ]" calcext:value-type="string">
            <text:p><text:s text:c="2"/>edge [ source 18 target 387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&quot;  edge [ source &quot;&amp;[.A1391]&amp;&quot; target &quot;&amp;[.B1391]&amp;&quot; ]&quot;" office:value-type="string" office:string-value="  edge [ source 33 target 388 ]" calcext:value-type="string">
            <text:p><text:s text:c="2"/>edge [ source 33 target 388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&quot;  edge [ source &quot;&amp;[.A1392]&amp;&quot; target &quot;&amp;[.B1392]&amp;&quot; ]&quot;" office:value-type="string" office:string-value="  edge [ source 33 target 389 ]" calcext:value-type="string">
            <text:p><text:s text:c="2"/>edge [ source 33 target 389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&quot;  edge [ source &quot;&amp;[.A1393]&amp;&quot; target &quot;&amp;[.B1393]&amp;&quot; ]&quot;" office:value-type="string" office:string-value="  edge [ source 33 target 390 ]" calcext:value-type="string">
            <text:p><text:s text:c="2"/>edge [ source 33 target 390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&quot;  edge [ source &quot;&amp;[.A1394]&amp;&quot; target &quot;&amp;[.B1394]&amp;&quot; ]&quot;" office:value-type="string" office:string-value="  edge [ source 33 target 391 ]" calcext:value-type="string">
            <text:p><text:s text:c="2"/>edge [ source 33 target 391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&quot;  edge [ source &quot;&amp;[.A1395]&amp;&quot; target &quot;&amp;[.B1395]&amp;&quot; ]&quot;" office:value-type="string" office:string-value="  edge [ source 33 target 392 ]" calcext:value-type="string">
            <text:p><text:s text:c="2"/>edge [ source 33 target 392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&quot;  edge [ source &quot;&amp;[.A1396]&amp;&quot; target &quot;&amp;[.B1396]&amp;&quot; ]&quot;" office:value-type="string" office:string-value="  edge [ source 33 target 393 ]" calcext:value-type="string">
            <text:p><text:s text:c="2"/>edge [ source 33 target 393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&quot;  edge [ source &quot;&amp;[.A1397]&amp;&quot; target &quot;&amp;[.B1397]&amp;&quot; ]&quot;" office:value-type="string" office:string-value="  edge [ source 33 target 394 ]" calcext:value-type="string">
            <text:p><text:s text:c="2"/>edge [ source 33 target 394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&quot;  edge [ source &quot;&amp;[.A1398]&amp;&quot; target &quot;&amp;[.B1398]&amp;&quot; ]&quot;" office:value-type="string" office:string-value="  edge [ source 33 target 395 ]" calcext:value-type="string">
            <text:p><text:s text:c="2"/>edge [ source 33 target 395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&quot;  edge [ source &quot;&amp;[.A1399]&amp;&quot; target &quot;&amp;[.B1399]&amp;&quot; ]&quot;" office:value-type="string" office:string-value="  edge [ source 33 target 396 ]" calcext:value-type="string">
            <text:p><text:s text:c="2"/>edge [ source 33 target 396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&quot;  edge [ source &quot;&amp;[.A1400]&amp;&quot; target &quot;&amp;[.B1400]&amp;&quot; ]&quot;" office:value-type="string" office:string-value="  edge [ source 33 target 397 ]" calcext:value-type="string">
            <text:p><text:s text:c="2"/>edge [ source 33 target 397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&quot;  edge [ source &quot;&amp;[.A1401]&amp;&quot; target &quot;&amp;[.B1401]&amp;&quot; ]&quot;" office:value-type="string" office:string-value="  edge [ source 33 target 398 ]" calcext:value-type="string">
            <text:p><text:s text:c="2"/>edge [ source 33 target 398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&quot;  edge [ source &quot;&amp;[.A1402]&amp;&quot; target &quot;&amp;[.B1402]&amp;&quot; ]&quot;" office:value-type="string" office:string-value="  edge [ source 33 target 399 ]" calcext:value-type="string">
            <text:p><text:s text:c="2"/>edge [ source 33 target 399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&quot;  edge [ source &quot;&amp;[.A1403]&amp;&quot; target &quot;&amp;[.B1403]&amp;&quot; ]&quot;" office:value-type="string" office:string-value="  edge [ source 33 target 400 ]" calcext:value-type="string">
            <text:p><text:s text:c="2"/>edge [ source 33 target 400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&quot;  edge [ source &quot;&amp;[.A1404]&amp;&quot; target &quot;&amp;[.B1404]&amp;&quot; ]&quot;" office:value-type="string" office:string-value="  edge [ source 33 target 401 ]" calcext:value-type="string">
            <text:p><text:s text:c="2"/>edge [ source 33 target 401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&quot;  edge [ source &quot;&amp;[.A1405]&amp;&quot; target &quot;&amp;[.B1405]&amp;&quot; ]&quot;" office:value-type="string" office:string-value="  edge [ source 33 target 402 ]" calcext:value-type="string">
            <text:p><text:s text:c="2"/>edge [ source 33 target 402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&quot;  edge [ source &quot;&amp;[.A1406]&amp;&quot; target &quot;&amp;[.B1406]&amp;&quot; ]&quot;" office:value-type="string" office:string-value="  edge [ source 33 target 403 ]" calcext:value-type="string">
            <text:p><text:s text:c="2"/>edge [ source 33 target 403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&quot;  edge [ source &quot;&amp;[.A1407]&amp;&quot; target &quot;&amp;[.B1407]&amp;&quot; ]&quot;" office:value-type="string" office:string-value="  edge [ source 33 target 404 ]" calcext:value-type="string">
            <text:p><text:s text:c="2"/>edge [ source 33 target 404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&quot;  edge [ source &quot;&amp;[.A1408]&amp;&quot; target &quot;&amp;[.B1408]&amp;&quot; ]&quot;" office:value-type="string" office:string-value="  edge [ source 33 target 405 ]" calcext:value-type="string">
            <text:p><text:s text:c="2"/>edge [ source 33 target 405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&quot;  edge [ source &quot;&amp;[.A1409]&amp;&quot; target &quot;&amp;[.B1409]&amp;&quot; ]&quot;" office:value-type="string" office:string-value="  edge [ source 33 target 406 ]" calcext:value-type="string">
            <text:p><text:s text:c="2"/>edge [ source 33 target 406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&quot;  edge [ source &quot;&amp;[.A1410]&amp;&quot; target &quot;&amp;[.B1410]&amp;&quot; ]&quot;" office:value-type="string" office:string-value="  edge [ source 33 target 407 ]" calcext:value-type="string">
            <text:p><text:s text:c="2"/>edge [ source 33 target 407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&quot;  edge [ source &quot;&amp;[.A1411]&amp;&quot; target &quot;&amp;[.B1411]&amp;&quot; ]&quot;" office:value-type="string" office:string-value="  edge [ source 33 target 408 ]" calcext:value-type="string">
            <text:p><text:s text:c="2"/>edge [ source 33 target 408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&quot;  edge [ source &quot;&amp;[.A1412]&amp;&quot; target &quot;&amp;[.B1412]&amp;&quot; ]&quot;" office:value-type="string" office:string-value="  edge [ source 33 target 409 ]" calcext:value-type="string">
            <text:p><text:s text:c="2"/>edge [ source 33 target 409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&quot;  edge [ source &quot;&amp;[.A1413]&amp;&quot; target &quot;&amp;[.B1413]&amp;&quot; ]&quot;" office:value-type="string" office:string-value="  edge [ source 33 target 410 ]" calcext:value-type="string">
            <text:p><text:s text:c="2"/>edge [ source 33 target 410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&quot;  edge [ source &quot;&amp;[.A1414]&amp;&quot; target &quot;&amp;[.B1414]&amp;&quot; ]&quot;" office:value-type="string" office:string-value="  edge [ source 33 target 411 ]" calcext:value-type="string">
            <text:p><text:s text:c="2"/>edge [ source 33 target 411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&quot;  edge [ source &quot;&amp;[.A1415]&amp;&quot; target &quot;&amp;[.B1415]&amp;&quot; ]&quot;" office:value-type="string" office:string-value="  edge [ source 33 target 412 ]" calcext:value-type="string">
            <text:p><text:s text:c="2"/>edge [ source 33 target 412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&quot;  edge [ source &quot;&amp;[.A1416]&amp;&quot; target &quot;&amp;[.B1416]&amp;&quot; ]&quot;" office:value-type="string" office:string-value="  edge [ source 33 target 413 ]" calcext:value-type="string">
            <text:p><text:s text:c="2"/>edge [ source 33 target 413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&quot;  edge [ source &quot;&amp;[.A1417]&amp;&quot; target &quot;&amp;[.B1417]&amp;&quot; ]&quot;" office:value-type="string" office:string-value="  edge [ source 33 target 414 ]" calcext:value-type="string">
            <text:p><text:s text:c="2"/>edge [ source 33 target 414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&quot;  edge [ source &quot;&amp;[.A1418]&amp;&quot; target &quot;&amp;[.B1418]&amp;&quot; ]&quot;" office:value-type="string" office:string-value="  edge [ source 33 target 415 ]" calcext:value-type="string">
            <text:p><text:s text:c="2"/>edge [ source 33 target 415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&quot;  edge [ source &quot;&amp;[.A1419]&amp;&quot; target &quot;&amp;[.B1419]&amp;&quot; ]&quot;" office:value-type="string" office:string-value="  edge [ source 33 target 416 ]" calcext:value-type="string">
            <text:p><text:s text:c="2"/>edge [ source 33 target 416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&quot;  edge [ source &quot;&amp;[.A1420]&amp;&quot; target &quot;&amp;[.B1420]&amp;&quot; ]&quot;" office:value-type="string" office:string-value="  edge [ source 33 target 417 ]" calcext:value-type="string">
            <text:p><text:s text:c="2"/>edge [ source 33 target 417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&quot;  edge [ source &quot;&amp;[.A1421]&amp;&quot; target &quot;&amp;[.B1421]&amp;&quot; ]&quot;" office:value-type="string" office:string-value="  edge [ source 33 target 418 ]" calcext:value-type="string">
            <text:p><text:s text:c="2"/>edge [ source 33 target 418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&quot;  edge [ source &quot;&amp;[.A1422]&amp;&quot; target &quot;&amp;[.B1422]&amp;&quot; ]&quot;" office:value-type="string" office:string-value="  edge [ source 33 target 419 ]" calcext:value-type="string">
            <text:p><text:s text:c="2"/>edge [ source 33 target 419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&quot;  edge [ source &quot;&amp;[.A1423]&amp;&quot; target &quot;&amp;[.B1423]&amp;&quot; ]&quot;" office:value-type="string" office:string-value="  edge [ source 33 target 420 ]" calcext:value-type="string">
            <text:p><text:s text:c="2"/>edge [ source 33 target 420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&quot;  edge [ source &quot;&amp;[.A1424]&amp;&quot; target &quot;&amp;[.B1424]&amp;&quot; ]&quot;" office:value-type="string" office:string-value="  edge [ source 33 target 421 ]" calcext:value-type="string">
            <text:p><text:s text:c="2"/>edge [ source 33 target 421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&quot;  edge [ source &quot;&amp;[.A1425]&amp;&quot; target &quot;&amp;[.B1425]&amp;&quot; ]&quot;" office:value-type="string" office:string-value="  edge [ source 33 target 422 ]" calcext:value-type="string">
            <text:p><text:s text:c="2"/>edge [ source 33 target 422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&quot;  edge [ source &quot;&amp;[.A1426]&amp;&quot; target &quot;&amp;[.B1426]&amp;&quot; ]&quot;" office:value-type="string" office:string-value="  edge [ source 33 target 423 ]" calcext:value-type="string">
            <text:p><text:s text:c="2"/>edge [ source 33 target 423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&quot;  edge [ source &quot;&amp;[.A1427]&amp;&quot; target &quot;&amp;[.B1427]&amp;&quot; ]&quot;" office:value-type="string" office:string-value="  edge [ source 33 target 424 ]" calcext:value-type="string">
            <text:p><text:s text:c="2"/>edge [ source 33 target 424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&quot;  edge [ source &quot;&amp;[.A1428]&amp;&quot; target &quot;&amp;[.B1428]&amp;&quot; ]&quot;" office:value-type="string" office:string-value="  edge [ source 33 target 425 ]" calcext:value-type="string">
            <text:p><text:s text:c="2"/>edge [ source 33 target 425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&quot;  edge [ source &quot;&amp;[.A1429]&amp;&quot; target &quot;&amp;[.B1429]&amp;&quot; ]&quot;" office:value-type="string" office:string-value="  edge [ source 33 target 426 ]" calcext:value-type="string">
            <text:p><text:s text:c="2"/>edge [ source 33 target 426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  edge [ source &quot;&amp;[.A1430]&amp;&quot; target &quot;&amp;[.B1430]&amp;&quot; ]&quot;" office:value-type="string" office:string-value="  edge [ source 33 target 427 ]" calcext:value-type="string">
            <text:p><text:s text:c="2"/>edge [ source 33 target 427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&quot;  edge [ source &quot;&amp;[.A1431]&amp;&quot; target &quot;&amp;[.B1431]&amp;&quot; ]&quot;" office:value-type="string" office:string-value="  edge [ source 33 target 428 ]" calcext:value-type="string">
            <text:p><text:s text:c="2"/>edge [ source 33 target 428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&quot;  edge [ source &quot;&amp;[.A1432]&amp;&quot; target &quot;&amp;[.B1432]&amp;&quot; ]&quot;" office:value-type="string" office:string-value="  edge [ source 33 target 429 ]" calcext:value-type="string">
            <text:p><text:s text:c="2"/>edge [ source 33 target 429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&quot;  edge [ source &quot;&amp;[.A1433]&amp;&quot; target &quot;&amp;[.B1433]&amp;&quot; ]&quot;" office:value-type="string" office:string-value="  edge [ source 33 target 430 ]" calcext:value-type="string">
            <text:p><text:s text:c="2"/>edge [ source 33 target 430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&quot;  edge [ source &quot;&amp;[.A1434]&amp;&quot; target &quot;&amp;[.B1434]&amp;&quot; ]&quot;" office:value-type="string" office:string-value="  edge [ source 33 target 431 ]" calcext:value-type="string">
            <text:p><text:s text:c="2"/>edge [ source 33 target 431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&quot;  edge [ source &quot;&amp;[.A1435]&amp;&quot; target &quot;&amp;[.B1435]&amp;&quot; ]&quot;" office:value-type="string" office:string-value="  edge [ source 33 target 432 ]" calcext:value-type="string">
            <text:p><text:s text:c="2"/>edge [ source 33 target 432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&quot;  edge [ source &quot;&amp;[.A1436]&amp;&quot; target &quot;&amp;[.B1436]&amp;&quot; ]&quot;" office:value-type="string" office:string-value="  edge [ source 33 target 433 ]" calcext:value-type="string">
            <text:p><text:s text:c="2"/>edge [ source 33 target 433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&quot;  edge [ source &quot;&amp;[.A1437]&amp;&quot; target &quot;&amp;[.B1437]&amp;&quot; ]&quot;" office:value-type="string" office:string-value="  edge [ source 33 target 434 ]" calcext:value-type="string">
            <text:p><text:s text:c="2"/>edge [ source 33 target 434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  edge [ source &quot;&amp;[.A1438]&amp;&quot; target &quot;&amp;[.B1438]&amp;&quot; ]&quot;" office:value-type="string" office:string-value="  edge [ source 33 target 435 ]" calcext:value-type="string">
            <text:p><text:s text:c="2"/>edge [ source 33 target 435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&quot;  edge [ source &quot;&amp;[.A1439]&amp;&quot; target &quot;&amp;[.B1439]&amp;&quot; ]&quot;" office:value-type="string" office:string-value="  edge [ source 33 target 436 ]" calcext:value-type="string">
            <text:p><text:s text:c="2"/>edge [ source 33 target 436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&quot;  edge [ source &quot;&amp;[.A1440]&amp;&quot; target &quot;&amp;[.B1440]&amp;&quot; ]&quot;" office:value-type="string" office:string-value="  edge [ source 33 target 437 ]" calcext:value-type="string">
            <text:p><text:s text:c="2"/>edge [ source 33 target 437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&quot;  edge [ source &quot;&amp;[.A1441]&amp;&quot; target &quot;&amp;[.B1441]&amp;&quot; ]&quot;" office:value-type="string" office:string-value="  edge [ source 33 target 438 ]" calcext:value-type="string">
            <text:p><text:s text:c="2"/>edge [ source 33 target 438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&quot;  edge [ source &quot;&amp;[.A1442]&amp;&quot; target &quot;&amp;[.B1442]&amp;&quot; ]&quot;" office:value-type="string" office:string-value="  edge [ source 33 target 439 ]" calcext:value-type="string">
            <text:p><text:s text:c="2"/>edge [ source 33 target 439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&quot;  edge [ source &quot;&amp;[.A1443]&amp;&quot; target &quot;&amp;[.B1443]&amp;&quot; ]&quot;" office:value-type="string" office:string-value="  edge [ source 33 target 440 ]" calcext:value-type="string">
            <text:p><text:s text:c="2"/>edge [ source 33 target 440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&quot;  edge [ source &quot;&amp;[.A1444]&amp;&quot; target &quot;&amp;[.B1444]&amp;&quot; ]&quot;" office:value-type="string" office:string-value="  edge [ source 33 target 441 ]" calcext:value-type="string">
            <text:p><text:s text:c="2"/>edge [ source 33 target 441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&quot;  edge [ source &quot;&amp;[.A1445]&amp;&quot; target &quot;&amp;[.B1445]&amp;&quot; ]&quot;" office:value-type="string" office:string-value="  edge [ source 33 target 442 ]" calcext:value-type="string">
            <text:p><text:s text:c="2"/>edge [ source 33 target 442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  edge [ source &quot;&amp;[.A1446]&amp;&quot; target &quot;&amp;[.B1446]&amp;&quot; ]&quot;" office:value-type="string" office:string-value="  edge [ source 33 target 443 ]" calcext:value-type="string">
            <text:p><text:s text:c="2"/>edge [ source 33 target 443 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&quot;  edge [ source &quot;&amp;[.A1447]&amp;&quot; target &quot;&amp;[.B1447]&amp;&quot; ]&quot;" office:value-type="string" office:string-value="  edge [ source 33 target 444 ]" calcext:value-type="string">
            <text:p><text:s text:c="2"/>edge [ source 33 target 444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&quot;  edge [ source &quot;&amp;[.A1448]&amp;&quot; target &quot;&amp;[.B1448]&amp;&quot; ]&quot;" office:value-type="string" office:string-value="  edge [ source 44 target 445 ]" calcext:value-type="string">
            <text:p><text:s text:c="2"/>edge [ source 44 target 445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&quot;  edge [ source &quot;&amp;[.A1449]&amp;&quot; target &quot;&amp;[.B1449]&amp;&quot; ]&quot;" office:value-type="string" office:string-value="  edge [ source 44 target 446 ]" calcext:value-type="string">
            <text:p><text:s text:c="2"/>edge [ source 44 target 446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&quot;  edge [ source &quot;&amp;[.A1450]&amp;&quot; target &quot;&amp;[.B1450]&amp;&quot; ]&quot;" office:value-type="string" office:string-value="  edge [ source 44 target 447 ]" calcext:value-type="string">
            <text:p><text:s text:c="2"/>edge [ source 44 target 447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&quot;  edge [ source &quot;&amp;[.A1451]&amp;&quot; target &quot;&amp;[.B1451]&amp;&quot; ]&quot;" office:value-type="string" office:string-value="  edge [ source 44 target 448 ]" calcext:value-type="string">
            <text:p><text:s text:c="2"/>edge [ source 44 target 448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&quot;  edge [ source &quot;&amp;[.A1452]&amp;&quot; target &quot;&amp;[.B1452]&amp;&quot; ]&quot;" office:value-type="string" office:string-value="  edge [ source 44 target 449 ]" calcext:value-type="string">
            <text:p><text:s text:c="2"/>edge [ source 44 target 449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  edge [ source &quot;&amp;[.A1453]&amp;&quot; target &quot;&amp;[.B1453]&amp;&quot; ]&quot;" office:value-type="string" office:string-value="  edge [ source 44 target 450 ]" calcext:value-type="string">
            <text:p><text:s text:c="2"/>edge [ source 44 target 450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&quot;  edge [ source &quot;&amp;[.A1454]&amp;&quot; target &quot;&amp;[.B1454]&amp;&quot; ]&quot;" office:value-type="string" office:string-value="  edge [ source 44 target 451 ]" calcext:value-type="string">
            <text:p><text:s text:c="2"/>edge [ source 44 target 451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&quot;  edge [ source &quot;&amp;[.A1455]&amp;&quot; target &quot;&amp;[.B1455]&amp;&quot; ]&quot;" office:value-type="string" office:string-value="  edge [ source 44 target 452 ]" calcext:value-type="string">
            <text:p><text:s text:c="2"/>edge [ source 44 target 452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  edge [ source &quot;&amp;[.A1456]&amp;&quot; target &quot;&amp;[.B1456]&amp;&quot; ]&quot;" office:value-type="string" office:string-value="  edge [ source 44 target 453 ]" calcext:value-type="string">
            <text:p><text:s text:c="2"/>edge [ source 44 target 453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&quot;  edge [ source &quot;&amp;[.A1457]&amp;&quot; target &quot;&amp;[.B1457]&amp;&quot; ]&quot;" office:value-type="string" office:string-value="  edge [ source 44 target 454 ]" calcext:value-type="string">
            <text:p><text:s text:c="2"/>edge [ source 44 target 454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&quot;  edge [ source &quot;&amp;[.A1458]&amp;&quot; target &quot;&amp;[.B1458]&amp;&quot; ]&quot;" office:value-type="string" office:string-value="  edge [ source 44 target 455 ]" calcext:value-type="string">
            <text:p><text:s text:c="2"/>edge [ source 44 target 455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&quot;  edge [ source &quot;&amp;[.A1459]&amp;&quot; target &quot;&amp;[.B1459]&amp;&quot; ]&quot;" office:value-type="string" office:string-value="  edge [ source 44 target 456 ]" calcext:value-type="string">
            <text:p><text:s text:c="2"/>edge [ source 44 target 456 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&quot;  edge [ source &quot;&amp;[.A1460]&amp;&quot; target &quot;&amp;[.B1460]&amp;&quot; ]&quot;" office:value-type="string" office:string-value="  edge [ source 44 target 457 ]" calcext:value-type="string">
            <text:p><text:s text:c="2"/>edge [ source 44 target 457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&quot;  edge [ source &quot;&amp;[.A1461]&amp;&quot; target &quot;&amp;[.B1461]&amp;&quot; ]&quot;" office:value-type="string" office:string-value="  edge [ source 55 target 458 ]" calcext:value-type="string">
            <text:p><text:s text:c="2"/>edge [ source 55 target 458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&quot;  edge [ source &quot;&amp;[.A1462]&amp;&quot; target &quot;&amp;[.B1462]&amp;&quot; ]&quot;" office:value-type="string" office:string-value="  edge [ source 55 target 459 ]" calcext:value-type="string">
            <text:p><text:s text:c="2"/>edge [ source 55 target 459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  edge [ source &quot;&amp;[.A1463]&amp;&quot; target &quot;&amp;[.B1463]&amp;&quot; ]&quot;" office:value-type="string" office:string-value="  edge [ source 55 target 460 ]" calcext:value-type="string">
            <text:p><text:s text:c="2"/>edge [ source 55 target 460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  edge [ source &quot;&amp;[.A1464]&amp;&quot; target &quot;&amp;[.B1464]&amp;&quot; ]&quot;" office:value-type="string" office:string-value="  edge [ source 55 target 461 ]" calcext:value-type="string">
            <text:p><text:s text:c="2"/>edge [ source 55 target 461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&quot;  edge [ source &quot;&amp;[.A1465]&amp;&quot; target &quot;&amp;[.B1465]&amp;&quot; ]&quot;" office:value-type="string" office:string-value="  edge [ source 55 target 462 ]" calcext:value-type="string">
            <text:p><text:s text:c="2"/>edge [ source 55 target 462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&quot;  edge [ source &quot;&amp;[.A1466]&amp;&quot; target &quot;&amp;[.B1466]&amp;&quot; ]&quot;" office:value-type="string" office:string-value="  edge [ source 55 target 463 ]" calcext:value-type="string">
            <text:p><text:s text:c="2"/>edge [ source 55 target 463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&quot;  edge [ source &quot;&amp;[.A1467]&amp;&quot; target &quot;&amp;[.B1467]&amp;&quot; ]&quot;" office:value-type="string" office:string-value="  edge [ source 55 target 464 ]" calcext:value-type="string">
            <text:p><text:s text:c="2"/>edge [ source 55 target 464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&quot;  edge [ source &quot;&amp;[.A1468]&amp;&quot; target &quot;&amp;[.B1468]&amp;&quot; ]&quot;" office:value-type="string" office:string-value="  edge [ source 55 target 465 ]" calcext:value-type="string">
            <text:p><text:s text:c="2"/>edge [ source 55 target 465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&quot;  edge [ source &quot;&amp;[.A1469]&amp;&quot; target &quot;&amp;[.B1469]&amp;&quot; ]&quot;" office:value-type="string" office:string-value="  edge [ source 55 target 466 ]" calcext:value-type="string">
            <text:p><text:s text:c="2"/>edge [ source 55 target 466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&quot;  edge [ source &quot;&amp;[.A1470]&amp;&quot; target &quot;&amp;[.B1470]&amp;&quot; ]&quot;" office:value-type="string" office:string-value="  edge [ source 55 target 467 ]" calcext:value-type="string">
            <text:p><text:s text:c="2"/>edge [ source 55 target 467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&quot;  edge [ source &quot;&amp;[.A1471]&amp;&quot; target &quot;&amp;[.B1471]&amp;&quot; ]&quot;" office:value-type="string" office:string-value="  edge [ source 55 target 468 ]" calcext:value-type="string">
            <text:p><text:s text:c="2"/>edge [ source 55 target 468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&quot;  edge [ source &quot;&amp;[.A1472]&amp;&quot; target &quot;&amp;[.B1472]&amp;&quot; ]&quot;" office:value-type="string" office:string-value="  edge [ source 55 target 469 ]" calcext:value-type="string">
            <text:p><text:s text:c="2"/>edge [ source 55 target 469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&quot;  edge [ source &quot;&amp;[.A1473]&amp;&quot; target &quot;&amp;[.B1473]&amp;&quot; ]&quot;" office:value-type="string" office:string-value="  edge [ source 55 target 470 ]" calcext:value-type="string">
            <text:p><text:s text:c="2"/>edge [ source 55 target 470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&quot;  edge [ source &quot;&amp;[.A1474]&amp;&quot; target &quot;&amp;[.B1474]&amp;&quot; ]&quot;" office:value-type="string" office:string-value="  edge [ source 55 target 471 ]" calcext:value-type="string">
            <text:p><text:s text:c="2"/>edge [ source 55 target 471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&quot;  edge [ source &quot;&amp;[.A1475]&amp;&quot; target &quot;&amp;[.B1475]&amp;&quot; ]&quot;" office:value-type="string" office:string-value="  edge [ source 55 target 472 ]" calcext:value-type="string">
            <text:p><text:s text:c="2"/>edge [ source 55 target 472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&quot;  edge [ source &quot;&amp;[.A1476]&amp;&quot; target &quot;&amp;[.B1476]&amp;&quot; ]&quot;" office:value-type="string" office:string-value="  edge [ source 55 target 473 ]" calcext:value-type="string">
            <text:p><text:s text:c="2"/>edge [ source 55 target 473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&quot;  edge [ source &quot;&amp;[.A1477]&amp;&quot; target &quot;&amp;[.B1477]&amp;&quot; ]&quot;" office:value-type="string" office:string-value="  edge [ source 55 target 474 ]" calcext:value-type="string">
            <text:p><text:s text:c="2"/>edge [ source 55 target 474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&quot;  edge [ source &quot;&amp;[.A1478]&amp;&quot; target &quot;&amp;[.B1478]&amp;&quot; ]&quot;" office:value-type="string" office:string-value="  edge [ source 55 target 475 ]" calcext:value-type="string">
            <text:p><text:s text:c="2"/>edge [ source 55 target 475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&quot;  edge [ source &quot;&amp;[.A1479]&amp;&quot; target &quot;&amp;[.B1479]&amp;&quot; ]&quot;" office:value-type="string" office:string-value="  edge [ source 55 target 476 ]" calcext:value-type="string">
            <text:p><text:s text:c="2"/>edge [ source 55 target 476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  edge [ source &quot;&amp;[.A1480]&amp;&quot; target &quot;&amp;[.B1480]&amp;&quot; ]&quot;" office:value-type="string" office:string-value="  edge [ source 55 target 477 ]" calcext:value-type="string">
            <text:p><text:s text:c="2"/>edge [ source 55 target 477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&quot;  edge [ source &quot;&amp;[.A1481]&amp;&quot; target &quot;&amp;[.B1481]&amp;&quot; ]&quot;" office:value-type="string" office:string-value="  edge [ source 55 target 478 ]" calcext:value-type="string">
            <text:p><text:s text:c="2"/>edge [ source 55 target 478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&quot;  edge [ source &quot;&amp;[.A1482]&amp;&quot; target &quot;&amp;[.B1482]&amp;&quot; ]&quot;" office:value-type="string" office:string-value="  edge [ source 55 target 479 ]" calcext:value-type="string">
            <text:p><text:s text:c="2"/>edge [ source 55 target 479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&quot;  edge [ source &quot;&amp;[.A1483]&amp;&quot; target &quot;&amp;[.B1483]&amp;&quot; ]&quot;" office:value-type="string" office:string-value="  edge [ source 55 target 480 ]" calcext:value-type="string">
            <text:p><text:s text:c="2"/>edge [ source 55 target 480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&quot;  edge [ source &quot;&amp;[.A1484]&amp;&quot; target &quot;&amp;[.B1484]&amp;&quot; ]&quot;" office:value-type="string" office:string-value="  edge [ source 55 target 481 ]" calcext:value-type="string">
            <text:p><text:s text:c="2"/>edge [ source 55 target 481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&quot;  edge [ source &quot;&amp;[.A1485]&amp;&quot; target &quot;&amp;[.B1485]&amp;&quot; ]&quot;" office:value-type="string" office:string-value="  edge [ source 55 target 482 ]" calcext:value-type="string">
            <text:p><text:s text:c="2"/>edge [ source 55 target 482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&quot;  edge [ source &quot;&amp;[.A1486]&amp;&quot; target &quot;&amp;[.B1486]&amp;&quot; ]&quot;" office:value-type="string" office:string-value="  edge [ source 55 target 483 ]" calcext:value-type="string">
            <text:p><text:s text:c="2"/>edge [ source 55 target 483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&quot;  edge [ source &quot;&amp;[.A1487]&amp;&quot; target &quot;&amp;[.B1487]&amp;&quot; ]&quot;" office:value-type="string" office:string-value="  edge [ source 55 target 484 ]" calcext:value-type="string">
            <text:p><text:s text:c="2"/>edge [ source 55 target 484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&quot;  edge [ source &quot;&amp;[.A1488]&amp;&quot; target &quot;&amp;[.B1488]&amp;&quot; ]&quot;" office:value-type="string" office:string-value="  edge [ source 55 target 485 ]" calcext:value-type="string">
            <text:p><text:s text:c="2"/>edge [ source 55 target 485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&quot;  edge [ source &quot;&amp;[.A1489]&amp;&quot; target &quot;&amp;[.B1489]&amp;&quot; ]&quot;" office:value-type="string" office:string-value="  edge [ source 55 target 486 ]" calcext:value-type="string">
            <text:p><text:s text:c="2"/>edge [ source 55 target 486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&quot;  edge [ source &quot;&amp;[.A1490]&amp;&quot; target &quot;&amp;[.B1490]&amp;&quot; ]&quot;" office:value-type="string" office:string-value="  edge [ source 55 target 487 ]" calcext:value-type="string">
            <text:p><text:s text:c="2"/>edge [ source 55 target 487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&quot;  edge [ source &quot;&amp;[.A1491]&amp;&quot; target &quot;&amp;[.B1491]&amp;&quot; ]&quot;" office:value-type="string" office:string-value="  edge [ source 55 target 488 ]" calcext:value-type="string">
            <text:p><text:s text:c="2"/>edge [ source 55 target 488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&quot;  edge [ source &quot;&amp;[.A1492]&amp;&quot; target &quot;&amp;[.B1492]&amp;&quot; ]&quot;" office:value-type="string" office:string-value="  edge [ source 55 target 489 ]" calcext:value-type="string">
            <text:p><text:s text:c="2"/>edge [ source 55 target 489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&quot;  edge [ source &quot;&amp;[.A1493]&amp;&quot; target &quot;&amp;[.B1493]&amp;&quot; ]&quot;" office:value-type="string" office:string-value="  edge [ source 55 target 490 ]" calcext:value-type="string">
            <text:p><text:s text:c="2"/>edge [ source 55 target 490 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&quot;  edge [ source &quot;&amp;[.A1494]&amp;&quot; target &quot;&amp;[.B1494]&amp;&quot; ]&quot;" office:value-type="string" office:string-value="  edge [ source 55 target 491 ]" calcext:value-type="string">
            <text:p><text:s text:c="2"/>edge [ source 55 target 491 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  edge [ source &quot;&amp;[.A1495]&amp;&quot; target &quot;&amp;[.B1495]&amp;&quot; ]&quot;" office:value-type="string" office:string-value="  edge [ source 400 target 492 ]" calcext:value-type="string">
            <text:p><text:s text:c="2"/>edge [ source 400 target 492 ]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&quot;  edge [ source &quot;&amp;[.A1496]&amp;&quot; target &quot;&amp;[.B1496]&amp;&quot; ]&quot;" office:value-type="string" office:string-value="  edge [ source 401 target 493 ]" calcext:value-type="string">
            <text:p><text:s text:c="2"/>edge [ source 401 target 493 ]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&quot;  edge [ source &quot;&amp;[.A1497]&amp;&quot; target &quot;&amp;[.B1497]&amp;&quot; ]&quot;" office:value-type="string" office:string-value="  edge [ source 402 target 494 ]" calcext:value-type="string">
            <text:p><text:s text:c="2"/>edge [ source 402 target 494 ]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  edge [ source &quot;&amp;[.A1498]&amp;&quot; target &quot;&amp;[.B1498]&amp;&quot; ]&quot;" office:value-type="string" office:string-value="  edge [ source 403 target 495 ]" calcext:value-type="string">
            <text:p><text:s text:c="2"/>edge [ source 403 target 495 ]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&quot;  edge [ source &quot;&amp;[.A1499]&amp;&quot; target &quot;&amp;[.B1499]&amp;&quot; ]&quot;" office:value-type="string" office:string-value="  edge [ source 404 target 496 ]" calcext:value-type="string">
            <text:p><text:s text:c="2"/>edge [ source 404 target 496 ]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&quot;  edge [ source &quot;&amp;[.A1500]&amp;&quot; target &quot;&amp;[.B1500]&amp;&quot; ]&quot;" office:value-type="string" office:string-value="  edge [ source 405 target 497 ]" calcext:value-type="string">
            <text:p><text:s text:c="2"/>edge [ source 405 target 497 ]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&quot;  edge [ source &quot;&amp;[.A1501]&amp;&quot; target &quot;&amp;[.B1501]&amp;&quot; ]&quot;" office:value-type="string" office:string-value="  edge [ source 406 target 498 ]" calcext:value-type="string">
            <text:p><text:s text:c="2"/>edge [ source 406 target 498 ]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&quot;  edge [ source &quot;&amp;[.A1502]&amp;&quot; target &quot;&amp;[.B1502]&amp;&quot; ]&quot;" office:value-type="string" office:string-value="  edge [ source 407 target 499 ]" calcext:value-type="string">
            <text:p><text:s text:c="2"/>edge [ source 407 target 499 ]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  edge [ source &quot;&amp;[.A1503]&amp;&quot; target &quot;&amp;[.B1503]&amp;&quot; ]&quot;" office:value-type="string" office:string-value="  edge [ source 408 target 500 ]" calcext:value-type="string">
            <text:p><text:s text:c="2"/>edge [ source 408 target 500 ]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&quot;  edge [ source &quot;&amp;[.A1504]&amp;&quot; target &quot;&amp;[.B1504]&amp;&quot; ]&quot;" office:value-type="string" office:string-value="  edge [ source 409 target 501 ]" calcext:value-type="string">
            <text:p><text:s text:c="2"/>edge [ source 409 target 501 ]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&quot;  edge [ source &quot;&amp;[.A1505]&amp;&quot; target &quot;&amp;[.B1505]&amp;&quot; ]&quot;" office:value-type="string" office:string-value="  edge [ source 410 target 502 ]" calcext:value-type="string">
            <text:p><text:s text:c="2"/>edge [ source 410 target 502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&quot;  edge [ source &quot;&amp;[.A1506]&amp;&quot; target &quot;&amp;[.B1506]&amp;&quot; ]&quot;" office:value-type="string" office:string-value="  edge [ source 420 target 503 ]" calcext:value-type="string">
            <text:p><text:s text:c="2"/>edge [ source 420 target 503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&quot;  edge [ source &quot;&amp;[.A1507]&amp;&quot; target &quot;&amp;[.B1507]&amp;&quot; ]&quot;" office:value-type="string" office:string-value="  edge [ source 420 target 504 ]" calcext:value-type="string">
            <text:p><text:s text:c="2"/>edge [ source 420 target 504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&quot;  edge [ source &quot;&amp;[.A1508]&amp;&quot; target &quot;&amp;[.B1508]&amp;&quot; ]&quot;" office:value-type="string" office:string-value="  edge [ source 420 target 505 ]" calcext:value-type="string">
            <text:p><text:s text:c="2"/>edge [ source 420 target 505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&quot;  edge [ source &quot;&amp;[.A1509]&amp;&quot; target &quot;&amp;[.B1509]&amp;&quot; ]&quot;" office:value-type="string" office:string-value="  edge [ source 420 target 506 ]" calcext:value-type="string">
            <text:p><text:s text:c="2"/>edge [ source 420 target 506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&quot;  edge [ source &quot;&amp;[.A1510]&amp;&quot; target &quot;&amp;[.B1510]&amp;&quot; ]&quot;" office:value-type="string" office:string-value="  edge [ source 420 target 507 ]" calcext:value-type="string">
            <text:p><text:s text:c="2"/>edge [ source 420 target 507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&quot;  edge [ source &quot;&amp;[.A1511]&amp;&quot; target &quot;&amp;[.B1511]&amp;&quot; ]&quot;" office:value-type="string" office:string-value="  edge [ source 420 target 508 ]" calcext:value-type="string">
            <text:p><text:s text:c="2"/>edge [ source 420 target 508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&quot;  edge [ source &quot;&amp;[.A1512]&amp;&quot; target &quot;&amp;[.B1512]&amp;&quot; ]&quot;" office:value-type="string" office:string-value="  edge [ source 420 target 509 ]" calcext:value-type="string">
            <text:p><text:s text:c="2"/>edge [ source 420 target 509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&quot;  edge [ source &quot;&amp;[.A1513]&amp;&quot; target &quot;&amp;[.B1513]&amp;&quot; ]&quot;" office:value-type="string" office:string-value="  edge [ source 420 target 510 ]" calcext:value-type="string">
            <text:p><text:s text:c="2"/>edge [ source 420 target 510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&quot;  edge [ source &quot;&amp;[.A1514]&amp;&quot; target &quot;&amp;[.B1514]&amp;&quot; ]&quot;" office:value-type="string" office:string-value="  edge [ source 420 target 511 ]" calcext:value-type="string">
            <text:p><text:s text:c="2"/>edge [ source 420 target 511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&quot;  edge [ source &quot;&amp;[.A1515]&amp;&quot; target &quot;&amp;[.B1515]&amp;&quot; ]&quot;" office:value-type="string" office:string-value="  edge [ source 420 target 512 ]" calcext:value-type="string">
            <text:p><text:s text:c="2"/>edge [ source 420 target 512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&quot;  edge [ source &quot;&amp;[.A1516]&amp;&quot; target &quot;&amp;[.B1516]&amp;&quot; ]&quot;" office:value-type="string" office:string-value="  edge [ source 420 target 513 ]" calcext:value-type="string">
            <text:p><text:s text:c="2"/>edge [ source 420 target 513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&quot;  edge [ source &quot;&amp;[.A1517]&amp;&quot; target &quot;&amp;[.B1517]&amp;&quot; ]&quot;" office:value-type="string" office:string-value="  edge [ source 420 target 514 ]" calcext:value-type="string">
            <text:p><text:s text:c="2"/>edge [ source 420 target 514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&quot;  edge [ source &quot;&amp;[.A1518]&amp;&quot; target &quot;&amp;[.B1518]&amp;&quot; ]&quot;" office:value-type="string" office:string-value="  edge [ source 420 target 515 ]" calcext:value-type="string">
            <text:p><text:s text:c="2"/>edge [ source 420 target 515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&quot;  edge [ source &quot;&amp;[.A1519]&amp;&quot; target &quot;&amp;[.B1519]&amp;&quot; ]&quot;" office:value-type="string" office:string-value="  edge [ source 420 target 516 ]" calcext:value-type="string">
            <text:p><text:s text:c="2"/>edge [ source 420 target 516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&quot;  edge [ source &quot;&amp;[.A1520]&amp;&quot; target &quot;&amp;[.B1520]&amp;&quot; ]&quot;" office:value-type="string" office:string-value="  edge [ source 420 target 517 ]" calcext:value-type="string">
            <text:p><text:s text:c="2"/>edge [ source 420 target 517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&quot;  edge [ source &quot;&amp;[.A1521]&amp;&quot; target &quot;&amp;[.B1521]&amp;&quot; ]&quot;" office:value-type="string" office:string-value="  edge [ source 420 target 518 ]" calcext:value-type="string">
            <text:p><text:s text:c="2"/>edge [ source 420 target 518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&quot;  edge [ source &quot;&amp;[.A1522]&amp;&quot; target &quot;&amp;[.B1522]&amp;&quot; ]&quot;" office:value-type="string" office:string-value="  edge [ source 420 target 519 ]" calcext:value-type="string">
            <text:p><text:s text:c="2"/>edge [ source 420 target 519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&quot;  edge [ source &quot;&amp;[.A1523]&amp;&quot; target &quot;&amp;[.B1523]&amp;&quot; ]&quot;" office:value-type="string" office:string-value="  edge [ source 420 target 520 ]" calcext:value-type="string">
            <text:p><text:s text:c="2"/>edge [ source 420 target 520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&quot;  edge [ source &quot;&amp;[.A1524]&amp;&quot; target &quot;&amp;[.B1524]&amp;&quot; ]&quot;" office:value-type="string" office:string-value="  edge [ source 420 target 521 ]" calcext:value-type="string">
            <text:p><text:s text:c="2"/>edge [ source 420 target 521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&quot;  edge [ source &quot;&amp;[.A1525]&amp;&quot; target &quot;&amp;[.B1525]&amp;&quot; ]&quot;" office:value-type="string" office:string-value="  edge [ source 420 target 522 ]" calcext:value-type="string">
            <text:p><text:s text:c="2"/>edge [ source 420 target 522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&quot;  edge [ source &quot;&amp;[.A1526]&amp;&quot; target &quot;&amp;[.B1526]&amp;&quot; ]&quot;" office:value-type="string" office:string-value="  edge [ source 420 target 523 ]" calcext:value-type="string">
            <text:p><text:s text:c="2"/>edge [ source 420 target 523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&quot;  edge [ source &quot;&amp;[.A1527]&amp;&quot; target &quot;&amp;[.B1527]&amp;&quot; ]&quot;" office:value-type="string" office:string-value="  edge [ source 420 target 524 ]" calcext:value-type="string">
            <text:p><text:s text:c="2"/>edge [ source 420 target 524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&quot;  edge [ source &quot;&amp;[.A1528]&amp;&quot; target &quot;&amp;[.B1528]&amp;&quot; ]&quot;" office:value-type="string" office:string-value="  edge [ source 420 target 525 ]" calcext:value-type="string">
            <text:p><text:s text:c="2"/>edge [ source 420 target 525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&quot;  edge [ source &quot;&amp;[.A1529]&amp;&quot; target &quot;&amp;[.B1529]&amp;&quot; ]&quot;" office:value-type="string" office:string-value="  edge [ source 420 target 526 ]" calcext:value-type="string">
            <text:p><text:s text:c="2"/>edge [ source 420 target 526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&quot;  edge [ source &quot;&amp;[.A1530]&amp;&quot; target &quot;&amp;[.B1530]&amp;&quot; ]&quot;" office:value-type="string" office:string-value="  edge [ source 420 target 527 ]" calcext:value-type="string">
            <text:p><text:s text:c="2"/>edge [ source 420 target 527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&quot;  edge [ source &quot;&amp;[.A1531]&amp;&quot; target &quot;&amp;[.B1531]&amp;&quot; ]&quot;" office:value-type="string" office:string-value="  edge [ source 420 target 528 ]" calcext:value-type="string">
            <text:p><text:s text:c="2"/>edge [ source 420 target 528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&quot;  edge [ source &quot;&amp;[.A1532]&amp;&quot; target &quot;&amp;[.B1532]&amp;&quot; ]&quot;" office:value-type="string" office:string-value="  edge [ source 420 target 529 ]" calcext:value-type="string">
            <text:p><text:s text:c="2"/>edge [ source 420 target 529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&quot;  edge [ source &quot;&amp;[.A1533]&amp;&quot; target &quot;&amp;[.B1533]&amp;&quot; ]&quot;" office:value-type="string" office:string-value="  edge [ source 420 target 530 ]" calcext:value-type="string">
            <text:p><text:s text:c="2"/>edge [ source 420 target 530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&quot;  edge [ source &quot;&amp;[.A1534]&amp;&quot; target &quot;&amp;[.B1534]&amp;&quot; ]&quot;" office:value-type="string" office:string-value="  edge [ source 420 target 531 ]" calcext:value-type="string">
            <text:p><text:s text:c="2"/>edge [ source 420 target 531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&quot;  edge [ source &quot;&amp;[.A1535]&amp;&quot; target &quot;&amp;[.B1535]&amp;&quot; ]&quot;" office:value-type="string" office:string-value="  edge [ source 420 target 532 ]" calcext:value-type="string">
            <text:p><text:s text:c="2"/>edge [ source 420 target 532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&quot;  edge [ source &quot;&amp;[.A1536]&amp;&quot; target &quot;&amp;[.B1536]&amp;&quot; ]&quot;" office:value-type="string" office:string-value="  edge [ source 420 target 533 ]" calcext:value-type="string">
            <text:p><text:s text:c="2"/>edge [ source 420 target 533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&quot;  edge [ source &quot;&amp;[.A1537]&amp;&quot; target &quot;&amp;[.B1537]&amp;&quot; ]&quot;" office:value-type="string" office:string-value="  edge [ source 420 target 534 ]" calcext:value-type="string">
            <text:p><text:s text:c="2"/>edge [ source 420 target 534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&quot;  edge [ source &quot;&amp;[.A1538]&amp;&quot; target &quot;&amp;[.B1538]&amp;&quot; ]&quot;" office:value-type="string" office:string-value="  edge [ source 420 target 535 ]" calcext:value-type="string">
            <text:p><text:s text:c="2"/>edge [ source 420 target 535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&quot;  edge [ source &quot;&amp;[.A1539]&amp;&quot; target &quot;&amp;[.B1539]&amp;&quot; ]&quot;" office:value-type="string" office:string-value="  edge [ source 420 target 536 ]" calcext:value-type="string">
            <text:p><text:s text:c="2"/>edge [ source 420 target 536 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&quot;  edge [ source &quot;&amp;[.A1540]&amp;&quot; target &quot;&amp;[.B1540]&amp;&quot; ]&quot;" office:value-type="string" office:string-value="  edge [ source 420 target 537 ]" calcext:value-type="string">
            <text:p><text:s text:c="2"/>edge [ source 420 target 537 ]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&quot;  edge [ source &quot;&amp;[.A1541]&amp;&quot; target &quot;&amp;[.B1541]&amp;&quot; ]&quot;" office:value-type="string" office:string-value="  edge [ source 435 target 538 ]" calcext:value-type="string">
            <text:p><text:s text:c="2"/>edge [ source 435 target 538 ]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&quot;  edge [ source &quot;&amp;[.A1542]&amp;&quot; target &quot;&amp;[.B1542]&amp;&quot; ]&quot;" office:value-type="string" office:string-value="  edge [ source 436 target 539 ]" calcext:value-type="string">
            <text:p><text:s text:c="2"/>edge [ source 436 target 539 ]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&quot;  edge [ source &quot;&amp;[.A1543]&amp;&quot; target &quot;&amp;[.B1543]&amp;&quot; ]&quot;" office:value-type="string" office:string-value="  edge [ source 437 target 540 ]" calcext:value-type="string">
            <text:p><text:s text:c="2"/>edge [ source 437 target 540 ]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&quot;  edge [ source &quot;&amp;[.A1544]&amp;&quot; target &quot;&amp;[.B1544]&amp;&quot; ]&quot;" office:value-type="string" office:string-value="  edge [ source 438 target 541 ]" calcext:value-type="string">
            <text:p><text:s text:c="2"/>edge [ source 438 target 541 ]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&quot;  edge [ source &quot;&amp;[.A1545]&amp;&quot; target &quot;&amp;[.B1545]&amp;&quot; ]&quot;" office:value-type="string" office:string-value="  edge [ source 439 target 542 ]" calcext:value-type="string">
            <text:p><text:s text:c="2"/>edge [ source 439 target 542 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&quot;  edge [ source &quot;&amp;[.A1546]&amp;&quot; target &quot;&amp;[.B1546]&amp;&quot; ]&quot;" office:value-type="string" office:string-value="  edge [ source 440 target 543 ]" calcext:value-type="string">
            <text:p><text:s text:c="2"/>edge [ source 440 target 543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&quot;  edge [ source &quot;&amp;[.A1547]&amp;&quot; target &quot;&amp;[.B1547]&amp;&quot; ]&quot;" office:value-type="string" office:string-value="  edge [ source 450 target 544 ]" calcext:value-type="string">
            <text:p><text:s text:c="2"/>edge [ source 450 target 544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&quot;  edge [ source &quot;&amp;[.A1548]&amp;&quot; target &quot;&amp;[.B1548]&amp;&quot; ]&quot;" office:value-type="string" office:string-value="  edge [ source 450 target 545 ]" calcext:value-type="string">
            <text:p><text:s text:c="2"/>edge [ source 450 target 545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&quot;  edge [ source &quot;&amp;[.A1549]&amp;&quot; target &quot;&amp;[.B1549]&amp;&quot; ]&quot;" office:value-type="string" office:string-value="  edge [ source 450 target 546 ]" calcext:value-type="string">
            <text:p><text:s text:c="2"/>edge [ source 450 target 546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&quot;  edge [ source &quot;&amp;[.A1550]&amp;&quot; target &quot;&amp;[.B1550]&amp;&quot; ]&quot;" office:value-type="string" office:string-value="  edge [ source 450 target 547 ]" calcext:value-type="string">
            <text:p><text:s text:c="2"/>edge [ source 450 target 547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&quot;  edge [ source &quot;&amp;[.A1551]&amp;&quot; target &quot;&amp;[.B1551]&amp;&quot; ]&quot;" office:value-type="string" office:string-value="  edge [ source 450 target 548 ]" calcext:value-type="string">
            <text:p><text:s text:c="2"/>edge [ source 450 target 548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&quot;  edge [ source &quot;&amp;[.A1552]&amp;&quot; target &quot;&amp;[.B1552]&amp;&quot; ]&quot;" office:value-type="string" office:string-value="  edge [ source 450 target 549 ]" calcext:value-type="string">
            <text:p><text:s text:c="2"/>edge [ source 450 target 549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&quot;  edge [ source &quot;&amp;[.A1553]&amp;&quot; target &quot;&amp;[.B1553]&amp;&quot; ]&quot;" office:value-type="string" office:string-value="  edge [ source 450 target 550 ]" calcext:value-type="string">
            <text:p><text:s text:c="2"/>edge [ source 450 target 550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&quot;  edge [ source &quot;&amp;[.A1554]&amp;&quot; target &quot;&amp;[.B1554]&amp;&quot; ]&quot;" office:value-type="string" office:string-value="  edge [ source 450 target 551 ]" calcext:value-type="string">
            <text:p><text:s text:c="2"/>edge [ source 450 target 551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&quot;  edge [ source &quot;&amp;[.A1555]&amp;&quot; target &quot;&amp;[.B1555]&amp;&quot; ]&quot;" office:value-type="string" office:string-value="  edge [ source 450 target 552 ]" calcext:value-type="string">
            <text:p><text:s text:c="2"/>edge [ source 450 target 552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&quot;  edge [ source &quot;&amp;[.A1556]&amp;&quot; target &quot;&amp;[.B1556]&amp;&quot; ]&quot;" office:value-type="string" office:string-value="  edge [ source 450 target 553 ]" calcext:value-type="string">
            <text:p><text:s text:c="2"/>edge [ source 450 target 553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&quot;  edge [ source &quot;&amp;[.A1557]&amp;&quot; target &quot;&amp;[.B1557]&amp;&quot; ]&quot;" office:value-type="string" office:string-value="  edge [ source 450 target 554 ]" calcext:value-type="string">
            <text:p><text:s text:c="2"/>edge [ source 450 target 554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&quot;  edge [ source &quot;&amp;[.A1558]&amp;&quot; target &quot;&amp;[.B1558]&amp;&quot; ]&quot;" office:value-type="string" office:string-value="  edge [ source 450 target 555 ]" calcext:value-type="string">
            <text:p><text:s text:c="2"/>edge [ source 450 target 555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&quot;  edge [ source &quot;&amp;[.A1559]&amp;&quot; target &quot;&amp;[.B1559]&amp;&quot; ]&quot;" office:value-type="string" office:string-value="  edge [ source 450 target 556 ]" calcext:value-type="string">
            <text:p><text:s text:c="2"/>edge [ source 450 target 556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&quot;  edge [ source &quot;&amp;[.A1560]&amp;&quot; target &quot;&amp;[.B1560]&amp;&quot; ]&quot;" office:value-type="string" office:string-value="  edge [ source 450 target 557 ]" calcext:value-type="string">
            <text:p><text:s text:c="2"/>edge [ source 450 target 557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&quot;  edge [ source &quot;&amp;[.A1561]&amp;&quot; target &quot;&amp;[.B1561]&amp;&quot; ]&quot;" office:value-type="string" office:string-value="  edge [ source 450 target 558 ]" calcext:value-type="string">
            <text:p><text:s text:c="2"/>edge [ source 450 target 558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&quot;  edge [ source &quot;&amp;[.A1562]&amp;&quot; target &quot;&amp;[.B1562]&amp;&quot; ]&quot;" office:value-type="string" office:string-value="  edge [ source 450 target 559 ]" calcext:value-type="string">
            <text:p><text:s text:c="2"/>edge [ source 450 target 559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&quot;  edge [ source &quot;&amp;[.A1563]&amp;&quot; target &quot;&amp;[.B1563]&amp;&quot; ]&quot;" office:value-type="string" office:string-value="  edge [ source 450 target 560 ]" calcext:value-type="string">
            <text:p><text:s text:c="2"/>edge [ source 450 target 560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&quot;  edge [ source &quot;&amp;[.A1564]&amp;&quot; target &quot;&amp;[.B1564]&amp;&quot; ]&quot;" office:value-type="string" office:string-value="  edge [ source 450 target 561 ]" calcext:value-type="string">
            <text:p><text:s text:c="2"/>edge [ source 450 target 561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&quot;  edge [ source &quot;&amp;[.A1565]&amp;&quot; target &quot;&amp;[.B1565]&amp;&quot; ]&quot;" office:value-type="string" office:string-value="  edge [ source 450 target 562 ]" calcext:value-type="string">
            <text:p><text:s text:c="2"/>edge [ source 450 target 562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&quot;  edge [ source &quot;&amp;[.A1566]&amp;&quot; target &quot;&amp;[.B1566]&amp;&quot; ]&quot;" office:value-type="string" office:string-value="  edge [ source 450 target 563 ]" calcext:value-type="string">
            <text:p><text:s text:c="2"/>edge [ source 450 target 563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&quot;  edge [ source &quot;&amp;[.A1567]&amp;&quot; target &quot;&amp;[.B1567]&amp;&quot; ]&quot;" office:value-type="string" office:string-value="  edge [ source 450 target 564 ]" calcext:value-type="string">
            <text:p><text:s text:c="2"/>edge [ source 450 target 564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&quot;  edge [ source &quot;&amp;[.A1568]&amp;&quot; target &quot;&amp;[.B1568]&amp;&quot; ]&quot;" office:value-type="string" office:string-value="  edge [ source 450 target 565 ]" calcext:value-type="string">
            <text:p><text:s text:c="2"/>edge [ source 450 target 565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&quot;  edge [ source &quot;&amp;[.A1569]&amp;&quot; target &quot;&amp;[.B1569]&amp;&quot; ]&quot;" office:value-type="string" office:string-value="  edge [ source 450 target 566 ]" calcext:value-type="string">
            <text:p><text:s text:c="2"/>edge [ source 450 target 566 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&quot;  edge [ source &quot;&amp;[.A1570]&amp;&quot; target &quot;&amp;[.B1570]&amp;&quot; ]&quot;" office:value-type="string" office:string-value="  edge [ source 450 target 567 ]" calcext:value-type="string">
            <text:p><text:s text:c="2"/>edge [ source 450 target 567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&quot;  edge [ source &quot;&amp;[.A1571]&amp;&quot; target &quot;&amp;[.B1571]&amp;&quot; ]&quot;" office:value-type="string" office:string-value="  edge [ source 455 target 568 ]" calcext:value-type="string">
            <text:p><text:s text:c="2"/>edge [ source 455 target 568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&quot;  edge [ source &quot;&amp;[.A1572]&amp;&quot; target &quot;&amp;[.B1572]&amp;&quot; ]&quot;" office:value-type="string" office:string-value="  edge [ source 455 target 569 ]" calcext:value-type="string">
            <text:p><text:s text:c="2"/>edge [ source 455 target 569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&quot;  edge [ source &quot;&amp;[.A1573]&amp;&quot; target &quot;&amp;[.B1573]&amp;&quot; ]&quot;" office:value-type="string" office:string-value="  edge [ source 455 target 570 ]" calcext:value-type="string">
            <text:p><text:s text:c="2"/>edge [ source 455 target 570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&quot;  edge [ source &quot;&amp;[.A1574]&amp;&quot; target &quot;&amp;[.B1574]&amp;&quot; ]&quot;" office:value-type="string" office:string-value="  edge [ source 455 target 571 ]" calcext:value-type="string">
            <text:p><text:s text:c="2"/>edge [ source 455 target 571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&quot;  edge [ source &quot;&amp;[.A1575]&amp;&quot; target &quot;&amp;[.B1575]&amp;&quot; ]&quot;" office:value-type="string" office:string-value="  edge [ source 455 target 572 ]" calcext:value-type="string">
            <text:p><text:s text:c="2"/>edge [ source 455 target 572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&quot;  edge [ source &quot;&amp;[.A1576]&amp;&quot; target &quot;&amp;[.B1576]&amp;&quot; ]&quot;" office:value-type="string" office:string-value="  edge [ source 455 target 573 ]" calcext:value-type="string">
            <text:p><text:s text:c="2"/>edge [ source 455 target 573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&quot;  edge [ source &quot;&amp;[.A1577]&amp;&quot; target &quot;&amp;[.B1577]&amp;&quot; ]&quot;" office:value-type="string" office:string-value="  edge [ source 455 target 574 ]" calcext:value-type="string">
            <text:p><text:s text:c="2"/>edge [ source 455 target 574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&quot;  edge [ source &quot;&amp;[.A1578]&amp;&quot; target &quot;&amp;[.B1578]&amp;&quot; ]&quot;" office:value-type="string" office:string-value="  edge [ source 455 target 575 ]" calcext:value-type="string">
            <text:p><text:s text:c="2"/>edge [ source 455 target 575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&quot;  edge [ source &quot;&amp;[.A1579]&amp;&quot; target &quot;&amp;[.B1579]&amp;&quot; ]&quot;" office:value-type="string" office:string-value="  edge [ source 455 target 576 ]" calcext:value-type="string">
            <text:p><text:s text:c="2"/>edge [ source 455 target 576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&quot;  edge [ source &quot;&amp;[.A1580]&amp;&quot; target &quot;&amp;[.B1580]&amp;&quot; ]&quot;" office:value-type="string" office:string-value="  edge [ source 455 target 577 ]" calcext:value-type="string">
            <text:p><text:s text:c="2"/>edge [ source 455 target 577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&quot;  edge [ source &quot;&amp;[.A1581]&amp;&quot; target &quot;&amp;[.B1581]&amp;&quot; ]&quot;" office:value-type="string" office:string-value="  edge [ source 455 target 578 ]" calcext:value-type="string">
            <text:p><text:s text:c="2"/>edge [ source 455 target 578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&quot;  edge [ source &quot;&amp;[.A1582]&amp;&quot; target &quot;&amp;[.B1582]&amp;&quot; ]&quot;" office:value-type="string" office:string-value="  edge [ source 455 target 579 ]" calcext:value-type="string">
            <text:p><text:s text:c="2"/>edge [ source 455 target 579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&quot;  edge [ source &quot;&amp;[.A1583]&amp;&quot; target &quot;&amp;[.B1583]&amp;&quot; ]&quot;" office:value-type="string" office:string-value="  edge [ source 455 target 580 ]" calcext:value-type="string">
            <text:p><text:s text:c="2"/>edge [ source 455 target 580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&quot;  edge [ source &quot;&amp;[.A1584]&amp;&quot; target &quot;&amp;[.B1584]&amp;&quot; ]&quot;" office:value-type="string" office:string-value="  edge [ source 455 target 581 ]" calcext:value-type="string">
            <text:p><text:s text:c="2"/>edge [ source 455 target 581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&quot;  edge [ source &quot;&amp;[.A1585]&amp;&quot; target &quot;&amp;[.B1585]&amp;&quot; ]&quot;" office:value-type="string" office:string-value="  edge [ source 455 target 582 ]" calcext:value-type="string">
            <text:p><text:s text:c="2"/>edge [ source 455 target 582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&quot;  edge [ source &quot;&amp;[.A1586]&amp;&quot; target &quot;&amp;[.B1586]&amp;&quot; ]&quot;" office:value-type="string" office:string-value="  edge [ source 455 target 583 ]" calcext:value-type="string">
            <text:p><text:s text:c="2"/>edge [ source 455 target 583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&quot;  edge [ source &quot;&amp;[.A1587]&amp;&quot; target &quot;&amp;[.B1587]&amp;&quot; ]&quot;" office:value-type="string" office:string-value="  edge [ source 455 target 584 ]" calcext:value-type="string">
            <text:p><text:s text:c="2"/>edge [ source 455 target 584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&quot;  edge [ source &quot;&amp;[.A1588]&amp;&quot; target &quot;&amp;[.B1588]&amp;&quot; ]&quot;" office:value-type="string" office:string-value="  edge [ source 455 target 585 ]" calcext:value-type="string">
            <text:p><text:s text:c="2"/>edge [ source 455 target 585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&quot;  edge [ source &quot;&amp;[.A1589]&amp;&quot; target &quot;&amp;[.B1589]&amp;&quot; ]&quot;" office:value-type="string" office:string-value="  edge [ source 455 target 586 ]" calcext:value-type="string">
            <text:p><text:s text:c="2"/>edge [ source 455 target 586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&quot;  edge [ source &quot;&amp;[.A1590]&amp;&quot; target &quot;&amp;[.B1590]&amp;&quot; ]&quot;" office:value-type="string" office:string-value="  edge [ source 455 target 587 ]" calcext:value-type="string">
            <text:p><text:s text:c="2"/>edge [ source 455 target 587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&quot;  edge [ source &quot;&amp;[.A1591]&amp;&quot; target &quot;&amp;[.B1591]&amp;&quot; ]&quot;" office:value-type="string" office:string-value="  edge [ source 455 target 588 ]" calcext:value-type="string">
            <text:p><text:s text:c="2"/>edge [ source 455 target 588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&quot;  edge [ source &quot;&amp;[.A1592]&amp;&quot; target &quot;&amp;[.B1592]&amp;&quot; ]&quot;" office:value-type="string" office:string-value="  edge [ source 455 target 589 ]" calcext:value-type="string">
            <text:p><text:s text:c="2"/>edge [ source 455 target 589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&quot;  edge [ source &quot;&amp;[.A1593]&amp;&quot; target &quot;&amp;[.B1593]&amp;&quot; ]&quot;" office:value-type="string" office:string-value="  edge [ source 455 target 590 ]" calcext:value-type="string">
            <text:p><text:s text:c="2"/>edge [ source 455 target 590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&quot;  edge [ source &quot;&amp;[.A1594]&amp;&quot; target &quot;&amp;[.B1594]&amp;&quot; ]&quot;" office:value-type="string" office:string-value="  edge [ source 455 target 591 ]" calcext:value-type="string">
            <text:p><text:s text:c="2"/>edge [ source 455 target 591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&quot;  edge [ source &quot;&amp;[.A1595]&amp;&quot; target &quot;&amp;[.B1595]&amp;&quot; ]&quot;" office:value-type="string" office:string-value="  edge [ source 455 target 592 ]" calcext:value-type="string">
            <text:p><text:s text:c="2"/>edge [ source 455 target 592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&quot;  edge [ source &quot;&amp;[.A1596]&amp;&quot; target &quot;&amp;[.B1596]&amp;&quot; ]&quot;" office:value-type="string" office:string-value="  edge [ source 455 target 593 ]" calcext:value-type="string">
            <text:p><text:s text:c="2"/>edge [ source 455 target 593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&quot;  edge [ source &quot;&amp;[.A1597]&amp;&quot; target &quot;&amp;[.B1597]&amp;&quot; ]&quot;" office:value-type="string" office:string-value="  edge [ source 455 target 594 ]" calcext:value-type="string">
            <text:p><text:s text:c="2"/>edge [ source 455 target 594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&quot;  edge [ source &quot;&amp;[.A1598]&amp;&quot; target &quot;&amp;[.B1598]&amp;&quot; ]&quot;" office:value-type="string" office:string-value="  edge [ source 455 target 595 ]" calcext:value-type="string">
            <text:p><text:s text:c="2"/>edge [ source 455 target 595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&quot;  edge [ source &quot;&amp;[.A1599]&amp;&quot; target &quot;&amp;[.B1599]&amp;&quot; ]&quot;" office:value-type="string" office:string-value="  edge [ source 455 target 596 ]" calcext:value-type="string">
            <text:p><text:s text:c="2"/>edge [ source 455 target 596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&quot;  edge [ source &quot;&amp;[.A1600]&amp;&quot; target &quot;&amp;[.B1600]&amp;&quot; ]&quot;" office:value-type="string" office:string-value="  edge [ source 455 target 597 ]" calcext:value-type="string">
            <text:p><text:s text:c="2"/>edge [ source 455 target 597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&quot;  edge [ source &quot;&amp;[.A1601]&amp;&quot; target &quot;&amp;[.B1601]&amp;&quot; ]&quot;" office:value-type="string" office:string-value="  edge [ source 455 target 598 ]" calcext:value-type="string">
            <text:p><text:s text:c="2"/>edge [ source 455 target 598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&quot;  edge [ source &quot;&amp;[.A1602]&amp;&quot; target &quot;&amp;[.B1602]&amp;&quot; ]&quot;" office:value-type="string" office:string-value="  edge [ source 455 target 599 ]" calcext:value-type="string">
            <text:p><text:s text:c="2"/>edge [ source 455 target 599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&quot;  edge [ source &quot;&amp;[.A1603]&amp;&quot; target &quot;&amp;[.B1603]&amp;&quot; ]&quot;" office:value-type="string" office:string-value="  edge [ source 455 target 600 ]" calcext:value-type="string">
            <text:p><text:s text:c="2"/>edge [ source 455 target 600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01" calcext:value-type="float">
            <text:p>601</text:p>
          </table:table-cell>
          <table:table-cell/>
          <table:table-cell table:formula="of:=&quot;  edge [ source &quot;&amp;[.A1604]&amp;&quot; target &quot;&amp;[.B1604]&amp;&quot; ]&quot;" office:value-type="string" office:string-value="  edge [ source 455 target 601 ]" calcext:value-type="string">
            <text:p><text:s text:c="2"/>edge [ source 455 target 601 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02" calcext:value-type="float">
            <text:p>602</text:p>
          </table:table-cell>
          <table:table-cell/>
          <table:table-cell table:formula="of:=&quot;  edge [ source &quot;&amp;[.A1605]&amp;&quot; target &quot;&amp;[.B1605]&amp;&quot; ]&quot;" office:value-type="string" office:string-value="  edge [ source 455 target 602 ]" calcext:value-type="string">
            <text:p><text:s text:c="2"/>edge [ source 455 target 602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03" calcext:value-type="float">
            <text:p>603</text:p>
          </table:table-cell>
          <table:table-cell/>
          <table:table-cell table:formula="of:=&quot;  edge [ source &quot;&amp;[.A1606]&amp;&quot; target &quot;&amp;[.B1606]&amp;&quot; ]&quot;" office:value-type="string" office:string-value="  edge [ source 456 target 603 ]" calcext:value-type="string">
            <text:p><text:s text:c="2"/>edge [ source 456 target 603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&quot;  edge [ source &quot;&amp;[.A1607]&amp;&quot; target &quot;&amp;[.B1607]&amp;&quot; ]&quot;" office:value-type="string" office:string-value="  edge [ source 456 target 604 ]" calcext:value-type="string">
            <text:p><text:s text:c="2"/>edge [ source 456 target 604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&quot;  edge [ source &quot;&amp;[.A1608]&amp;&quot; target &quot;&amp;[.B1608]&amp;&quot; ]&quot;" office:value-type="string" office:string-value="  edge [ source 456 target 605 ]" calcext:value-type="string">
            <text:p><text:s text:c="2"/>edge [ source 456 target 605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&quot;  edge [ source &quot;&amp;[.A1609]&amp;&quot; target &quot;&amp;[.B1609]&amp;&quot; ]&quot;" office:value-type="string" office:string-value="  edge [ source 456 target 606 ]" calcext:value-type="string">
            <text:p><text:s text:c="2"/>edge [ source 456 target 606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07" calcext:value-type="float">
            <text:p>607</text:p>
          </table:table-cell>
          <table:table-cell/>
          <table:table-cell table:formula="of:=&quot;  edge [ source &quot;&amp;[.A1610]&amp;&quot; target &quot;&amp;[.B1610]&amp;&quot; ]&quot;" office:value-type="string" office:string-value="  edge [ source 456 target 607 ]" calcext:value-type="string">
            <text:p><text:s text:c="2"/>edge [ source 456 target 607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&quot;  edge [ source &quot;&amp;[.A1611]&amp;&quot; target &quot;&amp;[.B1611]&amp;&quot; ]&quot;" office:value-type="string" office:string-value="  edge [ source 456 target 608 ]" calcext:value-type="string">
            <text:p><text:s text:c="2"/>edge [ source 456 target 608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&quot;  edge [ source &quot;&amp;[.A1612]&amp;&quot; target &quot;&amp;[.B1612]&amp;&quot; ]&quot;" office:value-type="string" office:string-value="  edge [ source 456 target 609 ]" calcext:value-type="string">
            <text:p><text:s text:c="2"/>edge [ source 456 target 609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&quot;  edge [ source &quot;&amp;[.A1613]&amp;&quot; target &quot;&amp;[.B1613]&amp;&quot; ]&quot;" office:value-type="string" office:string-value="  edge [ source 456 target 610 ]" calcext:value-type="string">
            <text:p><text:s text:c="2"/>edge [ source 456 target 610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&quot;  edge [ source &quot;&amp;[.A1614]&amp;&quot; target &quot;&amp;[.B1614]&amp;&quot; ]&quot;" office:value-type="string" office:string-value="  edge [ source 456 target 611 ]" calcext:value-type="string">
            <text:p><text:s text:c="2"/>edge [ source 456 target 611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2" calcext:value-type="float">
            <text:p>612</text:p>
          </table:table-cell>
          <table:table-cell/>
          <table:table-cell table:formula="of:=&quot;  edge [ source &quot;&amp;[.A1615]&amp;&quot; target &quot;&amp;[.B1615]&amp;&quot; ]&quot;" office:value-type="string" office:string-value="  edge [ source 456 target 612 ]" calcext:value-type="string">
            <text:p><text:s text:c="2"/>edge [ source 456 target 612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3" calcext:value-type="float">
            <text:p>613</text:p>
          </table:table-cell>
          <table:table-cell/>
          <table:table-cell table:formula="of:=&quot;  edge [ source &quot;&amp;[.A1616]&amp;&quot; target &quot;&amp;[.B1616]&amp;&quot; ]&quot;" office:value-type="string" office:string-value="  edge [ source 456 target 613 ]" calcext:value-type="string">
            <text:p><text:s text:c="2"/>edge [ source 456 target 613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&quot;  edge [ source &quot;&amp;[.A1617]&amp;&quot; target &quot;&amp;[.B1617]&amp;&quot; ]&quot;" office:value-type="string" office:string-value="  edge [ source 456 target 614 ]" calcext:value-type="string">
            <text:p><text:s text:c="2"/>edge [ source 456 target 614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&quot;  edge [ source &quot;&amp;[.A1618]&amp;&quot; target &quot;&amp;[.B1618]&amp;&quot; ]&quot;" office:value-type="string" office:string-value="  edge [ source 456 target 615 ]" calcext:value-type="string">
            <text:p><text:s text:c="2"/>edge [ source 456 target 615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&quot;  edge [ source &quot;&amp;[.A1619]&amp;&quot; target &quot;&amp;[.B1619]&amp;&quot; ]&quot;" office:value-type="string" office:string-value="  edge [ source 456 target 616 ]" calcext:value-type="string">
            <text:p><text:s text:c="2"/>edge [ source 456 target 616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&quot;  edge [ source &quot;&amp;[.A1620]&amp;&quot; target &quot;&amp;[.B1620]&amp;&quot; ]&quot;" office:value-type="string" office:string-value="  edge [ source 456 target 617 ]" calcext:value-type="string">
            <text:p><text:s text:c="2"/>edge [ source 456 target 617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&quot;  edge [ source &quot;&amp;[.A1621]&amp;&quot; target &quot;&amp;[.B1621]&amp;&quot; ]&quot;" office:value-type="string" office:string-value="  edge [ source 456 target 618 ]" calcext:value-type="string">
            <text:p><text:s text:c="2"/>edge [ source 456 target 618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19" calcext:value-type="float">
            <text:p>619</text:p>
          </table:table-cell>
          <table:table-cell/>
          <table:table-cell table:formula="of:=&quot;  edge [ source &quot;&amp;[.A1622]&amp;&quot; target &quot;&amp;[.B1622]&amp;&quot; ]&quot;" office:value-type="string" office:string-value="  edge [ source 456 target 619 ]" calcext:value-type="string">
            <text:p><text:s text:c="2"/>edge [ source 456 target 619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/>
          <table:table-cell table:formula="of:=&quot;  edge [ source &quot;&amp;[.A1623]&amp;&quot; target &quot;&amp;[.B1623]&amp;&quot; ]&quot;" office:value-type="string" office:string-value="  edge [ source 456 target 620 ]" calcext:value-type="string">
            <text:p><text:s text:c="2"/>edge [ source 456 target 620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&quot;  edge [ source &quot;&amp;[.A1624]&amp;&quot; target &quot;&amp;[.B1624]&amp;&quot; ]&quot;" office:value-type="string" office:string-value="  edge [ source 456 target 621 ]" calcext:value-type="string">
            <text:p><text:s text:c="2"/>edge [ source 456 target 621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2" calcext:value-type="float">
            <text:p>622</text:p>
          </table:table-cell>
          <table:table-cell/>
          <table:table-cell table:formula="of:=&quot;  edge [ source &quot;&amp;[.A1625]&amp;&quot; target &quot;&amp;[.B1625]&amp;&quot; ]&quot;" office:value-type="string" office:string-value="  edge [ source 456 target 622 ]" calcext:value-type="string">
            <text:p><text:s text:c="2"/>edge [ source 456 target 622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3" calcext:value-type="float">
            <text:p>623</text:p>
          </table:table-cell>
          <table:table-cell/>
          <table:table-cell table:formula="of:=&quot;  edge [ source &quot;&amp;[.A1626]&amp;&quot; target &quot;&amp;[.B1626]&amp;&quot; ]&quot;" office:value-type="string" office:string-value="  edge [ source 456 target 623 ]" calcext:value-type="string">
            <text:p><text:s text:c="2"/>edge [ source 456 target 623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4" calcext:value-type="float">
            <text:p>624</text:p>
          </table:table-cell>
          <table:table-cell/>
          <table:table-cell table:formula="of:=&quot;  edge [ source &quot;&amp;[.A1627]&amp;&quot; target &quot;&amp;[.B1627]&amp;&quot; ]&quot;" office:value-type="string" office:string-value="  edge [ source 456 target 624 ]" calcext:value-type="string">
            <text:p><text:s text:c="2"/>edge [ source 456 target 624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&quot;  edge [ source &quot;&amp;[.A1628]&amp;&quot; target &quot;&amp;[.B1628]&amp;&quot; ]&quot;" office:value-type="string" office:string-value="  edge [ source 456 target 625 ]" calcext:value-type="string">
            <text:p><text:s text:c="2"/>edge [ source 456 target 625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&quot;  edge [ source &quot;&amp;[.A1629]&amp;&quot; target &quot;&amp;[.B1629]&amp;&quot; ]&quot;" office:value-type="string" office:string-value="  edge [ source 456 target 626 ]" calcext:value-type="string">
            <text:p><text:s text:c="2"/>edge [ source 456 target 626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7" calcext:value-type="float">
            <text:p>627</text:p>
          </table:table-cell>
          <table:table-cell/>
          <table:table-cell table:formula="of:=&quot;  edge [ source &quot;&amp;[.A1630]&amp;&quot; target &quot;&amp;[.B1630]&amp;&quot; ]&quot;" office:value-type="string" office:string-value="  edge [ source 456 target 627 ]" calcext:value-type="string">
            <text:p><text:s text:c="2"/>edge [ source 456 target 627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8" calcext:value-type="float">
            <text:p>628</text:p>
          </table:table-cell>
          <table:table-cell/>
          <table:table-cell table:formula="of:=&quot;  edge [ source &quot;&amp;[.A1631]&amp;&quot; target &quot;&amp;[.B1631]&amp;&quot; ]&quot;" office:value-type="string" office:string-value="  edge [ source 456 target 628 ]" calcext:value-type="string">
            <text:p><text:s text:c="2"/>edge [ source 456 target 628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29" calcext:value-type="float">
            <text:p>629</text:p>
          </table:table-cell>
          <table:table-cell/>
          <table:table-cell table:formula="of:=&quot;  edge [ source &quot;&amp;[.A1632]&amp;&quot; target &quot;&amp;[.B1632]&amp;&quot; ]&quot;" office:value-type="string" office:string-value="  edge [ source 456 target 629 ]" calcext:value-type="string">
            <text:p><text:s text:c="2"/>edge [ source 456 target 629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&quot;  edge [ source &quot;&amp;[.A1633]&amp;&quot; target &quot;&amp;[.B1633]&amp;&quot; ]&quot;" office:value-type="string" office:string-value="  edge [ source 456 target 630 ]" calcext:value-type="string">
            <text:p><text:s text:c="2"/>edge [ source 456 target 630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&quot;  edge [ source &quot;&amp;[.A1634]&amp;&quot; target &quot;&amp;[.B1634]&amp;&quot; ]&quot;" office:value-type="string" office:string-value="  edge [ source 456 target 631 ]" calcext:value-type="string">
            <text:p><text:s text:c="2"/>edge [ source 456 target 631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&quot;  edge [ source &quot;&amp;[.A1635]&amp;&quot; target &quot;&amp;[.B1635]&amp;&quot; ]&quot;" office:value-type="string" office:string-value="  edge [ source 456 target 632 ]" calcext:value-type="string">
            <text:p><text:s text:c="2"/>edge [ source 456 target 632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&quot;  edge [ source &quot;&amp;[.A1636]&amp;&quot; target &quot;&amp;[.B1636]&amp;&quot; ]&quot;" office:value-type="string" office:string-value="  edge [ source 456 target 633 ]" calcext:value-type="string">
            <text:p><text:s text:c="2"/>edge [ source 456 target 633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4" calcext:value-type="float">
            <text:p>634</text:p>
          </table:table-cell>
          <table:table-cell/>
          <table:table-cell table:formula="of:=&quot;  edge [ source &quot;&amp;[.A1637]&amp;&quot; target &quot;&amp;[.B1637]&amp;&quot; ]&quot;" office:value-type="string" office:string-value="  edge [ source 456 target 634 ]" calcext:value-type="string">
            <text:p><text:s text:c="2"/>edge [ source 456 target 634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5" calcext:value-type="float">
            <text:p>635</text:p>
          </table:table-cell>
          <table:table-cell/>
          <table:table-cell table:formula="of:=&quot;  edge [ source &quot;&amp;[.A1638]&amp;&quot; target &quot;&amp;[.B1638]&amp;&quot; ]&quot;" office:value-type="string" office:string-value="  edge [ source 456 target 635 ]" calcext:value-type="string">
            <text:p><text:s text:c="2"/>edge [ source 456 target 635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6" calcext:value-type="float">
            <text:p>636</text:p>
          </table:table-cell>
          <table:table-cell/>
          <table:table-cell table:formula="of:=&quot;  edge [ source &quot;&amp;[.A1639]&amp;&quot; target &quot;&amp;[.B1639]&amp;&quot; ]&quot;" office:value-type="string" office:string-value="  edge [ source 456 target 636 ]" calcext:value-type="string">
            <text:p><text:s text:c="2"/>edge [ source 456 target 636 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37" calcext:value-type="float">
            <text:p>637</text:p>
          </table:table-cell>
          <table:table-cell/>
          <table:table-cell table:formula="of:=&quot;  edge [ source &quot;&amp;[.A1640]&amp;&quot; target &quot;&amp;[.B1640]&amp;&quot; ]&quot;" office:value-type="string" office:string-value="  edge [ source 456 target 637 ]" calcext:value-type="string">
            <text:p><text:s text:c="2"/>edge [ source 456 target 637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38" calcext:value-type="float">
            <text:p>638</text:p>
          </table:table-cell>
          <table:table-cell/>
          <table:table-cell table:formula="of:=&quot;  edge [ source &quot;&amp;[.A1641]&amp;&quot; target &quot;&amp;[.B1641]&amp;&quot; ]&quot;" office:value-type="string" office:string-value="  edge [ source 457 target 638 ]" calcext:value-type="string">
            <text:p><text:s text:c="2"/>edge [ source 457 target 638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&quot;  edge [ source &quot;&amp;[.A1642]&amp;&quot; target &quot;&amp;[.B1642]&amp;&quot; ]&quot;" office:value-type="string" office:string-value="  edge [ source 457 target 639 ]" calcext:value-type="string">
            <text:p><text:s text:c="2"/>edge [ source 457 target 639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&quot;  edge [ source &quot;&amp;[.A1643]&amp;&quot; target &quot;&amp;[.B1643]&amp;&quot; ]&quot;" office:value-type="string" office:string-value="  edge [ source 457 target 640 ]" calcext:value-type="string">
            <text:p><text:s text:c="2"/>edge [ source 457 target 640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1" calcext:value-type="float">
            <text:p>641</text:p>
          </table:table-cell>
          <table:table-cell/>
          <table:table-cell table:formula="of:=&quot;  edge [ source &quot;&amp;[.A1644]&amp;&quot; target &quot;&amp;[.B1644]&amp;&quot; ]&quot;" office:value-type="string" office:string-value="  edge [ source 457 target 641 ]" calcext:value-type="string">
            <text:p><text:s text:c="2"/>edge [ source 457 target 641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2" calcext:value-type="float">
            <text:p>642</text:p>
          </table:table-cell>
          <table:table-cell/>
          <table:table-cell table:formula="of:=&quot;  edge [ source &quot;&amp;[.A1645]&amp;&quot; target &quot;&amp;[.B1645]&amp;&quot; ]&quot;" office:value-type="string" office:string-value="  edge [ source 457 target 642 ]" calcext:value-type="string">
            <text:p><text:s text:c="2"/>edge [ source 457 target 642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&quot;  edge [ source &quot;&amp;[.A1646]&amp;&quot; target &quot;&amp;[.B1646]&amp;&quot; ]&quot;" office:value-type="string" office:string-value="  edge [ source 457 target 643 ]" calcext:value-type="string">
            <text:p><text:s text:c="2"/>edge [ source 457 target 643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&quot;  edge [ source &quot;&amp;[.A1647]&amp;&quot; target &quot;&amp;[.B1647]&amp;&quot; ]&quot;" office:value-type="string" office:string-value="  edge [ source 457 target 644 ]" calcext:value-type="string">
            <text:p><text:s text:c="2"/>edge [ source 457 target 644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5" calcext:value-type="float">
            <text:p>645</text:p>
          </table:table-cell>
          <table:table-cell/>
          <table:table-cell table:formula="of:=&quot;  edge [ source &quot;&amp;[.A1648]&amp;&quot; target &quot;&amp;[.B1648]&amp;&quot; ]&quot;" office:value-type="string" office:string-value="  edge [ source 457 target 645 ]" calcext:value-type="string">
            <text:p><text:s text:c="2"/>edge [ source 457 target 645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6" calcext:value-type="float">
            <text:p>646</text:p>
          </table:table-cell>
          <table:table-cell/>
          <table:table-cell table:formula="of:=&quot;  edge [ source &quot;&amp;[.A1649]&amp;&quot; target &quot;&amp;[.B1649]&amp;&quot; ]&quot;" office:value-type="string" office:string-value="  edge [ source 457 target 646 ]" calcext:value-type="string">
            <text:p><text:s text:c="2"/>edge [ source 457 target 646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&quot;  edge [ source &quot;&amp;[.A1650]&amp;&quot; target &quot;&amp;[.B1650]&amp;&quot; ]&quot;" office:value-type="string" office:string-value="  edge [ source 457 target 647 ]" calcext:value-type="string">
            <text:p><text:s text:c="2"/>edge [ source 457 target 647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&quot;  edge [ source &quot;&amp;[.A1651]&amp;&quot; target &quot;&amp;[.B1651]&amp;&quot; ]&quot;" office:value-type="string" office:string-value="  edge [ source 457 target 648 ]" calcext:value-type="string">
            <text:p><text:s text:c="2"/>edge [ source 457 target 648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49" calcext:value-type="float">
            <text:p>649</text:p>
          </table:table-cell>
          <table:table-cell/>
          <table:table-cell table:formula="of:=&quot;  edge [ source &quot;&amp;[.A1652]&amp;&quot; target &quot;&amp;[.B1652]&amp;&quot; ]&quot;" office:value-type="string" office:string-value="  edge [ source 457 target 649 ]" calcext:value-type="string">
            <text:p><text:s text:c="2"/>edge [ source 457 target 649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0" calcext:value-type="float">
            <text:p>650</text:p>
          </table:table-cell>
          <table:table-cell/>
          <table:table-cell table:formula="of:=&quot;  edge [ source &quot;&amp;[.A1653]&amp;&quot; target &quot;&amp;[.B1653]&amp;&quot; ]&quot;" office:value-type="string" office:string-value="  edge [ source 457 target 650 ]" calcext:value-type="string">
            <text:p><text:s text:c="2"/>edge [ source 457 target 650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&quot;  edge [ source &quot;&amp;[.A1654]&amp;&quot; target &quot;&amp;[.B1654]&amp;&quot; ]&quot;" office:value-type="string" office:string-value="  edge [ source 457 target 651 ]" calcext:value-type="string">
            <text:p><text:s text:c="2"/>edge [ source 457 target 651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&quot;  edge [ source &quot;&amp;[.A1655]&amp;&quot; target &quot;&amp;[.B1655]&amp;&quot; ]&quot;" office:value-type="string" office:string-value="  edge [ source 457 target 652 ]" calcext:value-type="string">
            <text:p><text:s text:c="2"/>edge [ source 457 target 652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&quot;  edge [ source &quot;&amp;[.A1656]&amp;&quot; target &quot;&amp;[.B1656]&amp;&quot; ]&quot;" office:value-type="string" office:string-value="  edge [ source 457 target 653 ]" calcext:value-type="string">
            <text:p><text:s text:c="2"/>edge [ source 457 target 653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4" calcext:value-type="float">
            <text:p>654</text:p>
          </table:table-cell>
          <table:table-cell/>
          <table:table-cell table:formula="of:=&quot;  edge [ source &quot;&amp;[.A1657]&amp;&quot; target &quot;&amp;[.B1657]&amp;&quot; ]&quot;" office:value-type="string" office:string-value="  edge [ source 457 target 654 ]" calcext:value-type="string">
            <text:p><text:s text:c="2"/>edge [ source 457 target 654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5" calcext:value-type="float">
            <text:p>655</text:p>
          </table:table-cell>
          <table:table-cell/>
          <table:table-cell table:formula="of:=&quot;  edge [ source &quot;&amp;[.A1658]&amp;&quot; target &quot;&amp;[.B1658]&amp;&quot; ]&quot;" office:value-type="string" office:string-value="  edge [ source 457 target 655 ]" calcext:value-type="string">
            <text:p><text:s text:c="2"/>edge [ source 457 target 655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6" calcext:value-type="float">
            <text:p>656</text:p>
          </table:table-cell>
          <table:table-cell/>
          <table:table-cell table:formula="of:=&quot;  edge [ source &quot;&amp;[.A1659]&amp;&quot; target &quot;&amp;[.B1659]&amp;&quot; ]&quot;" office:value-type="string" office:string-value="  edge [ source 457 target 656 ]" calcext:value-type="string">
            <text:p><text:s text:c="2"/>edge [ source 457 target 656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7" calcext:value-type="float">
            <text:p>657</text:p>
          </table:table-cell>
          <table:table-cell/>
          <table:table-cell table:formula="of:=&quot;  edge [ source &quot;&amp;[.A1660]&amp;&quot; target &quot;&amp;[.B1660]&amp;&quot; ]&quot;" office:value-type="string" office:string-value="  edge [ source 457 target 657 ]" calcext:value-type="string">
            <text:p><text:s text:c="2"/>edge [ source 457 target 657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&quot;  edge [ source &quot;&amp;[.A1661]&amp;&quot; target &quot;&amp;[.B1661]&amp;&quot; ]&quot;" office:value-type="string" office:string-value="  edge [ source 457 target 658 ]" calcext:value-type="string">
            <text:p><text:s text:c="2"/>edge [ source 457 target 658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&quot;  edge [ source &quot;&amp;[.A1662]&amp;&quot; target &quot;&amp;[.B1662]&amp;&quot; ]&quot;" office:value-type="string" office:string-value="  edge [ source 457 target 659 ]" calcext:value-type="string">
            <text:p><text:s text:c="2"/>edge [ source 457 target 659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&quot;  edge [ source &quot;&amp;[.A1663]&amp;&quot; target &quot;&amp;[.B1663]&amp;&quot; ]&quot;" office:value-type="string" office:string-value="  edge [ source 457 target 660 ]" calcext:value-type="string">
            <text:p><text:s text:c="2"/>edge [ source 457 target 660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&quot;  edge [ source &quot;&amp;[.A1664]&amp;&quot; target &quot;&amp;[.B1664]&amp;&quot; ]&quot;" office:value-type="string" office:string-value="  edge [ source 457 target 661 ]" calcext:value-type="string">
            <text:p><text:s text:c="2"/>edge [ source 457 target 661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2" calcext:value-type="float">
            <text:p>662</text:p>
          </table:table-cell>
          <table:table-cell/>
          <table:table-cell table:formula="of:=&quot;  edge [ source &quot;&amp;[.A1665]&amp;&quot; target &quot;&amp;[.B1665]&amp;&quot; ]&quot;" office:value-type="string" office:string-value="  edge [ source 457 target 662 ]" calcext:value-type="string">
            <text:p><text:s text:c="2"/>edge [ source 457 target 662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&quot;  edge [ source &quot;&amp;[.A1666]&amp;&quot; target &quot;&amp;[.B1666]&amp;&quot; ]&quot;" office:value-type="string" office:string-value="  edge [ source 457 target 663 ]" calcext:value-type="string">
            <text:p><text:s text:c="2"/>edge [ source 457 target 663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&quot;  edge [ source &quot;&amp;[.A1667]&amp;&quot; target &quot;&amp;[.B1667]&amp;&quot; ]&quot;" office:value-type="string" office:string-value="  edge [ source 457 target 664 ]" calcext:value-type="string">
            <text:p><text:s text:c="2"/>edge [ source 457 target 664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5" calcext:value-type="float">
            <text:p>665</text:p>
          </table:table-cell>
          <table:table-cell/>
          <table:table-cell table:formula="of:=&quot;  edge [ source &quot;&amp;[.A1668]&amp;&quot; target &quot;&amp;[.B1668]&amp;&quot; ]&quot;" office:value-type="string" office:string-value="  edge [ source 457 target 665 ]" calcext:value-type="string">
            <text:p><text:s text:c="2"/>edge [ source 457 target 665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6" calcext:value-type="float">
            <text:p>666</text:p>
          </table:table-cell>
          <table:table-cell/>
          <table:table-cell table:formula="of:=&quot;  edge [ source &quot;&amp;[.A1669]&amp;&quot; target &quot;&amp;[.B1669]&amp;&quot; ]&quot;" office:value-type="string" office:string-value="  edge [ source 457 target 666 ]" calcext:value-type="string">
            <text:p><text:s text:c="2"/>edge [ source 457 target 666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7" calcext:value-type="float">
            <text:p>667</text:p>
          </table:table-cell>
          <table:table-cell/>
          <table:table-cell table:formula="of:=&quot;  edge [ source &quot;&amp;[.A1670]&amp;&quot; target &quot;&amp;[.B1670]&amp;&quot; ]&quot;" office:value-type="string" office:string-value="  edge [ source 457 target 667 ]" calcext:value-type="string">
            <text:p><text:s text:c="2"/>edge [ source 457 target 667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&quot;  edge [ source &quot;&amp;[.A1671]&amp;&quot; target &quot;&amp;[.B1671]&amp;&quot; ]&quot;" office:value-type="string" office:string-value="  edge [ source 457 target 668 ]" calcext:value-type="string">
            <text:p><text:s text:c="2"/>edge [ source 457 target 668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69" calcext:value-type="float">
            <text:p>669</text:p>
          </table:table-cell>
          <table:table-cell/>
          <table:table-cell table:formula="of:=&quot;  edge [ source &quot;&amp;[.A1672]&amp;&quot; target &quot;&amp;[.B1672]&amp;&quot; ]&quot;" office:value-type="string" office:string-value="  edge [ source 457 target 669 ]" calcext:value-type="string">
            <text:p><text:s text:c="2"/>edge [ source 457 target 669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0" calcext:value-type="float">
            <text:p>670</text:p>
          </table:table-cell>
          <table:table-cell/>
          <table:table-cell table:formula="of:=&quot;  edge [ source &quot;&amp;[.A1673]&amp;&quot; target &quot;&amp;[.B1673]&amp;&quot; ]&quot;" office:value-type="string" office:string-value="  edge [ source 457 target 670 ]" calcext:value-type="string">
            <text:p><text:s text:c="2"/>edge [ source 457 target 670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1" calcext:value-type="float">
            <text:p>671</text:p>
          </table:table-cell>
          <table:table-cell/>
          <table:table-cell table:formula="of:=&quot;  edge [ source &quot;&amp;[.A1674]&amp;&quot; target &quot;&amp;[.B1674]&amp;&quot; ]&quot;" office:value-type="string" office:string-value="  edge [ source 457 target 671 ]" calcext:value-type="string">
            <text:p><text:s text:c="2"/>edge [ source 457 target 671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&quot;  edge [ source &quot;&amp;[.A1675]&amp;&quot; target &quot;&amp;[.B1675]&amp;&quot; ]&quot;" office:value-type="string" office:string-value="  edge [ source 457 target 672 ]" calcext:value-type="string">
            <text:p><text:s text:c="2"/>edge [ source 457 target 672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3" calcext:value-type="float">
            <text:p>673</text:p>
          </table:table-cell>
          <table:table-cell/>
          <table:table-cell table:formula="of:=&quot;  edge [ source &quot;&amp;[.A1676]&amp;&quot; target &quot;&amp;[.B1676]&amp;&quot; ]&quot;" office:value-type="string" office:string-value="  edge [ source 457 target 673 ]" calcext:value-type="string">
            <text:p><text:s text:c="2"/>edge [ source 457 target 673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4" calcext:value-type="float">
            <text:p>674</text:p>
          </table:table-cell>
          <table:table-cell/>
          <table:table-cell table:formula="of:=&quot;  edge [ source &quot;&amp;[.A1677]&amp;&quot; target &quot;&amp;[.B1677]&amp;&quot; ]&quot;" office:value-type="string" office:string-value="  edge [ source 457 target 674 ]" calcext:value-type="string">
            <text:p><text:s text:c="2"/>edge [ source 457 target 674 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75" calcext:value-type="float">
            <text:p>675</text:p>
          </table:table-cell>
          <table:table-cell/>
          <table:table-cell table:formula="of:=&quot;  edge [ source &quot;&amp;[.A1678]&amp;&quot; target &quot;&amp;[.B1678]&amp;&quot; ]&quot;" office:value-type="string" office:string-value="  edge [ source 457 target 675 ]" calcext:value-type="string">
            <text:p><text:s text:c="2"/>edge [ source 457 target 675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&quot;  edge [ source &quot;&amp;[.A1679]&amp;&quot; target &quot;&amp;[.B1679]&amp;&quot; ]&quot;" office:value-type="string" office:string-value="  edge [ source 458 target 676 ]" calcext:value-type="string">
            <text:p><text:s text:c="2"/>edge [ source 458 target 676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77" calcext:value-type="float">
            <text:p>677</text:p>
          </table:table-cell>
          <table:table-cell/>
          <table:table-cell table:formula="of:=&quot;  edge [ source &quot;&amp;[.A1680]&amp;&quot; target &quot;&amp;[.B1680]&amp;&quot; ]&quot;" office:value-type="string" office:string-value="  edge [ source 458 target 677 ]" calcext:value-type="string">
            <text:p><text:s text:c="2"/>edge [ source 458 target 677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78" calcext:value-type="float">
            <text:p>678</text:p>
          </table:table-cell>
          <table:table-cell/>
          <table:table-cell table:formula="of:=&quot;  edge [ source &quot;&amp;[.A1681]&amp;&quot; target &quot;&amp;[.B1681]&amp;&quot; ]&quot;" office:value-type="string" office:string-value="  edge [ source 458 target 678 ]" calcext:value-type="string">
            <text:p><text:s text:c="2"/>edge [ source 458 target 678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79" calcext:value-type="float">
            <text:p>679</text:p>
          </table:table-cell>
          <table:table-cell/>
          <table:table-cell table:formula="of:=&quot;  edge [ source &quot;&amp;[.A1682]&amp;&quot; target &quot;&amp;[.B1682]&amp;&quot; ]&quot;" office:value-type="string" office:string-value="  edge [ source 458 target 679 ]" calcext:value-type="string">
            <text:p><text:s text:c="2"/>edge [ source 458 target 679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&quot;  edge [ source &quot;&amp;[.A1683]&amp;&quot; target &quot;&amp;[.B1683]&amp;&quot; ]&quot;" office:value-type="string" office:string-value="  edge [ source 458 target 680 ]" calcext:value-type="string">
            <text:p><text:s text:c="2"/>edge [ source 458 target 680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&quot;  edge [ source &quot;&amp;[.A1684]&amp;&quot; target &quot;&amp;[.B1684]&amp;&quot; ]&quot;" office:value-type="string" office:string-value="  edge [ source 458 target 681 ]" calcext:value-type="string">
            <text:p><text:s text:c="2"/>edge [ source 458 target 681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2" calcext:value-type="float">
            <text:p>682</text:p>
          </table:table-cell>
          <table:table-cell/>
          <table:table-cell table:formula="of:=&quot;  edge [ source &quot;&amp;[.A1685]&amp;&quot; target &quot;&amp;[.B1685]&amp;&quot; ]&quot;" office:value-type="string" office:string-value="  edge [ source 458 target 682 ]" calcext:value-type="string">
            <text:p><text:s text:c="2"/>edge [ source 458 target 682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&quot;  edge [ source &quot;&amp;[.A1686]&amp;&quot; target &quot;&amp;[.B1686]&amp;&quot; ]&quot;" office:value-type="string" office:string-value="  edge [ source 458 target 683 ]" calcext:value-type="string">
            <text:p><text:s text:c="2"/>edge [ source 458 target 683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&quot;  edge [ source &quot;&amp;[.A1687]&amp;&quot; target &quot;&amp;[.B1687]&amp;&quot; ]&quot;" office:value-type="string" office:string-value="  edge [ source 458 target 684 ]" calcext:value-type="string">
            <text:p><text:s text:c="2"/>edge [ source 458 target 684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&quot;  edge [ source &quot;&amp;[.A1688]&amp;&quot; target &quot;&amp;[.B1688]&amp;&quot; ]&quot;" office:value-type="string" office:string-value="  edge [ source 458 target 685 ]" calcext:value-type="string">
            <text:p><text:s text:c="2"/>edge [ source 458 target 685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6" calcext:value-type="float">
            <text:p>686</text:p>
          </table:table-cell>
          <table:table-cell/>
          <table:table-cell table:formula="of:=&quot;  edge [ source &quot;&amp;[.A1689]&amp;&quot; target &quot;&amp;[.B1689]&amp;&quot; ]&quot;" office:value-type="string" office:string-value="  edge [ source 458 target 686 ]" calcext:value-type="string">
            <text:p><text:s text:c="2"/>edge [ source 458 target 686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&quot;  edge [ source &quot;&amp;[.A1690]&amp;&quot; target &quot;&amp;[.B1690]&amp;&quot; ]&quot;" office:value-type="string" office:string-value="  edge [ source 458 target 687 ]" calcext:value-type="string">
            <text:p><text:s text:c="2"/>edge [ source 458 target 687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&quot;  edge [ source &quot;&amp;[.A1691]&amp;&quot; target &quot;&amp;[.B1691]&amp;&quot; ]&quot;" office:value-type="string" office:string-value="  edge [ source 458 target 688 ]" calcext:value-type="string">
            <text:p><text:s text:c="2"/>edge [ source 458 target 688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89" calcext:value-type="float">
            <text:p>689</text:p>
          </table:table-cell>
          <table:table-cell/>
          <table:table-cell table:formula="of:=&quot;  edge [ source &quot;&amp;[.A1692]&amp;&quot; target &quot;&amp;[.B1692]&amp;&quot; ]&quot;" office:value-type="string" office:string-value="  edge [ source 458 target 689 ]" calcext:value-type="string">
            <text:p><text:s text:c="2"/>edge [ source 458 target 689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&quot;  edge [ source &quot;&amp;[.A1693]&amp;&quot; target &quot;&amp;[.B1693]&amp;&quot; ]&quot;" office:value-type="string" office:string-value="  edge [ source 458 target 690 ]" calcext:value-type="string">
            <text:p><text:s text:c="2"/>edge [ source 458 target 690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1" calcext:value-type="float">
            <text:p>691</text:p>
          </table:table-cell>
          <table:table-cell/>
          <table:table-cell table:formula="of:=&quot;  edge [ source &quot;&amp;[.A1694]&amp;&quot; target &quot;&amp;[.B1694]&amp;&quot; ]&quot;" office:value-type="string" office:string-value="  edge [ source 458 target 691 ]" calcext:value-type="string">
            <text:p><text:s text:c="2"/>edge [ source 458 target 691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2" calcext:value-type="float">
            <text:p>692</text:p>
          </table:table-cell>
          <table:table-cell/>
          <table:table-cell table:formula="of:=&quot;  edge [ source &quot;&amp;[.A1695]&amp;&quot; target &quot;&amp;[.B1695]&amp;&quot; ]&quot;" office:value-type="string" office:string-value="  edge [ source 458 target 692 ]" calcext:value-type="string">
            <text:p><text:s text:c="2"/>edge [ source 458 target 692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&quot;  edge [ source &quot;&amp;[.A1696]&amp;&quot; target &quot;&amp;[.B1696]&amp;&quot; ]&quot;" office:value-type="string" office:string-value="  edge [ source 458 target 693 ]" calcext:value-type="string">
            <text:p><text:s text:c="2"/>edge [ source 458 target 693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4" calcext:value-type="float">
            <text:p>694</text:p>
          </table:table-cell>
          <table:table-cell/>
          <table:table-cell table:formula="of:=&quot;  edge [ source &quot;&amp;[.A1697]&amp;&quot; target &quot;&amp;[.B1697]&amp;&quot; ]&quot;" office:value-type="string" office:string-value="  edge [ source 458 target 694 ]" calcext:value-type="string">
            <text:p><text:s text:c="2"/>edge [ source 458 target 694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5" calcext:value-type="float">
            <text:p>695</text:p>
          </table:table-cell>
          <table:table-cell/>
          <table:table-cell table:formula="of:=&quot;  edge [ source &quot;&amp;[.A1698]&amp;&quot; target &quot;&amp;[.B1698]&amp;&quot; ]&quot;" office:value-type="string" office:string-value="  edge [ source 458 target 695 ]" calcext:value-type="string">
            <text:p><text:s text:c="2"/>edge [ source 458 target 695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6" calcext:value-type="float">
            <text:p>696</text:p>
          </table:table-cell>
          <table:table-cell/>
          <table:table-cell table:formula="of:=&quot;  edge [ source &quot;&amp;[.A1699]&amp;&quot; target &quot;&amp;[.B1699]&amp;&quot; ]&quot;" office:value-type="string" office:string-value="  edge [ source 458 target 696 ]" calcext:value-type="string">
            <text:p><text:s text:c="2"/>edge [ source 458 target 696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7" calcext:value-type="float">
            <text:p>697</text:p>
          </table:table-cell>
          <table:table-cell/>
          <table:table-cell table:formula="of:=&quot;  edge [ source &quot;&amp;[.A1700]&amp;&quot; target &quot;&amp;[.B1700]&amp;&quot; ]&quot;" office:value-type="string" office:string-value="  edge [ source 458 target 697 ]" calcext:value-type="string">
            <text:p><text:s text:c="2"/>edge [ source 458 target 697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8" calcext:value-type="float">
            <text:p>698</text:p>
          </table:table-cell>
          <table:table-cell/>
          <table:table-cell table:formula="of:=&quot;  edge [ source &quot;&amp;[.A1701]&amp;&quot; target &quot;&amp;[.B1701]&amp;&quot; ]&quot;" office:value-type="string" office:string-value="  edge [ source 458 target 698 ]" calcext:value-type="string">
            <text:p><text:s text:c="2"/>edge [ source 458 target 698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99" calcext:value-type="float">
            <text:p>699</text:p>
          </table:table-cell>
          <table:table-cell/>
          <table:table-cell table:formula="of:=&quot;  edge [ source &quot;&amp;[.A1702]&amp;&quot; target &quot;&amp;[.B1702]&amp;&quot; ]&quot;" office:value-type="string" office:string-value="  edge [ source 458 target 699 ]" calcext:value-type="string">
            <text:p><text:s text:c="2"/>edge [ source 458 target 699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&quot;  edge [ source &quot;&amp;[.A1703]&amp;&quot; target &quot;&amp;[.B1703]&amp;&quot; ]&quot;" office:value-type="string" office:string-value="  edge [ source 458 target 700 ]" calcext:value-type="string">
            <text:p><text:s text:c="2"/>edge [ source 458 target 700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1" calcext:value-type="float">
            <text:p>701</text:p>
          </table:table-cell>
          <table:table-cell/>
          <table:table-cell table:formula="of:=&quot;  edge [ source &quot;&amp;[.A1704]&amp;&quot; target &quot;&amp;[.B1704]&amp;&quot; ]&quot;" office:value-type="string" office:string-value="  edge [ source 458 target 701 ]" calcext:value-type="string">
            <text:p><text:s text:c="2"/>edge [ source 458 target 701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2" calcext:value-type="float">
            <text:p>702</text:p>
          </table:table-cell>
          <table:table-cell/>
          <table:table-cell table:formula="of:=&quot;  edge [ source &quot;&amp;[.A1705]&amp;&quot; target &quot;&amp;[.B1705]&amp;&quot; ]&quot;" office:value-type="string" office:string-value="  edge [ source 458 target 702 ]" calcext:value-type="string">
            <text:p><text:s text:c="2"/>edge [ source 458 target 702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3" calcext:value-type="float">
            <text:p>703</text:p>
          </table:table-cell>
          <table:table-cell/>
          <table:table-cell table:formula="of:=&quot;  edge [ source &quot;&amp;[.A1706]&amp;&quot; target &quot;&amp;[.B1706]&amp;&quot; ]&quot;" office:value-type="string" office:string-value="  edge [ source 458 target 703 ]" calcext:value-type="string">
            <text:p><text:s text:c="2"/>edge [ source 458 target 703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&quot;  edge [ source &quot;&amp;[.A1707]&amp;&quot; target &quot;&amp;[.B1707]&amp;&quot; ]&quot;" office:value-type="string" office:string-value="  edge [ source 458 target 704 ]" calcext:value-type="string">
            <text:p><text:s text:c="2"/>edge [ source 458 target 704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5" calcext:value-type="float">
            <text:p>705</text:p>
          </table:table-cell>
          <table:table-cell/>
          <table:table-cell table:formula="of:=&quot;  edge [ source &quot;&amp;[.A1708]&amp;&quot; target &quot;&amp;[.B1708]&amp;&quot; ]&quot;" office:value-type="string" office:string-value="  edge [ source 458 target 705 ]" calcext:value-type="string">
            <text:p><text:s text:c="2"/>edge [ source 458 target 705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&quot;  edge [ source &quot;&amp;[.A1709]&amp;&quot; target &quot;&amp;[.B1709]&amp;&quot; ]&quot;" office:value-type="string" office:string-value="  edge [ source 458 target 706 ]" calcext:value-type="string">
            <text:p><text:s text:c="2"/>edge [ source 458 target 706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7" calcext:value-type="float">
            <text:p>707</text:p>
          </table:table-cell>
          <table:table-cell/>
          <table:table-cell table:formula="of:=&quot;  edge [ source &quot;&amp;[.A1710]&amp;&quot; target &quot;&amp;[.B1710]&amp;&quot; ]&quot;" office:value-type="string" office:string-value="  edge [ source 458 target 707 ]" calcext:value-type="string">
            <text:p><text:s text:c="2"/>edge [ source 458 target 707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8" calcext:value-type="float">
            <text:p>708</text:p>
          </table:table-cell>
          <table:table-cell/>
          <table:table-cell table:formula="of:=&quot;  edge [ source &quot;&amp;[.A1711]&amp;&quot; target &quot;&amp;[.B1711]&amp;&quot; ]&quot;" office:value-type="string" office:string-value="  edge [ source 458 target 708 ]" calcext:value-type="string">
            <text:p><text:s text:c="2"/>edge [ source 458 target 708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&quot;  edge [ source &quot;&amp;[.A1712]&amp;&quot; target &quot;&amp;[.B1712]&amp;&quot; ]&quot;" office:value-type="string" office:string-value="  edge [ source 458 target 709 ]" calcext:value-type="string">
            <text:p><text:s text:c="2"/>edge [ source 458 target 709 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&quot;  edge [ source &quot;&amp;[.A1713]&amp;&quot; target &quot;&amp;[.B1713]&amp;&quot; ]&quot;" office:value-type="string" office:string-value="  edge [ source 458 target 710 ]" calcext:value-type="string">
            <text:p><text:s text:c="2"/>edge [ source 458 target 710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1" calcext:value-type="float">
            <text:p>711</text:p>
          </table:table-cell>
          <table:table-cell/>
          <table:table-cell table:formula="of:=&quot;  edge [ source &quot;&amp;[.A1714]&amp;&quot; target &quot;&amp;[.B1714]&amp;&quot; ]&quot;" office:value-type="string" office:string-value="  edge [ source 459 target 711 ]" calcext:value-type="string">
            <text:p><text:s text:c="2"/>edge [ source 459 target 711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&quot;  edge [ source &quot;&amp;[.A1715]&amp;&quot; target &quot;&amp;[.B1715]&amp;&quot; ]&quot;" office:value-type="string" office:string-value="  edge [ source 459 target 712 ]" calcext:value-type="string">
            <text:p><text:s text:c="2"/>edge [ source 459 target 712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3" calcext:value-type="float">
            <text:p>713</text:p>
          </table:table-cell>
          <table:table-cell/>
          <table:table-cell table:formula="of:=&quot;  edge [ source &quot;&amp;[.A1716]&amp;&quot; target &quot;&amp;[.B1716]&amp;&quot; ]&quot;" office:value-type="string" office:string-value="  edge [ source 459 target 713 ]" calcext:value-type="string">
            <text:p><text:s text:c="2"/>edge [ source 459 target 713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4" calcext:value-type="float">
            <text:p>714</text:p>
          </table:table-cell>
          <table:table-cell/>
          <table:table-cell table:formula="of:=&quot;  edge [ source &quot;&amp;[.A1717]&amp;&quot; target &quot;&amp;[.B1717]&amp;&quot; ]&quot;" office:value-type="string" office:string-value="  edge [ source 459 target 714 ]" calcext:value-type="string">
            <text:p><text:s text:c="2"/>edge [ source 459 target 714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&quot;  edge [ source &quot;&amp;[.A1718]&amp;&quot; target &quot;&amp;[.B1718]&amp;&quot; ]&quot;" office:value-type="string" office:string-value="  edge [ source 459 target 715 ]" calcext:value-type="string">
            <text:p><text:s text:c="2"/>edge [ source 459 target 715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6" calcext:value-type="float">
            <text:p>716</text:p>
          </table:table-cell>
          <table:table-cell/>
          <table:table-cell table:formula="of:=&quot;  edge [ source &quot;&amp;[.A1719]&amp;&quot; target &quot;&amp;[.B1719]&amp;&quot; ]&quot;" office:value-type="string" office:string-value="  edge [ source 459 target 716 ]" calcext:value-type="string">
            <text:p><text:s text:c="2"/>edge [ source 459 target 716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&quot;  edge [ source &quot;&amp;[.A1720]&amp;&quot; target &quot;&amp;[.B1720]&amp;&quot; ]&quot;" office:value-type="string" office:string-value="  edge [ source 459 target 717 ]" calcext:value-type="string">
            <text:p><text:s text:c="2"/>edge [ source 459 target 717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8" calcext:value-type="float">
            <text:p>718</text:p>
          </table:table-cell>
          <table:table-cell/>
          <table:table-cell table:formula="of:=&quot;  edge [ source &quot;&amp;[.A1721]&amp;&quot; target &quot;&amp;[.B1721]&amp;&quot; ]&quot;" office:value-type="string" office:string-value="  edge [ source 459 target 718 ]" calcext:value-type="string">
            <text:p><text:s text:c="2"/>edge [ source 459 target 718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&quot;  edge [ source &quot;&amp;[.A1722]&amp;&quot; target &quot;&amp;[.B1722]&amp;&quot; ]&quot;" office:value-type="string" office:string-value="  edge [ source 459 target 719 ]" calcext:value-type="string">
            <text:p><text:s text:c="2"/>edge [ source 459 target 719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&quot;  edge [ source &quot;&amp;[.A1723]&amp;&quot; target &quot;&amp;[.B1723]&amp;&quot; ]&quot;" office:value-type="string" office:string-value="  edge [ source 459 target 720 ]" calcext:value-type="string">
            <text:p><text:s text:c="2"/>edge [ source 459 target 720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&quot;  edge [ source &quot;&amp;[.A1724]&amp;&quot; target &quot;&amp;[.B1724]&amp;&quot; ]&quot;" office:value-type="string" office:string-value="  edge [ source 459 target 721 ]" calcext:value-type="string">
            <text:p><text:s text:c="2"/>edge [ source 459 target 721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&quot;  edge [ source &quot;&amp;[.A1725]&amp;&quot; target &quot;&amp;[.B1725]&amp;&quot; ]&quot;" office:value-type="string" office:string-value="  edge [ source 459 target 722 ]" calcext:value-type="string">
            <text:p><text:s text:c="2"/>edge [ source 459 target 722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3" calcext:value-type="float">
            <text:p>723</text:p>
          </table:table-cell>
          <table:table-cell/>
          <table:table-cell table:formula="of:=&quot;  edge [ source &quot;&amp;[.A1726]&amp;&quot; target &quot;&amp;[.B1726]&amp;&quot; ]&quot;" office:value-type="string" office:string-value="  edge [ source 459 target 723 ]" calcext:value-type="string">
            <text:p><text:s text:c="2"/>edge [ source 459 target 723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4" calcext:value-type="float">
            <text:p>724</text:p>
          </table:table-cell>
          <table:table-cell/>
          <table:table-cell table:formula="of:=&quot;  edge [ source &quot;&amp;[.A1727]&amp;&quot; target &quot;&amp;[.B1727]&amp;&quot; ]&quot;" office:value-type="string" office:string-value="  edge [ source 459 target 724 ]" calcext:value-type="string">
            <text:p><text:s text:c="2"/>edge [ source 459 target 724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5" calcext:value-type="float">
            <text:p>725</text:p>
          </table:table-cell>
          <table:table-cell/>
          <table:table-cell table:formula="of:=&quot;  edge [ source &quot;&amp;[.A1728]&amp;&quot; target &quot;&amp;[.B1728]&amp;&quot; ]&quot;" office:value-type="string" office:string-value="  edge [ source 459 target 725 ]" calcext:value-type="string">
            <text:p><text:s text:c="2"/>edge [ source 459 target 725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&quot;  edge [ source &quot;&amp;[.A1729]&amp;&quot; target &quot;&amp;[.B1729]&amp;&quot; ]&quot;" office:value-type="string" office:string-value="  edge [ source 459 target 726 ]" calcext:value-type="string">
            <text:p><text:s text:c="2"/>edge [ source 459 target 726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7" calcext:value-type="float">
            <text:p>727</text:p>
          </table:table-cell>
          <table:table-cell/>
          <table:table-cell table:formula="of:=&quot;  edge [ source &quot;&amp;[.A1730]&amp;&quot; target &quot;&amp;[.B1730]&amp;&quot; ]&quot;" office:value-type="string" office:string-value="  edge [ source 459 target 727 ]" calcext:value-type="string">
            <text:p><text:s text:c="2"/>edge [ source 459 target 727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&quot;  edge [ source &quot;&amp;[.A1731]&amp;&quot; target &quot;&amp;[.B1731]&amp;&quot; ]&quot;" office:value-type="string" office:string-value="  edge [ source 459 target 728 ]" calcext:value-type="string">
            <text:p><text:s text:c="2"/>edge [ source 459 target 728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29" calcext:value-type="float">
            <text:p>729</text:p>
          </table:table-cell>
          <table:table-cell/>
          <table:table-cell table:formula="of:=&quot;  edge [ source &quot;&amp;[.A1732]&amp;&quot; target &quot;&amp;[.B1732]&amp;&quot; ]&quot;" office:value-type="string" office:string-value="  edge [ source 459 target 729 ]" calcext:value-type="string">
            <text:p><text:s text:c="2"/>edge [ source 459 target 729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0" calcext:value-type="float">
            <text:p>730</text:p>
          </table:table-cell>
          <table:table-cell/>
          <table:table-cell table:formula="of:=&quot;  edge [ source &quot;&amp;[.A1733]&amp;&quot; target &quot;&amp;[.B1733]&amp;&quot; ]&quot;" office:value-type="string" office:string-value="  edge [ source 459 target 730 ]" calcext:value-type="string">
            <text:p><text:s text:c="2"/>edge [ source 459 target 730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&quot;  edge [ source &quot;&amp;[.A1734]&amp;&quot; target &quot;&amp;[.B1734]&amp;&quot; ]&quot;" office:value-type="string" office:string-value="  edge [ source 459 target 731 ]" calcext:value-type="string">
            <text:p><text:s text:c="2"/>edge [ source 459 target 731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&quot;  edge [ source &quot;&amp;[.A1735]&amp;&quot; target &quot;&amp;[.B1735]&amp;&quot; ]&quot;" office:value-type="string" office:string-value="  edge [ source 459 target 732 ]" calcext:value-type="string">
            <text:p><text:s text:c="2"/>edge [ source 459 target 732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3" calcext:value-type="float">
            <text:p>733</text:p>
          </table:table-cell>
          <table:table-cell/>
          <table:table-cell table:formula="of:=&quot;  edge [ source &quot;&amp;[.A1736]&amp;&quot; target &quot;&amp;[.B1736]&amp;&quot; ]&quot;" office:value-type="string" office:string-value="  edge [ source 459 target 733 ]" calcext:value-type="string">
            <text:p><text:s text:c="2"/>edge [ source 459 target 733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4" calcext:value-type="float">
            <text:p>734</text:p>
          </table:table-cell>
          <table:table-cell/>
          <table:table-cell table:formula="of:=&quot;  edge [ source &quot;&amp;[.A1737]&amp;&quot; target &quot;&amp;[.B1737]&amp;&quot; ]&quot;" office:value-type="string" office:string-value="  edge [ source 459 target 734 ]" calcext:value-type="string">
            <text:p><text:s text:c="2"/>edge [ source 459 target 734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5" calcext:value-type="float">
            <text:p>735</text:p>
          </table:table-cell>
          <table:table-cell/>
          <table:table-cell table:formula="of:=&quot;  edge [ source &quot;&amp;[.A1738]&amp;&quot; target &quot;&amp;[.B1738]&amp;&quot; ]&quot;" office:value-type="string" office:string-value="  edge [ source 459 target 735 ]" calcext:value-type="string">
            <text:p><text:s text:c="2"/>edge [ source 459 target 735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6" calcext:value-type="float">
            <text:p>736</text:p>
          </table:table-cell>
          <table:table-cell/>
          <table:table-cell table:formula="of:=&quot;  edge [ source &quot;&amp;[.A1739]&amp;&quot; target &quot;&amp;[.B1739]&amp;&quot; ]&quot;" office:value-type="string" office:string-value="  edge [ source 459 target 736 ]" calcext:value-type="string">
            <text:p><text:s text:c="2"/>edge [ source 459 target 736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7" calcext:value-type="float">
            <text:p>737</text:p>
          </table:table-cell>
          <table:table-cell/>
          <table:table-cell table:formula="of:=&quot;  edge [ source &quot;&amp;[.A1740]&amp;&quot; target &quot;&amp;[.B1740]&amp;&quot; ]&quot;" office:value-type="string" office:string-value="  edge [ source 459 target 737 ]" calcext:value-type="string">
            <text:p><text:s text:c="2"/>edge [ source 459 target 737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8" calcext:value-type="float">
            <text:p>738</text:p>
          </table:table-cell>
          <table:table-cell/>
          <table:table-cell table:formula="of:=&quot;  edge [ source &quot;&amp;[.A1741]&amp;&quot; target &quot;&amp;[.B1741]&amp;&quot; ]&quot;" office:value-type="string" office:string-value="  edge [ source 459 target 738 ]" calcext:value-type="string">
            <text:p><text:s text:c="2"/>edge [ source 459 target 738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9" calcext:value-type="float">
            <text:p>739</text:p>
          </table:table-cell>
          <table:table-cell/>
          <table:table-cell table:formula="of:=&quot;  edge [ source &quot;&amp;[.A1742]&amp;&quot; target &quot;&amp;[.B1742]&amp;&quot; ]&quot;" office:value-type="string" office:string-value="  edge [ source 459 target 739 ]" calcext:value-type="string">
            <text:p><text:s text:c="2"/>edge [ source 459 target 739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&quot;  edge [ source &quot;&amp;[.A1743]&amp;&quot; target &quot;&amp;[.B1743]&amp;&quot; ]&quot;" office:value-type="string" office:string-value="  edge [ source 459 target 740 ]" calcext:value-type="string">
            <text:p><text:s text:c="2"/>edge [ source 459 target 740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41" calcext:value-type="float">
            <text:p>741</text:p>
          </table:table-cell>
          <table:table-cell/>
          <table:table-cell table:formula="of:=&quot;  edge [ source &quot;&amp;[.A1744]&amp;&quot; target &quot;&amp;[.B1744]&amp;&quot; ]&quot;" office:value-type="string" office:string-value="  edge [ source 459 target 741 ]" calcext:value-type="string">
            <text:p><text:s text:c="2"/>edge [ source 459 target 741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42" calcext:value-type="float">
            <text:p>742</text:p>
          </table:table-cell>
          <table:table-cell/>
          <table:table-cell table:formula="of:=&quot;  edge [ source &quot;&amp;[.A1745]&amp;&quot; target &quot;&amp;[.B1745]&amp;&quot; ]&quot;" office:value-type="string" office:string-value="  edge [ source 459 target 742 ]" calcext:value-type="string">
            <text:p><text:s text:c="2"/>edge [ source 459 target 742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&quot;  edge [ source &quot;&amp;[.A1746]&amp;&quot; target &quot;&amp;[.B1746]&amp;&quot; ]&quot;" office:value-type="string" office:string-value="  edge [ source 459 target 743 ]" calcext:value-type="string">
            <text:p><text:s text:c="2"/>edge [ source 459 target 743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&quot;  edge [ source &quot;&amp;[.A1747]&amp;&quot; target &quot;&amp;[.B1747]&amp;&quot; ]&quot;" office:value-type="string" office:string-value="  edge [ source 459 target 744 ]" calcext:value-type="string">
            <text:p><text:s text:c="2"/>edge [ source 459 target 744 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&quot;  edge [ source &quot;&amp;[.A1748]&amp;&quot; target &quot;&amp;[.B1748]&amp;&quot; ]&quot;" office:value-type="string" office:string-value="  edge [ source 459 target 745 ]" calcext:value-type="string">
            <text:p><text:s text:c="2"/>edge [ source 459 target 745 ]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&quot;  edge [ source &quot;&amp;[.A1749]&amp;&quot; target &quot;&amp;[.B1749]&amp;&quot; ]&quot;" office:value-type="string" office:string-value="  edge [ source 475 target 746 ]" calcext:value-type="string">
            <text:p><text:s text:c="2"/>edge [ source 475 target 746 ]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47" calcext:value-type="float">
            <text:p>747</text:p>
          </table:table-cell>
          <table:table-cell/>
          <table:table-cell table:formula="of:=&quot;  edge [ source &quot;&amp;[.A1750]&amp;&quot; target &quot;&amp;[.B1750]&amp;&quot; ]&quot;" office:value-type="string" office:string-value="  edge [ source 476 target 747 ]" calcext:value-type="string">
            <text:p><text:s text:c="2"/>edge [ source 476 target 747 ]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48" calcext:value-type="float">
            <text:p>748</text:p>
          </table:table-cell>
          <table:table-cell/>
          <table:table-cell table:formula="of:=&quot;  edge [ source &quot;&amp;[.A1751]&amp;&quot; target &quot;&amp;[.B1751]&amp;&quot; ]&quot;" office:value-type="string" office:string-value="  edge [ source 477 target 748 ]" calcext:value-type="string">
            <text:p><text:s text:c="2"/>edge [ source 477 target 748 ]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49" calcext:value-type="float">
            <text:p>749</text:p>
          </table:table-cell>
          <table:table-cell/>
          <table:table-cell table:formula="of:=&quot;  edge [ source &quot;&amp;[.A1752]&amp;&quot; target &quot;&amp;[.B1752]&amp;&quot; ]&quot;" office:value-type="string" office:string-value="  edge [ source 478 target 749 ]" calcext:value-type="string">
            <text:p><text:s text:c="2"/>edge [ source 478 target 749 ]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&quot;  edge [ source &quot;&amp;[.A1753]&amp;&quot; target &quot;&amp;[.B1753]&amp;&quot; ]&quot;" office:value-type="string" office:string-value="  edge [ source 479 target 750 ]" calcext:value-type="string">
            <text:p><text:s text:c="2"/>edge [ source 479 target 750 ]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51" calcext:value-type="float">
            <text:p>751</text:p>
          </table:table-cell>
          <table:table-cell/>
          <table:table-cell table:formula="of:=&quot;  edge [ source &quot;&amp;[.A1754]&amp;&quot; target &quot;&amp;[.B1754]&amp;&quot; ]&quot;" office:value-type="string" office:string-value="  edge [ source 480 target 751 ]" calcext:value-type="string">
            <text:p><text:s text:c="2"/>edge [ source 480 target 751 ]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&quot;  edge [ source &quot;&amp;[.A1755]&amp;&quot; target &quot;&amp;[.B1755]&amp;&quot; ]&quot;" office:value-type="string" office:string-value="  edge [ source 481 target 752 ]" calcext:value-type="string">
            <text:p><text:s text:c="2"/>edge [ source 481 target 752 ]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53" calcext:value-type="float">
            <text:p>753</text:p>
          </table:table-cell>
          <table:table-cell/>
          <table:table-cell table:formula="of:=&quot;  edge [ source &quot;&amp;[.A1756]&amp;&quot; target &quot;&amp;[.B1756]&amp;&quot; ]&quot;" office:value-type="string" office:string-value="  edge [ source 482 target 753 ]" calcext:value-type="string">
            <text:p><text:s text:c="2"/>edge [ source 482 target 753 ]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54" calcext:value-type="float">
            <text:p>754</text:p>
          </table:table-cell>
          <table:table-cell/>
          <table:table-cell table:formula="of:=&quot;  edge [ source &quot;&amp;[.A1757]&amp;&quot; target &quot;&amp;[.B1757]&amp;&quot; ]&quot;" office:value-type="string" office:string-value="  edge [ source 483 target 754 ]" calcext:value-type="string">
            <text:p><text:s text:c="2"/>edge [ source 483 target 754 ]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55" calcext:value-type="float">
            <text:p>755</text:p>
          </table:table-cell>
          <table:table-cell/>
          <table:table-cell table:formula="of:=&quot;  edge [ source &quot;&amp;[.A1758]&amp;&quot; target &quot;&amp;[.B1758]&amp;&quot; ]&quot;" office:value-type="string" office:string-value="  edge [ source 484 target 755 ]" calcext:value-type="string">
            <text:p><text:s text:c="2"/>edge [ source 484 target 755 ]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56" calcext:value-type="float">
            <text:p>756</text:p>
          </table:table-cell>
          <table:table-cell/>
          <table:table-cell table:formula="of:=&quot;  edge [ source &quot;&amp;[.A1759]&amp;&quot; target &quot;&amp;[.B1759]&amp;&quot; ]&quot;" office:value-type="string" office:string-value="  edge [ source 485 target 756 ]" calcext:value-type="string">
            <text:p><text:s text:c="2"/>edge [ source 485 target 756 ]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57" calcext:value-type="float">
            <text:p>757</text:p>
          </table:table-cell>
          <table:table-cell/>
          <table:table-cell table:formula="of:=&quot;  edge [ source &quot;&amp;[.A1760]&amp;&quot; target &quot;&amp;[.B1760]&amp;&quot; ]&quot;" office:value-type="string" office:string-value="  edge [ source 486 target 757 ]" calcext:value-type="string">
            <text:p><text:s text:c="2"/>edge [ source 486 target 757 ]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58" calcext:value-type="float">
            <text:p>758</text:p>
          </table:table-cell>
          <table:table-cell/>
          <table:table-cell table:formula="of:=&quot;  edge [ source &quot;&amp;[.A1761]&amp;&quot; target &quot;&amp;[.B1761]&amp;&quot; ]&quot;" office:value-type="string" office:string-value="  edge [ source 487 target 758 ]" calcext:value-type="string">
            <text:p><text:s text:c="2"/>edge [ source 487 target 758 ]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9" calcext:value-type="float">
            <text:p>759</text:p>
          </table:table-cell>
          <table:table-cell/>
          <table:table-cell table:formula="of:=&quot;  edge [ source &quot;&amp;[.A1762]&amp;&quot; target &quot;&amp;[.B1762]&amp;&quot; ]&quot;" office:value-type="string" office:string-value="  edge [ source 488 target 759 ]" calcext:value-type="string">
            <text:p><text:s text:c="2"/>edge [ source 488 target 759 ]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&quot;  edge [ source &quot;&amp;[.A1763]&amp;&quot; target &quot;&amp;[.B1763]&amp;&quot; ]&quot;" office:value-type="string" office:string-value="  edge [ source 489 target 760 ]" calcext:value-type="string">
            <text:p><text:s text:c="2"/>edge [ source 489 target 760 ]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61" calcext:value-type="float">
            <text:p>761</text:p>
          </table:table-cell>
          <table:table-cell/>
          <table:table-cell table:formula="of:=&quot;  edge [ source &quot;&amp;[.A1764]&amp;&quot; target &quot;&amp;[.B1764]&amp;&quot; ]&quot;" office:value-type="string" office:string-value="  edge [ source 490 target 761 ]" calcext:value-type="string">
            <text:p><text:s text:c="2"/>edge [ source 490 target 761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2" calcext:value-type="float">
            <text:p>762</text:p>
          </table:table-cell>
          <table:table-cell/>
          <table:table-cell table:formula="of:=&quot;  edge [ source &quot;&amp;[.A1765]&amp;&quot; target &quot;&amp;[.B1765]&amp;&quot; ]&quot;" office:value-type="string" office:string-value="  edge [ source 500 target 762 ]" calcext:value-type="string">
            <text:p><text:s text:c="2"/>edge [ source 500 target 762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&quot;  edge [ source &quot;&amp;[.A1766]&amp;&quot; target &quot;&amp;[.B1766]&amp;&quot; ]&quot;" office:value-type="string" office:string-value="  edge [ source 500 target 763 ]" calcext:value-type="string">
            <text:p><text:s text:c="2"/>edge [ source 500 target 763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4" calcext:value-type="float">
            <text:p>764</text:p>
          </table:table-cell>
          <table:table-cell/>
          <table:table-cell table:formula="of:=&quot;  edge [ source &quot;&amp;[.A1767]&amp;&quot; target &quot;&amp;[.B1767]&amp;&quot; ]&quot;" office:value-type="string" office:string-value="  edge [ source 500 target 764 ]" calcext:value-type="string">
            <text:p><text:s text:c="2"/>edge [ source 500 target 764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&quot;  edge [ source &quot;&amp;[.A1768]&amp;&quot; target &quot;&amp;[.B1768]&amp;&quot; ]&quot;" office:value-type="string" office:string-value="  edge [ source 500 target 765 ]" calcext:value-type="string">
            <text:p><text:s text:c="2"/>edge [ source 500 target 765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&quot;  edge [ source &quot;&amp;[.A1769]&amp;&quot; target &quot;&amp;[.B1769]&amp;&quot; ]&quot;" office:value-type="string" office:string-value="  edge [ source 500 target 766 ]" calcext:value-type="string">
            <text:p><text:s text:c="2"/>edge [ source 500 target 766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7" calcext:value-type="float">
            <text:p>767</text:p>
          </table:table-cell>
          <table:table-cell/>
          <table:table-cell table:formula="of:=&quot;  edge [ source &quot;&amp;[.A1770]&amp;&quot; target &quot;&amp;[.B1770]&amp;&quot; ]&quot;" office:value-type="string" office:string-value="  edge [ source 500 target 767 ]" calcext:value-type="string">
            <text:p><text:s text:c="2"/>edge [ source 500 target 767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&quot;  edge [ source &quot;&amp;[.A1771]&amp;&quot; target &quot;&amp;[.B1771]&amp;&quot; ]&quot;" office:value-type="string" office:string-value="  edge [ source 500 target 768 ]" calcext:value-type="string">
            <text:p><text:s text:c="2"/>edge [ source 500 target 768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69" calcext:value-type="float">
            <text:p>769</text:p>
          </table:table-cell>
          <table:table-cell/>
          <table:table-cell table:formula="of:=&quot;  edge [ source &quot;&amp;[.A1772]&amp;&quot; target &quot;&amp;[.B1772]&amp;&quot; ]&quot;" office:value-type="string" office:string-value="  edge [ source 500 target 769 ]" calcext:value-type="string">
            <text:p><text:s text:c="2"/>edge [ source 500 target 769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0" calcext:value-type="float">
            <text:p>770</text:p>
          </table:table-cell>
          <table:table-cell/>
          <table:table-cell table:formula="of:=&quot;  edge [ source &quot;&amp;[.A1773]&amp;&quot; target &quot;&amp;[.B1773]&amp;&quot; ]&quot;" office:value-type="string" office:string-value="  edge [ source 500 target 770 ]" calcext:value-type="string">
            <text:p><text:s text:c="2"/>edge [ source 500 target 770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1" calcext:value-type="float">
            <text:p>771</text:p>
          </table:table-cell>
          <table:table-cell/>
          <table:table-cell table:formula="of:=&quot;  edge [ source &quot;&amp;[.A1774]&amp;&quot; target &quot;&amp;[.B1774]&amp;&quot; ]&quot;" office:value-type="string" office:string-value="  edge [ source 500 target 771 ]" calcext:value-type="string">
            <text:p><text:s text:c="2"/>edge [ source 500 target 771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&quot;  edge [ source &quot;&amp;[.A1775]&amp;&quot; target &quot;&amp;[.B1775]&amp;&quot; ]&quot;" office:value-type="string" office:string-value="  edge [ source 500 target 772 ]" calcext:value-type="string">
            <text:p><text:s text:c="2"/>edge [ source 500 target 772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&quot;  edge [ source &quot;&amp;[.A1776]&amp;&quot; target &quot;&amp;[.B1776]&amp;&quot; ]&quot;" office:value-type="string" office:string-value="  edge [ source 500 target 773 ]" calcext:value-type="string">
            <text:p><text:s text:c="2"/>edge [ source 500 target 773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&quot;  edge [ source &quot;&amp;[.A1777]&amp;&quot; target &quot;&amp;[.B1777]&amp;&quot; ]&quot;" office:value-type="string" office:string-value="  edge [ source 500 target 774 ]" calcext:value-type="string">
            <text:p><text:s text:c="2"/>edge [ source 500 target 774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5" calcext:value-type="float">
            <text:p>775</text:p>
          </table:table-cell>
          <table:table-cell/>
          <table:table-cell table:formula="of:=&quot;  edge [ source &quot;&amp;[.A1778]&amp;&quot; target &quot;&amp;[.B1778]&amp;&quot; ]&quot;" office:value-type="string" office:string-value="  edge [ source 500 target 775 ]" calcext:value-type="string">
            <text:p><text:s text:c="2"/>edge [ source 500 target 775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&quot;  edge [ source &quot;&amp;[.A1779]&amp;&quot; target &quot;&amp;[.B1779]&amp;&quot; ]&quot;" office:value-type="string" office:string-value="  edge [ source 500 target 776 ]" calcext:value-type="string">
            <text:p><text:s text:c="2"/>edge [ source 500 target 776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7" calcext:value-type="float">
            <text:p>777</text:p>
          </table:table-cell>
          <table:table-cell/>
          <table:table-cell table:formula="of:=&quot;  edge [ source &quot;&amp;[.A1780]&amp;&quot; target &quot;&amp;[.B1780]&amp;&quot; ]&quot;" office:value-type="string" office:string-value="  edge [ source 500 target 777 ]" calcext:value-type="string">
            <text:p><text:s text:c="2"/>edge [ source 500 target 777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8" calcext:value-type="float">
            <text:p>778</text:p>
          </table:table-cell>
          <table:table-cell/>
          <table:table-cell table:formula="of:=&quot;  edge [ source &quot;&amp;[.A1781]&amp;&quot; target &quot;&amp;[.B1781]&amp;&quot; ]&quot;" office:value-type="string" office:string-value="  edge [ source 500 target 778 ]" calcext:value-type="string">
            <text:p><text:s text:c="2"/>edge [ source 500 target 778 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79" calcext:value-type="float">
            <text:p>779</text:p>
          </table:table-cell>
          <table:table-cell/>
          <table:table-cell table:formula="of:=&quot;  edge [ source &quot;&amp;[.A1782]&amp;&quot; target &quot;&amp;[.B1782]&amp;&quot; ]&quot;" office:value-type="string" office:string-value="  edge [ source 500 target 779 ]" calcext:value-type="string">
            <text:p><text:s text:c="2"/>edge [ source 500 target 779 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&quot;  edge [ source &quot;&amp;[.A1783]&amp;&quot; target &quot;&amp;[.B1783]&amp;&quot; ]&quot;" office:value-type="string" office:string-value="  edge [ source 200 target 780 ]" calcext:value-type="string">
            <text:p><text:s text:c="2"/>edge [ source 200 target 780 ]</text:p>
          </table:table-cell>
        </table:table-row>
        <table:table-row table:style-name="ro1">
          <table:table-cell table:formula="of:=[.A1783]+1" office:value-type="float" office:value="201" calcext:value-type="float">
            <text:p>201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&quot;  edge [ source &quot;&amp;[.A1784]&amp;&quot; target &quot;&amp;[.B1784]&amp;&quot; ]&quot;" office:value-type="string" office:string-value="  edge [ source 201 target 781 ]" calcext:value-type="string">
            <text:p><text:s text:c="2"/>edge [ source 201 target 781 ]</text:p>
          </table:table-cell>
        </table:table-row>
        <table:table-row table:style-name="ro1">
          <table:table-cell table:formula="of:=[.A1784]+4" office:value-type="float" office:value="205" calcext:value-type="float">
            <text:p>205</text:p>
          </table:table-cell>
          <table:table-cell office:value-type="float" office:value="782" calcext:value-type="float">
            <text:p>782</text:p>
          </table:table-cell>
          <table:table-cell/>
          <table:table-cell table:formula="of:=&quot;  edge [ source &quot;&amp;[.A1785]&amp;&quot; target &quot;&amp;[.B1785]&amp;&quot; ]&quot;" office:value-type="string" office:string-value="  edge [ source 205 target 782 ]" calcext:value-type="string">
            <text:p><text:s text:c="2"/>edge [ source 205 target 782 ]</text:p>
          </table:table-cell>
        </table:table-row>
        <table:table-row table:style-name="ro1">
          <table:table-cell table:formula="of:=[.A1785]+1" office:value-type="float" office:value="206" calcext:value-type="float">
            <text:p>206</text:p>
          </table:table-cell>
          <table:table-cell office:value-type="float" office:value="783" calcext:value-type="float">
            <text:p>783</text:p>
          </table:table-cell>
          <table:table-cell/>
          <table:table-cell table:formula="of:=&quot;  edge [ source &quot;&amp;[.A1786]&amp;&quot; target &quot;&amp;[.B1786]&amp;&quot; ]&quot;" office:value-type="string" office:string-value="  edge [ source 206 target 783 ]" calcext:value-type="string">
            <text:p><text:s text:c="2"/>edge [ source 206 target 783 ]</text:p>
          </table:table-cell>
        </table:table-row>
        <table:table-row table:style-name="ro1">
          <table:table-cell table:formula="of:=[.A1786]+4" office:value-type="float" office:value="210" calcext:value-type="float">
            <text:p>210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&quot;  edge [ source &quot;&amp;[.A1787]&amp;&quot; target &quot;&amp;[.B1787]&amp;&quot; ]&quot;" office:value-type="string" office:string-value="  edge [ source 210 target 784 ]" calcext:value-type="string">
            <text:p><text:s text:c="2"/>edge [ source 210 target 784 ]</text:p>
          </table:table-cell>
        </table:table-row>
        <table:table-row table:style-name="ro1">
          <table:table-cell table:formula="of:=[.A1787]+1" office:value-type="float" office:value="211" calcext:value-type="float">
            <text:p>211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&quot;  edge [ source &quot;&amp;[.A1788]&amp;&quot; target &quot;&amp;[.B1788]&amp;&quot; ]&quot;" office:value-type="string" office:string-value="  edge [ source 211 target 785 ]" calcext:value-type="string">
            <text:p><text:s text:c="2"/>edge [ source 211 target 785 ]</text:p>
          </table:table-cell>
        </table:table-row>
        <table:table-row table:style-name="ro1">
          <table:table-cell table:formula="of:=[.A1788]+4" office:value-type="float" office:value="215" calcext:value-type="float">
            <text:p>215</text:p>
          </table:table-cell>
          <table:table-cell office:value-type="float" office:value="786" calcext:value-type="float">
            <text:p>786</text:p>
          </table:table-cell>
          <table:table-cell/>
          <table:table-cell table:formula="of:=&quot;  edge [ source &quot;&amp;[.A1789]&amp;&quot; target &quot;&amp;[.B1789]&amp;&quot; ]&quot;" office:value-type="string" office:string-value="  edge [ source 215 target 786 ]" calcext:value-type="string">
            <text:p><text:s text:c="2"/>edge [ source 215 target 786 ]</text:p>
          </table:table-cell>
        </table:table-row>
        <table:table-row table:style-name="ro1">
          <table:table-cell table:formula="of:=[.A1789]+1" office:value-type="float" office:value="216" calcext:value-type="float">
            <text:p>216</text:p>
          </table:table-cell>
          <table:table-cell office:value-type="float" office:value="787" calcext:value-type="float">
            <text:p>787</text:p>
          </table:table-cell>
          <table:table-cell/>
          <table:table-cell table:formula="of:=&quot;  edge [ source &quot;&amp;[.A1790]&amp;&quot; target &quot;&amp;[.B1790]&amp;&quot; ]&quot;" office:value-type="string" office:string-value="  edge [ source 216 target 787 ]" calcext:value-type="string">
            <text:p><text:s text:c="2"/>edge [ source 216 target 787 ]</text:p>
          </table:table-cell>
        </table:table-row>
        <table:table-row table:style-name="ro1">
          <table:table-cell table:formula="of:=[.A1790]+4" office:value-type="float" office:value="220" calcext:value-type="float">
            <text:p>220</text:p>
          </table:table-cell>
          <table:table-cell office:value-type="float" office:value="788" calcext:value-type="float">
            <text:p>788</text:p>
          </table:table-cell>
          <table:table-cell/>
          <table:table-cell table:formula="of:=&quot;  edge [ source &quot;&amp;[.A1791]&amp;&quot; target &quot;&amp;[.B1791]&amp;&quot; ]&quot;" office:value-type="string" office:string-value="  edge [ source 220 target 788 ]" calcext:value-type="string">
            <text:p><text:s text:c="2"/>edge [ source 220 target 788 ]</text:p>
          </table:table-cell>
        </table:table-row>
        <table:table-row table:style-name="ro1">
          <table:table-cell table:formula="of:=[.A1791]+1" office:value-type="float" office:value="221" calcext:value-type="float">
            <text:p>221</text:p>
          </table:table-cell>
          <table:table-cell office:value-type="float" office:value="789" calcext:value-type="float">
            <text:p>789</text:p>
          </table:table-cell>
          <table:table-cell/>
          <table:table-cell table:formula="of:=&quot;  edge [ source &quot;&amp;[.A1792]&amp;&quot; target &quot;&amp;[.B1792]&amp;&quot; ]&quot;" office:value-type="string" office:string-value="  edge [ source 221 target 789 ]" calcext:value-type="string">
            <text:p><text:s text:c="2"/>edge [ source 221 target 789 ]</text:p>
          </table:table-cell>
        </table:table-row>
        <table:table-row table:style-name="ro1">
          <table:table-cell table:formula="of:=[.A1792]+4" office:value-type="float" office:value="225" calcext:value-type="float">
            <text:p>225</text:p>
          </table:table-cell>
          <table:table-cell office:value-type="float" office:value="790" calcext:value-type="float">
            <text:p>790</text:p>
          </table:table-cell>
          <table:table-cell/>
          <table:table-cell table:formula="of:=&quot;  edge [ source &quot;&amp;[.A1793]&amp;&quot; target &quot;&amp;[.B1793]&amp;&quot; ]&quot;" office:value-type="string" office:string-value="  edge [ source 225 target 790 ]" calcext:value-type="string">
            <text:p><text:s text:c="2"/>edge [ source 225 target 790 ]</text:p>
          </table:table-cell>
        </table:table-row>
        <table:table-row table:style-name="ro1">
          <table:table-cell table:formula="of:=[.A1793]+1" office:value-type="float" office:value="226" calcext:value-type="float">
            <text:p>226</text:p>
          </table:table-cell>
          <table:table-cell office:value-type="float" office:value="791" calcext:value-type="float">
            <text:p>791</text:p>
          </table:table-cell>
          <table:table-cell/>
          <table:table-cell table:formula="of:=&quot;  edge [ source &quot;&amp;[.A1794]&amp;&quot; target &quot;&amp;[.B1794]&amp;&quot; ]&quot;" office:value-type="string" office:string-value="  edge [ source 226 target 791 ]" calcext:value-type="string">
            <text:p><text:s text:c="2"/>edge [ source 226 target 791 ]</text:p>
          </table:table-cell>
        </table:table-row>
        <table:table-row table:style-name="ro1">
          <table:table-cell table:formula="of:=[.A1794]+4" office:value-type="float" office:value="230" calcext:value-type="float">
            <text:p>230</text:p>
          </table:table-cell>
          <table:table-cell office:value-type="float" office:value="792" calcext:value-type="float">
            <text:p>792</text:p>
          </table:table-cell>
          <table:table-cell/>
          <table:table-cell table:formula="of:=&quot;  edge [ source &quot;&amp;[.A1795]&amp;&quot; target &quot;&amp;[.B1795]&amp;&quot; ]&quot;" office:value-type="string" office:string-value="  edge [ source 230 target 792 ]" calcext:value-type="string">
            <text:p><text:s text:c="2"/>edge [ source 230 target 792 ]</text:p>
          </table:table-cell>
        </table:table-row>
        <table:table-row table:style-name="ro1">
          <table:table-cell table:formula="of:=[.A1795]+1" office:value-type="float" office:value="231" calcext:value-type="float">
            <text:p>231</text:p>
          </table:table-cell>
          <table:table-cell office:value-type="float" office:value="793" calcext:value-type="float">
            <text:p>793</text:p>
          </table:table-cell>
          <table:table-cell/>
          <table:table-cell table:formula="of:=&quot;  edge [ source &quot;&amp;[.A1796]&amp;&quot; target &quot;&amp;[.B1796]&amp;&quot; ]&quot;" office:value-type="string" office:string-value="  edge [ source 231 target 793 ]" calcext:value-type="string">
            <text:p><text:s text:c="2"/>edge [ source 231 target 793 ]</text:p>
          </table:table-cell>
        </table:table-row>
        <table:table-row table:style-name="ro1">
          <table:table-cell table:formula="of:=[.A1796]+4" office:value-type="float" office:value="235" calcext:value-type="float">
            <text:p>235</text:p>
          </table:table-cell>
          <table:table-cell office:value-type="float" office:value="794" calcext:value-type="float">
            <text:p>794</text:p>
          </table:table-cell>
          <table:table-cell/>
          <table:table-cell table:formula="of:=&quot;  edge [ source &quot;&amp;[.A1797]&amp;&quot; target &quot;&amp;[.B1797]&amp;&quot; ]&quot;" office:value-type="string" office:string-value="  edge [ source 235 target 794 ]" calcext:value-type="string">
            <text:p><text:s text:c="2"/>edge [ source 235 target 794 ]</text:p>
          </table:table-cell>
        </table:table-row>
        <table:table-row table:style-name="ro1">
          <table:table-cell table:formula="of:=[.A1797]+1" office:value-type="float" office:value="236" calcext:value-type="float">
            <text:p>236</text:p>
          </table:table-cell>
          <table:table-cell office:value-type="float" office:value="795" calcext:value-type="float">
            <text:p>795</text:p>
          </table:table-cell>
          <table:table-cell/>
          <table:table-cell table:formula="of:=&quot;  edge [ source &quot;&amp;[.A1798]&amp;&quot; target &quot;&amp;[.B1798]&amp;&quot; ]&quot;" office:value-type="string" office:string-value="  edge [ source 236 target 795 ]" calcext:value-type="string">
            <text:p><text:s text:c="2"/>edge [ source 236 target 795 ]</text:p>
          </table:table-cell>
        </table:table-row>
        <table:table-row table:style-name="ro1">
          <table:table-cell table:formula="of:=[.A1798]+4" office:value-type="float" office:value="240" calcext:value-type="float">
            <text:p>240</text:p>
          </table:table-cell>
          <table:table-cell office:value-type="float" office:value="796" calcext:value-type="float">
            <text:p>796</text:p>
          </table:table-cell>
          <table:table-cell/>
          <table:table-cell table:formula="of:=&quot;  edge [ source &quot;&amp;[.A1799]&amp;&quot; target &quot;&amp;[.B1799]&amp;&quot; ]&quot;" office:value-type="string" office:string-value="  edge [ source 240 target 796 ]" calcext:value-type="string">
            <text:p><text:s text:c="2"/>edge [ source 240 target 796 ]</text:p>
          </table:table-cell>
        </table:table-row>
        <table:table-row table:style-name="ro1">
          <table:table-cell table:formula="of:=[.A1799]+1" office:value-type="float" office:value="241" calcext:value-type="float">
            <text:p>241</text:p>
          </table:table-cell>
          <table:table-cell office:value-type="float" office:value="797" calcext:value-type="float">
            <text:p>797</text:p>
          </table:table-cell>
          <table:table-cell/>
          <table:table-cell table:formula="of:=&quot;  edge [ source &quot;&amp;[.A1800]&amp;&quot; target &quot;&amp;[.B1800]&amp;&quot; ]&quot;" office:value-type="string" office:string-value="  edge [ source 241 target 797 ]" calcext:value-type="string">
            <text:p><text:s text:c="2"/>edge [ source 241 target 797 ]</text:p>
          </table:table-cell>
        </table:table-row>
        <table:table-row table:style-name="ro1">
          <table:table-cell table:formula="of:=[.A1800]+4" office:value-type="float" office:value="245" calcext:value-type="float">
            <text:p>245</text:p>
          </table:table-cell>
          <table:table-cell office:value-type="float" office:value="798" calcext:value-type="float">
            <text:p>798</text:p>
          </table:table-cell>
          <table:table-cell/>
          <table:table-cell table:formula="of:=&quot;  edge [ source &quot;&amp;[.A1801]&amp;&quot; target &quot;&amp;[.B1801]&amp;&quot; ]&quot;" office:value-type="string" office:string-value="  edge [ source 245 target 798 ]" calcext:value-type="string">
            <text:p><text:s text:c="2"/>edge [ source 245 target 798 ]</text:p>
          </table:table-cell>
        </table:table-row>
        <table:table-row table:style-name="ro1">
          <table:table-cell table:formula="of:=[.A1801]+1" office:value-type="float" office:value="246" calcext:value-type="float">
            <text:p>246</text:p>
          </table:table-cell>
          <table:table-cell office:value-type="float" office:value="799" calcext:value-type="float">
            <text:p>799</text:p>
          </table:table-cell>
          <table:table-cell/>
          <table:table-cell table:formula="of:=&quot;  edge [ source &quot;&amp;[.A1802]&amp;&quot; target &quot;&amp;[.B1802]&amp;&quot; ]&quot;" office:value-type="string" office:string-value="  edge [ source 246 target 799 ]" calcext:value-type="string">
            <text:p><text:s text:c="2"/>edge [ source 246 target 799 ]</text:p>
          </table:table-cell>
        </table:table-row>
        <table:table-row table:style-name="ro1">
          <table:table-cell table:formula="of:=[.A1802]+4" office:value-type="float" office:value="250" calcext:value-type="float">
            <text:p>250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&quot;  edge [ source &quot;&amp;[.A1803]&amp;&quot; target &quot;&amp;[.B1803]&amp;&quot; ]&quot;" office:value-type="string" office:string-value="  edge [ source 250 target 800 ]" calcext:value-type="string">
            <text:p><text:s text:c="2"/>edge [ source 250 target 800 ]</text:p>
          </table:table-cell>
        </table:table-row>
        <table:table-row table:style-name="ro1">
          <table:table-cell table:formula="of:=[.A1803]+1" office:value-type="float" office:value="251" calcext:value-type="float">
            <text:p>251</text:p>
          </table:table-cell>
          <table:table-cell office:value-type="float" office:value="801" calcext:value-type="float">
            <text:p>801</text:p>
          </table:table-cell>
          <table:table-cell/>
          <table:table-cell table:formula="of:=&quot;  edge [ source &quot;&amp;[.A1804]&amp;&quot; target &quot;&amp;[.B1804]&amp;&quot; ]&quot;" office:value-type="string" office:string-value="  edge [ source 251 target 801 ]" calcext:value-type="string">
            <text:p><text:s text:c="2"/>edge [ source 251 target 801 ]</text:p>
          </table:table-cell>
        </table:table-row>
        <table:table-row table:style-name="ro1">
          <table:table-cell table:formula="of:=[.A1804]+4" office:value-type="float" office:value="255" calcext:value-type="float">
            <text:p>255</text:p>
          </table:table-cell>
          <table:table-cell office:value-type="float" office:value="802" calcext:value-type="float">
            <text:p>802</text:p>
          </table:table-cell>
          <table:table-cell/>
          <table:table-cell table:formula="of:=&quot;  edge [ source &quot;&amp;[.A1805]&amp;&quot; target &quot;&amp;[.B1805]&amp;&quot; ]&quot;" office:value-type="string" office:string-value="  edge [ source 255 target 802 ]" calcext:value-type="string">
            <text:p><text:s text:c="2"/>edge [ source 255 target 802 ]</text:p>
          </table:table-cell>
        </table:table-row>
        <table:table-row table:style-name="ro1">
          <table:table-cell table:formula="of:=[.A1805]+1" office:value-type="float" office:value="256" calcext:value-type="float">
            <text:p>256</text:p>
          </table:table-cell>
          <table:table-cell office:value-type="float" office:value="803" calcext:value-type="float">
            <text:p>803</text:p>
          </table:table-cell>
          <table:table-cell/>
          <table:table-cell table:formula="of:=&quot;  edge [ source &quot;&amp;[.A1806]&amp;&quot; target &quot;&amp;[.B1806]&amp;&quot; ]&quot;" office:value-type="string" office:string-value="  edge [ source 256 target 803 ]" calcext:value-type="string">
            <text:p><text:s text:c="2"/>edge [ source 256 target 803 ]</text:p>
          </table:table-cell>
        </table:table-row>
        <table:table-row table:style-name="ro1">
          <table:table-cell table:formula="of:=[.A1806]+4" office:value-type="float" office:value="260" calcext:value-type="float">
            <text:p>260</text:p>
          </table:table-cell>
          <table:table-cell office:value-type="float" office:value="804" calcext:value-type="float">
            <text:p>804</text:p>
          </table:table-cell>
          <table:table-cell/>
          <table:table-cell table:formula="of:=&quot;  edge [ source &quot;&amp;[.A1807]&amp;&quot; target &quot;&amp;[.B1807]&amp;&quot; ]&quot;" office:value-type="string" office:string-value="  edge [ source 260 target 804 ]" calcext:value-type="string">
            <text:p><text:s text:c="2"/>edge [ source 260 target 804 ]</text:p>
          </table:table-cell>
        </table:table-row>
        <table:table-row table:style-name="ro1">
          <table:table-cell table:formula="of:=[.A1807]+1" office:value-type="float" office:value="261" calcext:value-type="float">
            <text:p>261</text:p>
          </table:table-cell>
          <table:table-cell office:value-type="float" office:value="805" calcext:value-type="float">
            <text:p>805</text:p>
          </table:table-cell>
          <table:table-cell/>
          <table:table-cell table:formula="of:=&quot;  edge [ source &quot;&amp;[.A1808]&amp;&quot; target &quot;&amp;[.B1808]&amp;&quot; ]&quot;" office:value-type="string" office:string-value="  edge [ source 261 target 805 ]" calcext:value-type="string">
            <text:p><text:s text:c="2"/>edge [ source 261 target 805 ]</text:p>
          </table:table-cell>
        </table:table-row>
        <table:table-row table:style-name="ro1">
          <table:table-cell table:formula="of:=[.A1808]+4" office:value-type="float" office:value="265" calcext:value-type="float">
            <text:p>265</text:p>
          </table:table-cell>
          <table:table-cell office:value-type="float" office:value="806" calcext:value-type="float">
            <text:p>806</text:p>
          </table:table-cell>
          <table:table-cell/>
          <table:table-cell table:formula="of:=&quot;  edge [ source &quot;&amp;[.A1809]&amp;&quot; target &quot;&amp;[.B1809]&amp;&quot; ]&quot;" office:value-type="string" office:string-value="  edge [ source 265 target 806 ]" calcext:value-type="string">
            <text:p><text:s text:c="2"/>edge [ source 265 target 806 ]</text:p>
          </table:table-cell>
        </table:table-row>
        <table:table-row table:style-name="ro1">
          <table:table-cell table:formula="of:=[.A1809]+1" office:value-type="float" office:value="266" calcext:value-type="float">
            <text:p>266</text:p>
          </table:table-cell>
          <table:table-cell office:value-type="float" office:value="807" calcext:value-type="float">
            <text:p>807</text:p>
          </table:table-cell>
          <table:table-cell/>
          <table:table-cell table:formula="of:=&quot;  edge [ source &quot;&amp;[.A1810]&amp;&quot; target &quot;&amp;[.B1810]&amp;&quot; ]&quot;" office:value-type="string" office:string-value="  edge [ source 266 target 807 ]" calcext:value-type="string">
            <text:p><text:s text:c="2"/>edge [ source 266 target 807 ]</text:p>
          </table:table-cell>
        </table:table-row>
        <table:table-row table:style-name="ro1">
          <table:table-cell table:formula="of:=[.A1810]+4" office:value-type="float" office:value="270" calcext:value-type="float">
            <text:p>270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&quot;  edge [ source &quot;&amp;[.A1811]&amp;&quot; target &quot;&amp;[.B1811]&amp;&quot; ]&quot;" office:value-type="string" office:string-value="  edge [ source 270 target 808 ]" calcext:value-type="string">
            <text:p><text:s text:c="2"/>edge [ source 270 target 808 ]</text:p>
          </table:table-cell>
        </table:table-row>
        <table:table-row table:style-name="ro1">
          <table:table-cell table:formula="of:=[.A1811]+1" office:value-type="float" office:value="271" calcext:value-type="float">
            <text:p>271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&quot;  edge [ source &quot;&amp;[.A1812]&amp;&quot; target &quot;&amp;[.B1812]&amp;&quot; ]&quot;" office:value-type="string" office:string-value="  edge [ source 271 target 809 ]" calcext:value-type="string">
            <text:p><text:s text:c="2"/>edge [ source 271 target 809 ]</text:p>
          </table:table-cell>
        </table:table-row>
        <table:table-row table:style-name="ro1">
          <table:table-cell table:formula="of:=[.A1812]+4" office:value-type="float" office:value="275" calcext:value-type="float">
            <text:p>275</text:p>
          </table:table-cell>
          <table:table-cell office:value-type="float" office:value="810" calcext:value-type="float">
            <text:p>810</text:p>
          </table:table-cell>
          <table:table-cell/>
          <table:table-cell table:formula="of:=&quot;  edge [ source &quot;&amp;[.A1813]&amp;&quot; target &quot;&amp;[.B1813]&amp;&quot; ]&quot;" office:value-type="string" office:string-value="  edge [ source 275 target 810 ]" calcext:value-type="string">
            <text:p><text:s text:c="2"/>edge [ source 275 target 810 ]</text:p>
          </table:table-cell>
        </table:table-row>
        <table:table-row table:style-name="ro1">
          <table:table-cell table:formula="of:=[.A1813]+1" office:value-type="float" office:value="276" calcext:value-type="float">
            <text:p>276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&quot;  edge [ source &quot;&amp;[.A1814]&amp;&quot; target &quot;&amp;[.B1814]&amp;&quot; ]&quot;" office:value-type="string" office:string-value="  edge [ source 276 target 811 ]" calcext:value-type="string">
            <text:p><text:s text:c="2"/>edge [ source 276 target 811 ]</text:p>
          </table:table-cell>
        </table:table-row>
        <table:table-row table:style-name="ro1">
          <table:table-cell table:formula="of:=[.A1814]+4" office:value-type="float" office:value="280" calcext:value-type="float">
            <text:p>280</text:p>
          </table:table-cell>
          <table:table-cell office:value-type="float" office:value="812" calcext:value-type="float">
            <text:p>812</text:p>
          </table:table-cell>
          <table:table-cell/>
          <table:table-cell table:formula="of:=&quot;  edge [ source &quot;&amp;[.A1815]&amp;&quot; target &quot;&amp;[.B1815]&amp;&quot; ]&quot;" office:value-type="string" office:string-value="  edge [ source 280 target 812 ]" calcext:value-type="string">
            <text:p><text:s text:c="2"/>edge [ source 280 target 812 ]</text:p>
          </table:table-cell>
        </table:table-row>
        <table:table-row table:style-name="ro1">
          <table:table-cell table:formula="of:=[.A1815]+1" office:value-type="float" office:value="281" calcext:value-type="float">
            <text:p>281</text:p>
          </table:table-cell>
          <table:table-cell office:value-type="float" office:value="813" calcext:value-type="float">
            <text:p>813</text:p>
          </table:table-cell>
          <table:table-cell/>
          <table:table-cell table:formula="of:=&quot;  edge [ source &quot;&amp;[.A1816]&amp;&quot; target &quot;&amp;[.B1816]&amp;&quot; ]&quot;" office:value-type="string" office:string-value="  edge [ source 281 target 813 ]" calcext:value-type="string">
            <text:p><text:s text:c="2"/>edge [ source 281 target 813 ]</text:p>
          </table:table-cell>
        </table:table-row>
        <table:table-row table:style-name="ro1">
          <table:table-cell table:formula="of:=[.A1816]+4" office:value-type="float" office:value="285" calcext:value-type="float">
            <text:p>28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&quot;  edge [ source &quot;&amp;[.A1817]&amp;&quot; target &quot;&amp;[.B1817]&amp;&quot; ]&quot;" office:value-type="string" office:string-value="  edge [ source 285 target 814 ]" calcext:value-type="string">
            <text:p><text:s text:c="2"/>edge [ source 285 target 814 ]</text:p>
          </table:table-cell>
        </table:table-row>
        <table:table-row table:style-name="ro1">
          <table:table-cell table:formula="of:=[.A1817]+1" office:value-type="float" office:value="286" calcext:value-type="float">
            <text:p>286</text:p>
          </table:table-cell>
          <table:table-cell office:value-type="float" office:value="815" calcext:value-type="float">
            <text:p>815</text:p>
          </table:table-cell>
          <table:table-cell/>
          <table:table-cell table:formula="of:=&quot;  edge [ source &quot;&amp;[.A1818]&amp;&quot; target &quot;&amp;[.B1818]&amp;&quot; ]&quot;" office:value-type="string" office:string-value="  edge [ source 286 target 815 ]" calcext:value-type="string">
            <text:p><text:s text:c="2"/>edge [ source 286 target 815 ]</text:p>
          </table:table-cell>
        </table:table-row>
        <table:table-row table:style-name="ro1">
          <table:table-cell table:formula="of:=[.A1818]+4" office:value-type="float" office:value="290" calcext:value-type="float">
            <text:p>290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&quot;  edge [ source &quot;&amp;[.A1819]&amp;&quot; target &quot;&amp;[.B1819]&amp;&quot; ]&quot;" office:value-type="string" office:string-value="  edge [ source 290 target 816 ]" calcext:value-type="string">
            <text:p><text:s text:c="2"/>edge [ source 290 target 816 ]</text:p>
          </table:table-cell>
        </table:table-row>
        <table:table-row table:style-name="ro1">
          <table:table-cell table:formula="of:=[.A1819]+1" office:value-type="float" office:value="291" calcext:value-type="float">
            <text:p>291</text:p>
          </table:table-cell>
          <table:table-cell office:value-type="float" office:value="817" calcext:value-type="float">
            <text:p>817</text:p>
          </table:table-cell>
          <table:table-cell/>
          <table:table-cell table:formula="of:=&quot;  edge [ source &quot;&amp;[.A1820]&amp;&quot; target &quot;&amp;[.B1820]&amp;&quot; ]&quot;" office:value-type="string" office:string-value="  edge [ source 291 target 817 ]" calcext:value-type="string">
            <text:p><text:s text:c="2"/>edge [ source 291 target 817 ]</text:p>
          </table:table-cell>
        </table:table-row>
        <table:table-row table:style-name="ro1">
          <table:table-cell table:formula="of:=[.A1820]+4" office:value-type="float" office:value="295" calcext:value-type="float">
            <text:p>295</text:p>
          </table:table-cell>
          <table:table-cell office:value-type="float" office:value="818" calcext:value-type="float">
            <text:p>818</text:p>
          </table:table-cell>
          <table:table-cell/>
          <table:table-cell table:formula="of:=&quot;  edge [ source &quot;&amp;[.A1821]&amp;&quot; target &quot;&amp;[.B1821]&amp;&quot; ]&quot;" office:value-type="string" office:string-value="  edge [ source 295 target 818 ]" calcext:value-type="string">
            <text:p><text:s text:c="2"/>edge [ source 295 target 818 ]</text:p>
          </table:table-cell>
        </table:table-row>
        <table:table-row table:style-name="ro1">
          <table:table-cell table:formula="of:=[.A1821]+1" office:value-type="float" office:value="296" calcext:value-type="float">
            <text:p>296</text:p>
          </table:table-cell>
          <table:table-cell office:value-type="float" office:value="819" calcext:value-type="float">
            <text:p>819</text:p>
          </table:table-cell>
          <table:table-cell/>
          <table:table-cell table:formula="of:=&quot;  edge [ source &quot;&amp;[.A1822]&amp;&quot; target &quot;&amp;[.B1822]&amp;&quot; ]&quot;" office:value-type="string" office:string-value="  edge [ source 296 target 819 ]" calcext:value-type="string">
            <text:p><text:s text:c="2"/>edge [ source 296 target 819 ]</text:p>
          </table:table-cell>
        </table:table-row>
        <table:table-row table:style-name="ro1">
          <table:table-cell table:formula="of:=[.A1822]+4" office:value-type="float" office:value="300" calcext:value-type="float">
            <text:p>300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&quot;  edge [ source &quot;&amp;[.A1823]&amp;&quot; target &quot;&amp;[.B1823]&amp;&quot; ]&quot;" office:value-type="string" office:string-value="  edge [ source 300 target 820 ]" calcext:value-type="string">
            <text:p><text:s text:c="2"/>edge [ source 300 target 820 ]</text:p>
          </table:table-cell>
        </table:table-row>
        <table:table-row table:style-name="ro1">
          <table:table-cell table:formula="of:=[.A1823]+1" office:value-type="float" office:value="301" calcext:value-type="float">
            <text:p>30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&quot;  edge [ source &quot;&amp;[.A1824]&amp;&quot; target &quot;&amp;[.B1824]&amp;&quot; ]&quot;" office:value-type="string" office:string-value="  edge [ source 301 target 821 ]" calcext:value-type="string">
            <text:p><text:s text:c="2"/>edge [ source 301 target 821 ]</text:p>
          </table:table-cell>
        </table:table-row>
        <table:table-row table:style-name="ro1">
          <table:table-cell table:formula="of:=[.A1824]+4"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&quot;  edge [ source &quot;&amp;[.A1825]&amp;&quot; target &quot;&amp;[.B1825]&amp;&quot; ]&quot;" office:value-type="string" office:string-value="  edge [ source 305 target 822 ]" calcext:value-type="string">
            <text:p><text:s text:c="2"/>edge [ source 305 target 822 ]</text:p>
          </table:table-cell>
        </table:table-row>
        <table:table-row table:style-name="ro1">
          <table:table-cell table:formula="of:=[.A1825]+1" office:value-type="float" office:value="306" calcext:value-type="float">
            <text:p>306</text:p>
          </table:table-cell>
          <table:table-cell office:value-type="float" office:value="823" calcext:value-type="float">
            <text:p>823</text:p>
          </table:table-cell>
          <table:table-cell/>
          <table:table-cell table:formula="of:=&quot;  edge [ source &quot;&amp;[.A1826]&amp;&quot; target &quot;&amp;[.B1826]&amp;&quot; ]&quot;" office:value-type="string" office:string-value="  edge [ source 306 target 823 ]" calcext:value-type="string">
            <text:p><text:s text:c="2"/>edge [ source 306 target 823 ]</text:p>
          </table:table-cell>
        </table:table-row>
        <table:table-row table:style-name="ro1">
          <table:table-cell table:formula="of:=[.A1826]+4"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&quot;  edge [ source &quot;&amp;[.A1827]&amp;&quot; target &quot;&amp;[.B1827]&amp;&quot; ]&quot;" office:value-type="string" office:string-value="  edge [ source 310 target 824 ]" calcext:value-type="string">
            <text:p><text:s text:c="2"/>edge [ source 310 target 824 ]</text:p>
          </table:table-cell>
        </table:table-row>
        <table:table-row table:style-name="ro1">
          <table:table-cell table:formula="of:=[.A1827]+1" office:value-type="float" office:value="311" calcext:value-type="float">
            <text:p>311</text:p>
          </table:table-cell>
          <table:table-cell office:value-type="float" office:value="825" calcext:value-type="float">
            <text:p>825</text:p>
          </table:table-cell>
          <table:table-cell/>
          <table:table-cell table:formula="of:=&quot;  edge [ source &quot;&amp;[.A1828]&amp;&quot; target &quot;&amp;[.B1828]&amp;&quot; ]&quot;" office:value-type="string" office:string-value="  edge [ source 311 target 825 ]" calcext:value-type="string">
            <text:p><text:s text:c="2"/>edge [ source 311 target 825 ]</text:p>
          </table:table-cell>
        </table:table-row>
        <table:table-row table:style-name="ro1">
          <table:table-cell table:formula="of:=[.A1828]+4" office:value-type="float" office:value="315" calcext:value-type="float">
            <text:p>315</text:p>
          </table:table-cell>
          <table:table-cell office:value-type="float" office:value="826" calcext:value-type="float">
            <text:p>826</text:p>
          </table:table-cell>
          <table:table-cell/>
          <table:table-cell table:formula="of:=&quot;  edge [ source &quot;&amp;[.A1829]&amp;&quot; target &quot;&amp;[.B1829]&amp;&quot; ]&quot;" office:value-type="string" office:string-value="  edge [ source 315 target 826 ]" calcext:value-type="string">
            <text:p><text:s text:c="2"/>edge [ source 315 target 826 ]</text:p>
          </table:table-cell>
        </table:table-row>
        <table:table-row table:style-name="ro1">
          <table:table-cell table:formula="of:=[.A1829]+1" office:value-type="float" office:value="316" calcext:value-type="float">
            <text:p>316</text:p>
          </table:table-cell>
          <table:table-cell office:value-type="float" office:value="827" calcext:value-type="float">
            <text:p>827</text:p>
          </table:table-cell>
          <table:table-cell/>
          <table:table-cell table:formula="of:=&quot;  edge [ source &quot;&amp;[.A1830]&amp;&quot; target &quot;&amp;[.B1830]&amp;&quot; ]&quot;" office:value-type="string" office:string-value="  edge [ source 316 target 827 ]" calcext:value-type="string">
            <text:p><text:s text:c="2"/>edge [ source 316 target 827 ]</text:p>
          </table:table-cell>
        </table:table-row>
        <table:table-row table:style-name="ro1">
          <table:table-cell table:formula="of:=[.A1830]+4"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/>
          <table:table-cell table:formula="of:=&quot;  edge [ source &quot;&amp;[.A1831]&amp;&quot; target &quot;&amp;[.B1831]&amp;&quot; ]&quot;" office:value-type="string" office:string-value="  edge [ source 320 target 828 ]" calcext:value-type="string">
            <text:p><text:s text:c="2"/>edge [ source 320 target 828 ]</text:p>
          </table:table-cell>
        </table:table-row>
        <table:table-row table:style-name="ro1">
          <table:table-cell table:formula="of:=[.A1831]+1" office:value-type="float" office:value="321" calcext:value-type="float">
            <text:p>321</text:p>
          </table:table-cell>
          <table:table-cell office:value-type="float" office:value="829" calcext:value-type="float">
            <text:p>829</text:p>
          </table:table-cell>
          <table:table-cell/>
          <table:table-cell table:formula="of:=&quot;  edge [ source &quot;&amp;[.A1832]&amp;&quot; target &quot;&amp;[.B1832]&amp;&quot; ]&quot;" office:value-type="string" office:string-value="  edge [ source 321 target 829 ]" calcext:value-type="string">
            <text:p><text:s text:c="2"/>edge [ source 321 target 829 ]</text:p>
          </table:table-cell>
        </table:table-row>
        <table:table-row table:style-name="ro1">
          <table:table-cell table:formula="of:=[.A1832]+4" office:value-type="float" office:value="325" calcext:value-type="float">
            <text:p>325</text:p>
          </table:table-cell>
          <table:table-cell office:value-type="float" office:value="830" calcext:value-type="float">
            <text:p>830</text:p>
          </table:table-cell>
          <table:table-cell/>
          <table:table-cell table:formula="of:=&quot;  edge [ source &quot;&amp;[.A1833]&amp;&quot; target &quot;&amp;[.B1833]&amp;&quot; ]&quot;" office:value-type="string" office:string-value="  edge [ source 325 target 830 ]" calcext:value-type="string">
            <text:p><text:s text:c="2"/>edge [ source 325 target 830 ]</text:p>
          </table:table-cell>
        </table:table-row>
        <table:table-row table:style-name="ro1">
          <table:table-cell table:formula="of:=[.A1833]+1" office:value-type="float" office:value="326" calcext:value-type="float">
            <text:p>326</text:p>
          </table:table-cell>
          <table:table-cell office:value-type="float" office:value="831" calcext:value-type="float">
            <text:p>831</text:p>
          </table:table-cell>
          <table:table-cell/>
          <table:table-cell table:formula="of:=&quot;  edge [ source &quot;&amp;[.A1834]&amp;&quot; target &quot;&amp;[.B1834]&amp;&quot; ]&quot;" office:value-type="string" office:string-value="  edge [ source 326 target 831 ]" calcext:value-type="string">
            <text:p><text:s text:c="2"/>edge [ source 326 target 831 ]</text:p>
          </table:table-cell>
        </table:table-row>
        <table:table-row table:style-name="ro1">
          <table:table-cell table:formula="of:=[.A1834]+4" office:value-type="float" office:value="330" calcext:value-type="float">
            <text:p>330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&quot;  edge [ source &quot;&amp;[.A1835]&amp;&quot; target &quot;&amp;[.B1835]&amp;&quot; ]&quot;" office:value-type="string" office:string-value="  edge [ source 330 target 832 ]" calcext:value-type="string">
            <text:p><text:s text:c="2"/>edge [ source 330 target 832 ]</text:p>
          </table:table-cell>
        </table:table-row>
        <table:table-row table:style-name="ro1">
          <table:table-cell table:formula="of:=[.A1835]+1" office:value-type="float" office:value="331" calcext:value-type="float">
            <text:p>331</text:p>
          </table:table-cell>
          <table:table-cell office:value-type="float" office:value="833" calcext:value-type="float">
            <text:p>833</text:p>
          </table:table-cell>
          <table:table-cell/>
          <table:table-cell table:formula="of:=&quot;  edge [ source &quot;&amp;[.A1836]&amp;&quot; target &quot;&amp;[.B1836]&amp;&quot; ]&quot;" office:value-type="string" office:string-value="  edge [ source 331 target 833 ]" calcext:value-type="string">
            <text:p><text:s text:c="2"/>edge [ source 331 target 833 ]</text:p>
          </table:table-cell>
        </table:table-row>
        <table:table-row table:style-name="ro1">
          <table:table-cell table:formula="of:=[.A1836]+4" office:value-type="float" office:value="335" calcext:value-type="float">
            <text:p>335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&quot;  edge [ source &quot;&amp;[.A1837]&amp;&quot; target &quot;&amp;[.B1837]&amp;&quot; ]&quot;" office:value-type="string" office:string-value="  edge [ source 335 target 834 ]" calcext:value-type="string">
            <text:p><text:s text:c="2"/>edge [ source 335 target 834 ]</text:p>
          </table:table-cell>
        </table:table-row>
        <table:table-row table:style-name="ro1">
          <table:table-cell table:formula="of:=[.A1837]+1" office:value-type="float" office:value="336" calcext:value-type="float">
            <text:p>336</text:p>
          </table:table-cell>
          <table:table-cell office:value-type="float" office:value="835" calcext:value-type="float">
            <text:p>835</text:p>
          </table:table-cell>
          <table:table-cell/>
          <table:table-cell table:formula="of:=&quot;  edge [ source &quot;&amp;[.A1838]&amp;&quot; target &quot;&amp;[.B1838]&amp;&quot; ]&quot;" office:value-type="string" office:string-value="  edge [ source 336 target 835 ]" calcext:value-type="string">
            <text:p><text:s text:c="2"/>edge [ source 336 target 835 ]</text:p>
          </table:table-cell>
        </table:table-row>
        <table:table-row table:style-name="ro1">
          <table:table-cell table:formula="of:=[.A1838]+4" office:value-type="float" office:value="340" calcext:value-type="float">
            <text:p>340</text:p>
          </table:table-cell>
          <table:table-cell office:value-type="float" office:value="836" calcext:value-type="float">
            <text:p>836</text:p>
          </table:table-cell>
          <table:table-cell/>
          <table:table-cell table:formula="of:=&quot;  edge [ source &quot;&amp;[.A1839]&amp;&quot; target &quot;&amp;[.B1839]&amp;&quot; ]&quot;" office:value-type="string" office:string-value="  edge [ source 340 target 836 ]" calcext:value-type="string">
            <text:p><text:s text:c="2"/>edge [ source 340 target 836 ]</text:p>
          </table:table-cell>
        </table:table-row>
        <table:table-row table:style-name="ro1">
          <table:table-cell table:formula="of:=[.A1839]+1" office:value-type="float" office:value="341" calcext:value-type="float">
            <text:p>341</text:p>
          </table:table-cell>
          <table:table-cell office:value-type="float" office:value="837" calcext:value-type="float">
            <text:p>837</text:p>
          </table:table-cell>
          <table:table-cell/>
          <table:table-cell table:formula="of:=&quot;  edge [ source &quot;&amp;[.A1840]&amp;&quot; target &quot;&amp;[.B1840]&amp;&quot; ]&quot;" office:value-type="string" office:string-value="  edge [ source 341 target 837 ]" calcext:value-type="string">
            <text:p><text:s text:c="2"/>edge [ source 341 target 837 ]</text:p>
          </table:table-cell>
        </table:table-row>
        <table:table-row table:style-name="ro1">
          <table:table-cell table:formula="of:=[.A1840]+4" office:value-type="float" office:value="345" calcext:value-type="float">
            <text:p>345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&quot;  edge [ source &quot;&amp;[.A1841]&amp;&quot; target &quot;&amp;[.B1841]&amp;&quot; ]&quot;" office:value-type="string" office:string-value="  edge [ source 345 target 838 ]" calcext:value-type="string">
            <text:p><text:s text:c="2"/>edge [ source 345 target 838 ]</text:p>
          </table:table-cell>
        </table:table-row>
        <table:table-row table:style-name="ro1">
          <table:table-cell table:formula="of:=[.A1841]+1" office:value-type="float" office:value="346" calcext:value-type="float">
            <text:p>346</text:p>
          </table:table-cell>
          <table:table-cell office:value-type="float" office:value="839" calcext:value-type="float">
            <text:p>839</text:p>
          </table:table-cell>
          <table:table-cell/>
          <table:table-cell table:formula="of:=&quot;  edge [ source &quot;&amp;[.A1842]&amp;&quot; target &quot;&amp;[.B1842]&amp;&quot; ]&quot;" office:value-type="string" office:string-value="  edge [ source 346 target 839 ]" calcext:value-type="string">
            <text:p><text:s text:c="2"/>edge [ source 346 target 839 ]</text:p>
          </table:table-cell>
        </table:table-row>
        <table:table-row table:style-name="ro1">
          <table:table-cell table:formula="of:=[.A1842]+4" office:value-type="float" office:value="350" calcext:value-type="float">
            <text:p>350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&quot;  edge [ source &quot;&amp;[.A1843]&amp;&quot; target &quot;&amp;[.B1843]&amp;&quot; ]&quot;" office:value-type="string" office:string-value="  edge [ source 350 target 840 ]" calcext:value-type="string">
            <text:p><text:s text:c="2"/>edge [ source 350 target 840 ]</text:p>
          </table:table-cell>
        </table:table-row>
        <table:table-row table:style-name="ro1">
          <table:table-cell table:formula="of:=[.A1843]+1" office:value-type="float" office:value="351" calcext:value-type="float">
            <text:p>351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&quot;  edge [ source &quot;&amp;[.A1844]&amp;&quot; target &quot;&amp;[.B1844]&amp;&quot; ]&quot;" office:value-type="string" office:string-value="  edge [ source 351 target 841 ]" calcext:value-type="string">
            <text:p><text:s text:c="2"/>edge [ source 351 target 841 ]</text:p>
          </table:table-cell>
        </table:table-row>
        <table:table-row table:style-name="ro1">
          <table:table-cell table:formula="of:=[.A1844]+4" office:value-type="float" office:value="355" calcext:value-type="float">
            <text:p>355</text:p>
          </table:table-cell>
          <table:table-cell office:value-type="float" office:value="842" calcext:value-type="float">
            <text:p>842</text:p>
          </table:table-cell>
          <table:table-cell/>
          <table:table-cell table:formula="of:=&quot;  edge [ source &quot;&amp;[.A1845]&amp;&quot; target &quot;&amp;[.B1845]&amp;&quot; ]&quot;" office:value-type="string" office:string-value="  edge [ source 355 target 842 ]" calcext:value-type="string">
            <text:p><text:s text:c="2"/>edge [ source 355 target 842 ]</text:p>
          </table:table-cell>
        </table:table-row>
        <table:table-row table:style-name="ro1">
          <table:table-cell table:formula="of:=[.A1845]+1" office:value-type="float" office:value="356" calcext:value-type="float">
            <text:p>356</text:p>
          </table:table-cell>
          <table:table-cell office:value-type="float" office:value="843" calcext:value-type="float">
            <text:p>843</text:p>
          </table:table-cell>
          <table:table-cell/>
          <table:table-cell table:formula="of:=&quot;  edge [ source &quot;&amp;[.A1846]&amp;&quot; target &quot;&amp;[.B1846]&amp;&quot; ]&quot;" office:value-type="string" office:string-value="  edge [ source 356 target 843 ]" calcext:value-type="string">
            <text:p><text:s text:c="2"/>edge [ source 356 target 843 ]</text:p>
          </table:table-cell>
        </table:table-row>
        <table:table-row table:style-name="ro1">
          <table:table-cell table:formula="of:=[.A1846]+4" office:value-type="float" office:value="360" calcext:value-type="float">
            <text:p>360</text:p>
          </table:table-cell>
          <table:table-cell office:value-type="float" office:value="844" calcext:value-type="float">
            <text:p>844</text:p>
          </table:table-cell>
          <table:table-cell/>
          <table:table-cell table:formula="of:=&quot;  edge [ source &quot;&amp;[.A1847]&amp;&quot; target &quot;&amp;[.B1847]&amp;&quot; ]&quot;" office:value-type="string" office:string-value="  edge [ source 360 target 844 ]" calcext:value-type="string">
            <text:p><text:s text:c="2"/>edge [ source 360 target 844 ]</text:p>
          </table:table-cell>
        </table:table-row>
        <table:table-row table:style-name="ro1">
          <table:table-cell table:formula="of:=[.A1847]+1" office:value-type="float" office:value="361" calcext:value-type="float">
            <text:p>361</text:p>
          </table:table-cell>
          <table:table-cell office:value-type="float" office:value="845" calcext:value-type="float">
            <text:p>845</text:p>
          </table:table-cell>
          <table:table-cell/>
          <table:table-cell table:formula="of:=&quot;  edge [ source &quot;&amp;[.A1848]&amp;&quot; target &quot;&amp;[.B1848]&amp;&quot; ]&quot;" office:value-type="string" office:string-value="  edge [ source 361 target 845 ]" calcext:value-type="string">
            <text:p><text:s text:c="2"/>edge [ source 361 target 845 ]</text:p>
          </table:table-cell>
        </table:table-row>
        <table:table-row table:style-name="ro1">
          <table:table-cell table:formula="of:=[.A1848]+4" office:value-type="float" office:value="365" calcext:value-type="float">
            <text:p>365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&quot;  edge [ source &quot;&amp;[.A1849]&amp;&quot; target &quot;&amp;[.B1849]&amp;&quot; ]&quot;" office:value-type="string" office:string-value="  edge [ source 365 target 846 ]" calcext:value-type="string">
            <text:p><text:s text:c="2"/>edge [ source 365 target 846 ]</text:p>
          </table:table-cell>
        </table:table-row>
        <table:table-row table:style-name="ro1">
          <table:table-cell table:formula="of:=[.A1849]+1" office:value-type="float" office:value="366" calcext:value-type="float">
            <text:p>366</text:p>
          </table:table-cell>
          <table:table-cell office:value-type="float" office:value="847" calcext:value-type="float">
            <text:p>847</text:p>
          </table:table-cell>
          <table:table-cell/>
          <table:table-cell table:formula="of:=&quot;  edge [ source &quot;&amp;[.A1850]&amp;&quot; target &quot;&amp;[.B1850]&amp;&quot; ]&quot;" office:value-type="string" office:string-value="  edge [ source 366 target 847 ]" calcext:value-type="string">
            <text:p><text:s text:c="2"/>edge [ source 366 target 847 ]</text:p>
          </table:table-cell>
        </table:table-row>
        <table:table-row table:style-name="ro1">
          <table:table-cell table:formula="of:=[.A1850]+4" office:value-type="float" office:value="370" calcext:value-type="float">
            <text:p>370</text:p>
          </table:table-cell>
          <table:table-cell office:value-type="float" office:value="848" calcext:value-type="float">
            <text:p>848</text:p>
          </table:table-cell>
          <table:table-cell/>
          <table:table-cell table:formula="of:=&quot;  edge [ source &quot;&amp;[.A1851]&amp;&quot; target &quot;&amp;[.B1851]&amp;&quot; ]&quot;" office:value-type="string" office:string-value="  edge [ source 370 target 848 ]" calcext:value-type="string">
            <text:p><text:s text:c="2"/>edge [ source 370 target 848 ]</text:p>
          </table:table-cell>
        </table:table-row>
        <table:table-row table:style-name="ro1">
          <table:table-cell table:formula="of:=[.A1851]+1" office:value-type="float" office:value="371" calcext:value-type="float">
            <text:p>371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&quot;  edge [ source &quot;&amp;[.A1852]&amp;&quot; target &quot;&amp;[.B1852]&amp;&quot; ]&quot;" office:value-type="string" office:string-value="  edge [ source 371 target 849 ]" calcext:value-type="string">
            <text:p><text:s text:c="2"/>edge [ source 371 target 849 ]</text:p>
          </table:table-cell>
        </table:table-row>
        <table:table-row table:style-name="ro1">
          <table:table-cell table:formula="of:=[.A1852]+4" office:value-type="float" office:value="375" calcext:value-type="float">
            <text:p>375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&quot;  edge [ source &quot;&amp;[.A1853]&amp;&quot; target &quot;&amp;[.B1853]&amp;&quot; ]&quot;" office:value-type="string" office:string-value="  edge [ source 375 target 850 ]" calcext:value-type="string">
            <text:p><text:s text:c="2"/>edge [ source 375 target 850 ]</text:p>
          </table:table-cell>
        </table:table-row>
        <table:table-row table:style-name="ro1">
          <table:table-cell table:formula="of:=[.A1853]+1" office:value-type="float" office:value="376" calcext:value-type="float">
            <text:p>376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&quot;  edge [ source &quot;&amp;[.A1854]&amp;&quot; target &quot;&amp;[.B1854]&amp;&quot; ]&quot;" office:value-type="string" office:string-value="  edge [ source 376 target 851 ]" calcext:value-type="string">
            <text:p><text:s text:c="2"/>edge [ source 376 target 851 ]</text:p>
          </table:table-cell>
        </table:table-row>
        <table:table-row table:style-name="ro1">
          <table:table-cell table:formula="of:=[.A1854]+4"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&quot;  edge [ source &quot;&amp;[.A1855]&amp;&quot; target &quot;&amp;[.B1855]&amp;&quot; ]&quot;" office:value-type="string" office:string-value="  edge [ source 380 target 852 ]" calcext:value-type="string">
            <text:p><text:s text:c="2"/>edge [ source 380 target 852 ]</text:p>
          </table:table-cell>
        </table:table-row>
        <table:table-row table:style-name="ro1">
          <table:table-cell table:formula="of:=[.A1855]+1" office:value-type="float" office:value="381" calcext:value-type="float">
            <text:p>381</text:p>
          </table:table-cell>
          <table:table-cell office:value-type="float" office:value="853" calcext:value-type="float">
            <text:p>853</text:p>
          </table:table-cell>
          <table:table-cell/>
          <table:table-cell table:formula="of:=&quot;  edge [ source &quot;&amp;[.A1856]&amp;&quot; target &quot;&amp;[.B1856]&amp;&quot; ]&quot;" office:value-type="string" office:string-value="  edge [ source 381 target 853 ]" calcext:value-type="string">
            <text:p><text:s text:c="2"/>edge [ source 381 target 853 ]</text:p>
          </table:table-cell>
        </table:table-row>
        <table:table-row table:style-name="ro1">
          <table:table-cell table:formula="of:=[.A1856]+4" office:value-type="float" office:value="385" calcext:value-type="float">
            <text:p>385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&quot;  edge [ source &quot;&amp;[.A1857]&amp;&quot; target &quot;&amp;[.B1857]&amp;&quot; ]&quot;" office:value-type="string" office:string-value="  edge [ source 385 target 854 ]" calcext:value-type="string">
            <text:p><text:s text:c="2"/>edge [ source 385 target 854 ]</text:p>
          </table:table-cell>
        </table:table-row>
        <table:table-row table:style-name="ro1">
          <table:table-cell table:formula="of:=[.A1857]+1" office:value-type="float" office:value="386" calcext:value-type="float">
            <text:p>386</text:p>
          </table:table-cell>
          <table:table-cell office:value-type="float" office:value="855" calcext:value-type="float">
            <text:p>855</text:p>
          </table:table-cell>
          <table:table-cell/>
          <table:table-cell table:formula="of:=&quot;  edge [ source &quot;&amp;[.A1858]&amp;&quot; target &quot;&amp;[.B1858]&amp;&quot; ]&quot;" office:value-type="string" office:string-value="  edge [ source 386 target 855 ]" calcext:value-type="string">
            <text:p><text:s text:c="2"/>edge [ source 386 target 855 ]</text:p>
          </table:table-cell>
        </table:table-row>
        <table:table-row table:style-name="ro1">
          <table:table-cell table:formula="of:=[.A1858]+4" office:value-type="float" office:value="390" calcext:value-type="float">
            <text:p>390</text:p>
          </table:table-cell>
          <table:table-cell office:value-type="float" office:value="856" calcext:value-type="float">
            <text:p>856</text:p>
          </table:table-cell>
          <table:table-cell/>
          <table:table-cell table:formula="of:=&quot;  edge [ source &quot;&amp;[.A1859]&amp;&quot; target &quot;&amp;[.B1859]&amp;&quot; ]&quot;" office:value-type="string" office:string-value="  edge [ source 390 target 856 ]" calcext:value-type="string">
            <text:p><text:s text:c="2"/>edge [ source 390 target 856 ]</text:p>
          </table:table-cell>
        </table:table-row>
        <table:table-row table:style-name="ro1">
          <table:table-cell table:formula="of:=[.A1859]+1" office:value-type="float" office:value="391" calcext:value-type="float">
            <text:p>391</text:p>
          </table:table-cell>
          <table:table-cell office:value-type="float" office:value="857" calcext:value-type="float">
            <text:p>857</text:p>
          </table:table-cell>
          <table:table-cell/>
          <table:table-cell table:formula="of:=&quot;  edge [ source &quot;&amp;[.A1860]&amp;&quot; target &quot;&amp;[.B1860]&amp;&quot; ]&quot;" office:value-type="string" office:string-value="  edge [ source 391 target 857 ]" calcext:value-type="string">
            <text:p><text:s text:c="2"/>edge [ source 391 target 857 ]</text:p>
          </table:table-cell>
        </table:table-row>
        <table:table-row table:style-name="ro1">
          <table:table-cell table:formula="of:=[.A1860]+4" office:value-type="float" office:value="395" calcext:value-type="float">
            <text:p>395</text:p>
          </table:table-cell>
          <table:table-cell office:value-type="float" office:value="858" calcext:value-type="float">
            <text:p>858</text:p>
          </table:table-cell>
          <table:table-cell/>
          <table:table-cell table:formula="of:=&quot;  edge [ source &quot;&amp;[.A1861]&amp;&quot; target &quot;&amp;[.B1861]&amp;&quot; ]&quot;" office:value-type="string" office:string-value="  edge [ source 395 target 858 ]" calcext:value-type="string">
            <text:p><text:s text:c="2"/>edge [ source 395 target 858 ]</text:p>
          </table:table-cell>
        </table:table-row>
        <table:table-row table:style-name="ro1">
          <table:table-cell table:formula="of:=[.A1861]+1" office:value-type="float" office:value="396" calcext:value-type="float">
            <text:p>396</text:p>
          </table:table-cell>
          <table:table-cell office:value-type="float" office:value="859" calcext:value-type="float">
            <text:p>859</text:p>
          </table:table-cell>
          <table:table-cell/>
          <table:table-cell table:formula="of:=&quot;  edge [ source &quot;&amp;[.A1862]&amp;&quot; target &quot;&amp;[.B1862]&amp;&quot; ]&quot;" office:value-type="string" office:string-value="  edge [ source 396 target 859 ]" calcext:value-type="string">
            <text:p><text:s text:c="2"/>edge [ source 396 target 859 ]</text:p>
          </table:table-cell>
        </table:table-row>
        <table:table-row table:style-name="ro1">
          <table:table-cell table:formula="of:=[.A1862]+4" office:value-type="float" office:value="400" calcext:value-type="float">
            <text:p>400</text:p>
          </table:table-cell>
          <table:table-cell office:value-type="float" office:value="860" calcext:value-type="float">
            <text:p>860</text:p>
          </table:table-cell>
          <table:table-cell/>
          <table:table-cell table:formula="of:=&quot;  edge [ source &quot;&amp;[.A1863]&amp;&quot; target &quot;&amp;[.B1863]&amp;&quot; ]&quot;" office:value-type="string" office:string-value="  edge [ source 400 target 860 ]" calcext:value-type="string">
            <text:p><text:s text:c="2"/>edge [ source 400 target 860 ]</text:p>
          </table:table-cell>
        </table:table-row>
        <table:table-row table:style-name="ro1">
          <table:table-cell table:formula="of:=[.A1863]+1" office:value-type="float" office:value="401" calcext:value-type="float">
            <text:p>401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&quot;  edge [ source &quot;&amp;[.A1864]&amp;&quot; target &quot;&amp;[.B1864]&amp;&quot; ]&quot;" office:value-type="string" office:string-value="  edge [ source 401 target 861 ]" calcext:value-type="string">
            <text:p><text:s text:c="2"/>edge [ source 401 target 861 ]</text:p>
          </table:table-cell>
        </table:table-row>
        <table:table-row table:style-name="ro1">
          <table:table-cell table:formula="of:=[.A1864]+4" office:value-type="float" office:value="405" calcext:value-type="float">
            <text:p>405</text:p>
          </table:table-cell>
          <table:table-cell office:value-type="float" office:value="862" calcext:value-type="float">
            <text:p>862</text:p>
          </table:table-cell>
          <table:table-cell/>
          <table:table-cell table:formula="of:=&quot;  edge [ source &quot;&amp;[.A1865]&amp;&quot; target &quot;&amp;[.B1865]&amp;&quot; ]&quot;" office:value-type="string" office:string-value="  edge [ source 405 target 862 ]" calcext:value-type="string">
            <text:p><text:s text:c="2"/>edge [ source 405 target 862 ]</text:p>
          </table:table-cell>
        </table:table-row>
        <table:table-row table:style-name="ro1">
          <table:table-cell table:formula="of:=[.A1865]+1" office:value-type="float" office:value="406" calcext:value-type="float">
            <text:p>406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&quot;  edge [ source &quot;&amp;[.A1866]&amp;&quot; target &quot;&amp;[.B1866]&amp;&quot; ]&quot;" office:value-type="string" office:string-value="  edge [ source 406 target 863 ]" calcext:value-type="string">
            <text:p><text:s text:c="2"/>edge [ source 406 target 863 ]</text:p>
          </table:table-cell>
        </table:table-row>
        <table:table-row table:style-name="ro1">
          <table:table-cell table:formula="of:=[.A1866]+4" office:value-type="float" office:value="410" calcext:value-type="float">
            <text:p>410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&quot;  edge [ source &quot;&amp;[.A1867]&amp;&quot; target &quot;&amp;[.B1867]&amp;&quot; ]&quot;" office:value-type="string" office:string-value="  edge [ source 410 target 864 ]" calcext:value-type="string">
            <text:p><text:s text:c="2"/>edge [ source 410 target 864 ]</text:p>
          </table:table-cell>
        </table:table-row>
        <table:table-row table:style-name="ro1">
          <table:table-cell table:formula="of:=[.A1867]+1" office:value-type="float" office:value="411" calcext:value-type="float">
            <text:p>411</text:p>
          </table:table-cell>
          <table:table-cell office:value-type="float" office:value="865" calcext:value-type="float">
            <text:p>865</text:p>
          </table:table-cell>
          <table:table-cell/>
          <table:table-cell table:formula="of:=&quot;  edge [ source &quot;&amp;[.A1868]&amp;&quot; target &quot;&amp;[.B1868]&amp;&quot; ]&quot;" office:value-type="string" office:string-value="  edge [ source 411 target 865 ]" calcext:value-type="string">
            <text:p><text:s text:c="2"/>edge [ source 411 target 865 ]</text:p>
          </table:table-cell>
        </table:table-row>
        <table:table-row table:style-name="ro1">
          <table:table-cell table:formula="of:=[.A1868]+4" office:value-type="float" office:value="415" calcext:value-type="float">
            <text:p>415</text:p>
          </table:table-cell>
          <table:table-cell office:value-type="float" office:value="866" calcext:value-type="float">
            <text:p>866</text:p>
          </table:table-cell>
          <table:table-cell/>
          <table:table-cell table:formula="of:=&quot;  edge [ source &quot;&amp;[.A1869]&amp;&quot; target &quot;&amp;[.B1869]&amp;&quot; ]&quot;" office:value-type="string" office:string-value="  edge [ source 415 target 866 ]" calcext:value-type="string">
            <text:p><text:s text:c="2"/>edge [ source 415 target 866 ]</text:p>
          </table:table-cell>
        </table:table-row>
        <table:table-row table:style-name="ro1">
          <table:table-cell table:formula="of:=[.A1869]+1" office:value-type="float" office:value="416" calcext:value-type="float">
            <text:p>416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&quot;  edge [ source &quot;&amp;[.A1870]&amp;&quot; target &quot;&amp;[.B1870]&amp;&quot; ]&quot;" office:value-type="string" office:string-value="  edge [ source 416 target 867 ]" calcext:value-type="string">
            <text:p><text:s text:c="2"/>edge [ source 416 target 867 ]</text:p>
          </table:table-cell>
        </table:table-row>
        <table:table-row table:style-name="ro1">
          <table:table-cell table:formula="of:=[.A1870]+4" office:value-type="float" office:value="420" calcext:value-type="float">
            <text:p>420</text:p>
          </table:table-cell>
          <table:table-cell office:value-type="float" office:value="868" calcext:value-type="float">
            <text:p>868</text:p>
          </table:table-cell>
          <table:table-cell/>
          <table:table-cell table:formula="of:=&quot;  edge [ source &quot;&amp;[.A1871]&amp;&quot; target &quot;&amp;[.B1871]&amp;&quot; ]&quot;" office:value-type="string" office:string-value="  edge [ source 420 target 868 ]" calcext:value-type="string">
            <text:p><text:s text:c="2"/>edge [ source 420 target 868 ]</text:p>
          </table:table-cell>
        </table:table-row>
        <table:table-row table:style-name="ro1">
          <table:table-cell table:formula="of:=[.A1871]+1" office:value-type="float" office:value="421" calcext:value-type="float">
            <text:p>421</text:p>
          </table:table-cell>
          <table:table-cell office:value-type="float" office:value="869" calcext:value-type="float">
            <text:p>869</text:p>
          </table:table-cell>
          <table:table-cell/>
          <table:table-cell table:formula="of:=&quot;  edge [ source &quot;&amp;[.A1872]&amp;&quot; target &quot;&amp;[.B1872]&amp;&quot; ]&quot;" office:value-type="string" office:string-value="  edge [ source 421 target 869 ]" calcext:value-type="string">
            <text:p><text:s text:c="2"/>edge [ source 421 target 869 ]</text:p>
          </table:table-cell>
        </table:table-row>
        <table:table-row table:style-name="ro1">
          <table:table-cell table:formula="of:=[.A1872]+4" office:value-type="float" office:value="425" calcext:value-type="float">
            <text:p>425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&quot;  edge [ source &quot;&amp;[.A1873]&amp;&quot; target &quot;&amp;[.B1873]&amp;&quot; ]&quot;" office:value-type="string" office:string-value="  edge [ source 425 target 870 ]" calcext:value-type="string">
            <text:p><text:s text:c="2"/>edge [ source 425 target 870 ]</text:p>
          </table:table-cell>
        </table:table-row>
        <table:table-row table:style-name="ro1">
          <table:table-cell table:formula="of:=[.A1873]+1" office:value-type="float" office:value="426" calcext:value-type="float">
            <text:p>426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&quot;  edge [ source &quot;&amp;[.A1874]&amp;&quot; target &quot;&amp;[.B1874]&amp;&quot; ]&quot;" office:value-type="string" office:string-value="  edge [ source 426 target 871 ]" calcext:value-type="string">
            <text:p><text:s text:c="2"/>edge [ source 426 target 871 ]</text:p>
          </table:table-cell>
        </table:table-row>
        <table:table-row table:style-name="ro1">
          <table:table-cell table:formula="of:=[.A1874]+4" office:value-type="float" office:value="430" calcext:value-type="float">
            <text:p>430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&quot;  edge [ source &quot;&amp;[.A1875]&amp;&quot; target &quot;&amp;[.B1875]&amp;&quot; ]&quot;" office:value-type="string" office:string-value="  edge [ source 430 target 872 ]" calcext:value-type="string">
            <text:p><text:s text:c="2"/>edge [ source 430 target 872 ]</text:p>
          </table:table-cell>
        </table:table-row>
        <table:table-row table:style-name="ro1">
          <table:table-cell table:formula="of:=[.A1875]+1" office:value-type="float" office:value="431" calcext:value-type="float">
            <text:p>431</text:p>
          </table:table-cell>
          <table:table-cell office:value-type="float" office:value="873" calcext:value-type="float">
            <text:p>873</text:p>
          </table:table-cell>
          <table:table-cell/>
          <table:table-cell table:formula="of:=&quot;  edge [ source &quot;&amp;[.A1876]&amp;&quot; target &quot;&amp;[.B1876]&amp;&quot; ]&quot;" office:value-type="string" office:string-value="  edge [ source 431 target 873 ]" calcext:value-type="string">
            <text:p><text:s text:c="2"/>edge [ source 431 target 873 ]</text:p>
          </table:table-cell>
        </table:table-row>
        <table:table-row table:style-name="ro1">
          <table:table-cell table:formula="of:=[.A1876]+4" office:value-type="float" office:value="435" calcext:value-type="float">
            <text:p>435</text:p>
          </table:table-cell>
          <table:table-cell office:value-type="float" office:value="874" calcext:value-type="float">
            <text:p>874</text:p>
          </table:table-cell>
          <table:table-cell/>
          <table:table-cell table:formula="of:=&quot;  edge [ source &quot;&amp;[.A1877]&amp;&quot; target &quot;&amp;[.B1877]&amp;&quot; ]&quot;" office:value-type="string" office:string-value="  edge [ source 435 target 874 ]" calcext:value-type="string">
            <text:p><text:s text:c="2"/>edge [ source 435 target 874 ]</text:p>
          </table:table-cell>
        </table:table-row>
        <table:table-row table:style-name="ro1">
          <table:table-cell table:formula="of:=[.A1877]+1" office:value-type="float" office:value="436" calcext:value-type="float">
            <text:p>436</text:p>
          </table:table-cell>
          <table:table-cell office:value-type="float" office:value="875" calcext:value-type="float">
            <text:p>875</text:p>
          </table:table-cell>
          <table:table-cell/>
          <table:table-cell table:formula="of:=&quot;  edge [ source &quot;&amp;[.A1878]&amp;&quot; target &quot;&amp;[.B1878]&amp;&quot; ]&quot;" office:value-type="string" office:string-value="  edge [ source 436 target 875 ]" calcext:value-type="string">
            <text:p><text:s text:c="2"/>edge [ source 436 target 875 ]</text:p>
          </table:table-cell>
        </table:table-row>
        <table:table-row table:style-name="ro1">
          <table:table-cell table:formula="of:=[.A1878]+4" office:value-type="float" office:value="440" calcext:value-type="float">
            <text:p>440</text:p>
          </table:table-cell>
          <table:table-cell office:value-type="float" office:value="876" calcext:value-type="float">
            <text:p>876</text:p>
          </table:table-cell>
          <table:table-cell/>
          <table:table-cell table:formula="of:=&quot;  edge [ source &quot;&amp;[.A1879]&amp;&quot; target &quot;&amp;[.B1879]&amp;&quot; ]&quot;" office:value-type="string" office:string-value="  edge [ source 440 target 876 ]" calcext:value-type="string">
            <text:p><text:s text:c="2"/>edge [ source 440 target 876 ]</text:p>
          </table:table-cell>
        </table:table-row>
        <table:table-row table:style-name="ro1">
          <table:table-cell table:formula="of:=[.A1879]+1" office:value-type="float" office:value="441" calcext:value-type="float">
            <text:p>441</text:p>
          </table:table-cell>
          <table:table-cell office:value-type="float" office:value="877" calcext:value-type="float">
            <text:p>877</text:p>
          </table:table-cell>
          <table:table-cell/>
          <table:table-cell table:formula="of:=&quot;  edge [ source &quot;&amp;[.A1880]&amp;&quot; target &quot;&amp;[.B1880]&amp;&quot; ]&quot;" office:value-type="string" office:string-value="  edge [ source 441 target 877 ]" calcext:value-type="string">
            <text:p><text:s text:c="2"/>edge [ source 441 target 877 ]</text:p>
          </table:table-cell>
        </table:table-row>
        <table:table-row table:style-name="ro1">
          <table:table-cell table:formula="of:=[.A1880]+4" office:value-type="float" office:value="445" calcext:value-type="float">
            <text:p>445</text:p>
          </table:table-cell>
          <table:table-cell office:value-type="float" office:value="878" calcext:value-type="float">
            <text:p>878</text:p>
          </table:table-cell>
          <table:table-cell/>
          <table:table-cell table:formula="of:=&quot;  edge [ source &quot;&amp;[.A1881]&amp;&quot; target &quot;&amp;[.B1881]&amp;&quot; ]&quot;" office:value-type="string" office:string-value="  edge [ source 445 target 878 ]" calcext:value-type="string">
            <text:p><text:s text:c="2"/>edge [ source 445 target 878 ]</text:p>
          </table:table-cell>
        </table:table-row>
        <table:table-row table:style-name="ro1">
          <table:table-cell table:formula="of:=[.A1881]+1" office:value-type="float" office:value="446" calcext:value-type="float">
            <text:p>446</text:p>
          </table:table-cell>
          <table:table-cell office:value-type="float" office:value="879" calcext:value-type="float">
            <text:p>879</text:p>
          </table:table-cell>
          <table:table-cell/>
          <table:table-cell table:formula="of:=&quot;  edge [ source &quot;&amp;[.A1882]&amp;&quot; target &quot;&amp;[.B1882]&amp;&quot; ]&quot;" office:value-type="string" office:string-value="  edge [ source 446 target 879 ]" calcext:value-type="string">
            <text:p><text:s text:c="2"/>edge [ source 446 target 879 ]</text:p>
          </table:table-cell>
        </table:table-row>
        <table:table-row table:style-name="ro1">
          <table:table-cell table:formula="of:=[.A1882]+4" office:value-type="float" office:value="450" calcext:value-type="float">
            <text:p>450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&quot;  edge [ source &quot;&amp;[.A1883]&amp;&quot; target &quot;&amp;[.B1883]&amp;&quot; ]&quot;" office:value-type="string" office:string-value="  edge [ source 450 target 880 ]" calcext:value-type="string">
            <text:p><text:s text:c="2"/>edge [ source 450 target 880 ]</text:p>
          </table:table-cell>
        </table:table-row>
        <table:table-row table:style-name="ro1">
          <table:table-cell table:formula="of:=[.A1883]+1" office:value-type="float" office:value="451" calcext:value-type="float">
            <text:p>451</text:p>
          </table:table-cell>
          <table:table-cell office:value-type="float" office:value="881" calcext:value-type="float">
            <text:p>881</text:p>
          </table:table-cell>
          <table:table-cell/>
          <table:table-cell table:formula="of:=&quot;  edge [ source &quot;&amp;[.A1884]&amp;&quot; target &quot;&amp;[.B1884]&amp;&quot; ]&quot;" office:value-type="string" office:string-value="  edge [ source 451 target 881 ]" calcext:value-type="string">
            <text:p><text:s text:c="2"/>edge [ source 451 target 881 ]</text:p>
          </table:table-cell>
        </table:table-row>
        <table:table-row table:style-name="ro1">
          <table:table-cell table:formula="of:=[.A1884]+4" office:value-type="float" office:value="455" calcext:value-type="float">
            <text:p>455</text:p>
          </table:table-cell>
          <table:table-cell office:value-type="float" office:value="882" calcext:value-type="float">
            <text:p>882</text:p>
          </table:table-cell>
          <table:table-cell/>
          <table:table-cell table:formula="of:=&quot;  edge [ source &quot;&amp;[.A1885]&amp;&quot; target &quot;&amp;[.B1885]&amp;&quot; ]&quot;" office:value-type="string" office:string-value="  edge [ source 455 target 882 ]" calcext:value-type="string">
            <text:p><text:s text:c="2"/>edge [ source 455 target 882 ]</text:p>
          </table:table-cell>
        </table:table-row>
        <table:table-row table:style-name="ro1">
          <table:table-cell table:formula="of:=[.A1885]+1" office:value-type="float" office:value="456" calcext:value-type="float">
            <text:p>456</text:p>
          </table:table-cell>
          <table:table-cell office:value-type="float" office:value="883" calcext:value-type="float">
            <text:p>883</text:p>
          </table:table-cell>
          <table:table-cell/>
          <table:table-cell table:formula="of:=&quot;  edge [ source &quot;&amp;[.A1886]&amp;&quot; target &quot;&amp;[.B1886]&amp;&quot; ]&quot;" office:value-type="string" office:string-value="  edge [ source 456 target 883 ]" calcext:value-type="string">
            <text:p><text:s text:c="2"/>edge [ source 456 target 883 ]</text:p>
          </table:table-cell>
        </table:table-row>
        <table:table-row table:style-name="ro1">
          <table:table-cell table:formula="of:=[.A1886]+4" office:value-type="float" office:value="460" calcext:value-type="float">
            <text:p>460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&quot;  edge [ source &quot;&amp;[.A1887]&amp;&quot; target &quot;&amp;[.B1887]&amp;&quot; ]&quot;" office:value-type="string" office:string-value="  edge [ source 460 target 884 ]" calcext:value-type="string">
            <text:p><text:s text:c="2"/>edge [ source 460 target 884 ]</text:p>
          </table:table-cell>
        </table:table-row>
        <table:table-row table:style-name="ro1">
          <table:table-cell table:formula="of:=[.A1887]+1" office:value-type="float" office:value="461" calcext:value-type="float">
            <text:p>46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&quot;  edge [ source &quot;&amp;[.A1888]&amp;&quot; target &quot;&amp;[.B1888]&amp;&quot; ]&quot;" office:value-type="string" office:string-value="  edge [ source 461 target 885 ]" calcext:value-type="string">
            <text:p><text:s text:c="2"/>edge [ source 461 target 885 ]</text:p>
          </table:table-cell>
        </table:table-row>
        <table:table-row table:style-name="ro1">
          <table:table-cell table:formula="of:=[.A1888]+4" office:value-type="float" office:value="465" calcext:value-type="float">
            <text:p>465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&quot;  edge [ source &quot;&amp;[.A1889]&amp;&quot; target &quot;&amp;[.B1889]&amp;&quot; ]&quot;" office:value-type="string" office:string-value="  edge [ source 465 target 886 ]" calcext:value-type="string">
            <text:p><text:s text:c="2"/>edge [ source 465 target 886 ]</text:p>
          </table:table-cell>
        </table:table-row>
        <table:table-row table:style-name="ro1">
          <table:table-cell table:formula="of:=[.A1889]+1" office:value-type="float" office:value="466" calcext:value-type="float">
            <text:p>466</text:p>
          </table:table-cell>
          <table:table-cell office:value-type="float" office:value="887" calcext:value-type="float">
            <text:p>887</text:p>
          </table:table-cell>
          <table:table-cell/>
          <table:table-cell table:formula="of:=&quot;  edge [ source &quot;&amp;[.A1890]&amp;&quot; target &quot;&amp;[.B1890]&amp;&quot; ]&quot;" office:value-type="string" office:string-value="  edge [ source 466 target 887 ]" calcext:value-type="string">
            <text:p><text:s text:c="2"/>edge [ source 466 target 887 ]</text:p>
          </table:table-cell>
        </table:table-row>
        <table:table-row table:style-name="ro1">
          <table:table-cell table:formula="of:=[.A1890]+4" office:value-type="float" office:value="470" calcext:value-type="float">
            <text:p>470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&quot;  edge [ source &quot;&amp;[.A1891]&amp;&quot; target &quot;&amp;[.B1891]&amp;&quot; ]&quot;" office:value-type="string" office:string-value="  edge [ source 470 target 888 ]" calcext:value-type="string">
            <text:p><text:s text:c="2"/>edge [ source 470 target 888 ]</text:p>
          </table:table-cell>
        </table:table-row>
        <table:table-row table:style-name="ro1">
          <table:table-cell table:formula="of:=[.A1891]+1" office:value-type="float" office:value="471" calcext:value-type="float">
            <text:p>471</text:p>
          </table:table-cell>
          <table:table-cell office:value-type="float" office:value="889" calcext:value-type="float">
            <text:p>889</text:p>
          </table:table-cell>
          <table:table-cell/>
          <table:table-cell table:formula="of:=&quot;  edge [ source &quot;&amp;[.A1892]&amp;&quot; target &quot;&amp;[.B1892]&amp;&quot; ]&quot;" office:value-type="string" office:string-value="  edge [ source 471 target 889 ]" calcext:value-type="string">
            <text:p><text:s text:c="2"/>edge [ source 471 target 889 ]</text:p>
          </table:table-cell>
        </table:table-row>
        <table:table-row table:style-name="ro1">
          <table:table-cell table:formula="of:=[.A1892]+4" office:value-type="float" office:value="475" calcext:value-type="float">
            <text:p>475</text:p>
          </table:table-cell>
          <table:table-cell office:value-type="float" office:value="890" calcext:value-type="float">
            <text:p>890</text:p>
          </table:table-cell>
          <table:table-cell/>
          <table:table-cell table:formula="of:=&quot;  edge [ source &quot;&amp;[.A1893]&amp;&quot; target &quot;&amp;[.B1893]&amp;&quot; ]&quot;" office:value-type="string" office:string-value="  edge [ source 475 target 890 ]" calcext:value-type="string">
            <text:p><text:s text:c="2"/>edge [ source 475 target 890 ]</text:p>
          </table:table-cell>
        </table:table-row>
        <table:table-row table:style-name="ro1">
          <table:table-cell table:formula="of:=[.A1893]+1" office:value-type="float" office:value="476" calcext:value-type="float">
            <text:p>476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&quot;  edge [ source &quot;&amp;[.A1894]&amp;&quot; target &quot;&amp;[.B1894]&amp;&quot; ]&quot;" office:value-type="string" office:string-value="  edge [ source 476 target 891 ]" calcext:value-type="string">
            <text:p><text:s text:c="2"/>edge [ source 476 target 891 ]</text:p>
          </table:table-cell>
        </table:table-row>
        <table:table-row table:style-name="ro1">
          <table:table-cell table:formula="of:=[.A1894]+4" office:value-type="float" office:value="480" calcext:value-type="float">
            <text:p>480</text:p>
          </table:table-cell>
          <table:table-cell office:value-type="float" office:value="892" calcext:value-type="float">
            <text:p>892</text:p>
          </table:table-cell>
          <table:table-cell/>
          <table:table-cell table:formula="of:=&quot;  edge [ source &quot;&amp;[.A1895]&amp;&quot; target &quot;&amp;[.B1895]&amp;&quot; ]&quot;" office:value-type="string" office:string-value="  edge [ source 480 target 892 ]" calcext:value-type="string">
            <text:p><text:s text:c="2"/>edge [ source 480 target 892 ]</text:p>
          </table:table-cell>
        </table:table-row>
        <table:table-row table:style-name="ro1">
          <table:table-cell table:formula="of:=[.A1895]+1" office:value-type="float" office:value="481" calcext:value-type="float">
            <text:p>481</text:p>
          </table:table-cell>
          <table:table-cell office:value-type="float" office:value="893" calcext:value-type="float">
            <text:p>893</text:p>
          </table:table-cell>
          <table:table-cell/>
          <table:table-cell table:formula="of:=&quot;  edge [ source &quot;&amp;[.A1896]&amp;&quot; target &quot;&amp;[.B1896]&amp;&quot; ]&quot;" office:value-type="string" office:string-value="  edge [ source 481 target 893 ]" calcext:value-type="string">
            <text:p><text:s text:c="2"/>edge [ source 481 target 893 ]</text:p>
          </table:table-cell>
        </table:table-row>
        <table:table-row table:style-name="ro1">
          <table:table-cell table:formula="of:=[.A1896]+4" office:value-type="float" office:value="485" calcext:value-type="float">
            <text:p>485</text:p>
          </table:table-cell>
          <table:table-cell office:value-type="float" office:value="894" calcext:value-type="float">
            <text:p>894</text:p>
          </table:table-cell>
          <table:table-cell/>
          <table:table-cell table:formula="of:=&quot;  edge [ source &quot;&amp;[.A1897]&amp;&quot; target &quot;&amp;[.B1897]&amp;&quot; ]&quot;" office:value-type="string" office:string-value="  edge [ source 485 target 894 ]" calcext:value-type="string">
            <text:p><text:s text:c="2"/>edge [ source 485 target 894 ]</text:p>
          </table:table-cell>
        </table:table-row>
        <table:table-row table:style-name="ro1">
          <table:table-cell table:formula="of:=[.A1897]+1" office:value-type="float" office:value="486" calcext:value-type="float">
            <text:p>486</text:p>
          </table:table-cell>
          <table:table-cell office:value-type="float" office:value="895" calcext:value-type="float">
            <text:p>895</text:p>
          </table:table-cell>
          <table:table-cell/>
          <table:table-cell table:formula="of:=&quot;  edge [ source &quot;&amp;[.A1898]&amp;&quot; target &quot;&amp;[.B1898]&amp;&quot; ]&quot;" office:value-type="string" office:string-value="  edge [ source 486 target 895 ]" calcext:value-type="string">
            <text:p><text:s text:c="2"/>edge [ source 486 target 895 ]</text:p>
          </table:table-cell>
        </table:table-row>
        <table:table-row table:style-name="ro1">
          <table:table-cell table:formula="of:=[.A1898]+4" office:value-type="float" office:value="490" calcext:value-type="float">
            <text:p>490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&quot;  edge [ source &quot;&amp;[.A1899]&amp;&quot; target &quot;&amp;[.B1899]&amp;&quot; ]&quot;" office:value-type="string" office:string-value="  edge [ source 490 target 896 ]" calcext:value-type="string">
            <text:p><text:s text:c="2"/>edge [ source 490 target 896 ]</text:p>
          </table:table-cell>
        </table:table-row>
        <table:table-row table:style-name="ro1">
          <table:table-cell table:formula="of:=[.A1899]+1" office:value-type="float" office:value="491" calcext:value-type="float">
            <text:p>491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&quot;  edge [ source &quot;&amp;[.A1900]&amp;&quot; target &quot;&amp;[.B1900]&amp;&quot; ]&quot;" office:value-type="string" office:string-value="  edge [ source 491 target 897 ]" calcext:value-type="string">
            <text:p><text:s text:c="2"/>edge [ source 491 target 897 ]</text:p>
          </table:table-cell>
        </table:table-row>
        <table:table-row table:style-name="ro1">
          <table:table-cell table:formula="of:=[.A1900]+4" office:value-type="float" office:value="495" calcext:value-type="float">
            <text:p>495</text:p>
          </table:table-cell>
          <table:table-cell office:value-type="float" office:value="898" calcext:value-type="float">
            <text:p>898</text:p>
          </table:table-cell>
          <table:table-cell/>
          <table:table-cell table:formula="of:=&quot;  edge [ source &quot;&amp;[.A1901]&amp;&quot; target &quot;&amp;[.B1901]&amp;&quot; ]&quot;" office:value-type="string" office:string-value="  edge [ source 495 target 898 ]" calcext:value-type="string">
            <text:p><text:s text:c="2"/>edge [ source 495 target 898 ]</text:p>
          </table:table-cell>
        </table:table-row>
        <table:table-row table:style-name="ro1">
          <table:table-cell table:formula="of:=[.A1901]+1" office:value-type="float" office:value="496" calcext:value-type="float">
            <text:p>496</text:p>
          </table:table-cell>
          <table:table-cell office:value-type="float" office:value="899" calcext:value-type="float">
            <text:p>899</text:p>
          </table:table-cell>
          <table:table-cell/>
          <table:table-cell table:formula="of:=&quot;  edge [ source &quot;&amp;[.A1902]&amp;&quot; target &quot;&amp;[.B1902]&amp;&quot; ]&quot;" office:value-type="string" office:string-value="  edge [ source 496 target 899 ]" calcext:value-type="string">
            <text:p><text:s text:c="2"/>edge [ source 496 target 899 ]</text:p>
          </table:table-cell>
        </table:table-row>
        <table:table-row table:style-name="ro1">
          <table:table-cell table:formula="of:=[.A1902]+4"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&quot;  edge [ source &quot;&amp;[.A1903]&amp;&quot; target &quot;&amp;[.B1903]&amp;&quot; ]&quot;" office:value-type="string" office:string-value="  edge [ source 500 target 900 ]" calcext:value-type="string">
            <text:p><text:s text:c="2"/>edge [ source 500 target 900 ]</text:p>
          </table:table-cell>
        </table:table-row>
        <table:table-row table:style-name="ro1">
          <table:table-cell table:formula="of:=[.A1903]+1" office:value-type="float" office:value="501" calcext:value-type="float">
            <text:p>501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&quot;  edge [ source &quot;&amp;[.A1904]&amp;&quot; target &quot;&amp;[.B1904]&amp;&quot; ]&quot;" office:value-type="string" office:string-value="  edge [ source 501 target 901 ]" calcext:value-type="string">
            <text:p><text:s text:c="2"/>edge [ source 501 target 901 ]</text:p>
          </table:table-cell>
        </table:table-row>
        <table:table-row table:style-name="ro1">
          <table:table-cell table:formula="of:=[.A1904]+4" office:value-type="float" office:value="505" calcext:value-type="float">
            <text:p>505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&quot;  edge [ source &quot;&amp;[.A1905]&amp;&quot; target &quot;&amp;[.B1905]&amp;&quot; ]&quot;" office:value-type="string" office:string-value="  edge [ source 505 target 902 ]" calcext:value-type="string">
            <text:p><text:s text:c="2"/>edge [ source 505 target 902 ]</text:p>
          </table:table-cell>
        </table:table-row>
        <table:table-row table:style-name="ro1">
          <table:table-cell table:formula="of:=[.A1905]+1" office:value-type="float" office:value="506" calcext:value-type="float">
            <text:p>506</text:p>
          </table:table-cell>
          <table:table-cell office:value-type="float" office:value="903" calcext:value-type="float">
            <text:p>903</text:p>
          </table:table-cell>
          <table:table-cell/>
          <table:table-cell table:formula="of:=&quot;  edge [ source &quot;&amp;[.A1906]&amp;&quot; target &quot;&amp;[.B1906]&amp;&quot; ]&quot;" office:value-type="string" office:string-value="  edge [ source 506 target 903 ]" calcext:value-type="string">
            <text:p><text:s text:c="2"/>edge [ source 506 target 903 ]</text:p>
          </table:table-cell>
        </table:table-row>
        <table:table-row table:style-name="ro1">
          <table:table-cell table:formula="of:=[.A1906]+4" office:value-type="float" office:value="510" calcext:value-type="float">
            <text:p>510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&quot;  edge [ source &quot;&amp;[.A1907]&amp;&quot; target &quot;&amp;[.B1907]&amp;&quot; ]&quot;" office:value-type="string" office:string-value="  edge [ source 510 target 904 ]" calcext:value-type="string">
            <text:p><text:s text:c="2"/>edge [ source 510 target 904 ]</text:p>
          </table:table-cell>
        </table:table-row>
        <table:table-row table:style-name="ro1">
          <table:table-cell table:formula="of:=[.A1907]+1" office:value-type="float" office:value="511" calcext:value-type="float">
            <text:p>511</text:p>
          </table:table-cell>
          <table:table-cell office:value-type="float" office:value="905" calcext:value-type="float">
            <text:p>905</text:p>
          </table:table-cell>
          <table:table-cell/>
          <table:table-cell table:formula="of:=&quot;  edge [ source &quot;&amp;[.A1908]&amp;&quot; target &quot;&amp;[.B1908]&amp;&quot; ]&quot;" office:value-type="string" office:string-value="  edge [ source 511 target 905 ]" calcext:value-type="string">
            <text:p><text:s text:c="2"/>edge [ source 511 target 905 ]</text:p>
          </table:table-cell>
        </table:table-row>
        <table:table-row table:style-name="ro1">
          <table:table-cell table:formula="of:=[.A1908]+4" office:value-type="float" office:value="515" calcext:value-type="float">
            <text:p>515</text:p>
          </table:table-cell>
          <table:table-cell office:value-type="float" office:value="906" calcext:value-type="float">
            <text:p>906</text:p>
          </table:table-cell>
          <table:table-cell/>
          <table:table-cell table:formula="of:=&quot;  edge [ source &quot;&amp;[.A1909]&amp;&quot; target &quot;&amp;[.B1909]&amp;&quot; ]&quot;" office:value-type="string" office:string-value="  edge [ source 515 target 906 ]" calcext:value-type="string">
            <text:p><text:s text:c="2"/>edge [ source 515 target 906 ]</text:p>
          </table:table-cell>
        </table:table-row>
        <table:table-row table:style-name="ro1">
          <table:table-cell table:formula="of:=[.A1909]+1" office:value-type="float" office:value="516" calcext:value-type="float">
            <text:p>516</text:p>
          </table:table-cell>
          <table:table-cell office:value-type="float" office:value="907" calcext:value-type="float">
            <text:p>907</text:p>
          </table:table-cell>
          <table:table-cell/>
          <table:table-cell table:formula="of:=&quot;  edge [ source &quot;&amp;[.A1910]&amp;&quot; target &quot;&amp;[.B1910]&amp;&quot; ]&quot;" office:value-type="string" office:string-value="  edge [ source 516 target 907 ]" calcext:value-type="string">
            <text:p><text:s text:c="2"/>edge [ source 516 target 907 ]</text:p>
          </table:table-cell>
        </table:table-row>
        <table:table-row table:style-name="ro1">
          <table:table-cell table:formula="of:=[.A1910]+4" office:value-type="float" office:value="520" calcext:value-type="float">
            <text:p>520</text:p>
          </table:table-cell>
          <table:table-cell office:value-type="float" office:value="908" calcext:value-type="float">
            <text:p>908</text:p>
          </table:table-cell>
          <table:table-cell/>
          <table:table-cell table:formula="of:=&quot;  edge [ source &quot;&amp;[.A1911]&amp;&quot; target &quot;&amp;[.B1911]&amp;&quot; ]&quot;" office:value-type="string" office:string-value="  edge [ source 520 target 908 ]" calcext:value-type="string">
            <text:p><text:s text:c="2"/>edge [ source 520 target 908 ]</text:p>
          </table:table-cell>
        </table:table-row>
        <table:table-row table:style-name="ro1">
          <table:table-cell table:formula="of:=[.A1911]+1" office:value-type="float" office:value="521" calcext:value-type="float">
            <text:p>521</text:p>
          </table:table-cell>
          <table:table-cell office:value-type="float" office:value="909" calcext:value-type="float">
            <text:p>909</text:p>
          </table:table-cell>
          <table:table-cell/>
          <table:table-cell table:formula="of:=&quot;  edge [ source &quot;&amp;[.A1912]&amp;&quot; target &quot;&amp;[.B1912]&amp;&quot; ]&quot;" office:value-type="string" office:string-value="  edge [ source 521 target 909 ]" calcext:value-type="string">
            <text:p><text:s text:c="2"/>edge [ source 521 target 909 ]</text:p>
          </table:table-cell>
        </table:table-row>
        <table:table-row table:style-name="ro1">
          <table:table-cell table:formula="of:=[.A1912]+4" office:value-type="float" office:value="525" calcext:value-type="float">
            <text:p>525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&quot;  edge [ source &quot;&amp;[.A1913]&amp;&quot; target &quot;&amp;[.B1913]&amp;&quot; ]&quot;" office:value-type="string" office:string-value="  edge [ source 525 target 910 ]" calcext:value-type="string">
            <text:p><text:s text:c="2"/>edge [ source 525 target 910 ]</text:p>
          </table:table-cell>
        </table:table-row>
        <table:table-row table:style-name="ro1">
          <table:table-cell table:formula="of:=[.A1913]+1" office:value-type="float" office:value="526" calcext:value-type="float">
            <text:p>526</text:p>
          </table:table-cell>
          <table:table-cell office:value-type="float" office:value="911" calcext:value-type="float">
            <text:p>911</text:p>
          </table:table-cell>
          <table:table-cell/>
          <table:table-cell table:formula="of:=&quot;  edge [ source &quot;&amp;[.A1914]&amp;&quot; target &quot;&amp;[.B1914]&amp;&quot; ]&quot;" office:value-type="string" office:string-value="  edge [ source 526 target 911 ]" calcext:value-type="string">
            <text:p><text:s text:c="2"/>edge [ source 526 target 911 ]</text:p>
          </table:table-cell>
        </table:table-row>
        <table:table-row table:style-name="ro1">
          <table:table-cell table:formula="of:=[.A1914]+4" office:value-type="float" office:value="530" calcext:value-type="float">
            <text:p>530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&quot;  edge [ source &quot;&amp;[.A1915]&amp;&quot; target &quot;&amp;[.B1915]&amp;&quot; ]&quot;" office:value-type="string" office:string-value="  edge [ source 530 target 912 ]" calcext:value-type="string">
            <text:p><text:s text:c="2"/>edge [ source 530 target 912 ]</text:p>
          </table:table-cell>
        </table:table-row>
        <table:table-row table:style-name="ro1">
          <table:table-cell table:formula="of:=[.A1915]+1" office:value-type="float" office:value="531" calcext:value-type="float">
            <text:p>531</text:p>
          </table:table-cell>
          <table:table-cell office:value-type="float" office:value="913" calcext:value-type="float">
            <text:p>913</text:p>
          </table:table-cell>
          <table:table-cell/>
          <table:table-cell table:formula="of:=&quot;  edge [ source &quot;&amp;[.A1916]&amp;&quot; target &quot;&amp;[.B1916]&amp;&quot; ]&quot;" office:value-type="string" office:string-value="  edge [ source 531 target 913 ]" calcext:value-type="string">
            <text:p><text:s text:c="2"/>edge [ source 531 target 913 ]</text:p>
          </table:table-cell>
        </table:table-row>
        <table:table-row table:style-name="ro1">
          <table:table-cell table:formula="of:=[.A1916]+4" office:value-type="float" office:value="535" calcext:value-type="float">
            <text:p>535</text:p>
          </table:table-cell>
          <table:table-cell office:value-type="float" office:value="914" calcext:value-type="float">
            <text:p>914</text:p>
          </table:table-cell>
          <table:table-cell/>
          <table:table-cell table:formula="of:=&quot;  edge [ source &quot;&amp;[.A1917]&amp;&quot; target &quot;&amp;[.B1917]&amp;&quot; ]&quot;" office:value-type="string" office:string-value="  edge [ source 535 target 914 ]" calcext:value-type="string">
            <text:p><text:s text:c="2"/>edge [ source 535 target 914 ]</text:p>
          </table:table-cell>
        </table:table-row>
        <table:table-row table:style-name="ro1">
          <table:table-cell table:formula="of:=[.A1917]+1" office:value-type="float" office:value="536" calcext:value-type="float">
            <text:p>536</text:p>
          </table:table-cell>
          <table:table-cell office:value-type="float" office:value="915" calcext:value-type="float">
            <text:p>915</text:p>
          </table:table-cell>
          <table:table-cell/>
          <table:table-cell table:formula="of:=&quot;  edge [ source &quot;&amp;[.A1918]&amp;&quot; target &quot;&amp;[.B1918]&amp;&quot; ]&quot;" office:value-type="string" office:string-value="  edge [ source 536 target 915 ]" calcext:value-type="string">
            <text:p><text:s text:c="2"/>edge [ source 536 target 915 ]</text:p>
          </table:table-cell>
        </table:table-row>
        <table:table-row table:style-name="ro1">
          <table:table-cell table:formula="of:=[.A1918]+4" office:value-type="float" office:value="540" calcext:value-type="float">
            <text:p>540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&quot;  edge [ source &quot;&amp;[.A1919]&amp;&quot; target &quot;&amp;[.B1919]&amp;&quot; ]&quot;" office:value-type="string" office:string-value="  edge [ source 540 target 916 ]" calcext:value-type="string">
            <text:p><text:s text:c="2"/>edge [ source 540 target 916 ]</text:p>
          </table:table-cell>
        </table:table-row>
        <table:table-row table:style-name="ro1">
          <table:table-cell table:formula="of:=[.A1919]+1" office:value-type="float" office:value="541" calcext:value-type="float">
            <text:p>541</text:p>
          </table:table-cell>
          <table:table-cell office:value-type="float" office:value="917" calcext:value-type="float">
            <text:p>917</text:p>
          </table:table-cell>
          <table:table-cell/>
          <table:table-cell table:formula="of:=&quot;  edge [ source &quot;&amp;[.A1920]&amp;&quot; target &quot;&amp;[.B1920]&amp;&quot; ]&quot;" office:value-type="string" office:string-value="  edge [ source 541 target 917 ]" calcext:value-type="string">
            <text:p><text:s text:c="2"/>edge [ source 541 target 917 ]</text:p>
          </table:table-cell>
        </table:table-row>
        <table:table-row table:style-name="ro1">
          <table:table-cell table:formula="of:=[.A1920]+4" office:value-type="float" office:value="545" calcext:value-type="float">
            <text:p>545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&quot;  edge [ source &quot;&amp;[.A1921]&amp;&quot; target &quot;&amp;[.B1921]&amp;&quot; ]&quot;" office:value-type="string" office:string-value="  edge [ source 545 target 918 ]" calcext:value-type="string">
            <text:p><text:s text:c="2"/>edge [ source 545 target 918 ]</text:p>
          </table:table-cell>
        </table:table-row>
        <table:table-row table:style-name="ro1">
          <table:table-cell table:formula="of:=[.A1921]+1" office:value-type="float" office:value="546" calcext:value-type="float">
            <text:p>546</text:p>
          </table:table-cell>
          <table:table-cell office:value-type="float" office:value="919" calcext:value-type="float">
            <text:p>919</text:p>
          </table:table-cell>
          <table:table-cell/>
          <table:table-cell table:formula="of:=&quot;  edge [ source &quot;&amp;[.A1922]&amp;&quot; target &quot;&amp;[.B1922]&amp;&quot; ]&quot;" office:value-type="string" office:string-value="  edge [ source 546 target 919 ]" calcext:value-type="string">
            <text:p><text:s text:c="2"/>edge [ source 546 target 919 ]</text:p>
          </table:table-cell>
        </table:table-row>
        <table:table-row table:style-name="ro1">
          <table:table-cell table:formula="of:=[.A1922]+4" office:value-type="float" office:value="550" calcext:value-type="float">
            <text:p>550</text:p>
          </table:table-cell>
          <table:table-cell office:value-type="float" office:value="920" calcext:value-type="float">
            <text:p>920</text:p>
          </table:table-cell>
          <table:table-cell/>
          <table:table-cell table:formula="of:=&quot;  edge [ source &quot;&amp;[.A1923]&amp;&quot; target &quot;&amp;[.B1923]&amp;&quot; ]&quot;" office:value-type="string" office:string-value="  edge [ source 550 target 920 ]" calcext:value-type="string">
            <text:p><text:s text:c="2"/>edge [ source 550 target 920 ]</text:p>
          </table:table-cell>
        </table:table-row>
        <table:table-row table:style-name="ro1">
          <table:table-cell table:formula="of:=[.A1923]+1" office:value-type="float" office:value="551" calcext:value-type="float">
            <text:p>551</text:p>
          </table:table-cell>
          <table:table-cell office:value-type="float" office:value="921" calcext:value-type="float">
            <text:p>921</text:p>
          </table:table-cell>
          <table:table-cell/>
          <table:table-cell table:formula="of:=&quot;  edge [ source &quot;&amp;[.A1924]&amp;&quot; target &quot;&amp;[.B1924]&amp;&quot; ]&quot;" office:value-type="string" office:string-value="  edge [ source 551 target 921 ]" calcext:value-type="string">
            <text:p><text:s text:c="2"/>edge [ source 551 target 921 ]</text:p>
          </table:table-cell>
        </table:table-row>
        <table:table-row table:style-name="ro1">
          <table:table-cell table:formula="of:=[.A1924]+4" office:value-type="float" office:value="555" calcext:value-type="float">
            <text:p>555</text:p>
          </table:table-cell>
          <table:table-cell office:value-type="float" office:value="922" calcext:value-type="float">
            <text:p>922</text:p>
          </table:table-cell>
          <table:table-cell/>
          <table:table-cell table:formula="of:=&quot;  edge [ source &quot;&amp;[.A1925]&amp;&quot; target &quot;&amp;[.B1925]&amp;&quot; ]&quot;" office:value-type="string" office:string-value="  edge [ source 555 target 922 ]" calcext:value-type="string">
            <text:p><text:s text:c="2"/>edge [ source 555 target 922 ]</text:p>
          </table:table-cell>
        </table:table-row>
        <table:table-row table:style-name="ro1">
          <table:table-cell table:formula="of:=[.A1925]+1" office:value-type="float" office:value="556" calcext:value-type="float">
            <text:p>556</text:p>
          </table:table-cell>
          <table:table-cell office:value-type="float" office:value="923" calcext:value-type="float">
            <text:p>923</text:p>
          </table:table-cell>
          <table:table-cell/>
          <table:table-cell table:formula="of:=&quot;  edge [ source &quot;&amp;[.A1926]&amp;&quot; target &quot;&amp;[.B1926]&amp;&quot; ]&quot;" office:value-type="string" office:string-value="  edge [ source 556 target 923 ]" calcext:value-type="string">
            <text:p><text:s text:c="2"/>edge [ source 556 target 923 ]</text:p>
          </table:table-cell>
        </table:table-row>
        <table:table-row table:style-name="ro1">
          <table:table-cell table:formula="of:=[.A1926]+4" office:value-type="float" office:value="560" calcext:value-type="float">
            <text:p>560</text:p>
          </table:table-cell>
          <table:table-cell office:value-type="float" office:value="924" calcext:value-type="float">
            <text:p>924</text:p>
          </table:table-cell>
          <table:table-cell/>
          <table:table-cell table:formula="of:=&quot;  edge [ source &quot;&amp;[.A1927]&amp;&quot; target &quot;&amp;[.B1927]&amp;&quot; ]&quot;" office:value-type="string" office:string-value="  edge [ source 560 target 924 ]" calcext:value-type="string">
            <text:p><text:s text:c="2"/>edge [ source 560 target 924 ]</text:p>
          </table:table-cell>
        </table:table-row>
        <table:table-row table:style-name="ro1">
          <table:table-cell table:formula="of:=[.A1927]+1" office:value-type="float" office:value="561" calcext:value-type="float">
            <text:p>561</text:p>
          </table:table-cell>
          <table:table-cell office:value-type="float" office:value="925" calcext:value-type="float">
            <text:p>925</text:p>
          </table:table-cell>
          <table:table-cell/>
          <table:table-cell table:formula="of:=&quot;  edge [ source &quot;&amp;[.A1928]&amp;&quot; target &quot;&amp;[.B1928]&amp;&quot; ]&quot;" office:value-type="string" office:string-value="  edge [ source 561 target 925 ]" calcext:value-type="string">
            <text:p><text:s text:c="2"/>edge [ source 561 target 925 ]</text:p>
          </table:table-cell>
        </table:table-row>
        <table:table-row table:style-name="ro1">
          <table:table-cell table:formula="of:=[.A1928]+4" office:value-type="float" office:value="565" calcext:value-type="float">
            <text:p>565</text:p>
          </table:table-cell>
          <table:table-cell office:value-type="float" office:value="926" calcext:value-type="float">
            <text:p>926</text:p>
          </table:table-cell>
          <table:table-cell/>
          <table:table-cell table:formula="of:=&quot;  edge [ source &quot;&amp;[.A1929]&amp;&quot; target &quot;&amp;[.B1929]&amp;&quot; ]&quot;" office:value-type="string" office:string-value="  edge [ source 565 target 926 ]" calcext:value-type="string">
            <text:p><text:s text:c="2"/>edge [ source 565 target 926 ]</text:p>
          </table:table-cell>
        </table:table-row>
        <table:table-row table:style-name="ro1">
          <table:table-cell table:formula="of:=[.A1929]+1" office:value-type="float" office:value="566" calcext:value-type="float">
            <text:p>566</text:p>
          </table:table-cell>
          <table:table-cell office:value-type="float" office:value="927" calcext:value-type="float">
            <text:p>927</text:p>
          </table:table-cell>
          <table:table-cell/>
          <table:table-cell table:formula="of:=&quot;  edge [ source &quot;&amp;[.A1930]&amp;&quot; target &quot;&amp;[.B1930]&amp;&quot; ]&quot;" office:value-type="string" office:string-value="  edge [ source 566 target 927 ]" calcext:value-type="string">
            <text:p><text:s text:c="2"/>edge [ source 566 target 927 ]</text:p>
          </table:table-cell>
        </table:table-row>
        <table:table-row table:style-name="ro1">
          <table:table-cell table:formula="of:=[.A1930]+4" office:value-type="float" office:value="570" calcext:value-type="float">
            <text:p>570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&quot;  edge [ source &quot;&amp;[.A1931]&amp;&quot; target &quot;&amp;[.B1931]&amp;&quot; ]&quot;" office:value-type="string" office:string-value="  edge [ source 570 target 928 ]" calcext:value-type="string">
            <text:p><text:s text:c="2"/>edge [ source 570 target 928 ]</text:p>
          </table:table-cell>
        </table:table-row>
        <table:table-row table:style-name="ro1">
          <table:table-cell table:formula="of:=[.A1931]+1" office:value-type="float" office:value="571" calcext:value-type="float">
            <text:p>571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&quot;  edge [ source &quot;&amp;[.A1932]&amp;&quot; target &quot;&amp;[.B1932]&amp;&quot; ]&quot;" office:value-type="string" office:string-value="  edge [ source 571 target 929 ]" calcext:value-type="string">
            <text:p><text:s text:c="2"/>edge [ source 571 target 929 ]</text:p>
          </table:table-cell>
        </table:table-row>
        <table:table-row table:style-name="ro1">
          <table:table-cell table:formula="of:=[.A1932]+4" office:value-type="float" office:value="575" calcext:value-type="float">
            <text:p>575</text:p>
          </table:table-cell>
          <table:table-cell office:value-type="float" office:value="930" calcext:value-type="float">
            <text:p>930</text:p>
          </table:table-cell>
          <table:table-cell/>
          <table:table-cell table:formula="of:=&quot;  edge [ source &quot;&amp;[.A1933]&amp;&quot; target &quot;&amp;[.B1933]&amp;&quot; ]&quot;" office:value-type="string" office:string-value="  edge [ source 575 target 930 ]" calcext:value-type="string">
            <text:p><text:s text:c="2"/>edge [ source 575 target 930 ]</text:p>
          </table:table-cell>
        </table:table-row>
        <table:table-row table:style-name="ro1">
          <table:table-cell table:formula="of:=[.A1933]+1" office:value-type="float" office:value="576" calcext:value-type="float">
            <text:p>576</text:p>
          </table:table-cell>
          <table:table-cell office:value-type="float" office:value="931" calcext:value-type="float">
            <text:p>931</text:p>
          </table:table-cell>
          <table:table-cell/>
          <table:table-cell table:formula="of:=&quot;  edge [ source &quot;&amp;[.A1934]&amp;&quot; target &quot;&amp;[.B1934]&amp;&quot; ]&quot;" office:value-type="string" office:string-value="  edge [ source 576 target 931 ]" calcext:value-type="string">
            <text:p><text:s text:c="2"/>edge [ source 576 target 931 ]</text:p>
          </table:table-cell>
        </table:table-row>
        <table:table-row table:style-name="ro1">
          <table:table-cell table:formula="of:=[.A1934]+4" office:value-type="float" office:value="580" calcext:value-type="float">
            <text:p>580</text:p>
          </table:table-cell>
          <table:table-cell office:value-type="float" office:value="932" calcext:value-type="float">
            <text:p>932</text:p>
          </table:table-cell>
          <table:table-cell/>
          <table:table-cell table:formula="of:=&quot;  edge [ source &quot;&amp;[.A1935]&amp;&quot; target &quot;&amp;[.B1935]&amp;&quot; ]&quot;" office:value-type="string" office:string-value="  edge [ source 580 target 932 ]" calcext:value-type="string">
            <text:p><text:s text:c="2"/>edge [ source 580 target 932 ]</text:p>
          </table:table-cell>
        </table:table-row>
        <table:table-row table:style-name="ro1">
          <table:table-cell table:formula="of:=[.A1935]+1" office:value-type="float" office:value="581" calcext:value-type="float">
            <text:p>581</text:p>
          </table:table-cell>
          <table:table-cell office:value-type="float" office:value="933" calcext:value-type="float">
            <text:p>933</text:p>
          </table:table-cell>
          <table:table-cell/>
          <table:table-cell table:formula="of:=&quot;  edge [ source &quot;&amp;[.A1936]&amp;&quot; target &quot;&amp;[.B1936]&amp;&quot; ]&quot;" office:value-type="string" office:string-value="  edge [ source 581 target 933 ]" calcext:value-type="string">
            <text:p><text:s text:c="2"/>edge [ source 581 target 933 ]</text:p>
          </table:table-cell>
        </table:table-row>
        <table:table-row table:style-name="ro1">
          <table:table-cell table:formula="of:=[.A1936]+4" office:value-type="float" office:value="585" calcext:value-type="float">
            <text:p>585</text:p>
          </table:table-cell>
          <table:table-cell office:value-type="float" office:value="934" calcext:value-type="float">
            <text:p>934</text:p>
          </table:table-cell>
          <table:table-cell/>
          <table:table-cell table:formula="of:=&quot;  edge [ source &quot;&amp;[.A1937]&amp;&quot; target &quot;&amp;[.B1937]&amp;&quot; ]&quot;" office:value-type="string" office:string-value="  edge [ source 585 target 934 ]" calcext:value-type="string">
            <text:p><text:s text:c="2"/>edge [ source 585 target 934 ]</text:p>
          </table:table-cell>
        </table:table-row>
        <table:table-row table:style-name="ro1">
          <table:table-cell table:formula="of:=[.A1937]+1" office:value-type="float" office:value="586" calcext:value-type="float">
            <text:p>586</text:p>
          </table:table-cell>
          <table:table-cell office:value-type="float" office:value="935" calcext:value-type="float">
            <text:p>935</text:p>
          </table:table-cell>
          <table:table-cell/>
          <table:table-cell table:formula="of:=&quot;  edge [ source &quot;&amp;[.A1938]&amp;&quot; target &quot;&amp;[.B1938]&amp;&quot; ]&quot;" office:value-type="string" office:string-value="  edge [ source 586 target 935 ]" calcext:value-type="string">
            <text:p><text:s text:c="2"/>edge [ source 586 target 935 ]</text:p>
          </table:table-cell>
        </table:table-row>
        <table:table-row table:style-name="ro1">
          <table:table-cell table:formula="of:=[.A1938]+4" office:value-type="float" office:value="590" calcext:value-type="float">
            <text:p>590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&quot;  edge [ source &quot;&amp;[.A1939]&amp;&quot; target &quot;&amp;[.B1939]&amp;&quot; ]&quot;" office:value-type="string" office:string-value="  edge [ source 590 target 936 ]" calcext:value-type="string">
            <text:p><text:s text:c="2"/>edge [ source 590 target 936 ]</text:p>
          </table:table-cell>
        </table:table-row>
        <table:table-row table:style-name="ro1">
          <table:table-cell table:formula="of:=[.A1939]+1" office:value-type="float" office:value="591" calcext:value-type="float">
            <text:p>591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&quot;  edge [ source &quot;&amp;[.A1940]&amp;&quot; target &quot;&amp;[.B1940]&amp;&quot; ]&quot;" office:value-type="string" office:string-value="  edge [ source 591 target 937 ]" calcext:value-type="string">
            <text:p><text:s text:c="2"/>edge [ source 591 target 937 ]</text:p>
          </table:table-cell>
        </table:table-row>
        <table:table-row table:style-name="ro1">
          <table:table-cell table:formula="of:=[.A1940]+4" office:value-type="float" office:value="595" calcext:value-type="float">
            <text:p>595</text:p>
          </table:table-cell>
          <table:table-cell office:value-type="float" office:value="938" calcext:value-type="float">
            <text:p>938</text:p>
          </table:table-cell>
          <table:table-cell/>
          <table:table-cell table:formula="of:=&quot;  edge [ source &quot;&amp;[.A1941]&amp;&quot; target &quot;&amp;[.B1941]&amp;&quot; ]&quot;" office:value-type="string" office:string-value="  edge [ source 595 target 938 ]" calcext:value-type="string">
            <text:p><text:s text:c="2"/>edge [ source 595 target 938 ]</text:p>
          </table:table-cell>
        </table:table-row>
        <table:table-row table:style-name="ro1">
          <table:table-cell table:formula="of:=[.A1941]+1" office:value-type="float" office:value="596" calcext:value-type="float">
            <text:p>596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&quot;  edge [ source &quot;&amp;[.A1942]&amp;&quot; target &quot;&amp;[.B1942]&amp;&quot; ]&quot;" office:value-type="string" office:string-value="  edge [ source 596 target 939 ]" calcext:value-type="string">
            <text:p><text:s text:c="2"/>edge [ source 596 target 939 ]</text:p>
          </table:table-cell>
        </table:table-row>
        <table:table-row table:style-name="ro1">
          <table:table-cell table:formula="of:=[.A1942]+4" office:value-type="float" office:value="600" calcext:value-type="float">
            <text:p>600</text:p>
          </table:table-cell>
          <table:table-cell office:value-type="float" office:value="940" calcext:value-type="float">
            <text:p>940</text:p>
          </table:table-cell>
          <table:table-cell/>
          <table:table-cell table:formula="of:=&quot;  edge [ source &quot;&amp;[.A1943]&amp;&quot; target &quot;&amp;[.B1943]&amp;&quot; ]&quot;" office:value-type="string" office:string-value="  edge [ source 600 target 940 ]" calcext:value-type="string">
            <text:p><text:s text:c="2"/>edge [ source 600 target 940 ]</text:p>
          </table:table-cell>
        </table:table-row>
        <table:table-row table:style-name="ro1">
          <table:table-cell table:formula="of:=[.A1943]+1" office:value-type="float" office:value="601" calcext:value-type="float">
            <text:p>601</text:p>
          </table:table-cell>
          <table:table-cell office:value-type="float" office:value="941" calcext:value-type="float">
            <text:p>941</text:p>
          </table:table-cell>
          <table:table-cell/>
          <table:table-cell table:formula="of:=&quot;  edge [ source &quot;&amp;[.A1944]&amp;&quot; target &quot;&amp;[.B1944]&amp;&quot; ]&quot;" office:value-type="string" office:string-value="  edge [ source 601 target 941 ]" calcext:value-type="string">
            <text:p><text:s text:c="2"/>edge [ source 601 target 941 ]</text:p>
          </table:table-cell>
        </table:table-row>
        <table:table-row table:style-name="ro1">
          <table:table-cell table:formula="of:=[.A1944]+4" office:value-type="float" office:value="605" calcext:value-type="float">
            <text:p>605</text:p>
          </table:table-cell>
          <table:table-cell office:value-type="float" office:value="942" calcext:value-type="float">
            <text:p>942</text:p>
          </table:table-cell>
          <table:table-cell/>
          <table:table-cell table:formula="of:=&quot;  edge [ source &quot;&amp;[.A1945]&amp;&quot; target &quot;&amp;[.B1945]&amp;&quot; ]&quot;" office:value-type="string" office:string-value="  edge [ source 605 target 942 ]" calcext:value-type="string">
            <text:p><text:s text:c="2"/>edge [ source 605 target 942 ]</text:p>
          </table:table-cell>
        </table:table-row>
        <table:table-row table:style-name="ro1">
          <table:table-cell table:formula="of:=[.A1945]+1" office:value-type="float" office:value="606" calcext:value-type="float">
            <text:p>606</text:p>
          </table:table-cell>
          <table:table-cell office:value-type="float" office:value="943" calcext:value-type="float">
            <text:p>943</text:p>
          </table:table-cell>
          <table:table-cell/>
          <table:table-cell table:formula="of:=&quot;  edge [ source &quot;&amp;[.A1946]&amp;&quot; target &quot;&amp;[.B1946]&amp;&quot; ]&quot;" office:value-type="string" office:string-value="  edge [ source 606 target 943 ]" calcext:value-type="string">
            <text:p><text:s text:c="2"/>edge [ source 606 target 943 ]</text:p>
          </table:table-cell>
        </table:table-row>
        <table:table-row table:style-name="ro1">
          <table:table-cell table:formula="of:=[.A1946]+4" office:value-type="float" office:value="610" calcext:value-type="float">
            <text:p>610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&quot;  edge [ source &quot;&amp;[.A1947]&amp;&quot; target &quot;&amp;[.B1947]&amp;&quot; ]&quot;" office:value-type="string" office:string-value="  edge [ source 610 target 944 ]" calcext:value-type="string">
            <text:p><text:s text:c="2"/>edge [ source 610 target 944 ]</text:p>
          </table:table-cell>
        </table:table-row>
        <table:table-row table:style-name="ro1">
          <table:table-cell table:formula="of:=[.A1947]+1" office:value-type="float" office:value="611" calcext:value-type="float">
            <text:p>611</text:p>
          </table:table-cell>
          <table:table-cell office:value-type="float" office:value="945" calcext:value-type="float">
            <text:p>945</text:p>
          </table:table-cell>
          <table:table-cell/>
          <table:table-cell table:formula="of:=&quot;  edge [ source &quot;&amp;[.A1948]&amp;&quot; target &quot;&amp;[.B1948]&amp;&quot; ]&quot;" office:value-type="string" office:string-value="  edge [ source 611 target 945 ]" calcext:value-type="string">
            <text:p><text:s text:c="2"/>edge [ source 611 target 945 ]</text:p>
          </table:table-cell>
        </table:table-row>
        <table:table-row table:style-name="ro1">
          <table:table-cell table:formula="of:=[.A1948]+4" office:value-type="float" office:value="615" calcext:value-type="float">
            <text:p>615</text:p>
          </table:table-cell>
          <table:table-cell office:value-type="float" office:value="946" calcext:value-type="float">
            <text:p>946</text:p>
          </table:table-cell>
          <table:table-cell/>
          <table:table-cell table:formula="of:=&quot;  edge [ source &quot;&amp;[.A1949]&amp;&quot; target &quot;&amp;[.B1949]&amp;&quot; ]&quot;" office:value-type="string" office:string-value="  edge [ source 615 target 946 ]" calcext:value-type="string">
            <text:p><text:s text:c="2"/>edge [ source 615 target 946 ]</text:p>
          </table:table-cell>
        </table:table-row>
        <table:table-row table:style-name="ro1">
          <table:table-cell table:formula="of:=[.A1949]+1" office:value-type="float" office:value="616" calcext:value-type="float">
            <text:p>616</text:p>
          </table:table-cell>
          <table:table-cell office:value-type="float" office:value="947" calcext:value-type="float">
            <text:p>947</text:p>
          </table:table-cell>
          <table:table-cell/>
          <table:table-cell table:formula="of:=&quot;  edge [ source &quot;&amp;[.A1950]&amp;&quot; target &quot;&amp;[.B1950]&amp;&quot; ]&quot;" office:value-type="string" office:string-value="  edge [ source 616 target 947 ]" calcext:value-type="string">
            <text:p><text:s text:c="2"/>edge [ source 616 target 947 ]</text:p>
          </table:table-cell>
        </table:table-row>
        <table:table-row table:style-name="ro1">
          <table:table-cell table:formula="of:=[.A1950]+4" office:value-type="float" office:value="620" calcext:value-type="float">
            <text:p>620</text:p>
          </table:table-cell>
          <table:table-cell office:value-type="float" office:value="948" calcext:value-type="float">
            <text:p>948</text:p>
          </table:table-cell>
          <table:table-cell/>
          <table:table-cell table:formula="of:=&quot;  edge [ source &quot;&amp;[.A1951]&amp;&quot; target &quot;&amp;[.B1951]&amp;&quot; ]&quot;" office:value-type="string" office:string-value="  edge [ source 620 target 948 ]" calcext:value-type="string">
            <text:p><text:s text:c="2"/>edge [ source 620 target 948 ]</text:p>
          </table:table-cell>
        </table:table-row>
        <table:table-row table:style-name="ro1">
          <table:table-cell table:formula="of:=[.A1951]+1" office:value-type="float" office:value="621" calcext:value-type="float">
            <text:p>621</text:p>
          </table:table-cell>
          <table:table-cell office:value-type="float" office:value="949" calcext:value-type="float">
            <text:p>949</text:p>
          </table:table-cell>
          <table:table-cell/>
          <table:table-cell table:formula="of:=&quot;  edge [ source &quot;&amp;[.A1952]&amp;&quot; target &quot;&amp;[.B1952]&amp;&quot; ]&quot;" office:value-type="string" office:string-value="  edge [ source 621 target 949 ]" calcext:value-type="string">
            <text:p><text:s text:c="2"/>edge [ source 621 target 949 ]</text:p>
          </table:table-cell>
        </table:table-row>
        <table:table-row table:style-name="ro1">
          <table:table-cell table:formula="of:=[.A1952]+4" office:value-type="float" office:value="625" calcext:value-type="float">
            <text:p>625</text:p>
          </table:table-cell>
          <table:table-cell office:value-type="float" office:value="950" calcext:value-type="float">
            <text:p>950</text:p>
          </table:table-cell>
          <table:table-cell/>
          <table:table-cell table:formula="of:=&quot;  edge [ source &quot;&amp;[.A1953]&amp;&quot; target &quot;&amp;[.B1953]&amp;&quot; ]&quot;" office:value-type="string" office:string-value="  edge [ source 625 target 950 ]" calcext:value-type="string">
            <text:p><text:s text:c="2"/>edge [ source 625 target 950 ]</text:p>
          </table:table-cell>
        </table:table-row>
        <table:table-row table:style-name="ro1">
          <table:table-cell table:formula="of:=[.A1953]+1" office:value-type="float" office:value="626" calcext:value-type="float">
            <text:p>626</text:p>
          </table:table-cell>
          <table:table-cell office:value-type="float" office:value="951" calcext:value-type="float">
            <text:p>951</text:p>
          </table:table-cell>
          <table:table-cell/>
          <table:table-cell table:formula="of:=&quot;  edge [ source &quot;&amp;[.A1954]&amp;&quot; target &quot;&amp;[.B1954]&amp;&quot; ]&quot;" office:value-type="string" office:string-value="  edge [ source 626 target 951 ]" calcext:value-type="string">
            <text:p><text:s text:c="2"/>edge [ source 626 target 951 ]</text:p>
          </table:table-cell>
        </table:table-row>
        <table:table-row table:style-name="ro1">
          <table:table-cell table:formula="of:=[.A1954]+4" office:value-type="float" office:value="630" calcext:value-type="float">
            <text:p>630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&quot;  edge [ source &quot;&amp;[.A1955]&amp;&quot; target &quot;&amp;[.B1955]&amp;&quot; ]&quot;" office:value-type="string" office:string-value="  edge [ source 630 target 952 ]" calcext:value-type="string">
            <text:p><text:s text:c="2"/>edge [ source 630 target 952 ]</text:p>
          </table:table-cell>
        </table:table-row>
        <table:table-row table:style-name="ro1">
          <table:table-cell table:formula="of:=[.A1955]+1" office:value-type="float" office:value="631" calcext:value-type="float">
            <text:p>631</text:p>
          </table:table-cell>
          <table:table-cell office:value-type="float" office:value="953" calcext:value-type="float">
            <text:p>953</text:p>
          </table:table-cell>
          <table:table-cell/>
          <table:table-cell table:formula="of:=&quot;  edge [ source &quot;&amp;[.A1956]&amp;&quot; target &quot;&amp;[.B1956]&amp;&quot; ]&quot;" office:value-type="string" office:string-value="  edge [ source 631 target 953 ]" calcext:value-type="string">
            <text:p><text:s text:c="2"/>edge [ source 631 target 953 ]</text:p>
          </table:table-cell>
        </table:table-row>
        <table:table-row table:style-name="ro1">
          <table:table-cell table:formula="of:=[.A1956]+4" office:value-type="float" office:value="635" calcext:value-type="float">
            <text:p>635</text:p>
          </table:table-cell>
          <table:table-cell office:value-type="float" office:value="954" calcext:value-type="float">
            <text:p>954</text:p>
          </table:table-cell>
          <table:table-cell/>
          <table:table-cell table:formula="of:=&quot;  edge [ source &quot;&amp;[.A1957]&amp;&quot; target &quot;&amp;[.B1957]&amp;&quot; ]&quot;" office:value-type="string" office:string-value="  edge [ source 635 target 954 ]" calcext:value-type="string">
            <text:p><text:s text:c="2"/>edge [ source 635 target 954 ]</text:p>
          </table:table-cell>
        </table:table-row>
        <table:table-row table:style-name="ro1">
          <table:table-cell table:formula="of:=[.A1957]+1" office:value-type="float" office:value="636" calcext:value-type="float">
            <text:p>636</text:p>
          </table:table-cell>
          <table:table-cell office:value-type="float" office:value="955" calcext:value-type="float">
            <text:p>955</text:p>
          </table:table-cell>
          <table:table-cell/>
          <table:table-cell table:formula="of:=&quot;  edge [ source &quot;&amp;[.A1958]&amp;&quot; target &quot;&amp;[.B1958]&amp;&quot; ]&quot;" office:value-type="string" office:string-value="  edge [ source 636 target 955 ]" calcext:value-type="string">
            <text:p><text:s text:c="2"/>edge [ source 636 target 955 ]</text:p>
          </table:table-cell>
        </table:table-row>
        <table:table-row table:style-name="ro1">
          <table:table-cell table:formula="of:=[.A1958]+4" office:value-type="float" office:value="640" calcext:value-type="float">
            <text:p>640</text:p>
          </table:table-cell>
          <table:table-cell office:value-type="float" office:value="956" calcext:value-type="float">
            <text:p>956</text:p>
          </table:table-cell>
          <table:table-cell/>
          <table:table-cell table:formula="of:=&quot;  edge [ source &quot;&amp;[.A1959]&amp;&quot; target &quot;&amp;[.B1959]&amp;&quot; ]&quot;" office:value-type="string" office:string-value="  edge [ source 640 target 956 ]" calcext:value-type="string">
            <text:p><text:s text:c="2"/>edge [ source 640 target 956 ]</text:p>
          </table:table-cell>
        </table:table-row>
        <table:table-row table:style-name="ro1">
          <table:table-cell table:formula="of:=[.A1959]+1" office:value-type="float" office:value="641" calcext:value-type="float">
            <text:p>641</text:p>
          </table:table-cell>
          <table:table-cell office:value-type="float" office:value="957" calcext:value-type="float">
            <text:p>957</text:p>
          </table:table-cell>
          <table:table-cell/>
          <table:table-cell table:formula="of:=&quot;  edge [ source &quot;&amp;[.A1960]&amp;&quot; target &quot;&amp;[.B1960]&amp;&quot; ]&quot;" office:value-type="string" office:string-value="  edge [ source 641 target 957 ]" calcext:value-type="string">
            <text:p><text:s text:c="2"/>edge [ source 641 target 957 ]</text:p>
          </table:table-cell>
        </table:table-row>
        <table:table-row table:style-name="ro1">
          <table:table-cell table:formula="of:=[.A1960]+4" office:value-type="float" office:value="645" calcext:value-type="float">
            <text:p>645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&quot;  edge [ source &quot;&amp;[.A1961]&amp;&quot; target &quot;&amp;[.B1961]&amp;&quot; ]&quot;" office:value-type="string" office:string-value="  edge [ source 645 target 958 ]" calcext:value-type="string">
            <text:p><text:s text:c="2"/>edge [ source 645 target 958 ]</text:p>
          </table:table-cell>
        </table:table-row>
        <table:table-row table:style-name="ro1">
          <table:table-cell table:formula="of:=[.A1961]+1" office:value-type="float" office:value="646" calcext:value-type="float">
            <text:p>646</text:p>
          </table:table-cell>
          <table:table-cell office:value-type="float" office:value="959" calcext:value-type="float">
            <text:p>959</text:p>
          </table:table-cell>
          <table:table-cell/>
          <table:table-cell table:formula="of:=&quot;  edge [ source &quot;&amp;[.A1962]&amp;&quot; target &quot;&amp;[.B1962]&amp;&quot; ]&quot;" office:value-type="string" office:string-value="  edge [ source 646 target 959 ]" calcext:value-type="string">
            <text:p><text:s text:c="2"/>edge [ source 646 target 959 ]</text:p>
          </table:table-cell>
        </table:table-row>
        <table:table-row table:style-name="ro1">
          <table:table-cell table:formula="of:=[.A1962]+4" office:value-type="float" office:value="650" calcext:value-type="float">
            <text:p>650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&quot;  edge [ source &quot;&amp;[.A1963]&amp;&quot; target &quot;&amp;[.B1963]&amp;&quot; ]&quot;" office:value-type="string" office:string-value="  edge [ source 650 target 960 ]" calcext:value-type="string">
            <text:p><text:s text:c="2"/>edge [ source 650 target 960 ]</text:p>
          </table:table-cell>
        </table:table-row>
        <table:table-row table:style-name="ro1">
          <table:table-cell table:formula="of:=[.A1963]+1" office:value-type="float" office:value="651" calcext:value-type="float">
            <text:p>651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&quot;  edge [ source &quot;&amp;[.A1964]&amp;&quot; target &quot;&amp;[.B1964]&amp;&quot; ]&quot;" office:value-type="string" office:string-value="  edge [ source 651 target 961 ]" calcext:value-type="string">
            <text:p><text:s text:c="2"/>edge [ source 651 target 961 ]</text:p>
          </table:table-cell>
        </table:table-row>
        <table:table-row table:style-name="ro1">
          <table:table-cell table:formula="of:=[.A1964]+4" office:value-type="float" office:value="655" calcext:value-type="float">
            <text:p>655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&quot;  edge [ source &quot;&amp;[.A1965]&amp;&quot; target &quot;&amp;[.B1965]&amp;&quot; ]&quot;" office:value-type="string" office:string-value="  edge [ source 655 target 962 ]" calcext:value-type="string">
            <text:p><text:s text:c="2"/>edge [ source 655 target 962 ]</text:p>
          </table:table-cell>
        </table:table-row>
        <table:table-row table:style-name="ro1">
          <table:table-cell table:formula="of:=[.A1965]+1" office:value-type="float" office:value="656" calcext:value-type="float">
            <text:p>656</text:p>
          </table:table-cell>
          <table:table-cell office:value-type="float" office:value="963" calcext:value-type="float">
            <text:p>963</text:p>
          </table:table-cell>
          <table:table-cell/>
          <table:table-cell table:formula="of:=&quot;  edge [ source &quot;&amp;[.A1966]&amp;&quot; target &quot;&amp;[.B1966]&amp;&quot; ]&quot;" office:value-type="string" office:string-value="  edge [ source 656 target 963 ]" calcext:value-type="string">
            <text:p><text:s text:c="2"/>edge [ source 656 target 963 ]</text:p>
          </table:table-cell>
        </table:table-row>
        <table:table-row table:style-name="ro1">
          <table:table-cell table:formula="of:=[.A1966]+4" office:value-type="float" office:value="660" calcext:value-type="float">
            <text:p>660</text:p>
          </table:table-cell>
          <table:table-cell office:value-type="float" office:value="964" calcext:value-type="float">
            <text:p>964</text:p>
          </table:table-cell>
          <table:table-cell/>
          <table:table-cell table:formula="of:=&quot;  edge [ source &quot;&amp;[.A1967]&amp;&quot; target &quot;&amp;[.B1967]&amp;&quot; ]&quot;" office:value-type="string" office:string-value="  edge [ source 660 target 964 ]" calcext:value-type="string">
            <text:p><text:s text:c="2"/>edge [ source 660 target 964 ]</text:p>
          </table:table-cell>
        </table:table-row>
        <table:table-row table:style-name="ro1">
          <table:table-cell table:formula="of:=[.A1967]+1" office:value-type="float" office:value="661" calcext:value-type="float">
            <text:p>661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&quot;  edge [ source &quot;&amp;[.A1968]&amp;&quot; target &quot;&amp;[.B1968]&amp;&quot; ]&quot;" office:value-type="string" office:string-value="  edge [ source 661 target 965 ]" calcext:value-type="string">
            <text:p><text:s text:c="2"/>edge [ source 661 target 965 ]</text:p>
          </table:table-cell>
        </table:table-row>
        <table:table-row table:style-name="ro1">
          <table:table-cell table:formula="of:=[.A1968]+4" office:value-type="float" office:value="665" calcext:value-type="float">
            <text:p>665</text:p>
          </table:table-cell>
          <table:table-cell office:value-type="float" office:value="966" calcext:value-type="float">
            <text:p>966</text:p>
          </table:table-cell>
          <table:table-cell/>
          <table:table-cell table:formula="of:=&quot;  edge [ source &quot;&amp;[.A1969]&amp;&quot; target &quot;&amp;[.B1969]&amp;&quot; ]&quot;" office:value-type="string" office:string-value="  edge [ source 665 target 966 ]" calcext:value-type="string">
            <text:p><text:s text:c="2"/>edge [ source 665 target 966 ]</text:p>
          </table:table-cell>
        </table:table-row>
        <table:table-row table:style-name="ro1">
          <table:table-cell table:formula="of:=[.A1969]+1" office:value-type="float" office:value="666" calcext:value-type="float">
            <text:p>666</text:p>
          </table:table-cell>
          <table:table-cell office:value-type="float" office:value="967" calcext:value-type="float">
            <text:p>967</text:p>
          </table:table-cell>
          <table:table-cell/>
          <table:table-cell table:formula="of:=&quot;  edge [ source &quot;&amp;[.A1970]&amp;&quot; target &quot;&amp;[.B1970]&amp;&quot; ]&quot;" office:value-type="string" office:string-value="  edge [ source 666 target 967 ]" calcext:value-type="string">
            <text:p><text:s text:c="2"/>edge [ source 666 target 967 ]</text:p>
          </table:table-cell>
        </table:table-row>
        <table:table-row table:style-name="ro1">
          <table:table-cell table:formula="of:=[.A1970]+4" office:value-type="float" office:value="670" calcext:value-type="float">
            <text:p>670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&quot;  edge [ source &quot;&amp;[.A1971]&amp;&quot; target &quot;&amp;[.B1971]&amp;&quot; ]&quot;" office:value-type="string" office:string-value="  edge [ source 670 target 968 ]" calcext:value-type="string">
            <text:p><text:s text:c="2"/>edge [ source 670 target 968 ]</text:p>
          </table:table-cell>
        </table:table-row>
        <table:table-row table:style-name="ro1">
          <table:table-cell table:formula="of:=[.A1971]+1" office:value-type="float" office:value="671" calcext:value-type="float">
            <text:p>671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&quot;  edge [ source &quot;&amp;[.A1972]&amp;&quot; target &quot;&amp;[.B1972]&amp;&quot; ]&quot;" office:value-type="string" office:string-value="  edge [ source 671 target 969 ]" calcext:value-type="string">
            <text:p><text:s text:c="2"/>edge [ source 671 target 969 ]</text:p>
          </table:table-cell>
        </table:table-row>
        <table:table-row table:style-name="ro1">
          <table:table-cell table:formula="of:=[.A1972]+4" office:value-type="float" office:value="675" calcext:value-type="float">
            <text:p>675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&quot;  edge [ source &quot;&amp;[.A1973]&amp;&quot; target &quot;&amp;[.B1973]&amp;&quot; ]&quot;" office:value-type="string" office:string-value="  edge [ source 675 target 970 ]" calcext:value-type="string">
            <text:p><text:s text:c="2"/>edge [ source 675 target 970 ]</text:p>
          </table:table-cell>
        </table:table-row>
        <table:table-row table:style-name="ro1">
          <table:table-cell table:formula="of:=[.A1973]+1" office:value-type="float" office:value="676" calcext:value-type="float">
            <text:p>676</text:p>
          </table:table-cell>
          <table:table-cell office:value-type="float" office:value="971" calcext:value-type="float">
            <text:p>971</text:p>
          </table:table-cell>
          <table:table-cell/>
          <table:table-cell table:formula="of:=&quot;  edge [ source &quot;&amp;[.A1974]&amp;&quot; target &quot;&amp;[.B1974]&amp;&quot; ]&quot;" office:value-type="string" office:string-value="  edge [ source 676 target 971 ]" calcext:value-type="string">
            <text:p><text:s text:c="2"/>edge [ source 676 target 971 ]</text:p>
          </table:table-cell>
        </table:table-row>
        <table:table-row table:style-name="ro1">
          <table:table-cell table:formula="of:=[.A1974]+4" office:value-type="float" office:value="680" calcext:value-type="float">
            <text:p>680</text:p>
          </table:table-cell>
          <table:table-cell office:value-type="float" office:value="972" calcext:value-type="float">
            <text:p>972</text:p>
          </table:table-cell>
          <table:table-cell/>
          <table:table-cell table:formula="of:=&quot;  edge [ source &quot;&amp;[.A1975]&amp;&quot; target &quot;&amp;[.B1975]&amp;&quot; ]&quot;" office:value-type="string" office:string-value="  edge [ source 680 target 972 ]" calcext:value-type="string">
            <text:p><text:s text:c="2"/>edge [ source 680 target 972 ]</text:p>
          </table:table-cell>
        </table:table-row>
        <table:table-row table:style-name="ro1">
          <table:table-cell table:formula="of:=[.A1975]+1" office:value-type="float" office:value="681" calcext:value-type="float">
            <text:p>681</text:p>
          </table:table-cell>
          <table:table-cell office:value-type="float" office:value="973" calcext:value-type="float">
            <text:p>973</text:p>
          </table:table-cell>
          <table:table-cell/>
          <table:table-cell table:formula="of:=&quot;  edge [ source &quot;&amp;[.A1976]&amp;&quot; target &quot;&amp;[.B1976]&amp;&quot; ]&quot;" office:value-type="string" office:string-value="  edge [ source 681 target 973 ]" calcext:value-type="string">
            <text:p><text:s text:c="2"/>edge [ source 681 target 973 ]</text:p>
          </table:table-cell>
        </table:table-row>
        <table:table-row table:style-name="ro1">
          <table:table-cell table:formula="of:=[.A1976]+4" office:value-type="float" office:value="685" calcext:value-type="float">
            <text:p>685</text:p>
          </table:table-cell>
          <table:table-cell office:value-type="float" office:value="974" calcext:value-type="float">
            <text:p>974</text:p>
          </table:table-cell>
          <table:table-cell/>
          <table:table-cell table:formula="of:=&quot;  edge [ source &quot;&amp;[.A1977]&amp;&quot; target &quot;&amp;[.B1977]&amp;&quot; ]&quot;" office:value-type="string" office:string-value="  edge [ source 685 target 974 ]" calcext:value-type="string">
            <text:p><text:s text:c="2"/>edge [ source 685 target 974 ]</text:p>
          </table:table-cell>
        </table:table-row>
        <table:table-row table:style-name="ro1">
          <table:table-cell table:formula="of:=[.A1977]+1" office:value-type="float" office:value="686" calcext:value-type="float">
            <text:p>686</text:p>
          </table:table-cell>
          <table:table-cell office:value-type="float" office:value="975" calcext:value-type="float">
            <text:p>975</text:p>
          </table:table-cell>
          <table:table-cell/>
          <table:table-cell table:formula="of:=&quot;  edge [ source &quot;&amp;[.A1978]&amp;&quot; target &quot;&amp;[.B1978]&amp;&quot; ]&quot;" office:value-type="string" office:string-value="  edge [ source 686 target 975 ]" calcext:value-type="string">
            <text:p><text:s text:c="2"/>edge [ source 686 target 975 ]</text:p>
          </table:table-cell>
        </table:table-row>
        <table:table-row table:style-name="ro1">
          <table:table-cell table:formula="of:=[.A1978]+4" office:value-type="float" office:value="690" calcext:value-type="float">
            <text:p>690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&quot;  edge [ source &quot;&amp;[.A1979]&amp;&quot; target &quot;&amp;[.B1979]&amp;&quot; ]&quot;" office:value-type="string" office:string-value="  edge [ source 690 target 976 ]" calcext:value-type="string">
            <text:p><text:s text:c="2"/>edge [ source 690 target 976 ]</text:p>
          </table:table-cell>
        </table:table-row>
        <table:table-row table:style-name="ro1">
          <table:table-cell table:formula="of:=[.A1979]+1" office:value-type="float" office:value="691" calcext:value-type="float">
            <text:p>691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&quot;  edge [ source &quot;&amp;[.A1980]&amp;&quot; target &quot;&amp;[.B1980]&amp;&quot; ]&quot;" office:value-type="string" office:string-value="  edge [ source 691 target 977 ]" calcext:value-type="string">
            <text:p><text:s text:c="2"/>edge [ source 691 target 977 ]</text:p>
          </table:table-cell>
        </table:table-row>
        <table:table-row table:style-name="ro1">
          <table:table-cell table:formula="of:=[.A1980]+4" office:value-type="float" office:value="695" calcext:value-type="float">
            <text:p>695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&quot;  edge [ source &quot;&amp;[.A1981]&amp;&quot; target &quot;&amp;[.B1981]&amp;&quot; ]&quot;" office:value-type="string" office:string-value="  edge [ source 695 target 978 ]" calcext:value-type="string">
            <text:p><text:s text:c="2"/>edge [ source 695 target 978 ]</text:p>
          </table:table-cell>
        </table:table-row>
        <table:table-row table:style-name="ro1">
          <table:table-cell table:formula="of:=[.A1981]+1" office:value-type="float" office:value="696" calcext:value-type="float">
            <text:p>696</text:p>
          </table:table-cell>
          <table:table-cell office:value-type="float" office:value="979" calcext:value-type="float">
            <text:p>979</text:p>
          </table:table-cell>
          <table:table-cell/>
          <table:table-cell table:formula="of:=&quot;  edge [ source &quot;&amp;[.A1982]&amp;&quot; target &quot;&amp;[.B1982]&amp;&quot; ]&quot;" office:value-type="string" office:string-value="  edge [ source 696 target 979 ]" calcext:value-type="string">
            <text:p><text:s text:c="2"/>edge [ source 696 target 979 ]</text:p>
          </table:table-cell>
        </table:table-row>
        <table:table-row table:style-name="ro1">
          <table:table-cell table:formula="of:=[.A1982]+4" office:value-type="float" office:value="700" calcext:value-type="float">
            <text:p>700</text:p>
          </table:table-cell>
          <table:table-cell office:value-type="float" office:value="980" calcext:value-type="float">
            <text:p>980</text:p>
          </table:table-cell>
          <table:table-cell/>
          <table:table-cell table:formula="of:=&quot;  edge [ source &quot;&amp;[.A1983]&amp;&quot; target &quot;&amp;[.B1983]&amp;&quot; ]&quot;" office:value-type="string" office:string-value="  edge [ source 700 target 980 ]" calcext:value-type="string">
            <text:p><text:s text:c="2"/>edge [ source 700 target 980 ]</text:p>
          </table:table-cell>
        </table:table-row>
        <table:table-row table:style-name="ro1">
          <table:table-cell table:formula="of:=[.A1983]+1" office:value-type="float" office:value="701" calcext:value-type="float">
            <text:p>701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&quot;  edge [ source &quot;&amp;[.A1984]&amp;&quot; target &quot;&amp;[.B1984]&amp;&quot; ]&quot;" office:value-type="string" office:string-value="  edge [ source 701 target 981 ]" calcext:value-type="string">
            <text:p><text:s text:c="2"/>edge [ source 701 target 981 ]</text:p>
          </table:table-cell>
        </table:table-row>
        <table:table-row table:style-name="ro1">
          <table:table-cell table:formula="of:=[.A1984]+4" office:value-type="float" office:value="705" calcext:value-type="float">
            <text:p>705</text:p>
          </table:table-cell>
          <table:table-cell office:value-type="float" office:value="982" calcext:value-type="float">
            <text:p>982</text:p>
          </table:table-cell>
          <table:table-cell/>
          <table:table-cell table:formula="of:=&quot;  edge [ source &quot;&amp;[.A1985]&amp;&quot; target &quot;&amp;[.B1985]&amp;&quot; ]&quot;" office:value-type="string" office:string-value="  edge [ source 705 target 982 ]" calcext:value-type="string">
            <text:p><text:s text:c="2"/>edge [ source 705 target 982 ]</text:p>
          </table:table-cell>
        </table:table-row>
        <table:table-row table:style-name="ro1">
          <table:table-cell table:formula="of:=[.A1985]+1" office:value-type="float" office:value="706" calcext:value-type="float">
            <text:p>706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&quot;  edge [ source &quot;&amp;[.A1986]&amp;&quot; target &quot;&amp;[.B1986]&amp;&quot; ]&quot;" office:value-type="string" office:string-value="  edge [ source 706 target 983 ]" calcext:value-type="string">
            <text:p><text:s text:c="2"/>edge [ source 706 target 983 ]</text:p>
          </table:table-cell>
        </table:table-row>
        <table:table-row table:style-name="ro1">
          <table:table-cell table:formula="of:=[.A1986]+4" office:value-type="float" office:value="710" calcext:value-type="float">
            <text:p>710</text:p>
          </table:table-cell>
          <table:table-cell office:value-type="float" office:value="984" calcext:value-type="float">
            <text:p>984</text:p>
          </table:table-cell>
          <table:table-cell/>
          <table:table-cell table:formula="of:=&quot;  edge [ source &quot;&amp;[.A1987]&amp;&quot; target &quot;&amp;[.B1987]&amp;&quot; ]&quot;" office:value-type="string" office:string-value="  edge [ source 710 target 984 ]" calcext:value-type="string">
            <text:p><text:s text:c="2"/>edge [ source 710 target 984 ]</text:p>
          </table:table-cell>
        </table:table-row>
        <table:table-row table:style-name="ro1">
          <table:table-cell table:formula="of:=[.A1987]+1" office:value-type="float" office:value="711" calcext:value-type="float">
            <text:p>711</text:p>
          </table:table-cell>
          <table:table-cell office:value-type="float" office:value="985" calcext:value-type="float">
            <text:p>985</text:p>
          </table:table-cell>
          <table:table-cell/>
          <table:table-cell table:formula="of:=&quot;  edge [ source &quot;&amp;[.A1988]&amp;&quot; target &quot;&amp;[.B1988]&amp;&quot; ]&quot;" office:value-type="string" office:string-value="  edge [ source 711 target 985 ]" calcext:value-type="string">
            <text:p><text:s text:c="2"/>edge [ source 711 target 985 ]</text:p>
          </table:table-cell>
        </table:table-row>
        <table:table-row table:style-name="ro1">
          <table:table-cell table:formula="of:=[.A1988]+4" office:value-type="float" office:value="715" calcext:value-type="float">
            <text:p>715</text:p>
          </table:table-cell>
          <table:table-cell office:value-type="float" office:value="986" calcext:value-type="float">
            <text:p>986</text:p>
          </table:table-cell>
          <table:table-cell/>
          <table:table-cell table:formula="of:=&quot;  edge [ source &quot;&amp;[.A1989]&amp;&quot; target &quot;&amp;[.B1989]&amp;&quot; ]&quot;" office:value-type="string" office:string-value="  edge [ source 715 target 986 ]" calcext:value-type="string">
            <text:p><text:s text:c="2"/>edge [ source 715 target 986 ]</text:p>
          </table:table-cell>
        </table:table-row>
        <table:table-row table:style-name="ro1">
          <table:table-cell table:formula="of:=[.A1989]+1" office:value-type="float" office:value="716" calcext:value-type="float">
            <text:p>716</text:p>
          </table:table-cell>
          <table:table-cell office:value-type="float" office:value="987" calcext:value-type="float">
            <text:p>987</text:p>
          </table:table-cell>
          <table:table-cell/>
          <table:table-cell table:formula="of:=&quot;  edge [ source &quot;&amp;[.A1990]&amp;&quot; target &quot;&amp;[.B1990]&amp;&quot; ]&quot;" office:value-type="string" office:string-value="  edge [ source 716 target 987 ]" calcext:value-type="string">
            <text:p><text:s text:c="2"/>edge [ source 716 target 987 ]</text:p>
          </table:table-cell>
        </table:table-row>
        <table:table-row table:style-name="ro1">
          <table:table-cell table:formula="of:=[.A1990]+4" office:value-type="float" office:value="720" calcext:value-type="float">
            <text:p>720</text:p>
          </table:table-cell>
          <table:table-cell office:value-type="float" office:value="988" calcext:value-type="float">
            <text:p>988</text:p>
          </table:table-cell>
          <table:table-cell/>
          <table:table-cell table:formula="of:=&quot;  edge [ source &quot;&amp;[.A1991]&amp;&quot; target &quot;&amp;[.B1991]&amp;&quot; ]&quot;" office:value-type="string" office:string-value="  edge [ source 720 target 988 ]" calcext:value-type="string">
            <text:p><text:s text:c="2"/>edge [ source 720 target 988 ]</text:p>
          </table:table-cell>
        </table:table-row>
        <table:table-row table:style-name="ro1">
          <table:table-cell table:formula="of:=[.A1991]+1" office:value-type="float" office:value="721" calcext:value-type="float">
            <text:p>721</text:p>
          </table:table-cell>
          <table:table-cell office:value-type="float" office:value="989" calcext:value-type="float">
            <text:p>989</text:p>
          </table:table-cell>
          <table:table-cell/>
          <table:table-cell table:formula="of:=&quot;  edge [ source &quot;&amp;[.A1992]&amp;&quot; target &quot;&amp;[.B1992]&amp;&quot; ]&quot;" office:value-type="string" office:string-value="  edge [ source 721 target 989 ]" calcext:value-type="string">
            <text:p><text:s text:c="2"/>edge [ source 721 target 989 ]</text:p>
          </table:table-cell>
        </table:table-row>
        <table:table-row table:style-name="ro1">
          <table:table-cell table:formula="of:=[.A1992]+4" office:value-type="float" office:value="725" calcext:value-type="float">
            <text:p>725</text:p>
          </table:table-cell>
          <table:table-cell office:value-type="float" office:value="990" calcext:value-type="float">
            <text:p>990</text:p>
          </table:table-cell>
          <table:table-cell/>
          <table:table-cell table:formula="of:=&quot;  edge [ source &quot;&amp;[.A1993]&amp;&quot; target &quot;&amp;[.B1993]&amp;&quot; ]&quot;" office:value-type="string" office:string-value="  edge [ source 725 target 990 ]" calcext:value-type="string">
            <text:p><text:s text:c="2"/>edge [ source 725 target 990 ]</text:p>
          </table:table-cell>
        </table:table-row>
        <table:table-row table:style-name="ro1">
          <table:table-cell table:formula="of:=[.A1993]+1" office:value-type="float" office:value="726" calcext:value-type="float">
            <text:p>726</text:p>
          </table:table-cell>
          <table:table-cell office:value-type="float" office:value="991" calcext:value-type="float">
            <text:p>991</text:p>
          </table:table-cell>
          <table:table-cell/>
          <table:table-cell table:formula="of:=&quot;  edge [ source &quot;&amp;[.A1994]&amp;&quot; target &quot;&amp;[.B1994]&amp;&quot; ]&quot;" office:value-type="string" office:string-value="  edge [ source 726 target 991 ]" calcext:value-type="string">
            <text:p><text:s text:c="2"/>edge [ source 726 target 991 ]</text:p>
          </table:table-cell>
        </table:table-row>
        <table:table-row table:style-name="ro1">
          <table:table-cell table:formula="of:=[.A1994]+4" office:value-type="float" office:value="730" calcext:value-type="float">
            <text:p>730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&quot;  edge [ source &quot;&amp;[.A1995]&amp;&quot; target &quot;&amp;[.B1995]&amp;&quot; ]&quot;" office:value-type="string" office:string-value="  edge [ source 730 target 992 ]" calcext:value-type="string">
            <text:p><text:s text:c="2"/>edge [ source 730 target 992 ]</text:p>
          </table:table-cell>
        </table:table-row>
        <table:table-row table:style-name="ro1">
          <table:table-cell table:formula="of:=[.A1995]+1" office:value-type="float" office:value="731" calcext:value-type="float">
            <text:p>731</text:p>
          </table:table-cell>
          <table:table-cell office:value-type="float" office:value="993" calcext:value-type="float">
            <text:p>993</text:p>
          </table:table-cell>
          <table:table-cell/>
          <table:table-cell table:formula="of:=&quot;  edge [ source &quot;&amp;[.A1996]&amp;&quot; target &quot;&amp;[.B1996]&amp;&quot; ]&quot;" office:value-type="string" office:string-value="  edge [ source 731 target 993 ]" calcext:value-type="string">
            <text:p><text:s text:c="2"/>edge [ source 731 target 993 ]</text:p>
          </table:table-cell>
        </table:table-row>
        <table:table-row table:style-name="ro1">
          <table:table-cell table:formula="of:=[.A1996]+4" office:value-type="float" office:value="735" calcext:value-type="float">
            <text:p>735</text:p>
          </table:table-cell>
          <table:table-cell office:value-type="float" office:value="994" calcext:value-type="float">
            <text:p>994</text:p>
          </table:table-cell>
          <table:table-cell/>
          <table:table-cell table:formula="of:=&quot;  edge [ source &quot;&amp;[.A1997]&amp;&quot; target &quot;&amp;[.B1997]&amp;&quot; ]&quot;" office:value-type="string" office:string-value="  edge [ source 735 target 994 ]" calcext:value-type="string">
            <text:p><text:s text:c="2"/>edge [ source 735 target 994 ]</text:p>
          </table:table-cell>
        </table:table-row>
        <table:table-row table:style-name="ro1">
          <table:table-cell table:formula="of:=[.A1997]+1" office:value-type="float" office:value="736" calcext:value-type="float">
            <text:p>736</text:p>
          </table:table-cell>
          <table:table-cell office:value-type="float" office:value="995" calcext:value-type="float">
            <text:p>995</text:p>
          </table:table-cell>
          <table:table-cell/>
          <table:table-cell table:formula="of:=&quot;  edge [ source &quot;&amp;[.A1998]&amp;&quot; target &quot;&amp;[.B1998]&amp;&quot; ]&quot;" office:value-type="string" office:string-value="  edge [ source 736 target 995 ]" calcext:value-type="string">
            <text:p><text:s text:c="2"/>edge [ source 736 target 995 ]</text:p>
          </table:table-cell>
        </table:table-row>
        <table:table-row table:style-name="ro1">
          <table:table-cell table:formula="of:=[.A1998]+4" office:value-type="float" office:value="740" calcext:value-type="float">
            <text:p>740</text:p>
          </table:table-cell>
          <table:table-cell office:value-type="float" office:value="996" calcext:value-type="float">
            <text:p>996</text:p>
          </table:table-cell>
          <table:table-cell/>
          <table:table-cell table:formula="of:=&quot;  edge [ source &quot;&amp;[.A1999]&amp;&quot; target &quot;&amp;[.B1999]&amp;&quot; ]&quot;" office:value-type="string" office:string-value="  edge [ source 740 target 996 ]" calcext:value-type="string">
            <text:p><text:s text:c="2"/>edge [ source 740 target 996 ]</text:p>
          </table:table-cell>
        </table:table-row>
        <table:table-row table:style-name="ro1">
          <table:table-cell table:formula="of:=[.A1999]+1" office:value-type="float" office:value="741" calcext:value-type="float">
            <text:p>741</text:p>
          </table:table-cell>
          <table:table-cell office:value-type="float" office:value="997" calcext:value-type="float">
            <text:p>997</text:p>
          </table:table-cell>
          <table:table-cell/>
          <table:table-cell table:formula="of:=&quot;  edge [ source &quot;&amp;[.A2000]&amp;&quot; target &quot;&amp;[.B2000]&amp;&quot; ]&quot;" office:value-type="string" office:string-value="  edge [ source 741 target 997 ]" calcext:value-type="string">
            <text:p><text:s text:c="2"/>edge [ source 741 target 997 ]</text:p>
          </table:table-cell>
        </table:table-row>
        <table:table-row table:style-name="ro1">
          <table:table-cell table:formula="of:=[.A2000]+4" office:value-type="float" office:value="745" calcext:value-type="float">
            <text:p>745</text:p>
          </table:table-cell>
          <table:table-cell office:value-type="float" office:value="998" calcext:value-type="float">
            <text:p>998</text:p>
          </table:table-cell>
          <table:table-cell/>
          <table:table-cell table:formula="of:=&quot;  edge [ source &quot;&amp;[.A2001]&amp;&quot; target &quot;&amp;[.B2001]&amp;&quot; ]&quot;" office:value-type="string" office:string-value="  edge [ source 745 target 998 ]" calcext:value-type="string">
            <text:p><text:s text:c="2"/>edge [ source 745 target 998 ]</text:p>
          </table:table-cell>
        </table:table-row>
        <table:table-row table:style-name="ro1">
          <table:table-cell table:formula="of:=[.A2001]+1" office:value-type="float" office:value="746" calcext:value-type="float">
            <text:p>746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&quot;  edge [ source &quot;&amp;[.A2002]&amp;&quot; target &quot;&amp;[.B2002]&amp;&quot; ]&quot;" office:value-type="string" office:string-value="  edge [ source 746 target 999 ]" calcext:value-type="string">
            <text:p><text:s text:c="2"/>edge [ source 746 target 999 ]</text:p>
          </table:table-cell>
        </table:table-row>
        <table:table-row table:style-name="ro1">
          <table:table-cell table:formula="of:=[.A2002]+4"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&quot;  edge [ source &quot;&amp;[.A2003]&amp;&quot; target &quot;&amp;[.B2003]&amp;&quot; ]&quot;" office:value-type="string" office:string-value="  edge [ source 750 target 1000 ]" calcext:value-type="string">
            <text:p><text:s text:c="2"/>edge [ source 750 target 1000 ]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a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 style:data-style-name="N2" text:time-value="0000-00-00T00:00:01.091522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22S</meta:editing-duration>
    <meta:editing-cycles>7</meta:editing-cycles>
    <meta:generator>LibreOffice/4.1.1.2$Windows_x86 LibreOffice_project/7e4286b58adc75a14f6d83f53a03b6c11fa2903</meta:generator>
    <dc:date>2014-03-14T15:39:18.827000000</dc:date>
    <meta:document-statistic meta:table-count="3" meta:cell-count="6002" meta:object-count="0"/>
    <meta:user-defined meta:name="Info 1"/>
    <meta:user-defined meta:name="Info 2"/>
    <meta:user-defined meta:name="Info 3"/>
    <meta:user-defined meta:name="Info 4"/>
  </office:meta>
</office:document-meta>
</file>